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text-indent="-0.053cm" fo:line-height="150%" style:writing-mode="lr-tb"/>
    </style:style>
    <style:style style:name="T1_1" style:family="text"/>
    <style:style style:name="P2" style:family="paragraph" style:parent-style-name="Heading_20_1">
      <style:paragraph-properties fo:break-before="auto" fo:text-indent="-0.053cm" fo:line-height="150%" fo:margin-left="1.27cm" style:writing-mode="lr-tb"/>
    </style:style>
    <style:style style:name="P3" style:family="paragraph" style:parent-style-name="Heading_20_1">
      <style:paragraph-properties fo:break-before="page" fo:text-indent="-0.053cm" fo:line-height="150%" fo:margin-left="1.27cm" style:writing-mode="lr-tb"/>
    </style:style>
    <style:style style:name="T3_1" style:family="text" style:parent-style-name="Heading_20_1"/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P6" style:family="paragraph" style:parent-style-name="Standard">
      <style:paragraph-properties fo:text-align="justify" fo:break-before="auto" fo:line-height="150%" fo:margin-top="0cm" style:writing-mode="lr-tb"/>
    </style:style>
    <style:style style:name="T6_1" style:family="text">
      <style:text-properties fo:font-size="12pt" style:font-size-asian="12pt" style:font-size-complex="12pt" fo:font-weight="bold" style:font-weight-asian="bold" style:font-weight-complex="bold"/>
    </style:style>
    <style:style style:name="T6_2" style:family="text">
      <style:text-properties fo:font-size="12pt" style:font-size-asian="12pt" style:font-size-complex="12pt" fo:font-weight="bold" style:font-weight-asian="bold" style:font-weight-complex="bold"/>
    </style:style>
    <style:style style:name="T6_3" style:family="text">
      <style:text-properties fo:font-size="12pt" style:font-size-asian="12pt" style:font-size-complex="12pt" fo:font-weight="bold" style:font-weight-asian="bold" style:font-weight-complex="bold"/>
    </style:style>
    <style:style style:name="T6_4" style:family="text">
      <style:text-properties fo:font-size="12pt" style:font-size-asian="12pt" style:font-size-complex="12pt" fo:font-weight="bold" style:font-weight-asian="bold" style:font-weight-complex="bold"/>
    </style:style>
    <style:style style:name="T6_5" style:family="text">
      <style:text-properties fo:font-size="12pt" style:font-size-asian="12pt" style:font-size-complex="12pt" fo:font-weight="bold" style:font-weight-asian="bold" style:font-weight-complex="bold"/>
    </style:style>
    <style:style style:name="T6_6" style:family="text">
      <style:text-properties fo:font-size="12pt" style:font-size-asian="12pt" style:font-size-complex="12pt" fo:font-weight="bold" style:font-weight-asian="bold" style:font-weight-complex="bold"/>
    </style:style>
    <style:style style:name="T6_7" style:family="text">
      <style:text-properties fo:font-size="12pt" style:font-size-asian="12pt" style:font-size-complex="12pt" fo:font-weight="bold" style:font-weight-asian="bold" style:font-weight-complex="bold"/>
    </style:style>
    <style:style style:name="T6_8" style:family="text">
      <style:text-properties fo:font-size="12pt" style:font-size-asian="12pt" style:font-size-complex="12pt" fo:font-weight="bold" style:font-weight-asian="bold" style:font-weight-complex="bold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fo:break-before="auto" fo:line-height="150%" fo:margin-top="0cm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 fo:font-weight="bold" style:font-weight-asian="bold" style:font-weight-complex="bold"/>
    </style:style>
    <style:style style:name="T7_6" style:family="text">
      <style:text-properties fo:font-size="12pt" style:font-size-asian="12pt" style:font-size-complex="12pt" fo:font-weight="bold" style:font-weight-asian="bold" style:font-weight-complex="bold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fo:break-before="auto" fo:line-height="150%" fo:margin-top="0cm" style:writing-mode="lr-tb"/>
    </style:style>
    <style:style style:name="T8_1" style:family="text">
      <style:text-properties fo:font-size="12pt" style:font-size-asian="12pt" style:font-size-complex="12pt" fo:font-weight="bold" style:font-weight-asian="bold" style:font-weight-complex="bold"/>
    </style:style>
    <style:style style:name="T8_2" style:family="text">
      <style:text-properties fo:font-size="12pt" style:font-size-asian="12pt" style:font-size-complex="12pt" fo:font-weight="bold" style:font-weight-asian="bold" style:font-weight-complex="bold"/>
    </style:style>
    <style:style style:name="T8_3" style:family="text">
      <style:text-properties fo:font-size="12pt" style:font-size-asian="12pt" style:font-size-complex="12pt" fo:font-weight="bold" style:font-weight-asian="bold" style:font-weight-complex="bold"/>
    </style:style>
    <style:style style:name="T8_4" style:family="text">
      <style:text-properties fo:font-size="12pt" style:font-size-asian="12pt" style:font-size-complex="12pt" fo:font-weight="bold" style:font-weight-asian="bold" style:font-weight-complex="bold"/>
    </style:style>
    <style:style style:name="T8_5" style:family="text">
      <style:text-properties fo:font-size="12pt" style:font-size-asian="12pt" style:font-size-complex="12pt" fo:font-weight="bold" style:font-weight-asian="bold" style:font-weight-complex="bold"/>
    </style:style>
    <style:style style:name="T8_6" style:family="text">
      <style:text-properties fo:font-size="12pt" style:font-size-asian="12pt" style:font-size-complex="12pt" fo:font-weight="bold" style:font-weight-asian="bold" style:font-weight-complex="bold"/>
    </style:style>
    <style:style style:name="T8_7" style:family="text">
      <style:text-properties fo:font-size="12pt" style:font-size-asian="12pt" style:font-size-complex="12pt" fo:font-weight="bold" style:font-weight-asian="bold" style:font-weight-complex="bold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fo:break-before="auto" fo:line-height="150%" fo:margin-top="0cm" style:writing-mode="lr-tb"/>
    </style:style>
    <style:style style:name="T9_1" style:family="text">
      <style:text-properties fo:font-size="12pt" style:font-size-asian="12pt" style:font-size-complex="12pt" fo:font-weight="bold" style:font-weight-asian="bold" style:font-weight-complex="bold"/>
    </style:style>
    <style:style style:name="T9_2" style:family="text">
      <style:text-properties fo:font-size="12pt" style:font-size-asian="12pt" style:font-size-complex="12pt" fo:font-weight="bold" style:font-weight-asian="bold" style:font-weight-complex="bold"/>
    </style:style>
    <style:style style:name="T9_3" style:family="text">
      <style:text-properties fo:font-size="12pt" style:font-size-asian="12pt" style:font-size-complex="12pt" fo:font-weight="bold" style:font-weight-asian="bold" style:font-weight-complex="bold"/>
    </style:style>
    <style:style style:name="T9_4" style:family="text">
      <style:text-properties fo:font-size="12pt" style:font-size-asian="12pt" style:font-size-complex="12pt" fo:font-weight="bold" style:font-weight-asian="bold" style:font-weight-complex="bold"/>
    </style:style>
    <style:style style:name="T9_5" style:family="text">
      <style:text-properties fo:font-size="12pt" style:font-size-asian="12pt" style:font-size-complex="12pt" fo:font-weight="bold" style:font-weight-asian="bold" style:font-weight-complex="bold"/>
    </style:style>
    <style:style style:name="T9_6" style:family="text">
      <style:text-properties fo:font-size="12pt" style:font-size-asian="12pt" style:font-size-complex="12pt" fo:font-weight="bold" style:font-weight-asian="bold" style:font-weight-complex="bold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10_1" style:family="text">
      <style:text-properties fo:font-size="12pt" style:font-size-asian="12pt" style:font-size-complex="12pt" fo:font-weight="bold" style:font-weight-asian="bold" style:font-weight-complex="bold"/>
    </style:style>
    <style:style style:name="T10_2" style:family="text">
      <style:text-properties fo:font-size="12pt" style:font-size-asian="12pt" style:font-size-complex="12pt" fo:font-weight="bold" style:font-weight-asian="bold" style:font-weight-complex="bold"/>
    </style:style>
    <style:style style:name="T10_3" style:family="text">
      <style:text-properties fo:font-size="12pt" style:font-size-asian="12pt" style:font-size-complex="12pt" fo:font-weight="bold" style:font-weight-asian="bold" style:font-weight-complex="bold"/>
    </style:style>
    <style:style style:name="T10_4" style:family="text">
      <style:text-properties fo:font-size="12pt" style:font-size-asian="12pt" style:font-size-complex="12pt" fo:font-weight="bold" style:font-weight-asian="bold" style:font-weight-complex="bold"/>
    </style:style>
    <style:style style:name="T10_5" style:family="text">
      <style:text-properties fo:font-size="12pt" style:font-size-asian="12pt" style:font-size-complex="12pt" fo:font-weight="bold" style:font-weight-asian="bold" style:font-weight-complex="bold"/>
    </style:style>
    <style:style style:name="T10_6" style:family="text">
      <style:text-properties fo:font-size="12pt" style:font-size-asian="12pt" style:font-size-complex="12pt" fo:font-weight="bold" style:font-weight-asian="bold" style:font-weight-complex="bold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P11" style:family="paragraph" style:parent-style-name="Heading_20_1">
      <style:paragraph-properties fo:break-before="page" fo:text-indent="-0.053cm" fo:line-height="150%" style:writing-mode="lr-tb"/>
    </style:style>
    <style:style style:name="T11_1" style:family="text" style:parent-style-name="Heading_20_1"/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4" style:family="text"/>
    <style:style style:name="P14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T14_33" style:family="text">
      <style:text-properties fo:font-size="12pt" style:font-size-asian="12pt" style:font-size-complex="12pt"/>
    </style:style>
    <style:style style:name="T14_34" style:family="text">
      <style:text-properties fo:font-size="12pt" style:font-size-asian="12pt" style:font-size-complex="12pt"/>
    </style:style>
    <style:style style:name="T14_35" style:family="text">
      <style:text-properties fo:font-size="12pt" style:font-size-asian="12pt" style:font-size-complex="12pt"/>
    </style:style>
    <style:style style:name="T14_36" style:family="text">
      <style:text-properties fo:font-size="12pt" style:font-size-asian="12pt" style:font-size-complex="12pt"/>
    </style:style>
    <style:style style:name="T14_37" style:family="text">
      <style:text-properties fo:font-size="12pt" style:font-size-asian="12pt" style:font-size-complex="12pt"/>
    </style:style>
    <style:style style:name="T14_38" style:family="text">
      <style:text-properties fo:font-size="12pt" style:font-size-asian="12pt" style:font-size-complex="12pt"/>
    </style:style>
    <style:style style:name="T14_39" style:family="text">
      <style:text-properties fo:font-size="12pt" style:font-size-asian="12pt" style:font-size-complex="12pt"/>
    </style:style>
    <style:style style:name="T14_40" style:family="text">
      <style:text-properties fo:font-size="12pt" style:font-size-asian="12pt" style:font-size-complex="12pt"/>
    </style:style>
    <style:style style:name="T14_41" style:family="text">
      <style:text-properties fo:font-size="12pt" style:font-size-asian="12pt" style:font-size-complex="12pt"/>
    </style:style>
    <style:style style:name="T14_42" style:family="text">
      <style:text-properties fo:font-size="12pt" style:font-size-asian="12pt" style:font-size-complex="12pt"/>
    </style:style>
    <style:style style:name="T14_43" style:family="text">
      <style:text-properties fo:font-size="12pt" style:font-size-asian="12pt" style:font-size-complex="12pt"/>
    </style:style>
    <style:style style:name="T14_44" style:family="text">
      <style:text-properties fo:font-size="12pt" style:font-size-asian="12pt" style:font-size-complex="12pt"/>
    </style:style>
    <style:style style:name="T14_45" style:family="text">
      <style:text-properties fo:font-size="12pt" style:font-size-asian="12pt" style:font-size-complex="12pt"/>
    </style:style>
    <style:style style:name="T14_46" style:family="text">
      <style:text-properties fo:font-size="12pt" style:font-size-asian="12pt" style:font-size-complex="12pt"/>
    </style:style>
    <style:style style:name="T14_47" style:family="text">
      <style:text-properties fo:font-size="12pt" style:font-size-asian="12pt" style:font-size-complex="12pt"/>
    </style:style>
    <style:style style:name="T14_48" style:family="text">
      <style:text-properties fo:font-size="12pt" style:font-size-asian="12pt" style:font-size-complex="12pt"/>
    </style:style>
    <style:style style:name="T14_49" style:family="text">
      <style:text-properties fo:font-size="12pt" style:font-size-asian="12pt" style:font-size-complex="12pt"/>
    </style:style>
    <style:style style:name="T14_50" style:family="text">
      <style:text-properties fo:font-size="12pt" style:font-size-asian="12pt" style:font-size-complex="12pt"/>
    </style:style>
    <style:style style:name="T14_51" style:family="text">
      <style:text-properties fo:font-size="12pt" style:font-size-asian="12pt" style:font-size-complex="12pt"/>
    </style:style>
    <style:style style:name="T14_52" style:family="text">
      <style:text-properties fo:font-size="12pt" style:font-size-asian="12pt" style:font-size-complex="12pt"/>
    </style:style>
    <style:style style:name="T14_53" style:family="text">
      <style:text-properties fo:font-size="12pt" style:font-size-asian="12pt" style:font-size-complex="12pt"/>
    </style:style>
    <style:style style:name="T14_54" style:family="text">
      <style:text-properties fo:font-size="12pt" style:font-size-asian="12pt" style:font-size-complex="12pt"/>
    </style:style>
    <style:style style:name="T14_55" style:family="text">
      <style:text-properties fo:font-size="12pt" style:font-size-asian="12pt" style:font-size-complex="12pt"/>
    </style:style>
    <style:style style:name="T14_56" style:family="text">
      <style:text-properties fo:font-size="12pt" style:font-size-asian="12pt" style:font-size-complex="12pt"/>
    </style:style>
    <style:style style:name="T14_57" style:family="text">
      <style:text-properties fo:font-size="12pt" style:font-size-asian="12pt" style:font-size-complex="12pt"/>
    </style:style>
    <style:style style:name="T14_58" style:family="text">
      <style:text-properties fo:font-size="12pt" style:font-size-asian="12pt" style:font-size-complex="12pt"/>
    </style:style>
    <style:style style:name="T14_59" style:family="text">
      <style:text-properties fo:font-size="12pt" style:font-size-asian="12pt" style:font-size-complex="12pt"/>
    </style:style>
    <style:style style:name="T14_60" style:family="text">
      <style:text-properties fo:font-size="12pt" style:font-size-asian="12pt" style:font-size-complex="12pt"/>
    </style:style>
    <style:style style:name="T14_61" style:family="text">
      <style:text-properties fo:font-size="12pt" style:font-size-asian="12pt" style:font-size-complex="12pt"/>
    </style:style>
    <style:style style:name="T14_62" style:family="text">
      <style:text-properties fo:font-size="12pt" style:font-size-asian="12pt" style:font-size-complex="12pt"/>
    </style:style>
    <style:style style:name="T14_63" style:family="text">
      <style:text-properties fo:font-size="12pt" style:font-size-asian="12pt" style:font-size-complex="12pt"/>
    </style:style>
    <style:style style:name="T14_64" style:family="text">
      <style:text-properties fo:font-size="12pt" style:font-size-asian="12pt" style:font-size-complex="12pt"/>
    </style:style>
    <style:style style:name="T14_65" style:family="text">
      <style:text-properties fo:font-size="12pt" style:font-size-asian="12pt" style:font-size-complex="12pt"/>
    </style:style>
    <style:style style:name="T14_66" style:family="text">
      <style:text-properties fo:font-size="12pt" style:font-size-asian="12pt" style:font-size-complex="12pt"/>
    </style:style>
    <style:style style:name="T14_67" style:family="text">
      <style:text-properties fo:font-size="12pt" style:font-size-asian="12pt" style:font-size-complex="12pt"/>
    </style:style>
    <style:style style:name="T14_68" style:family="text">
      <style:text-properties fo:font-size="12pt" style:font-size-asian="12pt" style:font-size-complex="12pt"/>
    </style:style>
    <style:style style:name="T14_69" style:family="text">
      <style:text-properties fo:font-size="12pt" style:font-size-asian="12pt" style:font-size-complex="12pt"/>
    </style:style>
    <style:style style:name="T14_70" style:family="text">
      <style:text-properties fo:font-size="12pt" style:font-size-asian="12pt" style:font-size-complex="12pt"/>
    </style:style>
    <style:style style:name="T14_71" style:family="text">
      <style:text-properties fo:font-size="12pt" style:font-size-asian="12pt" style:font-size-complex="12pt"/>
    </style:style>
    <style:style style:name="T14_72" style:family="text">
      <style:text-properties fo:font-size="12pt" style:font-size-asian="12pt" style:font-size-complex="12pt"/>
    </style:style>
    <style:style style:name="T14_73" style:family="text">
      <style:text-properties fo:font-size="12pt" style:font-size-asian="12pt" style:font-size-complex="12pt"/>
    </style:style>
    <style:style style:name="T14_74" style:family="text">
      <style:text-properties fo:font-size="12pt" style:font-size-asian="12pt" style:font-size-complex="12pt"/>
    </style:style>
    <style:style style:name="T14_75" style:family="text">
      <style:text-properties fo:font-size="12pt" style:font-size-asian="12pt" style:font-size-complex="12pt"/>
    </style:style>
    <style:style style:name="T14_76" style:family="text">
      <style:text-properties fo:font-size="12pt" style:font-size-asian="12pt" style:font-size-complex="12pt"/>
    </style:style>
    <style:style style:name="T14_77" style:family="text">
      <style:text-properties fo:font-size="12pt" style:font-size-asian="12pt" style:font-size-complex="12pt"/>
    </style:style>
    <style:style style:name="T14_78" style:family="text">
      <style:text-properties fo:font-size="12pt" style:font-size-asian="12pt" style:font-size-complex="12pt"/>
    </style:style>
    <style:style style:name="T14_79" style:family="text">
      <style:text-properties fo:font-size="12pt" style:font-size-asian="12pt" style:font-size-complex="12pt"/>
    </style:style>
    <style:style style:name="T14_80" style:family="text">
      <style:text-properties fo:font-size="12pt" style:font-size-asian="12pt" style:font-size-complex="12pt"/>
    </style:style>
    <style:style style:name="T14_81" style:family="text">
      <style:text-properties fo:font-size="12pt" style:font-size-asian="12pt" style:font-size-complex="12pt"/>
    </style:style>
    <style:style style:name="T14_82" style:family="text">
      <style:text-properties fo:font-size="12pt" style:font-size-asian="12pt" style:font-size-complex="12pt"/>
    </style:style>
    <style:style style:name="T14_83" style:family="text">
      <style:text-properties fo:font-size="12pt" style:font-size-asian="12pt" style:font-size-complex="12pt"/>
    </style:style>
    <style:style style:name="T14_84" style:family="text">
      <style:text-properties fo:font-size="12pt" style:font-size-asian="12pt" style:font-size-complex="12pt"/>
    </style:style>
    <style:style style:name="T14_85" style:family="text">
      <style:text-properties fo:font-size="12pt" style:font-size-asian="12pt" style:font-size-complex="12pt"/>
    </style:style>
    <style:style style:name="T14_86" style:family="text">
      <style:text-properties fo:font-size="12pt" style:font-size-asian="12pt" style:font-size-complex="12pt"/>
    </style:style>
    <style:style style:name="T14_87" style:family="text">
      <style:text-properties fo:font-size="12pt" style:font-size-asian="12pt" style:font-size-complex="12pt"/>
    </style:style>
    <style:style style:name="T14_88" style:family="text">
      <style:text-properties fo:font-size="12pt" style:font-size-asian="12pt" style:font-size-complex="12pt"/>
    </style:style>
    <style:style style:name="T14_89" style:family="text">
      <style:text-properties fo:font-size="12pt" style:font-size-asian="12pt" style:font-size-complex="12pt"/>
    </style:style>
    <style:style style:name="T14_90" style:family="text">
      <style:text-properties fo:font-size="12pt" style:font-size-asian="12pt" style:font-size-complex="12pt"/>
    </style:style>
    <style:style style:name="T14_91" style:family="text">
      <style:text-properties fo:font-size="12pt" style:font-size-asian="12pt" style:font-size-complex="12pt"/>
    </style:style>
    <style:style style:name="T14_92" style:family="text">
      <style:text-properties fo:font-size="12pt" style:font-size-asian="12pt" style:font-size-complex="12pt"/>
    </style:style>
    <style:style style:name="T14_93" style:family="text">
      <style:text-properties fo:font-size="12pt" style:font-size-asian="12pt" style:font-size-complex="12pt"/>
    </style:style>
    <style:style style:name="T14_94" style:family="text">
      <style:text-properties fo:font-size="12pt" style:font-size-asian="12pt" style:font-size-complex="12pt"/>
    </style:style>
    <style:style style:name="T14_95" style:family="text">
      <style:text-properties fo:font-size="12pt" style:font-size-asian="12pt" style:font-size-complex="12pt"/>
    </style:style>
    <style:style style:name="T14_96" style:family="text">
      <style:text-properties fo:font-size="12pt" style:font-size-asian="12pt" style:font-size-complex="12pt"/>
    </style:style>
    <style:style style:name="T14_97" style:family="text">
      <style:text-properties fo:font-size="12pt" style:font-size-asian="12pt" style:font-size-complex="12pt"/>
    </style:style>
    <style:style style:name="T14_98" style:family="text">
      <style:text-properties fo:font-size="12pt" style:font-size-asian="12pt" style:font-size-complex="12pt"/>
    </style:style>
    <style:style style:name="T14_99" style:family="text">
      <style:text-properties fo:font-size="12pt" style:font-size-asian="12pt" style:font-size-complex="12pt"/>
    </style:style>
    <style:style style:name="T14_100" style:family="text">
      <style:text-properties fo:font-size="12pt" style:font-size-asian="12pt" style:font-size-complex="12pt"/>
    </style:style>
    <style:style style:name="T14_101" style:family="text">
      <style:text-properties fo:font-size="12pt" style:font-size-asian="12pt" style:font-size-complex="12pt"/>
    </style:style>
    <style:style style:name="T14_102" style:family="text">
      <style:text-properties fo:font-size="12pt" style:font-size-asian="12pt" style:font-size-complex="12pt"/>
    </style:style>
    <style:style style:name="T14_103" style:family="text">
      <style:text-properties fo:font-size="12pt" style:font-size-asian="12pt" style:font-size-complex="12pt"/>
    </style:style>
    <style:style style:name="T14_104" style:family="text">
      <style:text-properties fo:font-size="12pt" style:font-size-asian="12pt" style:font-size-complex="12pt"/>
    </style:style>
    <style:style style:name="T14_105" style:family="text">
      <style:text-properties fo:font-size="12pt" style:font-size-asian="12pt" style:font-size-complex="12pt"/>
    </style:style>
    <style:style style:name="T14_106" style:family="text">
      <style:text-properties fo:font-size="12pt" style:font-size-asian="12pt" style:font-size-complex="12pt"/>
    </style:style>
    <style:style style:name="T14_107" style:family="text">
      <style:text-properties fo:font-size="12pt" style:font-size-asian="12pt" style:font-size-complex="12pt"/>
    </style:style>
    <style:style style:name="T14_108" style:family="text">
      <style:text-properties fo:font-size="12pt" style:font-size-asian="12pt" style:font-size-complex="12pt"/>
    </style:style>
    <style:style style:name="T14_109" style:family="text">
      <style:text-properties fo:font-size="12pt" style:font-size-asian="12pt" style:font-size-complex="12pt"/>
    </style:style>
    <style:style style:name="T14_110" style:family="text">
      <style:text-properties fo:font-size="12pt" style:font-size-asian="12pt" style:font-size-complex="12pt"/>
    </style:style>
    <style:style style:name="T14_111" style:family="text">
      <style:text-properties fo:font-size="12pt" style:font-size-asian="12pt" style:font-size-complex="12pt"/>
    </style:style>
    <style:style style:name="T14_112" style:family="text">
      <style:text-properties fo:font-size="12pt" style:font-size-asian="12pt" style:font-size-complex="12pt"/>
    </style:style>
    <style:style style:name="T14_113" style:family="text">
      <style:text-properties fo:font-size="12pt" style:font-size-asian="12pt" style:font-size-complex="12pt"/>
    </style:style>
    <style:style style:name="T14_114" style:family="text">
      <style:text-properties fo:font-size="12pt" style:font-size-asian="12pt" style:font-size-complex="12pt"/>
    </style:style>
    <style:style style:name="T14_115" style:family="text">
      <style:text-properties fo:font-size="12pt" style:font-size-asian="12pt" style:font-size-complex="12pt"/>
    </style:style>
    <style:style style:name="T14_116" style:family="text">
      <style:text-properties fo:font-size="12pt" style:font-size-asian="12pt" style:font-size-complex="12pt"/>
    </style:style>
    <style:style style:name="T14_117" style:family="text">
      <style:text-properties fo:font-size="12pt" style:font-size-asian="12pt" style:font-size-complex="12pt"/>
    </style:style>
    <style:style style:name="T14_118" style:family="text">
      <style:text-properties fo:font-size="12pt" style:font-size-asian="12pt" style:font-size-complex="12pt"/>
    </style:style>
    <style:style style:name="T14_119" style:family="text">
      <style:text-properties fo:font-size="12pt" style:font-size-asian="12pt" style:font-size-complex="12pt"/>
    </style:style>
    <style:style style:name="T14_120" style:family="text">
      <style:text-properties fo:font-size="12pt" style:font-size-asian="12pt" style:font-size-complex="12pt"/>
    </style:style>
    <style:style style:name="T14_121" style:family="text">
      <style:text-properties fo:font-size="12pt" style:font-size-asian="12pt" style:font-size-complex="12pt"/>
    </style:style>
    <style:style style:name="T14_122" style:family="text">
      <style:text-properties fo:font-size="12pt" style:font-size-asian="12pt" style:font-size-complex="12pt"/>
    </style:style>
    <style:style style:name="T14_123" style:family="text">
      <style:text-properties fo:font-size="12pt" style:font-size-asian="12pt" style:font-size-complex="12pt"/>
    </style:style>
    <style:style style:name="T14_124" style:family="text">
      <style:text-properties fo:font-size="12pt" style:font-size-asian="12pt" style:font-size-complex="12pt"/>
    </style:style>
    <style:style style:name="T14_125" style:family="text">
      <style:text-properties fo:font-size="12pt" style:font-size-asian="12pt" style:font-size-complex="12pt"/>
    </style:style>
    <style:style style:name="T14_126" style:family="text">
      <style:text-properties fo:font-size="12pt" style:font-size-asian="12pt" style:font-size-complex="12pt"/>
    </style:style>
    <style:style style:name="T14_127" style:family="text">
      <style:text-properties fo:font-size="12pt" style:font-size-asian="12pt" style:font-size-complex="12pt"/>
    </style:style>
    <style:style style:name="T14_128" style:family="text">
      <style:text-properties fo:font-size="12pt" style:font-size-asian="12pt" style:font-size-complex="12pt"/>
    </style:style>
    <style:style style:name="T14_129" style:family="text">
      <style:text-properties fo:font-size="12pt" style:font-size-asian="12pt" style:font-size-complex="12pt"/>
    </style:style>
    <style:style style:name="T14_130" style:family="text">
      <style:text-properties fo:font-size="12pt" style:font-size-asian="12pt" style:font-size-complex="12pt"/>
    </style:style>
    <style:style style:name="T14_131" style:family="text">
      <style:text-properties fo:font-size="12pt" style:font-size-asian="12pt" style:font-size-complex="12pt"/>
    </style:style>
    <style:style style:name="T14_132" style:family="text">
      <style:text-properties fo:font-size="12pt" style:font-size-asian="12pt" style:font-size-complex="12pt"/>
    </style:style>
    <style:style style:name="T14_133" style:family="text">
      <style:text-properties fo:font-size="12pt" style:font-size-asian="12pt" style:font-size-complex="12pt"/>
    </style:style>
    <style:style style:name="T14_134" style:family="text">
      <style:text-properties fo:font-size="12pt" style:font-size-asian="12pt" style:font-size-complex="12pt"/>
    </style:style>
    <style:style style:name="T14_135" style:family="text">
      <style:text-properties fo:font-size="12pt" style:font-size-asian="12pt" style:font-size-complex="12pt"/>
    </style:style>
    <style:style style:name="T14_136" style:family="text">
      <style:text-properties fo:font-size="12pt" style:font-size-asian="12pt" style:font-size-complex="12pt"/>
    </style:style>
    <style:style style:name="T14_137" style:family="text">
      <style:text-properties fo:font-size="12pt" style:font-size-asian="12pt" style:font-size-complex="12pt"/>
    </style:style>
    <style:style style:name="T14_138" style:family="text">
      <style:text-properties fo:font-size="12pt" style:font-size-asian="12pt" style:font-size-complex="12pt"/>
    </style:style>
    <style:style style:name="T14_139" style:family="text">
      <style:text-properties fo:font-size="12pt" style:font-size-asian="12pt" style:font-size-complex="12pt"/>
    </style:style>
    <style:style style:name="T14_140" style:family="text">
      <style:text-properties fo:font-size="12pt" style:font-size-asian="12pt" style:font-size-complex="12pt"/>
    </style:style>
    <style:style style:name="T14_141" style:family="text">
      <style:text-properties fo:font-size="12pt" style:font-size-asian="12pt" style:font-size-complex="12pt"/>
    </style:style>
    <style:style style:name="T14_142" style:family="text">
      <style:text-properties fo:font-size="12pt" style:font-size-asian="12pt" style:font-size-complex="12pt"/>
    </style:style>
    <style:style style:name="T14_143" style:family="text">
      <style:text-properties fo:font-size="12pt" style:font-size-asian="12pt" style:font-size-complex="12pt"/>
    </style:style>
    <style:style style:name="T14_144" style:family="text">
      <style:text-properties fo:font-size="12pt" style:font-size-asian="12pt" style:font-size-complex="12pt"/>
    </style:style>
    <style:style style:name="T14_145" style:family="text">
      <style:text-properties fo:font-size="12pt" style:font-size-asian="12pt" style:font-size-complex="12pt"/>
    </style:style>
    <style:style style:name="T14_146" style:family="text">
      <style:text-properties fo:font-size="12pt" style:font-size-asian="12pt" style:font-size-complex="12pt"/>
    </style:style>
    <style:style style:name="T14_147" style:family="text">
      <style:text-properties fo:font-size="12pt" style:font-size-asian="12pt" style:font-size-complex="12pt"/>
    </style:style>
    <style:style style:name="T14_148" style:family="text">
      <style:text-properties fo:font-size="12pt" style:font-size-asian="12pt" style:font-size-complex="12pt"/>
    </style:style>
    <style:style style:name="T14_149" style:family="text">
      <style:text-properties fo:font-size="12pt" style:font-size-asian="12pt" style:font-size-complex="12pt"/>
    </style:style>
    <style:style style:name="T14_150" style:family="text">
      <style:text-properties fo:font-size="12pt" style:font-size-asian="12pt" style:font-size-complex="12pt"/>
    </style:style>
    <style:style style:name="T14_151" style:family="text">
      <style:text-properties fo:font-size="12pt" style:font-size-asian="12pt" style:font-size-complex="12pt"/>
    </style:style>
    <style:style style:name="T14_152" style:family="text">
      <style:text-properties fo:font-size="12pt" style:font-size-asian="12pt" style:font-size-complex="12pt"/>
    </style:style>
    <style:style style:name="T14_153" style:family="text">
      <style:text-properties fo:font-size="12pt" style:font-size-asian="12pt" style:font-size-complex="12pt"/>
    </style:style>
    <style:style style:name="T14_154" style:family="text">
      <style:text-properties fo:font-size="12pt" style:font-size-asian="12pt" style:font-size-complex="12pt"/>
    </style:style>
    <style:style style:name="T14_155" style:family="text">
      <style:text-properties fo:font-size="12pt" style:font-size-asian="12pt" style:font-size-complex="12pt"/>
    </style:style>
    <style:style style:name="T14_156" style:family="text">
      <style:text-properties fo:font-size="12pt" style:font-size-asian="12pt" style:font-size-complex="12pt"/>
    </style:style>
    <style:style style:name="T14_157" style:family="text">
      <style:text-properties fo:font-size="12pt" style:font-size-asian="12pt" style:font-size-complex="12pt"/>
    </style:style>
    <style:style style:name="T14_158" style:family="text">
      <style:text-properties fo:font-size="12pt" style:font-size-asian="12pt" style:font-size-complex="12pt"/>
    </style:style>
    <style:style style:name="T14_159" style:family="text">
      <style:text-properties fo:font-size="12pt" style:font-size-asian="12pt" style:font-size-complex="12pt"/>
    </style:style>
    <style:style style:name="T14_160" style:family="text">
      <style:text-properties fo:font-size="12pt" style:font-size-asian="12pt" style:font-size-complex="12pt"/>
    </style:style>
    <style:style style:name="T14_161" style:family="text">
      <style:text-properties fo:font-size="12pt" style:font-size-asian="12pt" style:font-size-complex="12pt"/>
    </style:style>
    <style:style style:name="T14_162" style:family="text">
      <style:text-properties fo:font-size="12pt" style:font-size-asian="12pt" style:font-size-complex="12pt"/>
    </style:style>
    <style:style style:name="T14_163" style:family="text">
      <style:text-properties fo:font-size="12pt" style:font-size-asian="12pt" style:font-size-complex="12pt"/>
    </style:style>
    <style:style style:name="T14_164" style:family="text">
      <style:text-properties fo:font-size="12pt" style:font-size-asian="12pt" style:font-size-complex="12pt"/>
    </style:style>
    <style:style style:name="T14_165" style:family="text">
      <style:text-properties fo:font-size="12pt" style:font-size-asian="12pt" style:font-size-complex="12pt"/>
    </style:style>
    <style:style style:name="T14_166" style:family="text">
      <style:text-properties fo:font-size="12pt" style:font-size-asian="12pt" style:font-size-complex="12pt"/>
    </style:style>
    <style:style style:name="T14_167" style:family="text">
      <style:text-properties fo:font-size="12pt" style:font-size-asian="12pt" style:font-size-complex="12pt"/>
    </style:style>
    <style:style style:name="T14_168" style:family="text">
      <style:text-properties fo:font-size="12pt" style:font-size-asian="12pt" style:font-size-complex="12pt"/>
    </style:style>
    <style:style style:name="T14_169" style:family="text">
      <style:text-properties fo:font-size="12pt" style:font-size-asian="12pt" style:font-size-complex="12pt"/>
    </style:style>
    <style:style style:name="T14_170" style:family="text">
      <style:text-properties fo:font-size="12pt" style:font-size-asian="12pt" style:font-size-complex="12pt"/>
    </style:style>
    <style:style style:name="T14_171" style:family="text">
      <style:text-properties fo:font-size="12pt" style:font-size-asian="12pt" style:font-size-complex="12pt"/>
    </style:style>
    <style:style style:name="T14_172" style:family="text">
      <style:text-properties fo:font-size="12pt" style:font-size-asian="12pt" style:font-size-complex="12pt"/>
    </style:style>
    <style:style style:name="T14_173" style:family="text">
      <style:text-properties fo:font-size="12pt" style:font-size-asian="12pt" style:font-size-complex="12pt"/>
    </style:style>
    <style:style style:name="T14_174" style:family="text">
      <style:text-properties fo:font-size="12pt" style:font-size-asian="12pt" style:font-size-complex="12pt"/>
    </style:style>
    <style:style style:name="T14_175" style:family="text">
      <style:text-properties fo:font-size="12pt" style:font-size-asian="12pt" style:font-size-complex="12pt"/>
    </style:style>
    <style:style style:name="T14_176" style:family="text">
      <style:text-properties fo:font-size="12pt" style:font-size-asian="12pt" style:font-size-complex="12pt"/>
    </style:style>
    <style:style style:name="T14_177" style:family="text">
      <style:text-properties fo:font-size="12pt" style:font-size-asian="12pt" style:font-size-complex="12pt"/>
    </style:style>
    <style:style style:name="T14_178" style:family="text">
      <style:text-properties fo:font-size="12pt" style:font-size-asian="12pt" style:font-size-complex="12pt"/>
    </style:style>
    <style:style style:name="T14_179" style:family="text">
      <style:text-properties fo:font-size="12pt" style:font-size-asian="12pt" style:font-size-complex="12pt"/>
    </style:style>
    <style:style style:name="T14_180" style:family="text">
      <style:text-properties fo:font-size="12pt" style:font-size-asian="12pt" style:font-size-complex="12pt"/>
    </style:style>
    <style:style style:name="T14_181" style:family="text">
      <style:text-properties fo:font-size="12pt" style:font-size-asian="12pt" style:font-size-complex="12pt"/>
    </style:style>
    <style:style style:name="T14_182" style:family="text">
      <style:text-properties fo:font-size="12pt" style:font-size-asian="12pt" style:font-size-complex="12pt"/>
    </style:style>
    <style:style style:name="T14_183" style:family="text">
      <style:text-properties fo:font-size="12pt" style:font-size-asian="12pt" style:font-size-complex="12pt"/>
    </style:style>
    <style:style style:name="T14_184" style:family="text">
      <style:text-properties fo:font-size="12pt" style:font-size-asian="12pt" style:font-size-complex="12pt"/>
    </style:style>
    <style:style style:name="T14_185" style:family="text">
      <style:text-properties fo:font-size="12pt" style:font-size-asian="12pt" style:font-size-complex="12pt"/>
    </style:style>
    <style:style style:name="T14_186" style:family="text">
      <style:text-properties fo:font-size="12pt" style:font-size-asian="12pt" style:font-size-complex="12pt"/>
    </style:style>
    <style:style style:name="T14_187" style:family="text">
      <style:text-properties fo:font-size="12pt" style:font-size-asian="12pt" style:font-size-complex="12pt"/>
    </style:style>
    <style:style style:name="T14_188" style:family="text">
      <style:text-properties fo:font-size="12pt" style:font-size-asian="12pt" style:font-size-complex="12pt"/>
    </style:style>
    <style:style style:name="T14_189" style:family="text">
      <style:text-properties fo:font-size="12pt" style:font-size-asian="12pt" style:font-size-complex="12pt"/>
    </style:style>
    <style:style style:name="T14_190" style:family="text">
      <style:text-properties fo:font-size="12pt" style:font-size-asian="12pt" style:font-size-complex="12pt"/>
    </style:style>
    <style:style style:name="T14_191" style:family="text">
      <style:text-properties fo:font-size="12pt" style:font-size-asian="12pt" style:font-size-complex="12pt"/>
    </style:style>
    <style:style style:name="T14_192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fo:break-before="auto" fo:text-indent="1.27cm" fo:line-height="150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tyle="italic" style:font-style-asian="italic" style:font-style-complex="italic" fo:font-size="12pt" style:font-size-asian="12pt" style:font-size-complex="12pt"/>
    </style:style>
    <style:style style:name="T15_30" style:family="text">
      <style:text-properties fo:font-style="italic" style:font-style-asian="italic" style:font-style-complex="italic" fo:font-size="12pt" style:font-size-asian="12pt" style:font-size-complex="12pt"/>
    </style:style>
    <style:style style:name="T15_31" style:family="text">
      <style:text-properties fo:font-style="italic" style:font-style-asian="italic" style:font-style-complex="italic" fo:font-size="12pt" style:font-size-asian="12pt" style:font-size-complex="12pt"/>
    </style:style>
    <style:style style:name="T15_32" style:family="text">
      <style:text-properties fo:font-style="italic" style:font-style-asian="italic" style:font-style-complex="italic"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T15_54" style:family="text">
      <style:text-properties fo:font-size="12pt" style:font-size-asian="12pt" style:font-size-complex="12pt"/>
    </style:style>
    <style:style style:name="T15_55" style:family="text">
      <style:text-properties fo:font-size="12pt" style:font-size-asian="12pt" style:font-size-complex="12pt"/>
    </style:style>
    <style:style style:name="T15_56" style:family="text">
      <style:text-properties fo:font-size="12pt" style:font-size-asian="12pt" style:font-size-complex="12pt"/>
    </style:style>
    <style:style style:name="T15_57" style:family="text">
      <style:text-properties fo:font-size="12pt" style:font-size-asian="12pt" style:font-size-complex="12pt"/>
    </style:style>
    <style:style style:name="T15_58" style:family="text">
      <style:text-properties fo:font-size="12pt" style:font-size-asian="12pt" style:font-size-complex="12pt"/>
    </style:style>
    <style:style style:name="T15_59" style:family="text">
      <style:text-properties fo:font-size="12pt" style:font-size-asian="12pt" style:font-size-complex="12pt"/>
    </style:style>
    <style:style style:name="T15_60" style:family="text">
      <style:text-properties fo:font-size="12pt" style:font-size-asian="12pt" style:font-size-complex="12pt"/>
    </style:style>
    <style:style style:name="T15_61" style:family="text">
      <style:text-properties fo:font-size="12pt" style:font-size-asian="12pt" style:font-size-complex="12pt"/>
    </style:style>
    <style:style style:name="T15_62" style:family="text">
      <style:text-properties fo:font-size="12pt" style:font-size-asian="12pt" style:font-size-complex="12pt"/>
    </style:style>
    <style:style style:name="T15_63" style:family="text">
      <style:text-properties fo:font-size="12pt" style:font-size-asian="12pt" style:font-size-complex="12pt"/>
    </style:style>
    <style:style style:name="T15_64" style:family="text">
      <style:text-properties fo:font-size="12pt" style:font-size-asian="12pt" style:font-size-complex="12pt"/>
    </style:style>
    <style:style style:name="T15_65" style:family="text">
      <style:text-properties fo:font-size="12pt" style:font-size-asian="12pt" style:font-size-complex="12pt"/>
    </style:style>
    <style:style style:name="T15_66" style:family="text">
      <style:text-properties fo:font-size="12pt" style:font-size-asian="12pt" style:font-size-complex="12pt"/>
    </style:style>
    <style:style style:name="T15_67" style:family="text">
      <style:text-properties fo:font-size="12pt" style:font-size-asian="12pt" style:font-size-complex="12pt"/>
    </style:style>
    <style:style style:name="T15_68" style:family="text">
      <style:text-properties fo:font-size="12pt" style:font-size-asian="12pt" style:font-size-complex="12pt"/>
    </style:style>
    <style:style style:name="T15_69" style:family="text">
      <style:text-properties fo:font-size="12pt" style:font-size-asian="12pt" style:font-size-complex="12pt"/>
    </style:style>
    <style:style style:name="T15_70" style:family="text">
      <style:text-properties fo:font-size="12pt" style:font-size-asian="12pt" style:font-size-complex="12pt"/>
    </style:style>
    <style:style style:name="T15_71" style:family="text">
      <style:text-properties fo:font-size="12pt" style:font-size-asian="12pt" style:font-size-complex="12pt"/>
    </style:style>
    <style:style style:name="T15_72" style:family="text">
      <style:text-properties fo:font-size="12pt" style:font-size-asian="12pt" style:font-size-complex="12pt"/>
    </style:style>
    <style:style style:name="T15_73" style:family="text">
      <style:text-properties fo:font-size="12pt" style:font-size-asian="12pt" style:font-size-complex="12pt"/>
    </style:style>
    <style:style style:name="T15_74" style:family="text">
      <style:text-properties fo:font-size="12pt" style:font-size-asian="12pt" style:font-size-complex="12pt"/>
    </style:style>
    <style:style style:name="T15_75" style:family="text">
      <style:text-properties fo:font-size="12pt" style:font-size-asian="12pt" style:font-size-complex="12pt"/>
    </style:style>
    <style:style style:name="T15_76" style:family="text">
      <style:text-properties fo:font-size="12pt" style:font-size-asian="12pt" style:font-size-complex="12pt"/>
    </style:style>
    <style:style style:name="T15_77" style:family="text">
      <style:text-properties fo:font-size="12pt" style:font-size-asian="12pt" style:font-size-complex="12pt"/>
    </style:style>
    <style:style style:name="T15_78" style:family="text">
      <style:text-properties fo:font-size="12pt" style:font-size-asian="12pt" style:font-size-complex="12pt"/>
    </style:style>
    <style:style style:name="T15_79" style:family="text">
      <style:text-properties fo:font-size="12pt" style:font-size-asian="12pt" style:font-size-complex="12pt"/>
    </style:style>
    <style:style style:name="T15_80" style:family="text">
      <style:text-properties fo:font-style="italic" style:font-style-asian="italic" style:font-style-complex="italic" fo:font-size="12pt" style:font-size-asian="12pt" style:font-size-complex="12pt"/>
    </style:style>
    <style:style style:name="T15_81" style:family="text">
      <style:text-properties fo:font-style="italic" style:font-style-asian="italic" style:font-style-complex="italic" fo:font-size="12pt" style:font-size-asian="12pt" style:font-size-complex="12pt"/>
    </style:style>
    <style:style style:name="T15_82" style:family="text">
      <style:text-properties fo:font-style="italic" style:font-style-asian="italic" style:font-style-complex="italic" fo:font-size="12pt" style:font-size-asian="12pt" style:font-size-complex="12pt"/>
    </style:style>
    <style:style style:name="T15_83" style:family="text">
      <style:text-properties fo:font-style="italic" style:font-style-asian="italic" style:font-style-complex="italic" fo:font-size="12pt" style:font-size-asian="12pt" style:font-size-complex="12pt"/>
    </style:style>
    <style:style style:name="T15_84" style:family="text">
      <style:text-properties fo:font-style="italic" style:font-style-asian="italic" style:font-style-complex="italic" fo:font-size="12pt" style:font-size-asian="12pt" style:font-size-complex="12pt"/>
    </style:style>
    <style:style style:name="T15_85" style:family="text">
      <style:text-properties fo:font-size="12pt" style:font-size-asian="12pt" style:font-size-complex="12pt"/>
    </style:style>
    <style:style style:name="T15_86" style:family="text">
      <style:text-properties fo:font-size="12pt" style:font-size-asian="12pt" style:font-size-complex="12pt"/>
    </style:style>
    <style:style style:name="T15_87" style:family="text">
      <style:text-properties fo:font-size="12pt" style:font-size-asian="12pt" style:font-size-complex="12pt"/>
    </style:style>
    <style:style style:name="T15_88" style:family="text">
      <style:text-properties fo:font-size="12pt" style:font-size-asian="12pt" style:font-size-complex="12pt"/>
    </style:style>
    <style:style style:name="T15_89" style:family="text">
      <style:text-properties fo:font-size="12pt" style:font-size-asian="12pt" style:font-size-complex="12pt"/>
    </style:style>
    <style:style style:name="T15_90" style:family="text">
      <style:text-properties fo:font-size="12pt" style:font-size-asian="12pt" style:font-size-complex="12pt"/>
    </style:style>
    <style:style style:name="T15_91" style:family="text">
      <style:text-properties fo:font-size="12pt" style:font-size-asian="12pt" style:font-size-complex="12pt"/>
    </style:style>
    <style:style style:name="T15_92" style:family="text">
      <style:text-properties fo:font-size="12pt" style:font-size-asian="12pt" style:font-size-complex="12pt"/>
    </style:style>
    <style:style style:name="T15_93" style:family="text">
      <style:text-properties fo:font-size="12pt" style:font-size-asian="12pt" style:font-size-complex="12pt"/>
    </style:style>
    <style:style style:name="T15_94" style:family="text">
      <style:text-properties fo:font-size="12pt" style:font-size-asian="12pt" style:font-size-complex="12pt"/>
    </style:style>
    <style:style style:name="T15_95" style:family="text">
      <style:text-properties fo:font-size="12pt" style:font-size-asian="12pt" style:font-size-complex="12pt"/>
    </style:style>
    <style:style style:name="T15_96" style:family="text">
      <style:text-properties fo:font-size="12pt" style:font-size-asian="12pt" style:font-size-complex="12pt"/>
    </style:style>
    <style:style style:name="T15_97" style:family="text">
      <style:text-properties fo:font-size="12pt" style:font-size-asian="12pt" style:font-size-complex="12pt"/>
    </style:style>
    <style:style style:name="T15_98" style:family="text">
      <style:text-properties fo:font-size="12pt" style:font-size-asian="12pt" style:font-size-complex="12pt"/>
    </style:style>
    <style:style style:name="T15_99" style:family="text">
      <style:text-properties fo:font-size="12pt" style:font-size-asian="12pt" style:font-size-complex="12pt"/>
    </style:style>
    <style:style style:name="T15_100" style:family="text">
      <style:text-properties fo:font-size="12pt" style:font-size-asian="12pt" style:font-size-complex="12pt"/>
    </style:style>
    <style:style style:name="T15_101" style:family="text">
      <style:text-properties fo:font-size="12pt" style:font-size-asian="12pt" style:font-size-complex="12pt"/>
    </style:style>
    <style:style style:name="T15_102" style:family="text">
      <style:text-properties fo:font-size="12pt" style:font-size-asian="12pt" style:font-size-complex="12pt"/>
    </style:style>
    <style:style style:name="T15_103" style:family="text">
      <style:text-properties fo:font-size="12pt" style:font-size-asian="12pt" style:font-size-complex="12pt"/>
    </style:style>
    <style:style style:name="T15_104" style:family="text">
      <style:text-properties fo:font-size="12pt" style:font-size-asian="12pt" style:font-size-complex="12pt"/>
    </style:style>
    <style:style style:name="T15_105" style:family="text">
      <style:text-properties fo:font-size="12pt" style:font-size-asian="12pt" style:font-size-complex="12pt"/>
    </style:style>
    <style:style style:name="T15_106" style:family="text">
      <style:text-properties fo:font-size="12pt" style:font-size-asian="12pt" style:font-size-complex="12pt"/>
    </style:style>
    <style:style style:name="T15_107" style:family="text">
      <style:text-properties fo:font-size="12pt" style:font-size-asian="12pt" style:font-size-complex="12pt"/>
    </style:style>
    <style:style style:name="T15_108" style:family="text">
      <style:text-properties fo:font-size="12pt" style:font-size-asian="12pt" style:font-size-complex="12pt"/>
    </style:style>
    <style:style style:name="T15_109" style:family="text">
      <style:text-properties fo:font-size="12pt" style:font-size-asian="12pt" style:font-size-complex="12pt"/>
    </style:style>
    <style:style style:name="T15_110" style:family="text">
      <style:text-properties fo:font-size="12pt" style:font-size-asian="12pt" style:font-size-complex="12pt"/>
    </style:style>
    <style:style style:name="T15_111" style:family="text">
      <style:text-properties fo:font-size="12pt" style:font-size-asian="12pt" style:font-size-complex="12pt"/>
    </style:style>
    <style:style style:name="T15_112" style:family="text">
      <style:text-properties fo:font-size="12pt" style:font-size-asian="12pt" style:font-size-complex="12pt"/>
    </style:style>
    <style:style style:name="T15_113" style:family="text">
      <style:text-properties fo:font-size="12pt" style:font-size-asian="12pt" style:font-size-complex="12pt"/>
    </style:style>
    <style:style style:name="T15_114" style:family="text">
      <style:text-properties fo:font-size="12pt" style:font-size-asian="12pt" style:font-size-complex="12pt"/>
    </style:style>
    <style:style style:name="T15_115" style:family="text">
      <style:text-properties fo:font-size="12pt" style:font-size-asian="12pt" style:font-size-complex="12pt"/>
    </style:style>
    <style:style style:name="T15_116" style:family="text">
      <style:text-properties fo:font-size="12pt" style:font-size-asian="12pt" style:font-size-complex="12pt"/>
    </style:style>
    <style:style style:name="T15_117" style:family="text">
      <style:text-properties fo:font-size="12pt" style:font-size-asian="12pt" style:font-size-complex="12pt"/>
    </style:style>
    <style:style style:name="T15_118" style:family="text">
      <style:text-properties fo:font-size="12pt" style:font-size-asian="12pt" style:font-size-complex="12pt"/>
    </style:style>
    <style:style style:name="T15_119" style:family="text">
      <style:text-properties fo:font-size="12pt" style:font-size-asian="12pt" style:font-size-complex="12pt"/>
    </style:style>
    <style:style style:name="T15_120" style:family="text">
      <style:text-properties fo:font-size="12pt" style:font-size-asian="12pt" style:font-size-complex="12pt"/>
    </style:style>
    <style:style style:name="T15_121" style:family="text">
      <style:text-properties fo:font-size="12pt" style:font-size-asian="12pt" style:font-size-complex="12pt"/>
    </style:style>
    <style:style style:name="T15_122" style:family="text">
      <style:text-properties fo:font-size="12pt" style:font-size-asian="12pt" style:font-size-complex="12pt"/>
    </style:style>
    <style:style style:name="T15_123" style:family="text">
      <style:text-properties fo:font-size="12pt" style:font-size-asian="12pt" style:font-size-complex="12pt"/>
    </style:style>
    <style:style style:name="T15_124" style:family="text">
      <style:text-properties fo:font-size="12pt" style:font-size-asian="12pt" style:font-size-complex="12pt"/>
    </style:style>
    <style:style style:name="T15_125" style:family="text">
      <style:text-properties fo:font-size="12pt" style:font-size-asian="12pt" style:font-size-complex="12pt"/>
    </style:style>
    <style:style style:name="T15_126" style:family="text">
      <style:text-properties fo:font-size="12pt" style:font-size-asian="12pt" style:font-size-complex="12pt"/>
    </style:style>
    <style:style style:name="T15_127" style:family="text">
      <style:text-properties fo:font-size="12pt" style:font-size-asian="12pt" style:font-size-complex="12pt"/>
    </style:style>
    <style:style style:name="T15_128" style:family="text">
      <style:text-properties fo:font-size="12pt" style:font-size-asian="12pt" style:font-size-complex="12pt"/>
    </style:style>
    <style:style style:name="T15_129" style:family="text">
      <style:text-properties fo:font-size="12pt" style:font-size-asian="12pt" style:font-size-complex="12pt"/>
    </style:style>
    <style:style style:name="T15_130" style:family="text">
      <style:text-properties fo:font-size="12pt" style:font-size-asian="12pt" style:font-size-complex="12pt"/>
    </style:style>
    <style:style style:name="T15_131" style:family="text">
      <style:text-properties fo:font-size="12pt" style:font-size-asian="12pt" style:font-size-complex="12pt"/>
    </style:style>
    <style:style style:name="T15_132" style:family="text">
      <style:text-properties fo:font-size="12pt" style:font-size-asian="12pt" style:font-size-complex="12pt"/>
    </style:style>
    <style:style style:name="T15_133" style:family="text">
      <style:text-properties fo:font-size="12pt" style:font-size-asian="12pt" style:font-size-complex="12pt"/>
    </style:style>
    <style:style style:name="T15_134" style:family="text">
      <style:text-properties fo:font-size="12pt" style:font-size-asian="12pt" style:font-size-complex="12pt"/>
    </style:style>
    <style:style style:name="T15_135" style:family="text">
      <style:text-properties fo:font-size="12pt" style:font-size-asian="12pt" style:font-size-complex="12pt"/>
    </style:style>
    <style:style style:name="T15_136" style:family="text">
      <style:text-properties fo:font-size="12pt" style:font-size-asian="12pt" style:font-size-complex="12pt"/>
    </style:style>
    <style:style style:name="T15_137" style:family="text">
      <style:text-properties fo:font-size="12pt" style:font-size-asian="12pt" style:font-size-complex="12pt"/>
    </style:style>
    <style:style style:name="T15_138" style:family="text">
      <style:text-properties fo:font-size="12pt" style:font-size-asian="12pt" style:font-size-complex="12pt"/>
    </style:style>
    <style:style style:name="T15_139" style:family="text">
      <style:text-properties fo:font-size="12pt" style:font-size-asian="12pt" style:font-size-complex="12pt"/>
    </style:style>
    <style:style style:name="T15_140" style:family="text">
      <style:text-properties fo:font-size="12pt" style:font-size-asian="12pt" style:font-size-complex="12pt"/>
    </style:style>
    <style:style style:name="T15_141" style:family="text">
      <style:text-properties fo:font-size="12pt" style:font-size-asian="12pt" style:font-size-complex="12pt"/>
    </style:style>
    <style:style style:name="T15_142" style:family="text">
      <style:text-properties fo:font-size="12pt" style:font-size-asian="12pt" style:font-size-complex="12pt"/>
    </style:style>
    <style:style style:name="T15_143" style:family="text">
      <style:text-properties fo:font-size="12pt" style:font-size-asian="12pt" style:font-size-complex="12pt"/>
    </style:style>
    <style:style style:name="T15_144" style:family="text">
      <style:text-properties fo:font-size="12pt" style:font-size-asian="12pt" style:font-size-complex="12pt"/>
    </style:style>
    <style:style style:name="T15_145" style:family="text">
      <style:text-properties fo:font-size="12pt" style:font-size-asian="12pt" style:font-size-complex="12pt"/>
    </style:style>
    <style:style style:name="T15_146" style:family="text">
      <style:text-properties fo:font-size="12pt" style:font-size-asian="12pt" style:font-size-complex="12pt"/>
    </style:style>
    <style:style style:name="T15_147" style:family="text">
      <style:text-properties fo:font-size="12pt" style:font-size-asian="12pt" style:font-size-complex="12pt"/>
    </style:style>
    <style:style style:name="T15_148" style:family="text">
      <style:text-properties fo:font-size="12pt" style:font-size-asian="12pt" style:font-size-complex="12pt"/>
    </style:style>
    <style:style style:name="T15_149" style:family="text">
      <style:text-properties fo:font-size="12pt" style:font-size-asian="12pt" style:font-size-complex="12pt"/>
    </style:style>
    <style:style style:name="T15_150" style:family="text">
      <style:text-properties fo:font-size="12pt" style:font-size-asian="12pt" style:font-size-complex="12pt"/>
    </style:style>
    <style:style style:name="T15_151" style:family="text">
      <style:text-properties fo:font-size="12pt" style:font-size-asian="12pt" style:font-size-complex="12pt"/>
    </style:style>
    <style:style style:name="T15_152" style:family="text">
      <style:text-properties fo:font-size="12pt" style:font-size-asian="12pt" style:font-size-complex="12pt"/>
    </style:style>
    <style:style style:name="T15_153" style:family="text">
      <style:text-properties fo:font-size="12pt" style:font-size-asian="12pt" style:font-size-complex="12pt"/>
    </style:style>
    <style:style style:name="T15_154" style:family="text">
      <style:text-properties fo:font-size="12pt" style:font-size-asian="12pt" style:font-size-complex="12pt"/>
    </style:style>
    <style:style style:name="T15_155" style:family="text">
      <style:text-properties fo:font-size="12pt" style:font-size-asian="12pt" style:font-size-complex="12pt"/>
    </style:style>
    <style:style style:name="T15_156" style:family="text">
      <style:text-properties fo:font-size="12pt" style:font-size-asian="12pt" style:font-size-complex="12pt"/>
    </style:style>
    <style:style style:name="T15_157" style:family="text">
      <style:text-properties fo:font-size="12pt" style:font-size-asian="12pt" style:font-size-complex="12pt"/>
    </style:style>
    <style:style style:name="T15_158" style:family="text">
      <style:text-properties fo:font-size="12pt" style:font-size-asian="12pt" style:font-size-complex="12pt"/>
    </style:style>
    <style:style style:name="T15_159" style:family="text">
      <style:text-properties fo:font-size="12pt" style:font-size-asian="12pt" style:font-size-complex="12pt"/>
    </style:style>
    <style:style style:name="T15_160" style:family="text">
      <style:text-properties fo:font-size="12pt" style:font-size-asian="12pt" style:font-size-complex="12pt"/>
    </style:style>
    <style:style style:name="T15_161" style:family="text">
      <style:text-properties fo:font-size="12pt" style:font-size-asian="12pt" style:font-size-complex="12pt"/>
    </style:style>
    <style:style style:name="T15_162" style:family="text">
      <style:text-properties fo:font-size="12pt" style:font-size-asian="12pt" style:font-size-complex="12pt"/>
    </style:style>
    <style:style style:name="T15_163" style:family="text">
      <style:text-properties fo:font-size="12pt" style:font-size-asian="12pt" style:font-size-complex="12pt"/>
    </style:style>
    <style:style style:name="T15_164" style:family="text">
      <style:text-properties fo:font-size="12pt" style:font-size-asian="12pt" style:font-size-complex="12pt"/>
    </style:style>
    <style:style style:name="T15_165" style:family="text">
      <style:text-properties fo:font-size="12pt" style:font-size-asian="12pt" style:font-size-complex="12pt"/>
    </style:style>
    <style:style style:name="T15_166" style:family="text">
      <style:text-properties fo:font-size="12pt" style:font-size-asian="12pt" style:font-size-complex="12pt"/>
    </style:style>
    <style:style style:name="T15_167" style:family="text">
      <style:text-properties fo:font-size="12pt" style:font-size-asian="12pt" style:font-size-complex="12pt"/>
    </style:style>
    <style:style style:name="T15_168" style:family="text">
      <style:text-properties fo:font-size="12pt" style:font-size-asian="12pt" style:font-size-complex="12pt"/>
    </style:style>
    <style:style style:name="T15_169" style:family="text">
      <style:text-properties fo:font-size="12pt" style:font-size-asian="12pt" style:font-size-complex="12pt"/>
    </style:style>
    <style:style style:name="T15_170" style:family="text">
      <style:text-properties fo:font-size="12pt" style:font-size-asian="12pt" style:font-size-complex="12pt"/>
    </style:style>
    <style:style style:name="T15_171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fo:break-before="auto" fo:text-indent="1.27cm" fo:line-height="150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tyle="italic" style:font-style-asian="italic" style:font-style-complex="italic" fo:font-size="12pt" style:font-size-asian="12pt" style:font-size-complex="12pt"/>
    </style:style>
    <style:style style:name="T16_22" style:family="text">
      <style:text-properties fo:font-style="italic" style:font-style-asian="italic" style:font-style-complex="italic" fo:font-size="12pt" style:font-size-asian="12pt" style:font-size-complex="12pt"/>
    </style:style>
    <style:style style:name="T16_23" style:family="text">
      <style:text-properties fo:font-style="italic" style:font-style-asian="italic" style:font-style-complex="italic"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tyle="italic" style:font-style-asian="italic" style:font-style-complex="italic"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T16_49" style:family="text">
      <style:text-properties fo:font-size="12pt" style:font-size-asian="12pt" style:font-size-complex="12pt"/>
    </style:style>
    <style:style style:name="T16_50" style:family="text">
      <style:text-properties fo:font-size="12pt" style:font-size-asian="12pt" style:font-size-complex="12pt"/>
    </style:style>
    <style:style style:name="T16_51" style:family="text">
      <style:text-properties fo:font-size="12pt" style:font-size-asian="12pt" style:font-size-complex="12pt"/>
    </style:style>
    <style:style style:name="T16_52" style:family="text">
      <style:text-properties fo:font-size="12pt" style:font-size-asian="12pt" style:font-size-complex="12pt"/>
    </style:style>
    <style:style style:name="T16_53" style:family="text">
      <style:text-properties fo:font-size="12pt" style:font-size-asian="12pt" style:font-size-complex="12pt"/>
    </style:style>
    <style:style style:name="T16_54" style:family="text">
      <style:text-properties fo:font-size="12pt" style:font-size-asian="12pt" style:font-size-complex="12pt"/>
    </style:style>
    <style:style style:name="T16_55" style:family="text">
      <style:text-properties fo:font-size="12pt" style:font-size-asian="12pt" style:font-size-complex="12pt"/>
    </style:style>
    <style:style style:name="T16_56" style:family="text">
      <style:text-properties fo:font-size="12pt" style:font-size-asian="12pt" style:font-size-complex="12pt"/>
    </style:style>
    <style:style style:name="T16_57" style:family="text">
      <style:text-properties fo:font-size="12pt" style:font-size-asian="12pt" style:font-size-complex="12pt"/>
    </style:style>
    <style:style style:name="T16_58" style:family="text">
      <style:text-properties fo:font-size="12pt" style:font-size-asian="12pt" style:font-size-complex="12pt"/>
    </style:style>
    <style:style style:name="T16_59" style:family="text">
      <style:text-properties fo:font-size="12pt" style:font-size-asian="12pt" style:font-size-complex="12pt"/>
    </style:style>
    <style:style style:name="T16_60" style:family="text">
      <style:text-properties fo:font-size="12pt" style:font-size-asian="12pt" style:font-size-complex="12pt"/>
    </style:style>
    <style:style style:name="T16_61" style:family="text">
      <style:text-properties fo:font-size="12pt" style:font-size-asian="12pt" style:font-size-complex="12pt"/>
    </style:style>
    <style:style style:name="T16_62" style:family="text">
      <style:text-properties fo:font-size="12pt" style:font-size-asian="12pt" style:font-size-complex="12pt"/>
    </style:style>
    <style:style style:name="T16_63" style:family="text">
      <style:text-properties fo:font-size="12pt" style:font-size-asian="12pt" style:font-size-complex="12pt"/>
    </style:style>
    <style:style style:name="T16_64" style:family="text">
      <style:text-properties fo:font-size="12pt" style:font-size-asian="12pt" style:font-size-complex="12pt"/>
    </style:style>
    <style:style style:name="T16_65" style:family="text">
      <style:text-properties fo:font-size="12pt" style:font-size-asian="12pt" style:font-size-complex="12pt"/>
    </style:style>
    <style:style style:name="T16_66" style:family="text">
      <style:text-properties fo:font-size="12pt" style:font-size-asian="12pt" style:font-size-complex="12pt"/>
    </style:style>
    <style:style style:name="T16_67" style:family="text">
      <style:text-properties fo:font-size="12pt" style:font-size-asian="12pt" style:font-size-complex="12pt"/>
    </style:style>
    <style:style style:name="T16_68" style:family="text">
      <style:text-properties fo:font-size="12pt" style:font-size-asian="12pt" style:font-size-complex="12pt"/>
    </style:style>
    <style:style style:name="T16_69" style:family="text">
      <style:text-properties fo:font-size="12pt" style:font-size-asian="12pt" style:font-size-complex="12pt"/>
    </style:style>
    <style:style style:name="T16_70" style:family="text">
      <style:text-properties fo:font-size="12pt" style:font-size-asian="12pt" style:font-size-complex="12pt"/>
    </style:style>
    <style:style style:name="T16_71" style:family="text">
      <style:text-properties fo:font-size="12pt" style:font-size-asian="12pt" style:font-size-complex="12pt"/>
    </style:style>
    <style:style style:name="T16_72" style:family="text">
      <style:text-properties fo:font-size="12pt" style:font-size-asian="12pt" style:font-size-complex="12pt"/>
    </style:style>
    <style:style style:name="T16_73" style:family="text">
      <style:text-properties fo:font-size="12pt" style:font-size-asian="12pt" style:font-size-complex="12pt"/>
    </style:style>
    <style:style style:name="T16_74" style:family="text">
      <style:text-properties fo:font-size="12pt" style:font-size-asian="12pt" style:font-size-complex="12pt"/>
    </style:style>
    <style:style style:name="T16_75" style:family="text">
      <style:text-properties fo:font-size="12pt" style:font-size-asian="12pt" style:font-size-complex="12pt"/>
    </style:style>
    <style:style style:name="T16_76" style:family="text">
      <style:text-properties fo:font-size="12pt" style:font-size-asian="12pt" style:font-size-complex="12pt"/>
    </style:style>
    <style:style style:name="T16_77" style:family="text">
      <style:text-properties fo:font-size="12pt" style:font-size-asian="12pt" style:font-size-complex="12pt"/>
    </style:style>
    <style:style style:name="T16_78" style:family="text">
      <style:text-properties fo:font-size="12pt" style:font-size-asian="12pt" style:font-size-complex="12pt"/>
    </style:style>
    <style:style style:name="T16_79" style:family="text">
      <style:text-properties fo:font-size="12pt" style:font-size-asian="12pt" style:font-size-complex="12pt"/>
    </style:style>
    <style:style style:name="T16_80" style:family="text">
      <style:text-properties fo:font-size="12pt" style:font-size-asian="12pt" style:font-size-complex="12pt"/>
    </style:style>
    <style:style style:name="T16_81" style:family="text">
      <style:text-properties fo:font-size="12pt" style:font-size-asian="12pt" style:font-size-complex="12pt"/>
    </style:style>
    <style:style style:name="T16_82" style:family="text">
      <style:text-properties fo:font-size="12pt" style:font-size-asian="12pt" style:font-size-complex="12pt"/>
    </style:style>
    <style:style style:name="T16_83" style:family="text">
      <style:text-properties fo:font-size="12pt" style:font-size-asian="12pt" style:font-size-complex="12pt"/>
    </style:style>
    <style:style style:name="T16_84" style:family="text">
      <style:text-properties fo:font-size="12pt" style:font-size-asian="12pt" style:font-size-complex="12pt"/>
    </style:style>
    <style:style style:name="T16_85" style:family="text">
      <style:text-properties fo:font-size="12pt" style:font-size-asian="12pt" style:font-size-complex="12pt"/>
    </style:style>
    <style:style style:name="T16_86" style:family="text">
      <style:text-properties fo:font-size="12pt" style:font-size-asian="12pt" style:font-size-complex="12pt"/>
    </style:style>
    <style:style style:name="T16_87" style:family="text">
      <style:text-properties fo:font-size="12pt" style:font-size-asian="12pt" style:font-size-complex="12pt"/>
    </style:style>
    <style:style style:name="T16_88" style:family="text">
      <style:text-properties fo:font-size="12pt" style:font-size-asian="12pt" style:font-size-complex="12pt"/>
    </style:style>
    <style:style style:name="T16_89" style:family="text">
      <style:text-properties fo:font-size="12pt" style:font-size-asian="12pt" style:font-size-complex="12pt"/>
    </style:style>
    <style:style style:name="T16_90" style:family="text">
      <style:text-properties fo:font-size="12pt" style:font-size-asian="12pt" style:font-size-complex="12pt"/>
    </style:style>
    <style:style style:name="T16_91" style:family="text">
      <style:text-properties fo:font-size="12pt" style:font-size-asian="12pt" style:font-size-complex="12pt"/>
    </style:style>
    <style:style style:name="T16_92" style:family="text">
      <style:text-properties fo:font-size="12pt" style:font-size-asian="12pt" style:font-size-complex="12pt"/>
    </style:style>
    <style:style style:name="T16_93" style:family="text">
      <style:text-properties fo:font-size="12pt" style:font-size-asian="12pt" style:font-size-complex="12pt"/>
    </style:style>
    <style:style style:name="T16_94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fo:break-before="auto" fo:text-indent="1.27cm" fo:line-height="150%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T17_42" style:family="text">
      <style:text-properties fo:font-size="12pt" style:font-size-asian="12pt" style:font-size-complex="12pt"/>
    </style:style>
    <style:style style:name="T17_43" style:family="text">
      <style:text-properties fo:font-size="12pt" style:font-size-asian="12pt" style:font-size-complex="12pt"/>
    </style:style>
    <style:style style:name="T17_44" style:family="text">
      <style:text-properties fo:font-size="12pt" style:font-size-asian="12pt" style:font-size-complex="12pt"/>
    </style:style>
    <style:style style:name="T17_45" style:family="text">
      <style:text-properties fo:font-size="12pt" style:font-size-asian="12pt" style:font-size-complex="12pt"/>
    </style:style>
    <style:style style:name="T17_46" style:family="text">
      <style:text-properties fo:font-size="12pt" style:font-size-asian="12pt" style:font-size-complex="12pt"/>
    </style:style>
    <style:style style:name="T17_47" style:family="text">
      <style:text-properties fo:font-size="12pt" style:font-size-asian="12pt" style:font-size-complex="12pt"/>
    </style:style>
    <style:style style:name="T17_48" style:family="text">
      <style:text-properties fo:font-size="12pt" style:font-size-asian="12pt" style:font-size-complex="12pt"/>
    </style:style>
    <style:style style:name="T17_49" style:family="text">
      <style:text-properties fo:font-size="12pt" style:font-size-asian="12pt" style:font-size-complex="12pt"/>
    </style:style>
    <style:style style:name="T17_50" style:family="text">
      <style:text-properties fo:font-size="12pt" style:font-size-asian="12pt" style:font-size-complex="12pt"/>
    </style:style>
    <style:style style:name="T17_51" style:family="text">
      <style:text-properties fo:font-size="12pt" style:font-size-asian="12pt" style:font-size-complex="12pt"/>
    </style:style>
    <style:style style:name="T17_52" style:family="text">
      <style:text-properties fo:font-size="12pt" style:font-size-asian="12pt" style:font-size-complex="12pt"/>
    </style:style>
    <style:style style:name="T17_53" style:family="text">
      <style:text-properties fo:font-size="12pt" style:font-size-asian="12pt" style:font-size-complex="12pt"/>
    </style:style>
    <style:style style:name="T17_54" style:family="text">
      <style:text-properties fo:font-size="12pt" style:font-size-asian="12pt" style:font-size-complex="12pt"/>
    </style:style>
    <style:style style:name="T17_55" style:family="text">
      <style:text-properties fo:font-size="12pt" style:font-size-asian="12pt" style:font-size-complex="12pt"/>
    </style:style>
    <style:style style:name="T17_56" style:family="text">
      <style:text-properties fo:font-size="12pt" style:font-size-asian="12pt" style:font-size-complex="12pt"/>
    </style:style>
    <style:style style:name="T17_57" style:family="text">
      <style:text-properties fo:font-size="12pt" style:font-size-asian="12pt" style:font-size-complex="12pt"/>
    </style:style>
    <style:style style:name="T17_58" style:family="text">
      <style:text-properties fo:font-size="12pt" style:font-size-asian="12pt" style:font-size-complex="12pt"/>
    </style:style>
    <style:style style:name="T17_59" style:family="text">
      <style:text-properties fo:font-size="12pt" style:font-size-asian="12pt" style:font-size-complex="12pt"/>
    </style:style>
    <style:style style:name="T17_60" style:family="text">
      <style:text-properties fo:font-size="12pt" style:font-size-asian="12pt" style:font-size-complex="12pt"/>
    </style:style>
    <style:style style:name="T17_61" style:family="text">
      <style:text-properties fo:font-size="12pt" style:font-size-asian="12pt" style:font-size-complex="12pt"/>
    </style:style>
    <style:style style:name="T17_62" style:family="text">
      <style:text-properties fo:font-size="12pt" style:font-size-asian="12pt" style:font-size-complex="12pt"/>
    </style:style>
    <style:style style:name="T17_63" style:family="text">
      <style:text-properties fo:font-size="12pt" style:font-size-asian="12pt" style:font-size-complex="12pt"/>
    </style:style>
    <style:style style:name="T17_64" style:family="text">
      <style:text-properties fo:font-size="12pt" style:font-size-asian="12pt" style:font-size-complex="12pt"/>
    </style:style>
    <style:style style:name="T17_65" style:family="text">
      <style:text-properties fo:font-size="12pt" style:font-size-asian="12pt" style:font-size-complex="12pt"/>
    </style:style>
    <style:style style:name="T17_66" style:family="text">
      <style:text-properties fo:font-size="12pt" style:font-size-asian="12pt" style:font-size-complex="12pt"/>
    </style:style>
    <style:style style:name="T17_67" style:family="text">
      <style:text-properties fo:font-size="12pt" style:font-size-asian="12pt" style:font-size-complex="12pt"/>
    </style:style>
    <style:style style:name="T17_68" style:family="text">
      <style:text-properties fo:font-size="12pt" style:font-size-asian="12pt" style:font-size-complex="12pt"/>
    </style:style>
    <style:style style:name="T17_69" style:family="text">
      <style:text-properties fo:font-size="12pt" style:font-size-asian="12pt" style:font-size-complex="12pt"/>
    </style:style>
    <style:style style:name="T17_70" style:family="text">
      <style:text-properties fo:font-size="12pt" style:font-size-asian="12pt" style:font-size-complex="12pt"/>
    </style:style>
    <style:style style:name="T17_71" style:family="text">
      <style:text-properties fo:font-size="12pt" style:font-size-asian="12pt" style:font-size-complex="12pt"/>
    </style:style>
    <style:style style:name="T17_72" style:family="text">
      <style:text-properties fo:font-size="12pt" style:font-size-asian="12pt" style:font-size-complex="12pt"/>
    </style:style>
    <style:style style:name="T17_73" style:family="text">
      <style:text-properties fo:font-size="12pt" style:font-size-asian="12pt" style:font-size-complex="12pt"/>
    </style:style>
    <style:style style:name="T17_74" style:family="text">
      <style:text-properties fo:font-size="12pt" style:font-size-asian="12pt" style:font-size-complex="12pt"/>
    </style:style>
    <style:style style:name="T17_75" style:family="text">
      <style:text-properties fo:font-size="12pt" style:font-size-asian="12pt" style:font-size-complex="12pt"/>
    </style:style>
    <style:style style:name="T17_76" style:family="text">
      <style:text-properties fo:font-size="12pt" style:font-size-asian="12pt" style:font-size-complex="12pt"/>
    </style:style>
    <style:style style:name="T17_77" style:family="text">
      <style:text-properties fo:font-size="12pt" style:font-size-asian="12pt" style:font-size-complex="12pt"/>
    </style:style>
    <style:style style:name="T17_78" style:family="text">
      <style:text-properties fo:font-size="12pt" style:font-size-asian="12pt" style:font-size-complex="12pt"/>
    </style:style>
    <style:style style:name="T17_79" style:family="text">
      <style:text-properties fo:font-size="12pt" style:font-size-asian="12pt" style:font-size-complex="12pt"/>
    </style:style>
    <style:style style:name="T17_80" style:family="text">
      <style:text-properties fo:font-size="12pt" style:font-size-asian="12pt" style:font-size-complex="12pt"/>
    </style:style>
    <style:style style:name="T17_81" style:family="text">
      <style:text-properties fo:font-size="12pt" style:font-size-asian="12pt" style:font-size-complex="12pt"/>
    </style:style>
    <style:style style:name="T17_82" style:family="text">
      <style:text-properties fo:font-size="12pt" style:font-size-asian="12pt" style:font-size-complex="12pt"/>
    </style:style>
    <style:style style:name="T17_83" style:family="text">
      <style:text-properties fo:font-size="12pt" style:font-size-asian="12pt" style:font-size-complex="12pt"/>
    </style:style>
    <style:style style:name="T17_84" style:family="text">
      <style:text-properties fo:font-size="12pt" style:font-size-asian="12pt" style:font-size-complex="12pt"/>
    </style:style>
    <style:style style:name="T17_85" style:family="text">
      <style:text-properties fo:font-size="12pt" style:font-size-asian="12pt" style:font-size-complex="12pt"/>
    </style:style>
    <style:style style:name="T17_86" style:family="text">
      <style:text-properties fo:font-size="12pt" style:font-size-asian="12pt" style:font-size-complex="12pt"/>
    </style:style>
    <style:style style:name="T17_87" style:family="text">
      <style:text-properties fo:font-size="12pt" style:font-size-asian="12pt" style:font-size-complex="12pt"/>
    </style:style>
    <style:style style:name="T17_88" style:family="text">
      <style:text-properties fo:font-size="12pt" style:font-size-asian="12pt" style:font-size-complex="12pt"/>
    </style:style>
    <style:style style:name="T17_89" style:family="text">
      <style:text-properties fo:font-size="12pt" style:font-size-asian="12pt" style:font-size-complex="12pt"/>
    </style:style>
    <style:style style:name="T17_90" style:family="text">
      <style:text-properties fo:font-size="12pt" style:font-size-asian="12pt" style:font-size-complex="12pt"/>
    </style:style>
    <style:style style:name="T17_91" style:family="text">
      <style:text-properties fo:font-size="12pt" style:font-size-asian="12pt" style:font-size-complex="12pt"/>
    </style:style>
    <style:style style:name="T17_92" style:family="text">
      <style:text-properties fo:font-size="12pt" style:font-size-asian="12pt" style:font-size-complex="12pt"/>
    </style:style>
    <style:style style:name="T17_93" style:family="text">
      <style:text-properties fo:font-size="12pt" style:font-size-asian="12pt" style:font-size-complex="12pt"/>
    </style:style>
    <style:style style:name="T17_94" style:family="text">
      <style:text-properties fo:font-size="12pt" style:font-size-asian="12pt" style:font-size-complex="12pt"/>
    </style:style>
    <style:style style:name="T17_95" style:family="text">
      <style:text-properties fo:font-size="12pt" style:font-size-asian="12pt" style:font-size-complex="12pt"/>
    </style:style>
    <style:style style:name="T17_96" style:family="text">
      <style:text-properties fo:font-size="12pt" style:font-size-asian="12pt" style:font-size-complex="12pt"/>
    </style:style>
    <style:style style:name="T17_97" style:family="text">
      <style:text-properties fo:font-size="12pt" style:font-size-asian="12pt" style:font-size-complex="12pt"/>
    </style:style>
    <style:style style:name="T17_98" style:family="text">
      <style:text-properties fo:font-size="12pt" style:font-size-asian="12pt" style:font-size-complex="12pt"/>
    </style:style>
    <style:style style:name="T17_99" style:family="text">
      <style:text-properties fo:font-size="12pt" style:font-size-asian="12pt" style:font-size-complex="12pt"/>
    </style:style>
    <style:style style:name="T17_100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fo:break-before="page" fo:text-indent="1.27cm" fo:line-height="150%" fo:margin-left="0cm" style:writing-mode="lr-tb"/>
    </style:style>
    <style:style style:name="P19" style:family="paragraph" style:parent-style-name="Heading_20_1">
      <style:paragraph-properties fo:text-align="justify" fo:break-before="auto" fo:text-indent="-0.053cm" fo:line-height="150%" style:writing-mode="lr-tb"/>
    </style:style>
    <style:style style:name="T19_1" style:family="text" style:parent-style-name="Heading_20_1"/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5" style:family="text"/>
    <style:style style:name="T21_66" style:family="text"/>
    <style:style style:name="T21_67" style:family="text"/>
    <style:style style:name="P22" style:family="paragraph" style:parent-style-name="Standard">
      <style:paragraph-properties fo:text-align="justify" fo:break-before="auto" fo:line-height="150%" fo:margin-top="0cm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 fo:font-weight="bold" style:font-weight-asian="bold" style:font-weight-complex="bold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text-align="justify" fo:break-before="auto" fo:line-height="150%" fo:margin-top="0cm" style:writing-mode="lr-tb"/>
    </style:style>
    <style:style style:name="T23_1" style:family="text">
      <style:text-properties fo:font-size="12pt" style:font-size-asian="12pt" style:font-size-complex="12pt" fo:font-weight="bold" style:font-weight-asian="bold" style:font-weight-complex="bold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T23_13" style:family="text">
      <style:text-properties fo:font-size="12pt" style:font-size-asian="12pt" style:font-size-complex="12pt"/>
    </style:style>
    <style:style style:name="T23_14" style:family="text">
      <style:text-properties fo:font-size="12pt" style:font-size-asian="12pt" style:font-size-complex="12pt"/>
    </style:style>
    <style:style style:name="T23_15" style:family="text">
      <style:text-properties fo:font-size="12pt" style:font-size-asian="12pt" style:font-size-complex="12pt"/>
    </style:style>
    <style:style style:name="T23_16" style:family="text">
      <style:text-properties fo:font-size="12pt" style:font-size-asian="12pt" style:font-size-complex="12pt"/>
    </style:style>
    <style:style style:name="T23_17" style:family="text">
      <style:text-properties fo:font-size="12pt" style:font-size-asian="12pt" style:font-size-complex="12pt"/>
    </style:style>
    <style:style style:name="T23_18" style:family="text">
      <style:text-properties fo:font-size="12pt" style:font-size-asian="12pt" style:font-size-complex="12pt"/>
    </style:style>
    <style:style style:name="T23_19" style:family="text">
      <style:text-properties fo:font-size="12pt" style:font-size-asian="12pt" style:font-size-complex="12pt"/>
    </style:style>
    <style:style style:name="T23_20" style:family="text">
      <style:text-properties fo:font-size="12pt" style:font-size-asian="12pt" style:font-size-complex="12pt"/>
    </style:style>
    <style:style style:name="T23_21" style:family="text">
      <style:text-properties fo:font-size="12pt" style:font-size-asian="12pt" style:font-size-complex="12pt"/>
    </style:style>
    <style:style style:name="T23_22" style:family="text">
      <style:text-properties fo:font-size="12pt" style:font-size-asian="12pt" style:font-size-complex="12pt"/>
    </style:style>
    <style:style style:name="T23_23" style:family="text">
      <style:text-properties fo:font-size="12pt" style:font-size-asian="12pt" style:font-size-complex="12pt"/>
    </style:style>
    <style:style style:name="T23_24" style:family="text">
      <style:text-properties fo:font-size="12pt" style:font-size-asian="12pt" style:font-size-complex="12pt"/>
    </style:style>
    <style:style style:name="T23_25" style:family="text">
      <style:text-properties fo:font-style="italic" style:font-style-asian="italic" style:font-style-complex="italic" fo:font-size="12pt" style:font-size-asian="12pt" style:font-size-complex="12pt"/>
    </style:style>
    <style:style style:name="T23_26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24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24_2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24_3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T24_27" style:family="text">
      <style:text-properties fo:font-size="12pt" style:font-size-asian="12pt" style:font-size-complex="12pt"/>
    </style:style>
    <style:style style:name="T24_28" style:family="text">
      <style:text-properties fo:font-size="12pt" style:font-size-asian="12pt" style:font-size-complex="12pt"/>
    </style:style>
    <style:style style:name="T24_29" style:family="text">
      <style:text-properties fo:font-size="12pt" style:font-size-asian="12pt" style:font-size-complex="12pt"/>
    </style:style>
    <style:style style:name="T24_30" style:family="text">
      <style:text-properties fo:font-size="12pt" style:font-size-asian="12pt" style:font-size-complex="12pt"/>
    </style:style>
    <style:style style:name="P25" style:family="paragraph" style:parent-style-name="Heading_20_1">
      <style:paragraph-properties fo:text-align="justify" fo:break-before="auto" fo:text-indent="-0.053cm" fo:line-height="150%" style:writing-mode="lr-tb"/>
    </style:style>
    <style:style style:name="P26" style:family="paragraph" style:parent-style-name="Heading_20_2">
      <style:paragraph-properties fo:text-align="justify" fo:break-before="page" fo:line-height="150%" style:writing-mode="lr-tb"/>
    </style:style>
    <style:style style:name="T26_1" style:family="text" style:parent-style-name="Heading_20_2"/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9" style:family="text"/>
    <style:style style:name="T28_130" style:family="text"/>
    <style:style style:name="T28_131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Heading_20_2">
      <style:paragraph-properties fo:text-align="justify" fo:break-before="auto" fo:line-height="150%" style:writing-mode="lr-tb"/>
    </style:style>
    <style:style style:name="T30_1" style:family="text" style:parent-style-name="Heading_20_2"/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7" style:family="text"/>
    <style:style style:name="T32_38" style:family="text"/>
    <style:style style:name="T32_39" style:family="text"/>
    <style:style style:name="P33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T33_28" style:family="text">
      <style:text-properties fo:font-size="12pt" style:font-size-asian="12pt" style:font-size-complex="12pt"/>
    </style:style>
    <style:style style:name="T33_29" style:family="text">
      <style:text-properties fo:font-size="12pt" style:font-size-asian="12pt" style:font-size-complex="12pt"/>
    </style:style>
    <style:style style:name="T33_30" style:family="text">
      <style:text-properties fo:font-size="12pt" style:font-size-asian="12pt" style:font-size-complex="12pt"/>
    </style:style>
    <style:style style:name="T33_31" style:family="text">
      <style:text-properties fo:font-size="12pt" style:font-size-asian="12pt" style:font-size-complex="12pt"/>
    </style:style>
    <style:style style:name="T33_32" style:family="text">
      <style:text-properties fo:font-size="12pt" style:font-size-asian="12pt" style:font-size-complex="12pt"/>
    </style:style>
    <style:style style:name="T33_33" style:family="text">
      <style:text-properties fo:font-size="12pt" style:font-size-asian="12pt" style:font-size-complex="12pt"/>
    </style:style>
    <style:style style:name="T33_34" style:family="text">
      <style:text-properties fo:font-size="12pt" style:font-size-asian="12pt" style:font-size-complex="12pt"/>
    </style:style>
    <style:style style:name="T33_35" style:family="text">
      <style:text-properties fo:font-size="12pt" style:font-size-asian="12pt" style:font-size-complex="12pt"/>
    </style:style>
    <style:style style:name="T33_36" style:family="text">
      <style:text-properties fo:font-size="12pt" style:font-size-asian="12pt" style:font-size-complex="12pt"/>
    </style:style>
    <style:style style:name="T33_37" style:family="text">
      <style:text-properties fo:font-size="12pt" style:font-size-asian="12pt" style:font-size-complex="12pt"/>
    </style:style>
    <style:style style:name="T33_38" style:family="text">
      <style:text-properties fo:font-size="12pt" style:font-size-asian="12pt" style:font-size-complex="12pt"/>
    </style:style>
    <style:style style:name="T33_39" style:family="text">
      <style:text-properties fo:font-size="12pt" style:font-size-asian="12pt" style:font-size-complex="12pt"/>
    </style:style>
    <style:style style:name="T33_40" style:family="text">
      <style:text-properties fo:font-size="12pt" style:font-size-asian="12pt" style:font-size-complex="12pt"/>
    </style:style>
    <style:style style:name="T33_41" style:family="text">
      <style:text-properties fo:font-size="12pt" style:font-size-asian="12pt" style:font-size-complex="12pt"/>
    </style:style>
    <style:style style:name="T33_42" style:family="text">
      <style:text-properties fo:font-size="12pt" style:font-size-asian="12pt" style:font-size-complex="12pt"/>
    </style:style>
    <style:style style:name="T33_43" style:family="text">
      <style:text-properties fo:font-size="12pt" style:font-size-asian="12pt" style:font-size-complex="12pt"/>
    </style:style>
    <style:style style:name="T33_44" style:family="text">
      <style:text-properties fo:font-size="12pt" style:font-size-asian="12pt" style:font-size-complex="12pt"/>
    </style:style>
    <style:style style:name="T33_45" style:family="text">
      <style:text-properties fo:font-size="12pt" style:font-size-asian="12pt" style:font-size-complex="12pt"/>
    </style:style>
    <style:style style:name="T33_46" style:family="text">
      <style:text-properties fo:font-size="12pt" style:font-size-asian="12pt" style:font-size-complex="12pt"/>
    </style:style>
    <style:style style:name="T33_47" style:family="text">
      <style:text-properties fo:font-size="12pt" style:font-size-asian="12pt" style:font-size-complex="12pt"/>
    </style:style>
    <style:style style:name="T33_48" style:family="text">
      <style:text-properties fo:font-size="12pt" style:font-size-asian="12pt" style:font-size-complex="12pt"/>
    </style:style>
    <style:style style:name="T33_49" style:family="text">
      <style:text-properties fo:font-size="12pt" style:font-size-asian="12pt" style:font-size-complex="12pt"/>
    </style:style>
    <style:style style:name="T33_50" style:family="text">
      <style:text-properties fo:font-size="12pt" style:font-size-asian="12pt" style:font-size-complex="12pt"/>
    </style:style>
    <style:style style:name="T33_51" style:family="text">
      <style:text-properties fo:font-size="12pt" style:font-size-asian="12pt" style:font-size-complex="12pt"/>
    </style:style>
    <style:style style:name="T33_52" style:family="text">
      <style:text-properties fo:font-size="12pt" style:font-size-asian="12pt" style:font-size-complex="12pt"/>
    </style:style>
    <style:style style:name="T33_53" style:family="text">
      <style:text-properties fo:font-size="12pt" style:font-size-asian="12pt" style:font-size-complex="12pt"/>
    </style:style>
    <style:style style:name="T33_54" style:family="text">
      <style:text-properties fo:font-size="12pt" style:font-size-asian="12pt" style:font-size-complex="12pt"/>
    </style:style>
    <style:style style:name="T33_55" style:family="text">
      <style:text-properties fo:font-size="12pt" style:font-size-asian="12pt" style:font-size-complex="12pt"/>
    </style:style>
    <style:style style:name="T33_56" style:family="text">
      <style:text-properties fo:font-size="12pt" style:font-size-asian="12pt" style:font-size-complex="12pt"/>
    </style:style>
    <style:style style:name="T33_57" style:family="text">
      <style:text-properties fo:font-size="12pt" style:font-size-asian="12pt" style:font-size-complex="12pt"/>
    </style:style>
    <style:style style:name="T33_58" style:family="text">
      <style:text-properties fo:font-size="12pt" style:font-size-asian="12pt" style:font-size-complex="12pt"/>
    </style:style>
    <style:style style:name="T33_59" style:family="text">
      <style:text-properties fo:font-size="12pt" style:font-size-asian="12pt" style:font-size-complex="12pt"/>
    </style:style>
    <style:style style:name="T33_60" style:family="text">
      <style:text-properties fo:font-size="12pt" style:font-size-asian="12pt" style:font-size-complex="12pt"/>
    </style:style>
    <style:style style:name="T33_61" style:family="text">
      <style:text-properties fo:font-size="12pt" style:font-size-asian="12pt" style:font-size-complex="12pt"/>
    </style:style>
    <style:style style:name="T33_62" style:family="text">
      <style:text-properties fo:font-size="12pt" style:font-size-asian="12pt" style:font-size-complex="12pt"/>
    </style:style>
    <style:style style:name="T33_63" style:family="text">
      <style:text-properties fo:font-size="12pt" style:font-size-asian="12pt" style:font-size-complex="12pt"/>
    </style:style>
    <style:style style:name="T33_64" style:family="text">
      <style:text-properties fo:font-size="12pt" style:font-size-asian="12pt" style:font-size-complex="12pt"/>
    </style:style>
    <style:style style:name="T33_65" style:family="text">
      <style:text-properties fo:font-size="12pt" style:font-size-asian="12pt" style:font-size-complex="12pt"/>
    </style:style>
    <style:style style:name="T33_66" style:family="text">
      <style:text-properties fo:font-size="12pt" style:font-size-asian="12pt" style:font-size-complex="12pt"/>
    </style:style>
    <style:style style:name="T33_67" style:family="text">
      <style:text-properties fo:font-style="italic" style:font-style-asian="italic" style:font-style-complex="italic" fo:font-size="12pt" style:font-size-asian="12pt" style:font-size-complex="12pt"/>
    </style:style>
    <style:style style:name="T33_68" style:family="text">
      <style:text-properties fo:font-size="12pt" style:font-size-asian="12pt" style:font-size-complex="12pt"/>
    </style:style>
    <style:style style:name="T33_69" style:family="text">
      <style:text-properties fo:font-size="12pt" style:font-size-asian="12pt" style:font-size-complex="12pt"/>
    </style:style>
    <style:style style:name="T33_70" style:family="text">
      <style:text-properties fo:font-size="12pt" style:font-size-asian="12pt" style:font-size-complex="12pt"/>
    </style:style>
    <style:style style:name="T33_71" style:family="text">
      <style:text-properties fo:font-size="12pt" style:font-size-asian="12pt" style:font-size-complex="12pt"/>
    </style:style>
    <style:style style:name="T33_72" style:family="text">
      <style:text-properties fo:font-size="12pt" style:font-size-asian="12pt" style:font-size-complex="12pt"/>
    </style:style>
    <style:style style:name="T33_73" style:family="text">
      <style:text-properties fo:font-size="12pt" style:font-size-asian="12pt" style:font-size-complex="12pt"/>
    </style:style>
    <style:style style:name="T33_74" style:family="text">
      <style:text-properties fo:font-size="12pt" style:font-size-asian="12pt" style:font-size-complex="12pt"/>
    </style:style>
    <style:style style:name="T33_75" style:family="text">
      <style:text-properties fo:font-size="12pt" style:font-size-asian="12pt" style:font-size-complex="12pt"/>
    </style:style>
    <style:style style:name="T33_76" style:family="text">
      <style:text-properties fo:font-size="12pt" style:font-size-asian="12pt" style:font-size-complex="12pt"/>
    </style:style>
    <style:style style:name="T33_77" style:family="text">
      <style:text-properties fo:font-size="12pt" style:font-size-asian="12pt" style:font-size-complex="12pt"/>
    </style:style>
    <style:style style:name="T33_78" style:family="text">
      <style:text-properties fo:font-size="12pt" style:font-size-asian="12pt" style:font-size-complex="12pt"/>
    </style:style>
    <style:style style:name="T33_79" style:family="text">
      <style:text-properties fo:font-size="12pt" style:font-size-asian="12pt" style:font-size-complex="12pt"/>
    </style:style>
    <style:style style:name="T33_80" style:family="text">
      <style:text-properties fo:font-size="12pt" style:font-size-asian="12pt" style:font-size-complex="12pt"/>
    </style:style>
    <style:style style:name="T33_81" style:family="text">
      <style:text-properties fo:font-size="12pt" style:font-size-asian="12pt" style:font-size-complex="12pt"/>
    </style:style>
    <style:style style:name="T33_82" style:family="text">
      <style:text-properties fo:font-size="12pt" style:font-size-asian="12pt" style:font-size-complex="12pt"/>
    </style:style>
    <style:style style:name="T33_83" style:family="text">
      <style:text-properties fo:font-size="12pt" style:font-size-asian="12pt" style:font-size-complex="12pt"/>
    </style:style>
    <style:style style:name="T33_84" style:family="text">
      <style:text-properties fo:font-size="12pt" style:font-size-asian="12pt" style:font-size-complex="12pt"/>
    </style:style>
    <style:style style:name="T33_85" style:family="text">
      <style:text-properties fo:font-size="12pt" style:font-size-asian="12pt" style:font-size-complex="12pt"/>
    </style:style>
    <style:style style:name="T33_86" style:family="text">
      <style:text-properties fo:font-size="12pt" style:font-size-asian="12pt" style:font-size-complex="12pt"/>
    </style:style>
    <style:style style:name="T33_87" style:family="text">
      <style:text-properties fo:font-size="12pt" style:font-size-asian="12pt" style:font-size-complex="12pt"/>
    </style:style>
    <style:style style:name="T33_88" style:family="text">
      <style:text-properties fo:font-size="12pt" style:font-size-asian="12pt" style:font-size-complex="12pt"/>
    </style:style>
    <style:style style:name="T33_89" style:family="text">
      <style:text-properties fo:font-size="12pt" style:font-size-asian="12pt" style:font-size-complex="12pt"/>
    </style:style>
    <style:style style:name="T33_90" style:family="text">
      <style:text-properties fo:font-size="12pt" style:font-size-asian="12pt" style:font-size-complex="12pt"/>
    </style:style>
    <style:style style:name="T33_91" style:family="text">
      <style:text-properties fo:font-size="12pt" style:font-size-asian="12pt" style:font-size-complex="12pt"/>
    </style:style>
    <style:style style:name="T33_92" style:family="text">
      <style:text-properties fo:font-size="12pt" style:font-size-asian="12pt" style:font-size-complex="12pt"/>
    </style:style>
    <style:style style:name="T33_93" style:family="text">
      <style:text-properties fo:font-size="12pt" style:font-size-asian="12pt" style:font-size-complex="12pt"/>
    </style:style>
    <style:style style:name="T33_94" style:family="text">
      <style:text-properties fo:font-size="12pt" style:font-size-asian="12pt" style:font-size-complex="12pt"/>
    </style:style>
    <style:style style:name="T33_95" style:family="text">
      <style:text-properties fo:font-size="12pt" style:font-size-asian="12pt" style:font-size-complex="12pt"/>
    </style:style>
    <style:style style:name="T33_96" style:family="text">
      <style:text-properties fo:font-size="12pt" style:font-size-asian="12pt" style:font-size-complex="12pt"/>
    </style:style>
    <style:style style:name="T33_97" style:family="text">
      <style:text-properties fo:font-size="12pt" style:font-size-asian="12pt" style:font-size-complex="12pt"/>
    </style:style>
    <style:style style:name="T33_98" style:family="text">
      <style:text-properties fo:font-size="12pt" style:font-size-asian="12pt" style:font-size-complex="12pt"/>
    </style:style>
    <style:style style:name="T33_99" style:family="text">
      <style:text-properties fo:font-size="12pt" style:font-size-asian="12pt" style:font-size-complex="12pt"/>
    </style:style>
    <style:style style:name="T33_100" style:family="text">
      <style:text-properties fo:font-size="12pt" style:font-size-asian="12pt" style:font-size-complex="12pt"/>
    </style:style>
    <style:style style:name="T33_101" style:family="text">
      <style:text-properties fo:font-size="12pt" style:font-size-asian="12pt" style:font-size-complex="12pt"/>
    </style:style>
    <style:style style:name="T33_102" style:family="text">
      <style:text-properties fo:font-size="12pt" style:font-size-asian="12pt" style:font-size-complex="12pt"/>
    </style:style>
    <style:style style:name="T33_103" style:family="text">
      <style:text-properties fo:font-size="12pt" style:font-size-asian="12pt" style:font-size-complex="12pt"/>
    </style:style>
    <style:style style:name="T33_104" style:family="text">
      <style:text-properties fo:font-size="12pt" style:font-size-asian="12pt" style:font-size-complex="12pt"/>
    </style:style>
    <style:style style:name="T33_105" style:family="text">
      <style:text-properties fo:font-size="12pt" style:font-size-asian="12pt" style:font-size-complex="12pt"/>
    </style:style>
    <style:style style:name="T33_106" style:family="text">
      <style:text-properties fo:font-size="12pt" style:font-size-asian="12pt" style:font-size-complex="12pt"/>
    </style:style>
    <style:style style:name="T33_107" style:family="text">
      <style:text-properties fo:font-size="12pt" style:font-size-asian="12pt" style:font-size-complex="12pt"/>
    </style:style>
    <style:style style:name="T33_108" style:family="text">
      <style:text-properties fo:font-size="12pt" style:font-size-asian="12pt" style:font-size-complex="12pt"/>
    </style:style>
    <style:style style:name="T33_109" style:family="text">
      <style:text-properties fo:font-size="12pt" style:font-size-asian="12pt" style:font-size-complex="12pt"/>
    </style:style>
    <style:style style:name="T33_110" style:family="text">
      <style:text-properties fo:font-size="12pt" style:font-size-asian="12pt" style:font-size-complex="12pt"/>
    </style:style>
    <style:style style:name="T33_111" style:family="text">
      <style:text-properties fo:font-size="12pt" style:font-size-asian="12pt" style:font-size-complex="12pt"/>
    </style:style>
    <style:style style:name="T33_112" style:family="text">
      <style:text-properties fo:font-size="12pt" style:font-size-asian="12pt" style:font-size-complex="12pt"/>
    </style:style>
    <style:style style:name="T33_113" style:family="text">
      <style:text-properties fo:font-size="12pt" style:font-size-asian="12pt" style:font-size-complex="12pt"/>
    </style:style>
    <style:style style:name="T33_114" style:family="text">
      <style:text-properties fo:font-size="12pt" style:font-size-asian="12pt" style:font-size-complex="12pt"/>
    </style:style>
    <style:style style:name="T33_115" style:family="text">
      <style:text-properties fo:font-size="12pt" style:font-size-asian="12pt" style:font-size-complex="12pt"/>
    </style:style>
    <style:style style:name="T33_116" style:family="text">
      <style:text-properties fo:font-size="12pt" style:font-size-asian="12pt" style:font-size-complex="12pt"/>
    </style:style>
    <style:style style:name="T33_117" style:family="text">
      <style:text-properties fo:font-size="12pt" style:font-size-asian="12pt" style:font-size-complex="12pt"/>
    </style:style>
    <style:style style:name="T33_118" style:family="text">
      <style:text-properties fo:font-size="12pt" style:font-size-asian="12pt" style:font-size-complex="12pt"/>
    </style:style>
    <style:style style:name="T33_119" style:family="text">
      <style:text-properties fo:font-size="12pt" style:font-size-asian="12pt" style:font-size-complex="12pt"/>
    </style:style>
    <style:style style:name="T33_120" style:family="text">
      <style:text-properties fo:font-size="12pt" style:font-size-asian="12pt" style:font-size-complex="12pt"/>
    </style:style>
    <style:style style:name="T33_121" style:family="text">
      <style:text-properties fo:font-size="12pt" style:font-size-asian="12pt" style:font-size-complex="12pt"/>
    </style:style>
    <style:style style:name="T33_122" style:family="text">
      <style:text-properties fo:font-size="12pt" style:font-size-asian="12pt" style:font-size-complex="12pt"/>
    </style:style>
    <style:style style:name="T33_123" style:family="text">
      <style:text-properties fo:font-size="12pt" style:font-size-asian="12pt" style:font-size-complex="12pt"/>
    </style:style>
    <style:style style:name="T33_124" style:family="text">
      <style:text-properties fo:font-size="12pt" style:font-size-asian="12pt" style:font-size-complex="12pt"/>
    </style:style>
    <style:style style:name="T33_125" style:family="text">
      <style:text-properties fo:font-size="12pt" style:font-size-asian="12pt" style:font-size-complex="12pt"/>
    </style:style>
    <style:style style:name="T33_126" style:family="text">
      <style:text-properties fo:font-size="12pt" style:font-size-asian="12pt" style:font-size-complex="12pt"/>
    </style:style>
    <style:style style:name="T33_127" style:family="text">
      <style:text-properties fo:font-size="12pt" style:font-size-asian="12pt" style:font-size-complex="12pt"/>
    </style:style>
    <style:style style:name="T33_128" style:family="text">
      <style:text-properties fo:font-size="12pt" style:font-size-asian="12pt" style:font-size-complex="12pt"/>
    </style:style>
    <style:style style:name="T33_129" style:family="text">
      <style:text-properties fo:font-size="12pt" style:font-size-asian="12pt" style:font-size-complex="12pt"/>
    </style:style>
    <style:style style:name="T33_130" style:family="text">
      <style:text-properties fo:font-size="12pt" style:font-size-asian="12pt" style:font-size-complex="12pt"/>
    </style:style>
    <style:style style:name="T33_131" style:family="text">
      <style:text-properties fo:font-size="12pt" style:font-size-asian="12pt" style:font-size-complex="12pt"/>
    </style:style>
    <style:style style:name="T33_132" style:family="text">
      <style:text-properties fo:font-size="12pt" style:font-size-asian="12pt" style:font-size-complex="12pt"/>
    </style:style>
    <style:style style:name="T33_133" style:family="text">
      <style:text-properties fo:font-size="12pt" style:font-size-asian="12pt" style:font-size-complex="12pt"/>
    </style:style>
    <style:style style:name="T33_134" style:family="text">
      <style:text-properties fo:font-size="12pt" style:font-size-asian="12pt" style:font-size-complex="12pt"/>
    </style:style>
    <style:style style:name="T33_135" style:family="text">
      <style:text-properties fo:font-size="12pt" style:font-size-asian="12pt" style:font-size-complex="12pt"/>
    </style:style>
    <style:style style:name="T33_136" style:family="text">
      <style:text-properties fo:font-size="12pt" style:font-size-asian="12pt" style:font-size-complex="12pt"/>
    </style:style>
    <style:style style:name="T33_137" style:family="text">
      <style:text-properties fo:font-size="12pt" style:font-size-asian="12pt" style:font-size-complex="12pt"/>
    </style:style>
    <style:style style:name="T33_138" style:family="text">
      <style:text-properties fo:font-size="12pt" style:font-size-asian="12pt" style:font-size-complex="12pt"/>
    </style:style>
    <style:style style:name="T33_139" style:family="text">
      <style:text-properties fo:font-size="12pt" style:font-size-asian="12pt" style:font-size-complex="12pt"/>
    </style:style>
    <style:style style:name="T33_140" style:family="text">
      <style:text-properties fo:font-size="12pt" style:font-size-asian="12pt" style:font-size-complex="12pt"/>
    </style:style>
    <style:style style:name="T33_141" style:family="text">
      <style:text-properties fo:font-size="12pt" style:font-size-asian="12pt" style:font-size-complex="12pt"/>
    </style:style>
    <style:style style:name="T33_142" style:family="text">
      <style:text-properties fo:font-size="12pt" style:font-size-asian="12pt" style:font-size-complex="12pt"/>
    </style:style>
    <style:style style:name="T33_143" style:family="text">
      <style:text-properties fo:font-size="12pt" style:font-size-asian="12pt" style:font-size-complex="12pt"/>
    </style:style>
    <style:style style:name="T33_144" style:family="text">
      <style:text-properties fo:font-size="12pt" style:font-size-asian="12pt" style:font-size-complex="12pt"/>
    </style:style>
    <style:style style:name="T33_145" style:family="text">
      <style:text-properties fo:font-size="12pt" style:font-size-asian="12pt" style:font-size-complex="12pt"/>
    </style:style>
    <style:style style:name="T33_146" style:family="text">
      <style:text-properties fo:font-size="12pt" style:font-size-asian="12pt" style:font-size-complex="12pt"/>
    </style:style>
    <style:style style:name="T33_147" style:family="text">
      <style:text-properties fo:font-size="12pt" style:font-size-asian="12pt" style:font-size-complex="12pt"/>
    </style:style>
    <style:style style:name="T33_148" style:family="text">
      <style:text-properties fo:font-size="12pt" style:font-size-asian="12pt" style:font-size-complex="12pt"/>
    </style:style>
    <style:style style:name="T33_149" style:family="text">
      <style:text-properties fo:font-size="12pt" style:font-size-asian="12pt" style:font-size-complex="12pt"/>
    </style:style>
    <style:style style:name="T33_150" style:family="text">
      <style:text-properties fo:font-size="12pt" style:font-size-asian="12pt" style:font-size-complex="12pt"/>
    </style:style>
    <style:style style:name="T33_151" style:family="text">
      <style:text-properties fo:font-size="12pt" style:font-size-asian="12pt" style:font-size-complex="12pt"/>
    </style:style>
    <style:style style:name="T33_152" style:family="text">
      <style:text-properties fo:font-size="12pt" style:font-size-asian="12pt" style:font-size-complex="12pt"/>
    </style:style>
    <style:style style:name="T33_153" style:family="text">
      <style:text-properties fo:font-size="12pt" style:font-size-asian="12pt" style:font-size-complex="12pt"/>
    </style:style>
    <style:style style:name="T33_154" style:family="text">
      <style:text-properties fo:font-size="12pt" style:font-size-asian="12pt" style:font-size-complex="12pt"/>
    </style:style>
    <style:style style:name="T33_155" style:family="text">
      <style:text-properties fo:font-size="12pt" style:font-size-asian="12pt" style:font-size-complex="12pt"/>
    </style:style>
    <style:style style:name="T33_156" style:family="text">
      <style:text-properties fo:font-size="12pt" style:font-size-asian="12pt" style:font-size-complex="12pt"/>
    </style:style>
    <style:style style:name="T33_157" style:family="text">
      <style:text-properties fo:font-size="12pt" style:font-size-asian="12pt" style:font-size-complex="12pt"/>
    </style:style>
    <style:style style:name="T33_158" style:family="text">
      <style:text-properties fo:font-size="12pt" style:font-size-asian="12pt" style:font-size-complex="12pt"/>
    </style:style>
    <style:style style:name="T33_159" style:family="text">
      <style:text-properties fo:font-size="12pt" style:font-size-asian="12pt" style:font-size-complex="12pt"/>
    </style:style>
    <style:style style:name="T33_160" style:family="text">
      <style:text-properties fo:font-size="12pt" style:font-size-asian="12pt" style:font-size-complex="12pt"/>
    </style:style>
    <style:style style:name="T33_161" style:family="text">
      <style:text-properties fo:font-size="12pt" style:font-size-asian="12pt" style:font-size-complex="12pt"/>
    </style:style>
    <style:style style:name="T33_162" style:family="text">
      <style:text-properties fo:font-size="12pt" style:font-size-asian="12pt" style:font-size-complex="12pt"/>
    </style:style>
    <style:style style:name="T33_163" style:family="text">
      <style:text-properties fo:font-size="12pt" style:font-size-asian="12pt" style:font-size-complex="12pt"/>
    </style:style>
    <style:style style:name="T33_164" style:family="text">
      <style:text-properties fo:font-size="12pt" style:font-size-asian="12pt" style:font-size-complex="12pt"/>
    </style:style>
    <style:style style:name="T33_165" style:family="text">
      <style:text-properties fo:font-size="12pt" style:font-size-asian="12pt" style:font-size-complex="12pt"/>
    </style:style>
    <style:style style:name="T33_166" style:family="text">
      <style:text-properties fo:font-size="12pt" style:font-size-asian="12pt" style:font-size-complex="12pt"/>
    </style:style>
    <style:style style:name="T33_167" style:family="text">
      <style:text-properties fo:font-size="12pt" style:font-size-asian="12pt" style:font-size-complex="12pt"/>
    </style:style>
    <style:style style:name="T33_168" style:family="text">
      <style:text-properties fo:font-size="12pt" style:font-size-asian="12pt" style:font-size-complex="12pt"/>
    </style:style>
    <style:style style:name="T33_169" style:family="text">
      <style:text-properties fo:font-size="12pt" style:font-size-asian="12pt" style:font-size-complex="12pt"/>
    </style:style>
    <style:style style:name="T33_170" style:family="text">
      <style:text-properties fo:font-size="12pt" style:font-size-asian="12pt" style:font-size-complex="12pt"/>
    </style:style>
    <style:style style:name="T33_171" style:family="text">
      <style:text-properties fo:font-size="12pt" style:font-size-asian="12pt" style:font-size-complex="12pt"/>
    </style:style>
    <style:style style:name="T33_172" style:family="text">
      <style:text-properties fo:font-size="12pt" style:font-size-asian="12pt" style:font-size-complex="12pt"/>
    </style:style>
    <style:style style:name="T33_173" style:family="text">
      <style:text-properties fo:font-size="12pt" style:font-size-asian="12pt" style:font-size-complex="12pt"/>
    </style:style>
    <style:style style:name="T33_174" style:family="text">
      <style:text-properties fo:font-size="12pt" style:font-size-asian="12pt" style:font-size-complex="12pt"/>
    </style:style>
    <style:style style:name="T33_175" style:family="text">
      <style:text-properties fo:font-size="12pt" style:font-size-asian="12pt" style:font-size-complex="12pt"/>
    </style:style>
    <style:style style:name="T33_176" style:family="text">
      <style:text-properties fo:font-size="12pt" style:font-size-asian="12pt" style:font-size-complex="12pt"/>
    </style:style>
    <style:style style:name="T33_177" style:family="text">
      <style:text-properties fo:font-size="12pt" style:font-size-asian="12pt" style:font-size-complex="12pt"/>
    </style:style>
    <style:style style:name="T33_178" style:family="text">
      <style:text-properties fo:font-size="12pt" style:font-size-asian="12pt" style:font-size-complex="12pt"/>
    </style:style>
    <style:style style:name="T33_179" style:family="text">
      <style:text-properties fo:font-size="12pt" style:font-size-asian="12pt" style:font-size-complex="12pt"/>
    </style:style>
    <style:style style:name="T33_180" style:family="text">
      <style:text-properties fo:font-size="12pt" style:font-size-asian="12pt" style:font-size-complex="12pt"/>
    </style:style>
    <style:style style:name="T33_181" style:family="text">
      <style:text-properties fo:font-size="12pt" style:font-size-asian="12pt" style:font-size-complex="12pt"/>
    </style:style>
    <style:style style:name="T33_182" style:family="text">
      <style:text-properties fo:font-size="12pt" style:font-size-asian="12pt" style:font-size-complex="12pt"/>
    </style:style>
    <style:style style:name="T33_183" style:family="text">
      <style:text-properties fo:font-size="12pt" style:font-size-asian="12pt" style:font-size-complex="12pt"/>
    </style:style>
    <style:style style:name="T33_184" style:family="text">
      <style:text-properties fo:font-size="12pt" style:font-size-asian="12pt" style:font-size-complex="12pt"/>
    </style:style>
    <style:style style:name="T33_185" style:family="text">
      <style:text-properties fo:font-size="12pt" style:font-size-asian="12pt" style:font-size-complex="12pt"/>
    </style:style>
    <style:style style:name="T33_186" style:family="text">
      <style:text-properties fo:font-size="12pt" style:font-size-asian="12pt" style:font-size-complex="12pt"/>
    </style:style>
    <style:style style:name="T33_187" style:family="text">
      <style:text-properties fo:font-size="12pt" style:font-size-asian="12pt" style:font-size-complex="12pt"/>
    </style:style>
    <style:style style:name="T33_188" style:family="text">
      <style:text-properties fo:font-size="12pt" style:font-size-asian="12pt" style:font-size-complex="12pt"/>
    </style:style>
    <style:style style:name="T33_189" style:family="text">
      <style:text-properties fo:font-size="12pt" style:font-size-asian="12pt" style:font-size-complex="12pt"/>
    </style:style>
    <style:style style:name="T33_190" style:family="text">
      <style:text-properties fo:font-size="12pt" style:font-size-asian="12pt" style:font-size-complex="12pt"/>
    </style:style>
    <style:style style:name="T33_191" style:family="text">
      <style:text-properties fo:font-size="12pt" style:font-size-asian="12pt" style:font-size-complex="12pt"/>
    </style:style>
    <style:style style:name="T33_192" style:family="text">
      <style:text-properties fo:font-size="12pt" style:font-size-asian="12pt" style:font-size-complex="12pt"/>
    </style:style>
    <style:style style:name="T33_193" style:family="text">
      <style:text-properties fo:font-size="12pt" style:font-size-asian="12pt" style:font-size-complex="12pt"/>
    </style:style>
    <style:style style:name="T33_194" style:family="text">
      <style:text-properties fo:font-size="12pt" style:font-size-asian="12pt" style:font-size-complex="12pt"/>
    </style:style>
    <style:style style:name="T33_195" style:family="text">
      <style:text-properties fo:font-size="12pt" style:font-size-asian="12pt" style:font-size-complex="12pt"/>
    </style:style>
    <style:style style:name="T33_196" style:family="text">
      <style:text-properties fo:font-size="12pt" style:font-size-asian="12pt" style:font-size-complex="12pt"/>
    </style:style>
    <style:style style:name="T33_197" style:family="text">
      <style:text-properties fo:font-size="12pt" style:font-size-asian="12pt" style:font-size-complex="12pt"/>
    </style:style>
    <style:style style:name="T33_198" style:family="text">
      <style:text-properties fo:font-size="12pt" style:font-size-asian="12pt" style:font-size-complex="12pt"/>
    </style:style>
    <style:style style:name="T33_199" style:family="text">
      <style:text-properties fo:font-size="12pt" style:font-size-asian="12pt" style:font-size-complex="12pt"/>
    </style:style>
    <style:style style:name="T33_200" style:family="text">
      <style:text-properties fo:font-size="12pt" style:font-size-asian="12pt" style:font-size-complex="12pt"/>
    </style:style>
    <style:style style:name="T33_201" style:family="text">
      <style:text-properties fo:font-size="12pt" style:font-size-asian="12pt" style:font-size-complex="12pt"/>
    </style:style>
    <style:style style:name="T33_202" style:family="text">
      <style:text-properties fo:font-size="12pt" style:font-size-asian="12pt" style:font-size-complex="12pt"/>
    </style:style>
    <style:style style:name="T33_203" style:family="text">
      <style:text-properties fo:font-size="12pt" style:font-size-asian="12pt" style:font-size-complex="12pt"/>
    </style:style>
    <style:style style:name="T33_204" style:family="text">
      <style:text-properties fo:font-size="12pt" style:font-size-asian="12pt" style:font-size-complex="12pt"/>
    </style:style>
    <style:style style:name="T33_205" style:family="text">
      <style:text-properties fo:font-size="12pt" style:font-size-asian="12pt" style:font-size-complex="12pt"/>
    </style:style>
    <style:style style:name="T33_206" style:family="text">
      <style:text-properties fo:font-size="12pt" style:font-size-asian="12pt" style:font-size-complex="12pt"/>
    </style:style>
    <style:style style:name="T33_207" style:family="text">
      <style:text-properties fo:font-size="12pt" style:font-size-asian="12pt" style:font-size-complex="12pt"/>
    </style:style>
    <style:style style:name="T33_208" style:family="text">
      <style:text-properties fo:font-size="12pt" style:font-size-asian="12pt" style:font-size-complex="12pt"/>
    </style:style>
    <style:style style:name="T33_209" style:family="text">
      <style:text-properties fo:font-size="12pt" style:font-size-asian="12pt" style:font-size-complex="12pt"/>
    </style:style>
    <style:style style:name="T33_210" style:family="text">
      <style:text-properties fo:font-size="12pt" style:font-size-asian="12pt" style:font-size-complex="12pt"/>
    </style:style>
    <style:style style:name="T33_211" style:family="text">
      <style:text-properties fo:font-size="12pt" style:font-size-asian="12pt" style:font-size-complex="12pt"/>
    </style:style>
    <style:style style:name="T33_212" style:family="text">
      <style:text-properties fo:font-size="12pt" style:font-size-asian="12pt" style:font-size-complex="12pt"/>
    </style:style>
    <style:style style:name="T33_213" style:family="text">
      <style:text-properties fo:font-size="12pt" style:font-size-asian="12pt" style:font-size-complex="12pt"/>
    </style:style>
    <style:style style:name="T33_214" style:family="text">
      <style:text-properties fo:font-size="12pt" style:font-size-asian="12pt" style:font-size-complex="12pt"/>
    </style:style>
    <style:style style:name="T33_215" style:family="text">
      <style:text-properties fo:font-size="12pt" style:font-size-asian="12pt" style:font-size-complex="12pt"/>
    </style:style>
    <style:style style:name="T33_216" style:family="text">
      <style:text-properties fo:font-size="12pt" style:font-size-asian="12pt" style:font-size-complex="12pt"/>
    </style:style>
    <style:style style:name="T33_217" style:family="text">
      <style:text-properties fo:font-size="12pt" style:font-size-asian="12pt" style:font-size-complex="12pt"/>
    </style:style>
    <style:style style:name="T33_218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  <style:style style:name="T34_10" style:family="text">
      <style:text-properties fo:font-size="12pt" style:font-size-asian="12pt" style:font-size-complex="12pt"/>
    </style:style>
    <style:style style:name="T34_11" style:family="text">
      <style:text-properties fo:font-size="12pt" style:font-size-asian="12pt" style:font-size-complex="12pt"/>
    </style:style>
    <style:style style:name="T34_12" style:family="text">
      <style:text-properties fo:font-size="12pt" style:font-size-asian="12pt" style:font-size-complex="12pt"/>
    </style:style>
    <style:style style:name="T34_13" style:family="text">
      <style:text-properties fo:font-size="12pt" style:font-size-asian="12pt" style:font-size-complex="12pt"/>
    </style:style>
    <style:style style:name="T34_14" style:family="text">
      <style:text-properties fo:font-size="12pt" style:font-size-asian="12pt" style:font-size-complex="12pt"/>
    </style:style>
    <style:style style:name="T34_15" style:family="text">
      <style:text-properties fo:font-size="12pt" style:font-size-asian="12pt" style:font-size-complex="12pt"/>
    </style:style>
    <style:style style:name="T34_16" style:family="text">
      <style:text-properties fo:font-size="12pt" style:font-size-asian="12pt" style:font-size-complex="12pt"/>
    </style:style>
    <style:style style:name="T34_17" style:family="text">
      <style:text-properties fo:font-size="12pt" style:font-size-asian="12pt" style:font-size-complex="12pt"/>
    </style:style>
    <style:style style:name="T34_18" style:family="text">
      <style:text-properties fo:font-size="12pt" style:font-size-asian="12pt" style:font-size-complex="12pt"/>
    </style:style>
    <style:style style:name="T34_19" style:family="text">
      <style:text-properties fo:font-size="12pt" style:font-size-asian="12pt" style:font-size-complex="12pt"/>
    </style:style>
    <style:style style:name="T34_20" style:family="text">
      <style:text-properties fo:font-size="12pt" style:font-size-asian="12pt" style:font-size-complex="12pt"/>
    </style:style>
    <style:style style:name="T34_21" style:family="text">
      <style:text-properties fo:font-size="12pt" style:font-size-asian="12pt" style:font-size-complex="12pt"/>
    </style:style>
    <style:style style:name="T34_22" style:family="text">
      <style:text-properties fo:font-size="12pt" style:font-size-asian="12pt" style:font-size-complex="12pt"/>
    </style:style>
    <style:style style:name="T34_23" style:family="text">
      <style:text-properties fo:font-size="12pt" style:font-size-asian="12pt" style:font-size-complex="12pt"/>
    </style:style>
    <style:style style:name="T34_24" style:family="text">
      <style:text-properties fo:font-size="12pt" style:font-size-asian="12pt" style:font-size-complex="12pt"/>
    </style:style>
    <style:style style:name="T34_25" style:family="text">
      <style:text-properties fo:font-size="12pt" style:font-size-asian="12pt" style:font-size-complex="12pt"/>
    </style:style>
    <style:style style:name="T34_26" style:family="text">
      <style:text-properties fo:font-size="12pt" style:font-size-asian="12pt" style:font-size-complex="12pt"/>
    </style:style>
    <style:style style:name="T34_27" style:family="text">
      <style:text-properties fo:font-size="12pt" style:font-size-asian="12pt" style:font-size-complex="12pt"/>
    </style:style>
    <style:style style:name="T34_28" style:family="text">
      <style:text-properties fo:font-size="12pt" style:font-size-asian="12pt" style:font-size-complex="12pt"/>
    </style:style>
    <style:style style:name="T34_29" style:family="text">
      <style:text-properties fo:font-size="12pt" style:font-size-asian="12pt" style:font-size-complex="12pt"/>
    </style:style>
    <style:style style:name="T34_30" style:family="text">
      <style:text-properties fo:font-size="12pt" style:font-size-asian="12pt" style:font-size-complex="12pt"/>
    </style:style>
    <style:style style:name="T34_31" style:family="text">
      <style:text-properties fo:font-size="12pt" style:font-size-asian="12pt" style:font-size-complex="12pt"/>
    </style:style>
    <style:style style:name="T34_32" style:family="text">
      <style:text-properties fo:font-size="12pt" style:font-size-asian="12pt" style:font-size-complex="12pt"/>
    </style:style>
    <style:style style:name="T34_33" style:family="text">
      <style:text-properties fo:font-size="12pt" style:font-size-asian="12pt" style:font-size-complex="12pt"/>
    </style:style>
    <style:style style:name="T34_34" style:family="text">
      <style:text-properties fo:font-size="12pt" style:font-size-asian="12pt" style:font-size-complex="12pt"/>
    </style:style>
    <style:style style:name="T34_35" style:family="text">
      <style:text-properties fo:font-size="12pt" style:font-size-asian="12pt" style:font-size-complex="12pt"/>
    </style:style>
    <style:style style:name="T34_36" style:family="text">
      <style:text-properties fo:font-size="12pt" style:font-size-asian="12pt" style:font-size-complex="12pt"/>
    </style:style>
    <style:style style:name="T34_37" style:family="text">
      <style:text-properties fo:font-size="12pt" style:font-size-asian="12pt" style:font-size-complex="12pt"/>
    </style:style>
    <style:style style:name="T34_38" style:family="text">
      <style:text-properties fo:font-size="12pt" style:font-size-asian="12pt" style:font-size-complex="12pt"/>
    </style:style>
    <style:style style:name="T34_39" style:family="text">
      <style:text-properties fo:font-size="12pt" style:font-size-asian="12pt" style:font-size-complex="12pt"/>
    </style:style>
    <style:style style:name="T34_40" style:family="text">
      <style:text-properties fo:font-size="12pt" style:font-size-asian="12pt" style:font-size-complex="12pt"/>
    </style:style>
    <style:style style:name="T34_41" style:family="text">
      <style:text-properties fo:font-size="12pt" style:font-size-asian="12pt" style:font-size-complex="12pt"/>
    </style:style>
    <style:style style:name="T34_42" style:family="text">
      <style:text-properties fo:font-size="12pt" style:font-size-asian="12pt" style:font-size-complex="12pt"/>
    </style:style>
    <style:style style:name="T34_43" style:family="text">
      <style:text-properties fo:font-size="12pt" style:font-size-asian="12pt" style:font-size-complex="12pt"/>
    </style:style>
    <style:style style:name="T34_44" style:family="text">
      <style:text-properties fo:font-size="12pt" style:font-size-asian="12pt" style:font-size-complex="12pt"/>
    </style:style>
    <style:style style:name="T34_45" style:family="text">
      <style:text-properties fo:font-size="12pt" style:font-size-asian="12pt" style:font-size-complex="12pt"/>
    </style:style>
    <style:style style:name="T34_46" style:family="text">
      <style:text-properties fo:font-size="12pt" style:font-size-asian="12pt" style:font-size-complex="12pt"/>
    </style:style>
    <style:style style:name="T34_47" style:family="text">
      <style:text-properties fo:font-size="12pt" style:font-size-asian="12pt" style:font-size-complex="12pt"/>
    </style:style>
    <style:style style:name="T34_48" style:family="text">
      <style:text-properties fo:font-size="12pt" style:font-size-asian="12pt" style:font-size-complex="12pt"/>
    </style:style>
    <style:style style:name="T34_49" style:family="text">
      <style:text-properties fo:font-size="12pt" style:font-size-asian="12pt" style:font-size-complex="12pt"/>
    </style:style>
    <style:style style:name="T34_50" style:family="text">
      <style:text-properties fo:font-size="12pt" style:font-size-asian="12pt" style:font-size-complex="12pt"/>
    </style:style>
    <style:style style:name="T34_51" style:family="text">
      <style:text-properties fo:font-size="12pt" style:font-size-asian="12pt" style:font-size-complex="12pt"/>
    </style:style>
    <style:style style:name="T34_52" style:family="text">
      <style:text-properties fo:font-size="12pt" style:font-size-asian="12pt" style:font-size-complex="12pt"/>
    </style:style>
    <style:style style:name="T34_53" style:family="text">
      <style:text-properties fo:font-size="12pt" style:font-size-asian="12pt" style:font-size-complex="12pt"/>
    </style:style>
    <style:style style:name="T34_54" style:family="text">
      <style:text-properties fo:font-size="12pt" style:font-size-asian="12pt" style:font-size-complex="12pt"/>
    </style:style>
    <style:style style:name="T34_55" style:family="text">
      <style:text-properties fo:font-size="12pt" style:font-size-asian="12pt" style:font-size-complex="12pt"/>
    </style:style>
    <style:style style:name="T34_56" style:family="text">
      <style:text-properties fo:font-size="12pt" style:font-size-asian="12pt" style:font-size-complex="12pt"/>
    </style:style>
    <style:style style:name="T34_57" style:family="text">
      <style:text-properties fo:font-size="12pt" style:font-size-asian="12pt" style:font-size-complex="12pt"/>
    </style:style>
    <style:style style:name="T34_58" style:family="text">
      <style:text-properties fo:font-size="12pt" style:font-size-asian="12pt" style:font-size-complex="12pt"/>
    </style:style>
    <style:style style:name="T34_59" style:family="text">
      <style:text-properties fo:font-size="12pt" style:font-size-asian="12pt" style:font-size-complex="12pt"/>
    </style:style>
    <style:style style:name="T34_60" style:family="text">
      <style:text-properties fo:font-size="12pt" style:font-size-asian="12pt" style:font-size-complex="12pt"/>
    </style:style>
    <style:style style:name="T34_61" style:family="text">
      <style:text-properties fo:font-size="12pt" style:font-size-asian="12pt" style:font-size-complex="12pt"/>
    </style:style>
    <style:style style:name="T34_62" style:family="text">
      <style:text-properties fo:font-size="12pt" style:font-size-asian="12pt" style:font-size-complex="12pt"/>
    </style:style>
    <style:style style:name="T34_63" style:family="text">
      <style:text-properties fo:font-size="12pt" style:font-size-asian="12pt" style:font-size-complex="12pt"/>
    </style:style>
    <style:style style:name="T34_64" style:family="text">
      <style:text-properties fo:font-size="12pt" style:font-size-asian="12pt" style:font-size-complex="12pt"/>
    </style:style>
    <style:style style:name="T34_65" style:family="text">
      <style:text-properties fo:font-size="12pt" style:font-size-asian="12pt" style:font-size-complex="12pt"/>
    </style:style>
    <style:style style:name="T34_66" style:family="text">
      <style:text-properties fo:font-size="12pt" style:font-size-asian="12pt" style:font-size-complex="12pt"/>
    </style:style>
    <style:style style:name="T34_67" style:family="text">
      <style:text-properties fo:font-size="12pt" style:font-size-asian="12pt" style:font-size-complex="12pt"/>
    </style:style>
    <style:style style:name="T34_68" style:family="text">
      <style:text-properties fo:font-size="12pt" style:font-size-asian="12pt" style:font-size-complex="12pt"/>
    </style:style>
    <style:style style:name="T34_69" style:family="text">
      <style:text-properties fo:font-size="12pt" style:font-size-asian="12pt" style:font-size-complex="12pt"/>
    </style:style>
    <style:style style:name="T34_70" style:family="text">
      <style:text-properties fo:font-size="12pt" style:font-size-asian="12pt" style:font-size-complex="12pt"/>
    </style:style>
    <style:style style:name="T34_71" style:family="text">
      <style:text-properties fo:font-size="12pt" style:font-size-asian="12pt" style:font-size-complex="12pt"/>
    </style:style>
    <style:style style:name="T34_72" style:family="text">
      <style:text-properties fo:font-size="12pt" style:font-size-asian="12pt" style:font-size-complex="12pt"/>
    </style:style>
    <style:style style:name="T34_73" style:family="text">
      <style:text-properties fo:font-size="12pt" style:font-size-asian="12pt" style:font-size-complex="12pt"/>
    </style:style>
    <style:style style:name="T34_74" style:family="text">
      <style:text-properties fo:font-size="12pt" style:font-size-asian="12pt" style:font-size-complex="12pt"/>
    </style:style>
    <style:style style:name="T34_75" style:family="text">
      <style:text-properties fo:font-size="12pt" style:font-size-asian="12pt" style:font-size-complex="12pt"/>
    </style:style>
    <style:style style:name="T34_76" style:family="text">
      <style:text-properties fo:font-size="12pt" style:font-size-asian="12pt" style:font-size-complex="12pt"/>
    </style:style>
    <style:style style:name="T34_77" style:family="text">
      <style:text-properties fo:font-size="12pt" style:font-size-asian="12pt" style:font-size-complex="12pt"/>
    </style:style>
    <style:style style:name="T34_78" style:family="text">
      <style:text-properties fo:font-size="12pt" style:font-size-asian="12pt" style:font-size-complex="12pt"/>
    </style:style>
    <style:style style:name="T34_79" style:family="text">
      <style:text-properties fo:font-size="12pt" style:font-size-asian="12pt" style:font-size-complex="12pt"/>
    </style:style>
    <style:style style:name="T34_80" style:family="text">
      <style:text-properties fo:font-size="12pt" style:font-size-asian="12pt" style:font-size-complex="12pt"/>
    </style:style>
    <style:style style:name="T34_81" style:family="text">
      <style:text-properties fo:font-size="12pt" style:font-size-asian="12pt" style:font-size-complex="12pt"/>
    </style:style>
    <style:style style:name="T34_82" style:family="text">
      <style:text-properties fo:font-size="12pt" style:font-size-asian="12pt" style:font-size-complex="12pt"/>
    </style:style>
    <style:style style:name="T34_83" style:family="text">
      <style:text-properties fo:font-size="12pt" style:font-size-asian="12pt" style:font-size-complex="12pt"/>
    </style:style>
    <style:style style:name="T34_84" style:family="text">
      <style:text-properties fo:font-size="12pt" style:font-size-asian="12pt" style:font-size-complex="12pt"/>
    </style:style>
    <style:style style:name="T34_85" style:family="text">
      <style:text-properties fo:font-size="12pt" style:font-size-asian="12pt" style:font-size-complex="12pt"/>
    </style:style>
    <style:style style:name="T34_86" style:family="text">
      <style:text-properties fo:font-size="12pt" style:font-size-asian="12pt" style:font-size-complex="12pt"/>
    </style:style>
    <style:style style:name="T34_87" style:family="text">
      <style:text-properties fo:font-size="12pt" style:font-size-asian="12pt" style:font-size-complex="12pt"/>
    </style:style>
    <style:style style:name="T34_88" style:family="text">
      <style:text-properties fo:font-size="12pt" style:font-size-asian="12pt" style:font-size-complex="12pt"/>
    </style:style>
    <style:style style:name="T34_89" style:family="text">
      <style:text-properties fo:font-size="12pt" style:font-size-asian="12pt" style:font-size-complex="12pt"/>
    </style:style>
    <style:style style:name="T34_90" style:family="text">
      <style:text-properties fo:font-size="12pt" style:font-size-asian="12pt" style:font-size-complex="12pt"/>
    </style:style>
    <style:style style:name="T34_91" style:family="text">
      <style:text-properties fo:font-size="12pt" style:font-size-asian="12pt" style:font-size-complex="12pt"/>
    </style:style>
    <style:style style:name="T34_92" style:family="text">
      <style:text-properties fo:font-size="12pt" style:font-size-asian="12pt" style:font-size-complex="12pt"/>
    </style:style>
    <style:style style:name="T34_93" style:family="text">
      <style:text-properties fo:font-size="12pt" style:font-size-asian="12pt" style:font-size-complex="12pt"/>
    </style:style>
    <style:style style:name="T34_94" style:family="text">
      <style:text-properties fo:font-size="12pt" style:font-size-asian="12pt" style:font-size-complex="12pt"/>
    </style:style>
    <style:style style:name="T34_95" style:family="text">
      <style:text-properties fo:font-size="12pt" style:font-size-asian="12pt" style:font-size-complex="12pt"/>
    </style:style>
    <style:style style:name="T34_96" style:family="text">
      <style:text-properties fo:font-size="12pt" style:font-size-asian="12pt" style:font-size-complex="12pt"/>
    </style:style>
    <style:style style:name="T34_97" style:family="text">
      <style:text-properties fo:font-size="12pt" style:font-size-asian="12pt" style:font-size-complex="12pt"/>
    </style:style>
    <style:style style:name="T34_98" style:family="text">
      <style:text-properties fo:font-size="12pt" style:font-size-asian="12pt" style:font-size-complex="12pt"/>
    </style:style>
    <style:style style:name="T34_99" style:family="text">
      <style:text-properties fo:font-size="12pt" style:font-size-asian="12pt" style:font-size-complex="12pt"/>
    </style:style>
    <style:style style:name="T34_100" style:family="text">
      <style:text-properties fo:font-size="12pt" style:font-size-asian="12pt" style:font-size-complex="12pt"/>
    </style:style>
    <style:style style:name="T34_101" style:family="text">
      <style:text-properties fo:font-size="12pt" style:font-size-asian="12pt" style:font-size-complex="12pt"/>
    </style:style>
    <style:style style:name="T34_102" style:family="text">
      <style:text-properties fo:font-size="12pt" style:font-size-asian="12pt" style:font-size-complex="12pt"/>
    </style:style>
    <style:style style:name="T34_103" style:family="text">
      <style:text-properties fo:font-size="12pt" style:font-size-asian="12pt" style:font-size-complex="12pt"/>
    </style:style>
    <style:style style:name="T34_104" style:family="text">
      <style:text-properties fo:font-size="12pt" style:font-size-asian="12pt" style:font-size-complex="12pt"/>
    </style:style>
    <style:style style:name="T34_105" style:family="text">
      <style:text-properties fo:font-size="12pt" style:font-size-asian="12pt" style:font-size-complex="12pt"/>
    </style:style>
    <style:style style:name="T34_106" style:family="text">
      <style:text-properties fo:font-size="12pt" style:font-size-asian="12pt" style:font-size-complex="12pt"/>
    </style:style>
    <style:style style:name="T34_107" style:family="text">
      <style:text-properties fo:font-size="12pt" style:font-size-asian="12pt" style:font-size-complex="12pt"/>
    </style:style>
    <style:style style:name="T34_108" style:family="text">
      <style:text-properties fo:font-size="12pt" style:font-size-asian="12pt" style:font-size-complex="12pt"/>
    </style:style>
    <style:style style:name="T34_109" style:family="text">
      <style:text-properties fo:font-size="12pt" style:font-size-asian="12pt" style:font-size-complex="12pt"/>
    </style:style>
    <style:style style:name="T34_110" style:family="text">
      <style:text-properties fo:font-size="12pt" style:font-size-asian="12pt" style:font-size-complex="12pt"/>
    </style:style>
    <style:style style:name="T34_111" style:family="text">
      <style:text-properties fo:font-size="12pt" style:font-size-asian="12pt" style:font-size-complex="12pt"/>
    </style:style>
    <style:style style:name="T34_112" style:family="text">
      <style:text-properties fo:font-size="12pt" style:font-size-asian="12pt" style:font-size-complex="12pt"/>
    </style:style>
    <style:style style:name="T34_113" style:family="text">
      <style:text-properties fo:font-size="12pt" style:font-size-asian="12pt" style:font-size-complex="12pt"/>
    </style:style>
    <style:style style:name="T34_114" style:family="text">
      <style:text-properties fo:font-size="12pt" style:font-size-asian="12pt" style:font-size-complex="12pt"/>
    </style:style>
    <style:style style:name="T34_115" style:family="text">
      <style:text-properties fo:font-size="12pt" style:font-size-asian="12pt" style:font-size-complex="12pt"/>
    </style:style>
    <style:style style:name="T34_116" style:family="text">
      <style:text-properties fo:font-size="12pt" style:font-size-asian="12pt" style:font-size-complex="12pt"/>
    </style:style>
    <style:style style:name="T34_117" style:family="text">
      <style:text-properties fo:font-size="12pt" style:font-size-asian="12pt" style:font-size-complex="12pt"/>
    </style:style>
    <style:style style:name="T34_118" style:family="text">
      <style:text-properties fo:font-size="12pt" style:font-size-asian="12pt" style:font-size-complex="12pt"/>
    </style:style>
    <style:style style:name="T34_119" style:family="text">
      <style:text-properties fo:font-size="12pt" style:font-size-asian="12pt" style:font-size-complex="12pt"/>
    </style:style>
    <style:style style:name="T34_120" style:family="text">
      <style:text-properties fo:font-size="12pt" style:font-size-asian="12pt" style:font-size-complex="12pt"/>
    </style:style>
    <style:style style:name="T34_121" style:family="text">
      <style:text-properties fo:font-size="12pt" style:font-size-asian="12pt" style:font-size-complex="12pt"/>
    </style:style>
    <style:style style:name="T34_122" style:family="text">
      <style:text-properties fo:font-size="12pt" style:font-size-asian="12pt" style:font-size-complex="12pt"/>
    </style:style>
    <style:style style:name="T34_123" style:family="text">
      <style:text-properties fo:font-size="12pt" style:font-size-asian="12pt" style:font-size-complex="12pt"/>
    </style:style>
    <style:style style:name="T34_124" style:family="text">
      <style:text-properties fo:font-size="12pt" style:font-size-asian="12pt" style:font-size-complex="12pt"/>
    </style:style>
    <style:style style:name="T34_125" style:family="text">
      <style:text-properties fo:font-size="12pt" style:font-size-asian="12pt" style:font-size-complex="12pt"/>
    </style:style>
    <style:style style:name="T34_126" style:family="text">
      <style:text-properties fo:font-size="12pt" style:font-size-asian="12pt" style:font-size-complex="12pt"/>
    </style:style>
    <style:style style:name="T34_127" style:family="text">
      <style:text-properties fo:font-size="12pt" style:font-size-asian="12pt" style:font-size-complex="12pt"/>
    </style:style>
    <style:style style:name="T34_128" style:family="text">
      <style:text-properties fo:font-size="12pt" style:font-size-asian="12pt" style:font-size-complex="12pt"/>
    </style:style>
    <style:style style:name="T34_129" style:family="text">
      <style:text-properties fo:font-size="12pt" style:font-size-asian="12pt" style:font-size-complex="12pt"/>
    </style:style>
    <style:style style:name="T34_130" style:family="text">
      <style:text-properties fo:font-size="12pt" style:font-size-asian="12pt" style:font-size-complex="12pt"/>
    </style:style>
    <style:style style:name="T34_131" style:family="text">
      <style:text-properties fo:font-size="12pt" style:font-size-asian="12pt" style:font-size-complex="12pt"/>
    </style:style>
    <style:style style:name="T34_132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text-align="justify" fo:break-before="auto" fo:line-height="150%" fo:margin-top="0cm" style:writing-mode="lr-tb"/>
    </style:style>
    <style:style style:name="T35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36" style:family="paragraph" style:parent-style-name="Standard">
      <style:paragraph-properties fo:text-align="justify" fo:break-before="auto" fo:line-height="150%" fo:margin-top="0cm" style:writing-mode="lr-tb"/>
    </style:style>
    <style:style style:name="T36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6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6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37" style:family="paragraph" style:parent-style-name="Standard">
      <style:paragraph-properties fo:text-align="justify" fo:break-before="auto" fo:line-height="150%" fo:margin-top="0cm" style:writing-mode="lr-tb"/>
    </style:style>
    <style:style style:name="T37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38" style:family="paragraph" style:parent-style-name="Standard">
      <style:paragraph-properties fo:text-align="justify" fo:break-before="auto" fo:line-height="150%" fo:margin-top="0cm" style:writing-mode="lr-tb"/>
    </style:style>
    <style:style style:name="T38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8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8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8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8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8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8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39" style:family="paragraph" style:parent-style-name="Standard">
      <style:paragraph-properties fo:text-align="justify" fo:break-before="auto" fo:line-height="150%" fo:margin-top="0cm" style:writing-mode="lr-tb"/>
    </style:style>
    <style:style style:name="T39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0" style:family="paragraph" style:parent-style-name="Standard">
      <style:paragraph-properties fo:text-align="justify" fo:break-before="auto" fo:line-height="150%" fo:margin-top="0cm" style:writing-mode="lr-tb"/>
    </style:style>
    <style:style style:name="T4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1" style:family="paragraph" style:parent-style-name="Standard">
      <style:paragraph-properties fo:text-align="justify" fo:break-before="auto" fo:line-height="150%" fo:margin-top="0cm" style:writing-mode="lr-tb"/>
    </style:style>
    <style:style style:name="T41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2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42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3" style:family="paragraph" style:parent-style-name="Standard">
      <style:paragraph-properties fo:text-align="justify" fo:break-before="auto" fo:text-indent="1.27cm" fo:line-height="150%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text-align="justify" fo:break-before="auto" fo:line-height="150%" fo:margin-top="0cm" style:writing-mode="lr-tb"/>
    </style:style>
    <style:style style:name="T44_1" style:family="text">
      <style:text-properties fo:font-size="12pt" style:font-size-asian="12pt" style:font-size-complex="12pt" fo:font-weight="bold" style:font-weight-asian="bold" style:font-weight-complex="bold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T44_10" style:family="text">
      <style:text-properties fo:font-size="12pt" style:font-size-asian="12pt" style:font-size-complex="12pt"/>
    </style:style>
    <style:style style:name="T44_11" style:family="text">
      <style:text-properties fo:font-size="12pt" style:font-size-asian="12pt" style:font-size-complex="12pt"/>
    </style:style>
    <style:style style:name="T44_12" style:family="text">
      <style:text-properties fo:font-size="12pt" style:font-size-asian="12pt" style:font-size-complex="12pt"/>
    </style:style>
    <style:style style:name="T44_13" style:family="text">
      <style:text-properties fo:font-size="12pt" style:font-size-asian="12pt" style:font-size-complex="12pt"/>
    </style:style>
    <style:style style:name="T44_14" style:family="text">
      <style:text-properties fo:font-size="12pt" style:font-size-asian="12pt" style:font-size-complex="12pt"/>
    </style:style>
    <style:style style:name="T44_15" style:family="text">
      <style:text-properties fo:font-size="12pt" style:font-size-asian="12pt" style:font-size-complex="12pt"/>
    </style:style>
    <style:style style:name="T44_16" style:family="text">
      <style:text-properties fo:font-size="12pt" style:font-size-asian="12pt" style:font-size-complex="12pt"/>
    </style:style>
    <style:style style:name="T44_17" style:family="text">
      <style:text-properties fo:font-size="12pt" style:font-size-asian="12pt" style:font-size-complex="12pt"/>
    </style:style>
    <style:style style:name="T44_18" style:family="text">
      <style:text-properties fo:font-size="12pt" style:font-size-asian="12pt" style:font-size-complex="12pt"/>
    </style:style>
    <style:style style:name="T44_19" style:family="text">
      <style:text-properties fo:font-size="12pt" style:font-size-asian="12pt" style:font-size-complex="12pt"/>
    </style:style>
    <style:style style:name="T44_20" style:family="text">
      <style:text-properties fo:font-size="12pt" style:font-size-asian="12pt" style:font-size-complex="12pt"/>
    </style:style>
    <style:style style:name="T44_21" style:family="text">
      <style:text-properties fo:font-size="12pt" style:font-size-asian="12pt" style:font-size-complex="12pt"/>
    </style:style>
    <style:style style:name="T44_22" style:family="text">
      <style:text-properties fo:font-size="12pt" style:font-size-asian="12pt" style:font-size-complex="12pt"/>
    </style:style>
    <style:style style:name="T44_23" style:family="text">
      <style:text-properties fo:font-size="12pt" style:font-size-asian="12pt" style:font-size-complex="12pt"/>
    </style:style>
    <style:style style:name="T44_24" style:family="text">
      <style:text-properties fo:font-size="12pt" style:font-size-asian="12pt" style:font-size-complex="12pt"/>
    </style:style>
    <style:style style:name="T44_25" style:family="text">
      <style:text-properties fo:font-size="12pt" style:font-size-asian="12pt" style:font-size-complex="12pt"/>
    </style:style>
    <style:style style:name="T44_26" style:family="text">
      <style:text-properties fo:font-size="12pt" style:font-size-asian="12pt" style:font-size-complex="12pt"/>
    </style:style>
    <style:style style:name="T44_27" style:family="text">
      <style:text-properties fo:font-size="12pt" style:font-size-asian="12pt" style:font-size-complex="12pt"/>
    </style:style>
    <style:style style:name="T44_28" style:family="text">
      <style:text-properties fo:font-size="12pt" style:font-size-asian="12pt" style:font-size-complex="12pt"/>
    </style:style>
    <style:style style:name="T44_29" style:family="text">
      <style:text-properties fo:font-size="12pt" style:font-size-asian="12pt" style:font-size-complex="12pt"/>
    </style:style>
    <style:style style:name="T44_30" style:family="text">
      <style:text-properties fo:font-size="12pt" style:font-size-asian="12pt" style:font-size-complex="12pt"/>
    </style:style>
    <style:style style:name="T44_31" style:family="text">
      <style:text-properties fo:font-size="12pt" style:font-size-asian="12pt" style:font-size-complex="12pt"/>
    </style:style>
    <style:style style:name="T44_32" style:family="text">
      <style:text-properties fo:font-size="12pt" style:font-size-asian="12pt" style:font-size-complex="12pt"/>
    </style:style>
    <style:style style:name="T44_33" style:family="text">
      <style:text-properties fo:font-size="12pt" style:font-size-asian="12pt" style:font-size-complex="12pt"/>
    </style:style>
    <style:style style:name="T44_34" style:family="text">
      <style:text-properties fo:font-size="12pt" style:font-size-asian="12pt" style:font-size-complex="12pt"/>
    </style:style>
    <style:style style:name="T44_35" style:family="text">
      <style:text-properties fo:font-size="12pt" style:font-size-asian="12pt" style:font-size-complex="12pt"/>
    </style:style>
    <style:style style:name="T44_36" style:family="text">
      <style:text-properties fo:font-size="12pt" style:font-size-asian="12pt" style:font-size-complex="12pt"/>
    </style:style>
    <style:style style:name="T44_37" style:family="text">
      <style:text-properties fo:font-size="12pt" style:font-size-asian="12pt" style:font-size-complex="12pt"/>
    </style:style>
    <style:style style:name="T44_38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text-align="justify" fo:break-before="auto" fo:line-height="150%" fo:margin-top="0cm" style:writing-mode="lr-tb"/>
    </style:style>
    <style:style style:name="T45_1" style:family="text">
      <style:text-properties fo:font-size="12pt" style:font-size-asian="12pt" style:font-size-complex="12pt" fo:font-weight="bold" style:font-weight-asian="bold" style:font-weight-complex="bold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T45_5" style:family="text">
      <style:text-properties fo:font-size="12pt" style:font-size-asian="12pt" style:font-size-complex="12pt"/>
    </style:style>
    <style:style style:name="T45_6" style:family="text">
      <style:text-properties fo:font-size="12pt" style:font-size-asian="12pt" style:font-size-complex="12pt"/>
    </style:style>
    <style:style style:name="T45_7" style:family="text">
      <style:text-properties fo:font-size="12pt" style:font-size-asian="12pt" style:font-size-complex="12pt"/>
    </style:style>
    <style:style style:name="T45_8" style:family="text">
      <style:text-properties fo:font-size="12pt" style:font-size-asian="12pt" style:font-size-complex="12pt"/>
    </style:style>
    <style:style style:name="T45_9" style:family="text">
      <style:text-properties fo:font-size="12pt" style:font-size-asian="12pt" style:font-size-complex="12pt"/>
    </style:style>
    <style:style style:name="T45_10" style:family="text">
      <style:text-properties fo:font-size="12pt" style:font-size-asian="12pt" style:font-size-complex="12pt"/>
    </style:style>
    <style:style style:name="T45_11" style:family="text">
      <style:text-properties fo:font-size="12pt" style:font-size-asian="12pt" style:font-size-complex="12pt"/>
    </style:style>
    <style:style style:name="T45_12" style:family="text">
      <style:text-properties fo:font-size="12pt" style:font-size-asian="12pt" style:font-size-complex="12pt"/>
    </style:style>
    <style:style style:name="T45_13" style:family="text">
      <style:text-properties fo:font-size="12pt" style:font-size-asian="12pt" style:font-size-complex="12pt"/>
    </style:style>
    <style:style style:name="T45_14" style:family="text">
      <style:text-properties fo:font-size="12pt" style:font-size-asian="12pt" style:font-size-complex="12pt"/>
    </style:style>
    <style:style style:name="T45_15" style:family="text">
      <style:text-properties fo:font-size="12pt" style:font-size-asian="12pt" style:font-size-complex="12pt"/>
    </style:style>
    <style:style style:name="T45_16" style:family="text">
      <style:text-properties fo:font-size="12pt" style:font-size-asian="12pt" style:font-size-complex="12pt"/>
    </style:style>
    <style:style style:name="T45_17" style:family="text">
      <style:text-properties fo:font-size="12pt" style:font-size-asian="12pt" style:font-size-complex="12pt"/>
    </style:style>
    <style:style style:name="T45_18" style:family="text">
      <style:text-properties fo:font-size="12pt" style:font-size-asian="12pt" style:font-size-complex="12pt"/>
    </style:style>
    <style:style style:name="T45_19" style:family="text">
      <style:text-properties fo:font-size="12pt" style:font-size-asian="12pt" style:font-size-complex="12pt"/>
    </style:style>
    <style:style style:name="T45_20" style:family="text">
      <style:text-properties fo:font-size="12pt" style:font-size-asian="12pt" style:font-size-complex="12pt"/>
    </style:style>
    <style:style style:name="T45_21" style:family="text">
      <style:text-properties fo:font-size="12pt" style:font-size-asian="12pt" style:font-size-complex="12pt"/>
    </style:style>
    <style:style style:name="T45_22" style:family="text">
      <style:text-properties fo:font-size="12pt" style:font-size-asian="12pt" style:font-size-complex="12pt"/>
    </style:style>
    <style:style style:name="T45_23" style:family="text">
      <style:text-properties fo:font-size="12pt" style:font-size-asian="12pt" style:font-size-complex="12pt"/>
    </style:style>
    <style:style style:name="T45_24" style:family="text">
      <style:text-properties fo:font-size="12pt" style:font-size-asian="12pt" style:font-size-complex="12pt"/>
    </style:style>
    <style:style style:name="T45_25" style:family="text">
      <style:text-properties fo:font-size="12pt" style:font-size-asian="12pt" style:font-size-complex="12pt"/>
    </style:style>
    <style:style style:name="T45_26" style:family="text">
      <style:text-properties fo:font-size="12pt" style:font-size-asian="12pt" style:font-size-complex="12pt"/>
    </style:style>
    <style:style style:name="T45_27" style:family="text">
      <style:text-properties fo:font-size="12pt" style:font-size-asian="12pt" style:font-size-complex="12pt"/>
    </style:style>
    <style:style style:name="T45_28" style:family="text">
      <style:text-properties fo:font-size="12pt" style:font-size-asian="12pt" style:font-size-complex="12pt"/>
    </style:style>
    <style:style style:name="T45_29" style:family="text">
      <style:text-properties fo:font-size="12pt" style:font-size-asian="12pt" style:font-size-complex="12pt"/>
    </style:style>
    <style:style style:name="T45_30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text-align="justify" fo:break-before="auto" fo:line-height="150%" fo:margin-top="0cm" style:writing-mode="lr-tb"/>
    </style:style>
    <style:style style:name="T46_1" style:family="text">
      <style:text-properties fo:font-size="12pt" style:font-size-asian="12pt" style:font-size-complex="12pt" fo:font-weight="bold" style:font-weight-asian="bold" style:font-weight-complex="bold"/>
    </style:style>
    <style:style style:name="T46_2" style:family="text">
      <style:text-properties fo:font-size="12pt" style:font-size-asian="12pt" style:font-size-complex="12pt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T46_5" style:family="text">
      <style:text-properties fo:font-size="12pt" style:font-size-asian="12pt" style:font-size-complex="12pt"/>
    </style:style>
    <style:style style:name="T46_6" style:family="text">
      <style:text-properties fo:font-size="12pt" style:font-size-asian="12pt" style:font-size-complex="12pt"/>
    </style:style>
    <style:style style:name="T46_7" style:family="text">
      <style:text-properties fo:font-size="12pt" style:font-size-asian="12pt" style:font-size-complex="12pt"/>
    </style:style>
    <style:style style:name="T46_8" style:family="text">
      <style:text-properties fo:font-size="12pt" style:font-size-asian="12pt" style:font-size-complex="12pt"/>
    </style:style>
    <style:style style:name="T46_9" style:family="text">
      <style:text-properties fo:font-size="12pt" style:font-size-asian="12pt" style:font-size-complex="12pt"/>
    </style:style>
    <style:style style:name="T46_10" style:family="text">
      <style:text-properties fo:font-size="12pt" style:font-size-asian="12pt" style:font-size-complex="12pt"/>
    </style:style>
    <style:style style:name="T46_11" style:family="text">
      <style:text-properties fo:font-size="12pt" style:font-size-asian="12pt" style:font-size-complex="12pt"/>
    </style:style>
    <style:style style:name="T46_12" style:family="text">
      <style:text-properties fo:font-size="12pt" style:font-size-asian="12pt" style:font-size-complex="12pt"/>
    </style:style>
    <style:style style:name="T46_13" style:family="text">
      <style:text-properties fo:font-size="12pt" style:font-size-asian="12pt" style:font-size-complex="12pt"/>
    </style:style>
    <style:style style:name="T46_14" style:family="text">
      <style:text-properties fo:font-size="12pt" style:font-size-asian="12pt" style:font-size-complex="12pt"/>
    </style:style>
    <style:style style:name="T46_15" style:family="text">
      <style:text-properties fo:font-size="12pt" style:font-size-asian="12pt" style:font-size-complex="12pt"/>
    </style:style>
    <style:style style:name="T46_16" style:family="text">
      <style:text-properties fo:font-size="12pt" style:font-size-asian="12pt" style:font-size-complex="12pt"/>
    </style:style>
    <style:style style:name="T46_17" style:family="text">
      <style:text-properties fo:font-size="12pt" style:font-size-asian="12pt" style:font-size-complex="12pt"/>
    </style:style>
    <style:style style:name="T46_18" style:family="text">
      <style:text-properties fo:font-size="12pt" style:font-size-asian="12pt" style:font-size-complex="12pt"/>
    </style:style>
    <style:style style:name="T46_19" style:family="text">
      <style:text-properties fo:font-size="12pt" style:font-size-asian="12pt" style:font-size-complex="12pt"/>
    </style:style>
    <style:style style:name="T46_20" style:family="text">
      <style:text-properties fo:font-size="12pt" style:font-size-asian="12pt" style:font-size-complex="12pt"/>
    </style:style>
    <style:style style:name="T46_21" style:family="text">
      <style:text-properties fo:font-size="12pt" style:font-size-asian="12pt" style:font-size-complex="12pt"/>
    </style:style>
    <style:style style:name="T46_22" style:family="text">
      <style:text-properties fo:font-size="12pt" style:font-size-asian="12pt" style:font-size-complex="12pt"/>
    </style:style>
    <style:style style:name="T46_23" style:family="text">
      <style:text-properties fo:font-size="12pt" style:font-size-asian="12pt" style:font-size-complex="12pt"/>
    </style:style>
    <style:style style:name="T46_24" style:family="text">
      <style:text-properties fo:font-size="12pt" style:font-size-asian="12pt" style:font-size-complex="12pt"/>
    </style:style>
    <style:style style:name="T46_25" style:family="text">
      <style:text-properties fo:font-size="12pt" style:font-size-asian="12pt" style:font-size-complex="12pt"/>
    </style:style>
    <style:style style:name="T46_26" style:family="text">
      <style:text-properties fo:font-size="12pt" style:font-size-asian="12pt" style:font-size-complex="12pt"/>
    </style:style>
    <style:style style:name="T46_27" style:family="text">
      <style:text-properties fo:font-size="12pt" style:font-size-asian="12pt" style:font-size-complex="12pt"/>
    </style:style>
    <style:style style:name="T46_28" style:family="text">
      <style:text-properties fo:font-size="12pt" style:font-size-asian="12pt" style:font-size-complex="12pt"/>
    </style:style>
    <style:style style:name="T46_29" style:family="text">
      <style:text-properties fo:font-size="12pt" style:font-size-asian="12pt" style:font-size-complex="12pt"/>
    </style:style>
    <style:style style:name="T46_30" style:family="text">
      <style:text-properties fo:font-size="12pt" style:font-size-asian="12pt" style:font-size-complex="12pt"/>
    </style:style>
    <style:style style:name="T46_31" style:family="text">
      <style:text-properties fo:font-size="12pt" style:font-size-asian="12pt" style:font-size-complex="12pt"/>
    </style:style>
    <style:style style:name="T46_32" style:family="text">
      <style:text-properties fo:font-size="12pt" style:font-size-asian="12pt" style:font-size-complex="12pt"/>
    </style:style>
    <style:style style:name="T46_33" style:family="text">
      <style:text-properties fo:font-size="12pt" style:font-size-asian="12pt" style:font-size-complex="12pt"/>
    </style:style>
    <style:style style:name="T46_34" style:family="text">
      <style:text-properties fo:font-size="12pt" style:font-size-asian="12pt" style:font-size-complex="12pt"/>
    </style:style>
    <style:style style:name="T46_35" style:family="text">
      <style:text-properties fo:font-size="12pt" style:font-size-asian="12pt" style:font-size-complex="12pt"/>
    </style:style>
    <style:style style:name="T46_36" style:family="text">
      <style:text-properties fo:font-size="12pt" style:font-size-asian="12pt" style:font-size-complex="12pt"/>
    </style:style>
    <style:style style:name="T46_37" style:family="text">
      <style:text-properties fo:font-size="12pt" style:font-size-asian="12pt" style:font-size-complex="12pt"/>
    </style:style>
    <style:style style:name="T46_38" style:family="text">
      <style:text-properties fo:font-size="12pt" style:font-size-asian="12pt" style:font-size-complex="12pt"/>
    </style:style>
    <style:style style:name="T46_39" style:family="text">
      <style:text-properties fo:font-size="12pt" style:font-size-asian="12pt" style:font-size-complex="12pt"/>
    </style:style>
    <style:style style:name="T46_40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text-align="justify" fo:break-before="auto" fo:line-height="150%" fo:margin-top="0cm" style:writing-mode="lr-tb"/>
    </style:style>
    <style:style style:name="T47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47_2" style:family="text">
      <style:text-properties fo:background-color="#ffffff" fo:font-size="12pt" style:font-size-asian="12pt" style:font-size-complex="12pt"/>
    </style:style>
    <style:style style:name="T47_3" style:family="text">
      <style:text-properties fo:background-color="#ffffff" fo:font-size="12pt" style:font-size-asian="12pt" style:font-size-complex="12pt"/>
    </style:style>
    <style:style style:name="T47_4" style:family="text">
      <style:text-properties fo:background-color="#ffffff" fo:font-size="12pt" style:font-size-asian="12pt" style:font-size-complex="12pt"/>
    </style:style>
    <style:style style:name="T47_5" style:family="text">
      <style:text-properties fo:background-color="#ffffff" fo:font-size="12pt" style:font-size-asian="12pt" style:font-size-complex="12pt"/>
    </style:style>
    <style:style style:name="T47_6" style:family="text">
      <style:text-properties fo:background-color="#ffffff" fo:font-size="12pt" style:font-size-asian="12pt" style:font-size-complex="12pt"/>
    </style:style>
    <style:style style:name="T47_7" style:family="text">
      <style:text-properties fo:background-color="#ffffff" fo:font-size="12pt" style:font-size-asian="12pt" style:font-size-complex="12pt"/>
    </style:style>
    <style:style style:name="T47_8" style:family="text">
      <style:text-properties fo:background-color="#ffffff" fo:font-size="12pt" style:font-size-asian="12pt" style:font-size-complex="12pt"/>
    </style:style>
    <style:style style:name="T47_9" style:family="text">
      <style:text-properties fo:background-color="#ffffff" fo:font-size="12pt" style:font-size-asian="12pt" style:font-size-complex="12pt"/>
    </style:style>
    <style:style style:name="T47_10" style:family="text">
      <style:text-properties fo:background-color="#ffffff" fo:font-size="12pt" style:font-size-asian="12pt" style:font-size-complex="12pt"/>
    </style:style>
    <style:style style:name="T47_11" style:family="text">
      <style:text-properties fo:background-color="#ffffff" fo:font-size="12pt" style:font-size-asian="12pt" style:font-size-complex="12pt"/>
    </style:style>
    <style:style style:name="T47_12" style:family="text">
      <style:text-properties fo:background-color="#ffffff" fo:font-size="12pt" style:font-size-asian="12pt" style:font-size-complex="12pt"/>
    </style:style>
    <style:style style:name="T47_13" style:family="text">
      <style:text-properties fo:background-color="#ffffff" fo:font-size="12pt" style:font-size-asian="12pt" style:font-size-complex="12pt"/>
    </style:style>
    <style:style style:name="T47_14" style:family="text">
      <style:text-properties fo:background-color="#ffffff" fo:font-size="12pt" style:font-size-asian="12pt" style:font-size-complex="12pt"/>
    </style:style>
    <style:style style:name="T47_15" style:family="text">
      <style:text-properties fo:background-color="#ffffff" fo:font-size="12pt" style:font-size-asian="12pt" style:font-size-complex="12pt"/>
    </style:style>
    <style:style style:name="T47_16" style:family="text">
      <style:text-properties fo:background-color="#ffffff" fo:font-size="12pt" style:font-size-asian="12pt" style:font-size-complex="12pt"/>
    </style:style>
    <style:style style:name="T47_17" style:family="text">
      <style:text-properties fo:background-color="#ffffff" fo:font-size="12pt" style:font-size-asian="12pt" style:font-size-complex="12pt"/>
    </style:style>
    <style:style style:name="T47_18" style:family="text">
      <style:text-properties fo:background-color="#ffffff" fo:font-size="12pt" style:font-size-asian="12pt" style:font-size-complex="12pt"/>
    </style:style>
    <style:style style:name="T47_19" style:family="text">
      <style:text-properties fo:background-color="#ffffff" fo:font-size="12pt" style:font-size-asian="12pt" style:font-size-complex="12pt"/>
    </style:style>
    <style:style style:name="T47_20" style:family="text">
      <style:text-properties fo:background-color="#ffffff" fo:font-size="12pt" style:font-size-asian="12pt" style:font-size-complex="12pt"/>
    </style:style>
    <style:style style:name="T47_21" style:family="text">
      <style:text-properties fo:background-color="#ffffff" fo:font-size="12pt" style:font-size-asian="12pt" style:font-size-complex="12pt"/>
    </style:style>
    <style:style style:name="T47_22" style:family="text">
      <style:text-properties fo:background-color="#ffffff" fo:font-size="12pt" style:font-size-asian="12pt" style:font-size-complex="12pt"/>
    </style:style>
    <style:style style:name="T47_23" style:family="text">
      <style:text-properties fo:background-color="#ffffff" fo:font-size="12pt" style:font-size-asian="12pt" style:font-size-complex="12pt"/>
    </style:style>
    <style:style style:name="T47_24" style:family="text">
      <style:text-properties fo:background-color="#ffffff" fo:font-size="12pt" style:font-size-asian="12pt" style:font-size-complex="12pt"/>
    </style:style>
    <style:style style:name="T47_25" style:family="text">
      <style:text-properties fo:background-color="#ffffff" fo:font-size="12pt" style:font-size-asian="12pt" style:font-size-complex="12pt"/>
    </style:style>
    <style:style style:name="T47_26" style:family="text">
      <style:text-properties fo:background-color="#ffffff" fo:font-size="12pt" style:font-size-asian="12pt" style:font-size-complex="12pt"/>
    </style:style>
    <style:style style:name="T47_27" style:family="text">
      <style:text-properties fo:background-color="#ffffff" fo:font-size="12pt" style:font-size-asian="12pt" style:font-size-complex="12pt"/>
    </style:style>
    <style:style style:name="T47_28" style:family="text">
      <style:text-properties fo:background-color="#ffffff" fo:font-size="12pt" style:font-size-asian="12pt" style:font-size-complex="12pt"/>
    </style:style>
    <style:style style:name="T47_29" style:family="text">
      <style:text-properties fo:background-color="#ffffff" fo:font-size="12pt" style:font-size-asian="12pt" style:font-size-complex="12pt"/>
    </style:style>
    <style:style style:name="T47_30" style:family="text">
      <style:text-properties fo:background-color="#ffffff" fo:font-size="12pt" style:font-size-asian="12pt" style:font-size-complex="12pt"/>
    </style:style>
    <style:style style:name="T47_31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47_32" style:family="text">
      <style:text-properties fo:background-color="#ffffff" fo:font-size="12pt" style:font-size-asian="12pt" style:font-size-complex="12pt"/>
    </style:style>
    <style:style style:name="T47_33" style:family="text">
      <style:text-properties fo:background-color="#ffffff" fo:font-size="12pt" style:font-size-asian="12pt" style:font-size-complex="12pt"/>
    </style:style>
    <style:style style:name="T47_34" style:family="text">
      <style:text-properties fo:background-color="#ffffff" fo:font-size="12pt" style:font-size-asian="12pt" style:font-size-complex="12pt"/>
    </style:style>
    <style:style style:name="T47_35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47_36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47_37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47_38" style:family="text">
      <style:text-properties fo:background-color="#ffffff" fo:font-size="12pt" style:font-size-asian="12pt" style:font-size-complex="12pt"/>
    </style:style>
    <style:style style:name="P48" style:family="paragraph" style:parent-style-name="Standard">
      <style:paragraph-properties fo:text-align="justify" fo:break-before="auto" fo:line-height="150%" fo:margin-top="0cm" style:writing-mode="lr-tb"/>
    </style:style>
    <style:style style:name="T48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48_2" style:family="text">
      <style:text-properties fo:background-color="#ffffff" fo:font-size="12pt" style:font-size-asian="12pt" style:font-size-complex="12pt"/>
    </style:style>
    <style:style style:name="T48_3" style:family="text">
      <style:text-properties fo:background-color="#ffffff" fo:font-size="12pt" style:font-size-asian="12pt" style:font-size-complex="12pt"/>
    </style:style>
    <style:style style:name="T48_4" style:family="text">
      <style:text-properties fo:background-color="#ffffff" fo:font-size="12pt" style:font-size-asian="12pt" style:font-size-complex="12pt"/>
    </style:style>
    <style:style style:name="T48_5" style:family="text">
      <style:text-properties fo:background-color="#ffffff" fo:font-size="12pt" style:font-size-asian="12pt" style:font-size-complex="12pt"/>
    </style:style>
    <style:style style:name="T48_6" style:family="text">
      <style:text-properties fo:background-color="#ffffff" fo:font-size="12pt" style:font-size-asian="12pt" style:font-size-complex="12pt"/>
    </style:style>
    <style:style style:name="T48_7" style:family="text">
      <style:text-properties fo:background-color="#ffffff" fo:font-size="12pt" style:font-size-asian="12pt" style:font-size-complex="12pt"/>
    </style:style>
    <style:style style:name="T48_8" style:family="text">
      <style:text-properties fo:background-color="#ffffff" fo:font-size="12pt" style:font-size-asian="12pt" style:font-size-complex="12pt"/>
    </style:style>
    <style:style style:name="T48_9" style:family="text">
      <style:text-properties fo:background-color="#ffffff" fo:font-size="12pt" style:font-size-asian="12pt" style:font-size-complex="12pt"/>
    </style:style>
    <style:style style:name="T48_10" style:family="text">
      <style:text-properties fo:background-color="#ffffff" fo:font-size="12pt" style:font-size-asian="12pt" style:font-size-complex="12pt"/>
    </style:style>
    <style:style style:name="T48_11" style:family="text">
      <style:text-properties fo:background-color="#ffffff" fo:font-size="12pt" style:font-size-asian="12pt" style:font-size-complex="12pt"/>
    </style:style>
    <style:style style:name="T48_12" style:family="text">
      <style:text-properties fo:background-color="#ffffff" fo:font-size="12pt" style:font-size-asian="12pt" style:font-size-complex="12pt"/>
    </style:style>
    <style:style style:name="T48_13" style:family="text">
      <style:text-properties fo:background-color="#ffffff" fo:font-size="12pt" style:font-size-asian="12pt" style:font-size-complex="12pt"/>
    </style:style>
    <style:style style:name="T48_14" style:family="text">
      <style:text-properties fo:background-color="#ffffff" fo:font-size="12pt" style:font-size-asian="12pt" style:font-size-complex="12pt"/>
    </style:style>
    <style:style style:name="T48_15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48_16" style:family="text">
      <style:text-properties fo:background-color="#ffffff" fo:font-size="12pt" style:font-size-asian="12pt" style:font-size-complex="12pt"/>
    </style:style>
    <style:style style:name="T48_17" style:family="text">
      <style:text-properties fo:background-color="#ffffff" fo:font-size="12pt" style:font-size-asian="12pt" style:font-size-complex="12pt"/>
    </style:style>
    <style:style style:name="T48_18" style:family="text">
      <style:text-properties fo:background-color="#ffffff" fo:font-size="12pt" style:font-size-asian="12pt" style:font-size-complex="12pt"/>
    </style:style>
    <style:style style:name="T48_19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48_20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48_21" style:family="text">
      <style:text-properties fo:background-color="#ffffff" fo:font-style="italic" style:font-style-asian="italic" style:font-style-complex="italic" fo:font-size="12pt" style:font-size-asian="12pt" style:font-size-complex="12pt"/>
    </style:style>
    <style:style style:name="T48_22" style:family="text">
      <style:text-properties fo:background-color="#ffffff" fo:font-size="12pt" style:font-size-asian="12pt" style:font-size-complex="12pt"/>
    </style:style>
    <style:style style:name="P49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49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49_2" style:family="text">
      <style:text-properties fo:background-color="#ffffff" fo:font-size="12pt" style:font-size-asian="12pt" style:font-size-complex="12pt"/>
    </style:style>
    <style:style style:name="T49_3" style:family="text">
      <style:text-properties fo:background-color="#ffffff" fo:font-size="12pt" style:font-size-asian="12pt" style:font-size-complex="12pt"/>
    </style:style>
    <style:style style:name="T49_4" style:family="text">
      <style:text-properties fo:background-color="#ffffff" fo:font-size="12pt" style:font-size-asian="12pt" style:font-size-complex="12pt"/>
    </style:style>
    <style:style style:name="T49_5" style:family="text">
      <style:text-properties fo:background-color="#ffffff" fo:font-size="12pt" style:font-size-asian="12pt" style:font-size-complex="12pt"/>
    </style:style>
    <style:style style:name="T49_6" style:family="text">
      <style:text-properties fo:background-color="#ffffff" fo:font-size="12pt" style:font-size-asian="12pt" style:font-size-complex="12pt"/>
    </style:style>
    <style:style style:name="T49_7" style:family="text">
      <style:text-properties fo:background-color="#ffffff" fo:font-size="12pt" style:font-size-asian="12pt" style:font-size-complex="12pt"/>
    </style:style>
    <style:style style:name="T49_8" style:family="text">
      <style:text-properties fo:background-color="#ffffff" fo:font-size="12pt" style:font-size-asian="12pt" style:font-size-complex="12pt"/>
    </style:style>
    <style:style style:name="T49_9" style:family="text">
      <style:text-properties fo:background-color="#ffffff" fo:font-size="12pt" style:font-size-asian="12pt" style:font-size-complex="12pt"/>
    </style:style>
    <style:style style:name="T49_10" style:family="text">
      <style:text-properties fo:background-color="#ffffff" fo:font-size="12pt" style:font-size-asian="12pt" style:font-size-complex="12pt"/>
    </style:style>
    <style:style style:name="T49_11" style:family="text">
      <style:text-properties fo:background-color="#ffffff" fo:font-size="12pt" style:font-size-asian="12pt" style:font-size-complex="12pt"/>
    </style:style>
    <style:style style:name="T49_12" style:family="text">
      <style:text-properties fo:background-color="#ffffff" fo:font-size="12pt" style:font-size-asian="12pt" style:font-size-complex="12pt"/>
    </style:style>
    <style:style style:name="T49_13" style:family="text">
      <style:text-properties fo:background-color="#ffffff" fo:font-size="12pt" style:font-size-asian="12pt" style:font-size-complex="12pt"/>
    </style:style>
    <style:style style:name="T49_14" style:family="text">
      <style:text-properties fo:background-color="#ffffff" fo:font-size="12pt" style:font-size-asian="12pt" style:font-size-complex="12pt"/>
    </style:style>
    <style:style style:name="T49_15" style:family="text">
      <style:text-properties fo:background-color="#ffffff" fo:font-size="12pt" style:font-size-asian="12pt" style:font-size-complex="12pt"/>
    </style:style>
    <style:style style:name="T49_16" style:family="text">
      <style:text-properties fo:background-color="#ffffff" fo:font-size="12pt" style:font-size-asian="12pt" style:font-size-complex="12pt"/>
    </style:style>
    <style:style style:name="T49_17" style:family="text">
      <style:text-properties fo:background-color="#ffffff" fo:font-size="12pt" style:font-size-asian="12pt" style:font-size-complex="12pt"/>
    </style:style>
    <style:style style:name="T49_18" style:family="text">
      <style:text-properties fo:background-color="#ffffff" fo:font-size="12pt" style:font-size-asian="12pt" style:font-size-complex="12pt"/>
    </style:style>
    <style:style style:name="T49_19" style:family="text">
      <style:text-properties fo:background-color="#ffffff" fo:font-size="12pt" style:font-size-asian="12pt" style:font-size-complex="12pt"/>
    </style:style>
    <style:style style:name="T49_20" style:family="text">
      <style:text-properties fo:background-color="#ffffff" fo:font-size="12pt" style:font-size-asian="12pt" style:font-size-complex="12pt"/>
    </style:style>
    <style:style style:name="T49_21" style:family="text">
      <style:text-properties fo:background-color="#ffffff" fo:font-size="12pt" style:font-size-asian="12pt" style:font-size-complex="12pt"/>
    </style:style>
    <style:style style:name="T49_22" style:family="text">
      <style:text-properties fo:background-color="#ffffff" fo:font-size="12pt" style:font-size-asian="12pt" style:font-size-complex="12pt"/>
    </style:style>
    <style:style style:name="T49_23" style:family="text">
      <style:text-properties fo:background-color="#ffffff" fo:font-size="12pt" style:font-size-asian="12pt" style:font-size-complex="12pt"/>
    </style:style>
    <style:style style:name="T49_24" style:family="text">
      <style:text-properties fo:background-color="#ffffff" fo:font-size="12pt" style:font-size-asian="12pt" style:font-size-complex="12pt"/>
    </style:style>
    <style:style style:name="T49_25" style:family="text">
      <style:text-properties fo:background-color="#ffffff" fo:font-size="12pt" style:font-size-asian="12pt" style:font-size-complex="12pt"/>
    </style:style>
    <style:style style:name="T49_26" style:family="text">
      <style:text-properties fo:background-color="#ffffff" fo:font-size="12pt" style:font-size-asian="12pt" style:font-size-complex="12pt"/>
    </style:style>
    <style:style style:name="T49_27" style:family="text">
      <style:text-properties fo:background-color="#ffffff" fo:font-size="12pt" style:font-size-asian="12pt" style:font-size-complex="12pt"/>
    </style:style>
    <style:style style:name="T49_28" style:family="text">
      <style:text-properties fo:background-color="#ffffff" fo:font-size="12pt" style:font-size-asian="12pt" style:font-size-complex="12pt"/>
    </style:style>
    <style:style style:name="T49_29" style:family="text">
      <style:text-properties fo:background-color="#ffffff" fo:font-size="12pt" style:font-size-asian="12pt" style:font-size-complex="12pt"/>
    </style:style>
    <style:style style:name="T49_30" style:family="text">
      <style:text-properties fo:background-color="#ffffff" fo:font-size="12pt" style:font-size-asian="12pt" style:font-size-complex="12pt"/>
    </style:style>
    <style:style style:name="T49_31" style:family="text">
      <style:text-properties fo:background-color="#ffffff" fo:font-size="12pt" style:font-size-asian="12pt" style:font-size-complex="12pt"/>
    </style:style>
    <style:style style:name="T49_32" style:family="text">
      <style:text-properties fo:background-color="#ffffff" fo:font-size="12pt" style:font-size-asian="12pt" style:font-size-complex="12pt"/>
    </style:style>
    <style:style style:name="P50" style:family="paragraph" style:parent-style-name="Standard">
      <style:paragraph-properties fo:text-align="justify" fo:break-before="auto" fo:text-indent="1.27cm" fo:line-height="150%" style:writing-mode="lr-tb"/>
    </style:style>
    <style:style style:name="T50_1" style:family="text" style:parent-style-name="Standard"/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53" style:family="paragraph" style:parent-style-name="Heading_20_2">
      <style:paragraph-properties fo:break-before="auto" fo:text-indent="1.27cm" fo:line-height="150%" style:writing-mode="lr-tb"/>
    </style:style>
    <style:style style:name="T53_1" style:family="text" style:parent-style-name="Heading_20_2"/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9" style:family="text"/>
    <style:style style:name="P56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T56_7" style:family="text">
      <style:text-properties fo:font-size="12pt" style:font-size-asian="12pt" style:font-size-complex="12pt"/>
    </style:style>
    <style:style style:name="T56_8" style:family="text">
      <style:text-properties fo:font-size="12pt" style:font-size-asian="12pt" style:font-size-complex="12pt"/>
    </style:style>
    <style:style style:name="T56_9" style:family="text">
      <style:text-properties fo:font-size="12pt" style:font-size-asian="12pt" style:font-size-complex="12pt"/>
    </style:style>
    <style:style style:name="T56_10" style:family="text">
      <style:text-properties fo:font-size="12pt" style:font-size-asian="12pt" style:font-size-complex="12pt"/>
    </style:style>
    <style:style style:name="T56_11" style:family="text">
      <style:text-properties fo:font-size="12pt" style:font-size-asian="12pt" style:font-size-complex="12pt"/>
    </style:style>
    <style:style style:name="T56_12" style:family="text">
      <style:text-properties fo:font-size="12pt" style:font-size-asian="12pt" style:font-size-complex="12pt"/>
    </style:style>
    <style:style style:name="T56_13" style:family="text">
      <style:text-properties fo:font-size="12pt" style:font-size-asian="12pt" style:font-size-complex="12pt"/>
    </style:style>
    <style:style style:name="T56_14" style:family="text">
      <style:text-properties fo:font-size="12pt" style:font-size-asian="12pt" style:font-size-complex="12pt"/>
    </style:style>
    <style:style style:name="T56_15" style:family="text">
      <style:text-properties fo:font-size="12pt" style:font-size-asian="12pt" style:font-size-complex="12pt"/>
    </style:style>
    <style:style style:name="T56_16" style:family="text">
      <style:text-properties fo:font-size="12pt" style:font-size-asian="12pt" style:font-size-complex="12pt"/>
    </style:style>
    <style:style style:name="T56_17" style:family="text">
      <style:text-properties fo:font-size="12pt" style:font-size-asian="12pt" style:font-size-complex="12pt"/>
    </style:style>
    <style:style style:name="T56_18" style:family="text">
      <style:text-properties fo:font-size="12pt" style:font-size-asian="12pt" style:font-size-complex="12pt"/>
    </style:style>
    <style:style style:name="T56_19" style:family="text">
      <style:text-properties fo:font-size="12pt" style:font-size-asian="12pt" style:font-size-complex="12pt"/>
    </style:style>
    <style:style style:name="T56_20" style:family="text">
      <style:text-properties fo:font-size="12pt" style:font-size-asian="12pt" style:font-size-complex="12pt"/>
    </style:style>
    <style:style style:name="T56_21" style:family="text">
      <style:text-properties fo:font-size="12pt" style:font-size-asian="12pt" style:font-size-complex="12pt"/>
    </style:style>
    <style:style style:name="T56_22" style:family="text">
      <style:text-properties fo:font-size="12pt" style:font-size-asian="12pt" style:font-size-complex="12pt"/>
    </style:style>
    <style:style style:name="T56_23" style:family="text">
      <style:text-properties fo:font-size="12pt" style:font-size-asian="12pt" style:font-size-complex="12pt"/>
    </style:style>
    <style:style style:name="T56_24" style:family="text">
      <style:text-properties fo:font-size="12pt" style:font-size-asian="12pt" style:font-size-complex="12pt"/>
    </style:style>
    <style:style style:name="T56_25" style:family="text">
      <style:text-properties fo:font-size="12pt" style:font-size-asian="12pt" style:font-size-complex="12pt"/>
    </style:style>
    <style:style style:name="T56_26" style:family="text">
      <style:text-properties fo:font-size="12pt" style:font-size-asian="12pt" style:font-size-complex="12pt"/>
    </style:style>
    <style:style style:name="T56_27" style:family="text">
      <style:text-properties fo:font-size="12pt" style:font-size-asian="12pt" style:font-size-complex="12pt"/>
    </style:style>
    <style:style style:name="T56_28" style:family="text">
      <style:text-properties fo:font-size="12pt" style:font-size-asian="12pt" style:font-size-complex="12pt"/>
    </style:style>
    <style:style style:name="T56_29" style:family="text">
      <style:text-properties fo:font-size="12pt" style:font-size-asian="12pt" style:font-size-complex="12pt"/>
    </style:style>
    <style:style style:name="T56_30" style:family="text">
      <style:text-properties fo:font-size="12pt" style:font-size-asian="12pt" style:font-size-complex="12pt"/>
    </style:style>
    <style:style style:name="T56_31" style:family="text">
      <style:text-properties fo:font-size="12pt" style:font-size-asian="12pt" style:font-size-complex="12pt"/>
    </style:style>
    <style:style style:name="T56_32" style:family="text">
      <style:text-properties fo:font-size="12pt" style:font-size-asian="12pt" style:font-size-complex="12pt"/>
    </style:style>
    <style:style style:name="T56_33" style:family="text">
      <style:text-properties fo:font-size="12pt" style:font-size-asian="12pt" style:font-size-complex="12pt"/>
    </style:style>
    <style:style style:name="T56_34" style:family="text">
      <style:text-properties fo:font-size="12pt" style:font-size-asian="12pt" style:font-size-complex="12pt"/>
    </style:style>
    <style:style style:name="T56_35" style:family="text">
      <style:text-properties fo:font-size="12pt" style:font-size-asian="12pt" style:font-size-complex="12pt"/>
    </style:style>
    <style:style style:name="T56_36" style:family="text">
      <style:text-properties fo:font-size="12pt" style:font-size-asian="12pt" style:font-size-complex="12pt"/>
    </style:style>
    <style:style style:name="T56_37" style:family="text">
      <style:text-properties fo:font-size="12pt" style:font-size-asian="12pt" style:font-size-complex="12pt"/>
    </style:style>
    <style:style style:name="T56_38" style:family="text">
      <style:text-properties fo:font-size="12pt" style:font-size-asian="12pt" style:font-size-complex="12pt"/>
    </style:style>
    <style:style style:name="T56_39" style:family="text">
      <style:text-properties fo:font-size="12pt" style:font-size-asian="12pt" style:font-size-complex="12pt"/>
    </style:style>
    <style:style style:name="T56_40" style:family="text">
      <style:text-properties fo:font-size="12pt" style:font-size-asian="12pt" style:font-size-complex="12pt"/>
    </style:style>
    <style:style style:name="T56_41" style:family="text">
      <style:text-properties fo:font-size="12pt" style:font-size-asian="12pt" style:font-size-complex="12pt"/>
    </style:style>
    <style:style style:name="T56_42" style:family="text">
      <style:text-properties fo:font-size="12pt" style:font-size-asian="12pt" style:font-size-complex="12pt"/>
    </style:style>
    <style:style style:name="T56_43" style:family="text">
      <style:text-properties fo:font-size="12pt" style:font-size-asian="12pt" style:font-size-complex="12pt"/>
    </style:style>
    <style:style style:name="T56_44" style:family="text">
      <style:text-properties fo:font-size="12pt" style:font-size-asian="12pt" style:font-size-complex="12pt"/>
    </style:style>
    <style:style style:name="T56_45" style:family="text">
      <style:text-properties fo:font-size="12pt" style:font-size-asian="12pt" style:font-size-complex="12pt"/>
    </style:style>
    <style:style style:name="T56_46" style:family="text">
      <style:text-properties fo:font-size="12pt" style:font-size-asian="12pt" style:font-size-complex="12pt"/>
    </style:style>
    <style:style style:name="T56_47" style:family="text">
      <style:text-properties fo:font-size="12pt" style:font-size-asian="12pt" style:font-size-complex="12pt"/>
    </style:style>
    <style:style style:name="T56_48" style:family="text">
      <style:text-properties fo:font-size="12pt" style:font-size-asian="12pt" style:font-size-complex="12pt"/>
    </style:style>
    <style:style style:name="T56_49" style:family="text">
      <style:text-properties fo:font-size="12pt" style:font-size-asian="12pt" style:font-size-complex="12pt"/>
    </style:style>
    <style:style style:name="T56_50" style:family="text">
      <style:text-properties fo:font-size="12pt" style:font-size-asian="12pt" style:font-size-complex="12pt"/>
    </style:style>
    <style:style style:name="T56_51" style:family="text">
      <style:text-properties fo:font-size="12pt" style:font-size-asian="12pt" style:font-size-complex="12pt"/>
    </style:style>
    <style:style style:name="T56_52" style:family="text">
      <style:text-properties fo:font-size="12pt" style:font-size-asian="12pt" style:font-size-complex="12pt"/>
    </style:style>
    <style:style style:name="T56_53" style:family="text">
      <style:text-properties fo:font-size="12pt" style:font-size-asian="12pt" style:font-size-complex="12pt"/>
    </style:style>
    <style:style style:name="T56_54" style:family="text">
      <style:text-properties fo:font-size="12pt" style:font-size-asian="12pt" style:font-size-complex="12pt"/>
    </style:style>
    <style:style style:name="T56_55" style:family="text">
      <style:text-properties fo:font-size="12pt" style:font-size-asian="12pt" style:font-size-complex="12pt"/>
    </style:style>
    <style:style style:name="T56_56" style:family="text">
      <style:text-properties fo:font-size="12pt" style:font-size-asian="12pt" style:font-size-complex="12pt"/>
    </style:style>
    <style:style style:name="T56_57" style:family="text">
      <style:text-properties fo:font-size="12pt" style:font-size-asian="12pt" style:font-size-complex="12pt"/>
    </style:style>
    <style:style style:name="T56_58" style:family="text">
      <style:text-properties fo:font-size="12pt" style:font-size-asian="12pt" style:font-size-complex="12pt"/>
    </style:style>
    <style:style style:name="T56_59" style:family="text">
      <style:text-properties fo:font-size="12pt" style:font-size-asian="12pt" style:font-size-complex="12pt"/>
    </style:style>
    <style:style style:name="T56_60" style:family="text">
      <style:text-properties fo:font-size="12pt" style:font-size-asian="12pt" style:font-size-complex="12pt"/>
    </style:style>
    <style:style style:name="T56_61" style:family="text">
      <style:text-properties fo:font-size="12pt" style:font-size-asian="12pt" style:font-size-complex="12pt"/>
    </style:style>
    <style:style style:name="T56_62" style:family="text">
      <style:text-properties fo:font-size="12pt" style:font-size-asian="12pt" style:font-size-complex="12pt"/>
    </style:style>
    <style:style style:name="T56_63" style:family="text">
      <style:text-properties fo:font-size="12pt" style:font-size-asian="12pt" style:font-size-complex="12pt"/>
    </style:style>
    <style:style style:name="T56_64" style:family="text">
      <style:text-properties fo:font-size="12pt" style:font-size-asian="12pt" style:font-size-complex="12pt"/>
    </style:style>
    <style:style style:name="T56_65" style:family="text">
      <style:text-properties fo:font-size="12pt" style:font-size-asian="12pt" style:font-size-complex="12pt"/>
    </style:style>
    <style:style style:name="T56_66" style:family="text">
      <style:text-properties fo:font-size="12pt" style:font-size-asian="12pt" style:font-size-complex="12pt"/>
    </style:style>
    <style:style style:name="T56_67" style:family="text">
      <style:text-properties fo:font-size="12pt" style:font-size-asian="12pt" style:font-size-complex="12pt"/>
    </style:style>
    <style:style style:name="T56_68" style:family="text">
      <style:text-properties fo:font-size="12pt" style:font-size-asian="12pt" style:font-size-complex="12pt"/>
    </style:style>
    <style:style style:name="T56_69" style:family="text">
      <style:text-properties fo:font-size="12pt" style:font-size-asian="12pt" style:font-size-complex="12pt"/>
    </style:style>
    <style:style style:name="T56_70" style:family="text">
      <style:text-properties fo:font-size="12pt" style:font-size-asian="12pt" style:font-size-complex="12pt"/>
    </style:style>
    <style:style style:name="T56_71" style:family="text">
      <style:text-properties fo:font-size="12pt" style:font-size-asian="12pt" style:font-size-complex="12pt"/>
    </style:style>
    <style:style style:name="T56_72" style:family="text">
      <style:text-properties fo:font-size="12pt" style:font-size-asian="12pt" style:font-size-complex="12pt"/>
    </style:style>
    <style:style style:name="T56_73" style:family="text">
      <style:text-properties fo:font-size="12pt" style:font-size-asian="12pt" style:font-size-complex="12pt"/>
    </style:style>
    <style:style style:name="T56_74" style:family="text">
      <style:text-properties fo:font-size="12pt" style:font-size-asian="12pt" style:font-size-complex="12pt"/>
    </style:style>
    <style:style style:name="T56_75" style:family="text">
      <style:text-properties fo:font-size="12pt" style:font-size-asian="12pt" style:font-size-complex="12pt"/>
    </style:style>
    <style:style style:name="T56_76" style:family="text">
      <style:text-properties fo:font-size="12pt" style:font-size-asian="12pt" style:font-size-complex="12pt"/>
    </style:style>
    <style:style style:name="T56_77" style:family="text">
      <style:text-properties fo:font-size="12pt" style:font-size-asian="12pt" style:font-size-complex="12pt"/>
    </style:style>
    <style:style style:name="T56_78" style:family="text">
      <style:text-properties fo:font-size="12pt" style:font-size-asian="12pt" style:font-size-complex="12pt"/>
    </style:style>
    <style:style style:name="T56_79" style:family="text">
      <style:text-properties fo:font-size="12pt" style:font-size-asian="12pt" style:font-size-complex="12pt"/>
    </style:style>
    <style:style style:name="T56_80" style:family="text">
      <style:text-properties fo:font-size="12pt" style:font-size-asian="12pt" style:font-size-complex="12pt"/>
    </style:style>
    <style:style style:name="T56_81" style:family="text">
      <style:text-properties fo:font-size="12pt" style:font-size-asian="12pt" style:font-size-complex="12pt"/>
    </style:style>
    <style:style style:name="T56_82" style:family="text">
      <style:text-properties fo:font-size="12pt" style:font-size-asian="12pt" style:font-size-complex="12pt"/>
    </style:style>
    <style:style style:name="T56_83" style:family="text">
      <style:text-properties fo:font-size="12pt" style:font-size-asian="12pt" style:font-size-complex="12pt"/>
    </style:style>
    <style:style style:name="T56_84" style:family="text">
      <style:text-properties fo:font-size="12pt" style:font-size-asian="12pt" style:font-size-complex="12pt"/>
    </style:style>
    <style:style style:name="T56_85" style:family="text">
      <style:text-properties fo:font-size="12pt" style:font-size-asian="12pt" style:font-size-complex="12pt"/>
    </style:style>
    <style:style style:name="T56_86" style:family="text">
      <style:text-properties fo:font-size="12pt" style:font-size-asian="12pt" style:font-size-complex="12pt"/>
    </style:style>
    <style:style style:name="T56_87" style:family="text">
      <style:text-properties fo:font-style="italic" style:font-style-asian="italic" style:font-style-complex="italic" fo:font-size="12pt" style:font-size-asian="12pt" style:font-size-complex="12pt"/>
    </style:style>
    <style:style style:name="T56_88" style:family="text">
      <style:text-properties fo:font-size="12pt" style:font-size-asian="12pt" style:font-size-complex="12pt"/>
    </style:style>
    <style:style style:name="T56_89" style:family="text">
      <style:text-properties fo:font-size="12pt" style:font-size-asian="12pt" style:font-size-complex="12pt"/>
    </style:style>
    <style:style style:name="T56_90" style:family="text">
      <style:text-properties fo:font-size="12pt" style:font-size-asian="12pt" style:font-size-complex="12pt"/>
    </style:style>
    <style:style style:name="T56_91" style:family="text">
      <style:text-properties fo:font-size="12pt" style:font-size-asian="12pt" style:font-size-complex="12pt"/>
    </style:style>
    <style:style style:name="T56_92" style:family="text">
      <style:text-properties fo:font-size="12pt" style:font-size-asian="12pt" style:font-size-complex="12pt"/>
    </style:style>
    <style:style style:name="T56_93" style:family="text">
      <style:text-properties fo:font-size="12pt" style:font-size-asian="12pt" style:font-size-complex="12pt"/>
    </style:style>
    <style:style style:name="T56_94" style:family="text">
      <style:text-properties fo:font-size="12pt" style:font-size-asian="12pt" style:font-size-complex="12pt"/>
    </style:style>
    <style:style style:name="T56_95" style:family="text">
      <style:text-properties fo:font-size="12pt" style:font-size-asian="12pt" style:font-size-complex="12pt"/>
    </style:style>
    <style:style style:name="T56_96" style:family="text">
      <style:text-properties fo:font-size="12pt" style:font-size-asian="12pt" style:font-size-complex="12pt"/>
    </style:style>
    <style:style style:name="T56_97" style:family="text">
      <style:text-properties fo:font-size="12pt" style:font-size-asian="12pt" style:font-size-complex="12pt"/>
    </style:style>
    <style:style style:name="T56_98" style:family="text">
      <style:text-properties fo:font-size="12pt" style:font-size-asian="12pt" style:font-size-complex="12pt"/>
    </style:style>
    <style:style style:name="T56_99" style:family="text">
      <style:text-properties fo:font-size="12pt" style:font-size-asian="12pt" style:font-size-complex="12pt"/>
    </style:style>
    <style:style style:name="T56_100" style:family="text">
      <style:text-properties fo:font-size="12pt" style:font-size-asian="12pt" style:font-size-complex="12pt"/>
    </style:style>
    <style:style style:name="T56_101" style:family="text">
      <style:text-properties fo:font-size="12pt" style:font-size-asian="12pt" style:font-size-complex="12pt"/>
    </style:style>
    <style:style style:name="T56_102" style:family="text">
      <style:text-properties fo:font-size="12pt" style:font-size-asian="12pt" style:font-size-complex="12pt"/>
    </style:style>
    <style:style style:name="T56_103" style:family="text">
      <style:text-properties fo:font-size="12pt" style:font-size-asian="12pt" style:font-size-complex="12pt"/>
    </style:style>
    <style:style style:name="T56_104" style:family="text">
      <style:text-properties fo:font-size="12pt" style:font-size-asian="12pt" style:font-size-complex="12pt"/>
    </style:style>
    <style:style style:name="T56_105" style:family="text">
      <style:text-properties fo:font-size="12pt" style:font-size-asian="12pt" style:font-size-complex="12pt"/>
    </style:style>
    <style:style style:name="T56_106" style:family="text">
      <style:text-properties fo:font-size="12pt" style:font-size-asian="12pt" style:font-size-complex="12pt"/>
    </style:style>
    <style:style style:name="T56_107" style:family="text">
      <style:text-properties fo:font-size="12pt" style:font-size-asian="12pt" style:font-size-complex="12pt"/>
    </style:style>
    <style:style style:name="T56_108" style:family="text">
      <style:text-properties fo:font-size="12pt" style:font-size-asian="12pt" style:font-size-complex="12pt"/>
    </style:style>
    <style:style style:name="T56_109" style:family="text">
      <style:text-properties fo:font-size="12pt" style:font-size-asian="12pt" style:font-size-complex="12pt"/>
    </style:style>
    <style:style style:name="T56_110" style:family="text">
      <style:text-properties fo:font-size="12pt" style:font-size-asian="12pt" style:font-size-complex="12pt"/>
    </style:style>
    <style:style style:name="T56_111" style:family="text">
      <style:text-properties fo:font-size="12pt" style:font-size-asian="12pt" style:font-size-complex="12pt"/>
    </style:style>
    <style:style style:name="T56_112" style:family="text">
      <style:text-properties fo:font-size="12pt" style:font-size-asian="12pt" style:font-size-complex="12pt"/>
    </style:style>
    <style:style style:name="T56_113" style:family="text">
      <style:text-properties fo:font-size="12pt" style:font-size-asian="12pt" style:font-size-complex="12pt"/>
    </style:style>
    <style:style style:name="T56_114" style:family="text">
      <style:text-properties fo:font-size="12pt" style:font-size-asian="12pt" style:font-size-complex="12pt"/>
    </style:style>
    <style:style style:name="T56_115" style:family="text">
      <style:text-properties fo:font-size="12pt" style:font-size-asian="12pt" style:font-size-complex="12pt"/>
    </style:style>
    <style:style style:name="T56_116" style:family="text">
      <style:text-properties fo:font-size="12pt" style:font-size-asian="12pt" style:font-size-complex="12pt"/>
    </style:style>
    <style:style style:name="T56_117" style:family="text">
      <style:text-properties fo:font-size="12pt" style:font-size-asian="12pt" style:font-size-complex="12pt"/>
    </style:style>
    <style:style style:name="T56_118" style:family="text">
      <style:text-properties fo:font-size="12pt" style:font-size-asian="12pt" style:font-size-complex="12pt"/>
    </style:style>
    <style:style style:name="T56_119" style:family="text">
      <style:text-properties fo:font-size="12pt" style:font-size-asian="12pt" style:font-size-complex="12pt"/>
    </style:style>
    <style:style style:name="T56_120" style:family="text">
      <style:text-properties fo:font-size="12pt" style:font-size-asian="12pt" style:font-size-complex="12pt"/>
    </style:style>
    <style:style style:name="T56_121" style:family="text">
      <style:text-properties fo:font-size="12pt" style:font-size-asian="12pt" style:font-size-complex="12pt"/>
    </style:style>
    <style:style style:name="T56_122" style:family="text">
      <style:text-properties fo:font-size="12pt" style:font-size-asian="12pt" style:font-size-complex="12pt"/>
    </style:style>
    <style:style style:name="T56_123" style:family="text">
      <style:text-properties fo:font-size="12pt" style:font-size-asian="12pt" style:font-size-complex="12pt"/>
    </style:style>
    <style:style style:name="T56_124" style:family="text">
      <style:text-properties fo:font-size="12pt" style:font-size-asian="12pt" style:font-size-complex="12pt"/>
    </style:style>
    <style:style style:name="T56_125" style:family="text">
      <style:text-properties fo:font-size="12pt" style:font-size-asian="12pt" style:font-size-complex="12pt"/>
    </style:style>
    <style:style style:name="T56_126" style:family="text">
      <style:text-properties fo:font-size="12pt" style:font-size-asian="12pt" style:font-size-complex="12pt"/>
    </style:style>
    <style:style style:name="T56_127" style:family="text">
      <style:text-properties fo:font-size="12pt" style:font-size-asian="12pt" style:font-size-complex="12pt"/>
    </style:style>
    <style:style style:name="T56_128" style:family="text">
      <style:text-properties fo:font-size="12pt" style:font-size-asian="12pt" style:font-size-complex="12pt"/>
    </style:style>
    <style:style style:name="T56_129" style:family="text">
      <style:text-properties fo:font-size="12pt" style:font-size-asian="12pt" style:font-size-complex="12pt"/>
    </style:style>
    <style:style style:name="T56_130" style:family="text">
      <style:text-properties fo:font-size="12pt" style:font-size-asian="12pt" style:font-size-complex="12pt"/>
    </style:style>
    <style:style style:name="T56_131" style:family="text">
      <style:text-properties fo:font-size="12pt" style:font-size-asian="12pt" style:font-size-complex="12pt"/>
    </style:style>
    <style:style style:name="T56_132" style:family="text">
      <style:text-properties fo:font-size="12pt" style:font-size-asian="12pt" style:font-size-complex="12pt"/>
    </style:style>
    <style:style style:name="T56_133" style:family="text">
      <style:text-properties fo:font-size="12pt" style:font-size-asian="12pt" style:font-size-complex="12pt"/>
    </style:style>
    <style:style style:name="T56_134" style:family="text">
      <style:text-properties fo:font-size="12pt" style:font-size-asian="12pt" style:font-size-complex="12pt"/>
    </style:style>
    <style:style style:name="T56_135" style:family="text">
      <style:text-properties fo:font-size="12pt" style:font-size-asian="12pt" style:font-size-complex="12pt"/>
    </style:style>
    <style:style style:name="T56_136" style:family="text">
      <style:text-properties fo:font-size="12pt" style:font-size-asian="12pt" style:font-size-complex="12pt"/>
    </style:style>
    <style:style style:name="T56_137" style:family="text">
      <style:text-properties fo:font-size="12pt" style:font-size-asian="12pt" style:font-size-complex="12pt"/>
    </style:style>
    <style:style style:name="T56_138" style:family="text">
      <style:text-properties fo:font-size="12pt" style:font-size-asian="12pt" style:font-size-complex="12pt"/>
    </style:style>
    <style:style style:name="T56_139" style:family="text">
      <style:text-properties fo:font-size="12pt" style:font-size-asian="12pt" style:font-size-complex="12pt"/>
    </style:style>
    <style:style style:name="T56_140" style:family="text">
      <style:text-properties fo:font-size="12pt" style:font-size-asian="12pt" style:font-size-complex="12pt"/>
    </style:style>
    <style:style style:name="T56_141" style:family="text">
      <style:text-properties fo:font-size="12pt" style:font-size-asian="12pt" style:font-size-complex="12pt"/>
    </style:style>
    <style:style style:name="T56_142" style:family="text">
      <style:text-properties fo:font-size="12pt" style:font-size-asian="12pt" style:font-size-complex="12pt"/>
    </style:style>
    <style:style style:name="T56_143" style:family="text">
      <style:text-properties fo:font-size="12pt" style:font-size-asian="12pt" style:font-size-complex="12pt"/>
    </style:style>
    <style:style style:name="T56_144" style:family="text">
      <style:text-properties fo:font-size="12pt" style:font-size-asian="12pt" style:font-size-complex="12pt"/>
    </style:style>
    <style:style style:name="T56_145" style:family="text">
      <style:text-properties fo:font-size="12pt" style:font-size-asian="12pt" style:font-size-complex="12pt"/>
    </style:style>
    <style:style style:name="T56_146" style:family="text">
      <style:text-properties fo:font-size="12pt" style:font-size-asian="12pt" style:font-size-complex="12pt"/>
    </style:style>
    <style:style style:name="T56_147" style:family="text">
      <style:text-properties fo:font-size="12pt" style:font-size-asian="12pt" style:font-size-complex="12pt"/>
    </style:style>
    <style:style style:name="T56_148" style:family="text">
      <style:text-properties fo:font-size="12pt" style:font-size-asian="12pt" style:font-size-complex="12pt"/>
    </style:style>
    <style:style style:name="T56_149" style:family="text">
      <style:text-properties fo:font-size="12pt" style:font-size-asian="12pt" style:font-size-complex="12pt"/>
    </style:style>
    <style:style style:name="T56_150" style:family="text">
      <style:text-properties fo:font-size="12pt" style:font-size-asian="12pt" style:font-size-complex="12pt"/>
    </style:style>
    <style:style style:name="T56_151" style:family="text">
      <style:text-properties fo:font-size="12pt" style:font-size-asian="12pt" style:font-size-complex="12pt"/>
    </style:style>
    <style:style style:name="T56_152" style:family="text">
      <style:text-properties fo:font-size="12pt" style:font-size-asian="12pt" style:font-size-complex="12pt"/>
    </style:style>
    <style:style style:name="T56_153" style:family="text">
      <style:text-properties fo:font-size="12pt" style:font-size-asian="12pt" style:font-size-complex="12pt"/>
    </style:style>
    <style:style style:name="T56_154" style:family="text">
      <style:text-properties fo:font-size="12pt" style:font-size-asian="12pt" style:font-size-complex="12pt"/>
    </style:style>
    <style:style style:name="T56_155" style:family="text">
      <style:text-properties fo:font-size="12pt" style:font-size-asian="12pt" style:font-size-complex="12pt"/>
    </style:style>
    <style:style style:name="T56_156" style:family="text">
      <style:text-properties fo:font-size="12pt" style:font-size-asian="12pt" style:font-size-complex="12pt"/>
    </style:style>
    <style:style style:name="T56_157" style:family="text">
      <style:text-properties fo:font-size="12pt" style:font-size-asian="12pt" style:font-size-complex="12pt"/>
    </style:style>
    <style:style style:name="T56_158" style:family="text">
      <style:text-properties fo:font-size="12pt" style:font-size-asian="12pt" style:font-size-complex="12pt"/>
    </style:style>
    <style:style style:name="T56_159" style:family="text">
      <style:text-properties fo:font-size="12pt" style:font-size-asian="12pt" style:font-size-complex="12pt"/>
    </style:style>
    <style:style style:name="T56_160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T57_8" style:family="text">
      <style:text-properties fo:font-size="12pt" style:font-size-asian="12pt" style:font-size-complex="12pt"/>
    </style:style>
    <style:style style:name="T57_9" style:family="text">
      <style:text-properties fo:font-size="12pt" style:font-size-asian="12pt" style:font-size-complex="12pt"/>
    </style:style>
    <style:style style:name="T57_10" style:family="text">
      <style:text-properties fo:font-size="12pt" style:font-size-asian="12pt" style:font-size-complex="12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ize="12pt" style:font-size-asian="12pt" style:font-size-complex="12pt"/>
    </style:style>
    <style:style style:name="T57_13" style:family="text">
      <style:text-properties fo:font-size="12pt" style:font-size-asian="12pt" style:font-size-complex="12pt"/>
    </style:style>
    <style:style style:name="T57_14" style:family="text">
      <style:text-properties fo:font-size="12pt" style:font-size-asian="12pt" style:font-size-complex="12pt"/>
    </style:style>
    <style:style style:name="T57_15" style:family="text">
      <style:text-properties fo:font-size="12pt" style:font-size-asian="12pt" style:font-size-complex="12pt"/>
    </style:style>
    <style:style style:name="T57_16" style:family="text">
      <style:text-properties fo:font-size="12pt" style:font-size-asian="12pt" style:font-size-complex="12pt"/>
    </style:style>
    <style:style style:name="T57_17" style:family="text">
      <style:text-properties fo:font-size="12pt" style:font-size-asian="12pt" style:font-size-complex="12pt"/>
    </style:style>
    <style:style style:name="T57_18" style:family="text">
      <style:text-properties fo:font-size="12pt" style:font-size-asian="12pt" style:font-size-complex="12pt"/>
    </style:style>
    <style:style style:name="T57_19" style:family="text">
      <style:text-properties fo:font-size="12pt" style:font-size-asian="12pt" style:font-size-complex="12pt"/>
    </style:style>
    <style:style style:name="T57_20" style:family="text">
      <style:text-properties fo:font-size="12pt" style:font-size-asian="12pt" style:font-size-complex="12pt"/>
    </style:style>
    <style:style style:name="T57_21" style:family="text">
      <style:text-properties fo:font-size="12pt" style:font-size-asian="12pt" style:font-size-complex="12pt"/>
    </style:style>
    <style:style style:name="T57_22" style:family="text">
      <style:text-properties fo:font-size="12pt" style:font-size-asian="12pt" style:font-size-complex="12pt"/>
    </style:style>
    <style:style style:name="T57_23" style:family="text">
      <style:text-properties fo:font-size="12pt" style:font-size-asian="12pt" style:font-size-complex="12pt"/>
    </style:style>
    <style:style style:name="T57_24" style:family="text">
      <style:text-properties fo:font-size="12pt" style:font-size-asian="12pt" style:font-size-complex="12pt"/>
    </style:style>
    <style:style style:name="T57_25" style:family="text">
      <style:text-properties fo:font-size="12pt" style:font-size-asian="12pt" style:font-size-complex="12pt"/>
    </style:style>
    <style:style style:name="T57_26" style:family="text">
      <style:text-properties fo:font-size="12pt" style:font-size-asian="12pt" style:font-size-complex="12pt"/>
    </style:style>
    <style:style style:name="T57_27" style:family="text">
      <style:text-properties fo:font-size="12pt" style:font-size-asian="12pt" style:font-size-complex="12pt"/>
    </style:style>
    <style:style style:name="T57_28" style:family="text">
      <style:text-properties fo:font-size="12pt" style:font-size-asian="12pt" style:font-size-complex="12pt"/>
    </style:style>
    <style:style style:name="T57_29" style:family="text">
      <style:text-properties fo:font-size="12pt" style:font-size-asian="12pt" style:font-size-complex="12pt"/>
    </style:style>
    <style:style style:name="T57_30" style:family="text">
      <style:text-properties fo:font-size="12pt" style:font-size-asian="12pt" style:font-size-complex="12pt"/>
    </style:style>
    <style:style style:name="T57_31" style:family="text">
      <style:text-properties fo:font-size="12pt" style:font-size-asian="12pt" style:font-size-complex="12pt"/>
    </style:style>
    <style:style style:name="T57_32" style:family="text">
      <style:text-properties fo:font-size="12pt" style:font-size-asian="12pt" style:font-size-complex="12pt"/>
    </style:style>
    <style:style style:name="T57_33" style:family="text">
      <style:text-properties fo:font-size="12pt" style:font-size-asian="12pt" style:font-size-complex="12pt"/>
    </style:style>
    <style:style style:name="T57_34" style:family="text">
      <style:text-properties fo:font-size="12pt" style:font-size-asian="12pt" style:font-size-complex="12pt"/>
    </style:style>
    <style:style style:name="T57_35" style:family="text">
      <style:text-properties fo:font-size="12pt" style:font-size-asian="12pt" style:font-size-complex="12pt"/>
    </style:style>
    <style:style style:name="T57_36" style:family="text">
      <style:text-properties fo:font-size="12pt" style:font-size-asian="12pt" style:font-size-complex="12pt"/>
    </style:style>
    <style:style style:name="T57_37" style:family="text">
      <style:text-properties fo:font-size="12pt" style:font-size-asian="12pt" style:font-size-complex="12pt"/>
    </style:style>
    <style:style style:name="T57_38" style:family="text">
      <style:text-properties fo:font-size="12pt" style:font-size-asian="12pt" style:font-size-complex="12pt"/>
    </style:style>
    <style:style style:name="T57_39" style:family="text">
      <style:text-properties fo:font-size="12pt" style:font-size-asian="12pt" style:font-size-complex="12pt"/>
    </style:style>
    <style:style style:name="T57_40" style:family="text">
      <style:text-properties fo:font-size="12pt" style:font-size-asian="12pt" style:font-size-complex="12pt"/>
    </style:style>
    <style:style style:name="T57_41" style:family="text">
      <style:text-properties fo:font-size="12pt" style:font-size-asian="12pt" style:font-size-complex="12pt"/>
    </style:style>
    <style:style style:name="T57_42" style:family="text">
      <style:text-properties fo:font-size="12pt" style:font-size-asian="12pt" style:font-size-complex="12pt"/>
    </style:style>
    <style:style style:name="T57_43" style:family="text">
      <style:text-properties fo:font-size="12pt" style:font-size-asian="12pt" style:font-size-complex="12pt"/>
    </style:style>
    <style:style style:name="T57_44" style:family="text">
      <style:text-properties fo:font-size="12pt" style:font-size-asian="12pt" style:font-size-complex="12pt"/>
    </style:style>
    <style:style style:name="T57_45" style:family="text">
      <style:text-properties fo:font-size="12pt" style:font-size-asian="12pt" style:font-size-complex="12pt"/>
    </style:style>
    <style:style style:name="T57_46" style:family="text">
      <style:text-properties fo:font-size="12pt" style:font-size-asian="12pt" style:font-size-complex="12pt"/>
    </style:style>
    <style:style style:name="T57_47" style:family="text">
      <style:text-properties fo:font-size="12pt" style:font-size-asian="12pt" style:font-size-complex="12pt"/>
    </style:style>
    <style:style style:name="T57_48" style:family="text">
      <style:text-properties fo:font-size="12pt" style:font-size-asian="12pt" style:font-size-complex="12pt"/>
    </style:style>
    <style:style style:name="T57_49" style:family="text">
      <style:text-properties fo:font-size="12pt" style:font-size-asian="12pt" style:font-size-complex="12pt"/>
    </style:style>
    <style:style style:name="T57_50" style:family="text">
      <style:text-properties fo:font-size="12pt" style:font-size-asian="12pt" style:font-size-complex="12pt"/>
    </style:style>
    <style:style style:name="T57_51" style:family="text">
      <style:text-properties fo:font-size="12pt" style:font-size-asian="12pt" style:font-size-complex="12pt"/>
    </style:style>
    <style:style style:name="T57_52" style:family="text">
      <style:text-properties fo:font-size="12pt" style:font-size-asian="12pt" style:font-size-complex="12pt"/>
    </style:style>
    <style:style style:name="T57_53" style:family="text">
      <style:text-properties fo:font-size="12pt" style:font-size-asian="12pt" style:font-size-complex="12pt"/>
    </style:style>
    <style:style style:name="T57_54" style:family="text">
      <style:text-properties fo:font-size="12pt" style:font-size-asian="12pt" style:font-size-complex="12pt"/>
    </style:style>
    <style:style style:name="T57_55" style:family="text">
      <style:text-properties fo:font-size="12pt" style:font-size-asian="12pt" style:font-size-complex="12pt"/>
    </style:style>
    <style:style style:name="T57_56" style:family="text">
      <style:text-properties fo:font-size="12pt" style:font-size-asian="12pt" style:font-size-complex="12pt"/>
    </style:style>
    <style:style style:name="T57_57" style:family="text">
      <style:text-properties fo:font-size="12pt" style:font-size-asian="12pt" style:font-size-complex="12pt"/>
    </style:style>
    <style:style style:name="T57_58" style:family="text">
      <style:text-properties fo:font-size="12pt" style:font-size-asian="12pt" style:font-size-complex="12pt"/>
    </style:style>
    <style:style style:name="T57_59" style:family="text">
      <style:text-properties fo:font-size="12pt" style:font-size-asian="12pt" style:font-size-complex="12pt"/>
    </style:style>
    <style:style style:name="T57_60" style:family="text">
      <style:text-properties fo:font-size="12pt" style:font-size-asian="12pt" style:font-size-complex="12pt"/>
    </style:style>
    <style:style style:name="T57_61" style:family="text">
      <style:text-properties fo:font-size="12pt" style:font-size-asian="12pt" style:font-size-complex="12pt"/>
    </style:style>
    <style:style style:name="T57_62" style:family="text">
      <style:text-properties fo:font-size="12pt" style:font-size-asian="12pt" style:font-size-complex="12pt"/>
    </style:style>
    <style:style style:name="T57_63" style:family="text">
      <style:text-properties fo:font-size="12pt" style:font-size-asian="12pt" style:font-size-complex="12pt"/>
    </style:style>
    <style:style style:name="T57_64" style:family="text">
      <style:text-properties fo:font-size="12pt" style:font-size-asian="12pt" style:font-size-complex="12pt"/>
    </style:style>
    <style:style style:name="T57_65" style:family="text">
      <style:text-properties fo:font-size="12pt" style:font-size-asian="12pt" style:font-size-complex="12pt"/>
    </style:style>
    <style:style style:name="T57_66" style:family="text">
      <style:text-properties fo:font-size="12pt" style:font-size-asian="12pt" style:font-size-complex="12pt"/>
    </style:style>
    <style:style style:name="T57_67" style:family="text">
      <style:text-properties fo:font-size="12pt" style:font-size-asian="12pt" style:font-size-complex="12pt"/>
    </style:style>
    <style:style style:name="T57_68" style:family="text">
      <style:text-properties fo:font-size="12pt" style:font-size-asian="12pt" style:font-size-complex="12pt"/>
    </style:style>
    <style:style style:name="T57_69" style:family="text">
      <style:text-properties fo:font-size="12pt" style:font-size-asian="12pt" style:font-size-complex="12pt"/>
    </style:style>
    <style:style style:name="T57_70" style:family="text">
      <style:text-properties fo:font-size="12pt" style:font-size-asian="12pt" style:font-size-complex="12pt"/>
    </style:style>
    <style:style style:name="T57_71" style:family="text">
      <style:text-properties fo:font-size="12pt" style:font-size-asian="12pt" style:font-size-complex="12pt"/>
    </style:style>
    <style:style style:name="T57_7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7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7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7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76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T58_4" style:family="text">
      <style:text-properties fo:font-size="12pt" style:font-size-asian="12pt" style:font-size-complex="12pt"/>
    </style:style>
    <style:style style:name="T58_5" style:family="text">
      <style:text-properties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ize="12pt" style:font-size-asian="12pt" style:font-size-complex="12pt"/>
    </style:style>
    <style:style style:name="T58_8" style:family="text">
      <style:text-properties fo:font-size="12pt" style:font-size-asian="12pt" style:font-size-complex="12pt"/>
    </style:style>
    <style:style style:name="T58_9" style:family="text">
      <style:text-properties fo:font-size="12pt" style:font-size-asian="12pt" style:font-size-complex="12pt"/>
    </style:style>
    <style:style style:name="T58_10" style:family="text">
      <style:text-properties fo:font-size="12pt" style:font-size-asian="12pt" style:font-size-complex="12pt"/>
    </style:style>
    <style:style style:name="T58_11" style:family="text">
      <style:text-properties fo:font-size="12pt" style:font-size-asian="12pt" style:font-size-complex="12pt"/>
    </style:style>
    <style:style style:name="T58_12" style:family="text">
      <style:text-properties fo:font-size="12pt" style:font-size-asian="12pt" style:font-size-complex="12pt"/>
    </style:style>
    <style:style style:name="T58_13" style:family="text">
      <style:text-properties fo:font-size="12pt" style:font-size-asian="12pt" style:font-size-complex="12pt"/>
    </style:style>
    <style:style style:name="T58_14" style:family="text">
      <style:text-properties fo:font-size="12pt" style:font-size-asian="12pt" style:font-size-complex="12pt"/>
    </style:style>
    <style:style style:name="T58_15" style:family="text">
      <style:text-properties fo:font-size="12pt" style:font-size-asian="12pt" style:font-size-complex="12pt"/>
    </style:style>
    <style:style style:name="T58_16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text-align="justify" fo:break-before="auto" fo:line-height="150%" fo:margin-top="0cm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text-align="justify" fo:break-before="auto" fo:line-height="150%" fo:margin-top="0cm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text-align="justify" fo:break-before="auto" fo:line-height="150%" fo:margin-top="0cm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text-align="justify" fo:break-before="auto" fo:line-height="150%" fo:margin-top="0cm" style:writing-mode="lr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text-align="justify" fo:break-before="auto" fo:line-height="150%" fo:margin-top="0cm" style:writing-mode="lr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T63_5" style:family="text">
      <style:text-properties fo:font-size="12pt" style:font-size-asian="12pt" style:font-size-complex="12pt"/>
    </style:style>
    <style:style style:name="T63_6" style:family="text">
      <style:text-properties fo:font-size="12pt" style:font-size-asian="12pt" style:font-size-complex="12pt"/>
    </style:style>
    <style:style style:name="T63_7" style:family="text">
      <style:text-properties fo:font-size="12pt" style:font-size-asian="12pt" style:font-size-complex="12pt"/>
    </style:style>
    <style:style style:name="T63_8" style:family="text">
      <style:text-properties fo:font-size="12pt" style:font-size-asian="12pt" style:font-size-complex="12pt"/>
    </style:style>
    <style:style style:name="T63_9" style:family="text">
      <style:text-properties fo:font-size="12pt" style:font-size-asian="12pt" style:font-size-complex="12pt"/>
    </style:style>
    <style:style style:name="T63_10" style:family="text">
      <style:text-properties fo:font-size="12pt" style:font-size-asian="12pt" style:font-size-complex="12pt"/>
    </style:style>
    <style:style style:name="T63_11" style:family="text">
      <style:text-properties fo:font-size="12pt" style:font-size-asian="12pt" style:font-size-complex="12pt"/>
    </style:style>
    <style:style style:name="T63_12" style:family="text">
      <style:text-properties fo:font-size="12pt" style:font-size-asian="12pt" style:font-size-complex="12pt"/>
    </style:style>
    <style:style style:name="T63_13" style:family="text">
      <style:text-properties fo:font-size="12pt" style:font-size-asian="12pt" style:font-size-complex="12pt"/>
    </style:style>
    <style:style style:name="T63_14" style:family="text">
      <style:text-properties fo:font-size="12pt" style:font-size-asian="12pt" style:font-size-complex="12pt"/>
    </style:style>
    <style:style style:name="T63_15" style:family="text">
      <style:text-properties fo:font-size="12pt" style:font-size-asian="12pt" style:font-size-complex="12pt"/>
    </style:style>
    <style:style style:name="T63_16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text-align="justify" fo:break-before="auto" fo:line-height="150%" fo:margin-top="0cm" style:writing-mode="lr-tb"/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T64_4" style:family="text">
      <style:text-properties fo:font-size="12pt" style:font-size-asian="12pt" style:font-size-complex="12pt"/>
    </style:style>
    <style:style style:name="T64_5" style:family="text">
      <style:text-properties fo:font-size="12pt" style:font-size-asian="12pt" style:font-size-complex="12pt"/>
    </style:style>
    <style:style style:name="T64_6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text-align="justify" fo:break-before="auto" fo:line-height="150%" fo:margin-top="0cm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text-align="justify" fo:break-before="auto" fo:line-height="150%" fo:margin-top="0cm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tyle="italic" style:font-style-asian="italic" style:font-style-complex="italic"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tyle="italic" style:font-style-asian="italic" style:font-style-complex="italic"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text-align="justify" fo:break-before="auto" fo:line-height="150%" fo:margin-top="0cm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tyle="italic" style:font-style-asian="italic" style:font-style-complex="italic"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text-align="justify" fo:break-before="auto" fo:line-height="150%" fo:margin-top="0cm" style:writing-mode="lr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tyle="italic" style:font-style-asian="italic" style:font-style-complex="italic"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2pt" style:font-size-asian="12pt" style:font-size-complex="12pt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T68_11" style:family="text">
      <style:text-properties fo:font-style="italic" style:font-style-asian="italic" style:font-style-complex="italic" fo:font-size="12pt" style:font-size-asian="12pt" style:font-size-complex="12pt"/>
    </style:style>
    <style:style style:name="T68_12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tyle="italic" style:font-style-asian="italic" style:font-style-complex="italic"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P70" style:family="paragraph" style:parent-style-name="Heading_20_2">
      <style:paragraph-properties fo:break-before="auto" fo:line-height="150%" style:writing-mode="lr-tb"/>
    </style:style>
    <style:style style:name="T70_1" style:family="text"/>
    <style:style style:name="P71" style:family="paragraph" style:parent-style-name="Standard">
      <style:paragraph-properties fo:text-align="justify" fo:break-before="auto" fo:line-height="150%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T71_10" style:family="text">
      <style:text-properties fo:font-size="12pt" style:font-size-asian="12pt" style:font-size-complex="12pt"/>
    </style:style>
    <style:style style:name="T71_11" style:family="text">
      <style:text-properties fo:font-size="12pt" style:font-size-asian="12pt" style:font-size-complex="12pt"/>
    </style:style>
    <style:style style:name="T71_12" style:family="text">
      <style:text-properties fo:font-size="12pt" style:font-size-asian="12pt" style:font-size-complex="12pt"/>
    </style:style>
    <style:style style:name="T71_13" style:family="text">
      <style:text-properties fo:font-size="12pt" style:font-size-asian="12pt" style:font-size-complex="12pt"/>
    </style:style>
    <style:style style:name="T71_14" style:family="text">
      <style:text-properties fo:font-size="12pt" style:font-size-asian="12pt" style:font-size-complex="12pt"/>
    </style:style>
    <style:style style:name="T71_15" style:family="text">
      <style:text-properties fo:font-size="12pt" style:font-size-asian="12pt" style:font-size-complex="12pt"/>
    </style:style>
    <style:style style:name="T71_16" style:family="text">
      <style:text-properties fo:font-size="12pt" style:font-size-asian="12pt" style:font-size-complex="12pt"/>
    </style:style>
    <style:style style:name="T71_17" style:family="text">
      <style:text-properties fo:font-size="12pt" style:font-size-asian="12pt" style:font-size-complex="12pt"/>
    </style:style>
    <style:style style:name="T71_18" style:family="text">
      <style:text-properties fo:font-size="12pt" style:font-size-asian="12pt" style:font-size-complex="12pt"/>
    </style:style>
    <style:style style:name="T71_19" style:family="text">
      <style:text-properties fo:font-size="12pt" style:font-size-asian="12pt" style:font-size-complex="12pt"/>
    </style:style>
    <style:style style:name="T71_20" style:family="text">
      <style:text-properties fo:font-size="12pt" style:font-size-asian="12pt" style:font-size-complex="12pt"/>
    </style:style>
    <style:style style:name="T71_21" style:family="text">
      <style:text-properties fo:font-size="12pt" style:font-size-asian="12pt" style:font-size-complex="12pt"/>
    </style:style>
    <style:style style:name="T71_2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1_2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1_24" style:family="text">
      <style:text-properties fo:font-size="12pt" style:font-size-asian="12pt" style:font-size-complex="12pt"/>
    </style:style>
    <style:style style:name="T71_25" style:family="text">
      <style:text-properties fo:font-size="12pt" style:font-size-asian="12pt" style:font-size-complex="12pt"/>
    </style:style>
    <style:style style:name="T71_26" style:family="text">
      <style:text-properties fo:font-size="12pt" style:font-size-asian="12pt" style:font-size-complex="12pt"/>
    </style:style>
    <style:style style:name="T71_2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1_2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1_29" style:family="text">
      <style:text-properties fo:font-size="12pt" style:font-size-asian="12pt" style:font-size-complex="12pt"/>
    </style:style>
    <style:style style:name="T71_30" style:family="text">
      <style:text-properties fo:font-size="12pt" style:font-size-asian="12pt" style:font-size-complex="12pt"/>
    </style:style>
    <style:style style:name="T71_31" style:family="text">
      <style:text-properties fo:font-size="12pt" style:font-size-asian="12pt" style:font-size-complex="12pt"/>
    </style:style>
    <style:style style:name="T71_32" style:family="text">
      <style:text-properties fo:font-size="12pt" style:font-size-asian="12pt" style:font-size-complex="12pt"/>
    </style:style>
    <style:style style:name="T71_33" style:family="text">
      <style:text-properties fo:font-size="12pt" style:font-size-asian="12pt" style:font-size-complex="12pt"/>
    </style:style>
    <style:style style:name="T71_34" style:family="text">
      <style:text-properties fo:font-size="12pt" style:font-size-asian="12pt" style:font-size-complex="12pt"/>
    </style:style>
    <style:style style:name="T71_35" style:family="text">
      <style:text-properties fo:font-size="12pt" style:font-size-asian="12pt" style:font-size-complex="12pt"/>
    </style:style>
    <style:style style:name="T71_36" style:family="text">
      <style:text-properties fo:font-size="12pt" style:font-size-asian="12pt" style:font-size-complex="12pt"/>
    </style:style>
    <style:style style:name="T71_37" style:family="text">
      <style:text-properties fo:font-size="12pt" style:font-size-asian="12pt" style:font-size-complex="12pt"/>
    </style:style>
    <style:style style:name="T71_38" style:family="text">
      <style:text-properties fo:font-size="12pt" style:font-size-asian="12pt" style:font-size-complex="12pt"/>
    </style:style>
    <style:style style:name="T71_39" style:family="text">
      <style:text-properties fo:font-size="12pt" style:font-size-asian="12pt" style:font-size-complex="12pt"/>
    </style:style>
    <style:style style:name="T71_40" style:family="text">
      <style:text-properties fo:font-size="12pt" style:font-size-asian="12pt" style:font-size-complex="12pt"/>
    </style:style>
    <style:style style:name="T71_41" style:family="text">
      <style:text-properties fo:font-size="12pt" style:font-size-asian="12pt" style:font-size-complex="12pt"/>
    </style:style>
    <style:style style:name="T71_42" style:family="text">
      <style:text-properties fo:font-size="12pt" style:font-size-asian="12pt" style:font-size-complex="12pt"/>
    </style:style>
    <style:style style:name="T71_43" style:family="text">
      <style:text-properties fo:font-size="12pt" style:font-size-asian="12pt" style:font-size-complex="12pt"/>
    </style:style>
    <style:style style:name="T71_44" style:family="text">
      <style:text-properties fo:font-size="12pt" style:font-size-asian="12pt" style:font-size-complex="12pt"/>
    </style:style>
    <style:style style:name="T71_45" style:family="text">
      <style:text-properties fo:font-size="12pt" style:font-size-asian="12pt" style:font-size-complex="12pt"/>
    </style:style>
    <style:style style:name="T71_46" style:family="text">
      <style:text-properties fo:font-size="12pt" style:font-size-asian="12pt" style:font-size-complex="12pt"/>
    </style:style>
    <style:style style:name="T71_47" style:family="text">
      <style:text-properties fo:font-size="12pt" style:font-size-asian="12pt" style:font-size-complex="12pt"/>
    </style:style>
    <style:style style:name="T71_48" style:family="text">
      <style:text-properties fo:font-size="12pt" style:font-size-asian="12pt" style:font-size-complex="12pt"/>
    </style:style>
    <style:style style:name="T71_49" style:family="text">
      <style:text-properties fo:font-size="12pt" style:font-size-asian="12pt" style:font-size-complex="12pt"/>
    </style:style>
    <style:style style:name="T71_50" style:family="text">
      <style:text-properties fo:font-size="12pt" style:font-size-asian="12pt" style:font-size-complex="12pt"/>
    </style:style>
    <style:style style:name="T71_51" style:family="text">
      <style:text-properties fo:font-size="12pt" style:font-size-asian="12pt" style:font-size-complex="12pt"/>
    </style:style>
    <style:style style:name="T71_52" style:family="text">
      <style:text-properties fo:font-size="12pt" style:font-size-asian="12pt" style:font-size-complex="12pt"/>
    </style:style>
    <style:style style:name="T71_53" style:family="text">
      <style:text-properties fo:font-size="12pt" style:font-size-asian="12pt" style:font-size-complex="12pt"/>
    </style:style>
    <style:style style:name="T71_54" style:family="text">
      <style:text-properties fo:font-size="12pt" style:font-size-asian="12pt" style:font-size-complex="12pt"/>
    </style:style>
    <style:style style:name="T71_55" style:family="text">
      <style:text-properties fo:font-size="12pt" style:font-size-asian="12pt" style:font-size-complex="12pt"/>
    </style:style>
    <style:style style:name="T71_56" style:family="text">
      <style:text-properties fo:font-size="12pt" style:font-size-asian="12pt" style:font-size-complex="12pt"/>
    </style:style>
    <style:style style:name="T71_57" style:family="text">
      <style:text-properties fo:font-size="12pt" style:font-size-asian="12pt" style:font-size-complex="12pt"/>
    </style:style>
    <style:style style:name="T71_58" style:family="text">
      <style:text-properties fo:font-size="12pt" style:font-size-asian="12pt" style:font-size-complex="12pt"/>
    </style:style>
    <style:style style:name="T71_59" style:family="text">
      <style:text-properties fo:font-size="12pt" style:font-size-asian="12pt" style:font-size-complex="12pt"/>
    </style:style>
    <style:style style:name="T71_60" style:family="text">
      <style:text-properties fo:font-size="12pt" style:font-size-asian="12pt" style:font-size-complex="12pt"/>
    </style:style>
    <style:style style:name="T71_61" style:family="text">
      <style:text-properties fo:font-size="12pt" style:font-size-asian="12pt" style:font-size-complex="12pt"/>
    </style:style>
    <style:style style:name="T71_62" style:family="text">
      <style:text-properties fo:font-size="12pt" style:font-size-asian="12pt" style:font-size-complex="12pt"/>
    </style:style>
    <style:style style:name="T71_63" style:family="text">
      <style:text-properties fo:font-size="12pt" style:font-size-asian="12pt" style:font-size-complex="12pt"/>
    </style:style>
    <style:style style:name="T71_64" style:family="text">
      <style:text-properties fo:font-size="12pt" style:font-size-asian="12pt" style:font-size-complex="12pt"/>
    </style:style>
    <style:style style:name="T71_65" style:family="text">
      <style:text-properties fo:font-size="12pt" style:font-size-asian="12pt" style:font-size-complex="12pt"/>
    </style:style>
    <style:style style:name="T71_66" style:family="text">
      <style:text-properties fo:font-size="12pt" style:font-size-asian="12pt" style:font-size-complex="12pt"/>
    </style:style>
    <style:style style:name="T71_67" style:family="text">
      <style:text-properties fo:font-size="12pt" style:font-size-asian="12pt" style:font-size-complex="12pt"/>
    </style:style>
    <style:style style:name="T71_68" style:family="text">
      <style:text-properties fo:font-size="12pt" style:font-size-asian="12pt" style:font-size-complex="12pt"/>
    </style:style>
    <style:style style:name="T71_69" style:family="text">
      <style:text-properties fo:font-size="12pt" style:font-size-asian="12pt" style:font-size-complex="12pt"/>
    </style:style>
    <style:style style:name="T71_70" style:family="text">
      <style:text-properties fo:font-size="12pt" style:font-size-asian="12pt" style:font-size-complex="12pt"/>
    </style:style>
    <style:style style:name="T71_71" style:family="text">
      <style:text-properties fo:font-size="12pt" style:font-size-asian="12pt" style:font-size-complex="12pt"/>
    </style:style>
    <style:style style:name="T71_72" style:family="text">
      <style:text-properties fo:font-size="12pt" style:font-size-asian="12pt" style:font-size-complex="12pt"/>
    </style:style>
    <style:style style:name="T71_73" style:family="text">
      <style:text-properties fo:font-size="12pt" style:font-size-asian="12pt" style:font-size-complex="12pt"/>
    </style:style>
    <style:style style:name="T71_74" style:family="text">
      <style:text-properties fo:font-size="12pt" style:font-size-asian="12pt" style:font-size-complex="12pt"/>
    </style:style>
    <style:style style:name="T71_75" style:family="text">
      <style:text-properties fo:font-size="12pt" style:font-size-asian="12pt" style:font-size-complex="12pt"/>
    </style:style>
    <style:style style:name="T71_76" style:family="text">
      <style:text-properties fo:font-size="12pt" style:font-size-asian="12pt" style:font-size-complex="12pt"/>
    </style:style>
    <style:style style:name="T71_77" style:family="text">
      <style:text-properties fo:font-size="12pt" style:font-size-asian="12pt" style:font-size-complex="12pt"/>
    </style:style>
    <style:style style:name="T71_78" style:family="text">
      <style:text-properties fo:font-size="12pt" style:font-size-asian="12pt" style:font-size-complex="12pt"/>
    </style:style>
    <style:style style:name="T71_79" style:family="text">
      <style:text-properties fo:font-size="12pt" style:font-size-asian="12pt" style:font-size-complex="12pt"/>
    </style:style>
    <style:style style:name="T71_80" style:family="text">
      <style:text-properties fo:font-size="12pt" style:font-size-asian="12pt" style:font-size-complex="12pt"/>
    </style:style>
    <style:style style:name="T71_81" style:family="text">
      <style:text-properties fo:font-size="12pt" style:font-size-asian="12pt" style:font-size-complex="12pt"/>
    </style:style>
    <style:style style:name="T71_82" style:family="text">
      <style:text-properties fo:font-size="12pt" style:font-size-asian="12pt" style:font-size-complex="12pt"/>
    </style:style>
    <style:style style:name="T71_83" style:family="text">
      <style:text-properties fo:font-size="12pt" style:font-size-asian="12pt" style:font-size-complex="12pt"/>
    </style:style>
    <style:style style:name="T71_84" style:family="text">
      <style:text-properties fo:font-size="12pt" style:font-size-asian="12pt" style:font-size-complex="12pt"/>
    </style:style>
    <style:style style:name="T71_85" style:family="text">
      <style:text-properties fo:font-size="12pt" style:font-size-asian="12pt" style:font-size-complex="12pt"/>
    </style:style>
    <style:style style:name="T71_86" style:family="text">
      <style:text-properties fo:font-size="12pt" style:font-size-asian="12pt" style:font-size-complex="12pt"/>
    </style:style>
    <style:style style:name="T71_87" style:family="text">
      <style:text-properties fo:font-size="12pt" style:font-size-asian="12pt" style:font-size-complex="12pt"/>
    </style:style>
    <style:style style:name="T71_88" style:family="text">
      <style:text-properties fo:font-size="12pt" style:font-size-asian="12pt" style:font-size-complex="12pt"/>
    </style:style>
    <style:style style:name="T71_89" style:family="text">
      <style:text-properties fo:font-size="12pt" style:font-size-asian="12pt" style:font-size-complex="12pt"/>
    </style:style>
    <style:style style:name="T71_90" style:family="text">
      <style:text-properties fo:font-size="12pt" style:font-size-asian="12pt" style:font-size-complex="12pt"/>
    </style:style>
    <style:style style:name="T71_91" style:family="text">
      <style:text-properties fo:font-size="12pt" style:font-size-asian="12pt" style:font-size-complex="12pt"/>
    </style:style>
    <style:style style:name="T71_92" style:family="text">
      <style:text-properties fo:font-size="12pt" style:font-size-asian="12pt" style:font-size-complex="12pt"/>
    </style:style>
    <style:style style:name="T71_93" style:family="text">
      <style:text-properties fo:font-size="12pt" style:font-size-asian="12pt" style:font-size-complex="12pt"/>
    </style:style>
    <style:style style:name="T71_94" style:family="text">
      <style:text-properties fo:font-size="12pt" style:font-size-asian="12pt" style:font-size-complex="12pt"/>
    </style:style>
    <style:style style:name="T71_95" style:family="text">
      <style:text-properties fo:font-size="12pt" style:font-size-asian="12pt" style:font-size-complex="12pt"/>
    </style:style>
    <style:style style:name="T71_96" style:family="text">
      <style:text-properties fo:font-size="12pt" style:font-size-asian="12pt" style:font-size-complex="12pt"/>
    </style:style>
    <style:style style:name="T71_97" style:family="text">
      <style:text-properties fo:font-size="12pt" style:font-size-asian="12pt" style:font-size-complex="12pt"/>
    </style:style>
    <style:style style:name="T71_98" style:family="text">
      <style:text-properties fo:font-size="12pt" style:font-size-asian="12pt" style:font-size-complex="12pt"/>
    </style:style>
    <style:style style:name="T71_99" style:family="text">
      <style:text-properties fo:font-size="12pt" style:font-size-asian="12pt" style:font-size-complex="12pt"/>
    </style:style>
    <style:style style:name="T71_100" style:family="text">
      <style:text-properties fo:font-size="12pt" style:font-size-asian="12pt" style:font-size-complex="12pt"/>
    </style:style>
    <style:style style:name="T71_101" style:family="text">
      <style:text-properties fo:font-size="12pt" style:font-size-asian="12pt" style:font-size-complex="12pt"/>
    </style:style>
    <style:style style:name="T71_102" style:family="text">
      <style:text-properties fo:font-size="12pt" style:font-size-asian="12pt" style:font-size-complex="12pt"/>
    </style:style>
    <style:style style:name="T71_103" style:family="text">
      <style:text-properties fo:font-size="12pt" style:font-size-asian="12pt" style:font-size-complex="12pt"/>
    </style:style>
    <style:style style:name="T71_104" style:family="text">
      <style:text-properties fo:font-size="12pt" style:font-size-asian="12pt" style:font-size-complex="12pt"/>
    </style:style>
    <style:style style:name="T71_105" style:family="text">
      <style:text-properties fo:font-size="12pt" style:font-size-asian="12pt" style:font-size-complex="12pt"/>
    </style:style>
    <style:style style:name="T71_106" style:family="text">
      <style:text-properties fo:font-size="12pt" style:font-size-asian="12pt" style:font-size-complex="12pt"/>
    </style:style>
    <style:style style:name="T71_107" style:family="text">
      <style:text-properties fo:font-size="12pt" style:font-size-asian="12pt" style:font-size-complex="12pt"/>
    </style:style>
    <style:style style:name="T71_108" style:family="text">
      <style:text-properties fo:font-size="12pt" style:font-size-asian="12pt" style:font-size-complex="12pt"/>
    </style:style>
    <style:style style:name="T71_109" style:family="text">
      <style:text-properties fo:font-size="12pt" style:font-size-asian="12pt" style:font-size-complex="12pt"/>
    </style:style>
    <style:style style:name="T71_110" style:family="text">
      <style:text-properties fo:font-size="12pt" style:font-size-asian="12pt" style:font-size-complex="12pt"/>
    </style:style>
    <style:style style:name="T71_111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text-align="justify" fo:break-before="auto" fo:text-indent="1.27cm" fo:line-height="150%" style:writing-mode="lr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2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T72_20" style:family="text">
      <style:text-properties fo:font-size="12pt" style:font-size-asian="12pt" style:font-size-complex="12pt"/>
    </style:style>
    <style:style style:name="T72_21" style:family="text">
      <style:text-properties fo:font-size="12pt" style:font-size-asian="12pt" style:font-size-complex="12pt"/>
    </style:style>
    <style:style style:name="T72_22" style:family="text">
      <style:text-properties fo:font-size="12pt" style:font-size-asian="12pt" style:font-size-complex="12pt"/>
    </style:style>
    <style:style style:name="T72_23" style:family="text">
      <style:text-properties fo:font-size="12pt" style:font-size-asian="12pt" style:font-size-complex="12pt"/>
    </style:style>
    <style:style style:name="T72_24" style:family="text">
      <style:text-properties fo:font-size="12pt" style:font-size-asian="12pt" style:font-size-complex="12pt"/>
    </style:style>
    <style:style style:name="T72_25" style:family="text">
      <style:text-properties fo:font-size="12pt" style:font-size-asian="12pt" style:font-size-complex="12pt"/>
    </style:style>
    <style:style style:name="T72_26" style:family="text">
      <style:text-properties fo:font-size="12pt" style:font-size-asian="12pt" style:font-size-complex="12pt"/>
    </style:style>
    <style:style style:name="T72_27" style:family="text">
      <style:text-properties fo:font-size="12pt" style:font-size-asian="12pt" style:font-size-complex="12pt"/>
    </style:style>
    <style:style style:name="T72_28" style:family="text">
      <style:text-properties fo:font-size="12pt" style:font-size-asian="12pt" style:font-size-complex="12pt"/>
    </style:style>
    <style:style style:name="T72_29" style:family="text">
      <style:text-properties fo:font-size="12pt" style:font-size-asian="12pt" style:font-size-complex="12pt"/>
    </style:style>
    <style:style style:name="T72_30" style:family="text">
      <style:text-properties fo:font-size="12pt" style:font-size-asian="12pt" style:font-size-complex="12pt"/>
    </style:style>
    <style:style style:name="T72_31" style:family="text">
      <style:text-properties fo:font-size="12pt" style:font-size-asian="12pt" style:font-size-complex="12pt"/>
    </style:style>
    <style:style style:name="T72_32" style:family="text">
      <style:text-properties fo:font-size="12pt" style:font-size-asian="12pt" style:font-size-complex="12pt"/>
    </style:style>
    <style:style style:name="T72_33" style:family="text">
      <style:text-properties fo:font-size="12pt" style:font-size-asian="12pt" style:font-size-complex="12pt"/>
    </style:style>
    <style:style style:name="T72_34" style:family="text">
      <style:text-properties fo:font-size="12pt" style:font-size-asian="12pt" style:font-size-complex="12pt"/>
    </style:style>
    <style:style style:name="T72_35" style:family="text">
      <style:text-properties fo:font-size="12pt" style:font-size-asian="12pt" style:font-size-complex="12pt"/>
    </style:style>
    <style:style style:name="T72_36" style:family="text">
      <style:text-properties fo:font-size="12pt" style:font-size-asian="12pt" style:font-size-complex="12pt"/>
    </style:style>
    <style:style style:name="T72_37" style:family="text">
      <style:text-properties fo:font-size="12pt" style:font-size-asian="12pt" style:font-size-complex="12pt"/>
    </style:style>
    <style:style style:name="T72_38" style:family="text">
      <style:text-properties fo:font-size="12pt" style:font-size-asian="12pt" style:font-size-complex="12pt"/>
    </style:style>
    <style:style style:name="T72_39" style:family="text">
      <style:text-properties fo:font-size="12pt" style:font-size-asian="12pt" style:font-size-complex="12pt"/>
    </style:style>
    <style:style style:name="T72_40" style:family="text">
      <style:text-properties fo:font-size="12pt" style:font-size-asian="12pt" style:font-size-complex="12pt"/>
    </style:style>
    <style:style style:name="T72_41" style:family="text">
      <style:text-properties fo:font-size="12pt" style:font-size-asian="12pt" style:font-size-complex="12pt"/>
    </style:style>
    <style:style style:name="T72_42" style:family="text">
      <style:text-properties fo:font-size="12pt" style:font-size-asian="12pt" style:font-size-complex="12pt"/>
    </style:style>
    <style:style style:name="T72_43" style:family="text">
      <style:text-properties fo:font-size="12pt" style:font-size-asian="12pt" style:font-size-complex="12pt"/>
    </style:style>
    <style:style style:name="T72_44" style:family="text">
      <style:text-properties fo:font-size="12pt" style:font-size-asian="12pt" style:font-size-complex="12pt"/>
    </style:style>
    <style:style style:name="T72_45" style:family="text">
      <style:text-properties fo:font-size="12pt" style:font-size-asian="12pt" style:font-size-complex="12pt"/>
    </style:style>
    <style:style style:name="T72_46" style:family="text">
      <style:text-properties fo:font-size="12pt" style:font-size-asian="12pt" style:font-size-complex="12pt"/>
    </style:style>
    <style:style style:name="T72_47" style:family="text">
      <style:text-properties fo:font-size="12pt" style:font-size-asian="12pt" style:font-size-complex="12pt"/>
    </style:style>
    <style:style style:name="T72_48" style:family="text">
      <style:text-properties fo:font-size="12pt" style:font-size-asian="12pt" style:font-size-complex="12pt"/>
    </style:style>
    <style:style style:name="T72_49" style:family="text">
      <style:text-properties fo:font-size="12pt" style:font-size-asian="12pt" style:font-size-complex="12pt"/>
    </style:style>
    <style:style style:name="T72_50" style:family="text">
      <style:text-properties fo:font-size="12pt" style:font-size-asian="12pt" style:font-size-complex="12pt"/>
    </style:style>
    <style:style style:name="T72_51" style:family="text">
      <style:text-properties fo:font-size="12pt" style:font-size-asian="12pt" style:font-size-complex="12pt"/>
    </style:style>
    <style:style style:name="T72_52" style:family="text">
      <style:text-properties fo:font-size="12pt" style:font-size-asian="12pt" style:font-size-complex="12pt"/>
    </style:style>
    <style:style style:name="T72_53" style:family="text">
      <style:text-properties fo:font-size="12pt" style:font-size-asian="12pt" style:font-size-complex="12pt"/>
    </style:style>
    <style:style style:name="T72_54" style:family="text">
      <style:text-properties fo:font-size="12pt" style:font-size-asian="12pt" style:font-size-complex="12pt"/>
    </style:style>
    <style:style style:name="T72_55" style:family="text">
      <style:text-properties fo:font-size="12pt" style:font-size-asian="12pt" style:font-size-complex="12pt"/>
    </style:style>
    <style:style style:name="T72_56" style:family="text">
      <style:text-properties fo:font-size="12pt" style:font-size-asian="12pt" style:font-size-complex="12pt"/>
    </style:style>
    <style:style style:name="T72_57" style:family="text">
      <style:text-properties fo:font-size="12pt" style:font-size-asian="12pt" style:font-size-complex="12pt"/>
    </style:style>
    <style:style style:name="T72_58" style:family="text">
      <style:text-properties fo:font-size="12pt" style:font-size-asian="12pt" style:font-size-complex="12pt"/>
    </style:style>
    <style:style style:name="T72_59" style:family="text">
      <style:text-properties fo:font-size="12pt" style:font-size-asian="12pt" style:font-size-complex="12pt"/>
    </style:style>
    <style:style style:name="T72_60" style:family="text">
      <style:text-properties fo:font-size="12pt" style:font-size-asian="12pt" style:font-size-complex="12pt"/>
    </style:style>
    <style:style style:name="T72_61" style:family="text">
      <style:text-properties fo:font-size="12pt" style:font-size-asian="12pt" style:font-size-complex="12pt"/>
    </style:style>
    <style:style style:name="T72_62" style:family="text">
      <style:text-properties fo:font-size="12pt" style:font-size-asian="12pt" style:font-size-complex="12pt"/>
    </style:style>
    <style:style style:name="T72_63" style:family="text">
      <style:text-properties fo:font-size="12pt" style:font-size-asian="12pt" style:font-size-complex="12pt"/>
    </style:style>
    <style:style style:name="T72_64" style:family="text">
      <style:text-properties fo:font-size="12pt" style:font-size-asian="12pt" style:font-size-complex="12pt"/>
    </style:style>
    <style:style style:name="T72_65" style:family="text">
      <style:text-properties fo:font-size="12pt" style:font-size-asian="12pt" style:font-size-complex="12pt"/>
    </style:style>
    <style:style style:name="T72_6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2_6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2_68" style:family="text">
      <style:text-properties fo:font-size="12pt" style:font-size-asian="12pt" style:font-size-complex="12pt"/>
    </style:style>
    <style:style style:name="T72_69" style:family="text">
      <style:text-properties fo:font-size="12pt" style:font-size-asian="12pt" style:font-size-complex="12pt"/>
    </style:style>
    <style:style style:name="T72_70" style:family="text">
      <style:text-properties fo:font-size="12pt" style:font-size-asian="12pt" style:font-size-complex="12pt"/>
    </style:style>
    <style:style style:name="T72_71" style:family="text">
      <style:text-properties fo:font-size="12pt" style:font-size-asian="12pt" style:font-size-complex="12pt"/>
    </style:style>
    <style:style style:name="T72_72" style:family="text">
      <style:text-properties fo:font-size="12pt" style:font-size-asian="12pt" style:font-size-complex="12pt"/>
    </style:style>
    <style:style style:name="T72_73" style:family="text">
      <style:text-properties fo:font-size="12pt" style:font-size-asian="12pt" style:font-size-complex="12pt"/>
    </style:style>
    <style:style style:name="T72_74" style:family="text">
      <style:text-properties fo:font-size="12pt" style:font-size-asian="12pt" style:font-size-complex="12pt"/>
    </style:style>
    <style:style style:name="T72_75" style:family="text">
      <style:text-properties fo:font-size="12pt" style:font-size-asian="12pt" style:font-size-complex="12pt"/>
    </style:style>
    <style:style style:name="T72_76" style:family="text">
      <style:text-properties fo:font-size="12pt" style:font-size-asian="12pt" style:font-size-complex="12pt"/>
    </style:style>
    <style:style style:name="T72_77" style:family="text">
      <style:text-properties fo:font-size="12pt" style:font-size-asian="12pt" style:font-size-complex="12pt"/>
    </style:style>
    <style:style style:name="T72_78" style:family="text">
      <style:text-properties fo:font-size="12pt" style:font-size-asian="12pt" style:font-size-complex="12pt"/>
    </style:style>
    <style:style style:name="T72_79" style:family="text">
      <style:text-properties fo:font-size="12pt" style:font-size-asian="12pt" style:font-size-complex="12pt"/>
    </style:style>
    <style:style style:name="T72_80" style:family="text">
      <style:text-properties fo:font-size="12pt" style:font-size-asian="12pt" style:font-size-complex="12pt"/>
    </style:style>
    <style:style style:name="T72_81" style:family="text">
      <style:text-properties fo:font-size="12pt" style:font-size-asian="12pt" style:font-size-complex="12pt"/>
    </style:style>
    <style:style style:name="T72_82" style:family="text">
      <style:text-properties fo:font-size="12pt" style:font-size-asian="12pt" style:font-size-complex="12pt"/>
    </style:style>
    <style:style style:name="T72_83" style:family="text">
      <style:text-properties fo:font-size="12pt" style:font-size-asian="12pt" style:font-size-complex="12pt"/>
    </style:style>
    <style:style style:name="T72_84" style:family="text">
      <style:text-properties fo:font-size="12pt" style:font-size-asian="12pt" style:font-size-complex="12pt"/>
    </style:style>
    <style:style style:name="T72_85" style:family="text">
      <style:text-properties fo:font-size="12pt" style:font-size-asian="12pt" style:font-size-complex="12pt"/>
    </style:style>
    <style:style style:name="T72_86" style:family="text">
      <style:text-properties fo:font-size="12pt" style:font-size-asian="12pt" style:font-size-complex="12pt"/>
    </style:style>
    <style:style style:name="T72_87" style:family="text">
      <style:text-properties fo:font-size="12pt" style:font-size-asian="12pt" style:font-size-complex="12pt"/>
    </style:style>
    <style:style style:name="T72_88" style:family="text">
      <style:text-properties fo:font-size="12pt" style:font-size-asian="12pt" style:font-size-complex="12pt"/>
    </style:style>
    <style:style style:name="T72_89" style:family="text">
      <style:text-properties fo:font-size="12pt" style:font-size-asian="12pt" style:font-size-complex="12pt"/>
    </style:style>
    <style:style style:name="T72_90" style:family="text">
      <style:text-properties fo:font-size="12pt" style:font-size-asian="12pt" style:font-size-complex="12pt"/>
    </style:style>
    <style:style style:name="T72_91" style:family="text">
      <style:text-properties fo:font-size="12pt" style:font-size-asian="12pt" style:font-size-complex="12pt"/>
    </style:style>
    <style:style style:name="T72_92" style:family="text">
      <style:text-properties fo:font-size="12pt" style:font-size-asian="12pt" style:font-size-complex="12pt"/>
    </style:style>
    <style:style style:name="T72_93" style:family="text">
      <style:text-properties fo:font-size="12pt" style:font-size-asian="12pt" style:font-size-complex="12pt"/>
    </style:style>
    <style:style style:name="T72_94" style:family="text">
      <style:text-properties fo:font-size="12pt" style:font-size-asian="12pt" style:font-size-complex="12pt"/>
    </style:style>
    <style:style style:name="T72_95" style:family="text">
      <style:text-properties fo:font-size="12pt" style:font-size-asian="12pt" style:font-size-complex="12pt"/>
    </style:style>
    <style:style style:name="T72_96" style:family="text">
      <style:text-properties fo:font-size="12pt" style:font-size-asian="12pt" style:font-size-complex="12pt"/>
    </style:style>
    <style:style style:name="T72_97" style:family="text">
      <style:text-properties fo:font-size="12pt" style:font-size-asian="12pt" style:font-size-complex="12pt"/>
    </style:style>
    <style:style style:name="T72_98" style:family="text">
      <style:text-properties fo:font-size="12pt" style:font-size-asian="12pt" style:font-size-complex="12pt"/>
    </style:style>
    <style:style style:name="T72_99" style:family="text">
      <style:text-properties fo:font-size="12pt" style:font-size-asian="12pt" style:font-size-complex="12pt"/>
    </style:style>
    <style:style style:name="T72_100" style:family="text">
      <style:text-properties fo:font-size="12pt" style:font-size-asian="12pt" style:font-size-complex="12pt"/>
    </style:style>
    <style:style style:name="T72_101" style:family="text">
      <style:text-properties fo:font-size="12pt" style:font-size-asian="12pt" style:font-size-complex="12pt"/>
    </style:style>
    <style:style style:name="T72_102" style:family="text">
      <style:text-properties fo:font-size="12pt" style:font-size-asian="12pt" style:font-size-complex="12pt"/>
    </style:style>
    <style:style style:name="T72_103" style:family="text">
      <style:text-properties fo:font-size="12pt" style:font-size-asian="12pt" style:font-size-complex="12pt"/>
    </style:style>
    <style:style style:name="T72_104" style:family="text">
      <style:text-properties fo:font-size="12pt" style:font-size-asian="12pt" style:font-size-complex="12pt"/>
    </style:style>
    <style:style style:name="T72_105" style:family="text">
      <style:text-properties fo:font-size="12pt" style:font-size-asian="12pt" style:font-size-complex="12pt"/>
    </style:style>
    <style:style style:name="T72_106" style:family="text">
      <style:text-properties fo:font-size="12pt" style:font-size-asian="12pt" style:font-size-complex="12pt"/>
    </style:style>
    <style:style style:name="T72_107" style:family="text">
      <style:text-properties fo:font-size="12pt" style:font-size-asian="12pt" style:font-size-complex="12pt"/>
    </style:style>
    <style:style style:name="T72_108" style:family="text">
      <style:text-properties fo:font-size="12pt" style:font-size-asian="12pt" style:font-size-complex="12pt"/>
    </style:style>
    <style:style style:name="T72_109" style:family="text">
      <style:text-properties fo:font-size="12pt" style:font-size-asian="12pt" style:font-size-complex="12pt"/>
    </style:style>
    <style:style style:name="T72_110" style:family="text">
      <style:text-properties fo:font-size="12pt" style:font-size-asian="12pt" style:font-size-complex="12pt"/>
    </style:style>
    <style:style style:name="T72_111" style:family="text">
      <style:text-properties fo:font-size="12pt" style:font-size-asian="12pt" style:font-size-complex="12pt"/>
    </style:style>
    <style:style style:name="T72_112" style:family="text">
      <style:text-properties fo:font-size="12pt" style:font-size-asian="12pt" style:font-size-complex="12pt"/>
    </style:style>
    <style:style style:name="T72_113" style:family="text">
      <style:text-properties fo:font-size="12pt" style:font-size-asian="12pt" style:font-size-complex="12pt"/>
    </style:style>
    <style:style style:name="T72_114" style:family="text">
      <style:text-properties fo:font-size="12pt" style:font-size-asian="12pt" style:font-size-complex="12pt"/>
    </style:style>
    <style:style style:name="T72_115" style:family="text">
      <style:text-properties fo:font-size="12pt" style:font-size-asian="12pt" style:font-size-complex="12pt"/>
    </style:style>
    <style:style style:name="T72_116" style:family="text">
      <style:text-properties fo:font-size="12pt" style:font-size-asian="12pt" style:font-size-complex="12pt"/>
    </style:style>
    <style:style style:name="T72_117" style:family="text">
      <style:text-properties fo:font-size="12pt" style:font-size-asian="12pt" style:font-size-complex="12pt"/>
    </style:style>
    <style:style style:name="T72_118" style:family="text">
      <style:text-properties fo:font-size="12pt" style:font-size-asian="12pt" style:font-size-complex="12pt"/>
    </style:style>
    <style:style style:name="T72_119" style:family="text">
      <style:text-properties fo:font-size="12pt" style:font-size-asian="12pt" style:font-size-complex="12pt"/>
    </style:style>
    <style:style style:name="T72_120" style:family="text">
      <style:text-properties fo:font-size="12pt" style:font-size-asian="12pt" style:font-size-complex="12pt"/>
    </style:style>
    <style:style style:name="T72_121" style:family="text">
      <style:text-properties fo:font-size="12pt" style:font-size-asian="12pt" style:font-size-complex="12pt"/>
    </style:style>
    <style:style style:name="T72_122" style:family="text">
      <style:text-properties fo:font-size="12pt" style:font-size-asian="12pt" style:font-size-complex="12pt"/>
    </style:style>
    <style:style style:name="T72_123" style:family="text">
      <style:text-properties fo:font-size="12pt" style:font-size-asian="12pt" style:font-size-complex="12pt"/>
    </style:style>
    <style:style style:name="T72_124" style:family="text">
      <style:text-properties fo:font-size="12pt" style:font-size-asian="12pt" style:font-size-complex="12pt"/>
    </style:style>
    <style:style style:name="T72_125" style:family="text">
      <style:text-properties fo:font-size="12pt" style:font-size-asian="12pt" style:font-size-complex="12pt"/>
    </style:style>
    <style:style style:name="T72_126" style:family="text">
      <style:text-properties fo:font-size="12pt" style:font-size-asian="12pt" style:font-size-complex="12pt"/>
    </style:style>
    <style:style style:name="T72_127" style:family="text">
      <style:text-properties fo:font-size="12pt" style:font-size-asian="12pt" style:font-size-complex="12pt"/>
    </style:style>
    <style:style style:name="T72_128" style:family="text">
      <style:text-properties fo:font-size="12pt" style:font-size-asian="12pt" style:font-size-complex="12pt"/>
    </style:style>
    <style:style style:name="T72_129" style:family="text">
      <style:text-properties fo:font-size="12pt" style:font-size-asian="12pt" style:font-size-complex="12pt"/>
    </style:style>
    <style:style style:name="T72_130" style:family="text">
      <style:text-properties fo:font-size="12pt" style:font-size-asian="12pt" style:font-size-complex="12pt"/>
    </style:style>
    <style:style style:name="T72_131" style:family="text">
      <style:text-properties fo:font-size="12pt" style:font-size-asian="12pt" style:font-size-complex="12pt"/>
    </style:style>
    <style:style style:name="T72_132" style:family="text">
      <style:text-properties fo:font-size="12pt" style:font-size-asian="12pt" style:font-size-complex="12pt"/>
    </style:style>
    <style:style style:name="T72_133" style:family="text">
      <style:text-properties fo:font-size="12pt" style:font-size-asian="12pt" style:font-size-complex="12pt"/>
    </style:style>
    <style:style style:name="T72_134" style:family="text">
      <style:text-properties fo:font-size="12pt" style:font-size-asian="12pt" style:font-size-complex="12pt"/>
    </style:style>
    <style:style style:name="T72_135" style:family="text">
      <style:text-properties fo:font-size="12pt" style:font-size-asian="12pt" style:font-size-complex="12pt"/>
    </style:style>
    <style:style style:name="T72_136" style:family="text">
      <style:text-properties fo:font-size="12pt" style:font-size-asian="12pt" style:font-size-complex="12pt"/>
    </style:style>
    <style:style style:name="T72_137" style:family="text">
      <style:text-properties fo:font-size="12pt" style:font-size-asian="12pt" style:font-size-complex="12pt"/>
    </style:style>
    <style:style style:name="T72_138" style:family="text">
      <style:text-properties fo:font-size="12pt" style:font-size-asian="12pt" style:font-size-complex="12pt"/>
    </style:style>
    <style:style style:name="T72_139" style:family="text">
      <style:text-properties fo:font-size="12pt" style:font-size-asian="12pt" style:font-size-complex="12pt"/>
    </style:style>
    <style:style style:name="T72_140" style:family="text">
      <style:text-properties fo:font-size="12pt" style:font-size-asian="12pt" style:font-size-complex="12pt"/>
    </style:style>
    <style:style style:name="T72_141" style:family="text">
      <style:text-properties fo:font-size="12pt" style:font-size-asian="12pt" style:font-size-complex="12pt"/>
    </style:style>
    <style:style style:name="T72_142" style:family="text">
      <style:text-properties fo:font-size="12pt" style:font-size-asian="12pt" style:font-size-complex="12pt"/>
    </style:style>
    <style:style style:name="T72_143" style:family="text">
      <style:text-properties fo:font-size="12pt" style:font-size-asian="12pt" style:font-size-complex="12pt"/>
    </style:style>
    <style:style style:name="T72_144" style:family="text">
      <style:text-properties fo:font-size="12pt" style:font-size-asian="12pt" style:font-size-complex="12pt"/>
    </style:style>
    <style:style style:name="T72_145" style:family="text">
      <style:text-properties fo:font-size="12pt" style:font-size-asian="12pt" style:font-size-complex="12pt"/>
    </style:style>
    <style:style style:name="T72_146" style:family="text">
      <style:text-properties fo:font-size="12pt" style:font-size-asian="12pt" style:font-size-complex="12pt"/>
    </style:style>
    <style:style style:name="T72_147" style:family="text">
      <style:text-properties fo:font-size="12pt" style:font-size-asian="12pt" style:font-size-complex="12pt"/>
    </style:style>
    <style:style style:name="T72_148" style:family="text">
      <style:text-properties fo:font-size="12pt" style:font-size-asian="12pt" style:font-size-complex="12pt"/>
    </style:style>
    <style:style style:name="T72_149" style:family="text">
      <style:text-properties fo:font-size="12pt" style:font-size-asian="12pt" style:font-size-complex="12pt"/>
    </style:style>
    <style:style style:name="T72_150" style:family="text">
      <style:text-properties fo:font-size="12pt" style:font-size-asian="12pt" style:font-size-complex="12pt"/>
    </style:style>
    <style:style style:name="T72_151" style:family="text">
      <style:text-properties fo:font-size="12pt" style:font-size-asian="12pt" style:font-size-complex="12pt"/>
    </style:style>
    <style:style style:name="T72_152" style:family="text">
      <style:text-properties fo:font-size="12pt" style:font-size-asian="12pt" style:font-size-complex="12pt"/>
    </style:style>
    <style:style style:name="T72_153" style:family="text">
      <style:text-properties fo:font-size="12pt" style:font-size-asian="12pt" style:font-size-complex="12pt"/>
    </style:style>
    <style:style style:name="T72_154" style:family="text">
      <style:text-properties fo:font-size="12pt" style:font-size-asian="12pt" style:font-size-complex="12pt"/>
    </style:style>
    <style:style style:name="T72_155" style:family="text">
      <style:text-properties fo:font-size="12pt" style:font-size-asian="12pt" style:font-size-complex="12pt"/>
    </style:style>
    <style:style style:name="T72_156" style:family="text">
      <style:text-properties fo:font-size="12pt" style:font-size-asian="12pt" style:font-size-complex="12pt"/>
    </style:style>
    <style:style style:name="T72_157" style:family="text">
      <style:text-properties fo:font-size="12pt" style:font-size-asian="12pt" style:font-size-complex="12pt"/>
    </style:style>
    <style:style style:name="T72_158" style:family="text">
      <style:text-properties fo:font-size="12pt" style:font-size-asian="12pt" style:font-size-complex="12pt"/>
    </style:style>
    <style:style style:name="T72_159" style:family="text">
      <style:text-properties fo:font-size="12pt" style:font-size-asian="12pt" style:font-size-complex="12pt"/>
    </style:style>
    <style:style style:name="T72_160" style:family="text">
      <style:text-properties fo:font-size="12pt" style:font-size-asian="12pt" style:font-size-complex="12pt"/>
    </style:style>
    <style:style style:name="T72_161" style:family="text">
      <style:text-properties fo:font-size="12pt" style:font-size-asian="12pt" style:font-size-complex="12pt"/>
    </style:style>
    <style:style style:name="T72_162" style:family="text">
      <style:text-properties fo:font-size="12pt" style:font-size-asian="12pt" style:font-size-complex="12pt"/>
    </style:style>
    <style:style style:name="T72_163" style:family="text">
      <style:text-properties fo:font-size="12pt" style:font-size-asian="12pt" style:font-size-complex="12pt"/>
    </style:style>
    <style:style style:name="T72_164" style:family="text">
      <style:text-properties fo:font-size="12pt" style:font-size-asian="12pt" style:font-size-complex="12pt"/>
    </style:style>
    <style:style style:name="T72_165" style:family="text">
      <style:text-properties fo:font-size="12pt" style:font-size-asian="12pt" style:font-size-complex="12pt"/>
    </style:style>
    <style:style style:name="T72_166" style:family="text">
      <style:text-properties fo:font-size="12pt" style:font-size-asian="12pt" style:font-size-complex="12pt"/>
    </style:style>
    <style:style style:name="T72_167" style:family="text">
      <style:text-properties fo:font-style="italic" style:font-style-asian="italic" style:font-style-complex="italic" fo:font-size="12pt" style:font-size-asian="12pt" style:font-size-complex="12pt"/>
    </style:style>
    <style:style style:name="T72_168" style:family="text">
      <style:text-properties fo:font-size="12pt" style:font-size-asian="12pt" style:font-size-complex="12pt"/>
    </style:style>
    <style:style style:name="T72_169" style:family="text">
      <style:text-properties fo:font-size="12pt" style:font-size-asian="12pt" style:font-size-complex="12pt"/>
    </style:style>
    <style:style style:name="T72_170" style:family="text">
      <style:text-properties fo:font-size="12pt" style:font-size-asian="12pt" style:font-size-complex="12pt"/>
    </style:style>
    <style:style style:name="T72_171" style:family="text">
      <style:text-properties fo:font-size="12pt" style:font-size-asian="12pt" style:font-size-complex="12pt"/>
    </style:style>
    <style:style style:name="T72_172" style:family="text">
      <style:text-properties fo:font-size="12pt" style:font-size-asian="12pt" style:font-size-complex="12pt"/>
    </style:style>
    <style:style style:name="T72_173" style:family="text">
      <style:text-properties fo:font-size="12pt" style:font-size-asian="12pt" style:font-size-complex="12pt"/>
    </style:style>
    <style:style style:name="T72_174" style:family="text">
      <style:text-properties fo:font-size="12pt" style:font-size-asian="12pt" style:font-size-complex="12pt"/>
    </style:style>
    <style:style style:name="T72_175" style:family="text">
      <style:text-properties fo:font-size="12pt" style:font-size-asian="12pt" style:font-size-complex="12pt"/>
    </style:style>
    <style:style style:name="T72_176" style:family="text">
      <style:text-properties fo:font-size="12pt" style:font-size-asian="12pt" style:font-size-complex="12pt"/>
    </style:style>
    <style:style style:name="T72_177" style:family="text">
      <style:text-properties fo:font-size="12pt" style:font-size-asian="12pt" style:font-size-complex="12pt"/>
    </style:style>
    <style:style style:name="T72_178" style:family="text">
      <style:text-properties fo:font-size="12pt" style:font-size-asian="12pt" style:font-size-complex="12pt"/>
    </style:style>
    <style:style style:name="T72_179" style:family="text">
      <style:text-properties fo:font-size="12pt" style:font-size-asian="12pt" style:font-size-complex="12pt"/>
    </style:style>
    <style:style style:name="T72_180" style:family="text">
      <style:text-properties fo:font-size="12pt" style:font-size-asian="12pt" style:font-size-complex="12pt"/>
    </style:style>
    <style:style style:name="T72_181" style:family="text">
      <style:text-properties fo:font-size="12pt" style:font-size-asian="12pt" style:font-size-complex="12pt"/>
    </style:style>
    <style:style style:name="T72_182" style:family="text">
      <style:text-properties fo:font-size="12pt" style:font-size-asian="12pt" style:font-size-complex="12pt"/>
    </style:style>
    <style:style style:name="T72_183" style:family="text">
      <style:text-properties fo:font-size="12pt" style:font-size-asian="12pt" style:font-size-complex="12pt"/>
    </style:style>
    <style:style style:name="T72_184" style:family="text">
      <style:text-properties fo:font-size="12pt" style:font-size-asian="12pt" style:font-size-complex="12pt"/>
    </style:style>
    <style:style style:name="T72_185" style:family="text">
      <style:text-properties fo:font-size="12pt" style:font-size-asian="12pt" style:font-size-complex="12pt"/>
    </style:style>
    <style:style style:name="T72_186" style:family="text">
      <style:text-properties fo:font-size="12pt" style:font-size-asian="12pt" style:font-size-complex="12pt"/>
    </style:style>
    <style:style style:name="T72_187" style:family="text">
      <style:text-properties fo:font-size="12pt" style:font-size-asian="12pt" style:font-size-complex="12pt"/>
    </style:style>
    <style:style style:name="T72_188" style:family="text">
      <style:text-properties fo:font-size="12pt" style:font-size-asian="12pt" style:font-size-complex="12pt"/>
    </style:style>
    <style:style style:name="T72_189" style:family="text">
      <style:text-properties fo:font-size="12pt" style:font-size-asian="12pt" style:font-size-complex="12pt"/>
    </style:style>
    <style:style style:name="T72_190" style:family="text">
      <style:text-properties fo:font-size="12pt" style:font-size-asian="12pt" style:font-size-complex="12pt"/>
    </style:style>
    <style:style style:name="T72_191" style:family="text">
      <style:text-properties fo:font-size="12pt" style:font-size-asian="12pt" style:font-size-complex="12pt"/>
    </style:style>
    <style:style style:name="T72_192" style:family="text">
      <style:text-properties fo:font-size="12pt" style:font-size-asian="12pt" style:font-size-complex="12pt"/>
    </style:style>
    <style:style style:name="T72_193" style:family="text">
      <style:text-properties fo:font-size="12pt" style:font-size-asian="12pt" style:font-size-complex="12pt"/>
    </style:style>
    <style:style style:name="T72_194" style:family="text">
      <style:text-properties fo:font-size="12pt" style:font-size-asian="12pt" style:font-size-complex="12pt"/>
    </style:style>
    <style:style style:name="T72_195" style:family="text">
      <style:text-properties fo:font-size="12pt" style:font-size-asian="12pt" style:font-size-complex="12pt"/>
    </style:style>
    <style:style style:name="T72_196" style:family="text">
      <style:text-properties fo:font-size="12pt" style:font-size-asian="12pt" style:font-size-complex="12pt"/>
    </style:style>
    <style:style style:name="T72_197" style:family="text">
      <style:text-properties fo:font-size="12pt" style:font-size-asian="12pt" style:font-size-complex="12pt"/>
    </style:style>
    <style:style style:name="T72_198" style:family="text">
      <style:text-properties fo:font-size="12pt" style:font-size-asian="12pt" style:font-size-complex="12pt"/>
    </style:style>
    <style:style style:name="T72_199" style:family="text">
      <style:text-properties fo:font-size="12pt" style:font-size-asian="12pt" style:font-size-complex="12pt"/>
    </style:style>
    <style:style style:name="T72_200" style:family="text">
      <style:text-properties fo:font-size="12pt" style:font-size-asian="12pt" style:font-size-complex="12pt"/>
    </style:style>
    <style:style style:name="T72_201" style:family="text">
      <style:text-properties fo:font-size="12pt" style:font-size-asian="12pt" style:font-size-complex="12pt"/>
    </style:style>
    <style:style style:name="T72_202" style:family="text">
      <style:text-properties fo:font-size="12pt" style:font-size-asian="12pt" style:font-size-complex="12pt"/>
    </style:style>
    <style:style style:name="T72_203" style:family="text">
      <style:text-properties fo:font-size="12pt" style:font-size-asian="12pt" style:font-size-complex="12pt"/>
    </style:style>
    <style:style style:name="T72_204" style:family="text">
      <style:text-properties fo:font-size="12pt" style:font-size-asian="12pt" style:font-size-complex="12pt"/>
    </style:style>
    <style:style style:name="T72_205" style:family="text">
      <style:text-properties fo:font-size="12pt" style:font-size-asian="12pt" style:font-size-complex="12pt"/>
    </style:style>
    <style:style style:name="T72_206" style:family="text">
      <style:text-properties fo:font-size="12pt" style:font-size-asian="12pt" style:font-size-complex="12pt"/>
    </style:style>
    <style:style style:name="T72_207" style:family="text">
      <style:text-properties fo:font-size="12pt" style:font-size-asian="12pt" style:font-size-complex="12pt"/>
    </style:style>
    <style:style style:name="T72_208" style:family="text">
      <style:text-properties fo:font-size="12pt" style:font-size-asian="12pt" style:font-size-complex="12pt"/>
    </style:style>
    <style:style style:name="T72_209" style:family="text">
      <style:text-properties fo:font-size="12pt" style:font-size-asian="12pt" style:font-size-complex="12pt"/>
    </style:style>
    <style:style style:name="T72_210" style:family="text">
      <style:text-properties fo:font-size="12pt" style:font-size-asian="12pt" style:font-size-complex="12pt"/>
    </style:style>
    <style:style style:name="T72_211" style:family="text">
      <style:text-properties fo:font-size="12pt" style:font-size-asian="12pt" style:font-size-complex="12pt"/>
    </style:style>
    <style:style style:name="T72_212" style:family="text">
      <style:text-properties fo:font-size="12pt" style:font-size-asian="12pt" style:font-size-complex="12pt"/>
    </style:style>
    <style:style style:name="T72_213" style:family="text">
      <style:text-properties fo:font-size="12pt" style:font-size-asian="12pt" style:font-size-complex="12pt"/>
    </style:style>
    <style:style style:name="T72_214" style:family="text">
      <style:text-properties fo:font-size="12pt" style:font-size-asian="12pt" style:font-size-complex="12pt"/>
    </style:style>
    <style:style style:name="T72_215" style:family="text">
      <style:text-properties fo:font-size="12pt" style:font-size-asian="12pt" style:font-size-complex="12pt"/>
    </style:style>
    <style:style style:name="T72_216" style:family="text">
      <style:text-properties fo:font-size="12pt" style:font-size-asian="12pt" style:font-size-complex="12pt"/>
    </style:style>
    <style:style style:name="T72_217" style:family="text">
      <style:text-properties fo:font-size="12pt" style:font-size-asian="12pt" style:font-size-complex="12pt"/>
    </style:style>
    <style:style style:name="T72_218" style:family="text">
      <style:text-properties fo:font-size="12pt" style:font-size-asian="12pt" style:font-size-complex="12pt"/>
    </style:style>
    <style:style style:name="T72_219" style:family="text">
      <style:text-properties fo:font-size="12pt" style:font-size-asian="12pt" style:font-size-complex="12pt"/>
    </style:style>
    <style:style style:name="T72_220" style:family="text">
      <style:text-properties fo:font-size="12pt" style:font-size-asian="12pt" style:font-size-complex="12pt"/>
    </style:style>
    <style:style style:name="T72_221" style:family="text">
      <style:text-properties fo:font-size="12pt" style:font-size-asian="12pt" style:font-size-complex="12pt"/>
    </style:style>
    <style:style style:name="T72_222" style:family="text">
      <style:text-properties fo:font-size="12pt" style:font-size-asian="12pt" style:font-size-complex="12pt"/>
    </style:style>
    <style:style style:name="T72_223" style:family="text">
      <style:text-properties fo:font-size="12pt" style:font-size-asian="12pt" style:font-size-complex="12pt"/>
    </style:style>
    <style:style style:name="T72_224" style:family="text">
      <style:text-properties fo:font-size="12pt" style:font-size-asian="12pt" style:font-size-complex="12pt"/>
    </style:style>
    <style:style style:name="T72_225" style:family="text">
      <style:text-properties fo:font-size="12pt" style:font-size-asian="12pt" style:font-size-complex="12pt"/>
    </style:style>
    <style:style style:name="T72_226" style:family="text">
      <style:text-properties fo:font-size="12pt" style:font-size-asian="12pt" style:font-size-complex="12pt"/>
    </style:style>
    <style:style style:name="T72_227" style:family="text">
      <style:text-properties fo:font-size="12pt" style:font-size-asian="12pt" style:font-size-complex="12pt"/>
    </style:style>
    <style:style style:name="T72_228" style:family="text">
      <style:text-properties fo:font-size="12pt" style:font-size-asian="12pt" style:font-size-complex="12pt"/>
    </style:style>
    <style:style style:name="T72_229" style:family="text">
      <style:text-properties fo:font-size="12pt" style:font-size-asian="12pt" style:font-size-complex="12pt"/>
    </style:style>
    <style:style style:name="T72_230" style:family="text">
      <style:text-properties fo:font-size="12pt" style:font-size-asian="12pt" style:font-size-complex="12pt"/>
    </style:style>
    <style:style style:name="T72_231" style:family="text">
      <style:text-properties fo:font-size="12pt" style:font-size-asian="12pt" style:font-size-complex="12pt"/>
    </style:style>
    <style:style style:name="T72_232" style:family="text">
      <style:text-properties fo:font-size="12pt" style:font-size-asian="12pt" style:font-size-complex="12pt"/>
    </style:style>
    <style:style style:name="T72_233" style:family="text">
      <style:text-properties fo:font-size="12pt" style:font-size-asian="12pt" style:font-size-complex="12pt"/>
    </style:style>
    <style:style style:name="T72_234" style:family="text">
      <style:text-properties fo:font-size="12pt" style:font-size-asian="12pt" style:font-size-complex="12pt"/>
    </style:style>
    <style:style style:name="T72_235" style:family="text">
      <style:text-properties fo:font-size="12pt" style:font-size-asian="12pt" style:font-size-complex="12pt"/>
    </style:style>
    <style:style style:name="T72_236" style:family="text">
      <style:text-properties fo:font-size="12pt" style:font-size-asian="12pt" style:font-size-complex="12pt"/>
    </style:style>
    <style:style style:name="T72_237" style:family="text">
      <style:text-properties fo:font-size="12pt" style:font-size-asian="12pt" style:font-size-complex="12pt"/>
    </style:style>
    <style:style style:name="T72_238" style:family="text">
      <style:text-properties fo:font-size="12pt" style:font-size-asian="12pt" style:font-size-complex="12pt"/>
    </style:style>
    <style:style style:name="T72_239" style:family="text">
      <style:text-properties fo:font-size="12pt" style:font-size-asian="12pt" style:font-size-complex="12pt"/>
    </style:style>
    <style:style style:name="T72_240" style:family="text">
      <style:text-properties fo:font-size="12pt" style:font-size-asian="12pt" style:font-size-complex="12pt"/>
    </style:style>
    <style:style style:name="T72_241" style:family="text">
      <style:text-properties fo:font-size="12pt" style:font-size-asian="12pt" style:font-size-complex="12pt"/>
    </style:style>
    <style:style style:name="T72_242" style:family="text">
      <style:text-properties fo:font-size="12pt" style:font-size-asian="12pt" style:font-size-complex="12pt"/>
    </style:style>
    <style:style style:name="T72_243" style:family="text">
      <style:text-properties fo:font-size="12pt" style:font-size-asian="12pt" style:font-size-complex="12pt"/>
    </style:style>
    <style:style style:name="T72_244" style:family="text">
      <style:text-properties fo:font-size="12pt" style:font-size-asian="12pt" style:font-size-complex="12pt"/>
    </style:style>
    <style:style style:name="T72_245" style:family="text">
      <style:text-properties fo:font-size="12pt" style:font-size-asian="12pt" style:font-size-complex="12pt"/>
    </style:style>
    <style:style style:name="T72_246" style:family="text">
      <style:text-properties fo:font-size="12pt" style:font-size-asian="12pt" style:font-size-complex="12pt"/>
    </style:style>
    <style:style style:name="T72_247" style:family="text">
      <style:text-properties fo:font-size="12pt" style:font-size-asian="12pt" style:font-size-complex="12pt"/>
    </style:style>
    <style:style style:name="T72_248" style:family="text">
      <style:text-properties fo:font-size="12pt" style:font-size-asian="12pt" style:font-size-complex="12pt"/>
    </style:style>
    <style:style style:name="T72_249" style:family="text">
      <style:text-properties fo:font-size="12pt" style:font-size-asian="12pt" style:font-size-complex="12pt"/>
    </style:style>
    <style:style style:name="T72_250" style:family="text">
      <style:text-properties fo:font-size="12pt" style:font-size-asian="12pt" style:font-size-complex="12pt"/>
    </style:style>
    <style:style style:name="T72_251" style:family="text">
      <style:text-properties fo:font-size="12pt" style:font-size-asian="12pt" style:font-size-complex="12pt"/>
    </style:style>
    <style:style style:name="T72_252" style:family="text">
      <style:text-properties fo:font-size="12pt" style:font-size-asian="12pt" style:font-size-complex="12pt"/>
    </style:style>
    <style:style style:name="T72_253" style:family="text">
      <style:text-properties fo:font-size="12pt" style:font-size-asian="12pt" style:font-size-complex="12pt"/>
    </style:style>
    <style:style style:name="T72_254" style:family="text">
      <style:text-properties fo:font-size="12pt" style:font-size-asian="12pt" style:font-size-complex="12pt"/>
    </style:style>
    <style:style style:name="T72_255" style:family="text">
      <style:text-properties fo:font-size="12pt" style:font-size-asian="12pt" style:font-size-complex="12pt"/>
    </style:style>
    <style:style style:name="T72_256" style:family="text">
      <style:text-properties fo:font-size="12pt" style:font-size-asian="12pt" style:font-size-complex="12pt"/>
    </style:style>
    <style:style style:name="T72_257" style:family="text">
      <style:text-properties fo:font-size="12pt" style:font-size-asian="12pt" style:font-size-complex="12pt"/>
    </style:style>
    <style:style style:name="T72_258" style:family="text">
      <style:text-properties fo:font-size="12pt" style:font-size-asian="12pt" style:font-size-complex="12pt"/>
    </style:style>
    <style:style style:name="T72_259" style:family="text">
      <style:text-properties fo:font-size="12pt" style:font-size-asian="12pt" style:font-size-complex="12pt"/>
    </style:style>
    <style:style style:name="T72_260" style:family="text">
      <style:text-properties fo:font-size="12pt" style:font-size-asian="12pt" style:font-size-complex="12pt"/>
    </style:style>
    <style:style style:name="T72_261" style:family="text">
      <style:text-properties fo:font-size="12pt" style:font-size-asian="12pt" style:font-size-complex="12pt"/>
    </style:style>
    <style:style style:name="T72_262" style:family="text">
      <style:text-properties fo:font-size="12pt" style:font-size-asian="12pt" style:font-size-complex="12pt"/>
    </style:style>
    <style:style style:name="T72_263" style:family="text">
      <style:text-properties fo:font-size="12pt" style:font-size-asian="12pt" style:font-size-complex="12pt"/>
    </style:style>
    <style:style style:name="T72_264" style:family="text">
      <style:text-properties fo:font-size="12pt" style:font-size-asian="12pt" style:font-size-complex="12pt"/>
    </style:style>
    <style:style style:name="T72_265" style:family="text">
      <style:text-properties fo:font-size="12pt" style:font-size-asian="12pt" style:font-size-complex="12pt"/>
    </style:style>
    <style:style style:name="T72_266" style:family="text">
      <style:text-properties fo:font-size="12pt" style:font-size-asian="12pt" style:font-size-complex="12pt"/>
    </style:style>
    <style:style style:name="T72_267" style:family="text">
      <style:text-properties fo:font-size="12pt" style:font-size-asian="12pt" style:font-size-complex="12pt"/>
    </style:style>
    <style:style style:name="T72_268" style:family="text">
      <style:text-properties fo:font-size="12pt" style:font-size-asian="12pt" style:font-size-complex="12pt"/>
    </style:style>
    <style:style style:name="T72_269" style:family="text">
      <style:text-properties fo:font-size="12pt" style:font-size-asian="12pt" style:font-size-complex="12pt"/>
    </style:style>
    <style:style style:name="T72_270" style:family="text">
      <style:text-properties fo:font-size="12pt" style:font-size-asian="12pt" style:font-size-complex="12pt"/>
    </style:style>
    <style:style style:name="T72_271" style:family="text">
      <style:text-properties fo:font-size="12pt" style:font-size-asian="12pt" style:font-size-complex="12pt"/>
    </style:style>
    <style:style style:name="T72_272" style:family="text">
      <style:text-properties fo:font-size="12pt" style:font-size-asian="12pt" style:font-size-complex="12pt"/>
    </style:style>
    <style:style style:name="T72_273" style:family="text">
      <style:text-properties fo:font-size="12pt" style:font-size-asian="12pt" style:font-size-complex="12pt"/>
    </style:style>
    <style:style style:name="T72_274" style:family="text">
      <style:text-properties fo:font-size="12pt" style:font-size-asian="12pt" style:font-size-complex="12pt"/>
    </style:style>
    <style:style style:name="T72_275" style:family="text">
      <style:text-properties fo:font-size="12pt" style:font-size-asian="12pt" style:font-size-complex="12pt"/>
    </style:style>
    <style:style style:name="T72_276" style:family="text">
      <style:text-properties fo:font-size="12pt" style:font-size-asian="12pt" style:font-size-complex="12pt"/>
    </style:style>
    <style:style style:name="T72_277" style:family="text">
      <style:text-properties fo:font-size="12pt" style:font-size-asian="12pt" style:font-size-complex="12pt"/>
    </style:style>
    <style:style style:name="T72_278" style:family="text">
      <style:text-properties fo:font-size="12pt" style:font-size-asian="12pt" style:font-size-complex="12pt"/>
    </style:style>
    <style:style style:name="T72_279" style:family="text">
      <style:text-properties fo:font-size="12pt" style:font-size-asian="12pt" style:font-size-complex="12pt"/>
    </style:style>
    <style:style style:name="T72_280" style:family="text">
      <style:text-properties fo:font-size="12pt" style:font-size-asian="12pt" style:font-size-complex="12pt"/>
    </style:style>
    <style:style style:name="T72_281" style:family="text">
      <style:text-properties fo:font-size="12pt" style:font-size-asian="12pt" style:font-size-complex="12pt"/>
    </style:style>
    <style:style style:name="T72_282" style:family="text">
      <style:text-properties fo:font-size="12pt" style:font-size-asian="12pt" style:font-size-complex="12pt"/>
    </style:style>
    <style:style style:name="T72_283" style:family="text">
      <style:text-properties fo:font-size="12pt" style:font-size-asian="12pt" style:font-size-complex="12pt"/>
    </style:style>
    <style:style style:name="T72_284" style:family="text">
      <style:text-properties fo:font-size="12pt" style:font-size-asian="12pt" style:font-size-complex="12pt"/>
    </style:style>
    <style:style style:name="T72_285" style:family="text">
      <style:text-properties fo:font-size="12pt" style:font-size-asian="12pt" style:font-size-complex="12pt"/>
    </style:style>
    <style:style style:name="T72_286" style:family="text">
      <style:text-properties fo:font-size="12pt" style:font-size-asian="12pt" style:font-size-complex="12pt"/>
    </style:style>
    <style:style style:name="T72_287" style:family="text">
      <style:text-properties fo:font-size="12pt" style:font-size-asian="12pt" style:font-size-complex="12pt"/>
    </style:style>
    <style:style style:name="T72_288" style:family="text">
      <style:text-properties fo:font-size="12pt" style:font-size-asian="12pt" style:font-size-complex="12pt"/>
    </style:style>
    <style:style style:name="T72_289" style:family="text">
      <style:text-properties fo:font-size="12pt" style:font-size-asian="12pt" style:font-size-complex="12pt"/>
    </style:style>
    <style:style style:name="T72_290" style:family="text">
      <style:text-properties fo:font-size="12pt" style:font-size-asian="12pt" style:font-size-complex="12pt"/>
    </style:style>
    <style:style style:name="T72_291" style:family="text">
      <style:text-properties fo:font-size="12pt" style:font-size-asian="12pt" style:font-size-complex="12pt"/>
    </style:style>
    <style:style style:name="T72_292" style:family="text">
      <style:text-properties fo:font-size="12pt" style:font-size-asian="12pt" style:font-size-complex="12pt"/>
    </style:style>
    <style:style style:name="T72_293" style:family="text">
      <style:text-properties fo:font-size="12pt" style:font-size-asian="12pt" style:font-size-complex="12pt"/>
    </style:style>
    <style:style style:name="T72_294" style:family="text">
      <style:text-properties fo:font-size="12pt" style:font-size-asian="12pt" style:font-size-complex="12pt"/>
    </style:style>
    <style:style style:name="T72_295" style:family="text">
      <style:text-properties fo:font-size="12pt" style:font-size-asian="12pt" style:font-size-complex="12pt"/>
    </style:style>
    <style:style style:name="T72_296" style:family="text">
      <style:text-properties fo:font-size="12pt" style:font-size-asian="12pt" style:font-size-complex="12pt"/>
    </style:style>
    <style:style style:name="T72_297" style:family="text">
      <style:text-properties fo:font-size="12pt" style:font-size-asian="12pt" style:font-size-complex="12pt"/>
    </style:style>
    <style:style style:name="T72_298" style:family="text">
      <style:text-properties fo:font-size="12pt" style:font-size-asian="12pt" style:font-size-complex="12pt"/>
    </style:style>
    <style:style style:name="T72_299" style:family="text">
      <style:text-properties fo:font-size="12pt" style:font-size-asian="12pt" style:font-size-complex="12pt"/>
    </style:style>
    <style:style style:name="T72_300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text-align="justify" fo:break-before="auto" fo:text-indent="1.27cm" fo:line-height="150%" style:writing-mode="lr-tb"/>
    </style:style>
    <style:style style:name="T73_1" style:family="text">
      <style:text-properties fo:font-size="12pt" style:font-size-asian="12pt" style:font-size-complex="12pt"/>
    </style:style>
    <style:style style:name="T73_2" style:family="text">
      <style:text-properties fo:font-size="12pt" style:font-size-asian="12pt" style:font-size-complex="12pt"/>
    </style:style>
    <style:style style:name="T73_3" style:family="text">
      <style:text-properties fo:font-size="12pt" style:font-size-asian="12pt" style:font-size-complex="12pt"/>
    </style:style>
    <style:style style:name="T73_4" style:family="text">
      <style:text-properties fo:font-size="12pt" style:font-size-asian="12pt" style:font-size-complex="12pt"/>
    </style:style>
    <style:style style:name="T73_5" style:family="text">
      <style:text-properties fo:font-size="12pt" style:font-size-asian="12pt" style:font-size-complex="12pt"/>
    </style:style>
    <style:style style:name="T73_6" style:family="text">
      <style:text-properties fo:font-size="12pt" style:font-size-asian="12pt" style:font-size-complex="12pt"/>
    </style:style>
    <style:style style:name="T73_7" style:family="text">
      <style:text-properties fo:font-size="12pt" style:font-size-asian="12pt" style:font-size-complex="12pt"/>
    </style:style>
    <style:style style:name="T73_8" style:family="text">
      <style:text-properties fo:font-size="12pt" style:font-size-asian="12pt" style:font-size-complex="12pt"/>
    </style:style>
    <style:style style:name="T73_9" style:family="text">
      <style:text-properties fo:font-size="12pt" style:font-size-asian="12pt" style:font-size-complex="12pt"/>
    </style:style>
    <style:style style:name="T73_10" style:family="text">
      <style:text-properties fo:font-size="12pt" style:font-size-asian="12pt" style:font-size-complex="12pt"/>
    </style:style>
    <style:style style:name="T73_11" style:family="text">
      <style:text-properties fo:font-size="12pt" style:font-size-asian="12pt" style:font-size-complex="12pt"/>
    </style:style>
    <style:style style:name="T73_12" style:family="text">
      <style:text-properties fo:font-size="12pt" style:font-size-asian="12pt" style:font-size-complex="12pt"/>
    </style:style>
    <style:style style:name="T73_13" style:family="text">
      <style:text-properties fo:font-size="12pt" style:font-size-asian="12pt" style:font-size-complex="12pt"/>
    </style:style>
    <style:style style:name="T73_14" style:family="text">
      <style:text-properties fo:font-size="12pt" style:font-size-asian="12pt" style:font-size-complex="12pt"/>
    </style:style>
    <style:style style:name="T73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3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3_17" style:family="text">
      <style:text-properties fo:font-size="12pt" style:font-size-asian="12pt" style:font-size-complex="12pt"/>
    </style:style>
    <style:style style:name="T73_1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3_1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3_20" style:family="text">
      <style:text-properties fo:font-size="12pt" style:font-size-asian="12pt" style:font-size-complex="12pt"/>
    </style:style>
    <style:style style:name="T73_21" style:family="text">
      <style:text-properties fo:font-size="12pt" style:font-size-asian="12pt" style:font-size-complex="12pt"/>
    </style:style>
    <style:style style:name="T73_22" style:family="text">
      <style:text-properties fo:font-size="12pt" style:font-size-asian="12pt" style:font-size-complex="12pt"/>
    </style:style>
    <style:style style:name="T73_23" style:family="text">
      <style:text-properties fo:font-size="12pt" style:font-size-asian="12pt" style:font-size-complex="12pt"/>
    </style:style>
    <style:style style:name="T73_24" style:family="text">
      <style:text-properties fo:font-size="12pt" style:font-size-asian="12pt" style:font-size-complex="12pt"/>
    </style:style>
    <style:style style:name="T73_25" style:family="text">
      <style:text-properties fo:font-size="12pt" style:font-size-asian="12pt" style:font-size-complex="12pt"/>
    </style:style>
    <style:style style:name="T73_26" style:family="text">
      <style:text-properties fo:font-size="12pt" style:font-size-asian="12pt" style:font-size-complex="12pt"/>
    </style:style>
    <style:style style:name="T73_27" style:family="text">
      <style:text-properties fo:font-size="12pt" style:font-size-asian="12pt" style:font-size-complex="12pt"/>
    </style:style>
    <style:style style:name="T73_28" style:family="text">
      <style:text-properties fo:font-size="12pt" style:font-size-asian="12pt" style:font-size-complex="12pt"/>
    </style:style>
    <style:style style:name="T73_29" style:family="text">
      <style:text-properties fo:font-size="12pt" style:font-size-asian="12pt" style:font-size-complex="12pt"/>
    </style:style>
    <style:style style:name="T73_30" style:family="text">
      <style:text-properties fo:font-size="12pt" style:font-size-asian="12pt" style:font-size-complex="12pt"/>
    </style:style>
    <style:style style:name="T73_31" style:family="text">
      <style:text-properties fo:font-size="12pt" style:font-size-asian="12pt" style:font-size-complex="12pt"/>
    </style:style>
    <style:style style:name="T73_32" style:family="text">
      <style:text-properties fo:font-size="12pt" style:font-size-asian="12pt" style:font-size-complex="12pt"/>
    </style:style>
    <style:style style:name="T73_33" style:family="text">
      <style:text-properties fo:font-size="12pt" style:font-size-asian="12pt" style:font-size-complex="12pt"/>
    </style:style>
    <style:style style:name="T73_34" style:family="text">
      <style:text-properties fo:font-size="12pt" style:font-size-asian="12pt" style:font-size-complex="12pt"/>
    </style:style>
    <style:style style:name="T73_35" style:family="text">
      <style:text-properties fo:font-size="12pt" style:font-size-asian="12pt" style:font-size-complex="12pt"/>
    </style:style>
    <style:style style:name="T73_36" style:family="text">
      <style:text-properties fo:font-size="12pt" style:font-size-asian="12pt" style:font-size-complex="12pt"/>
    </style:style>
    <style:style style:name="T73_37" style:family="text">
      <style:text-properties fo:font-size="12pt" style:font-size-asian="12pt" style:font-size-complex="12pt"/>
    </style:style>
    <style:style style:name="T73_38" style:family="text">
      <style:text-properties fo:font-size="12pt" style:font-size-asian="12pt" style:font-size-complex="12pt"/>
    </style:style>
    <style:style style:name="T73_39" style:family="text">
      <style:text-properties fo:font-size="12pt" style:font-size-asian="12pt" style:font-size-complex="12pt"/>
    </style:style>
    <style:style style:name="T73_40" style:family="text">
      <style:text-properties fo:font-size="12pt" style:font-size-asian="12pt" style:font-size-complex="12pt"/>
    </style:style>
    <style:style style:name="T73_41" style:family="text">
      <style:text-properties fo:font-size="12pt" style:font-size-asian="12pt" style:font-size-complex="12pt"/>
    </style:style>
    <style:style style:name="T73_42" style:family="text">
      <style:text-properties fo:font-size="12pt" style:font-size-asian="12pt" style:font-size-complex="12pt"/>
    </style:style>
    <style:style style:name="T73_43" style:family="text">
      <style:text-properties fo:font-size="12pt" style:font-size-asian="12pt" style:font-size-complex="12pt"/>
    </style:style>
    <style:style style:name="T73_44" style:family="text">
      <style:text-properties fo:font-size="12pt" style:font-size-asian="12pt" style:font-size-complex="12pt"/>
    </style:style>
    <style:style style:name="T73_4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3_4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3_47" style:family="text">
      <style:text-properties fo:font-size="12pt" style:font-size-asian="12pt" style:font-size-complex="12pt"/>
    </style:style>
    <style:style style:name="T73_48" style:family="text">
      <style:text-properties fo:font-size="12pt" style:font-size-asian="12pt" style:font-size-complex="12pt"/>
    </style:style>
    <style:style style:name="T73_49" style:family="text">
      <style:text-properties fo:font-size="12pt" style:font-size-asian="12pt" style:font-size-complex="12pt"/>
    </style:style>
    <style:style style:name="T73_50" style:family="text">
      <style:text-properties fo:font-size="12pt" style:font-size-asian="12pt" style:font-size-complex="12pt"/>
    </style:style>
    <style:style style:name="T73_51" style:family="text">
      <style:text-properties fo:font-size="12pt" style:font-size-asian="12pt" style:font-size-complex="12pt"/>
    </style:style>
    <style:style style:name="T73_52" style:family="text">
      <style:text-properties fo:font-size="12pt" style:font-size-asian="12pt" style:font-size-complex="12pt"/>
    </style:style>
    <style:style style:name="T73_53" style:family="text">
      <style:text-properties fo:font-size="12pt" style:font-size-asian="12pt" style:font-size-complex="12pt"/>
    </style:style>
    <style:style style:name="T73_54" style:family="text">
      <style:text-properties fo:font-size="12pt" style:font-size-asian="12pt" style:font-size-complex="12pt"/>
    </style:style>
    <style:style style:name="T73_55" style:family="text">
      <style:text-properties fo:font-size="12pt" style:font-size-asian="12pt" style:font-size-complex="12pt"/>
    </style:style>
    <style:style style:name="T73_56" style:family="text">
      <style:text-properties fo:font-size="12pt" style:font-size-asian="12pt" style:font-size-complex="12pt"/>
    </style:style>
    <style:style style:name="T73_57" style:family="text">
      <style:text-properties fo:font-size="12pt" style:font-size-asian="12pt" style:font-size-complex="12pt"/>
    </style:style>
    <style:style style:name="T73_58" style:family="text">
      <style:text-properties fo:font-size="12pt" style:font-size-asian="12pt" style:font-size-complex="12pt"/>
    </style:style>
    <style:style style:name="T73_59" style:family="text">
      <style:text-properties fo:font-size="12pt" style:font-size-asian="12pt" style:font-size-complex="12pt"/>
    </style:style>
    <style:style style:name="T73_60" style:family="text">
      <style:text-properties fo:font-size="12pt" style:font-size-asian="12pt" style:font-size-complex="12pt"/>
    </style:style>
    <style:style style:name="T73_61" style:family="text">
      <style:text-properties fo:font-size="12pt" style:font-size-asian="12pt" style:font-size-complex="12pt"/>
    </style:style>
    <style:style style:name="T73_62" style:family="text">
      <style:text-properties fo:font-size="12pt" style:font-size-asian="12pt" style:font-size-complex="12pt"/>
    </style:style>
    <style:style style:name="T73_63" style:family="text">
      <style:text-properties fo:font-size="12pt" style:font-size-asian="12pt" style:font-size-complex="12pt"/>
    </style:style>
    <style:style style:name="T73_64" style:family="text">
      <style:text-properties fo:font-size="12pt" style:font-size-asian="12pt" style:font-size-complex="12pt"/>
    </style:style>
    <style:style style:name="T73_65" style:family="text">
      <style:text-properties fo:font-size="12pt" style:font-size-asian="12pt" style:font-size-complex="12pt"/>
    </style:style>
    <style:style style:name="T73_66" style:family="text">
      <style:text-properties fo:font-size="12pt" style:font-size-asian="12pt" style:font-size-complex="12pt"/>
    </style:style>
    <style:style style:name="T73_67" style:family="text">
      <style:text-properties fo:font-size="12pt" style:font-size-asian="12pt" style:font-size-complex="12pt"/>
    </style:style>
    <style:style style:name="T73_68" style:family="text">
      <style:text-properties fo:font-size="12pt" style:font-size-asian="12pt" style:font-size-complex="12pt"/>
    </style:style>
    <style:style style:name="T73_69" style:family="text">
      <style:text-properties fo:font-size="12pt" style:font-size-asian="12pt" style:font-size-complex="12pt"/>
    </style:style>
    <style:style style:name="T73_70" style:family="text">
      <style:text-properties fo:font-size="12pt" style:font-size-asian="12pt" style:font-size-complex="12pt"/>
    </style:style>
    <style:style style:name="T73_71" style:family="text">
      <style:text-properties fo:font-size="12pt" style:font-size-asian="12pt" style:font-size-complex="12pt"/>
    </style:style>
    <style:style style:name="T73_72" style:family="text">
      <style:text-properties fo:font-size="12pt" style:font-size-asian="12pt" style:font-size-complex="12pt"/>
    </style:style>
    <style:style style:name="T73_73" style:family="text">
      <style:text-properties fo:font-size="12pt" style:font-size-asian="12pt" style:font-size-complex="12pt"/>
    </style:style>
    <style:style style:name="T73_74" style:family="text">
      <style:text-properties fo:font-size="12pt" style:font-size-asian="12pt" style:font-size-complex="12pt"/>
    </style:style>
    <style:style style:name="T73_75" style:family="text">
      <style:text-properties fo:font-size="12pt" style:font-size-asian="12pt" style:font-size-complex="12pt"/>
    </style:style>
    <style:style style:name="T73_76" style:family="text">
      <style:text-properties fo:font-size="12pt" style:font-size-asian="12pt" style:font-size-complex="12pt"/>
    </style:style>
    <style:style style:name="T73_77" style:family="text">
      <style:text-properties fo:font-size="12pt" style:font-size-asian="12pt" style:font-size-complex="12pt"/>
    </style:style>
    <style:style style:name="T73_78" style:family="text">
      <style:text-properties fo:font-size="12pt" style:font-size-asian="12pt" style:font-size-complex="12pt"/>
    </style:style>
    <style:style style:name="T73_79" style:family="text">
      <style:text-properties fo:font-size="12pt" style:font-size-asian="12pt" style:font-size-complex="12pt"/>
    </style:style>
    <style:style style:name="T73_80" style:family="text">
      <style:text-properties fo:font-size="12pt" style:font-size-asian="12pt" style:font-size-complex="12pt"/>
    </style:style>
    <style:style style:name="T73_81" style:family="text">
      <style:text-properties fo:font-size="12pt" style:font-size-asian="12pt" style:font-size-complex="12pt"/>
    </style:style>
    <style:style style:name="T73_82" style:family="text">
      <style:text-properties fo:font-size="12pt" style:font-size-asian="12pt" style:font-size-complex="12pt"/>
    </style:style>
    <style:style style:name="T73_83" style:family="text">
      <style:text-properties fo:font-size="12pt" style:font-size-asian="12pt" style:font-size-complex="12pt"/>
    </style:style>
    <style:style style:name="T73_84" style:family="text">
      <style:text-properties fo:font-size="12pt" style:font-size-asian="12pt" style:font-size-complex="12pt"/>
    </style:style>
    <style:style style:name="T73_85" style:family="text">
      <style:text-properties fo:font-size="12pt" style:font-size-asian="12pt" style:font-size-complex="12pt"/>
    </style:style>
    <style:style style:name="T73_86" style:family="text">
      <style:text-properties fo:font-size="12pt" style:font-size-asian="12pt" style:font-size-complex="12pt"/>
    </style:style>
    <style:style style:name="T73_87" style:family="text">
      <style:text-properties fo:font-size="12pt" style:font-size-asian="12pt" style:font-size-complex="12pt"/>
    </style:style>
    <style:style style:name="T73_88" style:family="text">
      <style:text-properties fo:font-size="12pt" style:font-size-asian="12pt" style:font-size-complex="12pt"/>
    </style:style>
    <style:style style:name="T73_89" style:family="text">
      <style:text-properties fo:font-size="12pt" style:font-size-asian="12pt" style:font-size-complex="12pt"/>
    </style:style>
    <style:style style:name="T73_90" style:family="text">
      <style:text-properties fo:font-size="12pt" style:font-size-asian="12pt" style:font-size-complex="12pt"/>
    </style:style>
    <style:style style:name="T73_91" style:family="text">
      <style:text-properties fo:font-size="12pt" style:font-size-asian="12pt" style:font-size-complex="12pt"/>
    </style:style>
    <style:style style:name="T73_92" style:family="text">
      <style:text-properties fo:font-size="12pt" style:font-size-asian="12pt" style:font-size-complex="12pt"/>
    </style:style>
    <style:style style:name="T73_93" style:family="text">
      <style:text-properties fo:font-size="12pt" style:font-size-asian="12pt" style:font-size-complex="12pt"/>
    </style:style>
    <style:style style:name="T73_94" style:family="text">
      <style:text-properties fo:font-size="12pt" style:font-size-asian="12pt" style:font-size-complex="12pt"/>
    </style:style>
    <style:style style:name="T73_95" style:family="text">
      <style:text-properties fo:font-size="12pt" style:font-size-asian="12pt" style:font-size-complex="12pt"/>
    </style:style>
    <style:style style:name="T73_96" style:family="text">
      <style:text-properties fo:font-size="12pt" style:font-size-asian="12pt" style:font-size-complex="12pt"/>
    </style:style>
    <style:style style:name="T73_97" style:family="text">
      <style:text-properties fo:font-size="12pt" style:font-size-asian="12pt" style:font-size-complex="12pt"/>
    </style:style>
    <style:style style:name="T73_98" style:family="text">
      <style:text-properties fo:font-size="12pt" style:font-size-asian="12pt" style:font-size-complex="12pt"/>
    </style:style>
    <style:style style:name="T73_99" style:family="text">
      <style:text-properties fo:font-size="12pt" style:font-size-asian="12pt" style:font-size-complex="12pt"/>
    </style:style>
    <style:style style:name="T73_100" style:family="text">
      <style:text-properties fo:font-size="12pt" style:font-size-asian="12pt" style:font-size-complex="12pt"/>
    </style:style>
    <style:style style:name="T73_101" style:family="text">
      <style:text-properties fo:font-size="12pt" style:font-size-asian="12pt" style:font-size-complex="12pt"/>
    </style:style>
    <style:style style:name="T73_102" style:family="text">
      <style:text-properties fo:font-size="12pt" style:font-size-asian="12pt" style:font-size-complex="12pt"/>
    </style:style>
    <style:style style:name="T73_103" style:family="text">
      <style:text-properties fo:font-size="12pt" style:font-size-asian="12pt" style:font-size-complex="12pt"/>
    </style:style>
    <style:style style:name="T73_104" style:family="text">
      <style:text-properties fo:font-size="12pt" style:font-size-asian="12pt" style:font-size-complex="12pt"/>
    </style:style>
    <style:style style:name="T73_105" style:family="text">
      <style:text-properties fo:font-size="12pt" style:font-size-asian="12pt" style:font-size-complex="12pt"/>
    </style:style>
    <style:style style:name="T73_106" style:family="text">
      <style:text-properties fo:font-size="12pt" style:font-size-asian="12pt" style:font-size-complex="12pt"/>
    </style:style>
    <style:style style:name="T73_107" style:family="text">
      <style:text-properties fo:font-size="12pt" style:font-size-asian="12pt" style:font-size-complex="12pt"/>
    </style:style>
    <style:style style:name="T73_108" style:family="text">
      <style:text-properties fo:font-size="12pt" style:font-size-asian="12pt" style:font-size-complex="12pt"/>
    </style:style>
    <style:style style:name="T73_109" style:family="text">
      <style:text-properties fo:font-size="12pt" style:font-size-asian="12pt" style:font-size-complex="12pt"/>
    </style:style>
    <style:style style:name="T73_110" style:family="text">
      <style:text-properties fo:font-size="12pt" style:font-size-asian="12pt" style:font-size-complex="12pt"/>
    </style:style>
    <style:style style:name="T73_111" style:family="text">
      <style:text-properties fo:font-size="12pt" style:font-size-asian="12pt" style:font-size-complex="12pt"/>
    </style:style>
    <style:style style:name="T73_112" style:family="text">
      <style:text-properties fo:font-size="12pt" style:font-size-asian="12pt" style:font-size-complex="12pt"/>
    </style:style>
    <style:style style:name="T73_113" style:family="text">
      <style:text-properties fo:font-size="12pt" style:font-size-asian="12pt" style:font-size-complex="12pt"/>
    </style:style>
    <style:style style:name="T73_114" style:family="text">
      <style:text-properties fo:font-size="12pt" style:font-size-asian="12pt" style:font-size-complex="12pt"/>
    </style:style>
    <style:style style:name="T73_115" style:family="text">
      <style:text-properties fo:font-size="12pt" style:font-size-asian="12pt" style:font-size-complex="12pt"/>
    </style:style>
    <style:style style:name="T73_116" style:family="text">
      <style:text-properties fo:font-size="12pt" style:font-size-asian="12pt" style:font-size-complex="12pt"/>
    </style:style>
    <style:style style:name="T73_117" style:family="text">
      <style:text-properties fo:font-size="12pt" style:font-size-asian="12pt" style:font-size-complex="12pt"/>
    </style:style>
    <style:style style:name="T73_118" style:family="text">
      <style:text-properties fo:font-size="12pt" style:font-size-asian="12pt" style:font-size-complex="12pt"/>
    </style:style>
    <style:style style:name="T73_119" style:family="text">
      <style:text-properties fo:font-size="12pt" style:font-size-asian="12pt" style:font-size-complex="12pt"/>
    </style:style>
    <style:style style:name="T73_120" style:family="text">
      <style:text-properties fo:font-size="12pt" style:font-size-asian="12pt" style:font-size-complex="12pt"/>
    </style:style>
    <style:style style:name="T73_121" style:family="text">
      <style:text-properties fo:font-size="12pt" style:font-size-asian="12pt" style:font-size-complex="12pt"/>
    </style:style>
    <style:style style:name="T73_122" style:family="text">
      <style:text-properties fo:font-size="12pt" style:font-size-asian="12pt" style:font-size-complex="12pt"/>
    </style:style>
    <style:style style:name="T73_123" style:family="text">
      <style:text-properties fo:font-size="12pt" style:font-size-asian="12pt" style:font-size-complex="12pt"/>
    </style:style>
    <style:style style:name="T73_124" style:family="text">
      <style:text-properties fo:font-size="12pt" style:font-size-asian="12pt" style:font-size-complex="12pt"/>
    </style:style>
    <style:style style:name="T73_125" style:family="text">
      <style:text-properties fo:font-size="12pt" style:font-size-asian="12pt" style:font-size-complex="12pt"/>
    </style:style>
    <style:style style:name="T73_126" style:family="text">
      <style:text-properties fo:font-size="12pt" style:font-size-asian="12pt" style:font-size-complex="12pt"/>
    </style:style>
    <style:style style:name="T73_127" style:family="text">
      <style:text-properties fo:font-size="12pt" style:font-size-asian="12pt" style:font-size-complex="12pt"/>
    </style:style>
    <style:style style:name="T73_128" style:family="text">
      <style:text-properties fo:font-size="12pt" style:font-size-asian="12pt" style:font-size-complex="12pt"/>
    </style:style>
    <style:style style:name="T73_129" style:family="text">
      <style:text-properties fo:font-size="12pt" style:font-size-asian="12pt" style:font-size-complex="12pt"/>
    </style:style>
    <style:style style:name="T73_130" style:family="text">
      <style:text-properties fo:font-size="12pt" style:font-size-asian="12pt" style:font-size-complex="12pt"/>
    </style:style>
    <style:style style:name="T73_131" style:family="text">
      <style:text-properties fo:font-size="12pt" style:font-size-asian="12pt" style:font-size-complex="12pt"/>
    </style:style>
    <style:style style:name="T73_132" style:family="text">
      <style:text-properties fo:font-size="12pt" style:font-size-asian="12pt" style:font-size-complex="12pt"/>
    </style:style>
    <style:style style:name="T73_133" style:family="text">
      <style:text-properties fo:font-size="12pt" style:font-size-asian="12pt" style:font-size-complex="12pt"/>
    </style:style>
    <style:style style:name="T73_134" style:family="text">
      <style:text-properties fo:font-size="12pt" style:font-size-asian="12pt" style:font-size-complex="12pt"/>
    </style:style>
    <style:style style:name="T73_135" style:family="text">
      <style:text-properties fo:font-size="12pt" style:font-size-asian="12pt" style:font-size-complex="12pt"/>
    </style:style>
    <style:style style:name="T73_136" style:family="text">
      <style:text-properties fo:font-size="12pt" style:font-size-asian="12pt" style:font-size-complex="12pt"/>
    </style:style>
    <style:style style:name="T73_137" style:family="text">
      <style:text-properties fo:font-size="12pt" style:font-size-asian="12pt" style:font-size-complex="12pt"/>
    </style:style>
    <style:style style:name="T73_138" style:family="text">
      <style:text-properties fo:font-size="12pt" style:font-size-asian="12pt" style:font-size-complex="12pt"/>
    </style:style>
    <style:style style:name="T73_139" style:family="text">
      <style:text-properties fo:font-size="12pt" style:font-size-asian="12pt" style:font-size-complex="12pt"/>
    </style:style>
    <style:style style:name="T73_140" style:family="text">
      <style:text-properties fo:font-size="12pt" style:font-size-asian="12pt" style:font-size-complex="12pt"/>
    </style:style>
    <style:style style:name="T73_141" style:family="text">
      <style:text-properties fo:font-size="12pt" style:font-size-asian="12pt" style:font-size-complex="12pt"/>
    </style:style>
    <style:style style:name="T73_142" style:family="text">
      <style:text-properties fo:font-size="12pt" style:font-size-asian="12pt" style:font-size-complex="12pt"/>
    </style:style>
    <style:style style:name="T73_143" style:family="text">
      <style:text-properties fo:font-size="12pt" style:font-size-asian="12pt" style:font-size-complex="12pt"/>
    </style:style>
    <style:style style:name="T73_144" style:family="text">
      <style:text-properties fo:font-size="12pt" style:font-size-asian="12pt" style:font-size-complex="12pt"/>
    </style:style>
    <style:style style:name="T73_145" style:family="text">
      <style:text-properties fo:font-size="12pt" style:font-size-asian="12pt" style:font-size-complex="12pt"/>
    </style:style>
    <style:style style:name="T73_146" style:family="text">
      <style:text-properties fo:font-size="12pt" style:font-size-asian="12pt" style:font-size-complex="12pt"/>
    </style:style>
    <style:style style:name="T73_147" style:family="text">
      <style:text-properties fo:font-size="12pt" style:font-size-asian="12pt" style:font-size-complex="12pt"/>
    </style:style>
    <style:style style:name="T73_148" style:family="text">
      <style:text-properties fo:font-size="12pt" style:font-size-asian="12pt" style:font-size-complex="12pt"/>
    </style:style>
    <style:style style:name="T73_149" style:family="text">
      <style:text-properties fo:font-size="12pt" style:font-size-asian="12pt" style:font-size-complex="12pt"/>
    </style:style>
    <style:style style:name="T73_150" style:family="text">
      <style:text-properties fo:font-size="12pt" style:font-size-asian="12pt" style:font-size-complex="12pt"/>
    </style:style>
    <style:style style:name="T73_151" style:family="text">
      <style:text-properties fo:font-size="12pt" style:font-size-asian="12pt" style:font-size-complex="12pt"/>
    </style:style>
    <style:style style:name="T73_152" style:family="text">
      <style:text-properties fo:font-size="12pt" style:font-size-asian="12pt" style:font-size-complex="12pt"/>
    </style:style>
    <style:style style:name="T73_153" style:family="text">
      <style:text-properties fo:font-size="12pt" style:font-size-asian="12pt" style:font-size-complex="12pt"/>
    </style:style>
    <style:style style:name="T73_154" style:family="text">
      <style:text-properties fo:font-size="12pt" style:font-size-asian="12pt" style:font-size-complex="12pt"/>
    </style:style>
    <style:style style:name="T73_155" style:family="text">
      <style:text-properties fo:font-size="12pt" style:font-size-asian="12pt" style:font-size-complex="12pt"/>
    </style:style>
    <style:style style:name="T73_156" style:family="text">
      <style:text-properties fo:font-size="12pt" style:font-size-asian="12pt" style:font-size-complex="12pt"/>
    </style:style>
    <style:style style:name="T73_157" style:family="text">
      <style:text-properties fo:font-size="12pt" style:font-size-asian="12pt" style:font-size-complex="12pt"/>
    </style:style>
    <style:style style:name="T73_158" style:family="text">
      <style:text-properties fo:font-size="12pt" style:font-size-asian="12pt" style:font-size-complex="12pt"/>
    </style:style>
    <style:style style:name="T73_159" style:family="text">
      <style:text-properties fo:font-size="12pt" style:font-size-asian="12pt" style:font-size-complex="12pt"/>
    </style:style>
    <style:style style:name="T73_160" style:family="text">
      <style:text-properties fo:font-size="12pt" style:font-size-asian="12pt" style:font-size-complex="12pt"/>
    </style:style>
    <style:style style:name="T73_161" style:family="text">
      <style:text-properties fo:font-size="12pt" style:font-size-asian="12pt" style:font-size-complex="12pt"/>
    </style:style>
    <style:style style:name="T73_162" style:family="text">
      <style:text-properties fo:font-size="12pt" style:font-size-asian="12pt" style:font-size-complex="12pt"/>
    </style:style>
    <style:style style:name="T73_163" style:family="text">
      <style:text-properties fo:font-size="12pt" style:font-size-asian="12pt" style:font-size-complex="12pt"/>
    </style:style>
    <style:style style:name="T73_164" style:family="text">
      <style:text-properties fo:font-size="12pt" style:font-size-asian="12pt" style:font-size-complex="12pt"/>
    </style:style>
    <style:style style:name="T73_165" style:family="text">
      <style:text-properties fo:font-size="12pt" style:font-size-asian="12pt" style:font-size-complex="12pt"/>
    </style:style>
    <style:style style:name="T73_166" style:family="text">
      <style:text-properties fo:font-size="12pt" style:font-size-asian="12pt" style:font-size-complex="12pt"/>
    </style:style>
    <style:style style:name="T73_167" style:family="text">
      <style:text-properties fo:font-size="12pt" style:font-size-asian="12pt" style:font-size-complex="12pt"/>
    </style:style>
    <style:style style:name="T73_168" style:family="text">
      <style:text-properties fo:font-size="12pt" style:font-size-asian="12pt" style:font-size-complex="12pt"/>
    </style:style>
    <style:style style:name="T73_169" style:family="text">
      <style:text-properties fo:font-size="12pt" style:font-size-asian="12pt" style:font-size-complex="12pt"/>
    </style:style>
    <style:style style:name="T73_170" style:family="text">
      <style:text-properties fo:font-size="12pt" style:font-size-asian="12pt" style:font-size-complex="12pt"/>
    </style:style>
    <style:style style:name="T73_171" style:family="text">
      <style:text-properties fo:font-size="12pt" style:font-size-asian="12pt" style:font-size-complex="12pt"/>
    </style:style>
    <style:style style:name="T73_172" style:family="text">
      <style:text-properties fo:font-size="12pt" style:font-size-asian="12pt" style:font-size-complex="12pt"/>
    </style:style>
    <style:style style:name="T73_173" style:family="text">
      <style:text-properties fo:font-size="12pt" style:font-size-asian="12pt" style:font-size-complex="12pt"/>
    </style:style>
    <style:style style:name="T73_174" style:family="text">
      <style:text-properties fo:font-size="12pt" style:font-size-asian="12pt" style:font-size-complex="12pt"/>
    </style:style>
    <style:style style:name="T73_175" style:family="text">
      <style:text-properties fo:font-size="12pt" style:font-size-asian="12pt" style:font-size-complex="12pt"/>
    </style:style>
    <style:style style:name="T73_176" style:family="text">
      <style:text-properties fo:font-size="12pt" style:font-size-asian="12pt" style:font-size-complex="12pt"/>
    </style:style>
    <style:style style:name="T73_177" style:family="text">
      <style:text-properties fo:font-size="12pt" style:font-size-asian="12pt" style:font-size-complex="12pt"/>
    </style:style>
    <style:style style:name="T73_178" style:family="text">
      <style:text-properties fo:font-size="12pt" style:font-size-asian="12pt" style:font-size-complex="12pt"/>
    </style:style>
    <style:style style:name="T73_179" style:family="text">
      <style:text-properties fo:font-size="12pt" style:font-size-asian="12pt" style:font-size-complex="12pt"/>
    </style:style>
    <style:style style:name="T73_180" style:family="text">
      <style:text-properties fo:font-size="12pt" style:font-size-asian="12pt" style:font-size-complex="12pt"/>
    </style:style>
    <style:style style:name="T73_181" style:family="text">
      <style:text-properties fo:font-size="12pt" style:font-size-asian="12pt" style:font-size-complex="12pt"/>
    </style:style>
    <style:style style:name="T73_182" style:family="text">
      <style:text-properties fo:font-size="12pt" style:font-size-asian="12pt" style:font-size-complex="12pt"/>
    </style:style>
    <style:style style:name="T73_183" style:family="text">
      <style:text-properties fo:font-size="12pt" style:font-size-asian="12pt" style:font-size-complex="12pt"/>
    </style:style>
    <style:style style:name="T73_184" style:family="text">
      <style:text-properties fo:font-size="12pt" style:font-size-asian="12pt" style:font-size-complex="12pt"/>
    </style:style>
    <style:style style:name="T73_185" style:family="text">
      <style:text-properties fo:font-size="12pt" style:font-size-asian="12pt" style:font-size-complex="12pt"/>
    </style:style>
    <style:style style:name="T73_186" style:family="text">
      <style:text-properties fo:font-size="12pt" style:font-size-asian="12pt" style:font-size-complex="12pt"/>
    </style:style>
    <style:style style:name="T73_187" style:family="text">
      <style:text-properties fo:font-size="12pt" style:font-size-asian="12pt" style:font-size-complex="12pt"/>
    </style:style>
    <style:style style:name="T73_188" style:family="text">
      <style:text-properties fo:font-size="12pt" style:font-size-asian="12pt" style:font-size-complex="12pt"/>
    </style:style>
    <style:style style:name="T73_189" style:family="text">
      <style:text-properties fo:font-size="12pt" style:font-size-asian="12pt" style:font-size-complex="12pt"/>
    </style:style>
    <style:style style:name="T73_190" style:family="text">
      <style:text-properties fo:font-size="12pt" style:font-size-asian="12pt" style:font-size-complex="12pt"/>
    </style:style>
    <style:style style:name="T73_191" style:family="text">
      <style:text-properties fo:font-size="12pt" style:font-size-asian="12pt" style:font-size-complex="12pt"/>
    </style:style>
    <style:style style:name="T73_192" style:family="text">
      <style:text-properties fo:font-size="12pt" style:font-size-asian="12pt" style:font-size-complex="12pt"/>
    </style:style>
    <style:style style:name="T73_193" style:family="text">
      <style:text-properties fo:font-size="12pt" style:font-size-asian="12pt" style:font-size-complex="12pt"/>
    </style:style>
    <style:style style:name="T73_194" style:family="text">
      <style:text-properties fo:font-size="12pt" style:font-size-asian="12pt" style:font-size-complex="12pt"/>
    </style:style>
    <style:style style:name="T73_195" style:family="text">
      <style:text-properties fo:font-size="12pt" style:font-size-asian="12pt" style:font-size-complex="12pt"/>
    </style:style>
    <style:style style:name="T73_196" style:family="text">
      <style:text-properties fo:font-size="12pt" style:font-size-asian="12pt" style:font-size-complex="12pt"/>
    </style:style>
    <style:style style:name="T73_197" style:family="text">
      <style:text-properties fo:font-size="12pt" style:font-size-asian="12pt" style:font-size-complex="12pt"/>
    </style:style>
    <style:style style:name="T73_198" style:family="text">
      <style:text-properties fo:font-size="12pt" style:font-size-asian="12pt" style:font-size-complex="12pt"/>
    </style:style>
    <style:style style:name="T73_199" style:family="text">
      <style:text-properties fo:font-size="12pt" style:font-size-asian="12pt" style:font-size-complex="12pt"/>
    </style:style>
    <style:style style:name="P74" style:family="paragraph" style:parent-style-name="Heading_20_2">
      <style:paragraph-properties fo:text-align="justify" fo:break-before="auto" fo:line-height="150%" style:writing-mode="lr-tb"/>
    </style:style>
    <style:style style:name="T74_1" style:family="text">
      <style:text-properties fo:font-style="italic" style:font-style-asian="italic" style:font-style-complex="italic"/>
    </style:style>
    <style:style style:name="T74_2" style:family="text">
      <style:text-properties fo:font-style="italic" style:font-style-asian="italic" style:font-style-complex="italic"/>
    </style:style>
    <style:style style:name="T74_3" style:family="text">
      <style:text-properties fo:font-style="italic" style:font-style-asian="italic" style:font-style-complex="italic"/>
    </style:style>
    <style:style style:name="P75" style:family="paragraph" style:parent-style-name="Standard">
      <style:paragraph-properties fo:text-align="justify" fo:break-before="auto" fo:text-indent="1.27cm" fo:line-height="150%" style:writing-mode="lr-tb"/>
    </style:style>
    <style:style style:name="T75_1" style:family="text">
      <style:text-properties fo:font-style="italic" style:font-style-asian="italic" style:font-style-complex="italic" fo:font-size="12pt" style:font-size-asian="12pt" style:font-size-complex="12pt"/>
    </style:style>
    <style:style style:name="T75_2" style:family="text">
      <style:text-properties fo:font-style="italic" style:font-style-asian="italic" style:font-style-complex="italic" fo:font-size="12pt" style:font-size-asian="12pt" style:font-size-complex="12pt"/>
    </style:style>
    <style:style style:name="T75_3" style:family="text">
      <style:text-properties fo:font-style="italic" style:font-style-asian="italic" style:font-style-complex="italic" fo:font-size="12pt" style:font-size-asian="12pt" style:font-size-complex="12pt"/>
    </style:style>
    <style:style style:name="T75_4" style:family="text">
      <style:text-properties fo:font-style="italic" style:font-style-asian="italic" style:font-style-complex="italic" fo:font-size="12pt" style:font-size-asian="12pt" style:font-size-complex="12pt"/>
    </style:style>
    <style:style style:name="T75_5" style:family="text">
      <style:text-properties fo:font-size="12pt" style:font-size-asian="12pt" style:font-size-complex="12pt"/>
    </style:style>
    <style:style style:name="T75_6" style:family="text">
      <style:text-properties fo:font-size="12pt" style:font-size-asian="12pt" style:font-size-complex="12pt"/>
    </style:style>
    <style:style style:name="T75_7" style:family="text">
      <style:text-properties fo:font-size="12pt" style:font-size-asian="12pt" style:font-size-complex="12pt"/>
    </style:style>
    <style:style style:name="T75_8" style:family="text">
      <style:text-properties fo:font-size="12pt" style:font-size-asian="12pt" style:font-size-complex="12pt"/>
    </style:style>
    <style:style style:name="T75_9" style:family="text">
      <style:text-properties fo:font-size="12pt" style:font-size-asian="12pt" style:font-size-complex="12pt"/>
    </style:style>
    <style:style style:name="T75_10" style:family="text">
      <style:text-properties fo:font-size="12pt" style:font-size-asian="12pt" style:font-size-complex="12pt"/>
    </style:style>
    <style:style style:name="T75_11" style:family="text">
      <style:text-properties fo:font-size="12pt" style:font-size-asian="12pt" style:font-size-complex="12pt"/>
    </style:style>
    <style:style style:name="T75_12" style:family="text">
      <style:text-properties fo:font-size="12pt" style:font-size-asian="12pt" style:font-size-complex="12pt"/>
    </style:style>
    <style:style style:name="T75_13" style:family="text">
      <style:text-properties fo:font-size="12pt" style:font-size-asian="12pt" style:font-size-complex="12pt"/>
    </style:style>
    <style:style style:name="T75_14" style:family="text">
      <style:text-properties fo:font-size="12pt" style:font-size-asian="12pt" style:font-size-complex="12pt"/>
    </style:style>
    <style:style style:name="T75_15" style:family="text">
      <style:text-properties fo:font-size="12pt" style:font-size-asian="12pt" style:font-size-complex="12pt"/>
    </style:style>
    <style:style style:name="T75_16" style:family="text">
      <style:text-properties fo:font-size="12pt" style:font-size-asian="12pt" style:font-size-complex="12pt"/>
    </style:style>
    <style:style style:name="T75_17" style:family="text">
      <style:text-properties fo:font-size="12pt" style:font-size-asian="12pt" style:font-size-complex="12pt"/>
    </style:style>
    <style:style style:name="T75_18" style:family="text">
      <style:text-properties fo:font-size="12pt" style:font-size-asian="12pt" style:font-size-complex="12pt"/>
    </style:style>
    <style:style style:name="T75_19" style:family="text">
      <style:text-properties fo:font-size="12pt" style:font-size-asian="12pt" style:font-size-complex="12pt"/>
    </style:style>
    <style:style style:name="T75_20" style:family="text">
      <style:text-properties fo:font-size="12pt" style:font-size-asian="12pt" style:font-size-complex="12pt"/>
    </style:style>
    <style:style style:name="T75_21" style:family="text">
      <style:text-properties fo:font-size="12pt" style:font-size-asian="12pt" style:font-size-complex="12pt"/>
    </style:style>
    <style:style style:name="T75_22" style:family="text">
      <style:text-properties fo:font-size="12pt" style:font-size-asian="12pt" style:font-size-complex="12pt"/>
    </style:style>
    <style:style style:name="T75_23" style:family="text">
      <style:text-properties fo:font-size="12pt" style:font-size-asian="12pt" style:font-size-complex="12pt"/>
    </style:style>
    <style:style style:name="T75_24" style:family="text">
      <style:text-properties fo:font-size="12pt" style:font-size-asian="12pt" style:font-size-complex="12pt"/>
    </style:style>
    <style:style style:name="T75_25" style:family="text">
      <style:text-properties fo:font-size="12pt" style:font-size-asian="12pt" style:font-size-complex="12pt"/>
    </style:style>
    <style:style style:name="T75_26" style:family="text">
      <style:text-properties fo:font-size="12pt" style:font-size-asian="12pt" style:font-size-complex="12pt"/>
    </style:style>
    <style:style style:name="T75_27" style:family="text">
      <style:text-properties fo:font-size="12pt" style:font-size-asian="12pt" style:font-size-complex="12pt"/>
    </style:style>
    <style:style style:name="T75_28" style:family="text">
      <style:text-properties fo:font-size="12pt" style:font-size-asian="12pt" style:font-size-complex="12pt"/>
    </style:style>
    <style:style style:name="T75_29" style:family="text">
      <style:text-properties fo:font-size="12pt" style:font-size-asian="12pt" style:font-size-complex="12pt"/>
    </style:style>
    <style:style style:name="T75_30" style:family="text">
      <style:text-properties fo:font-size="12pt" style:font-size-asian="12pt" style:font-size-complex="12pt"/>
    </style:style>
    <style:style style:name="T75_31" style:family="text">
      <style:text-properties fo:font-size="12pt" style:font-size-asian="12pt" style:font-size-complex="12pt"/>
    </style:style>
    <style:style style:name="T75_32" style:family="text">
      <style:text-properties fo:font-size="12pt" style:font-size-asian="12pt" style:font-size-complex="12pt"/>
    </style:style>
    <style:style style:name="T75_33" style:family="text">
      <style:text-properties fo:font-size="12pt" style:font-size-asian="12pt" style:font-size-complex="12pt"/>
    </style:style>
    <style:style style:name="T75_34" style:family="text">
      <style:text-properties fo:font-size="12pt" style:font-size-asian="12pt" style:font-size-complex="12pt"/>
    </style:style>
    <style:style style:name="T75_35" style:family="text">
      <style:text-properties fo:font-size="12pt" style:font-size-asian="12pt" style:font-size-complex="12pt"/>
    </style:style>
    <style:style style:name="T75_36" style:family="text">
      <style:text-properties fo:font-size="12pt" style:font-size-asian="12pt" style:font-size-complex="12pt"/>
    </style:style>
    <style:style style:name="T75_37" style:family="text">
      <style:text-properties fo:font-size="12pt" style:font-size-asian="12pt" style:font-size-complex="12pt"/>
    </style:style>
    <style:style style:name="T75_38" style:family="text">
      <style:text-properties fo:font-size="12pt" style:font-size-asian="12pt" style:font-size-complex="12pt"/>
    </style:style>
    <style:style style:name="T75_39" style:family="text">
      <style:text-properties fo:font-size="12pt" style:font-size-asian="12pt" style:font-size-complex="12pt"/>
    </style:style>
    <style:style style:name="T75_40" style:family="text">
      <style:text-properties fo:font-size="12pt" style:font-size-asian="12pt" style:font-size-complex="12pt"/>
    </style:style>
    <style:style style:name="T75_41" style:family="text">
      <style:text-properties fo:font-size="12pt" style:font-size-asian="12pt" style:font-size-complex="12pt"/>
    </style:style>
    <style:style style:name="T75_42" style:family="text">
      <style:text-properties fo:font-size="12pt" style:font-size-asian="12pt" style:font-size-complex="12pt"/>
    </style:style>
    <style:style style:name="T75_43" style:family="text">
      <style:text-properties fo:font-size="12pt" style:font-size-asian="12pt" style:font-size-complex="12pt"/>
    </style:style>
    <style:style style:name="T75_44" style:family="text">
      <style:text-properties fo:font-size="12pt" style:font-size-asian="12pt" style:font-size-complex="12pt"/>
    </style:style>
    <style:style style:name="T75_45" style:family="text">
      <style:text-properties fo:font-size="12pt" style:font-size-asian="12pt" style:font-size-complex="12pt"/>
    </style:style>
    <style:style style:name="T75_46" style:family="text">
      <style:text-properties fo:font-size="12pt" style:font-size-asian="12pt" style:font-size-complex="12pt"/>
    </style:style>
    <style:style style:name="T75_47" style:family="text">
      <style:text-properties fo:font-size="12pt" style:font-size-asian="12pt" style:font-size-complex="12pt"/>
    </style:style>
    <style:style style:name="T75_48" style:family="text">
      <style:text-properties fo:font-size="12pt" style:font-size-asian="12pt" style:font-size-complex="12pt"/>
    </style:style>
    <style:style style:name="T75_49" style:family="text">
      <style:text-properties fo:font-size="12pt" style:font-size-asian="12pt" style:font-size-complex="12pt"/>
    </style:style>
    <style:style style:name="T75_50" style:family="text">
      <style:text-properties fo:font-size="12pt" style:font-size-asian="12pt" style:font-size-complex="12pt"/>
    </style:style>
    <style:style style:name="T75_51" style:family="text">
      <style:text-properties fo:font-size="12pt" style:font-size-asian="12pt" style:font-size-complex="12pt"/>
    </style:style>
    <style:style style:name="T75_52" style:family="text">
      <style:text-properties fo:font-size="12pt" style:font-size-asian="12pt" style:font-size-complex="12pt"/>
    </style:style>
    <style:style style:name="T75_53" style:family="text">
      <style:text-properties fo:font-size="12pt" style:font-size-asian="12pt" style:font-size-complex="12pt"/>
    </style:style>
    <style:style style:name="T75_54" style:family="text">
      <style:text-properties fo:font-size="12pt" style:font-size-asian="12pt" style:font-size-complex="12pt"/>
    </style:style>
    <style:style style:name="T75_55" style:family="text">
      <style:text-properties fo:font-size="12pt" style:font-size-asian="12pt" style:font-size-complex="12pt"/>
    </style:style>
    <style:style style:name="T75_56" style:family="text">
      <style:text-properties fo:font-size="12pt" style:font-size-asian="12pt" style:font-size-complex="12pt"/>
    </style:style>
    <style:style style:name="T75_57" style:family="text">
      <style:text-properties fo:font-size="12pt" style:font-size-asian="12pt" style:font-size-complex="12pt"/>
    </style:style>
    <style:style style:name="T75_58" style:family="text">
      <style:text-properties fo:font-size="12pt" style:font-size-asian="12pt" style:font-size-complex="12pt"/>
    </style:style>
    <style:style style:name="T75_59" style:family="text">
      <style:text-properties fo:font-size="12pt" style:font-size-asian="12pt" style:font-size-complex="12pt"/>
    </style:style>
    <style:style style:name="T75_60" style:family="text">
      <style:text-properties fo:font-size="12pt" style:font-size-asian="12pt" style:font-size-complex="12pt"/>
    </style:style>
    <style:style style:name="T75_61" style:family="text">
      <style:text-properties fo:font-size="12pt" style:font-size-asian="12pt" style:font-size-complex="12pt"/>
    </style:style>
    <style:style style:name="T75_62" style:family="text">
      <style:text-properties fo:font-size="12pt" style:font-size-asian="12pt" style:font-size-complex="12pt"/>
    </style:style>
    <style:style style:name="T75_63" style:family="text">
      <style:text-properties fo:font-size="12pt" style:font-size-asian="12pt" style:font-size-complex="12pt"/>
    </style:style>
    <style:style style:name="T75_64" style:family="text">
      <style:text-properties fo:font-size="12pt" style:font-size-asian="12pt" style:font-size-complex="12pt"/>
    </style:style>
    <style:style style:name="T75_65" style:family="text">
      <style:text-properties fo:font-size="12pt" style:font-size-asian="12pt" style:font-size-complex="12pt"/>
    </style:style>
    <style:style style:name="T75_66" style:family="text">
      <style:text-properties fo:font-size="12pt" style:font-size-asian="12pt" style:font-size-complex="12pt"/>
    </style:style>
    <style:style style:name="T75_67" style:family="text">
      <style:text-properties fo:font-size="12pt" style:font-size-asian="12pt" style:font-size-complex="12pt"/>
    </style:style>
    <style:style style:name="T75_68" style:family="text">
      <style:text-properties fo:font-size="12pt" style:font-size-asian="12pt" style:font-size-complex="12pt"/>
    </style:style>
    <style:style style:name="T75_69" style:family="text">
      <style:text-properties fo:font-size="12pt" style:font-size-asian="12pt" style:font-size-complex="12pt"/>
    </style:style>
    <style:style style:name="T75_70" style:family="text">
      <style:text-properties fo:font-size="12pt" style:font-size-asian="12pt" style:font-size-complex="12pt"/>
    </style:style>
    <style:style style:name="T75_71" style:family="text">
      <style:text-properties fo:font-size="12pt" style:font-size-asian="12pt" style:font-size-complex="12pt"/>
    </style:style>
    <style:style style:name="T75_72" style:family="text">
      <style:text-properties fo:font-size="12pt" style:font-size-asian="12pt" style:font-size-complex="12pt"/>
    </style:style>
    <style:style style:name="T75_73" style:family="text">
      <style:text-properties fo:font-size="12pt" style:font-size-asian="12pt" style:font-size-complex="12pt"/>
    </style:style>
    <style:style style:name="T75_74" style:family="text">
      <style:text-properties fo:font-size="12pt" style:font-size-asian="12pt" style:font-size-complex="12pt"/>
    </style:style>
    <style:style style:name="T75_75" style:family="text">
      <style:text-properties fo:font-size="12pt" style:font-size-asian="12pt" style:font-size-complex="12pt"/>
    </style:style>
    <style:style style:name="T75_76" style:family="text">
      <style:text-properties fo:font-size="12pt" style:font-size-asian="12pt" style:font-size-complex="12pt"/>
    </style:style>
    <style:style style:name="T75_77" style:family="text">
      <style:text-properties fo:font-size="12pt" style:font-size-asian="12pt" style:font-size-complex="12pt"/>
    </style:style>
    <style:style style:name="T75_78" style:family="text">
      <style:text-properties fo:font-size="12pt" style:font-size-asian="12pt" style:font-size-complex="12pt"/>
    </style:style>
    <style:style style:name="T75_79" style:family="text">
      <style:text-properties fo:font-size="12pt" style:font-size-asian="12pt" style:font-size-complex="12pt"/>
    </style:style>
    <style:style style:name="T75_80" style:family="text">
      <style:text-properties fo:font-size="12pt" style:font-size-asian="12pt" style:font-size-complex="12pt"/>
    </style:style>
    <style:style style:name="T75_81" style:family="text">
      <style:text-properties fo:font-style="italic" style:font-style-asian="italic" style:font-style-complex="italic" fo:font-size="12pt" style:font-size-asian="12pt" style:font-size-complex="12pt"/>
    </style:style>
    <style:style style:name="T75_82" style:family="text">
      <style:text-properties fo:font-style="italic" style:font-style-asian="italic" style:font-style-complex="italic" fo:font-size="12pt" style:font-size-asian="12pt" style:font-size-complex="12pt"/>
    </style:style>
    <style:style style:name="T75_83" style:family="text">
      <style:text-properties fo:font-style="italic" style:font-style-asian="italic" style:font-style-complex="italic" fo:font-size="12pt" style:font-size-asian="12pt" style:font-size-complex="12pt"/>
    </style:style>
    <style:style style:name="T75_84" style:family="text">
      <style:text-properties fo:font-size="12pt" style:font-size-asian="12pt" style:font-size-complex="12pt"/>
    </style:style>
    <style:style style:name="T75_85" style:family="text">
      <style:text-properties fo:font-size="12pt" style:font-size-asian="12pt" style:font-size-complex="12pt"/>
    </style:style>
    <style:style style:name="T75_86" style:family="text">
      <style:text-properties fo:font-size="12pt" style:font-size-asian="12pt" style:font-size-complex="12pt"/>
    </style:style>
    <style:style style:name="T75_87" style:family="text">
      <style:text-properties fo:font-size="12pt" style:font-size-asian="12pt" style:font-size-complex="12pt"/>
    </style:style>
    <style:style style:name="T75_88" style:family="text">
      <style:text-properties fo:font-size="12pt" style:font-size-asian="12pt" style:font-size-complex="12pt"/>
    </style:style>
    <style:style style:name="T75_89" style:family="text">
      <style:text-properties fo:font-size="12pt" style:font-size-asian="12pt" style:font-size-complex="12pt"/>
    </style:style>
    <style:style style:name="T75_90" style:family="text">
      <style:text-properties fo:font-size="12pt" style:font-size-asian="12pt" style:font-size-complex="12pt"/>
    </style:style>
    <style:style style:name="T75_91" style:family="text">
      <style:text-properties fo:font-size="12pt" style:font-size-asian="12pt" style:font-size-complex="12pt"/>
    </style:style>
    <style:style style:name="T75_92" style:family="text">
      <style:text-properties fo:font-size="12pt" style:font-size-asian="12pt" style:font-size-complex="12pt"/>
    </style:style>
    <style:style style:name="T75_93" style:family="text">
      <style:text-properties fo:font-size="12pt" style:font-size-asian="12pt" style:font-size-complex="12pt"/>
    </style:style>
    <style:style style:name="T75_94" style:family="text">
      <style:text-properties fo:font-size="12pt" style:font-size-asian="12pt" style:font-size-complex="12pt"/>
    </style:style>
    <style:style style:name="T75_95" style:family="text">
      <style:text-properties fo:font-style="italic" style:font-style-asian="italic" style:font-style-complex="italic" fo:font-size="12pt" style:font-size-asian="12pt" style:font-size-complex="12pt"/>
    </style:style>
    <style:style style:name="T75_96" style:family="text">
      <style:text-properties fo:font-size="12pt" style:font-size-asian="12pt" style:font-size-complex="12pt"/>
    </style:style>
    <style:style style:name="T75_97" style:family="text">
      <style:text-properties fo:font-size="12pt" style:font-size-asian="12pt" style:font-size-complex="12pt"/>
    </style:style>
    <style:style style:name="T75_98" style:family="text">
      <style:text-properties fo:font-size="12pt" style:font-size-asian="12pt" style:font-size-complex="12pt"/>
    </style:style>
    <style:style style:name="T75_99" style:family="text">
      <style:text-properties fo:font-size="12pt" style:font-size-asian="12pt" style:font-size-complex="12pt"/>
    </style:style>
    <style:style style:name="T75_100" style:family="text">
      <style:text-properties fo:font-size="12pt" style:font-size-asian="12pt" style:font-size-complex="12pt"/>
    </style:style>
    <style:style style:name="T75_101" style:family="text">
      <style:text-properties fo:font-size="12pt" style:font-size-asian="12pt" style:font-size-complex="12pt"/>
    </style:style>
    <style:style style:name="T75_102" style:family="text">
      <style:text-properties fo:font-size="12pt" style:font-size-asian="12pt" style:font-size-complex="12pt"/>
    </style:style>
    <style:style style:name="T75_103" style:family="text">
      <style:text-properties fo:font-size="12pt" style:font-size-asian="12pt" style:font-size-complex="12pt"/>
    </style:style>
    <style:style style:name="T75_104" style:family="text">
      <style:text-properties fo:font-size="12pt" style:font-size-asian="12pt" style:font-size-complex="12pt"/>
    </style:style>
    <style:style style:name="T75_105" style:family="text">
      <style:text-properties fo:font-size="12pt" style:font-size-asian="12pt" style:font-size-complex="12pt"/>
    </style:style>
    <style:style style:name="T75_106" style:family="text">
      <style:text-properties fo:font-size="12pt" style:font-size-asian="12pt" style:font-size-complex="12pt"/>
    </style:style>
    <style:style style:name="T75_107" style:family="text">
      <style:text-properties fo:font-size="12pt" style:font-size-asian="12pt" style:font-size-complex="12pt"/>
    </style:style>
    <style:style style:name="T75_108" style:family="text">
      <style:text-properties fo:font-size="12pt" style:font-size-asian="12pt" style:font-size-complex="12pt"/>
    </style:style>
    <style:style style:name="T75_109" style:family="text">
      <style:text-properties fo:font-size="12pt" style:font-size-asian="12pt" style:font-size-complex="12pt"/>
    </style:style>
    <style:style style:name="T75_110" style:family="text">
      <style:text-properties fo:font-size="12pt" style:font-size-asian="12pt" style:font-size-complex="12pt"/>
    </style:style>
    <style:style style:name="T75_111" style:family="text">
      <style:text-properties fo:font-size="12pt" style:font-size-asian="12pt" style:font-size-complex="12pt"/>
    </style:style>
    <style:style style:name="T75_112" style:family="text">
      <style:text-properties fo:font-size="12pt" style:font-size-asian="12pt" style:font-size-complex="12pt"/>
    </style:style>
    <style:style style:name="T75_113" style:family="text">
      <style:text-properties fo:font-size="12pt" style:font-size-asian="12pt" style:font-size-complex="12pt"/>
    </style:style>
    <style:style style:name="T75_114" style:family="text">
      <style:text-properties fo:font-size="12pt" style:font-size-asian="12pt" style:font-size-complex="12pt"/>
    </style:style>
    <style:style style:name="T75_115" style:family="text">
      <style:text-properties fo:font-size="12pt" style:font-size-asian="12pt" style:font-size-complex="12pt"/>
    </style:style>
    <style:style style:name="T75_116" style:family="text">
      <style:text-properties fo:font-size="12pt" style:font-size-asian="12pt" style:font-size-complex="12pt"/>
    </style:style>
    <style:style style:name="T75_117" style:family="text">
      <style:text-properties fo:font-size="12pt" style:font-size-asian="12pt" style:font-size-complex="12pt"/>
    </style:style>
    <style:style style:name="T75_118" style:family="text">
      <style:text-properties fo:font-size="12pt" style:font-size-asian="12pt" style:font-size-complex="12pt"/>
    </style:style>
    <style:style style:name="T75_119" style:family="text">
      <style:text-properties fo:font-size="12pt" style:font-size-asian="12pt" style:font-size-complex="12pt"/>
    </style:style>
    <style:style style:name="T75_120" style:family="text">
      <style:text-properties fo:font-size="12pt" style:font-size-asian="12pt" style:font-size-complex="12pt"/>
    </style:style>
    <style:style style:name="T75_121" style:family="text">
      <style:text-properties fo:font-style="italic" style:font-style-asian="italic" style:font-style-complex="italic" fo:font-size="12pt" style:font-size-asian="12pt" style:font-size-complex="12pt"/>
    </style:style>
    <style:style style:name="T75_122" style:family="text">
      <style:text-properties fo:font-size="12pt" style:font-size-asian="12pt" style:font-size-complex="12pt"/>
    </style:style>
    <style:style style:name="T75_123" style:family="text">
      <style:text-properties fo:font-size="12pt" style:font-size-asian="12pt" style:font-size-complex="12pt"/>
    </style:style>
    <style:style style:name="T75_124" style:family="text">
      <style:text-properties fo:font-size="12pt" style:font-size-asian="12pt" style:font-size-complex="12pt"/>
    </style:style>
    <style:style style:name="T75_125" style:family="text">
      <style:text-properties fo:font-size="12pt" style:font-size-asian="12pt" style:font-size-complex="12pt"/>
    </style:style>
    <style:style style:name="T75_126" style:family="text">
      <style:text-properties fo:font-size="12pt" style:font-size-asian="12pt" style:font-size-complex="12pt"/>
    </style:style>
    <style:style style:name="T75_127" style:family="text">
      <style:text-properties fo:font-size="12pt" style:font-size-asian="12pt" style:font-size-complex="12pt"/>
    </style:style>
    <style:style style:name="T75_128" style:family="text">
      <style:text-properties fo:font-size="12pt" style:font-size-asian="12pt" style:font-size-complex="12pt"/>
    </style:style>
    <style:style style:name="T75_129" style:family="text">
      <style:text-properties fo:font-size="12pt" style:font-size-asian="12pt" style:font-size-complex="12pt"/>
    </style:style>
    <style:style style:name="T75_130" style:family="text">
      <style:text-properties fo:font-size="12pt" style:font-size-asian="12pt" style:font-size-complex="12pt"/>
    </style:style>
    <style:style style:name="T75_131" style:family="text">
      <style:text-properties fo:font-size="12pt" style:font-size-asian="12pt" style:font-size-complex="12pt"/>
    </style:style>
    <style:style style:name="T75_132" style:family="text">
      <style:text-properties fo:font-size="12pt" style:font-size-asian="12pt" style:font-size-complex="12pt"/>
    </style:style>
    <style:style style:name="T75_133" style:family="text">
      <style:text-properties fo:font-size="12pt" style:font-size-asian="12pt" style:font-size-complex="12pt"/>
    </style:style>
    <style:style style:name="T75_134" style:family="text">
      <style:text-properties fo:font-size="12pt" style:font-size-asian="12pt" style:font-size-complex="12pt"/>
    </style:style>
    <style:style style:name="T75_135" style:family="text">
      <style:text-properties fo:font-size="12pt" style:font-size-asian="12pt" style:font-size-complex="12pt"/>
    </style:style>
    <style:style style:name="T75_136" style:family="text">
      <style:text-properties fo:font-size="12pt" style:font-size-asian="12pt" style:font-size-complex="12pt"/>
    </style:style>
    <style:style style:name="P76" style:family="paragraph" style:parent-style-name="Standard">
      <style:paragraph-properties fo:text-align="justify" fo:break-before="auto" fo:text-indent="1.27cm" fo:line-height="150%" style:writing-mode="lr-tb"/>
    </style:style>
    <style:style style:name="T76_1" style:family="text">
      <style:text-properties fo:font-size="12pt" style:font-size-asian="12pt" style:font-size-complex="12pt"/>
    </style:style>
    <style:style style:name="T76_2" style:family="text">
      <style:text-properties fo:font-size="12pt" style:font-size-asian="12pt" style:font-size-complex="12pt"/>
    </style:style>
    <style:style style:name="T76_3" style:family="text">
      <style:text-properties fo:font-size="12pt" style:font-size-asian="12pt" style:font-size-complex="12pt"/>
    </style:style>
    <style:style style:name="T76_4" style:family="text">
      <style:text-properties fo:font-size="12pt" style:font-size-asian="12pt" style:font-size-complex="12pt"/>
    </style:style>
    <style:style style:name="T76_5" style:family="text">
      <style:text-properties fo:font-size="12pt" style:font-size-asian="12pt" style:font-size-complex="12pt"/>
    </style:style>
    <style:style style:name="T76_6" style:family="text">
      <style:text-properties fo:font-size="12pt" style:font-size-asian="12pt" style:font-size-complex="12pt"/>
    </style:style>
    <style:style style:name="T76_7" style:family="text">
      <style:text-properties fo:font-size="12pt" style:font-size-asian="12pt" style:font-size-complex="12pt"/>
    </style:style>
    <style:style style:name="T76_8" style:family="text">
      <style:text-properties fo:font-size="12pt" style:font-size-asian="12pt" style:font-size-complex="12pt"/>
    </style:style>
    <style:style style:name="T76_9" style:family="text">
      <style:text-properties fo:font-size="12pt" style:font-size-asian="12pt" style:font-size-complex="12pt"/>
    </style:style>
    <style:style style:name="T76_10" style:family="text">
      <style:text-properties fo:font-size="12pt" style:font-size-asian="12pt" style:font-size-complex="12pt"/>
    </style:style>
    <style:style style:name="T76_11" style:family="text">
      <style:text-properties fo:font-size="12pt" style:font-size-asian="12pt" style:font-size-complex="12pt"/>
    </style:style>
    <style:style style:name="T76_12" style:family="text">
      <style:text-properties fo:font-size="12pt" style:font-size-asian="12pt" style:font-size-complex="12pt"/>
    </style:style>
    <style:style style:name="T76_13" style:family="text">
      <style:text-properties fo:font-size="12pt" style:font-size-asian="12pt" style:font-size-complex="12pt"/>
    </style:style>
    <style:style style:name="T76_14" style:family="text">
      <style:text-properties fo:font-size="12pt" style:font-size-asian="12pt" style:font-size-complex="12pt"/>
    </style:style>
    <style:style style:name="T76_15" style:family="text">
      <style:text-properties fo:font-size="12pt" style:font-size-asian="12pt" style:font-size-complex="12pt"/>
    </style:style>
    <style:style style:name="T76_16" style:family="text">
      <style:text-properties fo:font-size="12pt" style:font-size-asian="12pt" style:font-size-complex="12pt"/>
    </style:style>
    <style:style style:name="T76_17" style:family="text">
      <style:text-properties fo:font-size="12pt" style:font-size-asian="12pt" style:font-size-complex="12pt"/>
    </style:style>
    <style:style style:name="T76_18" style:family="text">
      <style:text-properties fo:font-size="12pt" style:font-size-asian="12pt" style:font-size-complex="12pt"/>
    </style:style>
    <style:style style:name="T76_1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6_2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6_2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6_2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6_2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6_24" style:family="text">
      <style:text-properties fo:font-size="12pt" style:font-size-asian="12pt" style:font-size-complex="12pt"/>
    </style:style>
    <style:style style:name="T76_25" style:family="text">
      <style:text-properties fo:font-size="12pt" style:font-size-asian="12pt" style:font-size-complex="12pt"/>
    </style:style>
    <style:style style:name="T76_26" style:family="text">
      <style:text-properties fo:font-size="12pt" style:font-size-asian="12pt" style:font-size-complex="12pt"/>
    </style:style>
    <style:style style:name="T76_27" style:family="text">
      <style:text-properties fo:font-style="italic" style:font-style-asian="italic" style:font-style-complex="italic" fo:font-size="12pt" style:font-size-asian="12pt" style:font-size-complex="12pt"/>
    </style:style>
    <style:style style:name="T76_28" style:family="text">
      <style:text-properties fo:font-style="italic" style:font-style-asian="italic" style:font-style-complex="italic" fo:font-size="12pt" style:font-size-asian="12pt" style:font-size-complex="12pt"/>
    </style:style>
    <style:style style:name="T76_29" style:family="text">
      <style:text-properties fo:font-style="italic" style:font-style-asian="italic" style:font-style-complex="italic" fo:font-size="12pt" style:font-size-asian="12pt" style:font-size-complex="12pt"/>
    </style:style>
    <style:style style:name="T76_30" style:family="text">
      <style:text-properties fo:font-size="12pt" style:font-size-asian="12pt" style:font-size-complex="12pt"/>
    </style:style>
    <style:style style:name="T76_31" style:family="text">
      <style:text-properties fo:font-size="12pt" style:font-size-asian="12pt" style:font-size-complex="12pt"/>
    </style:style>
    <style:style style:name="T76_32" style:family="text">
      <style:text-properties fo:font-size="12pt" style:font-size-asian="12pt" style:font-size-complex="12pt"/>
    </style:style>
    <style:style style:name="T76_33" style:family="text">
      <style:text-properties fo:font-size="12pt" style:font-size-asian="12pt" style:font-size-complex="12pt"/>
    </style:style>
    <style:style style:name="T76_34" style:family="text">
      <style:text-properties fo:font-size="12pt" style:font-size-asian="12pt" style:font-size-complex="12pt"/>
    </style:style>
    <style:style style:name="T76_35" style:family="text">
      <style:text-properties fo:font-size="12pt" style:font-size-asian="12pt" style:font-size-complex="12pt"/>
    </style:style>
    <style:style style:name="T76_36" style:family="text">
      <style:text-properties fo:font-size="12pt" style:font-size-asian="12pt" style:font-size-complex="12pt"/>
    </style:style>
    <style:style style:name="T76_37" style:family="text">
      <style:text-properties fo:font-size="12pt" style:font-size-asian="12pt" style:font-size-complex="12pt"/>
    </style:style>
    <style:style style:name="T76_38" style:family="text">
      <style:text-properties fo:font-size="12pt" style:font-size-asian="12pt" style:font-size-complex="12pt"/>
    </style:style>
    <style:style style:name="T76_3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6_4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6_4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6_4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6_4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6_4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6_4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6_46" style:family="text">
      <style:text-properties fo:font-size="12pt" style:font-size-asian="12pt" style:font-size-complex="12pt"/>
    </style:style>
    <style:style style:name="T76_47" style:family="text">
      <style:text-properties fo:font-size="12pt" style:font-size-asian="12pt" style:font-size-complex="12pt"/>
    </style:style>
    <style:style style:name="T76_48" style:family="text">
      <style:text-properties fo:font-size="12pt" style:font-size-asian="12pt" style:font-size-complex="12pt"/>
    </style:style>
    <style:style style:name="T76_49" style:family="text">
      <style:text-properties fo:font-size="12pt" style:font-size-asian="12pt" style:font-size-complex="12pt"/>
    </style:style>
    <style:style style:name="T76_50" style:family="text">
      <style:text-properties fo:font-size="12pt" style:font-size-asian="12pt" style:font-size-complex="12pt"/>
    </style:style>
    <style:style style:name="T76_51" style:family="text">
      <style:text-properties fo:font-size="12pt" style:font-size-asian="12pt" style:font-size-complex="12pt"/>
    </style:style>
    <style:style style:name="T76_52" style:family="text">
      <style:text-properties fo:font-size="12pt" style:font-size-asian="12pt" style:font-size-complex="12pt"/>
    </style:style>
    <style:style style:name="T76_53" style:family="text">
      <style:text-properties fo:font-size="12pt" style:font-size-asian="12pt" style:font-size-complex="12pt"/>
    </style:style>
    <style:style style:name="T76_54" style:family="text">
      <style:text-properties fo:font-size="12pt" style:font-size-asian="12pt" style:font-size-complex="12pt"/>
    </style:style>
    <style:style style:name="T76_55" style:family="text">
      <style:text-properties fo:font-size="12pt" style:font-size-asian="12pt" style:font-size-complex="12pt"/>
    </style:style>
    <style:style style:name="T76_56" style:family="text">
      <style:text-properties fo:font-size="12pt" style:font-size-asian="12pt" style:font-size-complex="12pt"/>
    </style:style>
    <style:style style:name="T76_57" style:family="text">
      <style:text-properties fo:font-size="12pt" style:font-size-asian="12pt" style:font-size-complex="12pt"/>
    </style:style>
    <style:style style:name="T76_58" style:family="text">
      <style:text-properties fo:font-size="12pt" style:font-size-asian="12pt" style:font-size-complex="12pt"/>
    </style:style>
    <style:style style:name="T76_59" style:family="text">
      <style:text-properties fo:font-size="12pt" style:font-size-asian="12pt" style:font-size-complex="12pt"/>
    </style:style>
    <style:style style:name="T76_60" style:family="text">
      <style:text-properties fo:font-size="12pt" style:font-size-asian="12pt" style:font-size-complex="12pt"/>
    </style:style>
    <style:style style:name="T76_61" style:family="text">
      <style:text-properties fo:font-size="12pt" style:font-size-asian="12pt" style:font-size-complex="12pt"/>
    </style:style>
    <style:style style:name="T76_62" style:family="text">
      <style:text-properties fo:font-size="12pt" style:font-size-asian="12pt" style:font-size-complex="12pt"/>
    </style:style>
    <style:style style:name="T76_63" style:family="text">
      <style:text-properties fo:font-size="12pt" style:font-size-asian="12pt" style:font-size-complex="12pt"/>
    </style:style>
    <style:style style:name="T76_64" style:family="text">
      <style:text-properties fo:font-size="12pt" style:font-size-asian="12pt" style:font-size-complex="12pt"/>
    </style:style>
    <style:style style:name="T76_65" style:family="text">
      <style:text-properties fo:font-style="italic" style:font-style-asian="italic" style:font-style-complex="italic" fo:font-size="12pt" style:font-size-asian="12pt" style:font-size-complex="12pt"/>
    </style:style>
    <style:style style:name="T76_66" style:family="text">
      <style:text-properties fo:font-style="italic" style:font-style-asian="italic" style:font-style-complex="italic" fo:font-size="12pt" style:font-size-asian="12pt" style:font-size-complex="12pt"/>
    </style:style>
    <style:style style:name="T76_67" style:family="text">
      <style:text-properties fo:font-style="italic" style:font-style-asian="italic" style:font-style-complex="italic" fo:font-size="12pt" style:font-size-asian="12pt" style:font-size-complex="12pt"/>
    </style:style>
    <style:style style:name="T76_68" style:family="text">
      <style:text-properties fo:font-style="italic" style:font-style-asian="italic" style:font-style-complex="italic" fo:font-size="12pt" style:font-size-asian="12pt" style:font-size-complex="12pt"/>
    </style:style>
    <style:style style:name="T76_69" style:family="text">
      <style:text-properties fo:font-size="12pt" style:font-size-asian="12pt" style:font-size-complex="12pt"/>
    </style:style>
    <style:style style:name="T76_70" style:family="text">
      <style:text-properties fo:font-size="12pt" style:font-size-asian="12pt" style:font-size-complex="12pt"/>
    </style:style>
    <style:style style:name="T76_71" style:family="text">
      <style:text-properties fo:font-size="12pt" style:font-size-asian="12pt" style:font-size-complex="12pt"/>
    </style:style>
    <style:style style:name="T76_72" style:family="text">
      <style:text-properties fo:font-size="12pt" style:font-size-asian="12pt" style:font-size-complex="12pt"/>
    </style:style>
    <style:style style:name="T76_73" style:family="text">
      <style:text-properties fo:font-size="12pt" style:font-size-asian="12pt" style:font-size-complex="12pt"/>
    </style:style>
    <style:style style:name="T76_74" style:family="text">
      <style:text-properties fo:font-size="12pt" style:font-size-asian="12pt" style:font-size-complex="12pt"/>
    </style:style>
    <style:style style:name="T76_75" style:family="text">
      <style:text-properties fo:font-size="12pt" style:font-size-asian="12pt" style:font-size-complex="12pt"/>
    </style:style>
    <style:style style:name="T76_76" style:family="text">
      <style:text-properties fo:font-size="12pt" style:font-size-asian="12pt" style:font-size-complex="12pt"/>
    </style:style>
    <style:style style:name="T76_77" style:family="text">
      <style:text-properties fo:font-size="12pt" style:font-size-asian="12pt" style:font-size-complex="12pt"/>
    </style:style>
    <style:style style:name="T76_78" style:family="text">
      <style:text-properties fo:font-size="12pt" style:font-size-asian="12pt" style:font-size-complex="12pt"/>
    </style:style>
    <style:style style:name="T76_79" style:family="text">
      <style:text-properties fo:font-size="12pt" style:font-size-asian="12pt" style:font-size-complex="12pt"/>
    </style:style>
    <style:style style:name="T76_80" style:family="text">
      <style:text-properties fo:font-size="12pt" style:font-size-asian="12pt" style:font-size-complex="12pt"/>
    </style:style>
    <style:style style:name="T76_81" style:family="text">
      <style:text-properties fo:font-size="12pt" style:font-size-asian="12pt" style:font-size-complex="12pt"/>
    </style:style>
    <style:style style:name="T76_82" style:family="text">
      <style:text-properties fo:font-size="12pt" style:font-size-asian="12pt" style:font-size-complex="12pt"/>
    </style:style>
    <style:style style:name="T76_83" style:family="text">
      <style:text-properties fo:font-size="12pt" style:font-size-asian="12pt" style:font-size-complex="12pt"/>
    </style:style>
    <style:style style:name="T76_84" style:family="text">
      <style:text-properties fo:font-size="12pt" style:font-size-asian="12pt" style:font-size-complex="12pt"/>
    </style:style>
    <style:style style:name="T76_85" style:family="text">
      <style:text-properties fo:font-size="12pt" style:font-size-asian="12pt" style:font-size-complex="12pt"/>
    </style:style>
    <style:style style:name="T76_86" style:family="text">
      <style:text-properties fo:font-size="12pt" style:font-size-asian="12pt" style:font-size-complex="12pt"/>
    </style:style>
    <style:style style:name="T76_87" style:family="text">
      <style:text-properties fo:font-size="12pt" style:font-size-asian="12pt" style:font-size-complex="12pt"/>
    </style:style>
    <style:style style:name="T76_88" style:family="text">
      <style:text-properties fo:font-size="12pt" style:font-size-asian="12pt" style:font-size-complex="12pt"/>
    </style:style>
    <style:style style:name="T76_89" style:family="text">
      <style:text-properties fo:font-size="12pt" style:font-size-asian="12pt" style:font-size-complex="12pt"/>
    </style:style>
    <style:style style:name="T76_90" style:family="text">
      <style:text-properties fo:font-size="12pt" style:font-size-asian="12pt" style:font-size-complex="12pt"/>
    </style:style>
    <style:style style:name="T76_91" style:family="text">
      <style:text-properties fo:font-size="12pt" style:font-size-asian="12pt" style:font-size-complex="12pt"/>
    </style:style>
    <style:style style:name="T76_92" style:family="text">
      <style:text-properties fo:font-size="12pt" style:font-size-asian="12pt" style:font-size-complex="12pt"/>
    </style:style>
    <style:style style:name="T76_93" style:family="text">
      <style:text-properties fo:font-size="12pt" style:font-size-asian="12pt" style:font-size-complex="12pt"/>
    </style:style>
    <style:style style:name="T76_94" style:family="text">
      <style:text-properties fo:font-size="12pt" style:font-size-asian="12pt" style:font-size-complex="12pt"/>
    </style:style>
    <style:style style:name="T76_95" style:family="text">
      <style:text-properties fo:font-size="12pt" style:font-size-asian="12pt" style:font-size-complex="12pt"/>
    </style:style>
    <style:style style:name="T76_96" style:family="text">
      <style:text-properties fo:font-size="12pt" style:font-size-asian="12pt" style:font-size-complex="12pt"/>
    </style:style>
    <style:style style:name="T76_97" style:family="text">
      <style:text-properties fo:font-size="12pt" style:font-size-asian="12pt" style:font-size-complex="12pt"/>
    </style:style>
    <style:style style:name="T76_98" style:family="text">
      <style:text-properties fo:font-size="12pt" style:font-size-asian="12pt" style:font-size-complex="12pt"/>
    </style:style>
    <style:style style:name="T76_99" style:family="text">
      <style:text-properties fo:font-size="12pt" style:font-size-asian="12pt" style:font-size-complex="12pt"/>
    </style:style>
    <style:style style:name="T76_100" style:family="text">
      <style:text-properties fo:font-size="12pt" style:font-size-asian="12pt" style:font-size-complex="12pt"/>
    </style:style>
    <style:style style:name="T76_101" style:family="text">
      <style:text-properties fo:font-size="12pt" style:font-size-asian="12pt" style:font-size-complex="12pt"/>
    </style:style>
    <style:style style:name="T76_102" style:family="text">
      <style:text-properties fo:font-size="12pt" style:font-size-asian="12pt" style:font-size-complex="12pt"/>
    </style:style>
    <style:style style:name="T76_103" style:family="text">
      <style:text-properties fo:font-size="12pt" style:font-size-asian="12pt" style:font-size-complex="12pt"/>
    </style:style>
    <style:style style:name="T76_104" style:family="text">
      <style:text-properties fo:font-size="12pt" style:font-size-asian="12pt" style:font-size-complex="12pt"/>
    </style:style>
    <style:style style:name="T76_105" style:family="text">
      <style:text-properties fo:font-size="12pt" style:font-size-asian="12pt" style:font-size-complex="12pt"/>
    </style:style>
    <style:style style:name="T76_106" style:family="text">
      <style:text-properties fo:font-size="12pt" style:font-size-asian="12pt" style:font-size-complex="12pt"/>
    </style:style>
    <style:style style:name="T76_107" style:family="text">
      <style:text-properties fo:font-size="12pt" style:font-size-asian="12pt" style:font-size-complex="12pt"/>
    </style:style>
    <style:style style:name="T76_108" style:family="text">
      <style:text-properties fo:font-size="12pt" style:font-size-asian="12pt" style:font-size-complex="12pt"/>
    </style:style>
    <style:style style:name="T76_109" style:family="text">
      <style:text-properties fo:font-size="12pt" style:font-size-asian="12pt" style:font-size-complex="12pt"/>
    </style:style>
    <style:style style:name="T76_110" style:family="text">
      <style:text-properties fo:font-size="12pt" style:font-size-asian="12pt" style:font-size-complex="12pt"/>
    </style:style>
    <style:style style:name="T76_111" style:family="text">
      <style:text-properties fo:font-size="12pt" style:font-size-asian="12pt" style:font-size-complex="12pt"/>
    </style:style>
    <style:style style:name="T76_112" style:family="text">
      <style:text-properties fo:font-size="12pt" style:font-size-asian="12pt" style:font-size-complex="12pt"/>
    </style:style>
    <style:style style:name="T76_113" style:family="text">
      <style:text-properties fo:font-size="12pt" style:font-size-asian="12pt" style:font-size-complex="12pt"/>
    </style:style>
    <style:style style:name="T76_114" style:family="text">
      <style:text-properties fo:font-size="12pt" style:font-size-asian="12pt" style:font-size-complex="12pt"/>
    </style:style>
    <style:style style:name="T76_115" style:family="text">
      <style:text-properties fo:font-size="12pt" style:font-size-asian="12pt" style:font-size-complex="12pt"/>
    </style:style>
    <style:style style:name="T76_116" style:family="text">
      <style:text-properties fo:font-size="12pt" style:font-size-asian="12pt" style:font-size-complex="12pt"/>
    </style:style>
    <style:style style:name="T76_117" style:family="text">
      <style:text-properties fo:font-size="12pt" style:font-size-asian="12pt" style:font-size-complex="12pt"/>
    </style:style>
    <style:style style:name="T76_118" style:family="text">
      <style:text-properties fo:font-size="12pt" style:font-size-asian="12pt" style:font-size-complex="12pt"/>
    </style:style>
    <style:style style:name="T76_119" style:family="text">
      <style:text-properties fo:font-size="12pt" style:font-size-asian="12pt" style:font-size-complex="12pt"/>
    </style:style>
    <style:style style:name="T76_120" style:family="text">
      <style:text-properties fo:font-size="12pt" style:font-size-asian="12pt" style:font-size-complex="12pt"/>
    </style:style>
    <style:style style:name="T76_121" style:family="text">
      <style:text-properties fo:font-size="12pt" style:font-size-asian="12pt" style:font-size-complex="12pt"/>
    </style:style>
    <style:style style:name="T76_122" style:family="text">
      <style:text-properties fo:font-size="12pt" style:font-size-asian="12pt" style:font-size-complex="12pt"/>
    </style:style>
    <style:style style:name="T76_123" style:family="text">
      <style:text-properties fo:font-size="12pt" style:font-size-asian="12pt" style:font-size-complex="12pt"/>
    </style:style>
    <style:style style:name="T76_124" style:family="text">
      <style:text-properties fo:font-size="12pt" style:font-size-asian="12pt" style:font-size-complex="12pt"/>
    </style:style>
    <style:style style:name="T76_125" style:family="text">
      <style:text-properties fo:font-size="12pt" style:font-size-asian="12pt" style:font-size-complex="12pt"/>
    </style:style>
    <style:style style:name="T76_126" style:family="text">
      <style:text-properties fo:font-size="12pt" style:font-size-asian="12pt" style:font-size-complex="12pt"/>
    </style:style>
    <style:style style:name="T76_127" style:family="text">
      <style:text-properties fo:font-size="12pt" style:font-size-asian="12pt" style:font-size-complex="12pt"/>
    </style:style>
    <style:style style:name="T76_128" style:family="text">
      <style:text-properties fo:font-size="12pt" style:font-size-asian="12pt" style:font-size-complex="12pt"/>
    </style:style>
    <style:style style:name="T76_129" style:family="text">
      <style:text-properties fo:font-size="12pt" style:font-size-asian="12pt" style:font-size-complex="12pt"/>
    </style:style>
    <style:style style:name="T76_130" style:family="text">
      <style:text-properties fo:font-size="12pt" style:font-size-asian="12pt" style:font-size-complex="12pt"/>
    </style:style>
    <style:style style:name="T76_131" style:family="text">
      <style:text-properties fo:font-size="12pt" style:font-size-asian="12pt" style:font-size-complex="12pt"/>
    </style:style>
    <style:style style:name="T76_132" style:family="text">
      <style:text-properties fo:font-size="12pt" style:font-size-asian="12pt" style:font-size-complex="12pt"/>
    </style:style>
    <style:style style:name="T76_133" style:family="text">
      <style:text-properties fo:font-size="12pt" style:font-size-asian="12pt" style:font-size-complex="12pt"/>
    </style:style>
    <style:style style:name="T76_134" style:family="text">
      <style:text-properties fo:font-size="12pt" style:font-size-asian="12pt" style:font-size-complex="12pt"/>
    </style:style>
    <style:style style:name="T76_135" style:family="text">
      <style:text-properties fo:font-size="12pt" style:font-size-asian="12pt" style:font-size-complex="12pt"/>
    </style:style>
    <style:style style:name="T76_136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text-align="justify" fo:break-before="auto" fo:text-indent="1.27cm" fo:line-height="150%" style:writing-mode="lr-tb"/>
    </style:style>
    <style:style style:name="T77_1" style:family="text">
      <style:text-properties fo:font-size="12pt" style:font-size-asian="12pt" style:font-size-complex="12pt"/>
    </style:style>
    <style:style style:name="T77_2" style:family="text">
      <style:text-properties fo:font-size="12pt" style:font-size-asian="12pt" style:font-size-complex="12pt"/>
    </style:style>
    <style:style style:name="T77_3" style:family="text">
      <style:text-properties fo:font-size="12pt" style:font-size-asian="12pt" style:font-size-complex="12pt"/>
    </style:style>
    <style:style style:name="T77_4" style:family="text">
      <style:text-properties fo:font-size="12pt" style:font-size-asian="12pt" style:font-size-complex="12pt"/>
    </style:style>
    <style:style style:name="T77_5" style:family="text">
      <style:text-properties fo:font-size="12pt" style:font-size-asian="12pt" style:font-size-complex="12pt"/>
    </style:style>
    <style:style style:name="T77_6" style:family="text">
      <style:text-properties fo:font-size="12pt" style:font-size-asian="12pt" style:font-size-complex="12pt"/>
    </style:style>
    <style:style style:name="T77_7" style:family="text">
      <style:text-properties fo:font-size="12pt" style:font-size-asian="12pt" style:font-size-complex="12pt"/>
    </style:style>
    <style:style style:name="T77_8" style:family="text">
      <style:text-properties fo:font-size="12pt" style:font-size-asian="12pt" style:font-size-complex="12pt"/>
    </style:style>
    <style:style style:name="T77_9" style:family="text">
      <style:text-properties fo:font-size="12pt" style:font-size-asian="12pt" style:font-size-complex="12pt"/>
    </style:style>
    <style:style style:name="T77_10" style:family="text">
      <style:text-properties fo:font-size="12pt" style:font-size-asian="12pt" style:font-size-complex="12pt"/>
    </style:style>
    <style:style style:name="T77_11" style:family="text">
      <style:text-properties fo:font-size="12pt" style:font-size-asian="12pt" style:font-size-complex="12pt"/>
    </style:style>
    <style:style style:name="T77_12" style:family="text">
      <style:text-properties fo:font-style="italic" style:font-style-asian="italic" style:font-style-complex="italic" fo:font-size="12pt" style:font-size-asian="12pt" style:font-size-complex="12pt"/>
    </style:style>
    <style:style style:name="T77_13" style:family="text">
      <style:text-properties fo:font-style="italic" style:font-style-asian="italic" style:font-style-complex="italic" fo:font-size="12pt" style:font-size-asian="12pt" style:font-size-complex="12pt"/>
    </style:style>
    <style:style style:name="T77_14" style:family="text">
      <style:text-properties fo:font-style="italic" style:font-style-asian="italic" style:font-style-complex="italic" fo:font-size="12pt" style:font-size-asian="12pt" style:font-size-complex="12pt"/>
    </style:style>
    <style:style style:name="T77_15" style:family="text">
      <style:text-properties fo:font-style="italic" style:font-style-asian="italic" style:font-style-complex="italic" fo:font-size="12pt" style:font-size-asian="12pt" style:font-size-complex="12pt"/>
    </style:style>
    <style:style style:name="T77_16" style:family="text">
      <style:text-properties fo:font-style="italic" style:font-style-asian="italic" style:font-style-complex="italic" fo:font-size="12pt" style:font-size-asian="12pt" style:font-size-complex="12pt"/>
    </style:style>
    <style:style style:name="T77_17" style:family="text">
      <style:text-properties fo:font-size="12pt" style:font-size-asian="12pt" style:font-size-complex="12pt"/>
    </style:style>
    <style:style style:name="T77_18" style:family="text">
      <style:text-properties fo:font-size="12pt" style:font-size-asian="12pt" style:font-size-complex="12pt"/>
    </style:style>
    <style:style style:name="T77_19" style:family="text">
      <style:text-properties fo:font-size="12pt" style:font-size-asian="12pt" style:font-size-complex="12pt"/>
    </style:style>
    <style:style style:name="T77_20" style:family="text">
      <style:text-properties fo:font-size="12pt" style:font-size-asian="12pt" style:font-size-complex="12pt"/>
    </style:style>
    <style:style style:name="T77_21" style:family="text">
      <style:text-properties fo:font-size="12pt" style:font-size-asian="12pt" style:font-size-complex="12pt"/>
    </style:style>
    <style:style style:name="T77_22" style:family="text">
      <style:text-properties fo:font-size="12pt" style:font-size-asian="12pt" style:font-size-complex="12pt"/>
    </style:style>
    <style:style style:name="T77_23" style:family="text">
      <style:text-properties fo:font-size="12pt" style:font-size-asian="12pt" style:font-size-complex="12pt"/>
    </style:style>
    <style:style style:name="T77_24" style:family="text">
      <style:text-properties fo:font-size="12pt" style:font-size-asian="12pt" style:font-size-complex="12pt"/>
    </style:style>
    <style:style style:name="T77_25" style:family="text">
      <style:text-properties fo:font-size="12pt" style:font-size-asian="12pt" style:font-size-complex="12pt"/>
    </style:style>
    <style:style style:name="T77_26" style:family="text">
      <style:text-properties fo:font-size="12pt" style:font-size-asian="12pt" style:font-size-complex="12pt"/>
    </style:style>
    <style:style style:name="T77_27" style:family="text">
      <style:text-properties fo:font-size="12pt" style:font-size-asian="12pt" style:font-size-complex="12pt"/>
    </style:style>
    <style:style style:name="T77_28" style:family="text">
      <style:text-properties fo:font-size="12pt" style:font-size-asian="12pt" style:font-size-complex="12pt"/>
    </style:style>
    <style:style style:name="T77_29" style:family="text">
      <style:text-properties fo:font-size="12pt" style:font-size-asian="12pt" style:font-size-complex="12pt"/>
    </style:style>
    <style:style style:name="T77_30" style:family="text">
      <style:text-properties fo:font-size="12pt" style:font-size-asian="12pt" style:font-size-complex="12pt"/>
    </style:style>
    <style:style style:name="T77_31" style:family="text">
      <style:text-properties fo:font-size="12pt" style:font-size-asian="12pt" style:font-size-complex="12pt"/>
    </style:style>
    <style:style style:name="T77_32" style:family="text">
      <style:text-properties fo:font-size="12pt" style:font-size-asian="12pt" style:font-size-complex="12pt"/>
    </style:style>
    <style:style style:name="T77_33" style:family="text">
      <style:text-properties fo:font-size="12pt" style:font-size-asian="12pt" style:font-size-complex="12pt"/>
    </style:style>
    <style:style style:name="T77_34" style:family="text">
      <style:text-properties fo:font-size="12pt" style:font-size-asian="12pt" style:font-size-complex="12pt"/>
    </style:style>
    <style:style style:name="T77_35" style:family="text">
      <style:text-properties fo:font-size="12pt" style:font-size-asian="12pt" style:font-size-complex="12pt"/>
    </style:style>
    <style:style style:name="T77_36" style:family="text">
      <style:text-properties fo:font-size="12pt" style:font-size-asian="12pt" style:font-size-complex="12pt"/>
    </style:style>
    <style:style style:name="T77_37" style:family="text">
      <style:text-properties fo:font-size="12pt" style:font-size-asian="12pt" style:font-size-complex="12pt"/>
    </style:style>
    <style:style style:name="T77_38" style:family="text">
      <style:text-properties fo:font-size="12pt" style:font-size-asian="12pt" style:font-size-complex="12pt"/>
    </style:style>
    <style:style style:name="T77_39" style:family="text">
      <style:text-properties fo:font-size="12pt" style:font-size-asian="12pt" style:font-size-complex="12pt"/>
    </style:style>
    <style:style style:name="T77_40" style:family="text">
      <style:text-properties fo:font-size="12pt" style:font-size-asian="12pt" style:font-size-complex="12pt"/>
    </style:style>
    <style:style style:name="T77_41" style:family="text">
      <style:text-properties fo:font-style="italic" style:font-style-asian="italic" style:font-style-complex="italic" fo:font-size="12pt" style:font-size-asian="12pt" style:font-size-complex="12pt"/>
    </style:style>
    <style:style style:name="T77_42" style:family="text">
      <style:text-properties fo:font-style="italic" style:font-style-asian="italic" style:font-style-complex="italic" fo:font-size="12pt" style:font-size-asian="12pt" style:font-size-complex="12pt"/>
    </style:style>
    <style:style style:name="T77_43" style:family="text">
      <style:text-properties fo:font-style="italic" style:font-style-asian="italic" style:font-style-complex="italic" fo:font-size="12pt" style:font-size-asian="12pt" style:font-size-complex="12pt"/>
    </style:style>
    <style:style style:name="T77_44" style:family="text">
      <style:text-properties fo:font-size="12pt" style:font-size-asian="12pt" style:font-size-complex="12pt"/>
    </style:style>
    <style:style style:name="T77_45" style:family="text">
      <style:text-properties fo:font-size="12pt" style:font-size-asian="12pt" style:font-size-complex="12pt"/>
    </style:style>
    <style:style style:name="T77_46" style:family="text">
      <style:text-properties fo:font-size="12pt" style:font-size-asian="12pt" style:font-size-complex="12pt"/>
    </style:style>
    <style:style style:name="T77_47" style:family="text">
      <style:text-properties fo:font-size="12pt" style:font-size-asian="12pt" style:font-size-complex="12pt"/>
    </style:style>
    <style:style style:name="T77_48" style:family="text">
      <style:text-properties fo:font-size="12pt" style:font-size-asian="12pt" style:font-size-complex="12pt"/>
    </style:style>
    <style:style style:name="T77_49" style:family="text">
      <style:text-properties fo:font-size="12pt" style:font-size-asian="12pt" style:font-size-complex="12pt"/>
    </style:style>
    <style:style style:name="T77_50" style:family="text">
      <style:text-properties fo:font-size="12pt" style:font-size-asian="12pt" style:font-size-complex="12pt"/>
    </style:style>
    <style:style style:name="T77_51" style:family="text">
      <style:text-properties fo:font-size="12pt" style:font-size-asian="12pt" style:font-size-complex="12pt"/>
    </style:style>
    <style:style style:name="T77_52" style:family="text">
      <style:text-properties fo:font-size="12pt" style:font-size-asian="12pt" style:font-size-complex="12pt"/>
    </style:style>
    <style:style style:name="T77_53" style:family="text">
      <style:text-properties fo:font-size="12pt" style:font-size-asian="12pt" style:font-size-complex="12pt"/>
    </style:style>
    <style:style style:name="T77_54" style:family="text">
      <style:text-properties fo:font-size="12pt" style:font-size-asian="12pt" style:font-size-complex="12pt"/>
    </style:style>
    <style:style style:name="T77_55" style:family="text">
      <style:text-properties fo:font-size="12pt" style:font-size-asian="12pt" style:font-size-complex="12pt"/>
    </style:style>
    <style:style style:name="T77_56" style:family="text">
      <style:text-properties fo:font-size="12pt" style:font-size-asian="12pt" style:font-size-complex="12pt"/>
    </style:style>
    <style:style style:name="T77_57" style:family="text">
      <style:text-properties fo:font-size="12pt" style:font-size-asian="12pt" style:font-size-complex="12pt"/>
    </style:style>
    <style:style style:name="T77_58" style:family="text">
      <style:text-properties fo:font-size="12pt" style:font-size-asian="12pt" style:font-size-complex="12pt"/>
    </style:style>
    <style:style style:name="T77_59" style:family="text">
      <style:text-properties fo:font-size="12pt" style:font-size-asian="12pt" style:font-size-complex="12pt"/>
    </style:style>
    <style:style style:name="T77_60" style:family="text">
      <style:text-properties fo:font-size="12pt" style:font-size-asian="12pt" style:font-size-complex="12pt"/>
    </style:style>
    <style:style style:name="T77_61" style:family="text">
      <style:text-properties fo:font-size="12pt" style:font-size-asian="12pt" style:font-size-complex="12pt"/>
    </style:style>
    <style:style style:name="T77_62" style:family="text">
      <style:text-properties fo:font-size="12pt" style:font-size-asian="12pt" style:font-size-complex="12pt"/>
    </style:style>
    <style:style style:name="T77_63" style:family="text">
      <style:text-properties fo:font-size="12pt" style:font-size-asian="12pt" style:font-size-complex="12pt"/>
    </style:style>
    <style:style style:name="T77_64" style:family="text">
      <style:text-properties fo:font-size="12pt" style:font-size-asian="12pt" style:font-size-complex="12pt"/>
    </style:style>
    <style:style style:name="T77_65" style:family="text">
      <style:text-properties fo:font-size="12pt" style:font-size-asian="12pt" style:font-size-complex="12pt"/>
    </style:style>
    <style:style style:name="T77_66" style:family="text">
      <style:text-properties fo:font-size="12pt" style:font-size-asian="12pt" style:font-size-complex="12pt"/>
    </style:style>
    <style:style style:name="T77_67" style:family="text">
      <style:text-properties fo:font-size="12pt" style:font-size-asian="12pt" style:font-size-complex="12pt"/>
    </style:style>
    <style:style style:name="T77_68" style:family="text">
      <style:text-properties fo:font-size="12pt" style:font-size-asian="12pt" style:font-size-complex="12pt"/>
    </style:style>
    <style:style style:name="T77_69" style:family="text">
      <style:text-properties fo:font-size="12pt" style:font-size-asian="12pt" style:font-size-complex="12pt"/>
    </style:style>
    <style:style style:name="T77_70" style:family="text">
      <style:text-properties fo:font-size="12pt" style:font-size-asian="12pt" style:font-size-complex="12pt"/>
    </style:style>
    <style:style style:name="T77_71" style:family="text">
      <style:text-properties fo:font-size="12pt" style:font-size-asian="12pt" style:font-size-complex="12pt"/>
    </style:style>
    <style:style style:name="T77_72" style:family="text">
      <style:text-properties fo:font-size="12pt" style:font-size-asian="12pt" style:font-size-complex="12pt"/>
    </style:style>
    <style:style style:name="T77_73" style:family="text">
      <style:text-properties fo:font-size="12pt" style:font-size-asian="12pt" style:font-size-complex="12pt"/>
    </style:style>
    <style:style style:name="T77_74" style:family="text">
      <style:text-properties fo:font-size="12pt" style:font-size-asian="12pt" style:font-size-complex="12pt"/>
    </style:style>
    <style:style style:name="T77_75" style:family="text">
      <style:text-properties fo:font-size="12pt" style:font-size-asian="12pt" style:font-size-complex="12pt"/>
    </style:style>
    <style:style style:name="T77_76" style:family="text">
      <style:text-properties fo:font-size="12pt" style:font-size-asian="12pt" style:font-size-complex="12pt"/>
    </style:style>
    <style:style style:name="T77_77" style:family="text">
      <style:text-properties fo:font-size="12pt" style:font-size-asian="12pt" style:font-size-complex="12pt"/>
    </style:style>
    <style:style style:name="T77_78" style:family="text">
      <style:text-properties fo:font-size="12pt" style:font-size-asian="12pt" style:font-size-complex="12pt"/>
    </style:style>
    <style:style style:name="T77_79" style:family="text">
      <style:text-properties fo:font-size="12pt" style:font-size-asian="12pt" style:font-size-complex="12pt"/>
    </style:style>
    <style:style style:name="T77_80" style:family="text">
      <style:text-properties fo:font-size="12pt" style:font-size-asian="12pt" style:font-size-complex="12pt"/>
    </style:style>
    <style:style style:name="T77_81" style:family="text">
      <style:text-properties fo:font-size="12pt" style:font-size-asian="12pt" style:font-size-complex="12pt"/>
    </style:style>
    <style:style style:name="T77_82" style:family="text">
      <style:text-properties fo:font-size="12pt" style:font-size-asian="12pt" style:font-size-complex="12pt"/>
    </style:style>
    <style:style style:name="T77_83" style:family="text">
      <style:text-properties fo:font-size="12pt" style:font-size-asian="12pt" style:font-size-complex="12pt"/>
    </style:style>
    <style:style style:name="T77_84" style:family="text">
      <style:text-properties fo:font-size="12pt" style:font-size-asian="12pt" style:font-size-complex="12pt"/>
    </style:style>
    <style:style style:name="T77_85" style:family="text">
      <style:text-properties fo:font-size="12pt" style:font-size-asian="12pt" style:font-size-complex="12pt"/>
    </style:style>
    <style:style style:name="T77_86" style:family="text">
      <style:text-properties fo:font-size="12pt" style:font-size-asian="12pt" style:font-size-complex="12pt"/>
    </style:style>
    <style:style style:name="T77_87" style:family="text">
      <style:text-properties fo:font-style="italic" style:font-style-asian="italic" style:font-style-complex="italic" fo:font-size="12pt" style:font-size-asian="12pt" style:font-size-complex="12pt"/>
    </style:style>
    <style:style style:name="T77_88" style:family="text">
      <style:text-properties fo:font-style="italic" style:font-style-asian="italic" style:font-style-complex="italic" fo:font-size="12pt" style:font-size-asian="12pt" style:font-size-complex="12pt"/>
    </style:style>
    <style:style style:name="T77_89" style:family="text">
      <style:text-properties fo:font-style="italic" style:font-style-asian="italic" style:font-style-complex="italic" fo:font-size="12pt" style:font-size-asian="12pt" style:font-size-complex="12pt"/>
    </style:style>
    <style:style style:name="T77_90" style:family="text">
      <style:text-properties fo:font-size="12pt" style:font-size-asian="12pt" style:font-size-complex="12pt"/>
    </style:style>
    <style:style style:name="T77_91" style:family="text">
      <style:text-properties fo:font-size="12pt" style:font-size-asian="12pt" style:font-size-complex="12pt"/>
    </style:style>
    <style:style style:name="T77_92" style:family="text">
      <style:text-properties fo:font-size="12pt" style:font-size-asian="12pt" style:font-size-complex="12pt"/>
    </style:style>
    <style:style style:name="T77_93" style:family="text">
      <style:text-properties fo:font-size="12pt" style:font-size-asian="12pt" style:font-size-complex="12pt"/>
    </style:style>
    <style:style style:name="T77_94" style:family="text">
      <style:text-properties fo:font-size="12pt" style:font-size-asian="12pt" style:font-size-complex="12pt"/>
    </style:style>
    <style:style style:name="T77_95" style:family="text">
      <style:text-properties fo:font-size="12pt" style:font-size-asian="12pt" style:font-size-complex="12pt"/>
    </style:style>
    <style:style style:name="T77_96" style:family="text">
      <style:text-properties fo:font-size="12pt" style:font-size-asian="12pt" style:font-size-complex="12pt"/>
    </style:style>
    <style:style style:name="T77_97" style:family="text">
      <style:text-properties fo:font-size="12pt" style:font-size-asian="12pt" style:font-size-complex="12pt"/>
    </style:style>
    <style:style style:name="T77_98" style:family="text">
      <style:text-properties fo:font-size="12pt" style:font-size-asian="12pt" style:font-size-complex="12pt"/>
    </style:style>
    <style:style style:name="T77_99" style:family="text">
      <style:text-properties fo:font-size="12pt" style:font-size-asian="12pt" style:font-size-complex="12pt"/>
    </style:style>
    <style:style style:name="T77_100" style:family="text">
      <style:text-properties fo:font-size="12pt" style:font-size-asian="12pt" style:font-size-complex="12pt"/>
    </style:style>
    <style:style style:name="T77_101" style:family="text">
      <style:text-properties fo:font-size="12pt" style:font-size-asian="12pt" style:font-size-complex="12pt"/>
    </style:style>
    <style:style style:name="T77_102" style:family="text">
      <style:text-properties fo:font-size="12pt" style:font-size-asian="12pt" style:font-size-complex="12pt"/>
    </style:style>
    <style:style style:name="T77_103" style:family="text">
      <style:text-properties fo:font-size="12pt" style:font-size-asian="12pt" style:font-size-complex="12pt"/>
    </style:style>
    <style:style style:name="T77_104" style:family="text">
      <style:text-properties fo:font-size="12pt" style:font-size-asian="12pt" style:font-size-complex="12pt"/>
    </style:style>
    <style:style style:name="T77_105" style:family="text">
      <style:text-properties fo:font-size="12pt" style:font-size-asian="12pt" style:font-size-complex="12pt"/>
    </style:style>
    <style:style style:name="T77_106" style:family="text">
      <style:text-properties fo:font-size="12pt" style:font-size-asian="12pt" style:font-size-complex="12pt"/>
    </style:style>
    <style:style style:name="T77_107" style:family="text">
      <style:text-properties fo:font-size="12pt" style:font-size-asian="12pt" style:font-size-complex="12pt"/>
    </style:style>
    <style:style style:name="T77_108" style:family="text">
      <style:text-properties fo:font-size="12pt" style:font-size-asian="12pt" style:font-size-complex="12pt"/>
    </style:style>
    <style:style style:name="T77_109" style:family="text">
      <style:text-properties fo:font-size="12pt" style:font-size-asian="12pt" style:font-size-complex="12pt"/>
    </style:style>
    <style:style style:name="T77_110" style:family="text">
      <style:text-properties fo:font-size="12pt" style:font-size-asian="12pt" style:font-size-complex="12pt"/>
    </style:style>
    <style:style style:name="T77_111" style:family="text">
      <style:text-properties fo:font-size="12pt" style:font-size-asian="12pt" style:font-size-complex="12pt"/>
    </style:style>
    <style:style style:name="T77_112" style:family="text">
      <style:text-properties fo:font-size="12pt" style:font-size-asian="12pt" style:font-size-complex="12pt"/>
    </style:style>
    <style:style style:name="T77_113" style:family="text">
      <style:text-properties fo:font-size="12pt" style:font-size-asian="12pt" style:font-size-complex="12pt"/>
    </style:style>
    <style:style style:name="T77_114" style:family="text">
      <style:text-properties fo:font-size="12pt" style:font-size-asian="12pt" style:font-size-complex="12pt"/>
    </style:style>
    <style:style style:name="T77_115" style:family="text">
      <style:text-properties fo:font-size="12pt" style:font-size-asian="12pt" style:font-size-complex="12pt"/>
    </style:style>
    <style:style style:name="T77_116" style:family="text">
      <style:text-properties fo:font-size="12pt" style:font-size-asian="12pt" style:font-size-complex="12pt"/>
    </style:style>
    <style:style style:name="T77_117" style:family="text">
      <style:text-properties fo:font-size="12pt" style:font-size-asian="12pt" style:font-size-complex="12pt"/>
    </style:style>
    <style:style style:name="T77_118" style:family="text">
      <style:text-properties fo:font-size="12pt" style:font-size-asian="12pt" style:font-size-complex="12pt"/>
    </style:style>
    <style:style style:name="T77_119" style:family="text">
      <style:text-properties fo:font-size="12pt" style:font-size-asian="12pt" style:font-size-complex="12pt"/>
    </style:style>
    <style:style style:name="T77_120" style:family="text">
      <style:text-properties fo:font-size="12pt" style:font-size-asian="12pt" style:font-size-complex="12pt"/>
    </style:style>
    <style:style style:name="T77_121" style:family="text">
      <style:text-properties fo:font-size="12pt" style:font-size-asian="12pt" style:font-size-complex="12pt"/>
    </style:style>
    <style:style style:name="T77_122" style:family="text">
      <style:text-properties fo:font-size="12pt" style:font-size-asian="12pt" style:font-size-complex="12pt"/>
    </style:style>
    <style:style style:name="T77_123" style:family="text">
      <style:text-properties fo:font-size="12pt" style:font-size-asian="12pt" style:font-size-complex="12pt"/>
    </style:style>
    <style:style style:name="T77_124" style:family="text">
      <style:text-properties fo:font-size="12pt" style:font-size-asian="12pt" style:font-size-complex="12pt"/>
    </style:style>
    <style:style style:name="T77_125" style:family="text">
      <style:text-properties fo:font-size="12pt" style:font-size-asian="12pt" style:font-size-complex="12pt"/>
    </style:style>
    <style:style style:name="T77_126" style:family="text">
      <style:text-properties fo:font-size="12pt" style:font-size-asian="12pt" style:font-size-complex="12pt"/>
    </style:style>
    <style:style style:name="T77_127" style:family="text">
      <style:text-properties fo:font-size="12pt" style:font-size-asian="12pt" style:font-size-complex="12pt"/>
    </style:style>
    <style:style style:name="T77_128" style:family="text">
      <style:text-properties fo:font-size="12pt" style:font-size-asian="12pt" style:font-size-complex="12pt"/>
    </style:style>
    <style:style style:name="T77_129" style:family="text">
      <style:text-properties fo:font-size="12pt" style:font-size-asian="12pt" style:font-size-complex="12pt"/>
    </style:style>
    <style:style style:name="T77_130" style:family="text">
      <style:text-properties fo:font-size="12pt" style:font-size-asian="12pt" style:font-size-complex="12pt"/>
    </style:style>
    <style:style style:name="T77_131" style:family="text">
      <style:text-properties fo:font-size="12pt" style:font-size-asian="12pt" style:font-size-complex="12pt"/>
    </style:style>
    <style:style style:name="T77_132" style:family="text">
      <style:text-properties fo:font-size="12pt" style:font-size-asian="12pt" style:font-size-complex="12pt"/>
    </style:style>
    <style:style style:name="T77_133" style:family="text">
      <style:text-properties fo:font-size="12pt" style:font-size-asian="12pt" style:font-size-complex="12pt"/>
    </style:style>
    <style:style style:name="T77_134" style:family="text">
      <style:text-properties fo:font-size="12pt" style:font-size-asian="12pt" style:font-size-complex="12pt"/>
    </style:style>
    <style:style style:name="T77_135" style:family="text">
      <style:text-properties fo:font-size="12pt" style:font-size-asian="12pt" style:font-size-complex="12pt"/>
    </style:style>
    <style:style style:name="T77_136" style:family="text">
      <style:text-properties fo:font-size="12pt" style:font-size-asian="12pt" style:font-size-complex="12pt"/>
    </style:style>
    <style:style style:name="T77_137" style:family="text">
      <style:text-properties fo:font-size="12pt" style:font-size-asian="12pt" style:font-size-complex="12pt"/>
    </style:style>
    <style:style style:name="T77_138" style:family="text">
      <style:text-properties fo:font-size="12pt" style:font-size-asian="12pt" style:font-size-complex="12pt"/>
    </style:style>
    <style:style style:name="T77_139" style:family="text">
      <style:text-properties fo:font-size="12pt" style:font-size-asian="12pt" style:font-size-complex="12pt"/>
    </style:style>
    <style:style style:name="T77_140" style:family="text">
      <style:text-properties fo:font-size="12pt" style:font-size-asian="12pt" style:font-size-complex="12pt"/>
    </style:style>
    <style:style style:name="T77_141" style:family="text">
      <style:text-properties fo:font-size="12pt" style:font-size-asian="12pt" style:font-size-complex="12pt"/>
    </style:style>
    <style:style style:name="T77_142" style:family="text">
      <style:text-properties fo:font-size="12pt" style:font-size-asian="12pt" style:font-size-complex="12pt"/>
    </style:style>
    <style:style style:name="T77_143" style:family="text">
      <style:text-properties fo:font-size="12pt" style:font-size-asian="12pt" style:font-size-complex="12pt"/>
    </style:style>
    <style:style style:name="T77_144" style:family="text">
      <style:text-properties fo:font-size="12pt" style:font-size-asian="12pt" style:font-size-complex="12pt"/>
    </style:style>
    <style:style style:name="T77_145" style:family="text">
      <style:text-properties fo:font-size="12pt" style:font-size-asian="12pt" style:font-size-complex="12pt"/>
    </style:style>
    <style:style style:name="T77_146" style:family="text">
      <style:text-properties fo:font-size="12pt" style:font-size-asian="12pt" style:font-size-complex="12pt"/>
    </style:style>
    <style:style style:name="T77_147" style:family="text">
      <style:text-properties fo:font-size="12pt" style:font-size-asian="12pt" style:font-size-complex="12pt"/>
    </style:style>
    <style:style style:name="T77_148" style:family="text">
      <style:text-properties fo:font-size="12pt" style:font-size-asian="12pt" style:font-size-complex="12pt"/>
    </style:style>
    <style:style style:name="T77_149" style:family="text">
      <style:text-properties fo:font-size="12pt" style:font-size-asian="12pt" style:font-size-complex="12pt"/>
    </style:style>
    <style:style style:name="T77_150" style:family="text">
      <style:text-properties fo:font-size="12pt" style:font-size-asian="12pt" style:font-size-complex="12pt"/>
    </style:style>
    <style:style style:name="T77_151" style:family="text">
      <style:text-properties fo:font-size="12pt" style:font-size-asian="12pt" style:font-size-complex="12pt"/>
    </style:style>
    <style:style style:name="T77_152" style:family="text">
      <style:text-properties fo:font-size="12pt" style:font-size-asian="12pt" style:font-size-complex="12pt"/>
    </style:style>
    <style:style style:name="T77_153" style:family="text">
      <style:text-properties fo:font-size="12pt" style:font-size-asian="12pt" style:font-size-complex="12pt"/>
    </style:style>
    <style:style style:name="T77_154" style:family="text">
      <style:text-properties fo:font-size="12pt" style:font-size-asian="12pt" style:font-size-complex="12pt"/>
    </style:style>
    <style:style style:name="T77_155" style:family="text">
      <style:text-properties fo:font-size="12pt" style:font-size-asian="12pt" style:font-size-complex="12pt"/>
    </style:style>
    <style:style style:name="T77_156" style:family="text">
      <style:text-properties fo:font-size="12pt" style:font-size-asian="12pt" style:font-size-complex="12pt"/>
    </style:style>
    <style:style style:name="T77_157" style:family="text">
      <style:text-properties fo:font-style="italic" style:font-style-asian="italic" style:font-style-complex="italic" fo:font-size="12pt" style:font-size-asian="12pt" style:font-size-complex="12pt"/>
    </style:style>
    <style:style style:name="T77_158" style:family="text">
      <style:text-properties fo:font-style="italic" style:font-style-asian="italic" style:font-style-complex="italic" fo:font-size="12pt" style:font-size-asian="12pt" style:font-size-complex="12pt"/>
    </style:style>
    <style:style style:name="T77_159" style:family="text">
      <style:text-properties fo:font-style="italic" style:font-style-asian="italic" style:font-style-complex="italic" fo:font-size="12pt" style:font-size-asian="12pt" style:font-size-complex="12pt"/>
    </style:style>
    <style:style style:name="T77_160" style:family="text">
      <style:text-properties fo:font-size="12pt" style:font-size-asian="12pt" style:font-size-complex="12pt"/>
    </style:style>
    <style:style style:name="P78" style:family="paragraph" style:parent-style-name="Standard">
      <style:paragraph-properties fo:text-align="justify" fo:break-before="auto" fo:text-indent="1.27cm" fo:line-height="150%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tyle="italic" style:font-style-asian="italic" style:font-style-complex="italic" fo:font-size="12pt" style:font-size-asian="12pt" style:font-size-complex="12pt"/>
    </style:style>
    <style:style style:name="T78_4" style:family="text">
      <style:text-properties fo:font-style="italic" style:font-style-asian="italic" style:font-style-complex="italic" fo:font-size="12pt" style:font-size-asian="12pt" style:font-size-complex="12pt"/>
    </style:style>
    <style:style style:name="T78_5" style:family="text">
      <style:text-properties fo:font-style="italic" style:font-style-asian="italic" style:font-style-complex="italic" fo:font-size="12pt" style:font-size-asian="12pt" style:font-size-complex="12pt"/>
    </style:style>
    <style:style style:name="T78_6" style:family="text">
      <style:text-properties fo:font-size="12pt" style:font-size-asian="12pt" style:font-size-complex="12pt"/>
    </style:style>
    <style:style style:name="T78_7" style:family="text">
      <style:text-properties fo:font-size="12pt" style:font-size-asian="12pt" style:font-size-complex="12pt"/>
    </style:style>
    <style:style style:name="T78_8" style:family="text">
      <style:text-properties fo:font-size="12pt" style:font-size-asian="12pt" style:font-size-complex="12pt"/>
    </style:style>
    <style:style style:name="T78_9" style:family="text">
      <style:text-properties fo:font-size="12pt" style:font-size-asian="12pt" style:font-size-complex="12pt"/>
    </style:style>
    <style:style style:name="T78_10" style:family="text">
      <style:text-properties fo:font-size="12pt" style:font-size-asian="12pt" style:font-size-complex="12pt"/>
    </style:style>
    <style:style style:name="T78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16" style:family="text">
      <style:text-properties fo:font-size="12pt" style:font-size-asian="12pt" style:font-size-complex="12pt"/>
    </style:style>
    <style:style style:name="T78_17" style:family="text">
      <style:text-properties fo:font-size="12pt" style:font-size-asian="12pt" style:font-size-complex="12pt"/>
    </style:style>
    <style:style style:name="T78_18" style:family="text">
      <style:text-properties fo:font-size="12pt" style:font-size-asian="12pt" style:font-size-complex="12pt"/>
    </style:style>
    <style:style style:name="T78_19" style:family="text">
      <style:text-properties fo:font-size="12pt" style:font-size-asian="12pt" style:font-size-complex="12pt"/>
    </style:style>
    <style:style style:name="T78_20" style:family="text">
      <style:text-properties fo:font-size="12pt" style:font-size-asian="12pt" style:font-size-complex="12pt"/>
    </style:style>
    <style:style style:name="T78_21" style:family="text">
      <style:text-properties fo:font-size="12pt" style:font-size-asian="12pt" style:font-size-complex="12pt"/>
    </style:style>
    <style:style style:name="T78_22" style:family="text">
      <style:text-properties fo:font-size="12pt" style:font-size-asian="12pt" style:font-size-complex="12pt"/>
    </style:style>
    <style:style style:name="T78_23" style:family="text">
      <style:text-properties fo:font-size="12pt" style:font-size-asian="12pt" style:font-size-complex="12pt"/>
    </style:style>
    <style:style style:name="T78_24" style:family="text">
      <style:text-properties fo:font-size="12pt" style:font-size-asian="12pt" style:font-size-complex="12pt"/>
    </style:style>
    <style:style style:name="T78_25" style:family="text">
      <style:text-properties fo:font-size="12pt" style:font-size-asian="12pt" style:font-size-complex="12pt"/>
    </style:style>
    <style:style style:name="T78_26" style:family="text">
      <style:text-properties fo:font-size="12pt" style:font-size-asian="12pt" style:font-size-complex="12pt"/>
    </style:style>
    <style:style style:name="T78_27" style:family="text">
      <style:text-properties fo:font-size="12pt" style:font-size-asian="12pt" style:font-size-complex="12pt"/>
    </style:style>
    <style:style style:name="T78_28" style:family="text">
      <style:text-properties fo:font-size="12pt" style:font-size-asian="12pt" style:font-size-complex="12pt"/>
    </style:style>
    <style:style style:name="T78_29" style:family="text">
      <style:text-properties fo:font-size="12pt" style:font-size-asian="12pt" style:font-size-complex="12pt"/>
    </style:style>
    <style:style style:name="T78_30" style:family="text">
      <style:text-properties fo:font-size="12pt" style:font-size-asian="12pt" style:font-size-complex="12pt"/>
    </style:style>
    <style:style style:name="T78_31" style:family="text">
      <style:text-properties fo:font-size="12pt" style:font-size-asian="12pt" style:font-size-complex="12pt"/>
    </style:style>
    <style:style style:name="T78_32" style:family="text">
      <style:text-properties fo:font-size="12pt" style:font-size-asian="12pt" style:font-size-complex="12pt"/>
    </style:style>
    <style:style style:name="T78_33" style:family="text">
      <style:text-properties fo:font-size="12pt" style:font-size-asian="12pt" style:font-size-complex="12pt"/>
    </style:style>
    <style:style style:name="T78_34" style:family="text">
      <style:text-properties fo:font-size="12pt" style:font-size-asian="12pt" style:font-size-complex="12pt"/>
    </style:style>
    <style:style style:name="T78_35" style:family="text">
      <style:text-properties fo:font-size="12pt" style:font-size-asian="12pt" style:font-size-complex="12pt"/>
    </style:style>
    <style:style style:name="T78_36" style:family="text">
      <style:text-properties fo:font-size="12pt" style:font-size-asian="12pt" style:font-size-complex="12pt"/>
    </style:style>
    <style:style style:name="T78_37" style:family="text">
      <style:text-properties fo:font-size="12pt" style:font-size-asian="12pt" style:font-size-complex="12pt"/>
    </style:style>
    <style:style style:name="T78_38" style:family="text">
      <style:text-properties fo:font-size="12pt" style:font-size-asian="12pt" style:font-size-complex="12pt"/>
    </style:style>
    <style:style style:name="T78_39" style:family="text">
      <style:text-properties fo:font-size="12pt" style:font-size-asian="12pt" style:font-size-complex="12pt"/>
    </style:style>
    <style:style style:name="T78_40" style:family="text">
      <style:text-properties fo:font-size="12pt" style:font-size-asian="12pt" style:font-size-complex="12pt"/>
    </style:style>
    <style:style style:name="T78_41" style:family="text">
      <style:text-properties fo:font-size="12pt" style:font-size-asian="12pt" style:font-size-complex="12pt"/>
    </style:style>
    <style:style style:name="T78_42" style:family="text">
      <style:text-properties fo:font-size="12pt" style:font-size-asian="12pt" style:font-size-complex="12pt"/>
    </style:style>
    <style:style style:name="T78_43" style:family="text">
      <style:text-properties fo:font-size="12pt" style:font-size-asian="12pt" style:font-size-complex="12pt"/>
    </style:style>
    <style:style style:name="T78_44" style:family="text">
      <style:text-properties fo:font-size="12pt" style:font-size-asian="12pt" style:font-size-complex="12pt"/>
    </style:style>
    <style:style style:name="T78_45" style:family="text">
      <style:text-properties fo:font-size="12pt" style:font-size-asian="12pt" style:font-size-complex="12pt"/>
    </style:style>
    <style:style style:name="T78_46" style:family="text">
      <style:text-properties fo:font-size="12pt" style:font-size-asian="12pt" style:font-size-complex="12pt"/>
    </style:style>
    <style:style style:name="T78_47" style:family="text">
      <style:text-properties fo:font-size="12pt" style:font-size-asian="12pt" style:font-size-complex="12pt"/>
    </style:style>
    <style:style style:name="T78_48" style:family="text">
      <style:text-properties fo:font-size="12pt" style:font-size-asian="12pt" style:font-size-complex="12pt"/>
    </style:style>
    <style:style style:name="T78_49" style:family="text">
      <style:text-properties fo:font-size="12pt" style:font-size-asian="12pt" style:font-size-complex="12pt"/>
    </style:style>
    <style:style style:name="T78_50" style:family="text">
      <style:text-properties fo:font-size="12pt" style:font-size-asian="12pt" style:font-size-complex="12pt"/>
    </style:style>
    <style:style style:name="T78_51" style:family="text">
      <style:text-properties fo:font-size="12pt" style:font-size-asian="12pt" style:font-size-complex="12pt"/>
    </style:style>
    <style:style style:name="T78_52" style:family="text">
      <style:text-properties fo:font-size="12pt" style:font-size-asian="12pt" style:font-size-complex="12pt"/>
    </style:style>
    <style:style style:name="T78_53" style:family="text">
      <style:text-properties fo:font-size="12pt" style:font-size-asian="12pt" style:font-size-complex="12pt"/>
    </style:style>
    <style:style style:name="T78_54" style:family="text">
      <style:text-properties fo:font-size="12pt" style:font-size-asian="12pt" style:font-size-complex="12pt"/>
    </style:style>
    <style:style style:name="T78_55" style:family="text">
      <style:text-properties fo:font-size="12pt" style:font-size-asian="12pt" style:font-size-complex="12pt"/>
    </style:style>
    <style:style style:name="T78_56" style:family="text">
      <style:text-properties fo:font-size="12pt" style:font-size-asian="12pt" style:font-size-complex="12pt"/>
    </style:style>
    <style:style style:name="T78_57" style:family="text">
      <style:text-properties fo:font-size="12pt" style:font-size-asian="12pt" style:font-size-complex="12pt"/>
    </style:style>
    <style:style style:name="T78_58" style:family="text">
      <style:text-properties fo:font-size="12pt" style:font-size-asian="12pt" style:font-size-complex="12pt"/>
    </style:style>
    <style:style style:name="T78_59" style:family="text">
      <style:text-properties fo:font-size="12pt" style:font-size-asian="12pt" style:font-size-complex="12pt"/>
    </style:style>
    <style:style style:name="T78_60" style:family="text">
      <style:text-properties fo:font-size="12pt" style:font-size-asian="12pt" style:font-size-complex="12pt"/>
    </style:style>
    <style:style style:name="T78_61" style:family="text">
      <style:text-properties fo:font-size="12pt" style:font-size-asian="12pt" style:font-size-complex="12pt"/>
    </style:style>
    <style:style style:name="T78_62" style:family="text">
      <style:text-properties fo:font-size="12pt" style:font-size-asian="12pt" style:font-size-complex="12pt"/>
    </style:style>
    <style:style style:name="T78_63" style:family="text">
      <style:text-properties fo:font-size="12pt" style:font-size-asian="12pt" style:font-size-complex="12pt"/>
    </style:style>
    <style:style style:name="T78_64" style:family="text">
      <style:text-properties fo:font-size="12pt" style:font-size-asian="12pt" style:font-size-complex="12pt"/>
    </style:style>
    <style:style style:name="T78_65" style:family="text">
      <style:text-properties fo:font-size="12pt" style:font-size-asian="12pt" style:font-size-complex="12pt"/>
    </style:style>
    <style:style style:name="T78_66" style:family="text">
      <style:text-properties fo:font-size="12pt" style:font-size-asian="12pt" style:font-size-complex="12pt"/>
    </style:style>
    <style:style style:name="T78_67" style:family="text">
      <style:text-properties fo:font-size="12pt" style:font-size-asian="12pt" style:font-size-complex="12pt"/>
    </style:style>
    <style:style style:name="T78_68" style:family="text">
      <style:text-properties fo:font-size="12pt" style:font-size-asian="12pt" style:font-size-complex="12pt"/>
    </style:style>
    <style:style style:name="T78_69" style:family="text">
      <style:text-properties fo:font-size="12pt" style:font-size-asian="12pt" style:font-size-complex="12pt"/>
    </style:style>
    <style:style style:name="T78_70" style:family="text">
      <style:text-properties fo:font-size="12pt" style:font-size-asian="12pt" style:font-size-complex="12pt"/>
    </style:style>
    <style:style style:name="T78_71" style:family="text">
      <style:text-properties fo:font-size="12pt" style:font-size-asian="12pt" style:font-size-complex="12pt"/>
    </style:style>
    <style:style style:name="T78_72" style:family="text">
      <style:text-properties fo:font-size="12pt" style:font-size-asian="12pt" style:font-size-complex="12pt"/>
    </style:style>
    <style:style style:name="T78_73" style:family="text">
      <style:text-properties fo:font-size="12pt" style:font-size-asian="12pt" style:font-size-complex="12pt"/>
    </style:style>
    <style:style style:name="T78_74" style:family="text">
      <style:text-properties fo:font-size="12pt" style:font-size-asian="12pt" style:font-size-complex="12pt"/>
    </style:style>
    <style:style style:name="T78_75" style:family="text">
      <style:text-properties fo:font-size="12pt" style:font-size-asian="12pt" style:font-size-complex="12pt"/>
    </style:style>
    <style:style style:name="T78_76" style:family="text">
      <style:text-properties fo:font-size="12pt" style:font-size-asian="12pt" style:font-size-complex="12pt"/>
    </style:style>
    <style:style style:name="T78_77" style:family="text">
      <style:text-properties fo:font-size="12pt" style:font-size-asian="12pt" style:font-size-complex="12pt"/>
    </style:style>
    <style:style style:name="T78_78" style:family="text">
      <style:text-properties fo:font-size="12pt" style:font-size-asian="12pt" style:font-size-complex="12pt"/>
    </style:style>
    <style:style style:name="T78_79" style:family="text">
      <style:text-properties fo:font-size="12pt" style:font-size-asian="12pt" style:font-size-complex="12pt"/>
    </style:style>
    <style:style style:name="T78_80" style:family="text">
      <style:text-properties fo:font-size="12pt" style:font-size-asian="12pt" style:font-size-complex="12pt"/>
    </style:style>
    <style:style style:name="T78_81" style:family="text">
      <style:text-properties fo:font-size="12pt" style:font-size-asian="12pt" style:font-size-complex="12pt"/>
    </style:style>
    <style:style style:name="T78_82" style:family="text">
      <style:text-properties fo:font-size="12pt" style:font-size-asian="12pt" style:font-size-complex="12pt"/>
    </style:style>
    <style:style style:name="T78_83" style:family="text">
      <style:text-properties fo:font-size="12pt" style:font-size-asian="12pt" style:font-size-complex="12pt"/>
    </style:style>
    <style:style style:name="T78_84" style:family="text">
      <style:text-properties fo:font-size="12pt" style:font-size-asian="12pt" style:font-size-complex="12pt"/>
    </style:style>
    <style:style style:name="T78_85" style:family="text">
      <style:text-properties fo:font-size="12pt" style:font-size-asian="12pt" style:font-size-complex="12pt"/>
    </style:style>
    <style:style style:name="T78_86" style:family="text">
      <style:text-properties fo:font-size="12pt" style:font-size-asian="12pt" style:font-size-complex="12pt"/>
    </style:style>
    <style:style style:name="T78_87" style:family="text">
      <style:text-properties fo:font-size="12pt" style:font-size-asian="12pt" style:font-size-complex="12pt"/>
    </style:style>
    <style:style style:name="T78_88" style:family="text">
      <style:text-properties fo:font-size="12pt" style:font-size-asian="12pt" style:font-size-complex="12pt"/>
    </style:style>
    <style:style style:name="T78_89" style:family="text">
      <style:text-properties fo:font-size="12pt" style:font-size-asian="12pt" style:font-size-complex="12pt"/>
    </style:style>
    <style:style style:name="T78_90" style:family="text">
      <style:text-properties fo:font-size="12pt" style:font-size-asian="12pt" style:font-size-complex="12pt"/>
    </style:style>
    <style:style style:name="T78_91" style:family="text">
      <style:text-properties fo:font-size="12pt" style:font-size-asian="12pt" style:font-size-complex="12pt"/>
    </style:style>
    <style:style style:name="T78_92" style:family="text">
      <style:text-properties fo:font-size="12pt" style:font-size-asian="12pt" style:font-size-complex="12pt"/>
    </style:style>
    <style:style style:name="T78_93" style:family="text">
      <style:text-properties fo:font-size="12pt" style:font-size-asian="12pt" style:font-size-complex="12pt"/>
    </style:style>
    <style:style style:name="T78_94" style:family="text">
      <style:text-properties fo:font-size="12pt" style:font-size-asian="12pt" style:font-size-complex="12pt"/>
    </style:style>
    <style:style style:name="T78_95" style:family="text">
      <style:text-properties fo:font-size="12pt" style:font-size-asian="12pt" style:font-size-complex="12pt"/>
    </style:style>
    <style:style style:name="T78_96" style:family="text">
      <style:text-properties fo:font-size="12pt" style:font-size-asian="12pt" style:font-size-complex="12pt"/>
    </style:style>
    <style:style style:name="T78_97" style:family="text">
      <style:text-properties fo:font-size="12pt" style:font-size-asian="12pt" style:font-size-complex="12pt"/>
    </style:style>
    <style:style style:name="T78_98" style:family="text">
      <style:text-properties fo:font-size="12pt" style:font-size-asian="12pt" style:font-size-complex="12pt"/>
    </style:style>
    <style:style style:name="T78_99" style:family="text">
      <style:text-properties fo:font-size="12pt" style:font-size-asian="12pt" style:font-size-complex="12pt"/>
    </style:style>
    <style:style style:name="T78_100" style:family="text">
      <style:text-properties fo:font-size="12pt" style:font-size-asian="12pt" style:font-size-complex="12pt"/>
    </style:style>
    <style:style style:name="T78_101" style:family="text">
      <style:text-properties fo:font-size="12pt" style:font-size-asian="12pt" style:font-size-complex="12pt"/>
    </style:style>
    <style:style style:name="T78_102" style:family="text">
      <style:text-properties fo:font-size="12pt" style:font-size-asian="12pt" style:font-size-complex="12pt"/>
    </style:style>
    <style:style style:name="T78_103" style:family="text">
      <style:text-properties fo:font-size="12pt" style:font-size-asian="12pt" style:font-size-complex="12pt"/>
    </style:style>
    <style:style style:name="T78_104" style:family="text">
      <style:text-properties fo:font-size="12pt" style:font-size-asian="12pt" style:font-size-complex="12pt"/>
    </style:style>
    <style:style style:name="T78_105" style:family="text">
      <style:text-properties fo:font-size="12pt" style:font-size-asian="12pt" style:font-size-complex="12pt"/>
    </style:style>
    <style:style style:name="T78_106" style:family="text">
      <style:text-properties fo:font-size="12pt" style:font-size-asian="12pt" style:font-size-complex="12pt"/>
    </style:style>
    <style:style style:name="T78_107" style:family="text">
      <style:text-properties fo:font-size="12pt" style:font-size-asian="12pt" style:font-size-complex="12pt"/>
    </style:style>
    <style:style style:name="T78_108" style:family="text">
      <style:text-properties fo:font-size="12pt" style:font-size-asian="12pt" style:font-size-complex="12pt"/>
    </style:style>
    <style:style style:name="T78_109" style:family="text">
      <style:text-properties fo:font-size="12pt" style:font-size-asian="12pt" style:font-size-complex="12pt"/>
    </style:style>
    <style:style style:name="T78_110" style:family="text">
      <style:text-properties fo:font-size="12pt" style:font-size-asian="12pt" style:font-size-complex="12pt"/>
    </style:style>
    <style:style style:name="T78_111" style:family="text">
      <style:text-properties fo:font-size="12pt" style:font-size-asian="12pt" style:font-size-complex="12pt"/>
    </style:style>
    <style:style style:name="T78_112" style:family="text">
      <style:text-properties fo:font-size="12pt" style:font-size-asian="12pt" style:font-size-complex="12pt"/>
    </style:style>
    <style:style style:name="T78_113" style:family="text">
      <style:text-properties fo:font-size="12pt" style:font-size-asian="12pt" style:font-size-complex="12pt"/>
    </style:style>
    <style:style style:name="T78_114" style:family="text">
      <style:text-properties fo:font-size="12pt" style:font-size-asian="12pt" style:font-size-complex="12pt"/>
    </style:style>
    <style:style style:name="T78_115" style:family="text">
      <style:text-properties fo:font-size="12pt" style:font-size-asian="12pt" style:font-size-complex="12pt"/>
    </style:style>
    <style:style style:name="T78_116" style:family="text">
      <style:text-properties fo:font-size="12pt" style:font-size-asian="12pt" style:font-size-complex="12pt"/>
    </style:style>
    <style:style style:name="T78_117" style:family="text">
      <style:text-properties fo:font-size="12pt" style:font-size-asian="12pt" style:font-size-complex="12pt"/>
    </style:style>
    <style:style style:name="T78_118" style:family="text">
      <style:text-properties fo:font-size="12pt" style:font-size-asian="12pt" style:font-size-complex="12pt"/>
    </style:style>
    <style:style style:name="T78_119" style:family="text">
      <style:text-properties fo:font-size="12pt" style:font-size-asian="12pt" style:font-size-complex="12pt"/>
    </style:style>
    <style:style style:name="T78_120" style:family="text">
      <style:text-properties fo:font-size="12pt" style:font-size-asian="12pt" style:font-size-complex="12pt"/>
    </style:style>
    <style:style style:name="T78_121" style:family="text">
      <style:text-properties fo:font-size="12pt" style:font-size-asian="12pt" style:font-size-complex="12pt"/>
    </style:style>
    <style:style style:name="T78_122" style:family="text">
      <style:text-properties fo:font-size="12pt" style:font-size-asian="12pt" style:font-size-complex="12pt"/>
    </style:style>
    <style:style style:name="T78_123" style:family="text">
      <style:text-properties fo:font-size="12pt" style:font-size-asian="12pt" style:font-size-complex="12pt"/>
    </style:style>
    <style:style style:name="T78_124" style:family="text">
      <style:text-properties fo:font-size="12pt" style:font-size-asian="12pt" style:font-size-complex="12pt"/>
    </style:style>
    <style:style style:name="T78_125" style:family="text">
      <style:text-properties fo:font-size="12pt" style:font-size-asian="12pt" style:font-size-complex="12pt"/>
    </style:style>
    <style:style style:name="T78_126" style:family="text">
      <style:text-properties fo:font-size="12pt" style:font-size-asian="12pt" style:font-size-complex="12pt"/>
    </style:style>
    <style:style style:name="T78_127" style:family="text">
      <style:text-properties fo:font-size="12pt" style:font-size-asian="12pt" style:font-size-complex="12pt"/>
    </style:style>
    <style:style style:name="T78_128" style:family="text">
      <style:text-properties fo:font-size="12pt" style:font-size-asian="12pt" style:font-size-complex="12pt"/>
    </style:style>
    <style:style style:name="T78_129" style:family="text">
      <style:text-properties fo:font-size="12pt" style:font-size-asian="12pt" style:font-size-complex="12pt"/>
    </style:style>
    <style:style style:name="T78_130" style:family="text">
      <style:text-properties fo:font-size="12pt" style:font-size-asian="12pt" style:font-size-complex="12pt"/>
    </style:style>
    <style:style style:name="T78_131" style:family="text">
      <style:text-properties fo:font-size="12pt" style:font-size-asian="12pt" style:font-size-complex="12pt"/>
    </style:style>
    <style:style style:name="T78_132" style:family="text">
      <style:text-properties fo:font-size="12pt" style:font-size-asian="12pt" style:font-size-complex="12pt"/>
    </style:style>
    <style:style style:name="T78_133" style:family="text">
      <style:text-properties fo:font-size="12pt" style:font-size-asian="12pt" style:font-size-complex="12pt"/>
    </style:style>
    <style:style style:name="T78_134" style:family="text">
      <style:text-properties fo:font-size="12pt" style:font-size-asian="12pt" style:font-size-complex="12pt"/>
    </style:style>
    <style:style style:name="T78_135" style:family="text">
      <style:text-properties fo:font-size="12pt" style:font-size-asian="12pt" style:font-size-complex="12pt"/>
    </style:style>
    <style:style style:name="T78_136" style:family="text">
      <style:text-properties fo:font-size="12pt" style:font-size-asian="12pt" style:font-size-complex="12pt"/>
    </style:style>
    <style:style style:name="T78_137" style:family="text">
      <style:text-properties fo:font-size="12pt" style:font-size-asian="12pt" style:font-size-complex="12pt"/>
    </style:style>
    <style:style style:name="T78_138" style:family="text">
      <style:text-properties fo:font-size="12pt" style:font-size-asian="12pt" style:font-size-complex="12pt"/>
    </style:style>
    <style:style style:name="T78_139" style:family="text">
      <style:text-properties fo:font-size="12pt" style:font-size-asian="12pt" style:font-size-complex="12pt"/>
    </style:style>
    <style:style style:name="T78_140" style:family="text">
      <style:text-properties fo:font-size="12pt" style:font-size-asian="12pt" style:font-size-complex="12pt"/>
    </style:style>
    <style:style style:name="T78_141" style:family="text">
      <style:text-properties fo:font-size="12pt" style:font-size-asian="12pt" style:font-size-complex="12pt"/>
    </style:style>
    <style:style style:name="T78_142" style:family="text">
      <style:text-properties fo:font-size="12pt" style:font-size-asian="12pt" style:font-size-complex="12pt"/>
    </style:style>
    <style:style style:name="T78_143" style:family="text">
      <style:text-properties fo:font-size="12pt" style:font-size-asian="12pt" style:font-size-complex="12pt"/>
    </style:style>
    <style:style style:name="T78_144" style:family="text">
      <style:text-properties fo:font-size="12pt" style:font-size-asian="12pt" style:font-size-complex="12pt"/>
    </style:style>
    <style:style style:name="T78_145" style:family="text">
      <style:text-properties fo:font-size="12pt" style:font-size-asian="12pt" style:font-size-complex="12pt"/>
    </style:style>
    <style:style style:name="T78_146" style:family="text">
      <style:text-properties fo:font-size="12pt" style:font-size-asian="12pt" style:font-size-complex="12pt"/>
    </style:style>
    <style:style style:name="T78_147" style:family="text">
      <style:text-properties fo:font-size="12pt" style:font-size-asian="12pt" style:font-size-complex="12pt"/>
    </style:style>
    <style:style style:name="T78_148" style:family="text">
      <style:text-properties fo:font-size="12pt" style:font-size-asian="12pt" style:font-size-complex="12pt"/>
    </style:style>
    <style:style style:name="T78_149" style:family="text">
      <style:text-properties fo:font-size="12pt" style:font-size-asian="12pt" style:font-size-complex="12pt"/>
    </style:style>
    <style:style style:name="T78_150" style:family="text">
      <style:text-properties fo:font-size="12pt" style:font-size-asian="12pt" style:font-size-complex="12pt"/>
    </style:style>
    <style:style style:name="T78_151" style:family="text">
      <style:text-properties fo:font-size="12pt" style:font-size-asian="12pt" style:font-size-complex="12pt"/>
    </style:style>
    <style:style style:name="T78_152" style:family="text">
      <style:text-properties fo:font-size="12pt" style:font-size-asian="12pt" style:font-size-complex="12pt"/>
    </style:style>
    <style:style style:name="T78_153" style:family="text">
      <style:text-properties fo:font-size="12pt" style:font-size-asian="12pt" style:font-size-complex="12pt"/>
    </style:style>
    <style:style style:name="T78_154" style:family="text">
      <style:text-properties fo:font-size="12pt" style:font-size-asian="12pt" style:font-size-complex="12pt"/>
    </style:style>
    <style:style style:name="T78_155" style:family="text">
      <style:text-properties fo:font-size="12pt" style:font-size-asian="12pt" style:font-size-complex="12pt"/>
    </style:style>
    <style:style style:name="T78_156" style:family="text">
      <style:text-properties fo:font-size="12pt" style:font-size-asian="12pt" style:font-size-complex="12pt"/>
    </style:style>
    <style:style style:name="T78_157" style:family="text">
      <style:text-properties fo:font-size="12pt" style:font-size-asian="12pt" style:font-size-complex="12pt"/>
    </style:style>
    <style:style style:name="T78_158" style:family="text">
      <style:text-properties fo:font-size="12pt" style:font-size-asian="12pt" style:font-size-complex="12pt"/>
    </style:style>
    <style:style style:name="T78_15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16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16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16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16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164" style:family="text">
      <style:text-properties fo:font-size="12pt" style:font-size-asian="12pt" style:font-size-complex="12pt"/>
    </style:style>
    <style:style style:name="T78_165" style:family="text">
      <style:text-properties fo:font-size="12pt" style:font-size-asian="12pt" style:font-size-complex="12pt"/>
    </style:style>
    <style:style style:name="T78_166" style:family="text">
      <style:text-properties fo:font-size="12pt" style:font-size-asian="12pt" style:font-size-complex="12pt"/>
    </style:style>
    <style:style style:name="T78_167" style:family="text">
      <style:text-properties fo:font-size="12pt" style:font-size-asian="12pt" style:font-size-complex="12pt"/>
    </style:style>
    <style:style style:name="T78_168" style:family="text">
      <style:text-properties fo:font-size="12pt" style:font-size-asian="12pt" style:font-size-complex="12pt"/>
    </style:style>
    <style:style style:name="T78_169" style:family="text">
      <style:text-properties fo:font-size="12pt" style:font-size-asian="12pt" style:font-size-complex="12pt"/>
    </style:style>
    <style:style style:name="T78_170" style:family="text">
      <style:text-properties fo:font-size="12pt" style:font-size-asian="12pt" style:font-size-complex="12pt"/>
    </style:style>
    <style:style style:name="T78_171" style:family="text">
      <style:text-properties fo:font-size="12pt" style:font-size-asian="12pt" style:font-size-complex="12pt"/>
    </style:style>
    <style:style style:name="T78_172" style:family="text">
      <style:text-properties fo:font-size="12pt" style:font-size-asian="12pt" style:font-size-complex="12pt"/>
    </style:style>
    <style:style style:name="T78_173" style:family="text">
      <style:text-properties fo:font-size="12pt" style:font-size-asian="12pt" style:font-size-complex="12pt"/>
    </style:style>
    <style:style style:name="T78_174" style:family="text">
      <style:text-properties fo:font-size="12pt" style:font-size-asian="12pt" style:font-size-complex="12pt"/>
    </style:style>
    <style:style style:name="T78_175" style:family="text">
      <style:text-properties fo:font-size="12pt" style:font-size-asian="12pt" style:font-size-complex="12pt"/>
    </style:style>
    <style:style style:name="T78_176" style:family="text">
      <style:text-properties fo:font-size="12pt" style:font-size-asian="12pt" style:font-size-complex="12pt"/>
    </style:style>
    <style:style style:name="T78_177" style:family="text">
      <style:text-properties fo:font-size="12pt" style:font-size-asian="12pt" style:font-size-complex="12pt"/>
    </style:style>
    <style:style style:name="T78_178" style:family="text">
      <style:text-properties fo:font-size="12pt" style:font-size-asian="12pt" style:font-size-complex="12pt"/>
    </style:style>
    <style:style style:name="T78_179" style:family="text">
      <style:text-properties fo:font-size="12pt" style:font-size-asian="12pt" style:font-size-complex="12pt"/>
    </style:style>
    <style:style style:name="T78_180" style:family="text">
      <style:text-properties fo:font-size="12pt" style:font-size-asian="12pt" style:font-size-complex="12pt"/>
    </style:style>
    <style:style style:name="T78_181" style:family="text">
      <style:text-properties fo:font-size="12pt" style:font-size-asian="12pt" style:font-size-complex="12pt"/>
    </style:style>
    <style:style style:name="T78_182" style:family="text">
      <style:text-properties fo:font-size="12pt" style:font-size-asian="12pt" style:font-size-complex="12pt"/>
    </style:style>
    <style:style style:name="T78_183" style:family="text">
      <style:text-properties fo:font-size="12pt" style:font-size-asian="12pt" style:font-size-complex="12pt"/>
    </style:style>
    <style:style style:name="T78_184" style:family="text">
      <style:text-properties fo:font-size="12pt" style:font-size-asian="12pt" style:font-size-complex="12pt"/>
    </style:style>
    <style:style style:name="T78_185" style:family="text">
      <style:text-properties fo:font-size="12pt" style:font-size-asian="12pt" style:font-size-complex="12pt"/>
    </style:style>
    <style:style style:name="T78_186" style:family="text">
      <style:text-properties fo:font-size="12pt" style:font-size-asian="12pt" style:font-size-complex="12pt"/>
    </style:style>
    <style:style style:name="T78_187" style:family="text">
      <style:text-properties fo:font-size="12pt" style:font-size-asian="12pt" style:font-size-complex="12pt"/>
    </style:style>
    <style:style style:name="T78_188" style:family="text">
      <style:text-properties fo:font-size="12pt" style:font-size-asian="12pt" style:font-size-complex="12pt"/>
    </style:style>
    <style:style style:name="T78_189" style:family="text">
      <style:text-properties fo:font-size="12pt" style:font-size-asian="12pt" style:font-size-complex="12pt"/>
    </style:style>
    <style:style style:name="T78_190" style:family="text">
      <style:text-properties fo:font-size="12pt" style:font-size-asian="12pt" style:font-size-complex="12pt"/>
    </style:style>
    <style:style style:name="T78_191" style:family="text">
      <style:text-properties fo:font-size="12pt" style:font-size-asian="12pt" style:font-size-complex="12pt"/>
    </style:style>
    <style:style style:name="T78_192" style:family="text">
      <style:text-properties fo:font-size="12pt" style:font-size-asian="12pt" style:font-size-complex="12pt"/>
    </style:style>
    <style:style style:name="T78_193" style:family="text">
      <style:text-properties fo:font-size="12pt" style:font-size-asian="12pt" style:font-size-complex="12pt"/>
    </style:style>
    <style:style style:name="T78_194" style:family="text">
      <style:text-properties fo:font-size="12pt" style:font-size-asian="12pt" style:font-size-complex="12pt"/>
    </style:style>
    <style:style style:name="T78_195" style:family="text">
      <style:text-properties fo:font-size="12pt" style:font-size-asian="12pt" style:font-size-complex="12pt"/>
    </style:style>
    <style:style style:name="T78_196" style:family="text">
      <style:text-properties fo:font-size="12pt" style:font-size-asian="12pt" style:font-size-complex="12pt"/>
    </style:style>
    <style:style style:name="T78_197" style:family="text">
      <style:text-properties fo:font-size="12pt" style:font-size-asian="12pt" style:font-size-complex="12pt"/>
    </style:style>
    <style:style style:name="T78_198" style:family="text">
      <style:text-properties fo:font-size="12pt" style:font-size-asian="12pt" style:font-size-complex="12pt"/>
    </style:style>
    <style:style style:name="T78_199" style:family="text">
      <style:text-properties fo:font-size="12pt" style:font-size-asian="12pt" style:font-size-complex="12pt"/>
    </style:style>
    <style:style style:name="T78_200" style:family="text">
      <style:text-properties fo:font-size="12pt" style:font-size-asian="12pt" style:font-size-complex="12pt"/>
    </style:style>
    <style:style style:name="T78_201" style:family="text">
      <style:text-properties fo:font-size="12pt" style:font-size-asian="12pt" style:font-size-complex="12pt"/>
    </style:style>
    <style:style style:name="T78_202" style:family="text">
      <style:text-properties fo:font-size="12pt" style:font-size-asian="12pt" style:font-size-complex="12pt"/>
    </style:style>
    <style:style style:name="T78_203" style:family="text">
      <style:text-properties fo:font-size="12pt" style:font-size-asian="12pt" style:font-size-complex="12pt"/>
    </style:style>
    <style:style style:name="T78_204" style:family="text">
      <style:text-properties fo:font-size="12pt" style:font-size-asian="12pt" style:font-size-complex="12pt"/>
    </style:style>
    <style:style style:name="T78_205" style:family="text">
      <style:text-properties fo:font-size="12pt" style:font-size-asian="12pt" style:font-size-complex="12pt"/>
    </style:style>
    <style:style style:name="T78_206" style:family="text">
      <style:text-properties fo:font-size="12pt" style:font-size-asian="12pt" style:font-size-complex="12pt"/>
    </style:style>
    <style:style style:name="T78_207" style:family="text">
      <style:text-properties fo:font-size="12pt" style:font-size-asian="12pt" style:font-size-complex="12pt"/>
    </style:style>
    <style:style style:name="T78_208" style:family="text">
      <style:text-properties fo:font-size="12pt" style:font-size-asian="12pt" style:font-size-complex="12pt"/>
    </style:style>
    <style:style style:name="T78_209" style:family="text">
      <style:text-properties fo:font-size="12pt" style:font-size-asian="12pt" style:font-size-complex="12pt"/>
    </style:style>
    <style:style style:name="T78_210" style:family="text">
      <style:text-properties fo:font-size="12pt" style:font-size-asian="12pt" style:font-size-complex="12pt"/>
    </style:style>
    <style:style style:name="T78_211" style:family="text">
      <style:text-properties fo:font-size="12pt" style:font-size-asian="12pt" style:font-size-complex="12pt"/>
    </style:style>
    <style:style style:name="T78_212" style:family="text">
      <style:text-properties fo:font-size="12pt" style:font-size-asian="12pt" style:font-size-complex="12pt"/>
    </style:style>
    <style:style style:name="T78_213" style:family="text">
      <style:text-properties fo:font-size="12pt" style:font-size-asian="12pt" style:font-size-complex="12pt"/>
    </style:style>
    <style:style style:name="T78_214" style:family="text">
      <style:text-properties fo:font-size="12pt" style:font-size-asian="12pt" style:font-size-complex="12pt"/>
    </style:style>
    <style:style style:name="T78_215" style:family="text">
      <style:text-properties fo:font-size="12pt" style:font-size-asian="12pt" style:font-size-complex="12pt"/>
    </style:style>
    <style:style style:name="T78_216" style:family="text">
      <style:text-properties fo:font-size="12pt" style:font-size-asian="12pt" style:font-size-complex="12pt"/>
    </style:style>
    <style:style style:name="T78_217" style:family="text">
      <style:text-properties fo:font-size="12pt" style:font-size-asian="12pt" style:font-size-complex="12pt"/>
    </style:style>
    <style:style style:name="T78_218" style:family="text">
      <style:text-properties fo:font-size="12pt" style:font-size-asian="12pt" style:font-size-complex="12pt"/>
    </style:style>
    <style:style style:name="T78_219" style:family="text">
      <style:text-properties fo:font-size="12pt" style:font-size-asian="12pt" style:font-size-complex="12pt"/>
    </style:style>
    <style:style style:name="T78_220" style:family="text">
      <style:text-properties fo:font-size="12pt" style:font-size-asian="12pt" style:font-size-complex="12pt"/>
    </style:style>
    <style:style style:name="T78_221" style:family="text">
      <style:text-properties fo:font-size="12pt" style:font-size-asian="12pt" style:font-size-complex="12pt"/>
    </style:style>
    <style:style style:name="T78_222" style:family="text">
      <style:text-properties fo:font-size="12pt" style:font-size-asian="12pt" style:font-size-complex="12pt"/>
    </style:style>
    <style:style style:name="T78_223" style:family="text">
      <style:text-properties fo:font-size="12pt" style:font-size-asian="12pt" style:font-size-complex="12pt"/>
    </style:style>
    <style:style style:name="T78_224" style:family="text">
      <style:text-properties fo:font-size="12pt" style:font-size-asian="12pt" style:font-size-complex="12pt"/>
    </style:style>
    <style:style style:name="T78_225" style:family="text">
      <style:text-properties fo:font-size="12pt" style:font-size-asian="12pt" style:font-size-complex="12pt"/>
    </style:style>
    <style:style style:name="T78_226" style:family="text">
      <style:text-properties fo:font-size="12pt" style:font-size-asian="12pt" style:font-size-complex="12pt"/>
    </style:style>
    <style:style style:name="T78_227" style:family="text">
      <style:text-properties fo:font-size="12pt" style:font-size-asian="12pt" style:font-size-complex="12pt"/>
    </style:style>
    <style:style style:name="T78_228" style:family="text">
      <style:text-properties fo:font-size="12pt" style:font-size-asian="12pt" style:font-size-complex="12pt"/>
    </style:style>
    <style:style style:name="T78_229" style:family="text">
      <style:text-properties fo:font-size="12pt" style:font-size-asian="12pt" style:font-size-complex="12pt"/>
    </style:style>
    <style:style style:name="T78_230" style:family="text">
      <style:text-properties fo:font-size="12pt" style:font-size-asian="12pt" style:font-size-complex="12pt"/>
    </style:style>
    <style:style style:name="T78_231" style:family="text">
      <style:text-properties fo:font-size="12pt" style:font-size-asian="12pt" style:font-size-complex="12pt"/>
    </style:style>
    <style:style style:name="T78_232" style:family="text">
      <style:text-properties fo:font-size="12pt" style:font-size-asian="12pt" style:font-size-complex="12pt"/>
    </style:style>
    <style:style style:name="T78_233" style:family="text">
      <style:text-properties fo:font-size="12pt" style:font-size-asian="12pt" style:font-size-complex="12pt"/>
    </style:style>
    <style:style style:name="T78_234" style:family="text">
      <style:text-properties fo:font-size="12pt" style:font-size-asian="12pt" style:font-size-complex="12pt"/>
    </style:style>
    <style:style style:name="T78_235" style:family="text">
      <style:text-properties fo:font-size="12pt" style:font-size-asian="12pt" style:font-size-complex="12pt"/>
    </style:style>
    <style:style style:name="T78_236" style:family="text">
      <style:text-properties fo:font-size="12pt" style:font-size-asian="12pt" style:font-size-complex="12pt"/>
    </style:style>
    <style:style style:name="T78_237" style:family="text">
      <style:text-properties fo:font-size="12pt" style:font-size-asian="12pt" style:font-size-complex="12pt"/>
    </style:style>
    <style:style style:name="T78_238" style:family="text">
      <style:text-properties fo:font-size="12pt" style:font-size-asian="12pt" style:font-size-complex="12pt"/>
    </style:style>
    <style:style style:name="T78_239" style:family="text">
      <style:text-properties fo:font-size="12pt" style:font-size-asian="12pt" style:font-size-complex="12pt"/>
    </style:style>
    <style:style style:name="T78_240" style:family="text">
      <style:text-properties fo:font-size="12pt" style:font-size-asian="12pt" style:font-size-complex="12pt"/>
    </style:style>
    <style:style style:name="T78_241" style:family="text">
      <style:text-properties fo:font-size="12pt" style:font-size-asian="12pt" style:font-size-complex="12pt"/>
    </style:style>
    <style:style style:name="T78_242" style:family="text">
      <style:text-properties fo:font-size="12pt" style:font-size-asian="12pt" style:font-size-complex="12pt"/>
    </style:style>
    <style:style style:name="T78_243" style:family="text">
      <style:text-properties fo:font-size="12pt" style:font-size-asian="12pt" style:font-size-complex="12pt"/>
    </style:style>
    <style:style style:name="T78_244" style:family="text">
      <style:text-properties fo:font-size="12pt" style:font-size-asian="12pt" style:font-size-complex="12pt"/>
    </style:style>
    <style:style style:name="T78_245" style:family="text">
      <style:text-properties fo:font-size="12pt" style:font-size-asian="12pt" style:font-size-complex="12pt"/>
    </style:style>
    <style:style style:name="T78_246" style:family="text">
      <style:text-properties fo:font-size="12pt" style:font-size-asian="12pt" style:font-size-complex="12pt"/>
    </style:style>
    <style:style style:name="T78_247" style:family="text">
      <style:text-properties fo:font-size="12pt" style:font-size-asian="12pt" style:font-size-complex="12pt"/>
    </style:style>
    <style:style style:name="T78_248" style:family="text">
      <style:text-properties fo:font-size="12pt" style:font-size-asian="12pt" style:font-size-complex="12pt"/>
    </style:style>
    <style:style style:name="T78_249" style:family="text">
      <style:text-properties fo:font-size="12pt" style:font-size-asian="12pt" style:font-size-complex="12pt"/>
    </style:style>
    <style:style style:name="T78_250" style:family="text">
      <style:text-properties fo:font-size="12pt" style:font-size-asian="12pt" style:font-size-complex="12pt"/>
    </style:style>
    <style:style style:name="T78_251" style:family="text">
      <style:text-properties fo:font-size="12pt" style:font-size-asian="12pt" style:font-size-complex="12pt"/>
    </style:style>
    <style:style style:name="T78_252" style:family="text">
      <style:text-properties fo:font-size="12pt" style:font-size-asian="12pt" style:font-size-complex="12pt"/>
    </style:style>
    <style:style style:name="T78_253" style:family="text">
      <style:text-properties fo:font-size="12pt" style:font-size-asian="12pt" style:font-size-complex="12pt"/>
    </style:style>
    <style:style style:name="T78_254" style:family="text">
      <style:text-properties fo:font-size="12pt" style:font-size-asian="12pt" style:font-size-complex="12pt"/>
    </style:style>
    <style:style style:name="T78_255" style:family="text">
      <style:text-properties fo:font-size="12pt" style:font-size-asian="12pt" style:font-size-complex="12pt"/>
    </style:style>
    <style:style style:name="T78_256" style:family="text">
      <style:text-properties fo:font-size="12pt" style:font-size-asian="12pt" style:font-size-complex="12pt"/>
    </style:style>
    <style:style style:name="T78_257" style:family="text">
      <style:text-properties fo:font-size="12pt" style:font-size-asian="12pt" style:font-size-complex="12pt"/>
    </style:style>
    <style:style style:name="T78_258" style:family="text">
      <style:text-properties fo:font-size="12pt" style:font-size-asian="12pt" style:font-size-complex="12pt"/>
    </style:style>
    <style:style style:name="T78_25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260" style:family="text">
      <style:text-properties fo:font-size="12pt" style:font-size-asian="12pt" style:font-size-complex="12pt"/>
    </style:style>
    <style:style style:name="T78_261" style:family="text">
      <style:text-properties fo:font-size="12pt" style:font-size-asian="12pt" style:font-size-complex="12pt"/>
    </style:style>
    <style:style style:name="T78_262" style:family="text">
      <style:text-properties fo:font-size="12pt" style:font-size-asian="12pt" style:font-size-complex="12pt"/>
    </style:style>
    <style:style style:name="T78_263" style:family="text">
      <style:text-properties fo:font-size="12pt" style:font-size-asian="12pt" style:font-size-complex="12pt"/>
    </style:style>
    <style:style style:name="T78_264" style:family="text">
      <style:text-properties fo:font-size="12pt" style:font-size-asian="12pt" style:font-size-complex="12pt"/>
    </style:style>
    <style:style style:name="T78_265" style:family="text">
      <style:text-properties fo:font-size="12pt" style:font-size-asian="12pt" style:font-size-complex="12pt"/>
    </style:style>
    <style:style style:name="T78_266" style:family="text">
      <style:text-properties fo:font-size="12pt" style:font-size-asian="12pt" style:font-size-complex="12pt"/>
    </style:style>
    <style:style style:name="T78_267" style:family="text">
      <style:text-properties fo:font-size="12pt" style:font-size-asian="12pt" style:font-size-complex="12pt"/>
    </style:style>
    <style:style style:name="T78_268" style:family="text">
      <style:text-properties fo:font-size="12pt" style:font-size-asian="12pt" style:font-size-complex="12pt"/>
    </style:style>
    <style:style style:name="T78_269" style:family="text">
      <style:text-properties fo:font-size="12pt" style:font-size-asian="12pt" style:font-size-complex="12pt"/>
    </style:style>
    <style:style style:name="T78_270" style:family="text">
      <style:text-properties fo:font-size="12pt" style:font-size-asian="12pt" style:font-size-complex="12pt"/>
    </style:style>
    <style:style style:name="T78_271" style:family="text">
      <style:text-properties fo:font-size="12pt" style:font-size-asian="12pt" style:font-size-complex="12pt"/>
    </style:style>
    <style:style style:name="T78_272" style:family="text">
      <style:text-properties fo:font-size="12pt" style:font-size-asian="12pt" style:font-size-complex="12pt"/>
    </style:style>
    <style:style style:name="T78_273" style:family="text">
      <style:text-properties fo:font-size="12pt" style:font-size-asian="12pt" style:font-size-complex="12pt"/>
    </style:style>
    <style:style style:name="T78_274" style:family="text">
      <style:text-properties fo:font-size="12pt" style:font-size-asian="12pt" style:font-size-complex="12pt"/>
    </style:style>
    <style:style style:name="T78_275" style:family="text">
      <style:text-properties fo:font-size="12pt" style:font-size-asian="12pt" style:font-size-complex="12pt"/>
    </style:style>
    <style:style style:name="T78_276" style:family="text">
      <style:text-properties fo:font-size="12pt" style:font-size-asian="12pt" style:font-size-complex="12pt"/>
    </style:style>
    <style:style style:name="T78_277" style:family="text">
      <style:text-properties fo:font-size="12pt" style:font-size-asian="12pt" style:font-size-complex="12pt"/>
    </style:style>
    <style:style style:name="T78_278" style:family="text">
      <style:text-properties fo:font-size="12pt" style:font-size-asian="12pt" style:font-size-complex="12pt"/>
    </style:style>
    <style:style style:name="T78_27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28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28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28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28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28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28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28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287" style:family="text">
      <style:text-properties fo:font-size="12pt" style:font-size-asian="12pt" style:font-size-complex="12pt"/>
    </style:style>
    <style:style style:name="P79" style:family="paragraph" style:parent-style-name="Standard">
      <style:paragraph-properties fo:text-align="justify" fo:break-before="auto" fo:text-indent="1.27cm" fo:line-height="150%" style:writing-mode="lr-tb"/>
    </style:style>
    <style:style style:name="T79_1" style:family="text">
      <style:text-properties fo:font-size="12pt" style:font-size-asian="12pt" style:font-size-complex="12pt"/>
    </style:style>
    <style:style style:name="T79_2" style:family="text">
      <style:text-properties fo:font-size="12pt" style:font-size-asian="12pt" style:font-size-complex="12pt"/>
    </style:style>
    <style:style style:name="T79_3" style:family="text">
      <style:text-properties fo:font-style="italic" style:font-style-asian="italic" style:font-style-complex="italic" fo:font-size="12pt" style:font-size-asian="12pt" style:font-size-complex="12pt"/>
    </style:style>
    <style:style style:name="T79_4" style:family="text">
      <style:text-properties fo:font-style="italic" style:font-style-asian="italic" style:font-style-complex="italic" fo:font-size="12pt" style:font-size-asian="12pt" style:font-size-complex="12pt"/>
    </style:style>
    <style:style style:name="T79_5" style:family="text">
      <style:text-properties fo:font-style="italic" style:font-style-asian="italic" style:font-style-complex="italic" fo:font-size="12pt" style:font-size-asian="12pt" style:font-size-complex="12pt"/>
    </style:style>
    <style:style style:name="T79_6" style:family="text">
      <style:text-properties fo:font-style="italic" style:font-style-asian="italic" style:font-style-complex="italic" fo:font-size="12pt" style:font-size-asian="12pt" style:font-size-complex="12pt"/>
    </style:style>
    <style:style style:name="T79_7" style:family="text">
      <style:text-properties fo:font-size="12pt" style:font-size-asian="12pt" style:font-size-complex="12pt"/>
    </style:style>
    <style:style style:name="T79_8" style:family="text">
      <style:text-properties fo:font-size="12pt" style:font-size-asian="12pt" style:font-size-complex="12pt"/>
    </style:style>
    <style:style style:name="T79_9" style:family="text">
      <style:text-properties fo:font-size="12pt" style:font-size-asian="12pt" style:font-size-complex="12pt"/>
    </style:style>
    <style:style style:name="T79_10" style:family="text">
      <style:text-properties fo:font-size="12pt" style:font-size-asian="12pt" style:font-size-complex="12pt"/>
    </style:style>
    <style:style style:name="T79_11" style:family="text">
      <style:text-properties fo:font-size="12pt" style:font-size-asian="12pt" style:font-size-complex="12pt"/>
    </style:style>
    <style:style style:name="T79_12" style:family="text">
      <style:text-properties fo:font-size="12pt" style:font-size-asian="12pt" style:font-size-complex="12pt"/>
    </style:style>
    <style:style style:name="T79_13" style:family="text">
      <style:text-properties fo:font-size="12pt" style:font-size-asian="12pt" style:font-size-complex="12pt"/>
    </style:style>
    <style:style style:name="T79_14" style:family="text">
      <style:text-properties fo:font-size="12pt" style:font-size-asian="12pt" style:font-size-complex="12pt"/>
    </style:style>
    <style:style style:name="T79_15" style:family="text">
      <style:text-properties fo:font-size="12pt" style:font-size-asian="12pt" style:font-size-complex="12pt"/>
    </style:style>
    <style:style style:name="T79_16" style:family="text">
      <style:text-properties fo:font-size="12pt" style:font-size-asian="12pt" style:font-size-complex="12pt"/>
    </style:style>
    <style:style style:name="T79_17" style:family="text">
      <style:text-properties fo:font-size="12pt" style:font-size-asian="12pt" style:font-size-complex="12pt"/>
    </style:style>
    <style:style style:name="T79_18" style:family="text">
      <style:text-properties fo:font-size="12pt" style:font-size-asian="12pt" style:font-size-complex="12pt"/>
    </style:style>
    <style:style style:name="T79_19" style:family="text">
      <style:text-properties fo:font-style="italic" style:font-style-asian="italic" style:font-style-complex="italic" fo:font-size="12pt" style:font-size-asian="12pt" style:font-size-complex="12pt"/>
    </style:style>
    <style:style style:name="T79_20" style:family="text">
      <style:text-properties fo:font-style="italic" style:font-style-asian="italic" style:font-style-complex="italic" fo:font-size="12pt" style:font-size-asian="12pt" style:font-size-complex="12pt"/>
    </style:style>
    <style:style style:name="T79_21" style:family="text">
      <style:text-properties fo:font-style="italic" style:font-style-asian="italic" style:font-style-complex="italic" fo:font-size="12pt" style:font-size-asian="12pt" style:font-size-complex="12pt"/>
    </style:style>
    <style:style style:name="T79_22" style:family="text">
      <style:text-properties fo:font-style="italic" style:font-style-asian="italic" style:font-style-complex="italic" fo:font-size="12pt" style:font-size-asian="12pt" style:font-size-complex="12pt"/>
    </style:style>
    <style:style style:name="T79_23" style:family="text">
      <style:text-properties fo:font-size="12pt" style:font-size-asian="12pt" style:font-size-complex="12pt"/>
    </style:style>
    <style:style style:name="T79_24" style:family="text">
      <style:text-properties fo:font-size="12pt" style:font-size-asian="12pt" style:font-size-complex="12pt"/>
    </style:style>
    <style:style style:name="T79_25" style:family="text">
      <style:text-properties fo:font-size="12pt" style:font-size-asian="12pt" style:font-size-complex="12pt"/>
    </style:style>
    <style:style style:name="T79_26" style:family="text">
      <style:text-properties fo:font-size="12pt" style:font-size-asian="12pt" style:font-size-complex="12pt"/>
    </style:style>
    <style:style style:name="T79_27" style:family="text">
      <style:text-properties fo:font-size="12pt" style:font-size-asian="12pt" style:font-size-complex="12pt"/>
    </style:style>
    <style:style style:name="T79_28" style:family="text">
      <style:text-properties fo:font-size="12pt" style:font-size-asian="12pt" style:font-size-complex="12pt"/>
    </style:style>
    <style:style style:name="T79_29" style:family="text">
      <style:text-properties fo:font-size="12pt" style:font-size-asian="12pt" style:font-size-complex="12pt"/>
    </style:style>
    <style:style style:name="T79_30" style:family="text">
      <style:text-properties fo:font-size="12pt" style:font-size-asian="12pt" style:font-size-complex="12pt"/>
    </style:style>
    <style:style style:name="T79_31" style:family="text">
      <style:text-properties fo:font-size="12pt" style:font-size-asian="12pt" style:font-size-complex="12pt"/>
    </style:style>
    <style:style style:name="T79_32" style:family="text">
      <style:text-properties fo:font-size="12pt" style:font-size-asian="12pt" style:font-size-complex="12pt"/>
    </style:style>
    <style:style style:name="T79_33" style:family="text">
      <style:text-properties fo:font-size="12pt" style:font-size-asian="12pt" style:font-size-complex="12pt"/>
    </style:style>
    <style:style style:name="T79_34" style:family="text">
      <style:text-properties fo:font-size="12pt" style:font-size-asian="12pt" style:font-size-complex="12pt"/>
    </style:style>
    <style:style style:name="T79_35" style:family="text">
      <style:text-properties fo:font-size="12pt" style:font-size-asian="12pt" style:font-size-complex="12pt"/>
    </style:style>
    <style:style style:name="T79_36" style:family="text">
      <style:text-properties fo:font-size="12pt" style:font-size-asian="12pt" style:font-size-complex="12pt"/>
    </style:style>
    <style:style style:name="T79_37" style:family="text">
      <style:text-properties fo:font-size="12pt" style:font-size-asian="12pt" style:font-size-complex="12pt"/>
    </style:style>
    <style:style style:name="T79_38" style:family="text">
      <style:text-properties fo:font-size="12pt" style:font-size-asian="12pt" style:font-size-complex="12pt"/>
    </style:style>
    <style:style style:name="T79_39" style:family="text">
      <style:text-properties fo:font-size="12pt" style:font-size-asian="12pt" style:font-size-complex="12pt"/>
    </style:style>
    <style:style style:name="T79_40" style:family="text">
      <style:text-properties fo:font-size="12pt" style:font-size-asian="12pt" style:font-size-complex="12pt"/>
    </style:style>
    <style:style style:name="T79_41" style:family="text">
      <style:text-properties fo:font-size="12pt" style:font-size-asian="12pt" style:font-size-complex="12pt"/>
    </style:style>
    <style:style style:name="T79_42" style:family="text">
      <style:text-properties fo:font-size="12pt" style:font-size-asian="12pt" style:font-size-complex="12pt"/>
    </style:style>
    <style:style style:name="T79_43" style:family="text">
      <style:text-properties fo:font-size="12pt" style:font-size-asian="12pt" style:font-size-complex="12pt"/>
    </style:style>
    <style:style style:name="T79_44" style:family="text">
      <style:text-properties fo:font-size="12pt" style:font-size-asian="12pt" style:font-size-complex="12pt"/>
    </style:style>
    <style:style style:name="T79_45" style:family="text">
      <style:text-properties fo:font-size="12pt" style:font-size-asian="12pt" style:font-size-complex="12pt"/>
    </style:style>
    <style:style style:name="T79_46" style:family="text">
      <style:text-properties fo:font-size="12pt" style:font-size-asian="12pt" style:font-size-complex="12pt"/>
    </style:style>
    <style:style style:name="T79_47" style:family="text">
      <style:text-properties fo:font-size="12pt" style:font-size-asian="12pt" style:font-size-complex="12pt"/>
    </style:style>
    <style:style style:name="T79_48" style:family="text">
      <style:text-properties fo:font-size="12pt" style:font-size-asian="12pt" style:font-size-complex="12pt"/>
    </style:style>
    <style:style style:name="T79_49" style:family="text">
      <style:text-properties fo:font-style="italic" style:font-style-asian="italic" style:font-style-complex="italic" fo:font-size="12pt" style:font-size-asian="12pt" style:font-size-complex="12pt"/>
    </style:style>
    <style:style style:name="T79_50" style:family="text">
      <style:text-properties fo:font-style="italic" style:font-style-asian="italic" style:font-style-complex="italic" fo:font-size="12pt" style:font-size-asian="12pt" style:font-size-complex="12pt"/>
    </style:style>
    <style:style style:name="T79_51" style:family="text">
      <style:text-properties fo:font-style="italic" style:font-style-asian="italic" style:font-style-complex="italic" fo:font-size="12pt" style:font-size-asian="12pt" style:font-size-complex="12pt"/>
    </style:style>
    <style:style style:name="T79_52" style:family="text">
      <style:text-properties fo:font-style="italic" style:font-style-asian="italic" style:font-style-complex="italic" fo:font-size="12pt" style:font-size-asian="12pt" style:font-size-complex="12pt"/>
    </style:style>
    <style:style style:name="T79_53" style:family="text">
      <style:text-properties fo:font-size="12pt" style:font-size-asian="12pt" style:font-size-complex="12pt"/>
    </style:style>
    <style:style style:name="T79_54" style:family="text">
      <style:text-properties fo:font-size="12pt" style:font-size-asian="12pt" style:font-size-complex="12pt"/>
    </style:style>
    <style:style style:name="T79_55" style:family="text">
      <style:text-properties fo:font-size="12pt" style:font-size-asian="12pt" style:font-size-complex="12pt"/>
    </style:style>
    <style:style style:name="T79_56" style:family="text">
      <style:text-properties fo:font-size="12pt" style:font-size-asian="12pt" style:font-size-complex="12pt"/>
    </style:style>
    <style:style style:name="T79_57" style:family="text">
      <style:text-properties fo:font-size="12pt" style:font-size-asian="12pt" style:font-size-complex="12pt"/>
    </style:style>
    <style:style style:name="T79_58" style:family="text">
      <style:text-properties fo:font-size="12pt" style:font-size-asian="12pt" style:font-size-complex="12pt"/>
    </style:style>
    <style:style style:name="T79_59" style:family="text">
      <style:text-properties fo:font-size="12pt" style:font-size-asian="12pt" style:font-size-complex="12pt"/>
    </style:style>
    <style:style style:name="T79_60" style:family="text">
      <style:text-properties fo:font-size="12pt" style:font-size-asian="12pt" style:font-size-complex="12pt"/>
    </style:style>
    <style:style style:name="T79_61" style:family="text">
      <style:text-properties fo:font-size="12pt" style:font-size-asian="12pt" style:font-size-complex="12pt"/>
    </style:style>
    <style:style style:name="T79_62" style:family="text">
      <style:text-properties fo:font-size="12pt" style:font-size-asian="12pt" style:font-size-complex="12pt"/>
    </style:style>
    <style:style style:name="T79_63" style:family="text">
      <style:text-properties fo:font-size="12pt" style:font-size-asian="12pt" style:font-size-complex="12pt"/>
    </style:style>
    <style:style style:name="T79_64" style:family="text">
      <style:text-properties fo:font-size="12pt" style:font-size-asian="12pt" style:font-size-complex="12pt"/>
    </style:style>
    <style:style style:name="T79_65" style:family="text">
      <style:text-properties fo:font-size="12pt" style:font-size-asian="12pt" style:font-size-complex="12pt"/>
    </style:style>
    <style:style style:name="T79_66" style:family="text">
      <style:text-properties fo:font-size="12pt" style:font-size-asian="12pt" style:font-size-complex="12pt"/>
    </style:style>
    <style:style style:name="T79_67" style:family="text">
      <style:text-properties fo:font-size="12pt" style:font-size-asian="12pt" style:font-size-complex="12pt"/>
    </style:style>
    <style:style style:name="T79_68" style:family="text">
      <style:text-properties fo:font-size="12pt" style:font-size-asian="12pt" style:font-size-complex="12pt"/>
    </style:style>
    <style:style style:name="T79_69" style:family="text">
      <style:text-properties fo:font-style="italic" style:font-style-asian="italic" style:font-style-complex="italic" fo:font-size="12pt" style:font-size-asian="12pt" style:font-size-complex="12pt"/>
    </style:style>
    <style:style style:name="T79_70" style:family="text">
      <style:text-properties fo:font-style="italic" style:font-style-asian="italic" style:font-style-complex="italic" fo:font-size="12pt" style:font-size-asian="12pt" style:font-size-complex="12pt"/>
    </style:style>
    <style:style style:name="T79_71" style:family="text">
      <style:text-properties fo:font-style="italic" style:font-style-asian="italic" style:font-style-complex="italic" fo:font-size="12pt" style:font-size-asian="12pt" style:font-size-complex="12pt"/>
    </style:style>
    <style:style style:name="T79_72" style:family="text">
      <style:text-properties fo:font-style="italic" style:font-style-asian="italic" style:font-style-complex="italic" fo:font-size="12pt" style:font-size-asian="12pt" style:font-size-complex="12pt"/>
    </style:style>
    <style:style style:name="T79_73" style:family="text">
      <style:text-properties fo:font-size="12pt" style:font-size-asian="12pt" style:font-size-complex="12pt"/>
    </style:style>
    <style:style style:name="T79_74" style:family="text">
      <style:text-properties fo:font-size="12pt" style:font-size-asian="12pt" style:font-size-complex="12pt"/>
    </style:style>
    <style:style style:name="T79_75" style:family="text">
      <style:text-properties fo:font-size="12pt" style:font-size-asian="12pt" style:font-size-complex="12pt"/>
    </style:style>
    <style:style style:name="T79_76" style:family="text">
      <style:text-properties fo:font-size="12pt" style:font-size-asian="12pt" style:font-size-complex="12pt"/>
    </style:style>
    <style:style style:name="T79_77" style:family="text">
      <style:text-properties fo:font-size="12pt" style:font-size-asian="12pt" style:font-size-complex="12pt"/>
    </style:style>
    <style:style style:name="T79_78" style:family="text">
      <style:text-properties fo:font-size="12pt" style:font-size-asian="12pt" style:font-size-complex="12pt"/>
    </style:style>
    <style:style style:name="T79_79" style:family="text">
      <style:text-properties fo:font-style="italic" style:font-style-asian="italic" style:font-style-complex="italic" fo:font-size="12pt" style:font-size-asian="12pt" style:font-size-complex="12pt"/>
    </style:style>
    <style:style style:name="T79_80" style:family="text">
      <style:text-properties fo:font-style="italic" style:font-style-asian="italic" style:font-style-complex="italic" fo:font-size="12pt" style:font-size-asian="12pt" style:font-size-complex="12pt"/>
    </style:style>
    <style:style style:name="T79_81" style:family="text">
      <style:text-properties fo:font-style="italic" style:font-style-asian="italic" style:font-style-complex="italic" fo:font-size="12pt" style:font-size-asian="12pt" style:font-size-complex="12pt"/>
    </style:style>
    <style:style style:name="T79_82" style:family="text">
      <style:text-properties fo:font-style="italic" style:font-style-asian="italic" style:font-style-complex="italic" fo:font-size="12pt" style:font-size-asian="12pt" style:font-size-complex="12pt"/>
    </style:style>
    <style:style style:name="T79_83" style:family="text">
      <style:text-properties fo:font-size="12pt" style:font-size-asian="12pt" style:font-size-complex="12pt"/>
    </style:style>
    <style:style style:name="T79_84" style:family="text">
      <style:text-properties fo:font-size="12pt" style:font-size-asian="12pt" style:font-size-complex="12pt"/>
    </style:style>
    <style:style style:name="T79_85" style:family="text">
      <style:text-properties fo:font-size="12pt" style:font-size-asian="12pt" style:font-size-complex="12pt"/>
    </style:style>
    <style:style style:name="T79_86" style:family="text">
      <style:text-properties fo:font-size="12pt" style:font-size-asian="12pt" style:font-size-complex="12pt"/>
    </style:style>
    <style:style style:name="T79_87" style:family="text">
      <style:text-properties fo:font-size="12pt" style:font-size-asian="12pt" style:font-size-complex="12pt"/>
    </style:style>
    <style:style style:name="T79_88" style:family="text">
      <style:text-properties fo:font-size="12pt" style:font-size-asian="12pt" style:font-size-complex="12pt"/>
    </style:style>
    <style:style style:name="T79_89" style:family="text">
      <style:text-properties fo:font-size="12pt" style:font-size-asian="12pt" style:font-size-complex="12pt"/>
    </style:style>
    <style:style style:name="T79_90" style:family="text">
      <style:text-properties fo:font-size="12pt" style:font-size-asian="12pt" style:font-size-complex="12pt"/>
    </style:style>
    <style:style style:name="T79_91" style:family="text">
      <style:text-properties fo:font-size="12pt" style:font-size-asian="12pt" style:font-size-complex="12pt"/>
    </style:style>
    <style:style style:name="T79_92" style:family="text">
      <style:text-properties fo:font-size="12pt" style:font-size-asian="12pt" style:font-size-complex="12pt"/>
    </style:style>
    <style:style style:name="T79_9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94" style:family="text">
      <style:text-properties fo:font-size="12pt" style:font-size-asian="12pt" style:font-size-complex="12pt"/>
    </style:style>
    <style:style style:name="T79_95" style:family="text">
      <style:text-properties fo:font-size="12pt" style:font-size-asian="12pt" style:font-size-complex="12pt"/>
    </style:style>
    <style:style style:name="T79_96" style:family="text">
      <style:text-properties fo:font-size="12pt" style:font-size-asian="12pt" style:font-size-complex="12pt"/>
    </style:style>
    <style:style style:name="T79_97" style:family="text">
      <style:text-properties fo:font-size="12pt" style:font-size-asian="12pt" style:font-size-complex="12pt"/>
    </style:style>
    <style:style style:name="T79_98" style:family="text">
      <style:text-properties fo:font-size="12pt" style:font-size-asian="12pt" style:font-size-complex="12pt"/>
    </style:style>
    <style:style style:name="T79_99" style:family="text">
      <style:text-properties fo:font-size="12pt" style:font-size-asian="12pt" style:font-size-complex="12pt"/>
    </style:style>
    <style:style style:name="T79_100" style:family="text">
      <style:text-properties fo:font-size="12pt" style:font-size-asian="12pt" style:font-size-complex="12pt"/>
    </style:style>
    <style:style style:name="T79_101" style:family="text">
      <style:text-properties fo:font-size="12pt" style:font-size-asian="12pt" style:font-size-complex="12pt"/>
    </style:style>
    <style:style style:name="T79_102" style:family="text">
      <style:text-properties fo:font-size="12pt" style:font-size-asian="12pt" style:font-size-complex="12pt"/>
    </style:style>
    <style:style style:name="T79_103" style:family="text">
      <style:text-properties fo:font-size="12pt" style:font-size-asian="12pt" style:font-size-complex="12pt"/>
    </style:style>
    <style:style style:name="T79_104" style:family="text">
      <style:text-properties fo:font-size="12pt" style:font-size-asian="12pt" style:font-size-complex="12pt"/>
    </style:style>
    <style:style style:name="T79_105" style:family="text">
      <style:text-properties fo:font-size="12pt" style:font-size-asian="12pt" style:font-size-complex="12pt"/>
    </style:style>
    <style:style style:name="T79_106" style:family="text">
      <style:text-properties fo:font-size="12pt" style:font-size-asian="12pt" style:font-size-complex="12pt"/>
    </style:style>
    <style:style style:name="T79_107" style:family="text">
      <style:text-properties fo:font-size="12pt" style:font-size-asian="12pt" style:font-size-complex="12pt"/>
    </style:style>
    <style:style style:name="T79_108" style:family="text">
      <style:text-properties fo:font-size="12pt" style:font-size-asian="12pt" style:font-size-complex="12pt"/>
    </style:style>
    <style:style style:name="T79_109" style:family="text">
      <style:text-properties fo:font-size="12pt" style:font-size-asian="12pt" style:font-size-complex="12pt"/>
    </style:style>
    <style:style style:name="T79_110" style:family="text">
      <style:text-properties fo:font-size="12pt" style:font-size-asian="12pt" style:font-size-complex="12pt"/>
    </style:style>
    <style:style style:name="T79_111" style:family="text">
      <style:text-properties fo:font-size="12pt" style:font-size-asian="12pt" style:font-size-complex="12pt"/>
    </style:style>
    <style:style style:name="T79_112" style:family="text">
      <style:text-properties fo:font-size="12pt" style:font-size-asian="12pt" style:font-size-complex="12pt"/>
    </style:style>
    <style:style style:name="T79_113" style:family="text">
      <style:text-properties fo:font-size="12pt" style:font-size-asian="12pt" style:font-size-complex="12pt"/>
    </style:style>
    <style:style style:name="T79_114" style:family="text">
      <style:text-properties fo:font-size="12pt" style:font-size-asian="12pt" style:font-size-complex="12pt"/>
    </style:style>
    <style:style style:name="T79_115" style:family="text">
      <style:text-properties fo:font-size="12pt" style:font-size-asian="12pt" style:font-size-complex="12pt"/>
    </style:style>
    <style:style style:name="T79_116" style:family="text">
      <style:text-properties fo:font-size="12pt" style:font-size-asian="12pt" style:font-size-complex="12pt"/>
    </style:style>
    <style:style style:name="T79_117" style:family="text">
      <style:text-properties fo:font-size="12pt" style:font-size-asian="12pt" style:font-size-complex="12pt"/>
    </style:style>
    <style:style style:name="T79_118" style:family="text">
      <style:text-properties fo:font-size="12pt" style:font-size-asian="12pt" style:font-size-complex="12pt"/>
    </style:style>
    <style:style style:name="T79_119" style:family="text">
      <style:text-properties fo:font-size="12pt" style:font-size-asian="12pt" style:font-size-complex="12pt"/>
    </style:style>
    <style:style style:name="T79_120" style:family="text">
      <style:text-properties fo:font-size="12pt" style:font-size-asian="12pt" style:font-size-complex="12pt"/>
    </style:style>
    <style:style style:name="T79_121" style:family="text">
      <style:text-properties fo:font-size="12pt" style:font-size-asian="12pt" style:font-size-complex="12pt"/>
    </style:style>
    <style:style style:name="T79_122" style:family="text">
      <style:text-properties fo:font-size="12pt" style:font-size-asian="12pt" style:font-size-complex="12pt"/>
    </style:style>
    <style:style style:name="T79_123" style:family="text">
      <style:text-properties fo:font-size="12pt" style:font-size-asian="12pt" style:font-size-complex="12pt"/>
    </style:style>
    <style:style style:name="T79_124" style:family="text">
      <style:text-properties fo:font-size="12pt" style:font-size-asian="12pt" style:font-size-complex="12pt"/>
    </style:style>
    <style:style style:name="T79_125" style:family="text">
      <style:text-properties fo:font-size="12pt" style:font-size-asian="12pt" style:font-size-complex="12pt"/>
    </style:style>
    <style:style style:name="T79_126" style:family="text">
      <style:text-properties fo:font-size="12pt" style:font-size-asian="12pt" style:font-size-complex="12pt"/>
    </style:style>
    <style:style style:name="T79_127" style:family="text">
      <style:text-properties fo:font-size="12pt" style:font-size-asian="12pt" style:font-size-complex="12pt"/>
    </style:style>
    <style:style style:name="T79_128" style:family="text">
      <style:text-properties fo:font-size="12pt" style:font-size-asian="12pt" style:font-size-complex="12pt"/>
    </style:style>
    <style:style style:name="T79_129" style:family="text">
      <style:text-properties fo:font-size="12pt" style:font-size-asian="12pt" style:font-size-complex="12pt"/>
    </style:style>
    <style:style style:name="T79_130" style:family="text">
      <style:text-properties fo:font-size="12pt" style:font-size-asian="12pt" style:font-size-complex="12pt"/>
    </style:style>
    <style:style style:name="T79_131" style:family="text">
      <style:text-properties fo:font-size="12pt" style:font-size-asian="12pt" style:font-size-complex="12pt"/>
    </style:style>
    <style:style style:name="T79_132" style:family="text">
      <style:text-properties fo:font-size="12pt" style:font-size-asian="12pt" style:font-size-complex="12pt"/>
    </style:style>
    <style:style style:name="T79_133" style:family="text">
      <style:text-properties fo:font-size="12pt" style:font-size-asian="12pt" style:font-size-complex="12pt"/>
    </style:style>
    <style:style style:name="T79_134" style:family="text">
      <style:text-properties fo:font-size="12pt" style:font-size-asian="12pt" style:font-size-complex="12pt"/>
    </style:style>
    <style:style style:name="T79_135" style:family="text">
      <style:text-properties fo:font-size="12pt" style:font-size-asian="12pt" style:font-size-complex="12pt"/>
    </style:style>
    <style:style style:name="T79_136" style:family="text">
      <style:text-properties fo:font-size="12pt" style:font-size-asian="12pt" style:font-size-complex="12pt"/>
    </style:style>
    <style:style style:name="T79_137" style:family="text">
      <style:text-properties fo:font-size="12pt" style:font-size-asian="12pt" style:font-size-complex="12pt"/>
    </style:style>
    <style:style style:name="T79_138" style:family="text">
      <style:text-properties fo:font-size="12pt" style:font-size-asian="12pt" style:font-size-complex="12pt"/>
    </style:style>
    <style:style style:name="T79_139" style:family="text">
      <style:text-properties fo:font-size="12pt" style:font-size-asian="12pt" style:font-size-complex="12pt"/>
    </style:style>
    <style:style style:name="T79_140" style:family="text">
      <style:text-properties fo:font-size="12pt" style:font-size-asian="12pt" style:font-size-complex="12pt"/>
    </style:style>
    <style:style style:name="T79_141" style:family="text">
      <style:text-properties fo:font-size="12pt" style:font-size-asian="12pt" style:font-size-complex="12pt"/>
    </style:style>
    <style:style style:name="T79_142" style:family="text">
      <style:text-properties fo:font-size="12pt" style:font-size-asian="12pt" style:font-size-complex="12pt"/>
    </style:style>
    <style:style style:name="T79_143" style:family="text">
      <style:text-properties fo:font-size="12pt" style:font-size-asian="12pt" style:font-size-complex="12pt"/>
    </style:style>
    <style:style style:name="T79_144" style:family="text">
      <style:text-properties fo:font-size="12pt" style:font-size-asian="12pt" style:font-size-complex="12pt"/>
    </style:style>
    <style:style style:name="T79_145" style:family="text">
      <style:text-properties fo:font-size="12pt" style:font-size-asian="12pt" style:font-size-complex="12pt"/>
    </style:style>
    <style:style style:name="T79_146" style:family="text">
      <style:text-properties fo:font-size="12pt" style:font-size-asian="12pt" style:font-size-complex="12pt"/>
    </style:style>
    <style:style style:name="T79_147" style:family="text">
      <style:text-properties fo:font-size="12pt" style:font-size-asian="12pt" style:font-size-complex="12pt"/>
    </style:style>
    <style:style style:name="T79_148" style:family="text">
      <style:text-properties fo:font-size="12pt" style:font-size-asian="12pt" style:font-size-complex="12pt"/>
    </style:style>
    <style:style style:name="T79_149" style:family="text">
      <style:text-properties fo:font-size="12pt" style:font-size-asian="12pt" style:font-size-complex="12pt"/>
    </style:style>
    <style:style style:name="T79_150" style:family="text">
      <style:text-properties fo:font-size="12pt" style:font-size-asian="12pt" style:font-size-complex="12pt"/>
    </style:style>
    <style:style style:name="T79_151" style:family="text">
      <style:text-properties fo:font-size="12pt" style:font-size-asian="12pt" style:font-size-complex="12pt"/>
    </style:style>
    <style:style style:name="T79_152" style:family="text">
      <style:text-properties fo:font-size="12pt" style:font-size-asian="12pt" style:font-size-complex="12pt"/>
    </style:style>
    <style:style style:name="T79_153" style:family="text">
      <style:text-properties fo:font-size="12pt" style:font-size-asian="12pt" style:font-size-complex="12pt"/>
    </style:style>
    <style:style style:name="T79_154" style:family="text">
      <style:text-properties fo:font-size="12pt" style:font-size-asian="12pt" style:font-size-complex="12pt"/>
    </style:style>
    <style:style style:name="T79_155" style:family="text">
      <style:text-properties fo:font-size="12pt" style:font-size-asian="12pt" style:font-size-complex="12pt"/>
    </style:style>
    <style:style style:name="T79_156" style:family="text">
      <style:text-properties fo:font-size="12pt" style:font-size-asian="12pt" style:font-size-complex="12pt"/>
    </style:style>
    <style:style style:name="T79_157" style:family="text">
      <style:text-properties fo:font-style="italic" style:font-style-asian="italic" style:font-style-complex="italic" fo:font-size="12pt" style:font-size-asian="12pt" style:font-size-complex="12pt"/>
    </style:style>
    <style:style style:name="T79_158" style:family="text">
      <style:text-properties fo:font-style="italic" style:font-style-asian="italic" style:font-style-complex="italic" fo:font-size="12pt" style:font-size-asian="12pt" style:font-size-complex="12pt"/>
    </style:style>
    <style:style style:name="T79_159" style:family="text">
      <style:text-properties fo:font-style="italic" style:font-style-asian="italic" style:font-style-complex="italic" fo:font-size="12pt" style:font-size-asian="12pt" style:font-size-complex="12pt"/>
    </style:style>
    <style:style style:name="T79_160" style:family="text">
      <style:text-properties fo:font-size="12pt" style:font-size-asian="12pt" style:font-size-complex="12pt"/>
    </style:style>
    <style:style style:name="T79_161" style:family="text">
      <style:text-properties fo:font-size="12pt" style:font-size-asian="12pt" style:font-size-complex="12pt"/>
    </style:style>
    <style:style style:name="T79_162" style:family="text">
      <style:text-properties fo:font-size="12pt" style:font-size-asian="12pt" style:font-size-complex="12pt"/>
    </style:style>
    <style:style style:name="T79_163" style:family="text">
      <style:text-properties fo:font-size="12pt" style:font-size-asian="12pt" style:font-size-complex="12pt"/>
    </style:style>
    <style:style style:name="T79_164" style:family="text">
      <style:text-properties fo:font-size="12pt" style:font-size-asian="12pt" style:font-size-complex="12pt"/>
    </style:style>
    <style:style style:name="T79_165" style:family="text">
      <style:text-properties fo:font-size="12pt" style:font-size-asian="12pt" style:font-size-complex="12pt"/>
    </style:style>
    <style:style style:name="T79_166" style:family="text">
      <style:text-properties fo:font-size="12pt" style:font-size-asian="12pt" style:font-size-complex="12pt"/>
    </style:style>
    <style:style style:name="T79_167" style:family="text">
      <style:text-properties fo:font-size="12pt" style:font-size-asian="12pt" style:font-size-complex="12pt"/>
    </style:style>
    <style:style style:name="T79_168" style:family="text">
      <style:text-properties fo:font-size="12pt" style:font-size-asian="12pt" style:font-size-complex="12pt"/>
    </style:style>
    <style:style style:name="T79_169" style:family="text">
      <style:text-properties fo:font-size="12pt" style:font-size-asian="12pt" style:font-size-complex="12pt"/>
    </style:style>
    <style:style style:name="T79_170" style:family="text">
      <style:text-properties fo:font-size="12pt" style:font-size-asian="12pt" style:font-size-complex="12pt"/>
    </style:style>
    <style:style style:name="T79_171" style:family="text">
      <style:text-properties fo:font-size="12pt" style:font-size-asian="12pt" style:font-size-complex="12pt"/>
    </style:style>
    <style:style style:name="T79_172" style:family="text">
      <style:text-properties fo:font-size="12pt" style:font-size-asian="12pt" style:font-size-complex="12pt"/>
    </style:style>
    <style:style style:name="T79_173" style:family="text">
      <style:text-properties fo:font-size="12pt" style:font-size-asian="12pt" style:font-size-complex="12pt"/>
    </style:style>
    <style:style style:name="T79_174" style:family="text">
      <style:text-properties fo:font-size="12pt" style:font-size-asian="12pt" style:font-size-complex="12pt"/>
    </style:style>
    <style:style style:name="T79_17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17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17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17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17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18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18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18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18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18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18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18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18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188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text-align="justify" fo:break-before="auto" fo:text-indent="1.27cm" fo:line-height="150%" style:writing-mode="lr-tb"/>
    </style:style>
    <style:style style:name="T80_1" style:family="text">
      <style:text-properties fo:font-size="12pt" style:font-size-asian="12pt" style:font-size-complex="12pt"/>
    </style:style>
    <style:style style:name="T80_2" style:family="text">
      <style:text-properties fo:font-size="12pt" style:font-size-asian="12pt" style:font-size-complex="12pt"/>
    </style:style>
    <style:style style:name="T80_3" style:family="text">
      <style:text-properties fo:font-size="12pt" style:font-size-asian="12pt" style:font-size-complex="12pt"/>
    </style:style>
    <style:style style:name="T80_4" style:family="text">
      <style:text-properties fo:font-size="12pt" style:font-size-asian="12pt" style:font-size-complex="12pt"/>
    </style:style>
    <style:style style:name="T80_5" style:family="text">
      <style:text-properties fo:font-size="12pt" style:font-size-asian="12pt" style:font-size-complex="12pt"/>
    </style:style>
    <style:style style:name="T80_6" style:family="text">
      <style:text-properties fo:font-size="12pt" style:font-size-asian="12pt" style:font-size-complex="12pt"/>
    </style:style>
    <style:style style:name="T80_7" style:family="text">
      <style:text-properties fo:font-style="italic" style:font-style-asian="italic" style:font-style-complex="italic" fo:font-size="12pt" style:font-size-asian="12pt" style:font-size-complex="12pt"/>
    </style:style>
    <style:style style:name="T80_8" style:family="text">
      <style:text-properties fo:font-style="italic" style:font-style-asian="italic" style:font-style-complex="italic" fo:font-size="12pt" style:font-size-asian="12pt" style:font-size-complex="12pt"/>
    </style:style>
    <style:style style:name="T80_9" style:family="text">
      <style:text-properties fo:font-style="italic" style:font-style-asian="italic" style:font-style-complex="italic" fo:font-size="12pt" style:font-size-asian="12pt" style:font-size-complex="12pt"/>
    </style:style>
    <style:style style:name="T80_10" style:family="text">
      <style:text-properties fo:font-size="12pt" style:font-size-asian="12pt" style:font-size-complex="12pt"/>
    </style:style>
    <style:style style:name="T80_11" style:family="text">
      <style:text-properties fo:font-size="12pt" style:font-size-asian="12pt" style:font-size-complex="12pt"/>
    </style:style>
    <style:style style:name="T80_12" style:family="text">
      <style:text-properties fo:font-size="12pt" style:font-size-asian="12pt" style:font-size-complex="12pt"/>
    </style:style>
    <style:style style:name="T80_13" style:family="text">
      <style:text-properties fo:font-size="12pt" style:font-size-asian="12pt" style:font-size-complex="12pt"/>
    </style:style>
    <style:style style:name="T80_14" style:family="text">
      <style:text-properties fo:font-size="12pt" style:font-size-asian="12pt" style:font-size-complex="12pt"/>
    </style:style>
    <style:style style:name="T80_15" style:family="text">
      <style:text-properties fo:font-size="12pt" style:font-size-asian="12pt" style:font-size-complex="12pt"/>
    </style:style>
    <style:style style:name="T80_16" style:family="text">
      <style:text-properties fo:font-size="12pt" style:font-size-asian="12pt" style:font-size-complex="12pt"/>
    </style:style>
    <style:style style:name="T80_17" style:family="text">
      <style:text-properties fo:font-size="12pt" style:font-size-asian="12pt" style:font-size-complex="12pt"/>
    </style:style>
    <style:style style:name="T80_18" style:family="text">
      <style:text-properties fo:font-size="12pt" style:font-size-asian="12pt" style:font-size-complex="12pt"/>
    </style:style>
    <style:style style:name="T80_19" style:family="text">
      <style:text-properties fo:font-size="12pt" style:font-size-asian="12pt" style:font-size-complex="12pt"/>
    </style:style>
    <style:style style:name="T80_20" style:family="text">
      <style:text-properties fo:font-size="12pt" style:font-size-asian="12pt" style:font-size-complex="12pt"/>
    </style:style>
    <style:style style:name="T80_21" style:family="text">
      <style:text-properties fo:font-size="12pt" style:font-size-asian="12pt" style:font-size-complex="12pt"/>
    </style:style>
    <style:style style:name="T80_22" style:family="text">
      <style:text-properties fo:font-size="12pt" style:font-size-asian="12pt" style:font-size-complex="12pt"/>
    </style:style>
    <style:style style:name="T80_23" style:family="text">
      <style:text-properties fo:font-size="12pt" style:font-size-asian="12pt" style:font-size-complex="12pt"/>
    </style:style>
    <style:style style:name="T80_24" style:family="text">
      <style:text-properties fo:font-size="12pt" style:font-size-asian="12pt" style:font-size-complex="12pt"/>
    </style:style>
    <style:style style:name="T80_25" style:family="text">
      <style:text-properties fo:font-style="italic" style:font-style-asian="italic" style:font-style-complex="italic" fo:font-size="12pt" style:font-size-asian="12pt" style:font-size-complex="12pt"/>
    </style:style>
    <style:style style:name="T80_26" style:family="text">
      <style:text-properties fo:font-style="italic" style:font-style-asian="italic" style:font-style-complex="italic" fo:font-size="12pt" style:font-size-asian="12pt" style:font-size-complex="12pt"/>
    </style:style>
    <style:style style:name="T80_27" style:family="text">
      <style:text-properties fo:font-style="italic" style:font-style-asian="italic" style:font-style-complex="italic" fo:font-size="12pt" style:font-size-asian="12pt" style:font-size-complex="12pt"/>
    </style:style>
    <style:style style:name="T80_28" style:family="text">
      <style:text-properties fo:font-size="12pt" style:font-size-asian="12pt" style:font-size-complex="12pt"/>
    </style:style>
    <style:style style:name="T80_29" style:family="text">
      <style:text-properties fo:font-size="12pt" style:font-size-asian="12pt" style:font-size-complex="12pt"/>
    </style:style>
    <style:style style:name="T80_30" style:family="text">
      <style:text-properties fo:font-size="12pt" style:font-size-asian="12pt" style:font-size-complex="12pt"/>
    </style:style>
    <style:style style:name="T80_31" style:family="text">
      <style:text-properties fo:font-size="12pt" style:font-size-asian="12pt" style:font-size-complex="12pt"/>
    </style:style>
    <style:style style:name="T80_32" style:family="text">
      <style:text-properties fo:font-size="12pt" style:font-size-asian="12pt" style:font-size-complex="12pt"/>
    </style:style>
    <style:style style:name="T80_33" style:family="text">
      <style:text-properties fo:font-size="12pt" style:font-size-asian="12pt" style:font-size-complex="12pt"/>
    </style:style>
    <style:style style:name="T80_34" style:family="text">
      <style:text-properties fo:font-size="12pt" style:font-size-asian="12pt" style:font-size-complex="12pt"/>
    </style:style>
    <style:style style:name="T80_35" style:family="text">
      <style:text-properties fo:font-size="12pt" style:font-size-asian="12pt" style:font-size-complex="12pt"/>
    </style:style>
    <style:style style:name="T80_36" style:family="text">
      <style:text-properties fo:font-size="12pt" style:font-size-asian="12pt" style:font-size-complex="12pt"/>
    </style:style>
    <style:style style:name="T80_37" style:family="text">
      <style:text-properties fo:font-size="12pt" style:font-size-asian="12pt" style:font-size-complex="12pt"/>
    </style:style>
    <style:style style:name="T80_38" style:family="text">
      <style:text-properties fo:font-size="12pt" style:font-size-asian="12pt" style:font-size-complex="12pt"/>
    </style:style>
    <style:style style:name="T80_39" style:family="text">
      <style:text-properties fo:font-size="12pt" style:font-size-asian="12pt" style:font-size-complex="12pt"/>
    </style:style>
    <style:style style:name="T80_40" style:family="text">
      <style:text-properties fo:font-size="12pt" style:font-size-asian="12pt" style:font-size-complex="12pt"/>
    </style:style>
    <style:style style:name="T80_41" style:family="text">
      <style:text-properties fo:font-size="12pt" style:font-size-asian="12pt" style:font-size-complex="12pt"/>
    </style:style>
    <style:style style:name="T80_42" style:family="text">
      <style:text-properties fo:font-size="12pt" style:font-size-asian="12pt" style:font-size-complex="12pt"/>
    </style:style>
    <style:style style:name="T80_43" style:family="text">
      <style:text-properties fo:font-size="12pt" style:font-size-asian="12pt" style:font-size-complex="12pt"/>
    </style:style>
    <style:style style:name="T80_44" style:family="text">
      <style:text-properties fo:font-size="12pt" style:font-size-asian="12pt" style:font-size-complex="12pt"/>
    </style:style>
    <style:style style:name="T80_45" style:family="text">
      <style:text-properties fo:font-size="12pt" style:font-size-asian="12pt" style:font-size-complex="12pt"/>
    </style:style>
    <style:style style:name="T80_46" style:family="text">
      <style:text-properties fo:font-size="12pt" style:font-size-asian="12pt" style:font-size-complex="12pt"/>
    </style:style>
    <style:style style:name="T80_47" style:family="text">
      <style:text-properties fo:font-size="12pt" style:font-size-asian="12pt" style:font-size-complex="12pt"/>
    </style:style>
    <style:style style:name="T80_48" style:family="text">
      <style:text-properties fo:font-size="12pt" style:font-size-asian="12pt" style:font-size-complex="12pt"/>
    </style:style>
    <style:style style:name="T80_49" style:family="text">
      <style:text-properties fo:font-size="12pt" style:font-size-asian="12pt" style:font-size-complex="12pt"/>
    </style:style>
    <style:style style:name="T80_50" style:family="text">
      <style:text-properties fo:font-size="12pt" style:font-size-asian="12pt" style:font-size-complex="12pt"/>
    </style:style>
    <style:style style:name="T80_51" style:family="text">
      <style:text-properties fo:font-style="italic" style:font-style-asian="italic" style:font-style-complex="italic" fo:font-size="12pt" style:font-size-asian="12pt" style:font-size-complex="12pt"/>
    </style:style>
    <style:style style:name="T80_52" style:family="text">
      <style:text-properties fo:font-size="12pt" style:font-size-asian="12pt" style:font-size-complex="12pt"/>
    </style:style>
    <style:style style:name="T80_53" style:family="text">
      <style:text-properties fo:font-size="12pt" style:font-size-asian="12pt" style:font-size-complex="12pt"/>
    </style:style>
    <style:style style:name="T80_54" style:family="text">
      <style:text-properties fo:font-size="12pt" style:font-size-asian="12pt" style:font-size-complex="12pt"/>
    </style:style>
    <style:style style:name="T80_55" style:family="text">
      <style:text-properties fo:font-size="12pt" style:font-size-asian="12pt" style:font-size-complex="12pt"/>
    </style:style>
    <style:style style:name="T80_56" style:family="text">
      <style:text-properties fo:font-size="12pt" style:font-size-asian="12pt" style:font-size-complex="12pt"/>
    </style:style>
    <style:style style:name="T80_57" style:family="text">
      <style:text-properties fo:font-size="12pt" style:font-size-asian="12pt" style:font-size-complex="12pt"/>
    </style:style>
    <style:style style:name="T80_58" style:family="text">
      <style:text-properties fo:font-size="12pt" style:font-size-asian="12pt" style:font-size-complex="12pt"/>
    </style:style>
    <style:style style:name="T80_59" style:family="text">
      <style:text-properties fo:font-size="12pt" style:font-size-asian="12pt" style:font-size-complex="12pt"/>
    </style:style>
    <style:style style:name="T80_60" style:family="text">
      <style:text-properties fo:font-size="12pt" style:font-size-asian="12pt" style:font-size-complex="12pt"/>
    </style:style>
    <style:style style:name="T80_61" style:family="text">
      <style:text-properties fo:font-style="italic" style:font-style-asian="italic" style:font-style-complex="italic" fo:font-size="12pt" style:font-size-asian="12pt" style:font-size-complex="12pt"/>
    </style:style>
    <style:style style:name="T80_62" style:family="text">
      <style:text-properties fo:font-style="italic" style:font-style-asian="italic" style:font-style-complex="italic" fo:font-size="12pt" style:font-size-asian="12pt" style:font-size-complex="12pt"/>
    </style:style>
    <style:style style:name="T80_63" style:family="text">
      <style:text-properties fo:font-style="italic" style:font-style-asian="italic" style:font-style-complex="italic" fo:font-size="12pt" style:font-size-asian="12pt" style:font-size-complex="12pt"/>
    </style:style>
    <style:style style:name="T80_64" style:family="text">
      <style:text-properties fo:font-style="italic" style:font-style-asian="italic" style:font-style-complex="italic" fo:font-size="12pt" style:font-size-asian="12pt" style:font-size-complex="12pt"/>
    </style:style>
    <style:style style:name="T80_65" style:family="text">
      <style:text-properties fo:font-size="12pt" style:font-size-asian="12pt" style:font-size-complex="12pt"/>
    </style:style>
    <style:style style:name="T80_66" style:family="text">
      <style:text-properties fo:font-size="12pt" style:font-size-asian="12pt" style:font-size-complex="12pt"/>
    </style:style>
    <style:style style:name="T80_67" style:family="text">
      <style:text-properties fo:font-size="12pt" style:font-size-asian="12pt" style:font-size-complex="12pt"/>
    </style:style>
    <style:style style:name="T80_68" style:family="text">
      <style:text-properties fo:font-size="12pt" style:font-size-asian="12pt" style:font-size-complex="12pt"/>
    </style:style>
    <style:style style:name="T80_69" style:family="text">
      <style:text-properties fo:font-size="12pt" style:font-size-asian="12pt" style:font-size-complex="12pt"/>
    </style:style>
    <style:style style:name="T80_70" style:family="text">
      <style:text-properties fo:font-size="12pt" style:font-size-asian="12pt" style:font-size-complex="12pt"/>
    </style:style>
    <style:style style:name="T80_71" style:family="text">
      <style:text-properties fo:font-size="12pt" style:font-size-asian="12pt" style:font-size-complex="12pt"/>
    </style:style>
    <style:style style:name="T80_72" style:family="text">
      <style:text-properties fo:font-size="12pt" style:font-size-asian="12pt" style:font-size-complex="12pt"/>
    </style:style>
    <style:style style:name="T80_73" style:family="text">
      <style:text-properties fo:font-size="12pt" style:font-size-asian="12pt" style:font-size-complex="12pt"/>
    </style:style>
    <style:style style:name="T80_74" style:family="text">
      <style:text-properties fo:font-size="12pt" style:font-size-asian="12pt" style:font-size-complex="12pt"/>
    </style:style>
    <style:style style:name="T80_75" style:family="text">
      <style:text-properties fo:font-size="12pt" style:font-size-asian="12pt" style:font-size-complex="12pt"/>
    </style:style>
    <style:style style:name="T80_76" style:family="text">
      <style:text-properties fo:font-size="12pt" style:font-size-asian="12pt" style:font-size-complex="12pt"/>
    </style:style>
    <style:style style:name="T80_7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7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7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8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8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8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8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8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8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8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8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8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8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90" style:family="text">
      <style:text-properties fo:font-size="12pt" style:font-size-asian="12pt" style:font-size-complex="12pt"/>
    </style:style>
    <style:style style:name="P81" style:family="paragraph" style:parent-style-name="Standard">
      <style:paragraph-properties fo:text-align="justify" fo:break-before="auto" fo:text-indent="1.27cm" fo:line-height="150%" style:writing-mode="lr-tb"/>
    </style:style>
    <style:style style:name="T81_1" style:family="text">
      <style:text-properties fo:font-style="italic" style:font-style-asian="italic" style:font-style-complex="italic" fo:font-size="12pt" style:font-size-asian="12pt" style:font-size-complex="12pt"/>
    </style:style>
    <style:style style:name="T81_2" style:family="text">
      <style:text-properties fo:font-size="12pt" style:font-size-asian="12pt" style:font-size-complex="12pt"/>
    </style:style>
    <style:style style:name="T81_3" style:family="text">
      <style:text-properties fo:font-size="12pt" style:font-size-asian="12pt" style:font-size-complex="12pt"/>
    </style:style>
    <style:style style:name="T81_4" style:family="text">
      <style:text-properties fo:font-size="12pt" style:font-size-asian="12pt" style:font-size-complex="12pt"/>
    </style:style>
    <style:style style:name="T81_5" style:family="text">
      <style:text-properties fo:font-size="12pt" style:font-size-asian="12pt" style:font-size-complex="12pt"/>
    </style:style>
    <style:style style:name="T81_6" style:family="text">
      <style:text-properties fo:font-size="12pt" style:font-size-asian="12pt" style:font-size-complex="12pt"/>
    </style:style>
    <style:style style:name="T81_7" style:family="text">
      <style:text-properties fo:font-size="12pt" style:font-size-asian="12pt" style:font-size-complex="12pt"/>
    </style:style>
    <style:style style:name="T81_8" style:family="text">
      <style:text-properties fo:font-size="12pt" style:font-size-asian="12pt" style:font-size-complex="12pt"/>
    </style:style>
    <style:style style:name="T81_9" style:family="text">
      <style:text-properties fo:font-size="12pt" style:font-size-asian="12pt" style:font-size-complex="12pt"/>
    </style:style>
    <style:style style:name="T81_10" style:family="text">
      <style:text-properties fo:font-size="12pt" style:font-size-asian="12pt" style:font-size-complex="12pt"/>
    </style:style>
    <style:style style:name="T81_11" style:family="text">
      <style:text-properties fo:font-size="12pt" style:font-size-asian="12pt" style:font-size-complex="12pt"/>
    </style:style>
    <style:style style:name="T81_12" style:family="text">
      <style:text-properties fo:font-size="12pt" style:font-size-asian="12pt" style:font-size-complex="12pt"/>
    </style:style>
    <style:style style:name="T81_13" style:family="text">
      <style:text-properties fo:font-size="12pt" style:font-size-asian="12pt" style:font-size-complex="12pt"/>
    </style:style>
    <style:style style:name="T81_14" style:family="text">
      <style:text-properties fo:font-size="12pt" style:font-size-asian="12pt" style:font-size-complex="12pt"/>
    </style:style>
    <style:style style:name="T81_15" style:family="text">
      <style:text-properties fo:font-size="12pt" style:font-size-asian="12pt" style:font-size-complex="12pt"/>
    </style:style>
    <style:style style:name="T81_16" style:family="text">
      <style:text-properties fo:font-size="12pt" style:font-size-asian="12pt" style:font-size-complex="12pt"/>
    </style:style>
    <style:style style:name="T81_17" style:family="text">
      <style:text-properties fo:font-size="12pt" style:font-size-asian="12pt" style:font-size-complex="12pt"/>
    </style:style>
    <style:style style:name="T81_18" style:family="text">
      <style:text-properties fo:font-size="12pt" style:font-size-asian="12pt" style:font-size-complex="12pt"/>
    </style:style>
    <style:style style:name="T81_19" style:family="text">
      <style:text-properties fo:font-size="12pt" style:font-size-asian="12pt" style:font-size-complex="12pt"/>
    </style:style>
    <style:style style:name="T81_20" style:family="text">
      <style:text-properties fo:font-size="12pt" style:font-size-asian="12pt" style:font-size-complex="12pt"/>
    </style:style>
    <style:style style:name="T81_21" style:family="text">
      <style:text-properties fo:font-size="12pt" style:font-size-asian="12pt" style:font-size-complex="12pt"/>
    </style:style>
    <style:style style:name="T81_22" style:family="text">
      <style:text-properties fo:font-size="12pt" style:font-size-asian="12pt" style:font-size-complex="12pt"/>
    </style:style>
    <style:style style:name="T81_23" style:family="text">
      <style:text-properties fo:font-size="12pt" style:font-size-asian="12pt" style:font-size-complex="12pt"/>
    </style:style>
    <style:style style:name="T81_24" style:family="text">
      <style:text-properties fo:font-size="12pt" style:font-size-asian="12pt" style:font-size-complex="12pt"/>
    </style:style>
    <style:style style:name="T81_25" style:family="text">
      <style:text-properties fo:font-size="12pt" style:font-size-asian="12pt" style:font-size-complex="12pt"/>
    </style:style>
    <style:style style:name="T81_26" style:family="text">
      <style:text-properties fo:font-size="12pt" style:font-size-asian="12pt" style:font-size-complex="12pt"/>
    </style:style>
    <style:style style:name="T81_27" style:family="text">
      <style:text-properties fo:font-size="12pt" style:font-size-asian="12pt" style:font-size-complex="12pt"/>
    </style:style>
    <style:style style:name="T81_28" style:family="text">
      <style:text-properties fo:font-size="12pt" style:font-size-asian="12pt" style:font-size-complex="12pt"/>
    </style:style>
    <style:style style:name="T81_29" style:family="text">
      <style:text-properties fo:font-size="12pt" style:font-size-asian="12pt" style:font-size-complex="12pt"/>
    </style:style>
    <style:style style:name="T81_30" style:family="text">
      <style:text-properties fo:font-size="12pt" style:font-size-asian="12pt" style:font-size-complex="12pt"/>
    </style:style>
    <style:style style:name="T81_31" style:family="text">
      <style:text-properties fo:font-size="12pt" style:font-size-asian="12pt" style:font-size-complex="12pt"/>
    </style:style>
    <style:style style:name="T81_32" style:family="text">
      <style:text-properties fo:font-size="12pt" style:font-size-asian="12pt" style:font-size-complex="12pt"/>
    </style:style>
    <style:style style:name="T81_33" style:family="text">
      <style:text-properties fo:font-size="12pt" style:font-size-asian="12pt" style:font-size-complex="12pt"/>
    </style:style>
    <style:style style:name="T81_34" style:family="text">
      <style:text-properties fo:font-style="italic" style:font-style-asian="italic" style:font-style-complex="italic" fo:font-size="12pt" style:font-size-asian="12pt" style:font-size-complex="12pt"/>
    </style:style>
    <style:style style:name="T81_35" style:family="text">
      <style:text-properties fo:font-style="italic" style:font-style-asian="italic" style:font-style-complex="italic" fo:font-size="12pt" style:font-size-asian="12pt" style:font-size-complex="12pt"/>
    </style:style>
    <style:style style:name="T81_36" style:family="text">
      <style:text-properties fo:font-style="italic" style:font-style-asian="italic" style:font-style-complex="italic" fo:font-size="12pt" style:font-size-asian="12pt" style:font-size-complex="12pt"/>
    </style:style>
    <style:style style:name="T81_37" style:family="text">
      <style:text-properties fo:font-style="italic" style:font-style-asian="italic" style:font-style-complex="italic" fo:font-size="12pt" style:font-size-asian="12pt" style:font-size-complex="12pt"/>
    </style:style>
    <style:style style:name="T81_38" style:family="text">
      <style:text-properties fo:font-size="12pt" style:font-size-asian="12pt" style:font-size-complex="12pt"/>
    </style:style>
    <style:style style:name="T81_39" style:family="text">
      <style:text-properties fo:font-size="12pt" style:font-size-asian="12pt" style:font-size-complex="12pt"/>
    </style:style>
    <style:style style:name="T81_40" style:family="text">
      <style:text-properties fo:font-size="12pt" style:font-size-asian="12pt" style:font-size-complex="12pt"/>
    </style:style>
    <style:style style:name="T81_41" style:family="text">
      <style:text-properties fo:font-size="12pt" style:font-size-asian="12pt" style:font-size-complex="12pt"/>
    </style:style>
    <style:style style:name="T81_42" style:family="text">
      <style:text-properties fo:font-size="12pt" style:font-size-asian="12pt" style:font-size-complex="12pt"/>
    </style:style>
    <style:style style:name="T81_43" style:family="text">
      <style:text-properties fo:font-size="12pt" style:font-size-asian="12pt" style:font-size-complex="12pt"/>
    </style:style>
    <style:style style:name="T81_4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1_45" style:family="text">
      <style:text-properties fo:font-size="12pt" style:font-size-asian="12pt" style:font-size-complex="12pt"/>
    </style:style>
    <style:style style:name="T81_46" style:family="text">
      <style:text-properties fo:font-size="12pt" style:font-size-asian="12pt" style:font-size-complex="12pt"/>
    </style:style>
    <style:style style:name="T81_47" style:family="text">
      <style:text-properties fo:font-size="12pt" style:font-size-asian="12pt" style:font-size-complex="12pt"/>
    </style:style>
    <style:style style:name="T81_48" style:family="text">
      <style:text-properties fo:font-size="12pt" style:font-size-asian="12pt" style:font-size-complex="12pt"/>
    </style:style>
    <style:style style:name="T81_49" style:family="text">
      <style:text-properties fo:font-size="12pt" style:font-size-asian="12pt" style:font-size-complex="12pt"/>
    </style:style>
    <style:style style:name="T81_50" style:family="text">
      <style:text-properties fo:font-size="12pt" style:font-size-asian="12pt" style:font-size-complex="12pt"/>
    </style:style>
    <style:style style:name="T81_51" style:family="text">
      <style:text-properties fo:font-size="12pt" style:font-size-asian="12pt" style:font-size-complex="12pt"/>
    </style:style>
    <style:style style:name="T81_52" style:family="text">
      <style:text-properties fo:font-size="12pt" style:font-size-asian="12pt" style:font-size-complex="12pt"/>
    </style:style>
    <style:style style:name="T81_53" style:family="text">
      <style:text-properties fo:font-size="12pt" style:font-size-asian="12pt" style:font-size-complex="12pt"/>
    </style:style>
    <style:style style:name="T81_54" style:family="text">
      <style:text-properties fo:font-size="12pt" style:font-size-asian="12pt" style:font-size-complex="12pt"/>
    </style:style>
    <style:style style:name="T81_55" style:family="text">
      <style:text-properties fo:font-size="12pt" style:font-size-asian="12pt" style:font-size-complex="12pt"/>
    </style:style>
    <style:style style:name="T81_56" style:family="text">
      <style:text-properties fo:font-size="12pt" style:font-size-asian="12pt" style:font-size-complex="12pt"/>
    </style:style>
    <style:style style:name="T81_57" style:family="text">
      <style:text-properties fo:font-size="12pt" style:font-size-asian="12pt" style:font-size-complex="12pt"/>
    </style:style>
    <style:style style:name="T81_58" style:family="text">
      <style:text-properties fo:font-size="12pt" style:font-size-asian="12pt" style:font-size-complex="12pt"/>
    </style:style>
    <style:style style:name="T81_59" style:family="text">
      <style:text-properties fo:font-size="12pt" style:font-size-asian="12pt" style:font-size-complex="12pt"/>
    </style:style>
    <style:style style:name="T81_60" style:family="text">
      <style:text-properties fo:font-size="12pt" style:font-size-asian="12pt" style:font-size-complex="12pt"/>
    </style:style>
    <style:style style:name="T81_61" style:family="text">
      <style:text-properties fo:font-size="12pt" style:font-size-asian="12pt" style:font-size-complex="12pt"/>
    </style:style>
    <style:style style:name="T81_62" style:family="text">
      <style:text-properties fo:font-size="12pt" style:font-size-asian="12pt" style:font-size-complex="12pt"/>
    </style:style>
    <style:style style:name="T81_63" style:family="text">
      <style:text-properties fo:font-size="12pt" style:font-size-asian="12pt" style:font-size-complex="12pt"/>
    </style:style>
    <style:style style:name="T81_64" style:family="text">
      <style:text-properties fo:font-size="12pt" style:font-size-asian="12pt" style:font-size-complex="12pt"/>
    </style:style>
    <style:style style:name="T81_65" style:family="text">
      <style:text-properties fo:font-size="12pt" style:font-size-asian="12pt" style:font-size-complex="12pt"/>
    </style:style>
    <style:style style:name="T81_66" style:family="text">
      <style:text-properties fo:font-size="12pt" style:font-size-asian="12pt" style:font-size-complex="12pt"/>
    </style:style>
    <style:style style:name="T81_67" style:family="text">
      <style:text-properties fo:font-size="12pt" style:font-size-asian="12pt" style:font-size-complex="12pt"/>
    </style:style>
    <style:style style:name="T81_68" style:family="text">
      <style:text-properties fo:font-style="italic" style:font-style-asian="italic" style:font-style-complex="italic" fo:font-size="12pt" style:font-size-asian="12pt" style:font-size-complex="12pt"/>
    </style:style>
    <style:style style:name="T81_69" style:family="text">
      <style:text-properties fo:font-size="12pt" style:font-size-asian="12pt" style:font-size-complex="12pt"/>
    </style:style>
    <style:style style:name="T81_70" style:family="text">
      <style:text-properties fo:font-size="12pt" style:font-size-asian="12pt" style:font-size-complex="12pt"/>
    </style:style>
    <style:style style:name="T81_71" style:family="text">
      <style:text-properties fo:font-size="12pt" style:font-size-asian="12pt" style:font-size-complex="12pt"/>
    </style:style>
    <style:style style:name="T81_72" style:family="text">
      <style:text-properties fo:font-size="12pt" style:font-size-asian="12pt" style:font-size-complex="12pt"/>
    </style:style>
    <style:style style:name="T81_73" style:family="text">
      <style:text-properties fo:font-size="12pt" style:font-size-asian="12pt" style:font-size-complex="12pt"/>
    </style:style>
    <style:style style:name="T81_74" style:family="text">
      <style:text-properties fo:font-size="12pt" style:font-size-asian="12pt" style:font-size-complex="12pt"/>
    </style:style>
    <style:style style:name="T81_75" style:family="text">
      <style:text-properties fo:font-size="12pt" style:font-size-asian="12pt" style:font-size-complex="12pt"/>
    </style:style>
    <style:style style:name="T81_76" style:family="text">
      <style:text-properties fo:font-size="12pt" style:font-size-asian="12pt" style:font-size-complex="12pt"/>
    </style:style>
    <style:style style:name="T81_77" style:family="text">
      <style:text-properties fo:font-size="12pt" style:font-size-asian="12pt" style:font-size-complex="12pt"/>
    </style:style>
    <style:style style:name="T81_78" style:family="text">
      <style:text-properties fo:font-size="12pt" style:font-size-asian="12pt" style:font-size-complex="12pt"/>
    </style:style>
    <style:style style:name="T81_79" style:family="text">
      <style:text-properties fo:font-size="12pt" style:font-size-asian="12pt" style:font-size-complex="12pt"/>
    </style:style>
    <style:style style:name="T81_80" style:family="text">
      <style:text-properties fo:font-size="12pt" style:font-size-asian="12pt" style:font-size-complex="12pt"/>
    </style:style>
    <style:style style:name="T81_81" style:family="text">
      <style:text-properties fo:font-size="12pt" style:font-size-asian="12pt" style:font-size-complex="12pt"/>
    </style:style>
    <style:style style:name="T81_82" style:family="text">
      <style:text-properties fo:font-size="12pt" style:font-size-asian="12pt" style:font-size-complex="12pt"/>
    </style:style>
    <style:style style:name="T81_83" style:family="text">
      <style:text-properties fo:font-size="12pt" style:font-size-asian="12pt" style:font-size-complex="12pt"/>
    </style:style>
    <style:style style:name="T81_84" style:family="text">
      <style:text-properties fo:font-size="12pt" style:font-size-asian="12pt" style:font-size-complex="12pt"/>
    </style:style>
    <style:style style:name="T81_85" style:family="text">
      <style:text-properties fo:font-size="12pt" style:font-size-asian="12pt" style:font-size-complex="12pt"/>
    </style:style>
    <style:style style:name="T81_86" style:family="text">
      <style:text-properties fo:font-size="12pt" style:font-size-asian="12pt" style:font-size-complex="12pt"/>
    </style:style>
    <style:style style:name="T81_87" style:family="text">
      <style:text-properties fo:font-size="12pt" style:font-size-asian="12pt" style:font-size-complex="12pt"/>
    </style:style>
    <style:style style:name="T81_88" style:family="text">
      <style:text-properties fo:font-size="12pt" style:font-size-asian="12pt" style:font-size-complex="12pt"/>
    </style:style>
    <style:style style:name="T81_89" style:family="text">
      <style:text-properties fo:font-size="12pt" style:font-size-asian="12pt" style:font-size-complex="12pt"/>
    </style:style>
    <style:style style:name="T81_90" style:family="text">
      <style:text-properties fo:font-style="italic" style:font-style-asian="italic" style:font-style-complex="italic" fo:font-size="12pt" style:font-size-asian="12pt" style:font-size-complex="12pt"/>
    </style:style>
    <style:style style:name="T81_91" style:family="text">
      <style:text-properties fo:font-size="12pt" style:font-size-asian="12pt" style:font-size-complex="12pt"/>
    </style:style>
    <style:style style:name="T81_92" style:family="text">
      <style:text-properties fo:font-size="12pt" style:font-size-asian="12pt" style:font-size-complex="12pt"/>
    </style:style>
    <style:style style:name="T81_93" style:family="text">
      <style:text-properties fo:font-size="12pt" style:font-size-asian="12pt" style:font-size-complex="12pt"/>
    </style:style>
    <style:style style:name="T81_94" style:family="text">
      <style:text-properties fo:font-size="12pt" style:font-size-asian="12pt" style:font-size-complex="12pt"/>
    </style:style>
    <style:style style:name="T81_95" style:family="text">
      <style:text-properties fo:font-size="12pt" style:font-size-asian="12pt" style:font-size-complex="12pt"/>
    </style:style>
    <style:style style:name="T81_96" style:family="text">
      <style:text-properties fo:font-style="italic" style:font-style-asian="italic" style:font-style-complex="italic" fo:font-size="12pt" style:font-size-asian="12pt" style:font-size-complex="12pt"/>
    </style:style>
    <style:style style:name="T81_97" style:family="text">
      <style:text-properties fo:font-size="12pt" style:font-size-asian="12pt" style:font-size-complex="12pt"/>
    </style:style>
    <style:style style:name="T81_98" style:family="text">
      <style:text-properties fo:font-size="12pt" style:font-size-asian="12pt" style:font-size-complex="12pt"/>
    </style:style>
    <style:style style:name="T81_99" style:family="text">
      <style:text-properties fo:font-size="12pt" style:font-size-asian="12pt" style:font-size-complex="12pt"/>
    </style:style>
    <style:style style:name="T81_100" style:family="text">
      <style:text-properties fo:font-size="12pt" style:font-size-asian="12pt" style:font-size-complex="12pt"/>
    </style:style>
    <style:style style:name="T81_101" style:family="text">
      <style:text-properties fo:font-size="12pt" style:font-size-asian="12pt" style:font-size-complex="12pt"/>
    </style:style>
    <style:style style:name="T81_102" style:family="text">
      <style:text-properties fo:font-style="italic" style:font-style-asian="italic" style:font-style-complex="italic" fo:font-size="12pt" style:font-size-asian="12pt" style:font-size-complex="12pt"/>
    </style:style>
    <style:style style:name="T81_103" style:family="text">
      <style:text-properties fo:font-size="12pt" style:font-size-asian="12pt" style:font-size-complex="12pt"/>
    </style:style>
    <style:style style:name="T81_104" style:family="text">
      <style:text-properties fo:font-size="12pt" style:font-size-asian="12pt" style:font-size-complex="12pt"/>
    </style:style>
    <style:style style:name="T81_105" style:family="text">
      <style:text-properties fo:font-size="12pt" style:font-size-asian="12pt" style:font-size-complex="12pt"/>
    </style:style>
    <style:style style:name="T81_106" style:family="text">
      <style:text-properties fo:font-size="12pt" style:font-size-asian="12pt" style:font-size-complex="12pt"/>
    </style:style>
    <style:style style:name="T81_107" style:family="text">
      <style:text-properties fo:font-size="12pt" style:font-size-asian="12pt" style:font-size-complex="12pt"/>
    </style:style>
    <style:style style:name="T81_108" style:family="text">
      <style:text-properties fo:font-size="12pt" style:font-size-asian="12pt" style:font-size-complex="12pt"/>
    </style:style>
    <style:style style:name="T81_109" style:family="text">
      <style:text-properties fo:font-size="12pt" style:font-size-asian="12pt" style:font-size-complex="12pt"/>
    </style:style>
    <style:style style:name="T81_110" style:family="text">
      <style:text-properties fo:font-size="12pt" style:font-size-asian="12pt" style:font-size-complex="12pt"/>
    </style:style>
    <style:style style:name="T81_111" style:family="text">
      <style:text-properties fo:font-size="12pt" style:font-size-asian="12pt" style:font-size-complex="12pt"/>
    </style:style>
    <style:style style:name="T81_112" style:family="text">
      <style:text-properties fo:font-size="12pt" style:font-size-asian="12pt" style:font-size-complex="12pt"/>
    </style:style>
    <style:style style:name="T81_113" style:family="text">
      <style:text-properties fo:font-size="12pt" style:font-size-asian="12pt" style:font-size-complex="12pt"/>
    </style:style>
    <style:style style:name="T81_114" style:family="text">
      <style:text-properties fo:font-size="12pt" style:font-size-asian="12pt" style:font-size-complex="12pt"/>
    </style:style>
    <style:style style:name="T81_115" style:family="text">
      <style:text-properties fo:font-size="12pt" style:font-size-asian="12pt" style:font-size-complex="12pt"/>
    </style:style>
    <style:style style:name="T81_116" style:family="text">
      <style:text-properties fo:font-size="12pt" style:font-size-asian="12pt" style:font-size-complex="12pt"/>
    </style:style>
    <style:style style:name="T81_117" style:family="text">
      <style:text-properties fo:font-size="12pt" style:font-size-asian="12pt" style:font-size-complex="12pt"/>
    </style:style>
    <style:style style:name="T81_118" style:family="text">
      <style:text-properties fo:font-size="12pt" style:font-size-asian="12pt" style:font-size-complex="12pt"/>
    </style:style>
    <style:style style:name="T81_119" style:family="text">
      <style:text-properties fo:font-size="12pt" style:font-size-asian="12pt" style:font-size-complex="12pt"/>
    </style:style>
    <style:style style:name="T81_120" style:family="text">
      <style:text-properties fo:font-size="12pt" style:font-size-asian="12pt" style:font-size-complex="12pt"/>
    </style:style>
    <style:style style:name="T81_121" style:family="text">
      <style:text-properties fo:font-size="12pt" style:font-size-asian="12pt" style:font-size-complex="12pt"/>
    </style:style>
    <style:style style:name="T81_122" style:family="text">
      <style:text-properties fo:font-size="12pt" style:font-size-asian="12pt" style:font-size-complex="12pt"/>
    </style:style>
    <style:style style:name="T81_123" style:family="text">
      <style:text-properties fo:font-size="12pt" style:font-size-asian="12pt" style:font-size-complex="12pt"/>
    </style:style>
    <style:style style:name="T81_124" style:family="text">
      <style:text-properties fo:font-style="italic" style:font-style-asian="italic" style:font-style-complex="italic" fo:font-size="12pt" style:font-size-asian="12pt" style:font-size-complex="12pt"/>
    </style:style>
    <style:style style:name="T81_125" style:family="text">
      <style:text-properties fo:font-size="12pt" style:font-size-asian="12pt" style:font-size-complex="12pt"/>
    </style:style>
    <style:style style:name="T81_126" style:family="text">
      <style:text-properties fo:font-size="12pt" style:font-size-asian="12pt" style:font-size-complex="12pt"/>
    </style:style>
    <style:style style:name="T81_127" style:family="text">
      <style:text-properties fo:font-size="12pt" style:font-size-asian="12pt" style:font-size-complex="12pt"/>
    </style:style>
    <style:style style:name="T81_128" style:family="text">
      <style:text-properties fo:font-size="12pt" style:font-size-asian="12pt" style:font-size-complex="12pt"/>
    </style:style>
    <style:style style:name="T81_129" style:family="text">
      <style:text-properties fo:font-size="12pt" style:font-size-asian="12pt" style:font-size-complex="12pt"/>
    </style:style>
    <style:style style:name="T81_130" style:family="text">
      <style:text-properties fo:font-size="12pt" style:font-size-asian="12pt" style:font-size-complex="12pt"/>
    </style:style>
    <style:style style:name="T81_131" style:family="text">
      <style:text-properties fo:font-size="12pt" style:font-size-asian="12pt" style:font-size-complex="12pt"/>
    </style:style>
    <style:style style:name="T81_132" style:family="text">
      <style:text-properties fo:font-size="12pt" style:font-size-asian="12pt" style:font-size-complex="12pt"/>
    </style:style>
    <style:style style:name="T81_133" style:family="text">
      <style:text-properties fo:font-size="12pt" style:font-size-asian="12pt" style:font-size-complex="12pt"/>
    </style:style>
    <style:style style:name="T81_134" style:family="text">
      <style:text-properties fo:font-size="12pt" style:font-size-asian="12pt" style:font-size-complex="12pt"/>
    </style:style>
    <style:style style:name="T81_135" style:family="text">
      <style:text-properties fo:font-size="12pt" style:font-size-asian="12pt" style:font-size-complex="12pt"/>
    </style:style>
    <style:style style:name="T81_136" style:family="text">
      <style:text-properties fo:font-size="12pt" style:font-size-asian="12pt" style:font-size-complex="12pt"/>
    </style:style>
    <style:style style:name="T81_137" style:family="text">
      <style:text-properties fo:font-size="12pt" style:font-size-asian="12pt" style:font-size-complex="12pt"/>
    </style:style>
    <style:style style:name="T81_138" style:family="text">
      <style:text-properties fo:font-size="12pt" style:font-size-asian="12pt" style:font-size-complex="12pt"/>
    </style:style>
    <style:style style:name="T81_139" style:family="text">
      <style:text-properties fo:font-size="12pt" style:font-size-asian="12pt" style:font-size-complex="12pt"/>
    </style:style>
    <style:style style:name="T81_140" style:family="text">
      <style:text-properties fo:font-size="12pt" style:font-size-asian="12pt" style:font-size-complex="12pt"/>
    </style:style>
    <style:style style:name="T81_141" style:family="text">
      <style:text-properties fo:font-size="12pt" style:font-size-asian="12pt" style:font-size-complex="12pt"/>
    </style:style>
    <style:style style:name="T81_142" style:family="text">
      <style:text-properties fo:font-size="12pt" style:font-size-asian="12pt" style:font-size-complex="12pt"/>
    </style:style>
    <style:style style:name="T81_143" style:family="text">
      <style:text-properties fo:font-size="12pt" style:font-size-asian="12pt" style:font-size-complex="12pt"/>
    </style:style>
    <style:style style:name="T81_144" style:family="text">
      <style:text-properties fo:font-size="12pt" style:font-size-asian="12pt" style:font-size-complex="12pt"/>
    </style:style>
    <style:style style:name="T81_145" style:family="text">
      <style:text-properties fo:font-size="12pt" style:font-size-asian="12pt" style:font-size-complex="12pt"/>
    </style:style>
    <style:style style:name="T81_146" style:family="text">
      <style:text-properties fo:font-size="12pt" style:font-size-asian="12pt" style:font-size-complex="12pt"/>
    </style:style>
    <style:style style:name="T81_147" style:family="text">
      <style:text-properties fo:font-size="12pt" style:font-size-asian="12pt" style:font-size-complex="12pt"/>
    </style:style>
    <style:style style:name="T81_148" style:family="text">
      <style:text-properties fo:font-size="12pt" style:font-size-asian="12pt" style:font-size-complex="12pt"/>
    </style:style>
    <style:style style:name="T81_149" style:family="text">
      <style:text-properties fo:font-size="12pt" style:font-size-asian="12pt" style:font-size-complex="12pt"/>
    </style:style>
    <style:style style:name="T81_150" style:family="text">
      <style:text-properties fo:font-size="12pt" style:font-size-asian="12pt" style:font-size-complex="12pt"/>
    </style:style>
    <style:style style:name="T81_151" style:family="text">
      <style:text-properties fo:font-size="12pt" style:font-size-asian="12pt" style:font-size-complex="12pt"/>
    </style:style>
    <style:style style:name="T81_152" style:family="text">
      <style:text-properties fo:font-size="12pt" style:font-size-asian="12pt" style:font-size-complex="12pt"/>
    </style:style>
    <style:style style:name="T81_153" style:family="text">
      <style:text-properties fo:font-size="12pt" style:font-size-asian="12pt" style:font-size-complex="12pt"/>
    </style:style>
    <style:style style:name="T81_154" style:family="text">
      <style:text-properties fo:font-size="12pt" style:font-size-asian="12pt" style:font-size-complex="12pt"/>
    </style:style>
    <style:style style:name="T81_155" style:family="text">
      <style:text-properties fo:font-size="12pt" style:font-size-asian="12pt" style:font-size-complex="12pt"/>
    </style:style>
    <style:style style:name="T81_156" style:family="text">
      <style:text-properties fo:font-size="12pt" style:font-size-asian="12pt" style:font-size-complex="12pt"/>
    </style:style>
    <style:style style:name="T81_157" style:family="text">
      <style:text-properties fo:font-size="12pt" style:font-size-asian="12pt" style:font-size-complex="12pt"/>
    </style:style>
    <style:style style:name="T81_158" style:family="text">
      <style:text-properties fo:font-size="12pt" style:font-size-asian="12pt" style:font-size-complex="12pt"/>
    </style:style>
    <style:style style:name="T81_159" style:family="text">
      <style:text-properties fo:font-size="12pt" style:font-size-asian="12pt" style:font-size-complex="12pt"/>
    </style:style>
    <style:style style:name="P82" style:family="paragraph" style:parent-style-name="Standard">
      <style:paragraph-properties fo:text-align="justify" fo:break-before="auto" fo:text-indent="1.27cm" fo:line-height="150%" style:writing-mode="lr-tb"/>
    </style:style>
    <style:style style:name="T82_1" style:family="text">
      <style:text-properties fo:font-size="12pt" style:font-size-asian="12pt" style:font-size-complex="12pt"/>
    </style:style>
    <style:style style:name="T82_2" style:family="text">
      <style:text-properties fo:font-size="12pt" style:font-size-asian="12pt" style:font-size-complex="12pt"/>
    </style:style>
    <style:style style:name="T82_3" style:family="text">
      <style:text-properties fo:font-size="12pt" style:font-size-asian="12pt" style:font-size-complex="12pt"/>
    </style:style>
    <style:style style:name="T82_4" style:family="text">
      <style:text-properties fo:font-size="12pt" style:font-size-asian="12pt" style:font-size-complex="12pt"/>
    </style:style>
    <style:style style:name="T82_5" style:family="text">
      <style:text-properties fo:font-size="12pt" style:font-size-asian="12pt" style:font-size-complex="12pt"/>
    </style:style>
    <style:style style:name="T82_6" style:family="text">
      <style:text-properties fo:font-size="12pt" style:font-size-asian="12pt" style:font-size-complex="12pt"/>
    </style:style>
    <style:style style:name="T82_7" style:family="text">
      <style:text-properties fo:font-style="italic" style:font-style-asian="italic" style:font-style-complex="italic" fo:font-size="12pt" style:font-size-asian="12pt" style:font-size-complex="12pt"/>
    </style:style>
    <style:style style:name="T82_8" style:family="text">
      <style:text-properties fo:font-size="12pt" style:font-size-asian="12pt" style:font-size-complex="12pt"/>
    </style:style>
    <style:style style:name="T82_9" style:family="text">
      <style:text-properties fo:font-size="12pt" style:font-size-asian="12pt" style:font-size-complex="12pt"/>
    </style:style>
    <style:style style:name="T82_10" style:family="text">
      <style:text-properties fo:font-size="12pt" style:font-size-asian="12pt" style:font-size-complex="12pt"/>
    </style:style>
    <style:style style:name="T82_11" style:family="text">
      <style:text-properties fo:font-size="12pt" style:font-size-asian="12pt" style:font-size-complex="12pt"/>
    </style:style>
    <style:style style:name="T82_12" style:family="text">
      <style:text-properties fo:font-size="12pt" style:font-size-asian="12pt" style:font-size-complex="12pt"/>
    </style:style>
    <style:style style:name="T82_13" style:family="text">
      <style:text-properties fo:font-size="12pt" style:font-size-asian="12pt" style:font-size-complex="12pt"/>
    </style:style>
    <style:style style:name="T82_14" style:family="text">
      <style:text-properties fo:font-size="12pt" style:font-size-asian="12pt" style:font-size-complex="12pt"/>
    </style:style>
    <style:style style:name="T82_15" style:family="text">
      <style:text-properties fo:font-size="12pt" style:font-size-asian="12pt" style:font-size-complex="12pt"/>
    </style:style>
    <style:style style:name="T82_16" style:family="text">
      <style:text-properties fo:font-size="12pt" style:font-size-asian="12pt" style:font-size-complex="12pt"/>
    </style:style>
    <style:style style:name="T82_17" style:family="text">
      <style:text-properties fo:font-size="12pt" style:font-size-asian="12pt" style:font-size-complex="12pt"/>
    </style:style>
    <style:style style:name="T82_18" style:family="text">
      <style:text-properties fo:font-size="12pt" style:font-size-asian="12pt" style:font-size-complex="12pt"/>
    </style:style>
    <style:style style:name="T82_19" style:family="text">
      <style:text-properties fo:font-style="italic" style:font-style-asian="italic" style:font-style-complex="italic" fo:font-size="12pt" style:font-size-asian="12pt" style:font-size-complex="12pt"/>
    </style:style>
    <style:style style:name="T82_20" style:family="text">
      <style:text-properties fo:font-style="italic" style:font-style-asian="italic" style:font-style-complex="italic" fo:font-size="12pt" style:font-size-asian="12pt" style:font-size-complex="12pt"/>
    </style:style>
    <style:style style:name="T82_21" style:family="text">
      <style:text-properties fo:font-style="italic" style:font-style-asian="italic" style:font-style-complex="italic" fo:font-size="12pt" style:font-size-asian="12pt" style:font-size-complex="12pt"/>
    </style:style>
    <style:style style:name="T82_22" style:family="text">
      <style:text-properties fo:font-size="12pt" style:font-size-asian="12pt" style:font-size-complex="12pt"/>
    </style:style>
    <style:style style:name="T82_23" style:family="text">
      <style:text-properties fo:font-size="12pt" style:font-size-asian="12pt" style:font-size-complex="12pt"/>
    </style:style>
    <style:style style:name="T82_24" style:family="text">
      <style:text-properties fo:font-size="12pt" style:font-size-asian="12pt" style:font-size-complex="12pt"/>
    </style:style>
    <style:style style:name="T82_25" style:family="text">
      <style:text-properties fo:font-size="12pt" style:font-size-asian="12pt" style:font-size-complex="12pt"/>
    </style:style>
    <style:style style:name="T82_26" style:family="text">
      <style:text-properties fo:font-size="12pt" style:font-size-asian="12pt" style:font-size-complex="12pt"/>
    </style:style>
    <style:style style:name="T82_27" style:family="text">
      <style:text-properties fo:font-size="12pt" style:font-size-asian="12pt" style:font-size-complex="12pt"/>
    </style:style>
    <style:style style:name="T82_28" style:family="text">
      <style:text-properties fo:font-size="12pt" style:font-size-asian="12pt" style:font-size-complex="12pt"/>
    </style:style>
    <style:style style:name="T82_29" style:family="text">
      <style:text-properties fo:font-size="12pt" style:font-size-asian="12pt" style:font-size-complex="12pt"/>
    </style:style>
    <style:style style:name="T82_30" style:family="text">
      <style:text-properties fo:font-size="12pt" style:font-size-asian="12pt" style:font-size-complex="12pt"/>
    </style:style>
    <style:style style:name="T82_31" style:family="text">
      <style:text-properties fo:font-size="12pt" style:font-size-asian="12pt" style:font-size-complex="12pt"/>
    </style:style>
    <style:style style:name="T82_32" style:family="text">
      <style:text-properties fo:font-size="12pt" style:font-size-asian="12pt" style:font-size-complex="12pt"/>
    </style:style>
    <style:style style:name="T82_33" style:family="text">
      <style:text-properties fo:font-size="12pt" style:font-size-asian="12pt" style:font-size-complex="12pt"/>
    </style:style>
    <style:style style:name="T82_34" style:family="text">
      <style:text-properties fo:font-size="12pt" style:font-size-asian="12pt" style:font-size-complex="12pt"/>
    </style:style>
    <style:style style:name="T82_35" style:family="text">
      <style:text-properties fo:font-size="12pt" style:font-size-asian="12pt" style:font-size-complex="12pt"/>
    </style:style>
    <style:style style:name="T82_36" style:family="text">
      <style:text-properties fo:font-size="12pt" style:font-size-asian="12pt" style:font-size-complex="12pt"/>
    </style:style>
    <style:style style:name="T82_37" style:family="text">
      <style:text-properties fo:font-style="italic" style:font-style-asian="italic" style:font-style-complex="italic" fo:font-size="12pt" style:font-size-asian="12pt" style:font-size-complex="12pt"/>
    </style:style>
    <style:style style:name="T82_38" style:family="text">
      <style:text-properties fo:font-size="12pt" style:font-size-asian="12pt" style:font-size-complex="12pt"/>
    </style:style>
    <style:style style:name="T82_39" style:family="text">
      <style:text-properties fo:font-size="12pt" style:font-size-asian="12pt" style:font-size-complex="12pt"/>
    </style:style>
    <style:style style:name="T82_40" style:family="text">
      <style:text-properties fo:font-size="12pt" style:font-size-asian="12pt" style:font-size-complex="12pt"/>
    </style:style>
    <style:style style:name="T82_41" style:family="text">
      <style:text-properties fo:font-size="12pt" style:font-size-asian="12pt" style:font-size-complex="12pt"/>
    </style:style>
    <style:style style:name="T82_42" style:family="text">
      <style:text-properties fo:font-size="12pt" style:font-size-asian="12pt" style:font-size-complex="12pt"/>
    </style:style>
    <style:style style:name="T82_43" style:family="text">
      <style:text-properties fo:font-size="12pt" style:font-size-asian="12pt" style:font-size-complex="12pt"/>
    </style:style>
    <style:style style:name="T82_44" style:family="text">
      <style:text-properties fo:font-size="12pt" style:font-size-asian="12pt" style:font-size-complex="12pt"/>
    </style:style>
    <style:style style:name="T82_45" style:family="text">
      <style:text-properties fo:font-size="12pt" style:font-size-asian="12pt" style:font-size-complex="12pt"/>
    </style:style>
    <style:style style:name="T82_46" style:family="text">
      <style:text-properties fo:font-size="12pt" style:font-size-asian="12pt" style:font-size-complex="12pt"/>
    </style:style>
    <style:style style:name="T82_47" style:family="text">
      <style:text-properties fo:font-size="12pt" style:font-size-asian="12pt" style:font-size-complex="12pt"/>
    </style:style>
    <style:style style:name="T82_48" style:family="text">
      <style:text-properties fo:font-size="12pt" style:font-size-asian="12pt" style:font-size-complex="12pt"/>
    </style:style>
    <style:style style:name="T82_49" style:family="text">
      <style:text-properties fo:font-size="12pt" style:font-size-asian="12pt" style:font-size-complex="12pt"/>
    </style:style>
    <style:style style:name="T82_50" style:family="text">
      <style:text-properties fo:font-size="12pt" style:font-size-asian="12pt" style:font-size-complex="12pt"/>
    </style:style>
    <style:style style:name="T82_51" style:family="text">
      <style:text-properties fo:font-size="12pt" style:font-size-asian="12pt" style:font-size-complex="12pt"/>
    </style:style>
    <style:style style:name="T82_52" style:family="text">
      <style:text-properties fo:font-size="12pt" style:font-size-asian="12pt" style:font-size-complex="12pt"/>
    </style:style>
    <style:style style:name="T82_53" style:family="text">
      <style:text-properties fo:font-size="12pt" style:font-size-asian="12pt" style:font-size-complex="12pt"/>
    </style:style>
    <style:style style:name="T82_54" style:family="text">
      <style:text-properties fo:font-size="12pt" style:font-size-asian="12pt" style:font-size-complex="12pt"/>
    </style:style>
    <style:style style:name="T82_55" style:family="text">
      <style:text-properties fo:font-size="12pt" style:font-size-asian="12pt" style:font-size-complex="12pt"/>
    </style:style>
    <style:style style:name="T82_56" style:family="text">
      <style:text-properties fo:font-size="12pt" style:font-size-asian="12pt" style:font-size-complex="12pt"/>
    </style:style>
    <style:style style:name="T82_57" style:family="text">
      <style:text-properties fo:font-size="12pt" style:font-size-asian="12pt" style:font-size-complex="12pt"/>
    </style:style>
    <style:style style:name="T82_58" style:family="text">
      <style:text-properties fo:font-size="12pt" style:font-size-asian="12pt" style:font-size-complex="12pt"/>
    </style:style>
    <style:style style:name="T82_59" style:family="text">
      <style:text-properties fo:font-size="12pt" style:font-size-asian="12pt" style:font-size-complex="12pt"/>
    </style:style>
    <style:style style:name="T82_60" style:family="text">
      <style:text-properties fo:font-size="12pt" style:font-size-asian="12pt" style:font-size-complex="12pt"/>
    </style:style>
    <style:style style:name="T82_61" style:family="text">
      <style:text-properties fo:font-size="12pt" style:font-size-asian="12pt" style:font-size-complex="12pt"/>
    </style:style>
    <style:style style:name="T82_62" style:family="text">
      <style:text-properties fo:font-size="12pt" style:font-size-asian="12pt" style:font-size-complex="12pt"/>
    </style:style>
    <style:style style:name="T82_63" style:family="text">
      <style:text-properties fo:font-size="12pt" style:font-size-asian="12pt" style:font-size-complex="12pt"/>
    </style:style>
    <style:style style:name="T82_64" style:family="text">
      <style:text-properties fo:font-size="12pt" style:font-size-asian="12pt" style:font-size-complex="12pt"/>
    </style:style>
    <style:style style:name="T82_65" style:family="text">
      <style:text-properties fo:font-size="12pt" style:font-size-asian="12pt" style:font-size-complex="12pt"/>
    </style:style>
    <style:style style:name="T82_66" style:family="text">
      <style:text-properties fo:font-size="12pt" style:font-size-asian="12pt" style:font-size-complex="12pt"/>
    </style:style>
    <style:style style:name="T82_67" style:family="text">
      <style:text-properties fo:font-size="12pt" style:font-size-asian="12pt" style:font-size-complex="12pt"/>
    </style:style>
    <style:style style:name="T82_68" style:family="text">
      <style:text-properties fo:font-size="12pt" style:font-size-asian="12pt" style:font-size-complex="12pt"/>
    </style:style>
    <style:style style:name="T82_69" style:family="text">
      <style:text-properties fo:font-size="12pt" style:font-size-asian="12pt" style:font-size-complex="12pt"/>
    </style:style>
    <style:style style:name="T82_70" style:family="text">
      <style:text-properties fo:font-size="12pt" style:font-size-asian="12pt" style:font-size-complex="12pt"/>
    </style:style>
    <style:style style:name="T82_71" style:family="text">
      <style:text-properties fo:font-size="12pt" style:font-size-asian="12pt" style:font-size-complex="12pt"/>
    </style:style>
    <style:style style:name="T82_72" style:family="text">
      <style:text-properties fo:font-size="12pt" style:font-size-asian="12pt" style:font-size-complex="12pt"/>
    </style:style>
    <style:style style:name="T82_73" style:family="text">
      <style:text-properties fo:font-size="12pt" style:font-size-asian="12pt" style:font-size-complex="12pt"/>
    </style:style>
    <style:style style:name="T82_74" style:family="text">
      <style:text-properties fo:font-size="12pt" style:font-size-asian="12pt" style:font-size-complex="12pt"/>
    </style:style>
    <style:style style:name="T82_75" style:family="text">
      <style:text-properties fo:font-size="12pt" style:font-size-asian="12pt" style:font-size-complex="12pt"/>
    </style:style>
    <style:style style:name="T82_76" style:family="text">
      <style:text-properties fo:font-size="12pt" style:font-size-asian="12pt" style:font-size-complex="12pt"/>
    </style:style>
    <style:style style:name="T82_77" style:family="text">
      <style:text-properties fo:font-size="12pt" style:font-size-asian="12pt" style:font-size-complex="12pt"/>
    </style:style>
    <style:style style:name="T82_78" style:family="text">
      <style:text-properties fo:font-size="12pt" style:font-size-asian="12pt" style:font-size-complex="12pt"/>
    </style:style>
    <style:style style:name="T82_79" style:family="text">
      <style:text-properties fo:font-size="12pt" style:font-size-asian="12pt" style:font-size-complex="12pt"/>
    </style:style>
    <style:style style:name="T82_80" style:family="text">
      <style:text-properties fo:font-size="12pt" style:font-size-asian="12pt" style:font-size-complex="12pt"/>
    </style:style>
    <style:style style:name="T82_81" style:family="text">
      <style:text-properties fo:font-size="12pt" style:font-size-asian="12pt" style:font-size-complex="12pt"/>
    </style:style>
    <style:style style:name="T82_82" style:family="text">
      <style:text-properties fo:font-size="12pt" style:font-size-asian="12pt" style:font-size-complex="12pt"/>
    </style:style>
    <style:style style:name="T82_83" style:family="text">
      <style:text-properties fo:font-size="12pt" style:font-size-asian="12pt" style:font-size-complex="12pt"/>
    </style:style>
    <style:style style:name="T82_84" style:family="text">
      <style:text-properties fo:font-size="12pt" style:font-size-asian="12pt" style:font-size-complex="12pt"/>
    </style:style>
    <style:style style:name="T82_85" style:family="text">
      <style:text-properties fo:font-size="12pt" style:font-size-asian="12pt" style:font-size-complex="12pt"/>
    </style:style>
    <style:style style:name="T82_86" style:family="text">
      <style:text-properties fo:font-size="12pt" style:font-size-asian="12pt" style:font-size-complex="12pt"/>
    </style:style>
    <style:style style:name="T82_87" style:family="text">
      <style:text-properties fo:font-size="12pt" style:font-size-asian="12pt" style:font-size-complex="12pt"/>
    </style:style>
    <style:style style:name="T82_88" style:family="text">
      <style:text-properties fo:font-size="12pt" style:font-size-asian="12pt" style:font-size-complex="12pt"/>
    </style:style>
    <style:style style:name="T82_89" style:family="text">
      <style:text-properties fo:font-size="12pt" style:font-size-asian="12pt" style:font-size-complex="12pt"/>
    </style:style>
    <style:style style:name="T82_90" style:family="text">
      <style:text-properties fo:font-size="12pt" style:font-size-asian="12pt" style:font-size-complex="12pt"/>
    </style:style>
    <style:style style:name="T82_91" style:family="text">
      <style:text-properties fo:font-size="12pt" style:font-size-asian="12pt" style:font-size-complex="12pt"/>
    </style:style>
    <style:style style:name="T82_92" style:family="text">
      <style:text-properties fo:font-size="12pt" style:font-size-asian="12pt" style:font-size-complex="12pt"/>
    </style:style>
    <style:style style:name="T82_93" style:family="text">
      <style:text-properties fo:font-size="12pt" style:font-size-asian="12pt" style:font-size-complex="12pt"/>
    </style:style>
    <style:style style:name="T82_94" style:family="text">
      <style:text-properties fo:font-size="12pt" style:font-size-asian="12pt" style:font-size-complex="12pt"/>
    </style:style>
    <style:style style:name="T82_95" style:family="text">
      <style:text-properties fo:font-size="12pt" style:font-size-asian="12pt" style:font-size-complex="12pt"/>
    </style:style>
    <style:style style:name="T82_96" style:family="text">
      <style:text-properties fo:font-size="12pt" style:font-size-asian="12pt" style:font-size-complex="12pt"/>
    </style:style>
    <style:style style:name="T82_97" style:family="text">
      <style:text-properties fo:font-size="12pt" style:font-size-asian="12pt" style:font-size-complex="12pt"/>
    </style:style>
    <style:style style:name="T82_98" style:family="text">
      <style:text-properties fo:font-size="12pt" style:font-size-asian="12pt" style:font-size-complex="12pt"/>
    </style:style>
    <style:style style:name="T82_99" style:family="text">
      <style:text-properties fo:font-size="12pt" style:font-size-asian="12pt" style:font-size-complex="12pt"/>
    </style:style>
    <style:style style:name="T82_100" style:family="text">
      <style:text-properties fo:font-size="12pt" style:font-size-asian="12pt" style:font-size-complex="12pt"/>
    </style:style>
    <style:style style:name="T82_101" style:family="text">
      <style:text-properties fo:font-size="12pt" style:font-size-asian="12pt" style:font-size-complex="12pt"/>
    </style:style>
    <style:style style:name="T82_102" style:family="text">
      <style:text-properties fo:font-size="12pt" style:font-size-asian="12pt" style:font-size-complex="12pt"/>
    </style:style>
    <style:style style:name="T82_103" style:family="text">
      <style:text-properties fo:font-size="12pt" style:font-size-asian="12pt" style:font-size-complex="12pt"/>
    </style:style>
    <style:style style:name="T82_104" style:family="text">
      <style:text-properties fo:font-size="12pt" style:font-size-asian="12pt" style:font-size-complex="12pt"/>
    </style:style>
    <style:style style:name="T82_105" style:family="text">
      <style:text-properties fo:font-size="12pt" style:font-size-asian="12pt" style:font-size-complex="12pt"/>
    </style:style>
    <style:style style:name="T82_106" style:family="text">
      <style:text-properties fo:font-size="12pt" style:font-size-asian="12pt" style:font-size-complex="12pt"/>
    </style:style>
    <style:style style:name="T82_107" style:family="text">
      <style:text-properties fo:font-size="12pt" style:font-size-asian="12pt" style:font-size-complex="12pt"/>
    </style:style>
    <style:style style:name="T82_108" style:family="text">
      <style:text-properties fo:font-size="12pt" style:font-size-asian="12pt" style:font-size-complex="12pt"/>
    </style:style>
    <style:style style:name="T82_109" style:family="text">
      <style:text-properties fo:font-size="12pt" style:font-size-asian="12pt" style:font-size-complex="12pt"/>
    </style:style>
    <style:style style:name="T82_110" style:family="text">
      <style:text-properties fo:font-size="12pt" style:font-size-asian="12pt" style:font-size-complex="12pt"/>
    </style:style>
    <style:style style:name="T82_111" style:family="text">
      <style:text-properties fo:font-size="12pt" style:font-size-asian="12pt" style:font-size-complex="12pt"/>
    </style:style>
    <style:style style:name="T82_112" style:family="text">
      <style:text-properties fo:font-size="12pt" style:font-size-asian="12pt" style:font-size-complex="12pt"/>
    </style:style>
    <style:style style:name="T82_113" style:family="text">
      <style:text-properties fo:font-size="12pt" style:font-size-asian="12pt" style:font-size-complex="12pt"/>
    </style:style>
    <style:style style:name="T82_114" style:family="text">
      <style:text-properties fo:font-size="12pt" style:font-size-asian="12pt" style:font-size-complex="12pt"/>
    </style:style>
    <style:style style:name="T82_115" style:family="text">
      <style:text-properties fo:font-size="12pt" style:font-size-asian="12pt" style:font-size-complex="12pt"/>
    </style:style>
    <style:style style:name="T82_116" style:family="text">
      <style:text-properties fo:font-size="12pt" style:font-size-asian="12pt" style:font-size-complex="12pt"/>
    </style:style>
    <style:style style:name="T82_117" style:family="text">
      <style:text-properties fo:font-size="12pt" style:font-size-asian="12pt" style:font-size-complex="12pt"/>
    </style:style>
    <style:style style:name="T82_118" style:family="text">
      <style:text-properties fo:font-size="12pt" style:font-size-asian="12pt" style:font-size-complex="12pt"/>
    </style:style>
    <style:style style:name="T82_119" style:family="text">
      <style:text-properties fo:font-size="12pt" style:font-size-asian="12pt" style:font-size-complex="12pt"/>
    </style:style>
    <style:style style:name="T82_120" style:family="text">
      <style:text-properties fo:font-size="12pt" style:font-size-asian="12pt" style:font-size-complex="12pt"/>
    </style:style>
    <style:style style:name="T82_121" style:family="text">
      <style:text-properties fo:font-size="12pt" style:font-size-asian="12pt" style:font-size-complex="12pt"/>
    </style:style>
    <style:style style:name="T82_122" style:family="text">
      <style:text-properties fo:font-size="12pt" style:font-size-asian="12pt" style:font-size-complex="12pt"/>
    </style:style>
    <style:style style:name="T82_123" style:family="text">
      <style:text-properties fo:font-size="12pt" style:font-size-asian="12pt" style:font-size-complex="12pt"/>
    </style:style>
    <style:style style:name="T82_124" style:family="text">
      <style:text-properties fo:font-size="12pt" style:font-size-asian="12pt" style:font-size-complex="12pt"/>
    </style:style>
    <style:style style:name="T82_125" style:family="text">
      <style:text-properties fo:font-size="12pt" style:font-size-asian="12pt" style:font-size-complex="12pt"/>
    </style:style>
    <style:style style:name="T82_126" style:family="text">
      <style:text-properties fo:font-size="12pt" style:font-size-asian="12pt" style:font-size-complex="12pt"/>
    </style:style>
    <style:style style:name="T82_127" style:family="text">
      <style:text-properties fo:font-size="12pt" style:font-size-asian="12pt" style:font-size-complex="12pt"/>
    </style:style>
    <style:style style:name="T82_128" style:family="text">
      <style:text-properties fo:font-size="12pt" style:font-size-asian="12pt" style:font-size-complex="12pt"/>
    </style:style>
    <style:style style:name="T82_129" style:family="text">
      <style:text-properties fo:font-size="12pt" style:font-size-asian="12pt" style:font-size-complex="12pt"/>
    </style:style>
    <style:style style:name="T82_130" style:family="text">
      <style:text-properties fo:font-size="12pt" style:font-size-asian="12pt" style:font-size-complex="12pt"/>
    </style:style>
    <style:style style:name="T82_131" style:family="text">
      <style:text-properties fo:font-size="12pt" style:font-size-asian="12pt" style:font-size-complex="12pt"/>
    </style:style>
    <style:style style:name="T82_132" style:family="text">
      <style:text-properties fo:font-size="12pt" style:font-size-asian="12pt" style:font-size-complex="12pt"/>
    </style:style>
    <style:style style:name="T82_133" style:family="text">
      <style:text-properties fo:font-size="12pt" style:font-size-asian="12pt" style:font-size-complex="12pt"/>
    </style:style>
    <style:style style:name="T82_134" style:family="text">
      <style:text-properties fo:font-size="12pt" style:font-size-asian="12pt" style:font-size-complex="12pt"/>
    </style:style>
    <style:style style:name="T82_135" style:family="text">
      <style:text-properties fo:font-size="12pt" style:font-size-asian="12pt" style:font-size-complex="12pt"/>
    </style:style>
    <style:style style:name="T82_136" style:family="text">
      <style:text-properties fo:font-size="12pt" style:font-size-asian="12pt" style:font-size-complex="12pt"/>
    </style:style>
    <style:style style:name="T82_137" style:family="text">
      <style:text-properties fo:font-size="12pt" style:font-size-asian="12pt" style:font-size-complex="12pt"/>
    </style:style>
    <style:style style:name="T82_138" style:family="text">
      <style:text-properties fo:font-size="12pt" style:font-size-asian="12pt" style:font-size-complex="12pt"/>
    </style:style>
    <style:style style:name="T82_139" style:family="text">
      <style:text-properties fo:font-size="12pt" style:font-size-asian="12pt" style:font-size-complex="12pt"/>
    </style:style>
    <style:style style:name="T82_140" style:family="text">
      <style:text-properties fo:font-size="12pt" style:font-size-asian="12pt" style:font-size-complex="12pt"/>
    </style:style>
    <style:style style:name="T82_141" style:family="text">
      <style:text-properties fo:font-size="12pt" style:font-size-asian="12pt" style:font-size-complex="12pt"/>
    </style:style>
    <style:style style:name="T82_142" style:family="text">
      <style:text-properties fo:font-size="12pt" style:font-size-asian="12pt" style:font-size-complex="12pt"/>
    </style:style>
    <style:style style:name="T82_143" style:family="text">
      <style:text-properties fo:font-size="12pt" style:font-size-asian="12pt" style:font-size-complex="12pt"/>
    </style:style>
    <style:style style:name="T82_144" style:family="text">
      <style:text-properties fo:font-size="12pt" style:font-size-asian="12pt" style:font-size-complex="12pt"/>
    </style:style>
    <style:style style:name="T82_145" style:family="text">
      <style:text-properties fo:font-size="12pt" style:font-size-asian="12pt" style:font-size-complex="12pt"/>
    </style:style>
    <style:style style:name="T82_146" style:family="text">
      <style:text-properties fo:font-size="12pt" style:font-size-asian="12pt" style:font-size-complex="12pt"/>
    </style:style>
    <style:style style:name="T82_147" style:family="text">
      <style:text-properties fo:font-size="12pt" style:font-size-asian="12pt" style:font-size-complex="12pt"/>
    </style:style>
    <style:style style:name="T82_148" style:family="text">
      <style:text-properties fo:font-size="12pt" style:font-size-asian="12pt" style:font-size-complex="12pt"/>
    </style:style>
    <style:style style:name="T82_149" style:family="text">
      <style:text-properties fo:font-size="12pt" style:font-size-asian="12pt" style:font-size-complex="12pt"/>
    </style:style>
    <style:style style:name="T82_150" style:family="text">
      <style:text-properties fo:font-size="12pt" style:font-size-asian="12pt" style:font-size-complex="12pt"/>
    </style:style>
    <style:style style:name="T82_151" style:family="text">
      <style:text-properties fo:font-size="12pt" style:font-size-asian="12pt" style:font-size-complex="12pt"/>
    </style:style>
    <style:style style:name="T82_152" style:family="text">
      <style:text-properties fo:font-size="12pt" style:font-size-asian="12pt" style:font-size-complex="12pt"/>
    </style:style>
    <style:style style:name="T82_153" style:family="text">
      <style:text-properties fo:font-size="12pt" style:font-size-asian="12pt" style:font-size-complex="12pt"/>
    </style:style>
    <style:style style:name="T82_154" style:family="text">
      <style:text-properties fo:font-size="12pt" style:font-size-asian="12pt" style:font-size-complex="12pt"/>
    </style:style>
    <style:style style:name="T82_155" style:family="text">
      <style:text-properties fo:font-size="12pt" style:font-size-asian="12pt" style:font-size-complex="12pt"/>
    </style:style>
    <style:style style:name="T82_156" style:family="text">
      <style:text-properties fo:font-size="12pt" style:font-size-asian="12pt" style:font-size-complex="12pt"/>
    </style:style>
    <style:style style:name="T82_157" style:family="text">
      <style:text-properties fo:font-size="12pt" style:font-size-asian="12pt" style:font-size-complex="12pt"/>
    </style:style>
    <style:style style:name="T82_158" style:family="text">
      <style:text-properties fo:font-size="12pt" style:font-size-asian="12pt" style:font-size-complex="12pt"/>
    </style:style>
    <style:style style:name="T82_159" style:family="text">
      <style:text-properties fo:font-size="12pt" style:font-size-asian="12pt" style:font-size-complex="12pt"/>
    </style:style>
    <style:style style:name="T82_160" style:family="text">
      <style:text-properties fo:font-size="12pt" style:font-size-asian="12pt" style:font-size-complex="12pt"/>
    </style:style>
    <style:style style:name="T82_161" style:family="text">
      <style:text-properties fo:font-size="12pt" style:font-size-asian="12pt" style:font-size-complex="12pt"/>
    </style:style>
    <style:style style:name="T82_162" style:family="text">
      <style:text-properties fo:font-size="12pt" style:font-size-asian="12pt" style:font-size-complex="12pt"/>
    </style:style>
    <style:style style:name="T82_163" style:family="text">
      <style:text-properties fo:font-size="12pt" style:font-size-asian="12pt" style:font-size-complex="12pt"/>
    </style:style>
    <style:style style:name="T82_164" style:family="text">
      <style:text-properties fo:font-size="12pt" style:font-size-asian="12pt" style:font-size-complex="12pt"/>
    </style:style>
    <style:style style:name="T82_165" style:family="text">
      <style:text-properties fo:font-size="12pt" style:font-size-asian="12pt" style:font-size-complex="12pt"/>
    </style:style>
    <style:style style:name="T82_166" style:family="text">
      <style:text-properties fo:font-size="12pt" style:font-size-asian="12pt" style:font-size-complex="12pt"/>
    </style:style>
    <style:style style:name="T82_167" style:family="text">
      <style:text-properties fo:font-size="12pt" style:font-size-asian="12pt" style:font-size-complex="12pt"/>
    </style:style>
    <style:style style:name="T82_168" style:family="text">
      <style:text-properties fo:font-size="12pt" style:font-size-asian="12pt" style:font-size-complex="12pt"/>
    </style:style>
    <style:style style:name="T82_169" style:family="text">
      <style:text-properties fo:font-size="12pt" style:font-size-asian="12pt" style:font-size-complex="12pt"/>
    </style:style>
    <style:style style:name="T82_170" style:family="text">
      <style:text-properties fo:font-size="12pt" style:font-size-asian="12pt" style:font-size-complex="12pt"/>
    </style:style>
    <style:style style:name="T82_171" style:family="text">
      <style:text-properties fo:font-size="12pt" style:font-size-asian="12pt" style:font-size-complex="12pt"/>
    </style:style>
    <style:style style:name="T82_172" style:family="text">
      <style:text-properties fo:font-size="12pt" style:font-size-asian="12pt" style:font-size-complex="12pt"/>
    </style:style>
    <style:style style:name="T82_173" style:family="text">
      <style:text-properties fo:font-size="12pt" style:font-size-asian="12pt" style:font-size-complex="12pt"/>
    </style:style>
    <style:style style:name="T82_174" style:family="text">
      <style:text-properties fo:font-size="12pt" style:font-size-asian="12pt" style:font-size-complex="12pt"/>
    </style:style>
    <style:style style:name="T82_175" style:family="text">
      <style:text-properties fo:font-size="12pt" style:font-size-asian="12pt" style:font-size-complex="12pt"/>
    </style:style>
    <style:style style:name="T82_176" style:family="text">
      <style:text-properties fo:font-size="12pt" style:font-size-asian="12pt" style:font-size-complex="12pt"/>
    </style:style>
    <style:style style:name="T82_177" style:family="text">
      <style:text-properties fo:font-size="12pt" style:font-size-asian="12pt" style:font-size-complex="12pt"/>
    </style:style>
    <style:style style:name="T82_178" style:family="text">
      <style:text-properties fo:font-size="12pt" style:font-size-asian="12pt" style:font-size-complex="12pt"/>
    </style:style>
    <style:style style:name="T82_179" style:family="text">
      <style:text-properties fo:font-size="12pt" style:font-size-asian="12pt" style:font-size-complex="12pt"/>
    </style:style>
    <style:style style:name="T82_180" style:family="text">
      <style:text-properties fo:font-size="12pt" style:font-size-asian="12pt" style:font-size-complex="12pt"/>
    </style:style>
    <style:style style:name="T82_181" style:family="text">
      <style:text-properties fo:font-size="12pt" style:font-size-asian="12pt" style:font-size-complex="12pt"/>
    </style:style>
    <style:style style:name="T82_182" style:family="text">
      <style:text-properties fo:font-size="12pt" style:font-size-asian="12pt" style:font-size-complex="12pt"/>
    </style:style>
    <style:style style:name="T82_183" style:family="text">
      <style:text-properties fo:font-size="12pt" style:font-size-asian="12pt" style:font-size-complex="12pt"/>
    </style:style>
    <style:style style:name="T82_184" style:family="text">
      <style:text-properties fo:font-size="12pt" style:font-size-asian="12pt" style:font-size-complex="12pt"/>
    </style:style>
    <style:style style:name="T82_185" style:family="text">
      <style:text-properties fo:font-size="12pt" style:font-size-asian="12pt" style:font-size-complex="12pt"/>
    </style:style>
    <style:style style:name="T82_186" style:family="text">
      <style:text-properties fo:font-size="12pt" style:font-size-asian="12pt" style:font-size-complex="12pt"/>
    </style:style>
    <style:style style:name="T82_187" style:family="text">
      <style:text-properties fo:font-size="12pt" style:font-size-asian="12pt" style:font-size-complex="12pt"/>
    </style:style>
    <style:style style:name="T82_188" style:family="text">
      <style:text-properties fo:font-size="12pt" style:font-size-asian="12pt" style:font-size-complex="12pt"/>
    </style:style>
    <style:style style:name="T82_189" style:family="text">
      <style:text-properties fo:font-size="12pt" style:font-size-asian="12pt" style:font-size-complex="12pt"/>
    </style:style>
    <style:style style:name="T82_190" style:family="text">
      <style:text-properties fo:font-size="12pt" style:font-size-asian="12pt" style:font-size-complex="12pt"/>
    </style:style>
    <style:style style:name="T82_191" style:family="text">
      <style:text-properties fo:font-size="12pt" style:font-size-asian="12pt" style:font-size-complex="12pt"/>
    </style:style>
    <style:style style:name="T82_192" style:family="text">
      <style:text-properties fo:font-size="12pt" style:font-size-asian="12pt" style:font-size-complex="12pt"/>
    </style:style>
    <style:style style:name="T82_193" style:family="text">
      <style:text-properties fo:font-size="12pt" style:font-size-asian="12pt" style:font-size-complex="12pt"/>
    </style:style>
    <style:style style:name="T82_194" style:family="text">
      <style:text-properties fo:font-size="12pt" style:font-size-asian="12pt" style:font-size-complex="12pt"/>
    </style:style>
    <style:style style:name="T82_195" style:family="text">
      <style:text-properties fo:font-size="12pt" style:font-size-asian="12pt" style:font-size-complex="12pt"/>
    </style:style>
    <style:style style:name="T82_196" style:family="text">
      <style:text-properties fo:font-size="12pt" style:font-size-asian="12pt" style:font-size-complex="12pt"/>
    </style:style>
    <style:style style:name="T82_197" style:family="text">
      <style:text-properties fo:font-size="12pt" style:font-size-asian="12pt" style:font-size-complex="12pt"/>
    </style:style>
    <style:style style:name="T82_198" style:family="text">
      <style:text-properties fo:font-size="12pt" style:font-size-asian="12pt" style:font-size-complex="12pt"/>
    </style:style>
    <style:style style:name="T82_199" style:family="text">
      <style:text-properties fo:font-size="12pt" style:font-size-asian="12pt" style:font-size-complex="12pt"/>
    </style:style>
    <style:style style:name="T82_200" style:family="text">
      <style:text-properties fo:font-size="12pt" style:font-size-asian="12pt" style:font-size-complex="12pt"/>
    </style:style>
    <style:style style:name="T82_201" style:family="text">
      <style:text-properties fo:font-size="12pt" style:font-size-asian="12pt" style:font-size-complex="12pt"/>
    </style:style>
    <style:style style:name="T82_202" style:family="text">
      <style:text-properties fo:font-size="12pt" style:font-size-asian="12pt" style:font-size-complex="12pt"/>
    </style:style>
    <style:style style:name="T82_203" style:family="text">
      <style:text-properties fo:font-size="12pt" style:font-size-asian="12pt" style:font-size-complex="12pt"/>
    </style:style>
    <style:style style:name="T82_204" style:family="text">
      <style:text-properties fo:font-size="12pt" style:font-size-asian="12pt" style:font-size-complex="12pt"/>
    </style:style>
    <style:style style:name="T82_205" style:family="text">
      <style:text-properties fo:font-size="12pt" style:font-size-asian="12pt" style:font-size-complex="12pt"/>
    </style:style>
    <style:style style:name="T82_206" style:family="text">
      <style:text-properties fo:font-size="12pt" style:font-size-asian="12pt" style:font-size-complex="12pt"/>
    </style:style>
    <style:style style:name="T82_207" style:family="text">
      <style:text-properties fo:font-size="12pt" style:font-size-asian="12pt" style:font-size-complex="12pt"/>
    </style:style>
    <style:style style:name="T82_208" style:family="text">
      <style:text-properties fo:font-size="12pt" style:font-size-asian="12pt" style:font-size-complex="12pt"/>
    </style:style>
    <style:style style:name="T82_209" style:family="text">
      <style:text-properties fo:font-size="12pt" style:font-size-asian="12pt" style:font-size-complex="12pt"/>
    </style:style>
    <style:style style:name="T82_210" style:family="text">
      <style:text-properties fo:font-size="12pt" style:font-size-asian="12pt" style:font-size-complex="12pt"/>
    </style:style>
    <style:style style:name="T82_211" style:family="text">
      <style:text-properties fo:font-size="12pt" style:font-size-asian="12pt" style:font-size-complex="12pt"/>
    </style:style>
    <style:style style:name="T82_212" style:family="text">
      <style:text-properties fo:font-size="12pt" style:font-size-asian="12pt" style:font-size-complex="12pt"/>
    </style:style>
    <style:style style:name="T82_213" style:family="text">
      <style:text-properties fo:font-size="12pt" style:font-size-asian="12pt" style:font-size-complex="12pt"/>
    </style:style>
    <style:style style:name="T82_214" style:family="text">
      <style:text-properties fo:font-size="12pt" style:font-size-asian="12pt" style:font-size-complex="12pt"/>
    </style:style>
    <style:style style:name="T82_215" style:family="text">
      <style:text-properties fo:font-size="12pt" style:font-size-asian="12pt" style:font-size-complex="12pt"/>
    </style:style>
    <style:style style:name="T82_216" style:family="text">
      <style:text-properties fo:font-size="12pt" style:font-size-asian="12pt" style:font-size-complex="12pt"/>
    </style:style>
    <style:style style:name="T82_217" style:family="text">
      <style:text-properties fo:font-size="12pt" style:font-size-asian="12pt" style:font-size-complex="12pt"/>
    </style:style>
    <style:style style:name="T82_218" style:family="text">
      <style:text-properties fo:font-size="12pt" style:font-size-asian="12pt" style:font-size-complex="12pt"/>
    </style:style>
    <style:style style:name="T82_219" style:family="text">
      <style:text-properties fo:font-size="12pt" style:font-size-asian="12pt" style:font-size-complex="12pt"/>
    </style:style>
    <style:style style:name="T82_220" style:family="text">
      <style:text-properties fo:font-size="12pt" style:font-size-asian="12pt" style:font-size-complex="12pt"/>
    </style:style>
    <style:style style:name="T82_221" style:family="text">
      <style:text-properties fo:font-size="12pt" style:font-size-asian="12pt" style:font-size-complex="12pt"/>
    </style:style>
    <style:style style:name="T82_222" style:family="text">
      <style:text-properties fo:font-size="12pt" style:font-size-asian="12pt" style:font-size-complex="12pt"/>
    </style:style>
    <style:style style:name="T82_223" style:family="text">
      <style:text-properties fo:font-size="12pt" style:font-size-asian="12pt" style:font-size-complex="12pt"/>
    </style:style>
    <style:style style:name="T82_224" style:family="text">
      <style:text-properties fo:font-size="12pt" style:font-size-asian="12pt" style:font-size-complex="12pt"/>
    </style:style>
    <style:style style:name="T82_225" style:family="text">
      <style:text-properties fo:font-size="12pt" style:font-size-asian="12pt" style:font-size-complex="12pt"/>
    </style:style>
    <style:style style:name="T82_226" style:family="text">
      <style:text-properties fo:font-size="12pt" style:font-size-asian="12pt" style:font-size-complex="12pt"/>
    </style:style>
    <style:style style:name="T82_227" style:family="text">
      <style:text-properties fo:font-size="12pt" style:font-size-asian="12pt" style:font-size-complex="12pt"/>
    </style:style>
    <style:style style:name="T82_228" style:family="text">
      <style:text-properties fo:font-size="12pt" style:font-size-asian="12pt" style:font-size-complex="12pt"/>
    </style:style>
    <style:style style:name="T82_229" style:family="text">
      <style:text-properties fo:font-size="12pt" style:font-size-asian="12pt" style:font-size-complex="12pt"/>
    </style:style>
    <style:style style:name="T82_230" style:family="text">
      <style:text-properties fo:font-size="12pt" style:font-size-asian="12pt" style:font-size-complex="12pt"/>
    </style:style>
    <style:style style:name="T82_231" style:family="text">
      <style:text-properties fo:font-size="12pt" style:font-size-asian="12pt" style:font-size-complex="12pt"/>
    </style:style>
    <style:style style:name="T82_232" style:family="text">
      <style:text-properties fo:font-size="12pt" style:font-size-asian="12pt" style:font-size-complex="12pt"/>
    </style:style>
    <style:style style:name="T82_233" style:family="text">
      <style:text-properties fo:font-size="12pt" style:font-size-asian="12pt" style:font-size-complex="12pt"/>
    </style:style>
    <style:style style:name="T82_234" style:family="text">
      <style:text-properties fo:font-size="12pt" style:font-size-asian="12pt" style:font-size-complex="12pt"/>
    </style:style>
    <style:style style:name="T82_235" style:family="text">
      <style:text-properties fo:font-size="12pt" style:font-size-asian="12pt" style:font-size-complex="12pt"/>
    </style:style>
    <style:style style:name="T82_236" style:family="text">
      <style:text-properties fo:font-size="12pt" style:font-size-asian="12pt" style:font-size-complex="12pt"/>
    </style:style>
    <style:style style:name="T82_237" style:family="text">
      <style:text-properties fo:font-size="12pt" style:font-size-asian="12pt" style:font-size-complex="12pt"/>
    </style:style>
    <style:style style:name="T82_238" style:family="text">
      <style:text-properties fo:font-size="12pt" style:font-size-asian="12pt" style:font-size-complex="12pt"/>
    </style:style>
    <style:style style:name="T82_239" style:family="text">
      <style:text-properties fo:font-size="12pt" style:font-size-asian="12pt" style:font-size-complex="12pt"/>
    </style:style>
    <style:style style:name="T82_240" style:family="text">
      <style:text-properties fo:font-size="12pt" style:font-size-asian="12pt" style:font-size-complex="12pt"/>
    </style:style>
    <style:style style:name="T82_241" style:family="text">
      <style:text-properties fo:font-size="12pt" style:font-size-asian="12pt" style:font-size-complex="12pt"/>
    </style:style>
    <style:style style:name="T82_242" style:family="text">
      <style:text-properties fo:font-size="12pt" style:font-size-asian="12pt" style:font-size-complex="12pt"/>
    </style:style>
    <style:style style:name="T82_243" style:family="text">
      <style:text-properties fo:font-size="12pt" style:font-size-asian="12pt" style:font-size-complex="12pt"/>
    </style:style>
    <style:style style:name="T82_244" style:family="text">
      <style:text-properties fo:font-size="12pt" style:font-size-asian="12pt" style:font-size-complex="12pt"/>
    </style:style>
    <style:style style:name="T82_245" style:family="text">
      <style:text-properties fo:font-size="12pt" style:font-size-asian="12pt" style:font-size-complex="12pt"/>
    </style:style>
    <style:style style:name="T82_246" style:family="text">
      <style:text-properties fo:font-size="12pt" style:font-size-asian="12pt" style:font-size-complex="12pt"/>
    </style:style>
    <style:style style:name="T82_247" style:family="text">
      <style:text-properties fo:font-size="12pt" style:font-size-asian="12pt" style:font-size-complex="12pt"/>
    </style:style>
    <style:style style:name="T82_248" style:family="text">
      <style:text-properties fo:font-size="12pt" style:font-size-asian="12pt" style:font-size-complex="12pt"/>
    </style:style>
    <style:style style:name="T82_249" style:family="text">
      <style:text-properties fo:font-size="12pt" style:font-size-asian="12pt" style:font-size-complex="12pt"/>
    </style:style>
    <style:style style:name="T82_250" style:family="text">
      <style:text-properties fo:font-size="12pt" style:font-size-asian="12pt" style:font-size-complex="12pt"/>
    </style:style>
    <style:style style:name="T82_251" style:family="text">
      <style:text-properties fo:font-size="12pt" style:font-size-asian="12pt" style:font-size-complex="12pt"/>
    </style:style>
    <style:style style:name="T82_252" style:family="text">
      <style:text-properties fo:font-size="12pt" style:font-size-asian="12pt" style:font-size-complex="12pt"/>
    </style:style>
    <style:style style:name="T82_253" style:family="text">
      <style:text-properties fo:font-size="12pt" style:font-size-asian="12pt" style:font-size-complex="12pt"/>
    </style:style>
    <style:style style:name="T82_254" style:family="text">
      <style:text-properties fo:font-size="12pt" style:font-size-asian="12pt" style:font-size-complex="12pt"/>
    </style:style>
    <style:style style:name="T82_255" style:family="text">
      <style:text-properties fo:font-size="12pt" style:font-size-asian="12pt" style:font-size-complex="12pt"/>
    </style:style>
    <style:style style:name="T82_256" style:family="text">
      <style:text-properties fo:font-size="12pt" style:font-size-asian="12pt" style:font-size-complex="12pt"/>
    </style:style>
    <style:style style:name="T82_257" style:family="text">
      <style:text-properties fo:font-size="12pt" style:font-size-asian="12pt" style:font-size-complex="12pt"/>
    </style:style>
    <style:style style:name="T82_258" style:family="text">
      <style:text-properties fo:font-size="12pt" style:font-size-asian="12pt" style:font-size-complex="12pt"/>
    </style:style>
    <style:style style:name="T82_259" style:family="text">
      <style:text-properties fo:font-size="12pt" style:font-size-asian="12pt" style:font-size-complex="12pt"/>
    </style:style>
    <style:style style:name="T82_260" style:family="text">
      <style:text-properties fo:font-size="12pt" style:font-size-asian="12pt" style:font-size-complex="12pt"/>
    </style:style>
    <style:style style:name="T82_261" style:family="text">
      <style:text-properties fo:font-size="12pt" style:font-size-asian="12pt" style:font-size-complex="12pt"/>
    </style:style>
    <style:style style:name="T82_262" style:family="text">
      <style:text-properties fo:font-size="12pt" style:font-size-asian="12pt" style:font-size-complex="12pt"/>
    </style:style>
    <style:style style:name="T82_263" style:family="text">
      <style:text-properties fo:font-size="12pt" style:font-size-asian="12pt" style:font-size-complex="12pt"/>
    </style:style>
    <style:style style:name="T82_264" style:family="text">
      <style:text-properties fo:font-size="12pt" style:font-size-asian="12pt" style:font-size-complex="12pt"/>
    </style:style>
    <style:style style:name="T82_265" style:family="text">
      <style:text-properties fo:font-size="12pt" style:font-size-asian="12pt" style:font-size-complex="12pt"/>
    </style:style>
    <style:style style:name="T82_266" style:family="text">
      <style:text-properties fo:font-size="12pt" style:font-size-asian="12pt" style:font-size-complex="12pt"/>
    </style:style>
    <style:style style:name="T82_267" style:family="text">
      <style:text-properties fo:font-size="12pt" style:font-size-asian="12pt" style:font-size-complex="12pt"/>
    </style:style>
    <style:style style:name="T82_268" style:family="text">
      <style:text-properties fo:font-size="12pt" style:font-size-asian="12pt" style:font-size-complex="12pt"/>
    </style:style>
    <style:style style:name="T82_269" style:family="text">
      <style:text-properties fo:font-size="12pt" style:font-size-asian="12pt" style:font-size-complex="12pt"/>
    </style:style>
    <style:style style:name="T82_270" style:family="text">
      <style:text-properties fo:font-size="12pt" style:font-size-asian="12pt" style:font-size-complex="12pt"/>
    </style:style>
    <style:style style:name="T82_271" style:family="text">
      <style:text-properties fo:font-size="12pt" style:font-size-asian="12pt" style:font-size-complex="12pt"/>
    </style:style>
    <style:style style:name="T82_272" style:family="text">
      <style:text-properties fo:font-size="12pt" style:font-size-asian="12pt" style:font-size-complex="12pt"/>
    </style:style>
    <style:style style:name="T82_273" style:family="text">
      <style:text-properties fo:font-size="12pt" style:font-size-asian="12pt" style:font-size-complex="12pt"/>
    </style:style>
    <style:style style:name="T82_274" style:family="text">
      <style:text-properties fo:font-size="12pt" style:font-size-asian="12pt" style:font-size-complex="12pt"/>
    </style:style>
    <style:style style:name="T82_275" style:family="text">
      <style:text-properties fo:font-size="12pt" style:font-size-asian="12pt" style:font-size-complex="12pt"/>
    </style:style>
    <style:style style:name="T82_276" style:family="text">
      <style:text-properties fo:font-size="12pt" style:font-size-asian="12pt" style:font-size-complex="12pt"/>
    </style:style>
    <style:style style:name="T82_277" style:family="text">
      <style:text-properties fo:font-size="12pt" style:font-size-asian="12pt" style:font-size-complex="12pt"/>
    </style:style>
    <style:style style:name="T82_278" style:family="text">
      <style:text-properties fo:font-size="12pt" style:font-size-asian="12pt" style:font-size-complex="12pt"/>
    </style:style>
    <style:style style:name="T82_279" style:family="text">
      <style:text-properties fo:font-style="italic" style:font-style-asian="italic" style:font-style-complex="italic" fo:font-size="12pt" style:font-size-asian="12pt" style:font-size-complex="12pt"/>
    </style:style>
    <style:style style:name="T82_280" style:family="text">
      <style:text-properties fo:font-size="12pt" style:font-size-asian="12pt" style:font-size-complex="12pt"/>
    </style:style>
    <style:style style:name="T82_281" style:family="text">
      <style:text-properties fo:font-size="12pt" style:font-size-asian="12pt" style:font-size-complex="12pt"/>
    </style:style>
    <style:style style:name="T82_282" style:family="text">
      <style:text-properties fo:font-size="12pt" style:font-size-asian="12pt" style:font-size-complex="12pt"/>
    </style:style>
    <style:style style:name="T82_283" style:family="text">
      <style:text-properties fo:font-size="12pt" style:font-size-asian="12pt" style:font-size-complex="12pt"/>
    </style:style>
    <style:style style:name="T82_284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text-align="justify" fo:break-before="auto" fo:text-indent="1.27cm" fo:line-height="150%" style:writing-mode="lr-tb"/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T83_3" style:family="text">
      <style:text-properties fo:font-size="12pt" style:font-size-asian="12pt" style:font-size-complex="12pt"/>
    </style:style>
    <style:style style:name="T83_4" style:family="text">
      <style:text-properties fo:font-size="12pt" style:font-size-asian="12pt" style:font-size-complex="12pt"/>
    </style:style>
    <style:style style:name="T83_5" style:family="text">
      <style:text-properties fo:font-size="12pt" style:font-size-asian="12pt" style:font-size-complex="12pt"/>
    </style:style>
    <style:style style:name="T83_6" style:family="text">
      <style:text-properties fo:font-size="12pt" style:font-size-asian="12pt" style:font-size-complex="12pt"/>
    </style:style>
    <style:style style:name="T83_7" style:family="text">
      <style:text-properties fo:font-size="12pt" style:font-size-asian="12pt" style:font-size-complex="12pt"/>
    </style:style>
    <style:style style:name="T83_8" style:family="text">
      <style:text-properties fo:font-size="12pt" style:font-size-asian="12pt" style:font-size-complex="12pt"/>
    </style:style>
    <style:style style:name="T83_9" style:family="text">
      <style:text-properties fo:font-size="12pt" style:font-size-asian="12pt" style:font-size-complex="12pt"/>
    </style:style>
    <style:style style:name="T83_10" style:family="text">
      <style:text-properties fo:font-size="12pt" style:font-size-asian="12pt" style:font-size-complex="12pt"/>
    </style:style>
    <style:style style:name="T83_11" style:family="text">
      <style:text-properties fo:font-size="12pt" style:font-size-asian="12pt" style:font-size-complex="12pt"/>
    </style:style>
    <style:style style:name="T83_12" style:family="text">
      <style:text-properties fo:font-size="12pt" style:font-size-asian="12pt" style:font-size-complex="12pt"/>
    </style:style>
    <style:style style:name="T83_13" style:family="text">
      <style:text-properties fo:font-size="12pt" style:font-size-asian="12pt" style:font-size-complex="12pt"/>
    </style:style>
    <style:style style:name="T83_14" style:family="text">
      <style:text-properties fo:font-size="12pt" style:font-size-asian="12pt" style:font-size-complex="12pt"/>
    </style:style>
    <style:style style:name="T83_15" style:family="text">
      <style:text-properties fo:font-size="12pt" style:font-size-asian="12pt" style:font-size-complex="12pt"/>
    </style:style>
    <style:style style:name="T83_16" style:family="text">
      <style:text-properties fo:font-size="12pt" style:font-size-asian="12pt" style:font-size-complex="12pt"/>
    </style:style>
    <style:style style:name="T83_17" style:family="text">
      <style:text-properties fo:font-size="12pt" style:font-size-asian="12pt" style:font-size-complex="12pt"/>
    </style:style>
    <style:style style:name="T83_18" style:family="text">
      <style:text-properties fo:font-size="12pt" style:font-size-asian="12pt" style:font-size-complex="12pt"/>
    </style:style>
    <style:style style:name="T83_19" style:family="text">
      <style:text-properties fo:font-size="12pt" style:font-size-asian="12pt" style:font-size-complex="12pt"/>
    </style:style>
    <style:style style:name="T83_20" style:family="text">
      <style:text-properties fo:font-size="12pt" style:font-size-asian="12pt" style:font-size-complex="12pt"/>
    </style:style>
    <style:style style:name="T83_21" style:family="text">
      <style:text-properties fo:font-size="12pt" style:font-size-asian="12pt" style:font-size-complex="12pt"/>
    </style:style>
    <style:style style:name="T83_22" style:family="text">
      <style:text-properties fo:font-size="12pt" style:font-size-asian="12pt" style:font-size-complex="12pt"/>
    </style:style>
    <style:style style:name="T83_23" style:family="text">
      <style:text-properties fo:font-size="12pt" style:font-size-asian="12pt" style:font-size-complex="12pt"/>
    </style:style>
    <style:style style:name="T83_24" style:family="text">
      <style:text-properties fo:font-size="12pt" style:font-size-asian="12pt" style:font-size-complex="12pt"/>
    </style:style>
    <style:style style:name="T83_2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3_2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3_2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3_2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3_2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3_3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3_3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3_3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3_3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3_3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3_3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3_36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text-align="justify" fo:break-before="auto" fo:text-indent="1.27cm" fo:line-height="150%" style:writing-mode="lr-tb"/>
    </style:style>
    <style:style style:name="T84_1" style:family="text">
      <style:text-properties fo:font-size="12pt" style:font-size-asian="12pt" style:font-size-complex="12pt"/>
    </style:style>
    <style:style style:name="T84_2" style:family="text">
      <style:text-properties fo:font-size="12pt" style:font-size-asian="12pt" style:font-size-complex="12pt"/>
    </style:style>
    <style:style style:name="T84_3" style:family="text">
      <style:text-properties fo:font-size="12pt" style:font-size-asian="12pt" style:font-size-complex="12pt"/>
    </style:style>
    <style:style style:name="T84_4" style:family="text">
      <style:text-properties fo:font-size="12pt" style:font-size-asian="12pt" style:font-size-complex="12pt"/>
    </style:style>
    <style:style style:name="T84_5" style:family="text">
      <style:text-properties fo:font-size="12pt" style:font-size-asian="12pt" style:font-size-complex="12pt"/>
    </style:style>
    <style:style style:name="T84_6" style:family="text">
      <style:text-properties fo:font-size="12pt" style:font-size-asian="12pt" style:font-size-complex="12pt"/>
    </style:style>
    <style:style style:name="T84_7" style:family="text">
      <style:text-properties fo:font-size="12pt" style:font-size-asian="12pt" style:font-size-complex="12pt"/>
    </style:style>
    <style:style style:name="T84_8" style:family="text">
      <style:text-properties fo:font-size="12pt" style:font-size-asian="12pt" style:font-size-complex="12pt"/>
    </style:style>
    <style:style style:name="T84_9" style:family="text">
      <style:text-properties fo:font-size="12pt" style:font-size-asian="12pt" style:font-size-complex="12pt"/>
    </style:style>
    <style:style style:name="T84_10" style:family="text">
      <style:text-properties fo:font-size="12pt" style:font-size-asian="12pt" style:font-size-complex="12pt"/>
    </style:style>
    <style:style style:name="T84_11" style:family="text">
      <style:text-properties fo:font-size="12pt" style:font-size-asian="12pt" style:font-size-complex="12pt"/>
    </style:style>
    <style:style style:name="T84_12" style:family="text">
      <style:text-properties fo:font-size="12pt" style:font-size-asian="12pt" style:font-size-complex="12pt"/>
    </style:style>
    <style:style style:name="T84_13" style:family="text">
      <style:text-properties fo:font-size="12pt" style:font-size-asian="12pt" style:font-size-complex="12pt"/>
    </style:style>
    <style:style style:name="T84_14" style:family="text">
      <style:text-properties fo:font-size="12pt" style:font-size-asian="12pt" style:font-size-complex="12pt"/>
    </style:style>
    <style:style style:name="T84_15" style:family="text">
      <style:text-properties fo:font-size="12pt" style:font-size-asian="12pt" style:font-size-complex="12pt"/>
    </style:style>
    <style:style style:name="T84_16" style:family="text">
      <style:text-properties fo:font-size="12pt" style:font-size-asian="12pt" style:font-size-complex="12pt"/>
    </style:style>
    <style:style style:name="T84_17" style:family="text">
      <style:text-properties fo:font-size="12pt" style:font-size-asian="12pt" style:font-size-complex="12pt"/>
    </style:style>
    <style:style style:name="T84_18" style:family="text">
      <style:text-properties fo:font-size="12pt" style:font-size-asian="12pt" style:font-size-complex="12pt"/>
    </style:style>
    <style:style style:name="T84_19" style:family="text">
      <style:text-properties fo:font-size="12pt" style:font-size-asian="12pt" style:font-size-complex="12pt"/>
    </style:style>
    <style:style style:name="T84_20" style:family="text">
      <style:text-properties fo:font-size="12pt" style:font-size-asian="12pt" style:font-size-complex="12pt"/>
    </style:style>
    <style:style style:name="T84_21" style:family="text">
      <style:text-properties fo:font-size="12pt" style:font-size-asian="12pt" style:font-size-complex="12pt"/>
    </style:style>
    <style:style style:name="T84_22" style:family="text">
      <style:text-properties fo:font-size="12pt" style:font-size-asian="12pt" style:font-size-complex="12pt"/>
    </style:style>
    <style:style style:name="T84_23" style:family="text">
      <style:text-properties fo:font-size="12pt" style:font-size-asian="12pt" style:font-size-complex="12pt"/>
    </style:style>
    <style:style style:name="T84_24" style:family="text">
      <style:text-properties fo:font-size="12pt" style:font-size-asian="12pt" style:font-size-complex="12pt"/>
    </style:style>
    <style:style style:name="T84_2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26" style:family="text">
      <style:text-properties fo:font-size="12pt" style:font-size-asian="12pt" style:font-size-complex="12pt"/>
    </style:style>
    <style:style style:name="T84_27" style:family="text">
      <style:text-properties fo:font-size="12pt" style:font-size-asian="12pt" style:font-size-complex="12pt"/>
    </style:style>
    <style:style style:name="T84_28" style:family="text">
      <style:text-properties fo:font-size="12pt" style:font-size-asian="12pt" style:font-size-complex="12pt"/>
    </style:style>
    <style:style style:name="T84_2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30" style:family="text">
      <style:text-properties fo:font-size="12pt" style:font-size-asian="12pt" style:font-size-complex="12pt"/>
    </style:style>
    <style:style style:name="T84_31" style:family="text">
      <style:text-properties fo:font-size="12pt" style:font-size-asian="12pt" style:font-size-complex="12pt"/>
    </style:style>
    <style:style style:name="T84_32" style:family="text">
      <style:text-properties fo:font-size="12pt" style:font-size-asian="12pt" style:font-size-complex="12pt"/>
    </style:style>
    <style:style style:name="T84_33" style:family="text">
      <style:text-properties fo:font-size="12pt" style:font-size-asian="12pt" style:font-size-complex="12pt"/>
    </style:style>
    <style:style style:name="T84_34" style:family="text">
      <style:text-properties fo:font-size="12pt" style:font-size-asian="12pt" style:font-size-complex="12pt"/>
    </style:style>
    <style:style style:name="T84_35" style:family="text">
      <style:text-properties fo:font-size="12pt" style:font-size-asian="12pt" style:font-size-complex="12pt"/>
    </style:style>
    <style:style style:name="T84_36" style:family="text">
      <style:text-properties fo:font-size="12pt" style:font-size-asian="12pt" style:font-size-complex="12pt"/>
    </style:style>
    <style:style style:name="T84_37" style:family="text">
      <style:text-properties fo:font-size="12pt" style:font-size-asian="12pt" style:font-size-complex="12pt"/>
    </style:style>
    <style:style style:name="T84_38" style:family="text">
      <style:text-properties fo:font-size="12pt" style:font-size-asian="12pt" style:font-size-complex="12pt"/>
    </style:style>
    <style:style style:name="T84_39" style:family="text">
      <style:text-properties fo:font-size="12pt" style:font-size-asian="12pt" style:font-size-complex="12pt"/>
    </style:style>
    <style:style style:name="T84_40" style:family="text">
      <style:text-properties fo:font-size="12pt" style:font-size-asian="12pt" style:font-size-complex="12pt"/>
    </style:style>
    <style:style style:name="T84_41" style:family="text">
      <style:text-properties fo:font-size="12pt" style:font-size-asian="12pt" style:font-size-complex="12pt"/>
    </style:style>
    <style:style style:name="T84_42" style:family="text">
      <style:text-properties fo:font-size="12pt" style:font-size-asian="12pt" style:font-size-complex="12pt"/>
    </style:style>
    <style:style style:name="T84_43" style:family="text">
      <style:text-properties fo:font-size="12pt" style:font-size-asian="12pt" style:font-size-complex="12pt"/>
    </style:style>
    <style:style style:name="T84_44" style:family="text">
      <style:text-properties fo:font-size="12pt" style:font-size-asian="12pt" style:font-size-complex="12pt"/>
    </style:style>
    <style:style style:name="T84_45" style:family="text">
      <style:text-properties fo:font-size="12pt" style:font-size-asian="12pt" style:font-size-complex="12pt"/>
    </style:style>
    <style:style style:name="T84_46" style:family="text">
      <style:text-properties fo:font-size="12pt" style:font-size-asian="12pt" style:font-size-complex="12pt"/>
    </style:style>
    <style:style style:name="T84_47" style:family="text">
      <style:text-properties fo:font-size="12pt" style:font-size-asian="12pt" style:font-size-complex="12pt"/>
    </style:style>
    <style:style style:name="T84_48" style:family="text">
      <style:text-properties fo:font-size="12pt" style:font-size-asian="12pt" style:font-size-complex="12pt"/>
    </style:style>
    <style:style style:name="T84_49" style:family="text">
      <style:text-properties fo:font-size="12pt" style:font-size-asian="12pt" style:font-size-complex="12pt"/>
    </style:style>
    <style:style style:name="T84_50" style:family="text">
      <style:text-properties fo:font-size="12pt" style:font-size-asian="12pt" style:font-size-complex="12pt"/>
    </style:style>
    <style:style style:name="T84_51" style:family="text">
      <style:text-properties fo:font-size="12pt" style:font-size-asian="12pt" style:font-size-complex="12pt"/>
    </style:style>
    <style:style style:name="T84_52" style:family="text">
      <style:text-properties fo:font-size="12pt" style:font-size-asian="12pt" style:font-size-complex="12pt"/>
    </style:style>
    <style:style style:name="T84_53" style:family="text">
      <style:text-properties fo:font-size="12pt" style:font-size-asian="12pt" style:font-size-complex="12pt"/>
    </style:style>
    <style:style style:name="T84_54" style:family="text">
      <style:text-properties fo:font-size="12pt" style:font-size-asian="12pt" style:font-size-complex="12pt"/>
    </style:style>
    <style:style style:name="T84_55" style:family="text">
      <style:text-properties fo:font-size="12pt" style:font-size-asian="12pt" style:font-size-complex="12pt"/>
    </style:style>
    <style:style style:name="T84_56" style:family="text">
      <style:text-properties fo:font-size="12pt" style:font-size-asian="12pt" style:font-size-complex="12pt"/>
    </style:style>
    <style:style style:name="T84_57" style:family="text">
      <style:text-properties fo:font-size="12pt" style:font-size-asian="12pt" style:font-size-complex="12pt"/>
    </style:style>
    <style:style style:name="T84_58" style:family="text">
      <style:text-properties fo:font-size="12pt" style:font-size-asian="12pt" style:font-size-complex="12pt"/>
    </style:style>
    <style:style style:name="T84_59" style:family="text">
      <style:text-properties fo:font-size="12pt" style:font-size-asian="12pt" style:font-size-complex="12pt"/>
    </style:style>
    <style:style style:name="T84_60" style:family="text">
      <style:text-properties fo:font-size="12pt" style:font-size-asian="12pt" style:font-size-complex="12pt"/>
    </style:style>
    <style:style style:name="T84_61" style:family="text">
      <style:text-properties fo:font-size="12pt" style:font-size-asian="12pt" style:font-size-complex="12pt"/>
    </style:style>
    <style:style style:name="T84_62" style:family="text">
      <style:text-properties fo:font-size="12pt" style:font-size-asian="12pt" style:font-size-complex="12pt"/>
    </style:style>
    <style:style style:name="T84_63" style:family="text">
      <style:text-properties fo:font-style="italic" style:font-style-asian="italic" style:font-style-complex="italic" fo:font-size="12pt" style:font-size-asian="12pt" style:font-size-complex="12pt"/>
    </style:style>
    <style:style style:name="T84_64" style:family="text">
      <style:text-properties fo:font-size="12pt" style:font-size-asian="12pt" style:font-size-complex="12pt"/>
    </style:style>
    <style:style style:name="T84_65" style:family="text">
      <style:text-properties fo:font-size="12pt" style:font-size-asian="12pt" style:font-size-complex="12pt"/>
    </style:style>
    <style:style style:name="T84_66" style:family="text">
      <style:text-properties fo:font-size="12pt" style:font-size-asian="12pt" style:font-size-complex="12pt"/>
    </style:style>
    <style:style style:name="T84_67" style:family="text">
      <style:text-properties fo:font-size="12pt" style:font-size-asian="12pt" style:font-size-complex="12pt"/>
    </style:style>
    <style:style style:name="T84_68" style:family="text">
      <style:text-properties fo:font-size="12pt" style:font-size-asian="12pt" style:font-size-complex="12pt"/>
    </style:style>
    <style:style style:name="T84_69" style:family="text">
      <style:text-properties fo:font-size="12pt" style:font-size-asian="12pt" style:font-size-complex="12pt"/>
    </style:style>
    <style:style style:name="T84_70" style:family="text">
      <style:text-properties fo:font-size="12pt" style:font-size-asian="12pt" style:font-size-complex="12pt"/>
    </style:style>
    <style:style style:name="T84_71" style:family="text">
      <style:text-properties fo:font-size="12pt" style:font-size-asian="12pt" style:font-size-complex="12pt"/>
    </style:style>
    <style:style style:name="T84_72" style:family="text">
      <style:text-properties fo:font-size="12pt" style:font-size-asian="12pt" style:font-size-complex="12pt"/>
    </style:style>
    <style:style style:name="T84_73" style:family="text">
      <style:text-properties fo:font-size="12pt" style:font-size-asian="12pt" style:font-size-complex="12pt"/>
    </style:style>
    <style:style style:name="T84_74" style:family="text">
      <style:text-properties fo:font-size="12pt" style:font-size-asian="12pt" style:font-size-complex="12pt"/>
    </style:style>
    <style:style style:name="T84_75" style:family="text">
      <style:text-properties fo:font-size="12pt" style:font-size-asian="12pt" style:font-size-complex="12pt"/>
    </style:style>
    <style:style style:name="T84_76" style:family="text">
      <style:text-properties fo:font-size="12pt" style:font-size-asian="12pt" style:font-size-complex="12pt"/>
    </style:style>
    <style:style style:name="T84_77" style:family="text">
      <style:text-properties fo:font-size="12pt" style:font-size-asian="12pt" style:font-size-complex="12pt"/>
    </style:style>
    <style:style style:name="T84_78" style:family="text">
      <style:text-properties fo:font-size="12pt" style:font-size-asian="12pt" style:font-size-complex="12pt"/>
    </style:style>
    <style:style style:name="T84_79" style:family="text">
      <style:text-properties fo:font-size="12pt" style:font-size-asian="12pt" style:font-size-complex="12pt"/>
    </style:style>
    <style:style style:name="T84_80" style:family="text">
      <style:text-properties fo:font-size="12pt" style:font-size-asian="12pt" style:font-size-complex="12pt"/>
    </style:style>
    <style:style style:name="T84_81" style:family="text">
      <style:text-properties fo:font-size="12pt" style:font-size-asian="12pt" style:font-size-complex="12pt"/>
    </style:style>
    <style:style style:name="T84_82" style:family="text">
      <style:text-properties fo:font-size="12pt" style:font-size-asian="12pt" style:font-size-complex="12pt"/>
    </style:style>
    <style:style style:name="T84_83" style:family="text">
      <style:text-properties fo:font-size="12pt" style:font-size-asian="12pt" style:font-size-complex="12pt"/>
    </style:style>
    <style:style style:name="T84_84" style:family="text">
      <style:text-properties fo:font-size="12pt" style:font-size-asian="12pt" style:font-size-complex="12pt"/>
    </style:style>
    <style:style style:name="T84_8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86" style:family="text">
      <style:text-properties fo:font-size="12pt" style:font-size-asian="12pt" style:font-size-complex="12pt"/>
    </style:style>
    <style:style style:name="T84_87" style:family="text">
      <style:text-properties fo:font-size="12pt" style:font-size-asian="12pt" style:font-size-complex="12pt"/>
    </style:style>
    <style:style style:name="T84_88" style:family="text">
      <style:text-properties fo:font-size="12pt" style:font-size-asian="12pt" style:font-size-complex="12pt"/>
    </style:style>
    <style:style style:name="T84_89" style:family="text">
      <style:text-properties fo:font-size="12pt" style:font-size-asian="12pt" style:font-size-complex="12pt"/>
    </style:style>
    <style:style style:name="T84_90" style:family="text">
      <style:text-properties fo:font-size="12pt" style:font-size-asian="12pt" style:font-size-complex="12pt"/>
    </style:style>
    <style:style style:name="T84_91" style:family="text">
      <style:text-properties fo:font-size="12pt" style:font-size-asian="12pt" style:font-size-complex="12pt"/>
    </style:style>
    <style:style style:name="T84_92" style:family="text">
      <style:text-properties fo:font-size="12pt" style:font-size-asian="12pt" style:font-size-complex="12pt"/>
    </style:style>
    <style:style style:name="T84_93" style:family="text">
      <style:text-properties fo:font-size="12pt" style:font-size-asian="12pt" style:font-size-complex="12pt"/>
    </style:style>
    <style:style style:name="T84_94" style:family="text">
      <style:text-properties fo:font-size="12pt" style:font-size-asian="12pt" style:font-size-complex="12pt"/>
    </style:style>
    <style:style style:name="T84_95" style:family="text">
      <style:text-properties fo:font-size="12pt" style:font-size-asian="12pt" style:font-size-complex="12pt"/>
    </style:style>
    <style:style style:name="T84_96" style:family="text">
      <style:text-properties fo:font-size="12pt" style:font-size-asian="12pt" style:font-size-complex="12pt"/>
    </style:style>
    <style:style style:name="T84_97" style:family="text">
      <style:text-properties fo:font-size="12pt" style:font-size-asian="12pt" style:font-size-complex="12pt"/>
    </style:style>
    <style:style style:name="T84_98" style:family="text">
      <style:text-properties fo:font-size="12pt" style:font-size-asian="12pt" style:font-size-complex="12pt"/>
    </style:style>
    <style:style style:name="T84_99" style:family="text">
      <style:text-properties fo:font-size="12pt" style:font-size-asian="12pt" style:font-size-complex="12pt"/>
    </style:style>
    <style:style style:name="T84_100" style:family="text">
      <style:text-properties fo:font-size="12pt" style:font-size-asian="12pt" style:font-size-complex="12pt"/>
    </style:style>
    <style:style style:name="T84_101" style:family="text">
      <style:text-properties fo:font-size="12pt" style:font-size-asian="12pt" style:font-size-complex="12pt"/>
    </style:style>
    <style:style style:name="T84_102" style:family="text">
      <style:text-properties fo:font-size="12pt" style:font-size-asian="12pt" style:font-size-complex="12pt"/>
    </style:style>
    <style:style style:name="T84_103" style:family="text">
      <style:text-properties fo:font-size="12pt" style:font-size-asian="12pt" style:font-size-complex="12pt"/>
    </style:style>
    <style:style style:name="T84_104" style:family="text">
      <style:text-properties fo:font-size="12pt" style:font-size-asian="12pt" style:font-size-complex="12pt"/>
    </style:style>
    <style:style style:name="T84_105" style:family="text">
      <style:text-properties fo:font-size="12pt" style:font-size-asian="12pt" style:font-size-complex="12pt"/>
    </style:style>
    <style:style style:name="T84_106" style:family="text">
      <style:text-properties fo:font-size="12pt" style:font-size-asian="12pt" style:font-size-complex="12pt"/>
    </style:style>
    <style:style style:name="T84_107" style:family="text">
      <style:text-properties fo:font-style="italic" style:font-style-asian="italic" style:font-style-complex="italic" fo:font-size="12pt" style:font-size-asian="12pt" style:font-size-complex="12pt"/>
    </style:style>
    <style:style style:name="T84_108" style:family="text">
      <style:text-properties fo:font-size="12pt" style:font-size-asian="12pt" style:font-size-complex="12pt"/>
    </style:style>
    <style:style style:name="T84_109" style:family="text">
      <style:text-properties fo:font-size="12pt" style:font-size-asian="12pt" style:font-size-complex="12pt"/>
    </style:style>
    <style:style style:name="T84_110" style:family="text">
      <style:text-properties fo:font-size="12pt" style:font-size-asian="12pt" style:font-size-complex="12pt"/>
    </style:style>
    <style:style style:name="T84_111" style:family="text">
      <style:text-properties fo:font-size="12pt" style:font-size-asian="12pt" style:font-size-complex="12pt"/>
    </style:style>
    <style:style style:name="T84_112" style:family="text">
      <style:text-properties fo:font-size="12pt" style:font-size-asian="12pt" style:font-size-complex="12pt"/>
    </style:style>
    <style:style style:name="T84_113" style:family="text">
      <style:text-properties fo:font-size="12pt" style:font-size-asian="12pt" style:font-size-complex="12pt"/>
    </style:style>
    <style:style style:name="T84_114" style:family="text">
      <style:text-properties fo:font-size="12pt" style:font-size-asian="12pt" style:font-size-complex="12pt"/>
    </style:style>
    <style:style style:name="T84_115" style:family="text">
      <style:text-properties fo:font-size="12pt" style:font-size-asian="12pt" style:font-size-complex="12pt"/>
    </style:style>
    <style:style style:name="T84_116" style:family="text">
      <style:text-properties fo:font-size="12pt" style:font-size-asian="12pt" style:font-size-complex="12pt"/>
    </style:style>
    <style:style style:name="T84_117" style:family="text">
      <style:text-properties fo:font-size="12pt" style:font-size-asian="12pt" style:font-size-complex="12pt"/>
    </style:style>
    <style:style style:name="T84_118" style:family="text">
      <style:text-properties fo:font-size="12pt" style:font-size-asian="12pt" style:font-size-complex="12pt"/>
    </style:style>
    <style:style style:name="T84_119" style:family="text">
      <style:text-properties fo:font-size="12pt" style:font-size-asian="12pt" style:font-size-complex="12pt"/>
    </style:style>
    <style:style style:name="T84_120" style:family="text">
      <style:text-properties fo:font-size="12pt" style:font-size-asian="12pt" style:font-size-complex="12pt"/>
    </style:style>
    <style:style style:name="T84_121" style:family="text">
      <style:text-properties fo:font-size="12pt" style:font-size-asian="12pt" style:font-size-complex="12pt"/>
    </style:style>
    <style:style style:name="T84_122" style:family="text">
      <style:text-properties fo:font-size="12pt" style:font-size-asian="12pt" style:font-size-complex="12pt"/>
    </style:style>
    <style:style style:name="T84_123" style:family="text">
      <style:text-properties fo:font-size="12pt" style:font-size-asian="12pt" style:font-size-complex="12pt"/>
    </style:style>
    <style:style style:name="T84_124" style:family="text">
      <style:text-properties fo:font-size="12pt" style:font-size-asian="12pt" style:font-size-complex="12pt"/>
    </style:style>
    <style:style style:name="T84_125" style:family="text">
      <style:text-properties fo:font-size="12pt" style:font-size-asian="12pt" style:font-size-complex="12pt"/>
    </style:style>
    <style:style style:name="T84_126" style:family="text">
      <style:text-properties fo:font-size="12pt" style:font-size-asian="12pt" style:font-size-complex="12pt"/>
    </style:style>
    <style:style style:name="T84_127" style:family="text">
      <style:text-properties fo:font-size="12pt" style:font-size-asian="12pt" style:font-size-complex="12pt"/>
    </style:style>
    <style:style style:name="T84_128" style:family="text">
      <style:text-properties fo:font-size="12pt" style:font-size-asian="12pt" style:font-size-complex="12pt"/>
    </style:style>
    <style:style style:name="T84_129" style:family="text">
      <style:text-properties fo:font-size="12pt" style:font-size-asian="12pt" style:font-size-complex="12pt"/>
    </style:style>
    <style:style style:name="T84_130" style:family="text">
      <style:text-properties fo:font-size="12pt" style:font-size-asian="12pt" style:font-size-complex="12pt"/>
    </style:style>
    <style:style style:name="T84_131" style:family="text">
      <style:text-properties fo:font-size="12pt" style:font-size-asian="12pt" style:font-size-complex="12pt"/>
    </style:style>
    <style:style style:name="T84_132" style:family="text">
      <style:text-properties fo:font-size="12pt" style:font-size-asian="12pt" style:font-size-complex="12pt"/>
    </style:style>
    <style:style style:name="T84_133" style:family="text">
      <style:text-properties fo:font-size="12pt" style:font-size-asian="12pt" style:font-size-complex="12pt"/>
    </style:style>
    <style:style style:name="T84_134" style:family="text">
      <style:text-properties fo:font-size="12pt" style:font-size-asian="12pt" style:font-size-complex="12pt"/>
    </style:style>
    <style:style style:name="T84_135" style:family="text">
      <style:text-properties fo:font-size="12pt" style:font-size-asian="12pt" style:font-size-complex="12pt"/>
    </style:style>
    <style:style style:name="T84_136" style:family="text">
      <style:text-properties fo:font-size="12pt" style:font-size-asian="12pt" style:font-size-complex="12pt"/>
    </style:style>
    <style:style style:name="T84_137" style:family="text">
      <style:text-properties fo:font-size="12pt" style:font-size-asian="12pt" style:font-size-complex="12pt"/>
    </style:style>
    <style:style style:name="T84_138" style:family="text">
      <style:text-properties fo:font-size="12pt" style:font-size-asian="12pt" style:font-size-complex="12pt"/>
    </style:style>
    <style:style style:name="T84_139" style:family="text">
      <style:text-properties fo:font-size="12pt" style:font-size-asian="12pt" style:font-size-complex="12pt"/>
    </style:style>
    <style:style style:name="T84_140" style:family="text">
      <style:text-properties fo:font-size="12pt" style:font-size-asian="12pt" style:font-size-complex="12pt"/>
    </style:style>
    <style:style style:name="T84_141" style:family="text">
      <style:text-properties fo:font-size="12pt" style:font-size-asian="12pt" style:font-size-complex="12pt"/>
    </style:style>
    <style:style style:name="T84_142" style:family="text">
      <style:text-properties fo:font-size="12pt" style:font-size-asian="12pt" style:font-size-complex="12pt"/>
    </style:style>
    <style:style style:name="T84_143" style:family="text">
      <style:text-properties fo:font-size="12pt" style:font-size-asian="12pt" style:font-size-complex="12pt"/>
    </style:style>
    <style:style style:name="T84_144" style:family="text">
      <style:text-properties fo:font-size="12pt" style:font-size-asian="12pt" style:font-size-complex="12pt"/>
    </style:style>
    <style:style style:name="T84_145" style:family="text">
      <style:text-properties fo:font-size="12pt" style:font-size-asian="12pt" style:font-size-complex="12pt"/>
    </style:style>
    <style:style style:name="T84_146" style:family="text">
      <style:text-properties fo:font-size="12pt" style:font-size-asian="12pt" style:font-size-complex="12pt"/>
    </style:style>
    <style:style style:name="T84_147" style:family="text">
      <style:text-properties fo:font-size="12pt" style:font-size-asian="12pt" style:font-size-complex="12pt"/>
    </style:style>
    <style:style style:name="T84_148" style:family="text">
      <style:text-properties fo:font-size="12pt" style:font-size-asian="12pt" style:font-size-complex="12pt"/>
    </style:style>
    <style:style style:name="T84_149" style:family="text">
      <style:text-properties fo:font-size="12pt" style:font-size-asian="12pt" style:font-size-complex="12pt"/>
    </style:style>
    <style:style style:name="T84_150" style:family="text">
      <style:text-properties fo:font-size="12pt" style:font-size-asian="12pt" style:font-size-complex="12pt"/>
    </style:style>
    <style:style style:name="T84_151" style:family="text">
      <style:text-properties fo:font-size="12pt" style:font-size-asian="12pt" style:font-size-complex="12pt"/>
    </style:style>
    <style:style style:name="T84_152" style:family="text">
      <style:text-properties fo:font-size="12pt" style:font-size-asian="12pt" style:font-size-complex="12pt"/>
    </style:style>
    <style:style style:name="T84_153" style:family="text">
      <style:text-properties fo:font-size="12pt" style:font-size-asian="12pt" style:font-size-complex="12pt"/>
    </style:style>
    <style:style style:name="T84_154" style:family="text">
      <style:text-properties fo:font-size="12pt" style:font-size-asian="12pt" style:font-size-complex="12pt"/>
    </style:style>
    <style:style style:name="T84_155" style:family="text">
      <style:text-properties fo:font-size="12pt" style:font-size-asian="12pt" style:font-size-complex="12pt"/>
    </style:style>
    <style:style style:name="T84_156" style:family="text">
      <style:text-properties fo:font-size="12pt" style:font-size-asian="12pt" style:font-size-complex="12pt"/>
    </style:style>
    <style:style style:name="T84_157" style:family="text">
      <style:text-properties fo:font-size="12pt" style:font-size-asian="12pt" style:font-size-complex="12pt"/>
    </style:style>
    <style:style style:name="T84_158" style:family="text">
      <style:text-properties fo:font-size="12pt" style:font-size-asian="12pt" style:font-size-complex="12pt"/>
    </style:style>
    <style:style style:name="T84_159" style:family="text">
      <style:text-properties fo:font-size="12pt" style:font-size-asian="12pt" style:font-size-complex="12pt"/>
    </style:style>
    <style:style style:name="T84_160" style:family="text">
      <style:text-properties fo:font-size="12pt" style:font-size-asian="12pt" style:font-size-complex="12pt"/>
    </style:style>
    <style:style style:name="T84_161" style:family="text">
      <style:text-properties fo:font-size="12pt" style:font-size-asian="12pt" style:font-size-complex="12pt"/>
    </style:style>
    <style:style style:name="T84_162" style:family="text">
      <style:text-properties fo:font-size="12pt" style:font-size-asian="12pt" style:font-size-complex="12pt"/>
    </style:style>
    <style:style style:name="T84_163" style:family="text">
      <style:text-properties fo:font-size="12pt" style:font-size-asian="12pt" style:font-size-complex="12pt"/>
    </style:style>
    <style:style style:name="T84_164" style:family="text">
      <style:text-properties fo:font-size="12pt" style:font-size-asian="12pt" style:font-size-complex="12pt"/>
    </style:style>
    <style:style style:name="T84_165" style:family="text">
      <style:text-properties fo:font-size="12pt" style:font-size-asian="12pt" style:font-size-complex="12pt"/>
    </style:style>
    <style:style style:name="T84_166" style:family="text">
      <style:text-properties fo:font-size="12pt" style:font-size-asian="12pt" style:font-size-complex="12pt"/>
    </style:style>
    <style:style style:name="T84_167" style:family="text">
      <style:text-properties fo:font-size="12pt" style:font-size-asian="12pt" style:font-size-complex="12pt"/>
    </style:style>
    <style:style style:name="T84_168" style:family="text">
      <style:text-properties fo:font-size="12pt" style:font-size-asian="12pt" style:font-size-complex="12pt"/>
    </style:style>
    <style:style style:name="T84_169" style:family="text">
      <style:text-properties fo:font-size="12pt" style:font-size-asian="12pt" style:font-size-complex="12pt"/>
    </style:style>
    <style:style style:name="T84_170" style:family="text">
      <style:text-properties fo:font-size="12pt" style:font-size-asian="12pt" style:font-size-complex="12pt"/>
    </style:style>
    <style:style style:name="T84_171" style:family="text">
      <style:text-properties fo:font-size="12pt" style:font-size-asian="12pt" style:font-size-complex="12pt"/>
    </style:style>
    <style:style style:name="T84_172" style:family="text">
      <style:text-properties fo:font-size="12pt" style:font-size-asian="12pt" style:font-size-complex="12pt"/>
    </style:style>
    <style:style style:name="T84_173" style:family="text">
      <style:text-properties fo:font-size="12pt" style:font-size-asian="12pt" style:font-size-complex="12pt"/>
    </style:style>
    <style:style style:name="T84_174" style:family="text">
      <style:text-properties fo:font-size="12pt" style:font-size-asian="12pt" style:font-size-complex="12pt"/>
    </style:style>
    <style:style style:name="T84_175" style:family="text">
      <style:text-properties fo:font-size="12pt" style:font-size-asian="12pt" style:font-size-complex="12pt"/>
    </style:style>
    <style:style style:name="T84_176" style:family="text">
      <style:text-properties fo:font-size="12pt" style:font-size-asian="12pt" style:font-size-complex="12pt"/>
    </style:style>
    <style:style style:name="T84_17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17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179" style:family="text">
      <style:text-properties fo:font-size="12pt" style:font-size-asian="12pt" style:font-size-complex="12pt"/>
    </style:style>
    <style:style style:name="T84_180" style:family="text">
      <style:text-properties fo:font-size="12pt" style:font-size-asian="12pt" style:font-size-complex="12pt"/>
    </style:style>
    <style:style style:name="T84_181" style:family="text">
      <style:text-properties fo:font-size="12pt" style:font-size-asian="12pt" style:font-size-complex="12pt"/>
    </style:style>
    <style:style style:name="T84_182" style:family="text">
      <style:text-properties fo:font-size="12pt" style:font-size-asian="12pt" style:font-size-complex="12pt"/>
    </style:style>
    <style:style style:name="T84_183" style:family="text">
      <style:text-properties fo:font-size="12pt" style:font-size-asian="12pt" style:font-size-complex="12pt"/>
    </style:style>
    <style:style style:name="T84_184" style:family="text">
      <style:text-properties fo:font-size="12pt" style:font-size-asian="12pt" style:font-size-complex="12pt"/>
    </style:style>
    <style:style style:name="T84_185" style:family="text">
      <style:text-properties fo:font-size="12pt" style:font-size-asian="12pt" style:font-size-complex="12pt"/>
    </style:style>
    <style:style style:name="T84_186" style:family="text">
      <style:text-properties fo:font-size="12pt" style:font-size-asian="12pt" style:font-size-complex="12pt"/>
    </style:style>
    <style:style style:name="T84_187" style:family="text">
      <style:text-properties fo:font-size="12pt" style:font-size-asian="12pt" style:font-size-complex="12pt"/>
    </style:style>
    <style:style style:name="T84_188" style:family="text">
      <style:text-properties fo:font-size="12pt" style:font-size-asian="12pt" style:font-size-complex="12pt"/>
    </style:style>
    <style:style style:name="T84_189" style:family="text">
      <style:text-properties fo:font-size="12pt" style:font-size-asian="12pt" style:font-size-complex="12pt"/>
    </style:style>
    <style:style style:name="T84_190" style:family="text">
      <style:text-properties fo:font-size="12pt" style:font-size-asian="12pt" style:font-size-complex="12pt"/>
    </style:style>
    <style:style style:name="T84_191" style:family="text">
      <style:text-properties fo:font-style="italic" style:font-style-asian="italic" style:font-style-complex="italic" fo:font-size="12pt" style:font-size-asian="12pt" style:font-size-complex="12pt"/>
    </style:style>
    <style:style style:name="T84_192" style:family="text">
      <style:text-properties fo:font-size="12pt" style:font-size-asian="12pt" style:font-size-complex="12pt"/>
    </style:style>
    <style:style style:name="T84_193" style:family="text">
      <style:text-properties fo:font-size="12pt" style:font-size-asian="12pt" style:font-size-complex="12pt"/>
    </style:style>
    <style:style style:name="T84_194" style:family="text">
      <style:text-properties fo:font-size="12pt" style:font-size-asian="12pt" style:font-size-complex="12pt"/>
    </style:style>
    <style:style style:name="T84_195" style:family="text">
      <style:text-properties fo:font-size="12pt" style:font-size-asian="12pt" style:font-size-complex="12pt"/>
    </style:style>
    <style:style style:name="T84_196" style:family="text">
      <style:text-properties fo:font-size="12pt" style:font-size-asian="12pt" style:font-size-complex="12pt"/>
    </style:style>
    <style:style style:name="T84_197" style:family="text">
      <style:text-properties fo:font-size="12pt" style:font-size-asian="12pt" style:font-size-complex="12pt"/>
    </style:style>
    <style:style style:name="T84_198" style:family="text">
      <style:text-properties fo:font-size="12pt" style:font-size-asian="12pt" style:font-size-complex="12pt"/>
    </style:style>
    <style:style style:name="T84_199" style:family="text">
      <style:text-properties fo:font-size="12pt" style:font-size-asian="12pt" style:font-size-complex="12pt"/>
    </style:style>
    <style:style style:name="T84_200" style:family="text">
      <style:text-properties fo:font-size="12pt" style:font-size-asian="12pt" style:font-size-complex="12pt"/>
    </style:style>
    <style:style style:name="T84_201" style:family="text">
      <style:text-properties fo:font-size="12pt" style:font-size-asian="12pt" style:font-size-complex="12pt"/>
    </style:style>
    <style:style style:name="T84_202" style:family="text">
      <style:text-properties fo:font-size="12pt" style:font-size-asian="12pt" style:font-size-complex="12pt"/>
    </style:style>
    <style:style style:name="P85" style:family="paragraph" style:parent-style-name="Standard">
      <style:paragraph-properties fo:text-align="justify" fo:break-before="auto" fo:text-indent="1.27cm" fo:line-height="150%" style:writing-mode="lr-tb"/>
    </style:style>
    <style:style style:name="T85_1" style:family="text">
      <style:text-properties fo:font-size="12pt" style:font-size-asian="12pt" style:font-size-complex="12pt"/>
    </style:style>
    <style:style style:name="T85_2" style:family="text">
      <style:text-properties fo:font-size="12pt" style:font-size-asian="12pt" style:font-size-complex="12pt"/>
    </style:style>
    <style:style style:name="T85_3" style:family="text">
      <style:text-properties fo:font-size="12pt" style:font-size-asian="12pt" style:font-size-complex="12pt"/>
    </style:style>
    <style:style style:name="T85_4" style:family="text">
      <style:text-properties fo:font-size="12pt" style:font-size-asian="12pt" style:font-size-complex="12pt"/>
    </style:style>
    <style:style style:name="T85_5" style:family="text">
      <style:text-properties fo:font-size="12pt" style:font-size-asian="12pt" style:font-size-complex="12pt"/>
    </style:style>
    <style:style style:name="T85_6" style:family="text">
      <style:text-properties fo:font-size="12pt" style:font-size-asian="12pt" style:font-size-complex="12pt"/>
    </style:style>
    <style:style style:name="T85_7" style:family="text">
      <style:text-properties fo:font-size="12pt" style:font-size-asian="12pt" style:font-size-complex="12pt"/>
    </style:style>
    <style:style style:name="T85_8" style:family="text">
      <style:text-properties fo:font-size="12pt" style:font-size-asian="12pt" style:font-size-complex="12pt"/>
    </style:style>
    <style:style style:name="T85_9" style:family="text">
      <style:text-properties fo:font-size="12pt" style:font-size-asian="12pt" style:font-size-complex="12pt"/>
    </style:style>
    <style:style style:name="T85_10" style:family="text">
      <style:text-properties fo:font-size="12pt" style:font-size-asian="12pt" style:font-size-complex="12pt"/>
    </style:style>
    <style:style style:name="T85_11" style:family="text">
      <style:text-properties fo:font-size="12pt" style:font-size-asian="12pt" style:font-size-complex="12pt"/>
    </style:style>
    <style:style style:name="T85_12" style:family="text">
      <style:text-properties fo:font-size="12pt" style:font-size-asian="12pt" style:font-size-complex="12pt"/>
    </style:style>
    <style:style style:name="T85_13" style:family="text">
      <style:text-properties fo:font-size="12pt" style:font-size-asian="12pt" style:font-size-complex="12pt"/>
    </style:style>
    <style:style style:name="T85_14" style:family="text">
      <style:text-properties fo:font-size="12pt" style:font-size-asian="12pt" style:font-size-complex="12pt"/>
    </style:style>
    <style:style style:name="T85_15" style:family="text">
      <style:text-properties fo:font-size="12pt" style:font-size-asian="12pt" style:font-size-complex="12pt"/>
    </style:style>
    <style:style style:name="T85_16" style:family="text">
      <style:text-properties fo:font-size="12pt" style:font-size-asian="12pt" style:font-size-complex="12pt"/>
    </style:style>
    <style:style style:name="T85_17" style:family="text">
      <style:text-properties fo:font-size="12pt" style:font-size-asian="12pt" style:font-size-complex="12pt"/>
    </style:style>
    <style:style style:name="T85_18" style:family="text">
      <style:text-properties fo:font-size="12pt" style:font-size-asian="12pt" style:font-size-complex="12pt"/>
    </style:style>
    <style:style style:name="T85_19" style:family="text">
      <style:text-properties fo:font-size="12pt" style:font-size-asian="12pt" style:font-size-complex="12pt"/>
    </style:style>
    <style:style style:name="T85_20" style:family="text">
      <style:text-properties fo:font-size="12pt" style:font-size-asian="12pt" style:font-size-complex="12pt"/>
    </style:style>
    <style:style style:name="T85_21" style:family="text">
      <style:text-properties fo:font-size="12pt" style:font-size-asian="12pt" style:font-size-complex="12pt"/>
    </style:style>
    <style:style style:name="T85_22" style:family="text">
      <style:text-properties fo:font-size="12pt" style:font-size-asian="12pt" style:font-size-complex="12pt"/>
    </style:style>
    <style:style style:name="T85_23" style:family="text">
      <style:text-properties fo:font-size="12pt" style:font-size-asian="12pt" style:font-size-complex="12pt"/>
    </style:style>
    <style:style style:name="T85_24" style:family="text">
      <style:text-properties fo:font-size="12pt" style:font-size-asian="12pt" style:font-size-complex="12pt"/>
    </style:style>
    <style:style style:name="T85_25" style:family="text">
      <style:text-properties fo:font-size="12pt" style:font-size-asian="12pt" style:font-size-complex="12pt"/>
    </style:style>
    <style:style style:name="T85_26" style:family="text">
      <style:text-properties fo:font-size="12pt" style:font-size-asian="12pt" style:font-size-complex="12pt"/>
    </style:style>
    <style:style style:name="T85_27" style:family="text">
      <style:text-properties fo:font-size="12pt" style:font-size-asian="12pt" style:font-size-complex="12pt"/>
    </style:style>
    <style:style style:name="T85_28" style:family="text">
      <style:text-properties fo:font-size="12pt" style:font-size-asian="12pt" style:font-size-complex="12pt"/>
    </style:style>
    <style:style style:name="T85_29" style:family="text">
      <style:text-properties fo:font-size="12pt" style:font-size-asian="12pt" style:font-size-complex="12pt"/>
    </style:style>
    <style:style style:name="T85_30" style:family="text">
      <style:text-properties fo:font-size="12pt" style:font-size-asian="12pt" style:font-size-complex="12pt"/>
    </style:style>
    <style:style style:name="T85_31" style:family="text">
      <style:text-properties fo:font-size="12pt" style:font-size-asian="12pt" style:font-size-complex="12pt"/>
    </style:style>
    <style:style style:name="T85_32" style:family="text">
      <style:text-properties fo:font-size="12pt" style:font-size-asian="12pt" style:font-size-complex="12pt"/>
    </style:style>
    <style:style style:name="T85_33" style:family="text">
      <style:text-properties fo:font-size="12pt" style:font-size-asian="12pt" style:font-size-complex="12pt"/>
    </style:style>
    <style:style style:name="T85_34" style:family="text">
      <style:text-properties fo:font-size="12pt" style:font-size-asian="12pt" style:font-size-complex="12pt"/>
    </style:style>
    <style:style style:name="T85_35" style:family="text">
      <style:text-properties fo:font-size="12pt" style:font-size-asian="12pt" style:font-size-complex="12pt"/>
    </style:style>
    <style:style style:name="T85_36" style:family="text">
      <style:text-properties fo:font-size="12pt" style:font-size-asian="12pt" style:font-size-complex="12pt"/>
    </style:style>
    <style:style style:name="T85_37" style:family="text">
      <style:text-properties fo:font-size="12pt" style:font-size-asian="12pt" style:font-size-complex="12pt"/>
    </style:style>
    <style:style style:name="T85_38" style:family="text">
      <style:text-properties fo:font-size="12pt" style:font-size-asian="12pt" style:font-size-complex="12pt"/>
    </style:style>
    <style:style style:name="T85_39" style:family="text">
      <style:text-properties fo:font-size="12pt" style:font-size-asian="12pt" style:font-size-complex="12pt"/>
    </style:style>
    <style:style style:name="T85_40" style:family="text">
      <style:text-properties fo:font-size="12pt" style:font-size-asian="12pt" style:font-size-complex="12pt"/>
    </style:style>
    <style:style style:name="T85_41" style:family="text">
      <style:text-properties fo:font-size="12pt" style:font-size-asian="12pt" style:font-size-complex="12pt"/>
    </style:style>
    <style:style style:name="T85_42" style:family="text">
      <style:text-properties fo:font-size="12pt" style:font-size-asian="12pt" style:font-size-complex="12pt"/>
    </style:style>
    <style:style style:name="T85_43" style:family="text">
      <style:text-properties fo:font-size="12pt" style:font-size-asian="12pt" style:font-size-complex="12pt"/>
    </style:style>
    <style:style style:name="T85_44" style:family="text">
      <style:text-properties fo:font-size="12pt" style:font-size-asian="12pt" style:font-size-complex="12pt"/>
    </style:style>
    <style:style style:name="T85_45" style:family="text">
      <style:text-properties fo:font-size="12pt" style:font-size-asian="12pt" style:font-size-complex="12pt"/>
    </style:style>
    <style:style style:name="T85_46" style:family="text">
      <style:text-properties fo:font-size="12pt" style:font-size-asian="12pt" style:font-size-complex="12pt"/>
    </style:style>
    <style:style style:name="T85_47" style:family="text">
      <style:text-properties fo:font-size="12pt" style:font-size-asian="12pt" style:font-size-complex="12pt"/>
    </style:style>
    <style:style style:name="T85_48" style:family="text">
      <style:text-properties fo:font-size="12pt" style:font-size-asian="12pt" style:font-size-complex="12pt"/>
    </style:style>
    <style:style style:name="T85_49" style:family="text">
      <style:text-properties fo:font-size="12pt" style:font-size-asian="12pt" style:font-size-complex="12pt"/>
    </style:style>
    <style:style style:name="T85_50" style:family="text">
      <style:text-properties fo:font-size="12pt" style:font-size-asian="12pt" style:font-size-complex="12pt"/>
    </style:style>
    <style:style style:name="T85_51" style:family="text">
      <style:text-properties fo:font-size="12pt" style:font-size-asian="12pt" style:font-size-complex="12pt"/>
    </style:style>
    <style:style style:name="T85_52" style:family="text">
      <style:text-properties fo:font-size="12pt" style:font-size-asian="12pt" style:font-size-complex="12pt"/>
    </style:style>
    <style:style style:name="T85_53" style:family="text">
      <style:text-properties fo:font-size="12pt" style:font-size-asian="12pt" style:font-size-complex="12pt"/>
    </style:style>
    <style:style style:name="T85_54" style:family="text">
      <style:text-properties fo:font-size="12pt" style:font-size-asian="12pt" style:font-size-complex="12pt"/>
    </style:style>
    <style:style style:name="T85_55" style:family="text">
      <style:text-properties fo:font-size="12pt" style:font-size-asian="12pt" style:font-size-complex="12pt"/>
    </style:style>
    <style:style style:name="T85_56" style:family="text">
      <style:text-properties fo:font-size="12pt" style:font-size-asian="12pt" style:font-size-complex="12pt"/>
    </style:style>
    <style:style style:name="T85_57" style:family="text">
      <style:text-properties fo:font-size="12pt" style:font-size-asian="12pt" style:font-size-complex="12pt"/>
    </style:style>
    <style:style style:name="T85_58" style:family="text">
      <style:text-properties fo:font-size="12pt" style:font-size-asian="12pt" style:font-size-complex="12pt"/>
    </style:style>
    <style:style style:name="T85_59" style:family="text">
      <style:text-properties fo:font-size="12pt" style:font-size-asian="12pt" style:font-size-complex="12pt"/>
    </style:style>
    <style:style style:name="T85_60" style:family="text">
      <style:text-properties fo:font-size="12pt" style:font-size-asian="12pt" style:font-size-complex="12pt"/>
    </style:style>
    <style:style style:name="T85_61" style:family="text">
      <style:text-properties fo:font-size="12pt" style:font-size-asian="12pt" style:font-size-complex="12pt"/>
    </style:style>
    <style:style style:name="T85_62" style:family="text">
      <style:text-properties fo:font-size="12pt" style:font-size-asian="12pt" style:font-size-complex="12pt"/>
    </style:style>
    <style:style style:name="T85_63" style:family="text">
      <style:text-properties fo:font-size="12pt" style:font-size-asian="12pt" style:font-size-complex="12pt"/>
    </style:style>
    <style:style style:name="T85_64" style:family="text">
      <style:text-properties fo:font-size="12pt" style:font-size-asian="12pt" style:font-size-complex="12pt"/>
    </style:style>
    <style:style style:name="T85_65" style:family="text">
      <style:text-properties fo:font-size="12pt" style:font-size-asian="12pt" style:font-size-complex="12pt"/>
    </style:style>
    <style:style style:name="T85_66" style:family="text">
      <style:text-properties fo:font-size="12pt" style:font-size-asian="12pt" style:font-size-complex="12pt"/>
    </style:style>
    <style:style style:name="T85_67" style:family="text">
      <style:text-properties fo:font-size="12pt" style:font-size-asian="12pt" style:font-size-complex="12pt"/>
    </style:style>
    <style:style style:name="T85_68" style:family="text">
      <style:text-properties fo:font-size="12pt" style:font-size-asian="12pt" style:font-size-complex="12pt"/>
    </style:style>
    <style:style style:name="T85_69" style:family="text">
      <style:text-properties fo:font-size="12pt" style:font-size-asian="12pt" style:font-size-complex="12pt"/>
    </style:style>
    <style:style style:name="T85_70" style:family="text">
      <style:text-properties fo:font-size="12pt" style:font-size-asian="12pt" style:font-size-complex="12pt"/>
    </style:style>
    <style:style style:name="T85_71" style:family="text">
      <style:text-properties fo:font-size="12pt" style:font-size-asian="12pt" style:font-size-complex="12pt"/>
    </style:style>
    <style:style style:name="T85_72" style:family="text">
      <style:text-properties fo:font-size="12pt" style:font-size-asian="12pt" style:font-size-complex="12pt"/>
    </style:style>
    <style:style style:name="T85_73" style:family="text">
      <style:text-properties fo:font-size="12pt" style:font-size-asian="12pt" style:font-size-complex="12pt"/>
    </style:style>
    <style:style style:name="T85_74" style:family="text">
      <style:text-properties fo:font-size="12pt" style:font-size-asian="12pt" style:font-size-complex="12pt"/>
    </style:style>
    <style:style style:name="T85_75" style:family="text">
      <style:text-properties fo:font-style="italic" style:font-style-asian="italic" style:font-style-complex="italic" fo:font-size="12pt" style:font-size-asian="12pt" style:font-size-complex="12pt"/>
    </style:style>
    <style:style style:name="T85_76" style:family="text">
      <style:text-properties fo:font-size="12pt" style:font-size-asian="12pt" style:font-size-complex="12pt"/>
    </style:style>
    <style:style style:name="T85_77" style:family="text">
      <style:text-properties fo:font-size="12pt" style:font-size-asian="12pt" style:font-size-complex="12pt"/>
    </style:style>
    <style:style style:name="T85_78" style:family="text">
      <style:text-properties fo:font-size="12pt" style:font-size-asian="12pt" style:font-size-complex="12pt"/>
    </style:style>
    <style:style style:name="T85_79" style:family="text">
      <style:text-properties fo:font-size="12pt" style:font-size-asian="12pt" style:font-size-complex="12pt"/>
    </style:style>
    <style:style style:name="T85_80" style:family="text">
      <style:text-properties fo:font-size="12pt" style:font-size-asian="12pt" style:font-size-complex="12pt"/>
    </style:style>
    <style:style style:name="T85_81" style:family="text">
      <style:text-properties fo:font-size="12pt" style:font-size-asian="12pt" style:font-size-complex="12pt"/>
    </style:style>
    <style:style style:name="T85_82" style:family="text">
      <style:text-properties fo:font-size="12pt" style:font-size-asian="12pt" style:font-size-complex="12pt"/>
    </style:style>
    <style:style style:name="T85_83" style:family="text">
      <style:text-properties fo:font-size="12pt" style:font-size-asian="12pt" style:font-size-complex="12pt"/>
    </style:style>
    <style:style style:name="T85_84" style:family="text">
      <style:text-properties fo:font-size="12pt" style:font-size-asian="12pt" style:font-size-complex="12pt"/>
    </style:style>
    <style:style style:name="T85_85" style:family="text">
      <style:text-properties fo:font-size="12pt" style:font-size-asian="12pt" style:font-size-complex="12pt"/>
    </style:style>
    <style:style style:name="T85_86" style:family="text">
      <style:text-properties fo:font-size="12pt" style:font-size-asian="12pt" style:font-size-complex="12pt"/>
    </style:style>
    <style:style style:name="T85_87" style:family="text">
      <style:text-properties fo:font-size="12pt" style:font-size-asian="12pt" style:font-size-complex="12pt"/>
    </style:style>
    <style:style style:name="T85_88" style:family="text">
      <style:text-properties fo:font-size="12pt" style:font-size-asian="12pt" style:font-size-complex="12pt"/>
    </style:style>
    <style:style style:name="P86" style:family="paragraph" style:parent-style-name="Standard">
      <style:paragraph-properties fo:text-align="justify" fo:break-before="auto" fo:text-indent="1.27cm" fo:line-height="150%" style:writing-mode="lr-tb"/>
    </style:style>
    <style:style style:name="T86_1" style:family="text">
      <style:text-properties fo:font-size="12pt" style:font-size-asian="12pt" style:font-size-complex="12pt"/>
    </style:style>
    <style:style style:name="T86_2" style:family="text">
      <style:text-properties fo:font-size="12pt" style:font-size-asian="12pt" style:font-size-complex="12pt"/>
    </style:style>
    <style:style style:name="T86_3" style:family="text">
      <style:text-properties fo:font-size="12pt" style:font-size-asian="12pt" style:font-size-complex="12pt"/>
    </style:style>
    <style:style style:name="T86_4" style:family="text">
      <style:text-properties fo:font-size="12pt" style:font-size-asian="12pt" style:font-size-complex="12pt"/>
    </style:style>
    <style:style style:name="T86_5" style:family="text">
      <style:text-properties fo:font-size="12pt" style:font-size-asian="12pt" style:font-size-complex="12pt"/>
    </style:style>
    <style:style style:name="T86_6" style:family="text">
      <style:text-properties fo:font-size="12pt" style:font-size-asian="12pt" style:font-size-complex="12pt"/>
    </style:style>
    <style:style style:name="T86_7" style:family="text">
      <style:text-properties fo:font-size="12pt" style:font-size-asian="12pt" style:font-size-complex="12pt"/>
    </style:style>
    <style:style style:name="T86_8" style:family="text">
      <style:text-properties fo:font-size="12pt" style:font-size-asian="12pt" style:font-size-complex="12pt"/>
    </style:style>
    <style:style style:name="T86_9" style:family="text">
      <style:text-properties fo:font-size="12pt" style:font-size-asian="12pt" style:font-size-complex="12pt"/>
    </style:style>
    <style:style style:name="T86_10" style:family="text">
      <style:text-properties fo:font-size="12pt" style:font-size-asian="12pt" style:font-size-complex="12pt"/>
    </style:style>
    <style:style style:name="T86_11" style:family="text">
      <style:text-properties fo:font-size="12pt" style:font-size-asian="12pt" style:font-size-complex="12pt"/>
    </style:style>
    <style:style style:name="T86_12" style:family="text">
      <style:text-properties fo:font-size="12pt" style:font-size-asian="12pt" style:font-size-complex="12pt"/>
    </style:style>
    <style:style style:name="T86_13" style:family="text">
      <style:text-properties fo:font-size="12pt" style:font-size-asian="12pt" style:font-size-complex="12pt"/>
    </style:style>
    <style:style style:name="T86_14" style:family="text">
      <style:text-properties fo:font-size="12pt" style:font-size-asian="12pt" style:font-size-complex="12pt"/>
    </style:style>
    <style:style style:name="T86_15" style:family="text">
      <style:text-properties fo:font-size="12pt" style:font-size-asian="12pt" style:font-size-complex="12pt"/>
    </style:style>
    <style:style style:name="T86_16" style:family="text">
      <style:text-properties fo:font-size="12pt" style:font-size-asian="12pt" style:font-size-complex="12pt"/>
    </style:style>
    <style:style style:name="T86_17" style:family="text">
      <style:text-properties fo:font-size="12pt" style:font-size-asian="12pt" style:font-size-complex="12pt"/>
    </style:style>
    <style:style style:name="T86_18" style:family="text">
      <style:text-properties fo:font-size="12pt" style:font-size-asian="12pt" style:font-size-complex="12pt"/>
    </style:style>
    <style:style style:name="T86_19" style:family="text">
      <style:text-properties fo:font-size="12pt" style:font-size-asian="12pt" style:font-size-complex="12pt"/>
    </style:style>
    <style:style style:name="T86_20" style:family="text">
      <style:text-properties fo:font-size="12pt" style:font-size-asian="12pt" style:font-size-complex="12pt"/>
    </style:style>
    <style:style style:name="T86_21" style:family="text">
      <style:text-properties fo:font-size="12pt" style:font-size-asian="12pt" style:font-size-complex="12pt"/>
    </style:style>
    <style:style style:name="T86_22" style:family="text">
      <style:text-properties fo:font-size="12pt" style:font-size-asian="12pt" style:font-size-complex="12pt"/>
    </style:style>
    <style:style style:name="T86_23" style:family="text">
      <style:text-properties fo:font-size="12pt" style:font-size-asian="12pt" style:font-size-complex="12pt"/>
    </style:style>
    <style:style style:name="T86_24" style:family="text">
      <style:text-properties fo:font-size="12pt" style:font-size-asian="12pt" style:font-size-complex="12pt"/>
    </style:style>
    <style:style style:name="T86_25" style:family="text">
      <style:text-properties fo:font-size="12pt" style:font-size-asian="12pt" style:font-size-complex="12pt"/>
    </style:style>
    <style:style style:name="T86_26" style:family="text">
      <style:text-properties fo:font-size="12pt" style:font-size-asian="12pt" style:font-size-complex="12pt"/>
    </style:style>
    <style:style style:name="T86_27" style:family="text">
      <style:text-properties fo:font-style="italic" style:font-style-asian="italic" style:font-style-complex="italic" fo:font-size="12pt" style:font-size-asian="12pt" style:font-size-complex="12pt"/>
    </style:style>
    <style:style style:name="T86_28" style:family="text">
      <style:text-properties fo:font-size="12pt" style:font-size-asian="12pt" style:font-size-complex="12pt"/>
    </style:style>
    <style:style style:name="T86_29" style:family="text">
      <style:text-properties fo:font-size="12pt" style:font-size-asian="12pt" style:font-size-complex="12pt"/>
    </style:style>
    <style:style style:name="T86_30" style:family="text">
      <style:text-properties fo:font-size="12pt" style:font-size-asian="12pt" style:font-size-complex="12pt"/>
    </style:style>
    <style:style style:name="T86_31" style:family="text">
      <style:text-properties fo:font-size="12pt" style:font-size-asian="12pt" style:font-size-complex="12pt"/>
    </style:style>
    <style:style style:name="T86_32" style:family="text">
      <style:text-properties fo:font-size="12pt" style:font-size-asian="12pt" style:font-size-complex="12pt"/>
    </style:style>
    <style:style style:name="T86_33" style:family="text">
      <style:text-properties fo:font-size="12pt" style:font-size-asian="12pt" style:font-size-complex="12pt"/>
    </style:style>
    <style:style style:name="T86_34" style:family="text">
      <style:text-properties fo:font-size="12pt" style:font-size-asian="12pt" style:font-size-complex="12pt"/>
    </style:style>
    <style:style style:name="T86_35" style:family="text">
      <style:text-properties fo:font-size="12pt" style:font-size-asian="12pt" style:font-size-complex="12pt"/>
    </style:style>
    <style:style style:name="T86_36" style:family="text">
      <style:text-properties fo:font-size="12pt" style:font-size-asian="12pt" style:font-size-complex="12pt"/>
    </style:style>
    <style:style style:name="T86_37" style:family="text">
      <style:text-properties fo:font-size="12pt" style:font-size-asian="12pt" style:font-size-complex="12pt"/>
    </style:style>
    <style:style style:name="T86_38" style:family="text">
      <style:text-properties fo:font-size="12pt" style:font-size-asian="12pt" style:font-size-complex="12pt"/>
    </style:style>
    <style:style style:name="T86_39" style:family="text">
      <style:text-properties fo:font-size="12pt" style:font-size-asian="12pt" style:font-size-complex="12pt"/>
    </style:style>
    <style:style style:name="T86_40" style:family="text">
      <style:text-properties fo:font-size="12pt" style:font-size-asian="12pt" style:font-size-complex="12pt"/>
    </style:style>
    <style:style style:name="T86_41" style:family="text">
      <style:text-properties fo:font-size="12pt" style:font-size-asian="12pt" style:font-size-complex="12pt"/>
    </style:style>
    <style:style style:name="T86_42" style:family="text">
      <style:text-properties fo:font-size="12pt" style:font-size-asian="12pt" style:font-size-complex="12pt"/>
    </style:style>
    <style:style style:name="T86_43" style:family="text">
      <style:text-properties fo:font-size="12pt" style:font-size-asian="12pt" style:font-size-complex="12pt"/>
    </style:style>
    <style:style style:name="T86_44" style:family="text">
      <style:text-properties fo:font-size="12pt" style:font-size-asian="12pt" style:font-size-complex="12pt"/>
    </style:style>
    <style:style style:name="T86_45" style:family="text">
      <style:text-properties fo:font-size="12pt" style:font-size-asian="12pt" style:font-size-complex="12pt"/>
    </style:style>
    <style:style style:name="T86_46" style:family="text">
      <style:text-properties fo:font-size="12pt" style:font-size-asian="12pt" style:font-size-complex="12pt"/>
    </style:style>
    <style:style style:name="T86_47" style:family="text">
      <style:text-properties fo:font-size="12pt" style:font-size-asian="12pt" style:font-size-complex="12pt"/>
    </style:style>
    <style:style style:name="T86_48" style:family="text">
      <style:text-properties fo:font-size="12pt" style:font-size-asian="12pt" style:font-size-complex="12pt"/>
    </style:style>
    <style:style style:name="T86_49" style:family="text">
      <style:text-properties fo:font-size="12pt" style:font-size-asian="12pt" style:font-size-complex="12pt"/>
    </style:style>
    <style:style style:name="T86_50" style:family="text">
      <style:text-properties fo:font-size="12pt" style:font-size-asian="12pt" style:font-size-complex="12pt"/>
    </style:style>
    <style:style style:name="T86_51" style:family="text">
      <style:text-properties fo:font-size="12pt" style:font-size-asian="12pt" style:font-size-complex="12pt"/>
    </style:style>
    <style:style style:name="T86_52" style:family="text">
      <style:text-properties fo:font-size="12pt" style:font-size-asian="12pt" style:font-size-complex="12pt"/>
    </style:style>
    <style:style style:name="T86_53" style:family="text">
      <style:text-properties fo:font-size="12pt" style:font-size-asian="12pt" style:font-size-complex="12pt"/>
    </style:style>
    <style:style style:name="T86_54" style:family="text">
      <style:text-properties fo:font-size="12pt" style:font-size-asian="12pt" style:font-size-complex="12pt"/>
    </style:style>
    <style:style style:name="T86_55" style:family="text">
      <style:text-properties fo:font-size="12pt" style:font-size-asian="12pt" style:font-size-complex="12pt"/>
    </style:style>
    <style:style style:name="T86_56" style:family="text">
      <style:text-properties fo:font-size="12pt" style:font-size-asian="12pt" style:font-size-complex="12pt"/>
    </style:style>
    <style:style style:name="T86_57" style:family="text">
      <style:text-properties fo:font-size="12pt" style:font-size-asian="12pt" style:font-size-complex="12pt"/>
    </style:style>
    <style:style style:name="T86_58" style:family="text">
      <style:text-properties fo:font-size="12pt" style:font-size-asian="12pt" style:font-size-complex="12pt"/>
    </style:style>
    <style:style style:name="T86_59" style:family="text">
      <style:text-properties fo:font-size="12pt" style:font-size-asian="12pt" style:font-size-complex="12pt"/>
    </style:style>
    <style:style style:name="T86_60" style:family="text">
      <style:text-properties fo:font-size="12pt" style:font-size-asian="12pt" style:font-size-complex="12pt"/>
    </style:style>
    <style:style style:name="T86_61" style:family="text">
      <style:text-properties fo:font-size="12pt" style:font-size-asian="12pt" style:font-size-complex="12pt"/>
    </style:style>
    <style:style style:name="T86_62" style:family="text">
      <style:text-properties fo:font-size="12pt" style:font-size-asian="12pt" style:font-size-complex="12pt"/>
    </style:style>
    <style:style style:name="T86_6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6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6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6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6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68" style:family="text">
      <style:text-properties fo:font-size="12pt" style:font-size-asian="12pt" style:font-size-complex="12pt"/>
    </style:style>
    <style:style style:name="T86_69" style:family="text">
      <style:text-properties fo:font-size="12pt" style:font-size-asian="12pt" style:font-size-complex="12pt"/>
    </style:style>
    <style:style style:name="T86_70" style:family="text">
      <style:text-properties fo:font-size="12pt" style:font-size-asian="12pt" style:font-size-complex="12pt"/>
    </style:style>
    <style:style style:name="T86_71" style:family="text">
      <style:text-properties fo:font-size="12pt" style:font-size-asian="12pt" style:font-size-complex="12pt"/>
    </style:style>
    <style:style style:name="T86_72" style:family="text">
      <style:text-properties fo:font-size="12pt" style:font-size-asian="12pt" style:font-size-complex="12pt"/>
    </style:style>
    <style:style style:name="T86_73" style:family="text">
      <style:text-properties fo:font-size="12pt" style:font-size-asian="12pt" style:font-size-complex="12pt"/>
    </style:style>
    <style:style style:name="T86_74" style:family="text">
      <style:text-properties fo:font-size="12pt" style:font-size-asian="12pt" style:font-size-complex="12pt"/>
    </style:style>
    <style:style style:name="T86_75" style:family="text">
      <style:text-properties fo:font-size="12pt" style:font-size-asian="12pt" style:font-size-complex="12pt"/>
    </style:style>
    <style:style style:name="T86_76" style:family="text">
      <style:text-properties fo:font-size="12pt" style:font-size-asian="12pt" style:font-size-complex="12pt"/>
    </style:style>
    <style:style style:name="T86_77" style:family="text">
      <style:text-properties fo:font-size="12pt" style:font-size-asian="12pt" style:font-size-complex="12pt"/>
    </style:style>
    <style:style style:name="T86_78" style:family="text">
      <style:text-properties fo:font-size="12pt" style:font-size-asian="12pt" style:font-size-complex="12pt"/>
    </style:style>
    <style:style style:name="T86_79" style:family="text">
      <style:text-properties fo:font-size="12pt" style:font-size-asian="12pt" style:font-size-complex="12pt"/>
    </style:style>
    <style:style style:name="T86_80" style:family="text">
      <style:text-properties fo:font-size="12pt" style:font-size-asian="12pt" style:font-size-complex="12pt"/>
    </style:style>
    <style:style style:name="T86_81" style:family="text">
      <style:text-properties fo:font-size="12pt" style:font-size-asian="12pt" style:font-size-complex="12pt"/>
    </style:style>
    <style:style style:name="T86_82" style:family="text">
      <style:text-properties fo:font-size="12pt" style:font-size-asian="12pt" style:font-size-complex="12pt"/>
    </style:style>
    <style:style style:name="T86_83" style:family="text">
      <style:text-properties fo:font-size="12pt" style:font-size-asian="12pt" style:font-size-complex="12pt"/>
    </style:style>
    <style:style style:name="T86_84" style:family="text">
      <style:text-properties fo:font-size="12pt" style:font-size-asian="12pt" style:font-size-complex="12pt"/>
    </style:style>
    <style:style style:name="T86_85" style:family="text">
      <style:text-properties fo:font-size="12pt" style:font-size-asian="12pt" style:font-size-complex="12pt"/>
    </style:style>
    <style:style style:name="T86_86" style:family="text">
      <style:text-properties fo:font-size="12pt" style:font-size-asian="12pt" style:font-size-complex="12pt"/>
    </style:style>
    <style:style style:name="T86_87" style:family="text">
      <style:text-properties fo:font-size="12pt" style:font-size-asian="12pt" style:font-size-complex="12pt"/>
    </style:style>
    <style:style style:name="T86_88" style:family="text">
      <style:text-properties fo:font-size="12pt" style:font-size-asian="12pt" style:font-size-complex="12pt"/>
    </style:style>
    <style:style style:name="T86_89" style:family="text">
      <style:text-properties fo:font-size="12pt" style:font-size-asian="12pt" style:font-size-complex="12pt"/>
    </style:style>
    <style:style style:name="T86_90" style:family="text">
      <style:text-properties fo:font-size="12pt" style:font-size-asian="12pt" style:font-size-complex="12pt"/>
    </style:style>
    <style:style style:name="T86_91" style:family="text">
      <style:text-properties fo:font-size="12pt" style:font-size-asian="12pt" style:font-size-complex="12pt"/>
    </style:style>
    <style:style style:name="T86_92" style:family="text">
      <style:text-properties fo:font-size="12pt" style:font-size-asian="12pt" style:font-size-complex="12pt"/>
    </style:style>
    <style:style style:name="T86_93" style:family="text">
      <style:text-properties fo:font-size="12pt" style:font-size-asian="12pt" style:font-size-complex="12pt"/>
    </style:style>
    <style:style style:name="T86_94" style:family="text">
      <style:text-properties fo:font-size="12pt" style:font-size-asian="12pt" style:font-size-complex="12pt"/>
    </style:style>
    <style:style style:name="T86_95" style:family="text">
      <style:text-properties fo:font-size="12pt" style:font-size-asian="12pt" style:font-size-complex="12pt"/>
    </style:style>
    <style:style style:name="T86_96" style:family="text">
      <style:text-properties fo:font-size="12pt" style:font-size-asian="12pt" style:font-size-complex="12pt"/>
    </style:style>
    <style:style style:name="T86_97" style:family="text">
      <style:text-properties fo:font-size="12pt" style:font-size-asian="12pt" style:font-size-complex="12pt"/>
    </style:style>
    <style:style style:name="T86_98" style:family="text">
      <style:text-properties fo:font-size="12pt" style:font-size-asian="12pt" style:font-size-complex="12pt"/>
    </style:style>
    <style:style style:name="T86_99" style:family="text">
      <style:text-properties fo:font-size="12pt" style:font-size-asian="12pt" style:font-size-complex="12pt"/>
    </style:style>
    <style:style style:name="T86_100" style:family="text">
      <style:text-properties fo:font-size="12pt" style:font-size-asian="12pt" style:font-size-complex="12pt"/>
    </style:style>
    <style:style style:name="T86_101" style:family="text">
      <style:text-properties fo:font-size="12pt" style:font-size-asian="12pt" style:font-size-complex="12pt"/>
    </style:style>
    <style:style style:name="T86_102" style:family="text">
      <style:text-properties fo:font-size="12pt" style:font-size-asian="12pt" style:font-size-complex="12pt"/>
    </style:style>
    <style:style style:name="T86_103" style:family="text">
      <style:text-properties fo:font-size="12pt" style:font-size-asian="12pt" style:font-size-complex="12pt"/>
    </style:style>
    <style:style style:name="T86_104" style:family="text">
      <style:text-properties fo:font-size="12pt" style:font-size-asian="12pt" style:font-size-complex="12pt"/>
    </style:style>
    <style:style style:name="T86_105" style:family="text">
      <style:text-properties fo:font-size="12pt" style:font-size-asian="12pt" style:font-size-complex="12pt"/>
    </style:style>
    <style:style style:name="T86_106" style:family="text">
      <style:text-properties fo:font-size="12pt" style:font-size-asian="12pt" style:font-size-complex="12pt"/>
    </style:style>
    <style:style style:name="T86_107" style:family="text">
      <style:text-properties fo:font-size="12pt" style:font-size-asian="12pt" style:font-size-complex="12pt"/>
    </style:style>
    <style:style style:name="T86_108" style:family="text">
      <style:text-properties fo:font-size="12pt" style:font-size-asian="12pt" style:font-size-complex="12pt"/>
    </style:style>
    <style:style style:name="T86_109" style:family="text">
      <style:text-properties fo:font-size="12pt" style:font-size-asian="12pt" style:font-size-complex="12pt"/>
    </style:style>
    <style:style style:name="T86_110" style:family="text">
      <style:text-properties fo:font-size="12pt" style:font-size-asian="12pt" style:font-size-complex="12pt"/>
    </style:style>
    <style:style style:name="T86_111" style:family="text">
      <style:text-properties fo:font-size="12pt" style:font-size-asian="12pt" style:font-size-complex="12pt"/>
    </style:style>
    <style:style style:name="T86_112" style:family="text">
      <style:text-properties fo:font-size="12pt" style:font-size-asian="12pt" style:font-size-complex="12pt"/>
    </style:style>
    <style:style style:name="T86_113" style:family="text">
      <style:text-properties fo:font-size="12pt" style:font-size-asian="12pt" style:font-size-complex="12pt"/>
    </style:style>
    <style:style style:name="T86_114" style:family="text">
      <style:text-properties fo:font-size="12pt" style:font-size-asian="12pt" style:font-size-complex="12pt"/>
    </style:style>
    <style:style style:name="T86_115" style:family="text">
      <style:text-properties fo:font-size="12pt" style:font-size-asian="12pt" style:font-size-complex="12pt"/>
    </style:style>
    <style:style style:name="T86_116" style:family="text">
      <style:text-properties fo:font-size="12pt" style:font-size-asian="12pt" style:font-size-complex="12pt"/>
    </style:style>
    <style:style style:name="T86_117" style:family="text">
      <style:text-properties fo:font-size="12pt" style:font-size-asian="12pt" style:font-size-complex="12pt"/>
    </style:style>
    <style:style style:name="T86_118" style:family="text">
      <style:text-properties fo:font-size="12pt" style:font-size-asian="12pt" style:font-size-complex="12pt"/>
    </style:style>
    <style:style style:name="T86_119" style:family="text">
      <style:text-properties fo:font-size="12pt" style:font-size-asian="12pt" style:font-size-complex="12pt"/>
    </style:style>
    <style:style style:name="T86_120" style:family="text">
      <style:text-properties fo:font-size="12pt" style:font-size-asian="12pt" style:font-size-complex="12pt"/>
    </style:style>
    <style:style style:name="T86_121" style:family="text">
      <style:text-properties fo:font-size="12pt" style:font-size-asian="12pt" style:font-size-complex="12pt"/>
    </style:style>
    <style:style style:name="T86_122" style:family="text">
      <style:text-properties fo:font-size="12pt" style:font-size-asian="12pt" style:font-size-complex="12pt"/>
    </style:style>
    <style:style style:name="T86_123" style:family="text">
      <style:text-properties fo:font-size="12pt" style:font-size-asian="12pt" style:font-size-complex="12pt"/>
    </style:style>
    <style:style style:name="T86_124" style:family="text">
      <style:text-properties fo:font-size="12pt" style:font-size-asian="12pt" style:font-size-complex="12pt"/>
    </style:style>
    <style:style style:name="T86_125" style:family="text">
      <style:text-properties fo:font-size="12pt" style:font-size-asian="12pt" style:font-size-complex="12pt"/>
    </style:style>
    <style:style style:name="T86_126" style:family="text">
      <style:text-properties fo:font-size="12pt" style:font-size-asian="12pt" style:font-size-complex="12pt"/>
    </style:style>
    <style:style style:name="T86_127" style:family="text">
      <style:text-properties fo:font-size="12pt" style:font-size-asian="12pt" style:font-size-complex="12pt"/>
    </style:style>
    <style:style style:name="T86_128" style:family="text">
      <style:text-properties fo:font-size="12pt" style:font-size-asian="12pt" style:font-size-complex="12pt"/>
    </style:style>
    <style:style style:name="T86_129" style:family="text">
      <style:text-properties fo:font-size="12pt" style:font-size-asian="12pt" style:font-size-complex="12pt"/>
    </style:style>
    <style:style style:name="T86_130" style:family="text">
      <style:text-properties fo:font-size="12pt" style:font-size-asian="12pt" style:font-size-complex="12pt"/>
    </style:style>
    <style:style style:name="T86_13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13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13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13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13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136" style:family="text">
      <style:text-properties fo:font-size="12pt" style:font-size-asian="12pt" style:font-size-complex="12pt"/>
    </style:style>
    <style:style style:name="T86_137" style:family="text">
      <style:text-properties fo:font-size="12pt" style:font-size-asian="12pt" style:font-size-complex="12pt"/>
    </style:style>
    <style:style style:name="T86_138" style:family="text">
      <style:text-properties fo:font-size="12pt" style:font-size-asian="12pt" style:font-size-complex="12pt"/>
    </style:style>
    <style:style style:name="T86_13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14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14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14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14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144" style:family="text">
      <style:text-properties fo:font-size="12pt" style:font-size-asian="12pt" style:font-size-complex="12pt"/>
    </style:style>
    <style:style style:name="T86_145" style:family="text">
      <style:text-properties fo:font-size="12pt" style:font-size-asian="12pt" style:font-size-complex="12pt"/>
    </style:style>
    <style:style style:name="T86_146" style:family="text">
      <style:text-properties fo:font-size="12pt" style:font-size-asian="12pt" style:font-size-complex="12pt"/>
    </style:style>
    <style:style style:name="T86_147" style:family="text">
      <style:text-properties fo:font-size="12pt" style:font-size-asian="12pt" style:font-size-complex="12pt"/>
    </style:style>
    <style:style style:name="T86_148" style:family="text">
      <style:text-properties fo:font-size="12pt" style:font-size-asian="12pt" style:font-size-complex="12pt"/>
    </style:style>
    <style:style style:name="T86_149" style:family="text">
      <style:text-properties fo:font-size="12pt" style:font-size-asian="12pt" style:font-size-complex="12pt"/>
    </style:style>
    <style:style style:name="T86_150" style:family="text">
      <style:text-properties fo:font-size="12pt" style:font-size-asian="12pt" style:font-size-complex="12pt"/>
    </style:style>
    <style:style style:name="T86_151" style:family="text">
      <style:text-properties fo:font-size="12pt" style:font-size-asian="12pt" style:font-size-complex="12pt"/>
    </style:style>
    <style:style style:name="T86_152" style:family="text">
      <style:text-properties fo:font-size="12pt" style:font-size-asian="12pt" style:font-size-complex="12pt"/>
    </style:style>
    <style:style style:name="T86_153" style:family="text">
      <style:text-properties fo:font-size="12pt" style:font-size-asian="12pt" style:font-size-complex="12pt"/>
    </style:style>
    <style:style style:name="T86_154" style:family="text">
      <style:text-properties fo:font-size="12pt" style:font-size-asian="12pt" style:font-size-complex="12pt"/>
    </style:style>
    <style:style style:name="T86_155" style:family="text">
      <style:text-properties fo:font-size="12pt" style:font-size-asian="12pt" style:font-size-complex="12pt"/>
    </style:style>
    <style:style style:name="T86_156" style:family="text">
      <style:text-properties fo:font-size="12pt" style:font-size-asian="12pt" style:font-size-complex="12pt"/>
    </style:style>
    <style:style style:name="T86_157" style:family="text">
      <style:text-properties fo:font-size="12pt" style:font-size-asian="12pt" style:font-size-complex="12pt"/>
    </style:style>
    <style:style style:name="T86_158" style:family="text">
      <style:text-properties fo:font-size="12pt" style:font-size-asian="12pt" style:font-size-complex="12pt"/>
    </style:style>
    <style:style style:name="T86_159" style:family="text">
      <style:text-properties fo:font-size="12pt" style:font-size-asian="12pt" style:font-size-complex="12pt"/>
    </style:style>
    <style:style style:name="T86_160" style:family="text">
      <style:text-properties fo:font-size="12pt" style:font-size-asian="12pt" style:font-size-complex="12pt"/>
    </style:style>
    <style:style style:name="T86_161" style:family="text">
      <style:text-properties fo:font-size="12pt" style:font-size-asian="12pt" style:font-size-complex="12pt"/>
    </style:style>
    <style:style style:name="T86_162" style:family="text">
      <style:text-properties fo:font-size="12pt" style:font-size-asian="12pt" style:font-size-complex="12pt"/>
    </style:style>
    <style:style style:name="T86_163" style:family="text">
      <style:text-properties fo:font-size="12pt" style:font-size-asian="12pt" style:font-size-complex="12pt"/>
    </style:style>
    <style:style style:name="T86_164" style:family="text">
      <style:text-properties fo:font-size="12pt" style:font-size-asian="12pt" style:font-size-complex="12pt"/>
    </style:style>
    <style:style style:name="T86_165" style:family="text">
      <style:text-properties fo:font-size="12pt" style:font-size-asian="12pt" style:font-size-complex="12pt"/>
    </style:style>
    <style:style style:name="T86_166" style:family="text">
      <style:text-properties fo:font-size="12pt" style:font-size-asian="12pt" style:font-size-complex="12pt"/>
    </style:style>
    <style:style style:name="T86_167" style:family="text">
      <style:text-properties fo:font-size="12pt" style:font-size-asian="12pt" style:font-size-complex="12pt"/>
    </style:style>
    <style:style style:name="T86_168" style:family="text">
      <style:text-properties fo:font-size="12pt" style:font-size-asian="12pt" style:font-size-complex="12pt"/>
    </style:style>
    <style:style style:name="T86_169" style:family="text">
      <style:text-properties fo:font-size="12pt" style:font-size-asian="12pt" style:font-size-complex="12pt"/>
    </style:style>
    <style:style style:name="T86_170" style:family="text">
      <style:text-properties fo:font-size="12pt" style:font-size-asian="12pt" style:font-size-complex="12pt"/>
    </style:style>
    <style:style style:name="T86_171" style:family="text">
      <style:text-properties fo:font-size="12pt" style:font-size-asian="12pt" style:font-size-complex="12pt"/>
    </style:style>
    <style:style style:name="T86_172" style:family="text">
      <style:text-properties fo:font-size="12pt" style:font-size-asian="12pt" style:font-size-complex="12pt"/>
    </style:style>
    <style:style style:name="T86_173" style:family="text">
      <style:text-properties fo:font-size="12pt" style:font-size-asian="12pt" style:font-size-complex="12pt"/>
    </style:style>
    <style:style style:name="T86_174" style:family="text">
      <style:text-properties fo:font-size="12pt" style:font-size-asian="12pt" style:font-size-complex="12pt"/>
    </style:style>
    <style:style style:name="T86_175" style:family="text">
      <style:text-properties fo:font-size="12pt" style:font-size-asian="12pt" style:font-size-complex="12pt"/>
    </style:style>
    <style:style style:name="T86_176" style:family="text">
      <style:text-properties fo:font-size="12pt" style:font-size-asian="12pt" style:font-size-complex="12pt"/>
    </style:style>
    <style:style style:name="T86_177" style:family="text">
      <style:text-properties fo:font-size="12pt" style:font-size-asian="12pt" style:font-size-complex="12pt"/>
    </style:style>
    <style:style style:name="T86_178" style:family="text">
      <style:text-properties fo:font-size="12pt" style:font-size-asian="12pt" style:font-size-complex="12pt"/>
    </style:style>
    <style:style style:name="T86_179" style:family="text">
      <style:text-properties fo:font-size="12pt" style:font-size-asian="12pt" style:font-size-complex="12pt"/>
    </style:style>
    <style:style style:name="T86_180" style:family="text">
      <style:text-properties fo:font-size="12pt" style:font-size-asian="12pt" style:font-size-complex="12pt"/>
    </style:style>
    <style:style style:name="T86_181" style:family="text">
      <style:text-properties fo:font-size="12pt" style:font-size-asian="12pt" style:font-size-complex="12pt"/>
    </style:style>
    <style:style style:name="T86_182" style:family="text">
      <style:text-properties fo:font-size="12pt" style:font-size-asian="12pt" style:font-size-complex="12pt"/>
    </style:style>
    <style:style style:name="T86_183" style:family="text">
      <style:text-properties fo:font-size="12pt" style:font-size-asian="12pt" style:font-size-complex="12pt"/>
    </style:style>
    <style:style style:name="T86_184" style:family="text">
      <style:text-properties fo:font-size="12pt" style:font-size-asian="12pt" style:font-size-complex="12pt"/>
    </style:style>
    <style:style style:name="T86_185" style:family="text">
      <style:text-properties fo:font-size="12pt" style:font-size-asian="12pt" style:font-size-complex="12pt"/>
    </style:style>
    <style:style style:name="T86_186" style:family="text">
      <style:text-properties fo:font-size="12pt" style:font-size-asian="12pt" style:font-size-complex="12pt"/>
    </style:style>
    <style:style style:name="T86_187" style:family="text">
      <style:text-properties fo:font-size="12pt" style:font-size-asian="12pt" style:font-size-complex="12pt"/>
    </style:style>
    <style:style style:name="T86_188" style:family="text">
      <style:text-properties fo:font-size="12pt" style:font-size-asian="12pt" style:font-size-complex="12pt"/>
    </style:style>
    <style:style style:name="T86_189" style:family="text">
      <style:text-properties fo:font-size="12pt" style:font-size-asian="12pt" style:font-size-complex="12pt"/>
    </style:style>
    <style:style style:name="T86_190" style:family="text">
      <style:text-properties fo:font-size="12pt" style:font-size-asian="12pt" style:font-size-complex="12pt"/>
    </style:style>
    <style:style style:name="T86_191" style:family="text">
      <style:text-properties fo:font-size="12pt" style:font-size-asian="12pt" style:font-size-complex="12pt"/>
    </style:style>
    <style:style style:name="T86_192" style:family="text">
      <style:text-properties fo:font-size="12pt" style:font-size-asian="12pt" style:font-size-complex="12pt"/>
    </style:style>
    <style:style style:name="T86_193" style:family="text">
      <style:text-properties fo:font-size="12pt" style:font-size-asian="12pt" style:font-size-complex="12pt"/>
    </style:style>
    <style:style style:name="T86_194" style:family="text">
      <style:text-properties fo:font-size="12pt" style:font-size-asian="12pt" style:font-size-complex="12pt"/>
    </style:style>
    <style:style style:name="T86_195" style:family="text">
      <style:text-properties fo:font-size="12pt" style:font-size-asian="12pt" style:font-size-complex="12pt"/>
    </style:style>
    <style:style style:name="T86_196" style:family="text">
      <style:text-properties fo:font-size="12pt" style:font-size-asian="12pt" style:font-size-complex="12pt"/>
    </style:style>
    <style:style style:name="T86_197" style:family="text">
      <style:text-properties fo:font-size="12pt" style:font-size-asian="12pt" style:font-size-complex="12pt"/>
    </style:style>
    <style:style style:name="T86_198" style:family="text">
      <style:text-properties fo:font-size="12pt" style:font-size-asian="12pt" style:font-size-complex="12pt"/>
    </style:style>
    <style:style style:name="T86_199" style:family="text">
      <style:text-properties fo:font-size="12pt" style:font-size-asian="12pt" style:font-size-complex="12pt"/>
    </style:style>
    <style:style style:name="T86_200" style:family="text">
      <style:text-properties fo:font-size="12pt" style:font-size-asian="12pt" style:font-size-complex="12pt"/>
    </style:style>
    <style:style style:name="T86_201" style:family="text">
      <style:text-properties fo:font-size="12pt" style:font-size-asian="12pt" style:font-size-complex="12pt"/>
    </style:style>
    <style:style style:name="T86_202" style:family="text">
      <style:text-properties fo:font-size="12pt" style:font-size-asian="12pt" style:font-size-complex="12pt"/>
    </style:style>
    <style:style style:name="T86_203" style:family="text">
      <style:text-properties fo:font-size="12pt" style:font-size-asian="12pt" style:font-size-complex="12pt"/>
    </style:style>
    <style:style style:name="T86_204" style:family="text">
      <style:text-properties fo:font-size="12pt" style:font-size-asian="12pt" style:font-size-complex="12pt"/>
    </style:style>
    <style:style style:name="T86_205" style:family="text">
      <style:text-properties fo:font-size="12pt" style:font-size-asian="12pt" style:font-size-complex="12pt"/>
    </style:style>
    <style:style style:name="T86_206" style:family="text">
      <style:text-properties fo:font-size="12pt" style:font-size-asian="12pt" style:font-size-complex="12pt"/>
    </style:style>
    <style:style style:name="T86_207" style:family="text">
      <style:text-properties fo:font-size="12pt" style:font-size-asian="12pt" style:font-size-complex="12pt"/>
    </style:style>
    <style:style style:name="T86_208" style:family="text">
      <style:text-properties fo:font-size="12pt" style:font-size-asian="12pt" style:font-size-complex="12pt"/>
    </style:style>
    <style:style style:name="T86_209" style:family="text">
      <style:text-properties fo:font-size="12pt" style:font-size-asian="12pt" style:font-size-complex="12pt"/>
    </style:style>
    <style:style style:name="T86_210" style:family="text">
      <style:text-properties fo:font-size="12pt" style:font-size-asian="12pt" style:font-size-complex="12pt"/>
    </style:style>
    <style:style style:name="T86_211" style:family="text">
      <style:text-properties fo:font-size="12pt" style:font-size-asian="12pt" style:font-size-complex="12pt"/>
    </style:style>
    <style:style style:name="T86_212" style:family="text">
      <style:text-properties fo:font-size="12pt" style:font-size-asian="12pt" style:font-size-complex="12pt"/>
    </style:style>
    <style:style style:name="T86_213" style:family="text">
      <style:text-properties fo:font-size="12pt" style:font-size-asian="12pt" style:font-size-complex="12pt"/>
    </style:style>
    <style:style style:name="T86_214" style:family="text">
      <style:text-properties fo:font-size="12pt" style:font-size-asian="12pt" style:font-size-complex="12pt"/>
    </style:style>
    <style:style style:name="T86_215" style:family="text">
      <style:text-properties fo:font-size="12pt" style:font-size-asian="12pt" style:font-size-complex="12pt"/>
    </style:style>
    <style:style style:name="T86_216" style:family="text">
      <style:text-properties fo:font-size="12pt" style:font-size-asian="12pt" style:font-size-complex="12pt"/>
    </style:style>
    <style:style style:name="T86_217" style:family="text">
      <style:text-properties fo:font-size="12pt" style:font-size-asian="12pt" style:font-size-complex="12pt"/>
    </style:style>
    <style:style style:name="T86_218" style:family="text">
      <style:text-properties fo:font-size="12pt" style:font-size-asian="12pt" style:font-size-complex="12pt"/>
    </style:style>
    <style:style style:name="T86_219" style:family="text">
      <style:text-properties fo:font-size="12pt" style:font-size-asian="12pt" style:font-size-complex="12pt"/>
    </style:style>
    <style:style style:name="T86_220" style:family="text">
      <style:text-properties fo:font-size="12pt" style:font-size-asian="12pt" style:font-size-complex="12pt"/>
    </style:style>
    <style:style style:name="T86_221" style:family="text">
      <style:text-properties fo:font-size="12pt" style:font-size-asian="12pt" style:font-size-complex="12pt"/>
    </style:style>
    <style:style style:name="T86_222" style:family="text">
      <style:text-properties fo:font-size="12pt" style:font-size-asian="12pt" style:font-size-complex="12pt"/>
    </style:style>
    <style:style style:name="T86_223" style:family="text">
      <style:text-properties fo:font-size="12pt" style:font-size-asian="12pt" style:font-size-complex="12pt"/>
    </style:style>
    <style:style style:name="T86_224" style:family="text">
      <style:text-properties fo:font-size="12pt" style:font-size-asian="12pt" style:font-size-complex="12pt"/>
    </style:style>
    <style:style style:name="T86_225" style:family="text">
      <style:text-properties fo:font-size="12pt" style:font-size-asian="12pt" style:font-size-complex="12pt"/>
    </style:style>
    <style:style style:name="T86_226" style:family="text">
      <style:text-properties fo:font-size="12pt" style:font-size-asian="12pt" style:font-size-complex="12pt"/>
    </style:style>
    <style:style style:name="T86_227" style:family="text">
      <style:text-properties fo:font-size="12pt" style:font-size-asian="12pt" style:font-size-complex="12pt"/>
    </style:style>
    <style:style style:name="T86_228" style:family="text">
      <style:text-properties fo:font-size="12pt" style:font-size-asian="12pt" style:font-size-complex="12pt"/>
    </style:style>
    <style:style style:name="T86_229" style:family="text">
      <style:text-properties fo:font-size="12pt" style:font-size-asian="12pt" style:font-size-complex="12pt"/>
    </style:style>
    <style:style style:name="T86_230" style:family="text">
      <style:text-properties fo:font-size="12pt" style:font-size-asian="12pt" style:font-size-complex="12pt"/>
    </style:style>
    <style:style style:name="T86_23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3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3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3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35" style:family="text">
      <style:text-properties fo:font-size="12pt" style:font-size-asian="12pt" style:font-size-complex="12pt"/>
    </style:style>
    <style:style style:name="T86_236" style:family="text">
      <style:text-properties fo:font-size="12pt" style:font-size-asian="12pt" style:font-size-complex="12pt"/>
    </style:style>
    <style:style style:name="T86_237" style:family="text">
      <style:text-properties fo:font-size="12pt" style:font-size-asian="12pt" style:font-size-complex="12pt"/>
    </style:style>
    <style:style style:name="T86_238" style:family="text">
      <style:text-properties fo:font-size="12pt" style:font-size-asian="12pt" style:font-size-complex="12pt"/>
    </style:style>
    <style:style style:name="T86_239" style:family="text">
      <style:text-properties fo:font-size="12pt" style:font-size-asian="12pt" style:font-size-complex="12pt"/>
    </style:style>
    <style:style style:name="T86_240" style:family="text">
      <style:text-properties fo:font-size="12pt" style:font-size-asian="12pt" style:font-size-complex="12pt"/>
    </style:style>
    <style:style style:name="T86_241" style:family="text">
      <style:text-properties fo:font-size="12pt" style:font-size-asian="12pt" style:font-size-complex="12pt"/>
    </style:style>
    <style:style style:name="T86_242" style:family="text">
      <style:text-properties fo:font-size="12pt" style:font-size-asian="12pt" style:font-size-complex="12pt"/>
    </style:style>
    <style:style style:name="T86_243" style:family="text">
      <style:text-properties fo:font-size="12pt" style:font-size-asian="12pt" style:font-size-complex="12pt"/>
    </style:style>
    <style:style style:name="T86_244" style:family="text">
      <style:text-properties fo:font-size="12pt" style:font-size-asian="12pt" style:font-size-complex="12pt"/>
    </style:style>
    <style:style style:name="T86_245" style:family="text">
      <style:text-properties fo:font-size="12pt" style:font-size-asian="12pt" style:font-size-complex="12pt"/>
    </style:style>
    <style:style style:name="T86_246" style:family="text">
      <style:text-properties fo:font-size="12pt" style:font-size-asian="12pt" style:font-size-complex="12pt"/>
    </style:style>
    <style:style style:name="T86_247" style:family="text">
      <style:text-properties fo:font-size="12pt" style:font-size-asian="12pt" style:font-size-complex="12pt"/>
    </style:style>
    <style:style style:name="T86_248" style:family="text">
      <style:text-properties fo:font-size="12pt" style:font-size-asian="12pt" style:font-size-complex="12pt"/>
    </style:style>
    <style:style style:name="T86_249" style:family="text">
      <style:text-properties fo:font-size="12pt" style:font-size-asian="12pt" style:font-size-complex="12pt"/>
    </style:style>
    <style:style style:name="T86_250" style:family="text">
      <style:text-properties fo:font-size="12pt" style:font-size-asian="12pt" style:font-size-complex="12pt"/>
    </style:style>
    <style:style style:name="T86_251" style:family="text">
      <style:text-properties fo:font-size="12pt" style:font-size-asian="12pt" style:font-size-complex="12pt"/>
    </style:style>
    <style:style style:name="T86_252" style:family="text">
      <style:text-properties fo:font-size="12pt" style:font-size-asian="12pt" style:font-size-complex="12pt"/>
    </style:style>
    <style:style style:name="T86_253" style:family="text">
      <style:text-properties fo:font-size="12pt" style:font-size-asian="12pt" style:font-size-complex="12pt"/>
    </style:style>
    <style:style style:name="T86_254" style:family="text">
      <style:text-properties fo:font-size="12pt" style:font-size-asian="12pt" style:font-size-complex="12pt"/>
    </style:style>
    <style:style style:name="T86_255" style:family="text">
      <style:text-properties fo:font-size="12pt" style:font-size-asian="12pt" style:font-size-complex="12pt"/>
    </style:style>
    <style:style style:name="T86_256" style:family="text">
      <style:text-properties fo:font-size="12pt" style:font-size-asian="12pt" style:font-size-complex="12pt"/>
    </style:style>
    <style:style style:name="T86_257" style:family="text">
      <style:text-properties fo:font-size="12pt" style:font-size-asian="12pt" style:font-size-complex="12pt"/>
    </style:style>
    <style:style style:name="T86_258" style:family="text">
      <style:text-properties fo:font-size="12pt" style:font-size-asian="12pt" style:font-size-complex="12pt"/>
    </style:style>
    <style:style style:name="T86_259" style:family="text">
      <style:text-properties fo:font-size="12pt" style:font-size-asian="12pt" style:font-size-complex="12pt"/>
    </style:style>
    <style:style style:name="T86_260" style:family="text">
      <style:text-properties fo:font-size="12pt" style:font-size-asian="12pt" style:font-size-complex="12pt"/>
    </style:style>
    <style:style style:name="T86_261" style:family="text">
      <style:text-properties fo:font-size="12pt" style:font-size-asian="12pt" style:font-size-complex="12pt"/>
    </style:style>
    <style:style style:name="T86_262" style:family="text">
      <style:text-properties fo:font-size="12pt" style:font-size-asian="12pt" style:font-size-complex="12pt"/>
    </style:style>
    <style:style style:name="T86_263" style:family="text">
      <style:text-properties fo:font-size="12pt" style:font-size-asian="12pt" style:font-size-complex="12pt"/>
    </style:style>
    <style:style style:name="T86_264" style:family="text">
      <style:text-properties fo:font-size="12pt" style:font-size-asian="12pt" style:font-size-complex="12pt"/>
    </style:style>
    <style:style style:name="T86_265" style:family="text">
      <style:text-properties fo:font-size="12pt" style:font-size-asian="12pt" style:font-size-complex="12pt"/>
    </style:style>
    <style:style style:name="T86_266" style:family="text">
      <style:text-properties fo:font-size="12pt" style:font-size-asian="12pt" style:font-size-complex="12pt"/>
    </style:style>
    <style:style style:name="T86_267" style:family="text">
      <style:text-properties fo:font-size="12pt" style:font-size-asian="12pt" style:font-size-complex="12pt"/>
    </style:style>
    <style:style style:name="T86_268" style:family="text">
      <style:text-properties fo:font-size="12pt" style:font-size-asian="12pt" style:font-size-complex="12pt"/>
    </style:style>
    <style:style style:name="T86_269" style:family="text">
      <style:text-properties fo:font-size="12pt" style:font-size-asian="12pt" style:font-size-complex="12pt"/>
    </style:style>
    <style:style style:name="T86_270" style:family="text">
      <style:text-properties fo:font-size="12pt" style:font-size-asian="12pt" style:font-size-complex="12pt"/>
    </style:style>
    <style:style style:name="T86_271" style:family="text">
      <style:text-properties fo:font-size="12pt" style:font-size-asian="12pt" style:font-size-complex="12pt"/>
    </style:style>
    <style:style style:name="T86_27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7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7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7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7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77" style:family="text">
      <style:text-properties fo:font-size="12pt" style:font-size-asian="12pt" style:font-size-complex="12pt"/>
    </style:style>
    <style:style style:name="T86_27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7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8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8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8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83" style:family="text">
      <style:text-properties fo:font-size="12pt" style:font-size-asian="12pt" style:font-size-complex="12pt"/>
    </style:style>
    <style:style style:name="T86_284" style:family="text">
      <style:text-properties fo:font-size="12pt" style:font-size-asian="12pt" style:font-size-complex="12pt"/>
    </style:style>
    <style:style style:name="T86_28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8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8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8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8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90" style:family="text">
      <style:text-properties fo:font-size="12pt" style:font-size-asian="12pt" style:font-size-complex="12pt"/>
    </style:style>
    <style:style style:name="T86_291" style:family="text">
      <style:text-properties fo:font-size="12pt" style:font-size-asian="12pt" style:font-size-complex="12pt"/>
    </style:style>
    <style:style style:name="T86_292" style:family="text">
      <style:text-properties fo:font-size="12pt" style:font-size-asian="12pt" style:font-size-complex="12pt"/>
    </style:style>
    <style:style style:name="T86_293" style:family="text">
      <style:text-properties fo:font-size="12pt" style:font-size-asian="12pt" style:font-size-complex="12pt"/>
    </style:style>
    <style:style style:name="T86_294" style:family="text">
      <style:text-properties fo:font-size="12pt" style:font-size-asian="12pt" style:font-size-complex="12pt"/>
    </style:style>
    <style:style style:name="T86_295" style:family="text">
      <style:text-properties fo:font-size="12pt" style:font-size-asian="12pt" style:font-size-complex="12pt"/>
    </style:style>
    <style:style style:name="T86_296" style:family="text">
      <style:text-properties fo:font-size="12pt" style:font-size-asian="12pt" style:font-size-complex="12pt"/>
    </style:style>
    <style:style style:name="T86_297" style:family="text">
      <style:text-properties fo:font-size="12pt" style:font-size-asian="12pt" style:font-size-complex="12pt"/>
    </style:style>
    <style:style style:name="T86_298" style:family="text">
      <style:text-properties fo:font-size="12pt" style:font-size-asian="12pt" style:font-size-complex="12pt"/>
    </style:style>
    <style:style style:name="T86_299" style:family="text">
      <style:text-properties fo:font-size="12pt" style:font-size-asian="12pt" style:font-size-complex="12pt"/>
    </style:style>
    <style:style style:name="T86_300" style:family="text">
      <style:text-properties fo:font-size="12pt" style:font-size-asian="12pt" style:font-size-complex="12pt"/>
    </style:style>
    <style:style style:name="T86_301" style:family="text">
      <style:text-properties fo:font-size="12pt" style:font-size-asian="12pt" style:font-size-complex="12pt"/>
    </style:style>
    <style:style style:name="T86_302" style:family="text">
      <style:text-properties fo:font-size="12pt" style:font-size-asian="12pt" style:font-size-complex="12pt"/>
    </style:style>
    <style:style style:name="T86_30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0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0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0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0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0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0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10" style:family="text">
      <style:text-properties fo:font-size="12pt" style:font-size-asian="12pt" style:font-size-complex="12pt"/>
    </style:style>
    <style:style style:name="T86_311" style:family="text">
      <style:text-properties fo:font-size="12pt" style:font-size-asian="12pt" style:font-size-complex="12pt"/>
    </style:style>
    <style:style style:name="T86_312" style:family="text">
      <style:text-properties fo:font-size="12pt" style:font-size-asian="12pt" style:font-size-complex="12pt"/>
    </style:style>
    <style:style style:name="T86_313" style:family="text">
      <style:text-properties fo:font-size="12pt" style:font-size-asian="12pt" style:font-size-complex="12pt"/>
    </style:style>
    <style:style style:name="T86_314" style:family="text">
      <style:text-properties fo:font-size="12pt" style:font-size-asian="12pt" style:font-size-complex="12pt"/>
    </style:style>
    <style:style style:name="T86_315" style:family="text">
      <style:text-properties fo:font-size="12pt" style:font-size-asian="12pt" style:font-size-complex="12pt"/>
    </style:style>
    <style:style style:name="T86_316" style:family="text">
      <style:text-properties fo:font-size="12pt" style:font-size-asian="12pt" style:font-size-complex="12pt"/>
    </style:style>
    <style:style style:name="T86_31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1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1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2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2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22" style:family="text">
      <style:text-properties fo:font-size="12pt" style:font-size-asian="12pt" style:font-size-complex="12pt"/>
    </style:style>
    <style:style style:name="T86_323" style:family="text">
      <style:text-properties fo:font-size="12pt" style:font-size-asian="12pt" style:font-size-complex="12pt"/>
    </style:style>
    <style:style style:name="T86_324" style:family="text">
      <style:text-properties fo:font-size="12pt" style:font-size-asian="12pt" style:font-size-complex="12pt"/>
    </style:style>
    <style:style style:name="T86_325" style:family="text">
      <style:text-properties fo:font-size="12pt" style:font-size-asian="12pt" style:font-size-complex="12pt"/>
    </style:style>
    <style:style style:name="T86_326" style:family="text">
      <style:text-properties fo:font-size="12pt" style:font-size-asian="12pt" style:font-size-complex="12pt"/>
    </style:style>
    <style:style style:name="T86_327" style:family="text">
      <style:text-properties fo:font-size="12pt" style:font-size-asian="12pt" style:font-size-complex="12pt"/>
    </style:style>
    <style:style style:name="T86_328" style:family="text">
      <style:text-properties fo:font-size="12pt" style:font-size-asian="12pt" style:font-size-complex="12pt"/>
    </style:style>
    <style:style style:name="T86_329" style:family="text">
      <style:text-properties fo:font-size="12pt" style:font-size-asian="12pt" style:font-size-complex="12pt"/>
    </style:style>
    <style:style style:name="T86_330" style:family="text">
      <style:text-properties fo:font-size="12pt" style:font-size-asian="12pt" style:font-size-complex="12pt"/>
    </style:style>
    <style:style style:name="T86_331" style:family="text">
      <style:text-properties fo:font-size="12pt" style:font-size-asian="12pt" style:font-size-complex="12pt"/>
    </style:style>
    <style:style style:name="T86_332" style:family="text">
      <style:text-properties fo:font-size="12pt" style:font-size-asian="12pt" style:font-size-complex="12pt"/>
    </style:style>
    <style:style style:name="T86_333" style:family="text">
      <style:text-properties fo:font-size="12pt" style:font-size-asian="12pt" style:font-size-complex="12pt"/>
    </style:style>
    <style:style style:name="T86_334" style:family="text">
      <style:text-properties fo:font-size="12pt" style:font-size-asian="12pt" style:font-size-complex="12pt"/>
    </style:style>
    <style:style style:name="T86_335" style:family="text">
      <style:text-properties fo:font-size="12pt" style:font-size-asian="12pt" style:font-size-complex="12pt"/>
    </style:style>
    <style:style style:name="T86_336" style:family="text">
      <style:text-properties fo:font-size="12pt" style:font-size-asian="12pt" style:font-size-complex="12pt"/>
    </style:style>
    <style:style style:name="T86_337" style:family="text">
      <style:text-properties fo:font-size="12pt" style:font-size-asian="12pt" style:font-size-complex="12pt"/>
    </style:style>
    <style:style style:name="T86_338" style:family="text">
      <style:text-properties fo:font-size="12pt" style:font-size-asian="12pt" style:font-size-complex="12pt"/>
    </style:style>
    <style:style style:name="T86_339" style:family="text">
      <style:text-properties fo:font-size="12pt" style:font-size-asian="12pt" style:font-size-complex="12pt"/>
    </style:style>
    <style:style style:name="T86_340" style:family="text">
      <style:text-properties fo:font-size="12pt" style:font-size-asian="12pt" style:font-size-complex="12pt"/>
    </style:style>
    <style:style style:name="T86_341" style:family="text">
      <style:text-properties fo:font-size="12pt" style:font-size-asian="12pt" style:font-size-complex="12pt"/>
    </style:style>
    <style:style style:name="T86_342" style:family="text">
      <style:text-properties fo:font-size="12pt" style:font-size-asian="12pt" style:font-size-complex="12pt"/>
    </style:style>
    <style:style style:name="T86_343" style:family="text">
      <style:text-properties fo:font-size="12pt" style:font-size-asian="12pt" style:font-size-complex="12pt"/>
    </style:style>
    <style:style style:name="T86_344" style:family="text">
      <style:text-properties fo:font-size="12pt" style:font-size-asian="12pt" style:font-size-complex="12pt"/>
    </style:style>
    <style:style style:name="T86_345" style:family="text">
      <style:text-properties fo:font-size="12pt" style:font-size-asian="12pt" style:font-size-complex="12pt"/>
    </style:style>
    <style:style style:name="T86_346" style:family="text">
      <style:text-properties fo:font-size="12pt" style:font-size-asian="12pt" style:font-size-complex="12pt"/>
    </style:style>
    <style:style style:name="T86_347" style:family="text">
      <style:text-properties fo:font-size="12pt" style:font-size-asian="12pt" style:font-size-complex="12pt"/>
    </style:style>
    <style:style style:name="T86_348" style:family="text">
      <style:text-properties fo:font-size="12pt" style:font-size-asian="12pt" style:font-size-complex="12pt"/>
    </style:style>
    <style:style style:name="T86_34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5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5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5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5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54" style:family="text">
      <style:text-properties fo:font-size="12pt" style:font-size-asian="12pt" style:font-size-complex="12pt"/>
    </style:style>
    <style:style style:name="T86_355" style:family="text">
      <style:text-properties fo:font-size="12pt" style:font-size-asian="12pt" style:font-size-complex="12pt"/>
    </style:style>
    <style:style style:name="T86_356" style:family="text">
      <style:text-properties fo:font-size="12pt" style:font-size-asian="12pt" style:font-size-complex="12pt"/>
    </style:style>
    <style:style style:name="T86_357" style:family="text">
      <style:text-properties fo:font-size="12pt" style:font-size-asian="12pt" style:font-size-complex="12pt"/>
    </style:style>
    <style:style style:name="T86_358" style:family="text">
      <style:text-properties fo:font-size="12pt" style:font-size-asian="12pt" style:font-size-complex="12pt"/>
    </style:style>
    <style:style style:name="T86_359" style:family="text">
      <style:text-properties fo:font-size="12pt" style:font-size-asian="12pt" style:font-size-complex="12pt"/>
    </style:style>
    <style:style style:name="T86_360" style:family="text">
      <style:text-properties fo:font-size="12pt" style:font-size-asian="12pt" style:font-size-complex="12pt"/>
    </style:style>
    <style:style style:name="T86_361" style:family="text">
      <style:text-properties fo:font-size="12pt" style:font-size-asian="12pt" style:font-size-complex="12pt"/>
    </style:style>
    <style:style style:name="T86_362" style:family="text">
      <style:text-properties fo:font-size="12pt" style:font-size-asian="12pt" style:font-size-complex="12pt"/>
    </style:style>
    <style:style style:name="T86_363" style:family="text">
      <style:text-properties fo:font-size="12pt" style:font-size-asian="12pt" style:font-size-complex="12pt"/>
    </style:style>
    <style:style style:name="T86_364" style:family="text">
      <style:text-properties fo:font-size="12pt" style:font-size-asian="12pt" style:font-size-complex="12pt"/>
    </style:style>
    <style:style style:name="T86_365" style:family="text">
      <style:text-properties fo:font-size="12pt" style:font-size-asian="12pt" style:font-size-complex="12pt"/>
    </style:style>
    <style:style style:name="T86_366" style:family="text">
      <style:text-properties fo:font-size="12pt" style:font-size-asian="12pt" style:font-size-complex="12pt"/>
    </style:style>
    <style:style style:name="T86_367" style:family="text">
      <style:text-properties fo:font-size="12pt" style:font-size-asian="12pt" style:font-size-complex="12pt"/>
    </style:style>
    <style:style style:name="T86_368" style:family="text">
      <style:text-properties fo:font-size="12pt" style:font-size-asian="12pt" style:font-size-complex="12pt"/>
    </style:style>
    <style:style style:name="T86_369" style:family="text">
      <style:text-properties fo:font-size="12pt" style:font-size-asian="12pt" style:font-size-complex="12pt"/>
    </style:style>
    <style:style style:name="T86_370" style:family="text">
      <style:text-properties fo:font-size="12pt" style:font-size-asian="12pt" style:font-size-complex="12pt"/>
    </style:style>
    <style:style style:name="T86_371" style:family="text">
      <style:text-properties fo:font-size="12pt" style:font-size-asian="12pt" style:font-size-complex="12pt"/>
    </style:style>
    <style:style style:name="T86_372" style:family="text">
      <style:text-properties fo:font-size="12pt" style:font-size-asian="12pt" style:font-size-complex="12pt"/>
    </style:style>
    <style:style style:name="T86_373" style:family="text">
      <style:text-properties fo:font-size="12pt" style:font-size-asian="12pt" style:font-size-complex="12pt"/>
    </style:style>
    <style:style style:name="T86_374" style:family="text">
      <style:text-properties fo:font-size="12pt" style:font-size-asian="12pt" style:font-size-complex="12pt"/>
    </style:style>
    <style:style style:name="T86_375" style:family="text">
      <style:text-properties fo:font-size="12pt" style:font-size-asian="12pt" style:font-size-complex="12pt"/>
    </style:style>
    <style:style style:name="T86_376" style:family="text">
      <style:text-properties fo:font-size="12pt" style:font-size-asian="12pt" style:font-size-complex="12pt"/>
    </style:style>
    <style:style style:name="T86_377" style:family="text">
      <style:text-properties fo:font-size="12pt" style:font-size-asian="12pt" style:font-size-complex="12pt"/>
    </style:style>
    <style:style style:name="T86_378" style:family="text">
      <style:text-properties fo:font-size="12pt" style:font-size-asian="12pt" style:font-size-complex="12pt"/>
    </style:style>
    <style:style style:name="T86_379" style:family="text">
      <style:text-properties fo:font-size="12pt" style:font-size-asian="12pt" style:font-size-complex="12pt"/>
    </style:style>
    <style:style style:name="T86_380" style:family="text">
      <style:text-properties fo:font-size="12pt" style:font-size-asian="12pt" style:font-size-complex="12pt"/>
    </style:style>
    <style:style style:name="T86_38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8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8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8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8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86" style:family="text">
      <style:text-properties fo:font-size="12pt" style:font-size-asian="12pt" style:font-size-complex="12pt"/>
    </style:style>
    <style:style style:name="T86_387" style:family="text">
      <style:text-properties fo:font-size="12pt" style:font-size-asian="12pt" style:font-size-complex="12pt"/>
    </style:style>
    <style:style style:name="T86_388" style:family="text">
      <style:text-properties fo:font-size="12pt" style:font-size-asian="12pt" style:font-size-complex="12pt"/>
    </style:style>
    <style:style style:name="T86_389" style:family="text">
      <style:text-properties fo:font-size="12pt" style:font-size-asian="12pt" style:font-size-complex="12pt"/>
    </style:style>
    <style:style style:name="T86_390" style:family="text">
      <style:text-properties fo:font-size="12pt" style:font-size-asian="12pt" style:font-size-complex="12pt"/>
    </style:style>
    <style:style style:name="T86_391" style:family="text">
      <style:text-properties fo:font-size="12pt" style:font-size-asian="12pt" style:font-size-complex="12pt"/>
    </style:style>
    <style:style style:name="T86_392" style:family="text">
      <style:text-properties fo:font-size="12pt" style:font-size-asian="12pt" style:font-size-complex="12pt"/>
    </style:style>
    <style:style style:name="T86_393" style:family="text">
      <style:text-properties fo:font-size="12pt" style:font-size-asian="12pt" style:font-size-complex="12pt"/>
    </style:style>
    <style:style style:name="T86_394" style:family="text">
      <style:text-properties fo:font-size="12pt" style:font-size-asian="12pt" style:font-size-complex="12pt"/>
    </style:style>
    <style:style style:name="T86_395" style:family="text">
      <style:text-properties fo:font-size="12pt" style:font-size-asian="12pt" style:font-size-complex="12pt"/>
    </style:style>
    <style:style style:name="T86_396" style:family="text">
      <style:text-properties fo:font-size="12pt" style:font-size-asian="12pt" style:font-size-complex="12pt"/>
    </style:style>
    <style:style style:name="T86_397" style:family="text">
      <style:text-properties fo:font-size="12pt" style:font-size-asian="12pt" style:font-size-complex="12pt"/>
    </style:style>
    <style:style style:name="T86_398" style:family="text">
      <style:text-properties fo:font-size="12pt" style:font-size-asian="12pt" style:font-size-complex="12pt"/>
    </style:style>
    <style:style style:name="T86_399" style:family="text">
      <style:text-properties fo:font-size="12pt" style:font-size-asian="12pt" style:font-size-complex="12pt"/>
    </style:style>
    <style:style style:name="T86_400" style:family="text">
      <style:text-properties fo:font-size="12pt" style:font-size-asian="12pt" style:font-size-complex="12pt"/>
    </style:style>
    <style:style style:name="T86_401" style:family="text">
      <style:text-properties fo:font-size="12pt" style:font-size-asian="12pt" style:font-size-complex="12pt"/>
    </style:style>
    <style:style style:name="T86_402" style:family="text">
      <style:text-properties fo:font-size="12pt" style:font-size-asian="12pt" style:font-size-complex="12pt"/>
    </style:style>
    <style:style style:name="T86_403" style:family="text">
      <style:text-properties fo:font-size="12pt" style:font-size-asian="12pt" style:font-size-complex="12pt"/>
    </style:style>
    <style:style style:name="T86_404" style:family="text">
      <style:text-properties fo:font-size="12pt" style:font-size-asian="12pt" style:font-size-complex="12pt"/>
    </style:style>
    <style:style style:name="T86_405" style:family="text">
      <style:text-properties fo:font-size="12pt" style:font-size-asian="12pt" style:font-size-complex="12pt"/>
    </style:style>
    <style:style style:name="T86_406" style:family="text">
      <style:text-properties fo:font-size="12pt" style:font-size-asian="12pt" style:font-size-complex="12pt"/>
    </style:style>
    <style:style style:name="T86_407" style:family="text">
      <style:text-properties fo:font-size="12pt" style:font-size-asian="12pt" style:font-size-complex="12pt"/>
    </style:style>
    <style:style style:name="T86_408" style:family="text">
      <style:text-properties fo:font-size="12pt" style:font-size-asian="12pt" style:font-size-complex="12pt"/>
    </style:style>
    <style:style style:name="T86_409" style:family="text">
      <style:text-properties fo:font-style="italic" style:font-style-asian="italic" style:font-style-complex="italic" fo:font-size="12pt" style:font-size-asian="12pt" style:font-size-complex="12pt"/>
    </style:style>
    <style:style style:name="T86_410" style:family="text">
      <style:text-properties fo:font-size="12pt" style:font-size-asian="12pt" style:font-size-complex="12pt"/>
    </style:style>
    <style:style style:name="T86_411" style:family="text">
      <style:text-properties fo:font-size="12pt" style:font-size-asian="12pt" style:font-size-complex="12pt"/>
    </style:style>
    <style:style style:name="T86_412" style:family="text">
      <style:text-properties fo:font-size="12pt" style:font-size-asian="12pt" style:font-size-complex="12pt"/>
    </style:style>
    <style:style style:name="T86_413" style:family="text">
      <style:text-properties fo:font-size="12pt" style:font-size-asian="12pt" style:font-size-complex="12pt"/>
    </style:style>
    <style:style style:name="T86_414" style:family="text">
      <style:text-properties fo:font-size="12pt" style:font-size-asian="12pt" style:font-size-complex="12pt"/>
    </style:style>
    <style:style style:name="T86_41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86_416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86_417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86_418" style:family="text">
      <style:text-properties fo:font-size="12pt" style:font-size-asian="12pt" style:font-size-complex="12pt"/>
    </style:style>
    <style:style style:name="T86_419" style:family="text">
      <style:text-properties fo:font-size="12pt" style:font-size-asian="12pt" style:font-size-complex="12pt"/>
    </style:style>
    <style:style style:name="T86_420" style:family="text">
      <style:text-properties fo:font-size="12pt" style:font-size-asian="12pt" style:font-size-complex="12pt"/>
    </style:style>
    <style:style style:name="T86_421" style:family="text">
      <style:text-properties fo:font-size="12pt" style:font-size-asian="12pt" style:font-size-complex="12pt"/>
    </style:style>
    <style:style style:name="T86_422" style:family="text">
      <style:text-properties fo:font-size="12pt" style:font-size-asian="12pt" style:font-size-complex="12pt"/>
    </style:style>
    <style:style style:name="T86_423" style:family="text">
      <style:text-properties fo:font-size="12pt" style:font-size-asian="12pt" style:font-size-complex="12pt"/>
    </style:style>
    <style:style style:name="T86_424" style:family="text">
      <style:text-properties fo:font-size="12pt" style:font-size-asian="12pt" style:font-size-complex="12pt"/>
    </style:style>
    <style:style style:name="T86_425" style:family="text">
      <style:text-properties fo:font-size="12pt" style:font-size-asian="12pt" style:font-size-complex="12pt"/>
    </style:style>
    <style:style style:name="T86_426" style:family="text">
      <style:text-properties fo:font-size="12pt" style:font-size-asian="12pt" style:font-size-complex="12pt"/>
    </style:style>
    <style:style style:name="T86_427" style:family="text">
      <style:text-properties fo:font-style="italic" style:font-style-asian="italic" style:font-style-complex="italic" fo:font-size="12pt" style:font-size-asian="12pt" style:font-size-complex="12pt"/>
    </style:style>
    <style:style style:name="T86_428" style:family="text">
      <style:text-properties fo:font-size="12pt" style:font-size-asian="12pt" style:font-size-complex="12pt"/>
    </style:style>
    <style:style style:name="P87" style:family="paragraph" style:parent-style-name="Standard">
      <style:paragraph-properties fo:text-align="justify" fo:break-before="auto" fo:text-indent="1.27cm" fo:line-height="150%" style:writing-mode="lr-tb"/>
    </style:style>
    <style:style style:name="T87_1" style:family="text">
      <style:text-properties fo:font-size="12pt" style:font-size-asian="12pt" style:font-size-complex="12pt"/>
    </style:style>
    <style:style style:name="T87_2" style:family="text">
      <style:text-properties fo:font-size="12pt" style:font-size-asian="12pt" style:font-size-complex="12pt"/>
    </style:style>
    <style:style style:name="T87_3" style:family="text">
      <style:text-properties fo:font-size="12pt" style:font-size-asian="12pt" style:font-size-complex="12pt"/>
    </style:style>
    <style:style style:name="T87_4" style:family="text">
      <style:text-properties fo:font-size="12pt" style:font-size-asian="12pt" style:font-size-complex="12pt"/>
    </style:style>
    <style:style style:name="T87_5" style:family="text">
      <style:text-properties fo:font-style="italic" style:font-style-asian="italic" style:font-style-complex="italic" fo:font-size="12pt" style:font-size-asian="12pt" style:font-size-complex="12pt"/>
    </style:style>
    <style:style style:name="T87_6" style:family="text">
      <style:text-properties fo:font-size="12pt" style:font-size-asian="12pt" style:font-size-complex="12pt"/>
    </style:style>
    <style:style style:name="T87_7" style:family="text">
      <style:text-properties fo:font-size="12pt" style:font-size-asian="12pt" style:font-size-complex="12pt"/>
    </style:style>
    <style:style style:name="T87_8" style:family="text">
      <style:text-properties fo:font-size="12pt" style:font-size-asian="12pt" style:font-size-complex="12pt"/>
    </style:style>
    <style:style style:name="T87_9" style:family="text">
      <style:text-properties fo:font-size="12pt" style:font-size-asian="12pt" style:font-size-complex="12pt"/>
    </style:style>
    <style:style style:name="T87_10" style:family="text">
      <style:text-properties fo:font-size="12pt" style:font-size-asian="12pt" style:font-size-complex="12pt"/>
    </style:style>
    <style:style style:name="T87_11" style:family="text">
      <style:text-properties fo:font-size="12pt" style:font-size-asian="12pt" style:font-size-complex="12pt"/>
    </style:style>
    <style:style style:name="T87_12" style:family="text">
      <style:text-properties fo:font-size="12pt" style:font-size-asian="12pt" style:font-size-complex="12pt"/>
    </style:style>
    <style:style style:name="T87_13" style:family="text">
      <style:text-properties fo:font-size="12pt" style:font-size-asian="12pt" style:font-size-complex="12pt"/>
    </style:style>
    <style:style style:name="T87_14" style:family="text">
      <style:text-properties fo:font-size="12pt" style:font-size-asian="12pt" style:font-size-complex="12pt"/>
    </style:style>
    <style:style style:name="T87_15" style:family="text">
      <style:text-properties fo:font-size="12pt" style:font-size-asian="12pt" style:font-size-complex="12pt"/>
    </style:style>
    <style:style style:name="T87_16" style:family="text">
      <style:text-properties fo:font-size="12pt" style:font-size-asian="12pt" style:font-size-complex="12pt"/>
    </style:style>
    <style:style style:name="T87_17" style:family="text">
      <style:text-properties fo:font-size="12pt" style:font-size-asian="12pt" style:font-size-complex="12pt"/>
    </style:style>
    <style:style style:name="T87_18" style:family="text">
      <style:text-properties fo:font-size="12pt" style:font-size-asian="12pt" style:font-size-complex="12pt"/>
    </style:style>
    <style:style style:name="T87_19" style:family="text">
      <style:text-properties fo:font-size="12pt" style:font-size-asian="12pt" style:font-size-complex="12pt"/>
    </style:style>
    <style:style style:name="T87_20" style:family="text">
      <style:text-properties fo:font-size="12pt" style:font-size-asian="12pt" style:font-size-complex="12pt"/>
    </style:style>
    <style:style style:name="T87_21" style:family="text">
      <style:text-properties fo:font-size="12pt" style:font-size-asian="12pt" style:font-size-complex="12pt"/>
    </style:style>
    <style:style style:name="T87_22" style:family="text">
      <style:text-properties fo:font-size="12pt" style:font-size-asian="12pt" style:font-size-complex="12pt"/>
    </style:style>
    <style:style style:name="T87_23" style:family="text">
      <style:text-properties fo:font-size="12pt" style:font-size-asian="12pt" style:font-size-complex="12pt"/>
    </style:style>
    <style:style style:name="T87_24" style:family="text">
      <style:text-properties fo:font-size="12pt" style:font-size-asian="12pt" style:font-size-complex="12pt"/>
    </style:style>
    <style:style style:name="T87_25" style:family="text">
      <style:text-properties fo:font-style="italic" style:font-style-asian="italic" style:font-style-complex="italic" fo:font-size="12pt" style:font-size-asian="12pt" style:font-size-complex="12pt"/>
    </style:style>
    <style:style style:name="T87_26" style:family="text">
      <style:text-properties fo:font-size="12pt" style:font-size-asian="12pt" style:font-size-complex="12pt"/>
    </style:style>
    <style:style style:name="T87_27" style:family="text">
      <style:text-properties fo:font-size="12pt" style:font-size-asian="12pt" style:font-size-complex="12pt"/>
    </style:style>
    <style:style style:name="T87_28" style:family="text">
      <style:text-properties fo:font-size="12pt" style:font-size-asian="12pt" style:font-size-complex="12pt"/>
    </style:style>
    <style:style style:name="T87_29" style:family="text">
      <style:text-properties fo:font-size="12pt" style:font-size-asian="12pt" style:font-size-complex="12pt"/>
    </style:style>
    <style:style style:name="T87_30" style:family="text">
      <style:text-properties fo:font-size="12pt" style:font-size-asian="12pt" style:font-size-complex="12pt"/>
    </style:style>
    <style:style style:name="T87_31" style:family="text">
      <style:text-properties fo:font-size="12pt" style:font-size-asian="12pt" style:font-size-complex="12pt"/>
    </style:style>
    <style:style style:name="T87_32" style:family="text">
      <style:text-properties fo:font-size="12pt" style:font-size-asian="12pt" style:font-size-complex="12pt"/>
    </style:style>
    <style:style style:name="T87_33" style:family="text">
      <style:text-properties fo:font-size="12pt" style:font-size-asian="12pt" style:font-size-complex="12pt"/>
    </style:style>
    <style:style style:name="T87_34" style:family="text">
      <style:text-properties fo:font-size="12pt" style:font-size-asian="12pt" style:font-size-complex="12pt"/>
    </style:style>
    <style:style style:name="T87_35" style:family="text">
      <style:text-properties fo:font-size="12pt" style:font-size-asian="12pt" style:font-size-complex="12pt"/>
    </style:style>
    <style:style style:name="T87_36" style:family="text">
      <style:text-properties fo:font-size="12pt" style:font-size-asian="12pt" style:font-size-complex="12pt"/>
    </style:style>
    <style:style style:name="T87_37" style:family="text">
      <style:text-properties fo:font-size="12pt" style:font-size-asian="12pt" style:font-size-complex="12pt"/>
    </style:style>
    <style:style style:name="T87_38" style:family="text">
      <style:text-properties fo:font-size="12pt" style:font-size-asian="12pt" style:font-size-complex="12pt"/>
    </style:style>
    <style:style style:name="T87_39" style:family="text">
      <style:text-properties fo:font-size="12pt" style:font-size-asian="12pt" style:font-size-complex="12pt"/>
    </style:style>
    <style:style style:name="T87_40" style:family="text">
      <style:text-properties fo:font-size="12pt" style:font-size-asian="12pt" style:font-size-complex="12pt"/>
    </style:style>
    <style:style style:name="T87_41" style:family="text">
      <style:text-properties fo:font-size="12pt" style:font-size-asian="12pt" style:font-size-complex="12pt"/>
    </style:style>
    <style:style style:name="T87_42" style:family="text">
      <style:text-properties fo:font-size="12pt" style:font-size-asian="12pt" style:font-size-complex="12pt"/>
    </style:style>
    <style:style style:name="T87_43" style:family="text">
      <style:text-properties fo:font-style="italic" style:font-style-asian="italic" style:font-style-complex="italic" fo:font-size="12pt" style:font-size-asian="12pt" style:font-size-complex="12pt"/>
    </style:style>
    <style:style style:name="T87_44" style:family="text">
      <style:text-properties fo:font-size="12pt" style:font-size-asian="12pt" style:font-size-complex="12pt"/>
    </style:style>
    <style:style style:name="T87_45" style:family="text">
      <style:text-properties fo:font-size="12pt" style:font-size-asian="12pt" style:font-size-complex="12pt"/>
    </style:style>
    <style:style style:name="T87_46" style:family="text">
      <style:text-properties fo:font-size="12pt" style:font-size-asian="12pt" style:font-size-complex="12pt"/>
    </style:style>
    <style:style style:name="T87_47" style:family="text">
      <style:text-properties fo:font-size="12pt" style:font-size-asian="12pt" style:font-size-complex="12pt"/>
    </style:style>
    <style:style style:name="T87_48" style:family="text">
      <style:text-properties fo:font-size="12pt" style:font-size-asian="12pt" style:font-size-complex="12pt"/>
    </style:style>
    <style:style style:name="T87_49" style:family="text">
      <style:text-properties fo:font-size="12pt" style:font-size-asian="12pt" style:font-size-complex="12pt"/>
    </style:style>
    <style:style style:name="T87_50" style:family="text">
      <style:text-properties fo:font-size="12pt" style:font-size-asian="12pt" style:font-size-complex="12pt"/>
    </style:style>
    <style:style style:name="T87_51" style:family="text">
      <style:text-properties fo:font-size="12pt" style:font-size-asian="12pt" style:font-size-complex="12pt"/>
    </style:style>
    <style:style style:name="T87_52" style:family="text">
      <style:text-properties fo:font-size="12pt" style:font-size-asian="12pt" style:font-size-complex="12pt"/>
    </style:style>
    <style:style style:name="T87_53" style:family="text">
      <style:text-properties fo:font-size="12pt" style:font-size-asian="12pt" style:font-size-complex="12pt"/>
    </style:style>
    <style:style style:name="T87_54" style:family="text">
      <style:text-properties fo:font-size="12pt" style:font-size-asian="12pt" style:font-size-complex="12pt"/>
    </style:style>
    <style:style style:name="T87_55" style:family="text">
      <style:text-properties fo:font-size="12pt" style:font-size-asian="12pt" style:font-size-complex="12pt"/>
    </style:style>
    <style:style style:name="T87_56" style:family="text">
      <style:text-properties fo:font-size="12pt" style:font-size-asian="12pt" style:font-size-complex="12pt"/>
    </style:style>
    <style:style style:name="T87_57" style:family="text">
      <style:text-properties fo:font-size="12pt" style:font-size-asian="12pt" style:font-size-complex="12pt"/>
    </style:style>
    <style:style style:name="T87_58" style:family="text">
      <style:text-properties fo:font-size="12pt" style:font-size-asian="12pt" style:font-size-complex="12pt"/>
    </style:style>
    <style:style style:name="T87_59" style:family="text">
      <style:text-properties fo:font-size="12pt" style:font-size-asian="12pt" style:font-size-complex="12pt"/>
    </style:style>
    <style:style style:name="T87_60" style:family="text">
      <style:text-properties fo:font-size="12pt" style:font-size-asian="12pt" style:font-size-complex="12pt"/>
    </style:style>
    <style:style style:name="T87_61" style:family="text">
      <style:text-properties fo:font-size="12pt" style:font-size-asian="12pt" style:font-size-complex="12pt"/>
    </style:style>
    <style:style style:name="T87_62" style:family="text">
      <style:text-properties fo:font-size="12pt" style:font-size-asian="12pt" style:font-size-complex="12pt"/>
    </style:style>
    <style:style style:name="T87_63" style:family="text">
      <style:text-properties fo:font-size="12pt" style:font-size-asian="12pt" style:font-size-complex="12pt"/>
    </style:style>
    <style:style style:name="T87_64" style:family="text">
      <style:text-properties fo:font-size="12pt" style:font-size-asian="12pt" style:font-size-complex="12pt"/>
    </style:style>
    <style:style style:name="T87_65" style:family="text">
      <style:text-properties fo:font-size="12pt" style:font-size-asian="12pt" style:font-size-complex="12pt"/>
    </style:style>
    <style:style style:name="T87_66" style:family="text">
      <style:text-properties fo:font-size="12pt" style:font-size-asian="12pt" style:font-size-complex="12pt"/>
    </style:style>
    <style:style style:name="T87_67" style:family="text">
      <style:text-properties fo:font-size="12pt" style:font-size-asian="12pt" style:font-size-complex="12pt"/>
    </style:style>
    <style:style style:name="T87_68" style:family="text">
      <style:text-properties fo:font-size="12pt" style:font-size-asian="12pt" style:font-size-complex="12pt"/>
    </style:style>
    <style:style style:name="T87_69" style:family="text">
      <style:text-properties fo:font-size="12pt" style:font-size-asian="12pt" style:font-size-complex="12pt"/>
    </style:style>
    <style:style style:name="T87_70" style:family="text">
      <style:text-properties fo:font-size="12pt" style:font-size-asian="12pt" style:font-size-complex="12pt"/>
    </style:style>
    <style:style style:name="T87_71" style:family="text">
      <style:text-properties fo:font-size="12pt" style:font-size-asian="12pt" style:font-size-complex="12pt"/>
    </style:style>
    <style:style style:name="T87_72" style:family="text">
      <style:text-properties fo:font-size="12pt" style:font-size-asian="12pt" style:font-size-complex="12pt"/>
    </style:style>
    <style:style style:name="T87_73" style:family="text">
      <style:text-properties fo:font-size="12pt" style:font-size-asian="12pt" style:font-size-complex="12pt"/>
    </style:style>
    <style:style style:name="T87_74" style:family="text">
      <style:text-properties fo:font-size="12pt" style:font-size-asian="12pt" style:font-size-complex="12pt"/>
    </style:style>
    <style:style style:name="T87_75" style:family="text">
      <style:text-properties fo:font-size="12pt" style:font-size-asian="12pt" style:font-size-complex="12pt"/>
    </style:style>
    <style:style style:name="T87_76" style:family="text">
      <style:text-properties fo:font-size="12pt" style:font-size-asian="12pt" style:font-size-complex="12pt"/>
    </style:style>
    <style:style style:name="T87_77" style:family="text">
      <style:text-properties fo:font-size="12pt" style:font-size-asian="12pt" style:font-size-complex="12pt"/>
    </style:style>
    <style:style style:name="T87_78" style:family="text">
      <style:text-properties fo:font-size="12pt" style:font-size-asian="12pt" style:font-size-complex="12pt"/>
    </style:style>
    <style:style style:name="T87_79" style:family="text">
      <style:text-properties fo:font-size="12pt" style:font-size-asian="12pt" style:font-size-complex="12pt"/>
    </style:style>
    <style:style style:name="T87_80" style:family="text">
      <style:text-properties fo:font-size="12pt" style:font-size-asian="12pt" style:font-size-complex="12pt"/>
    </style:style>
    <style:style style:name="T87_81" style:family="text">
      <style:text-properties fo:font-size="12pt" style:font-size-asian="12pt" style:font-size-complex="12pt"/>
    </style:style>
    <style:style style:name="T87_82" style:family="text">
      <style:text-properties fo:font-size="12pt" style:font-size-asian="12pt" style:font-size-complex="12pt"/>
    </style:style>
    <style:style style:name="T87_83" style:family="text">
      <style:text-properties fo:font-size="12pt" style:font-size-asian="12pt" style:font-size-complex="12pt"/>
    </style:style>
    <style:style style:name="T87_84" style:family="text">
      <style:text-properties fo:font-size="12pt" style:font-size-asian="12pt" style:font-size-complex="12pt"/>
    </style:style>
    <style:style style:name="T87_85" style:family="text">
      <style:text-properties fo:font-size="12pt" style:font-size-asian="12pt" style:font-size-complex="12pt"/>
    </style:style>
    <style:style style:name="T87_86" style:family="text">
      <style:text-properties fo:font-size="12pt" style:font-size-asian="12pt" style:font-size-complex="12pt"/>
    </style:style>
    <style:style style:name="T87_87" style:family="text">
      <style:text-properties fo:font-size="12pt" style:font-size-asian="12pt" style:font-size-complex="12pt"/>
    </style:style>
    <style:style style:name="T87_88" style:family="text">
      <style:text-properties fo:font-size="12pt" style:font-size-asian="12pt" style:font-size-complex="12pt"/>
    </style:style>
    <style:style style:name="T87_89" style:family="text">
      <style:text-properties fo:font-style="italic" style:font-style-asian="italic" style:font-style-complex="italic" fo:font-size="12pt" style:font-size-asian="12pt" style:font-size-complex="12pt"/>
    </style:style>
    <style:style style:name="T87_90" style:family="text">
      <style:text-properties fo:font-size="12pt" style:font-size-asian="12pt" style:font-size-complex="12pt"/>
    </style:style>
    <style:style style:name="T87_91" style:family="text">
      <style:text-properties fo:font-size="12pt" style:font-size-asian="12pt" style:font-size-complex="12pt"/>
    </style:style>
    <style:style style:name="T87_92" style:family="text">
      <style:text-properties fo:font-size="12pt" style:font-size-asian="12pt" style:font-size-complex="12pt"/>
    </style:style>
    <style:style style:name="T87_93" style:family="text">
      <style:text-properties fo:font-size="12pt" style:font-size-asian="12pt" style:font-size-complex="12pt"/>
    </style:style>
    <style:style style:name="T87_94" style:family="text">
      <style:text-properties fo:font-size="12pt" style:font-size-asian="12pt" style:font-size-complex="12pt"/>
    </style:style>
    <style:style style:name="T87_95" style:family="text">
      <style:text-properties fo:font-size="12pt" style:font-size-asian="12pt" style:font-size-complex="12pt"/>
    </style:style>
    <style:style style:name="T87_96" style:family="text">
      <style:text-properties fo:font-size="12pt" style:font-size-asian="12pt" style:font-size-complex="12pt"/>
    </style:style>
    <style:style style:name="T87_97" style:family="text">
      <style:text-properties fo:font-size="12pt" style:font-size-asian="12pt" style:font-size-complex="12pt"/>
    </style:style>
    <style:style style:name="T87_98" style:family="text">
      <style:text-properties fo:font-size="12pt" style:font-size-asian="12pt" style:font-size-complex="12pt"/>
    </style:style>
    <style:style style:name="T87_99" style:family="text">
      <style:text-properties fo:font-size="12pt" style:font-size-asian="12pt" style:font-size-complex="12pt"/>
    </style:style>
    <style:style style:name="T87_100" style:family="text">
      <style:text-properties fo:font-size="12pt" style:font-size-asian="12pt" style:font-size-complex="12pt"/>
    </style:style>
    <style:style style:name="T87_101" style:family="text">
      <style:text-properties fo:font-size="12pt" style:font-size-asian="12pt" style:font-size-complex="12pt"/>
    </style:style>
    <style:style style:name="T87_102" style:family="text">
      <style:text-properties fo:font-size="12pt" style:font-size-asian="12pt" style:font-size-complex="12pt"/>
    </style:style>
    <style:style style:name="T87_103" style:family="text">
      <style:text-properties fo:font-size="12pt" style:font-size-asian="12pt" style:font-size-complex="12pt"/>
    </style:style>
    <style:style style:name="T87_104" style:family="text">
      <style:text-properties fo:font-size="12pt" style:font-size-asian="12pt" style:font-size-complex="12pt"/>
    </style:style>
    <style:style style:name="T87_105" style:family="text">
      <style:text-properties fo:font-size="12pt" style:font-size-asian="12pt" style:font-size-complex="12pt"/>
    </style:style>
    <style:style style:name="T87_106" style:family="text">
      <style:text-properties fo:font-size="12pt" style:font-size-asian="12pt" style:font-size-complex="12pt"/>
    </style:style>
    <style:style style:name="T87_107" style:family="text">
      <style:text-properties fo:font-size="12pt" style:font-size-asian="12pt" style:font-size-complex="12pt"/>
    </style:style>
    <style:style style:name="T87_108" style:family="text">
      <style:text-properties fo:font-size="12pt" style:font-size-asian="12pt" style:font-size-complex="12pt"/>
    </style:style>
    <style:style style:name="T87_109" style:family="text">
      <style:text-properties fo:font-size="12pt" style:font-size-asian="12pt" style:font-size-complex="12pt"/>
    </style:style>
    <style:style style:name="T87_110" style:family="text">
      <style:text-properties fo:font-size="12pt" style:font-size-asian="12pt" style:font-size-complex="12pt"/>
    </style:style>
    <style:style style:name="T87_111" style:family="text">
      <style:text-properties fo:font-size="12pt" style:font-size-asian="12pt" style:font-size-complex="12pt"/>
    </style:style>
    <style:style style:name="T87_112" style:family="text">
      <style:text-properties fo:font-size="12pt" style:font-size-asian="12pt" style:font-size-complex="12pt"/>
    </style:style>
    <style:style style:name="T87_113" style:family="text">
      <style:text-properties fo:font-size="12pt" style:font-size-asian="12pt" style:font-size-complex="12pt"/>
    </style:style>
    <style:style style:name="T87_114" style:family="text">
      <style:text-properties fo:font-size="12pt" style:font-size-asian="12pt" style:font-size-complex="12pt"/>
    </style:style>
    <style:style style:name="T87_115" style:family="text">
      <style:text-properties fo:font-size="12pt" style:font-size-asian="12pt" style:font-size-complex="12pt"/>
    </style:style>
    <style:style style:name="T87_116" style:family="text">
      <style:text-properties fo:font-size="12pt" style:font-size-asian="12pt" style:font-size-complex="12pt"/>
    </style:style>
    <style:style style:name="T87_117" style:family="text">
      <style:text-properties fo:font-size="12pt" style:font-size-asian="12pt" style:font-size-complex="12pt"/>
    </style:style>
    <style:style style:name="T87_118" style:family="text">
      <style:text-properties fo:font-size="12pt" style:font-size-asian="12pt" style:font-size-complex="12pt"/>
    </style:style>
    <style:style style:name="T87_119" style:family="text">
      <style:text-properties fo:font-style="italic" style:font-style-asian="italic" style:font-style-complex="italic" fo:font-size="12pt" style:font-size-asian="12pt" style:font-size-complex="12pt"/>
    </style:style>
    <style:style style:name="T87_120" style:family="text">
      <style:text-properties fo:font-size="12pt" style:font-size-asian="12pt" style:font-size-complex="12pt"/>
    </style:style>
    <style:style style:name="T87_121" style:family="text">
      <style:text-properties fo:font-size="12pt" style:font-size-asian="12pt" style:font-size-complex="12pt"/>
    </style:style>
    <style:style style:name="T87_122" style:family="text">
      <style:text-properties fo:font-size="12pt" style:font-size-asian="12pt" style:font-size-complex="12pt"/>
    </style:style>
    <style:style style:name="T87_123" style:family="text">
      <style:text-properties fo:font-size="12pt" style:font-size-asian="12pt" style:font-size-complex="12pt"/>
    </style:style>
    <style:style style:name="T87_124" style:family="text">
      <style:text-properties fo:font-size="12pt" style:font-size-asian="12pt" style:font-size-complex="12pt"/>
    </style:style>
    <style:style style:name="T87_125" style:family="text">
      <style:text-properties fo:font-size="12pt" style:font-size-asian="12pt" style:font-size-complex="12pt"/>
    </style:style>
    <style:style style:name="T87_126" style:family="text">
      <style:text-properties fo:font-size="12pt" style:font-size-asian="12pt" style:font-size-complex="12pt"/>
    </style:style>
    <style:style style:name="T87_127" style:family="text">
      <style:text-properties fo:font-size="12pt" style:font-size-asian="12pt" style:font-size-complex="12pt"/>
    </style:style>
    <style:style style:name="T87_128" style:family="text">
      <style:text-properties fo:font-size="12pt" style:font-size-asian="12pt" style:font-size-complex="12pt"/>
    </style:style>
    <style:style style:name="T87_129" style:family="text">
      <style:text-properties fo:font-size="12pt" style:font-size-asian="12pt" style:font-size-complex="12pt"/>
    </style:style>
    <style:style style:name="T87_130" style:family="text">
      <style:text-properties fo:font-size="12pt" style:font-size-asian="12pt" style:font-size-complex="12pt"/>
    </style:style>
    <style:style style:name="T87_131" style:family="text">
      <style:text-properties fo:font-size="12pt" style:font-size-asian="12pt" style:font-size-complex="12pt"/>
    </style:style>
    <style:style style:name="T87_132" style:family="text">
      <style:text-properties fo:font-size="12pt" style:font-size-asian="12pt" style:font-size-complex="12pt"/>
    </style:style>
    <style:style style:name="T87_133" style:family="text">
      <style:text-properties fo:font-size="12pt" style:font-size-asian="12pt" style:font-size-complex="12pt"/>
    </style:style>
    <style:style style:name="T87_134" style:family="text">
      <style:text-properties fo:font-size="12pt" style:font-size-asian="12pt" style:font-size-complex="12pt"/>
    </style:style>
    <style:style style:name="T87_135" style:family="text">
      <style:text-properties fo:font-size="12pt" style:font-size-asian="12pt" style:font-size-complex="12pt"/>
    </style:style>
    <style:style style:name="T87_136" style:family="text">
      <style:text-properties fo:font-size="12pt" style:font-size-asian="12pt" style:font-size-complex="12pt"/>
    </style:style>
    <style:style style:name="T87_137" style:family="text">
      <style:text-properties fo:font-size="12pt" style:font-size-asian="12pt" style:font-size-complex="12pt"/>
    </style:style>
    <style:style style:name="T87_138" style:family="text">
      <style:text-properties fo:font-size="12pt" style:font-size-asian="12pt" style:font-size-complex="12pt"/>
    </style:style>
    <style:style style:name="T87_139" style:family="text">
      <style:text-properties fo:font-size="12pt" style:font-size-asian="12pt" style:font-size-complex="12pt"/>
    </style:style>
    <style:style style:name="T87_140" style:family="text">
      <style:text-properties fo:font-size="12pt" style:font-size-asian="12pt" style:font-size-complex="12pt"/>
    </style:style>
    <style:style style:name="T87_141" style:family="text">
      <style:text-properties fo:font-size="12pt" style:font-size-asian="12pt" style:font-size-complex="12pt"/>
    </style:style>
    <style:style style:name="T87_142" style:family="text">
      <style:text-properties fo:font-size="12pt" style:font-size-asian="12pt" style:font-size-complex="12pt"/>
    </style:style>
    <style:style style:name="T87_143" style:family="text">
      <style:text-properties fo:font-size="12pt" style:font-size-asian="12pt" style:font-size-complex="12pt"/>
    </style:style>
    <style:style style:name="T87_144" style:family="text">
      <style:text-properties fo:font-size="12pt" style:font-size-asian="12pt" style:font-size-complex="12pt"/>
    </style:style>
    <style:style style:name="T87_145" style:family="text">
      <style:text-properties fo:font-size="12pt" style:font-size-asian="12pt" style:font-size-complex="12pt"/>
    </style:style>
    <style:style style:name="T87_146" style:family="text">
      <style:text-properties fo:font-size="12pt" style:font-size-asian="12pt" style:font-size-complex="12pt"/>
    </style:style>
    <style:style style:name="T87_147" style:family="text">
      <style:text-properties fo:font-size="12pt" style:font-size-asian="12pt" style:font-size-complex="12pt"/>
    </style:style>
    <style:style style:name="T87_148" style:family="text">
      <style:text-properties fo:font-size="12pt" style:font-size-asian="12pt" style:font-size-complex="12pt"/>
    </style:style>
    <style:style style:name="T87_149" style:family="text">
      <style:text-properties fo:font-size="12pt" style:font-size-asian="12pt" style:font-size-complex="12pt"/>
    </style:style>
    <style:style style:name="T87_150" style:family="text">
      <style:text-properties fo:font-size="12pt" style:font-size-asian="12pt" style:font-size-complex="12pt"/>
    </style:style>
    <style:style style:name="T87_151" style:family="text">
      <style:text-properties fo:font-style="italic" style:font-style-asian="italic" style:font-style-complex="italic" fo:font-size="12pt" style:font-size-asian="12pt" style:font-size-complex="12pt"/>
    </style:style>
    <style:style style:name="T87_152" style:family="text">
      <style:text-properties fo:font-size="12pt" style:font-size-asian="12pt" style:font-size-complex="12pt"/>
    </style:style>
    <style:style style:name="T87_153" style:family="text">
      <style:text-properties fo:font-size="12pt" style:font-size-asian="12pt" style:font-size-complex="12pt"/>
    </style:style>
    <style:style style:name="T87_154" style:family="text">
      <style:text-properties fo:font-size="12pt" style:font-size-asian="12pt" style:font-size-complex="12pt"/>
    </style:style>
    <style:style style:name="T87_155" style:family="text">
      <style:text-properties fo:font-size="12pt" style:font-size-asian="12pt" style:font-size-complex="12pt"/>
    </style:style>
    <style:style style:name="T87_156" style:family="text">
      <style:text-properties fo:font-size="12pt" style:font-size-asian="12pt" style:font-size-complex="12pt"/>
    </style:style>
    <style:style style:name="T87_157" style:family="text">
      <style:text-properties fo:font-size="12pt" style:font-size-asian="12pt" style:font-size-complex="12pt"/>
    </style:style>
    <style:style style:name="T87_158" style:family="text">
      <style:text-properties fo:font-size="12pt" style:font-size-asian="12pt" style:font-size-complex="12pt"/>
    </style:style>
    <style:style style:name="T87_159" style:family="text">
      <style:text-properties fo:font-size="12pt" style:font-size-asian="12pt" style:font-size-complex="12pt"/>
    </style:style>
    <style:style style:name="T87_160" style:family="text">
      <style:text-properties fo:font-size="12pt" style:font-size-asian="12pt" style:font-size-complex="12pt"/>
    </style:style>
    <style:style style:name="T87_161" style:family="text">
      <style:text-properties fo:font-size="12pt" style:font-size-asian="12pt" style:font-size-complex="12pt"/>
    </style:style>
    <style:style style:name="T87_162" style:family="text">
      <style:text-properties fo:font-size="12pt" style:font-size-asian="12pt" style:font-size-complex="12pt"/>
    </style:style>
    <style:style style:name="T87_163" style:family="text">
      <style:text-properties fo:font-size="12pt" style:font-size-asian="12pt" style:font-size-complex="12pt"/>
    </style:style>
    <style:style style:name="T87_164" style:family="text">
      <style:text-properties fo:font-size="12pt" style:font-size-asian="12pt" style:font-size-complex="12pt"/>
    </style:style>
    <style:style style:name="T87_165" style:family="text">
      <style:text-properties fo:font-size="12pt" style:font-size-asian="12pt" style:font-size-complex="12pt"/>
    </style:style>
    <style:style style:name="T87_166" style:family="text">
      <style:text-properties fo:font-size="12pt" style:font-size-asian="12pt" style:font-size-complex="12pt"/>
    </style:style>
    <style:style style:name="T87_167" style:family="text">
      <style:text-properties fo:font-style="italic" style:font-style-asian="italic" style:font-style-complex="italic" fo:font-size="12pt" style:font-size-asian="12pt" style:font-size-complex="12pt"/>
    </style:style>
    <style:style style:name="T87_168" style:family="text">
      <style:text-properties fo:font-size="12pt" style:font-size-asian="12pt" style:font-size-complex="12pt"/>
    </style:style>
    <style:style style:name="T87_169" style:family="text">
      <style:text-properties fo:font-size="12pt" style:font-size-asian="12pt" style:font-size-complex="12pt"/>
    </style:style>
    <style:style style:name="T87_170" style:family="text">
      <style:text-properties fo:font-size="12pt" style:font-size-asian="12pt" style:font-size-complex="12pt"/>
    </style:style>
    <style:style style:name="T87_171" style:family="text">
      <style:text-properties fo:font-size="12pt" style:font-size-asian="12pt" style:font-size-complex="12pt"/>
    </style:style>
    <style:style style:name="T87_172" style:family="text">
      <style:text-properties fo:font-size="12pt" style:font-size-asian="12pt" style:font-size-complex="12pt"/>
    </style:style>
    <style:style style:name="T87_173" style:family="text">
      <style:text-properties fo:font-size="12pt" style:font-size-asian="12pt" style:font-size-complex="12pt"/>
    </style:style>
    <style:style style:name="T87_174" style:family="text">
      <style:text-properties fo:font-size="12pt" style:font-size-asian="12pt" style:font-size-complex="12pt"/>
    </style:style>
    <style:style style:name="T87_175" style:family="text">
      <style:text-properties fo:font-size="12pt" style:font-size-asian="12pt" style:font-size-complex="12pt"/>
    </style:style>
    <style:style style:name="T87_176" style:family="text">
      <style:text-properties fo:font-size="12pt" style:font-size-asian="12pt" style:font-size-complex="12pt"/>
    </style:style>
    <style:style style:name="T87_177" style:family="text">
      <style:text-properties fo:font-size="12pt" style:font-size-asian="12pt" style:font-size-complex="12pt"/>
    </style:style>
    <style:style style:name="T87_178" style:family="text">
      <style:text-properties fo:font-size="12pt" style:font-size-asian="12pt" style:font-size-complex="12pt"/>
    </style:style>
    <style:style style:name="T87_179" style:family="text">
      <style:text-properties fo:font-size="12pt" style:font-size-asian="12pt" style:font-size-complex="12pt"/>
    </style:style>
    <style:style style:name="T87_180" style:family="text">
      <style:text-properties fo:font-size="12pt" style:font-size-asian="12pt" style:font-size-complex="12pt"/>
    </style:style>
    <style:style style:name="T87_181" style:family="text">
      <style:text-properties fo:font-size="12pt" style:font-size-asian="12pt" style:font-size-complex="12pt"/>
    </style:style>
    <style:style style:name="T87_182" style:family="text">
      <style:text-properties fo:font-size="12pt" style:font-size-asian="12pt" style:font-size-complex="12pt"/>
    </style:style>
    <style:style style:name="T87_183" style:family="text">
      <style:text-properties fo:font-size="12pt" style:font-size-asian="12pt" style:font-size-complex="12pt"/>
    </style:style>
    <style:style style:name="T87_184" style:family="text">
      <style:text-properties fo:font-size="12pt" style:font-size-asian="12pt" style:font-size-complex="12pt"/>
    </style:style>
    <style:style style:name="T87_185" style:family="text">
      <style:text-properties fo:font-size="12pt" style:font-size-asian="12pt" style:font-size-complex="12pt"/>
    </style:style>
    <style:style style:name="T87_186" style:family="text">
      <style:text-properties fo:font-size="12pt" style:font-size-asian="12pt" style:font-size-complex="12pt"/>
    </style:style>
    <style:style style:name="T87_187" style:family="text">
      <style:text-properties fo:font-size="12pt" style:font-size-asian="12pt" style:font-size-complex="12pt"/>
    </style:style>
    <style:style style:name="T87_188" style:family="text">
      <style:text-properties fo:font-size="12pt" style:font-size-asian="12pt" style:font-size-complex="12pt"/>
    </style:style>
    <style:style style:name="T87_189" style:family="text">
      <style:text-properties fo:font-size="12pt" style:font-size-asian="12pt" style:font-size-complex="12pt"/>
    </style:style>
    <style:style style:name="T87_190" style:family="text">
      <style:text-properties fo:font-size="12pt" style:font-size-asian="12pt" style:font-size-complex="12pt"/>
    </style:style>
    <style:style style:name="T87_191" style:family="text">
      <style:text-properties fo:font-size="12pt" style:font-size-asian="12pt" style:font-size-complex="12pt"/>
    </style:style>
    <style:style style:name="T87_192" style:family="text">
      <style:text-properties fo:font-size="12pt" style:font-size-asian="12pt" style:font-size-complex="12pt"/>
    </style:style>
    <style:style style:name="T87_193" style:family="text">
      <style:text-properties fo:font-style="italic" style:font-style-asian="italic" style:font-style-complex="italic" fo:font-size="12pt" style:font-size-asian="12pt" style:font-size-complex="12pt"/>
    </style:style>
    <style:style style:name="T87_194" style:family="text">
      <style:text-properties fo:font-size="12pt" style:font-size-asian="12pt" style:font-size-complex="12pt"/>
    </style:style>
    <style:style style:name="T87_195" style:family="text">
      <style:text-properties fo:font-size="12pt" style:font-size-asian="12pt" style:font-size-complex="12pt"/>
    </style:style>
    <style:style style:name="T87_196" style:family="text">
      <style:text-properties fo:font-size="12pt" style:font-size-asian="12pt" style:font-size-complex="12pt"/>
    </style:style>
    <style:style style:name="T87_197" style:family="text">
      <style:text-properties fo:font-size="12pt" style:font-size-asian="12pt" style:font-size-complex="12pt"/>
    </style:style>
    <style:style style:name="T87_198" style:family="text">
      <style:text-properties fo:font-size="12pt" style:font-size-asian="12pt" style:font-size-complex="12pt"/>
    </style:style>
    <style:style style:name="T87_199" style:family="text">
      <style:text-properties fo:font-size="12pt" style:font-size-asian="12pt" style:font-size-complex="12pt"/>
    </style:style>
    <style:style style:name="T87_200" style:family="text">
      <style:text-properties fo:font-size="12pt" style:font-size-asian="12pt" style:font-size-complex="12pt"/>
    </style:style>
    <style:style style:name="T87_201" style:family="text">
      <style:text-properties fo:font-size="12pt" style:font-size-asian="12pt" style:font-size-complex="12pt"/>
    </style:style>
    <style:style style:name="T87_202" style:family="text">
      <style:text-properties fo:font-size="12pt" style:font-size-asian="12pt" style:font-size-complex="12pt"/>
    </style:style>
    <style:style style:name="T87_203" style:family="text">
      <style:text-properties fo:font-size="12pt" style:font-size-asian="12pt" style:font-size-complex="12pt"/>
    </style:style>
    <style:style style:name="T87_204" style:family="text">
      <style:text-properties fo:font-size="12pt" style:font-size-asian="12pt" style:font-size-complex="12pt"/>
    </style:style>
    <style:style style:name="T87_205" style:family="text">
      <style:text-properties fo:font-size="12pt" style:font-size-asian="12pt" style:font-size-complex="12pt"/>
    </style:style>
    <style:style style:name="T87_206" style:family="text">
      <style:text-properties fo:font-size="12pt" style:font-size-asian="12pt" style:font-size-complex="12pt"/>
    </style:style>
    <style:style style:name="T87_207" style:family="text">
      <style:text-properties fo:font-size="12pt" style:font-size-asian="12pt" style:font-size-complex="12pt"/>
    </style:style>
    <style:style style:name="T87_208" style:family="text">
      <style:text-properties fo:font-size="12pt" style:font-size-asian="12pt" style:font-size-complex="12pt"/>
    </style:style>
    <style:style style:name="T87_209" style:family="text">
      <style:text-properties fo:font-size="12pt" style:font-size-asian="12pt" style:font-size-complex="12pt"/>
    </style:style>
    <style:style style:name="T87_210" style:family="text">
      <style:text-properties fo:font-size="12pt" style:font-size-asian="12pt" style:font-size-complex="12pt"/>
    </style:style>
    <style:style style:name="T87_211" style:family="text">
      <style:text-properties fo:font-style="italic" style:font-style-asian="italic" style:font-style-complex="italic" fo:font-size="12pt" style:font-size-asian="12pt" style:font-size-complex="12pt"/>
    </style:style>
    <style:style style:name="T87_212" style:family="text">
      <style:text-properties fo:font-size="12pt" style:font-size-asian="12pt" style:font-size-complex="12pt"/>
    </style:style>
    <style:style style:name="T87_213" style:family="text">
      <style:text-properties fo:font-size="12pt" style:font-size-asian="12pt" style:font-size-complex="12pt"/>
    </style:style>
    <style:style style:name="T87_214" style:family="text">
      <style:text-properties fo:font-size="12pt" style:font-size-asian="12pt" style:font-size-complex="12pt"/>
    </style:style>
    <style:style style:name="T87_215" style:family="text">
      <style:text-properties fo:font-size="12pt" style:font-size-asian="12pt" style:font-size-complex="12pt"/>
    </style:style>
    <style:style style:name="T87_216" style:family="text">
      <style:text-properties fo:font-size="12pt" style:font-size-asian="12pt" style:font-size-complex="12pt"/>
    </style:style>
    <style:style style:name="T87_217" style:family="text">
      <style:text-properties fo:font-size="12pt" style:font-size-asian="12pt" style:font-size-complex="12pt"/>
    </style:style>
    <style:style style:name="T87_218" style:family="text">
      <style:text-properties fo:font-size="12pt" style:font-size-asian="12pt" style:font-size-complex="12pt"/>
    </style:style>
    <style:style style:name="T87_219" style:family="text">
      <style:text-properties fo:font-size="12pt" style:font-size-asian="12pt" style:font-size-complex="12pt"/>
    </style:style>
    <style:style style:name="T87_220" style:family="text">
      <style:text-properties fo:font-size="12pt" style:font-size-asian="12pt" style:font-size-complex="12pt"/>
    </style:style>
    <style:style style:name="T87_221" style:family="text">
      <style:text-properties fo:font-size="12pt" style:font-size-asian="12pt" style:font-size-complex="12pt"/>
    </style:style>
    <style:style style:name="T87_222" style:family="text">
      <style:text-properties fo:font-size="12pt" style:font-size-asian="12pt" style:font-size-complex="12pt"/>
    </style:style>
    <style:style style:name="T87_223" style:family="text">
      <style:text-properties fo:font-size="12pt" style:font-size-asian="12pt" style:font-size-complex="12pt"/>
    </style:style>
    <style:style style:name="T87_224" style:family="text">
      <style:text-properties fo:font-size="12pt" style:font-size-asian="12pt" style:font-size-complex="12pt"/>
    </style:style>
    <style:style style:name="T87_225" style:family="text">
      <style:text-properties fo:font-size="12pt" style:font-size-asian="12pt" style:font-size-complex="12pt"/>
    </style:style>
    <style:style style:name="T87_226" style:family="text">
      <style:text-properties fo:font-size="12pt" style:font-size-asian="12pt" style:font-size-complex="12pt"/>
    </style:style>
    <style:style style:name="T87_227" style:family="text">
      <style:text-properties fo:font-size="12pt" style:font-size-asian="12pt" style:font-size-complex="12pt"/>
    </style:style>
    <style:style style:name="T87_228" style:family="text">
      <style:text-properties fo:font-size="12pt" style:font-size-asian="12pt" style:font-size-complex="12pt"/>
    </style:style>
    <style:style style:name="T87_229" style:family="text">
      <style:text-properties fo:font-size="12pt" style:font-size-asian="12pt" style:font-size-complex="12pt"/>
    </style:style>
    <style:style style:name="T87_230" style:family="text">
      <style:text-properties fo:font-size="12pt" style:font-size-asian="12pt" style:font-size-complex="12pt"/>
    </style:style>
    <style:style style:name="T87_231" style:family="text">
      <style:text-properties fo:font-size="12pt" style:font-size-asian="12pt" style:font-size-complex="12pt"/>
    </style:style>
    <style:style style:name="T87_232" style:family="text">
      <style:text-properties fo:font-size="12pt" style:font-size-asian="12pt" style:font-size-complex="12pt"/>
    </style:style>
    <style:style style:name="T87_233" style:family="text">
      <style:text-properties fo:font-size="12pt" style:font-size-asian="12pt" style:font-size-complex="12pt"/>
    </style:style>
    <style:style style:name="T87_234" style:family="text">
      <style:text-properties fo:font-size="12pt" style:font-size-asian="12pt" style:font-size-complex="12pt"/>
    </style:style>
    <style:style style:name="T87_235" style:family="text">
      <style:text-properties fo:font-size="12pt" style:font-size-asian="12pt" style:font-size-complex="12pt"/>
    </style:style>
    <style:style style:name="T87_236" style:family="text">
      <style:text-properties fo:font-size="12pt" style:font-size-asian="12pt" style:font-size-complex="12pt"/>
    </style:style>
    <style:style style:name="T87_237" style:family="text">
      <style:text-properties fo:font-size="12pt" style:font-size-asian="12pt" style:font-size-complex="12pt"/>
    </style:style>
    <style:style style:name="T87_238" style:family="text">
      <style:text-properties fo:font-size="12pt" style:font-size-asian="12pt" style:font-size-complex="12pt"/>
    </style:style>
    <style:style style:name="T87_239" style:family="text">
      <style:text-properties fo:font-size="12pt" style:font-size-asian="12pt" style:font-size-complex="12pt"/>
    </style:style>
    <style:style style:name="T87_240" style:family="text">
      <style:text-properties fo:font-size="12pt" style:font-size-asian="12pt" style:font-size-complex="12pt"/>
    </style:style>
    <style:style style:name="T87_241" style:family="text">
      <style:text-properties fo:font-size="12pt" style:font-size-asian="12pt" style:font-size-complex="12pt"/>
    </style:style>
    <style:style style:name="T87_242" style:family="text">
      <style:text-properties fo:font-size="12pt" style:font-size-asian="12pt" style:font-size-complex="12pt"/>
    </style:style>
    <style:style style:name="T87_243" style:family="text">
      <style:text-properties fo:font-size="12pt" style:font-size-asian="12pt" style:font-size-complex="12pt"/>
    </style:style>
    <style:style style:name="T87_244" style:family="text">
      <style:text-properties fo:font-size="12pt" style:font-size-asian="12pt" style:font-size-complex="12pt"/>
    </style:style>
    <style:style style:name="T87_245" style:family="text">
      <style:text-properties fo:font-size="12pt" style:font-size-asian="12pt" style:font-size-complex="12pt"/>
    </style:style>
    <style:style style:name="T87_246" style:family="text">
      <style:text-properties fo:font-size="12pt" style:font-size-asian="12pt" style:font-size-complex="12pt"/>
    </style:style>
    <style:style style:name="T87_247" style:family="text">
      <style:text-properties fo:font-size="12pt" style:font-size-asian="12pt" style:font-size-complex="12pt"/>
    </style:style>
    <style:style style:name="T87_248" style:family="text">
      <style:text-properties fo:font-size="12pt" style:font-size-asian="12pt" style:font-size-complex="12pt"/>
    </style:style>
    <style:style style:name="T87_249" style:family="text">
      <style:text-properties fo:font-size="12pt" style:font-size-asian="12pt" style:font-size-complex="12pt"/>
    </style:style>
    <style:style style:name="T87_250" style:family="text">
      <style:text-properties fo:font-size="12pt" style:font-size-asian="12pt" style:font-size-complex="12pt"/>
    </style:style>
    <style:style style:name="T87_251" style:family="text">
      <style:text-properties fo:font-size="12pt" style:font-size-asian="12pt" style:font-size-complex="12pt"/>
    </style:style>
    <style:style style:name="T87_252" style:family="text">
      <style:text-properties fo:font-size="12pt" style:font-size-asian="12pt" style:font-size-complex="12pt"/>
    </style:style>
    <style:style style:name="T87_253" style:family="text">
      <style:text-properties fo:font-size="12pt" style:font-size-asian="12pt" style:font-size-complex="12pt"/>
    </style:style>
    <style:style style:name="T87_254" style:family="text">
      <style:text-properties fo:font-size="12pt" style:font-size-asian="12pt" style:font-size-complex="12pt"/>
    </style:style>
    <style:style style:name="T87_255" style:family="text">
      <style:text-properties fo:font-size="12pt" style:font-size-asian="12pt" style:font-size-complex="12pt"/>
    </style:style>
    <style:style style:name="T87_256" style:family="text">
      <style:text-properties fo:font-size="12pt" style:font-size-asian="12pt" style:font-size-complex="12pt"/>
    </style:style>
    <style:style style:name="T87_257" style:family="text">
      <style:text-properties fo:font-style="italic" style:font-style-asian="italic" style:font-style-complex="italic" fo:font-size="12pt" style:font-size-asian="12pt" style:font-size-complex="12pt"/>
    </style:style>
    <style:style style:name="T87_258" style:family="text">
      <style:text-properties fo:font-size="12pt" style:font-size-asian="12pt" style:font-size-complex="12pt"/>
    </style:style>
    <style:style style:name="T87_259" style:family="text">
      <style:text-properties fo:font-size="12pt" style:font-size-asian="12pt" style:font-size-complex="12pt"/>
    </style:style>
    <style:style style:name="T87_260" style:family="text">
      <style:text-properties fo:font-size="12pt" style:font-size-asian="12pt" style:font-size-complex="12pt"/>
    </style:style>
    <style:style style:name="T87_261" style:family="text">
      <style:text-properties fo:font-size="12pt" style:font-size-asian="12pt" style:font-size-complex="12pt"/>
    </style:style>
    <style:style style:name="T87_262" style:family="text">
      <style:text-properties fo:font-size="12pt" style:font-size-asian="12pt" style:font-size-complex="12pt"/>
    </style:style>
    <style:style style:name="T87_263" style:family="text">
      <style:text-properties fo:font-size="12pt" style:font-size-asian="12pt" style:font-size-complex="12pt"/>
    </style:style>
    <style:style style:name="T87_264" style:family="text">
      <style:text-properties fo:font-size="12pt" style:font-size-asian="12pt" style:font-size-complex="12pt"/>
    </style:style>
    <style:style style:name="T87_265" style:family="text">
      <style:text-properties fo:font-size="12pt" style:font-size-asian="12pt" style:font-size-complex="12pt"/>
    </style:style>
    <style:style style:name="T87_266" style:family="text">
      <style:text-properties fo:font-size="12pt" style:font-size-asian="12pt" style:font-size-complex="12pt"/>
    </style:style>
    <style:style style:name="T87_267" style:family="text">
      <style:text-properties fo:font-size="12pt" style:font-size-asian="12pt" style:font-size-complex="12pt"/>
    </style:style>
    <style:style style:name="T87_268" style:family="text">
      <style:text-properties fo:font-size="12pt" style:font-size-asian="12pt" style:font-size-complex="12pt"/>
    </style:style>
    <style:style style:name="T87_269" style:family="text">
      <style:text-properties fo:font-size="12pt" style:font-size-asian="12pt" style:font-size-complex="12pt"/>
    </style:style>
    <style:style style:name="T87_270" style:family="text">
      <style:text-properties fo:font-size="12pt" style:font-size-asian="12pt" style:font-size-complex="12pt"/>
    </style:style>
    <style:style style:name="T87_271" style:family="text">
      <style:text-properties fo:font-size="12pt" style:font-size-asian="12pt" style:font-size-complex="12pt"/>
    </style:style>
    <style:style style:name="T87_272" style:family="text">
      <style:text-properties fo:font-size="12pt" style:font-size-asian="12pt" style:font-size-complex="12pt"/>
    </style:style>
    <style:style style:name="T87_273" style:family="text">
      <style:text-properties fo:font-size="12pt" style:font-size-asian="12pt" style:font-size-complex="12pt"/>
    </style:style>
    <style:style style:name="T87_274" style:family="text">
      <style:text-properties fo:font-size="12pt" style:font-size-asian="12pt" style:font-size-complex="12pt"/>
    </style:style>
    <style:style style:name="T87_275" style:family="text">
      <style:text-properties fo:font-size="12pt" style:font-size-asian="12pt" style:font-size-complex="12pt"/>
    </style:style>
    <style:style style:name="T87_276" style:family="text">
      <style:text-properties fo:font-size="12pt" style:font-size-asian="12pt" style:font-size-complex="12pt"/>
    </style:style>
    <style:style style:name="T87_277" style:family="text">
      <style:text-properties fo:font-size="12pt" style:font-size-asian="12pt" style:font-size-complex="12pt"/>
    </style:style>
    <style:style style:name="T87_278" style:family="text">
      <style:text-properties fo:font-size="12pt" style:font-size-asian="12pt" style:font-size-complex="12pt"/>
    </style:style>
    <style:style style:name="T87_279" style:family="text">
      <style:text-properties fo:font-size="12pt" style:font-size-asian="12pt" style:font-size-complex="12pt"/>
    </style:style>
    <style:style style:name="T87_280" style:family="text">
      <style:text-properties fo:font-size="12pt" style:font-size-asian="12pt" style:font-size-complex="12pt"/>
    </style:style>
    <style:style style:name="T87_281" style:family="text">
      <style:text-properties fo:font-size="12pt" style:font-size-asian="12pt" style:font-size-complex="12pt"/>
    </style:style>
    <style:style style:name="T87_282" style:family="text">
      <style:text-properties fo:font-size="12pt" style:font-size-asian="12pt" style:font-size-complex="12pt"/>
    </style:style>
    <style:style style:name="T87_283" style:family="text">
      <style:text-properties fo:font-size="12pt" style:font-size-asian="12pt" style:font-size-complex="12pt"/>
    </style:style>
    <style:style style:name="T87_284" style:family="text">
      <style:text-properties fo:font-size="12pt" style:font-size-asian="12pt" style:font-size-complex="12pt"/>
    </style:style>
    <style:style style:name="T87_285" style:family="text">
      <style:text-properties fo:font-size="12pt" style:font-size-asian="12pt" style:font-size-complex="12pt"/>
    </style:style>
    <style:style style:name="T87_286" style:family="text">
      <style:text-properties fo:font-size="12pt" style:font-size-asian="12pt" style:font-size-complex="12pt"/>
    </style:style>
    <style:style style:name="T87_287" style:family="text">
      <style:text-properties fo:font-size="12pt" style:font-size-asian="12pt" style:font-size-complex="12pt"/>
    </style:style>
    <style:style style:name="T87_288" style:family="text">
      <style:text-properties fo:font-size="12pt" style:font-size-asian="12pt" style:font-size-complex="12pt"/>
    </style:style>
    <style:style style:name="T87_289" style:family="text">
      <style:text-properties fo:font-style="italic" style:font-style-asian="italic" style:font-style-complex="italic" fo:font-size="12pt" style:font-size-asian="12pt" style:font-size-complex="12pt"/>
    </style:style>
    <style:style style:name="T87_290" style:family="text">
      <style:text-properties fo:font-size="12pt" style:font-size-asian="12pt" style:font-size-complex="12pt"/>
    </style:style>
    <style:style style:name="T87_291" style:family="text">
      <style:text-properties fo:font-size="12pt" style:font-size-asian="12pt" style:font-size-complex="12pt"/>
    </style:style>
    <style:style style:name="T87_292" style:family="text">
      <style:text-properties fo:font-size="12pt" style:font-size-asian="12pt" style:font-size-complex="12pt"/>
    </style:style>
    <style:style style:name="T87_293" style:family="text">
      <style:text-properties fo:font-size="12pt" style:font-size-asian="12pt" style:font-size-complex="12pt"/>
    </style:style>
    <style:style style:name="T87_294" style:family="text">
      <style:text-properties fo:font-size="12pt" style:font-size-asian="12pt" style:font-size-complex="12pt"/>
    </style:style>
    <style:style style:name="T87_295" style:family="text">
      <style:text-properties fo:font-size="12pt" style:font-size-asian="12pt" style:font-size-complex="12pt"/>
    </style:style>
    <style:style style:name="T87_296" style:family="text">
      <style:text-properties fo:font-size="12pt" style:font-size-asian="12pt" style:font-size-complex="12pt"/>
    </style:style>
    <style:style style:name="T87_297" style:family="text">
      <style:text-properties fo:font-style="italic" style:font-style-asian="italic" style:font-style-complex="italic" fo:font-size="12pt" style:font-size-asian="12pt" style:font-size-complex="12pt"/>
    </style:style>
    <style:style style:name="T87_298" style:family="text">
      <style:text-properties fo:font-size="12pt" style:font-size-asian="12pt" style:font-size-complex="12pt"/>
    </style:style>
    <style:style style:name="T87_299" style:family="text">
      <style:text-properties fo:font-size="12pt" style:font-size-asian="12pt" style:font-size-complex="12pt"/>
    </style:style>
    <style:style style:name="T87_300" style:family="text">
      <style:text-properties fo:font-size="12pt" style:font-size-asian="12pt" style:font-size-complex="12pt"/>
    </style:style>
    <style:style style:name="T87_301" style:family="text">
      <style:text-properties fo:font-size="12pt" style:font-size-asian="12pt" style:font-size-complex="12pt"/>
    </style:style>
    <style:style style:name="T87_302" style:family="text">
      <style:text-properties fo:font-size="12pt" style:font-size-asian="12pt" style:font-size-complex="12pt"/>
    </style:style>
    <style:style style:name="T87_303" style:family="text">
      <style:text-properties fo:font-size="12pt" style:font-size-asian="12pt" style:font-size-complex="12pt"/>
    </style:style>
    <style:style style:name="T87_304" style:family="text">
      <style:text-properties fo:font-size="12pt" style:font-size-asian="12pt" style:font-size-complex="12pt"/>
    </style:style>
    <style:style style:name="T87_305" style:family="text">
      <style:text-properties fo:font-size="12pt" style:font-size-asian="12pt" style:font-size-complex="12pt"/>
    </style:style>
    <style:style style:name="T87_306" style:family="text">
      <style:text-properties fo:font-size="12pt" style:font-size-asian="12pt" style:font-size-complex="12pt"/>
    </style:style>
    <style:style style:name="T87_307" style:family="text">
      <style:text-properties fo:font-size="12pt" style:font-size-asian="12pt" style:font-size-complex="12pt"/>
    </style:style>
    <style:style style:name="T87_308" style:family="text">
      <style:text-properties fo:font-size="12pt" style:font-size-asian="12pt" style:font-size-complex="12pt"/>
    </style:style>
    <style:style style:name="T87_309" style:family="text">
      <style:text-properties fo:font-size="12pt" style:font-size-asian="12pt" style:font-size-complex="12pt"/>
    </style:style>
    <style:style style:name="T87_310" style:family="text">
      <style:text-properties fo:font-size="12pt" style:font-size-asian="12pt" style:font-size-complex="12pt"/>
    </style:style>
    <style:style style:name="T87_311" style:family="text">
      <style:text-properties fo:font-size="12pt" style:font-size-asian="12pt" style:font-size-complex="12pt"/>
    </style:style>
    <style:style style:name="T87_312" style:family="text">
      <style:text-properties fo:font-size="12pt" style:font-size-asian="12pt" style:font-size-complex="12pt"/>
    </style:style>
    <style:style style:name="T87_313" style:family="text">
      <style:text-properties fo:font-size="12pt" style:font-size-asian="12pt" style:font-size-complex="12pt"/>
    </style:style>
    <style:style style:name="T87_314" style:family="text">
      <style:text-properties fo:font-size="12pt" style:font-size-asian="12pt" style:font-size-complex="12pt"/>
    </style:style>
    <style:style style:name="T87_315" style:family="text">
      <style:text-properties fo:font-size="12pt" style:font-size-asian="12pt" style:font-size-complex="12pt"/>
    </style:style>
    <style:style style:name="T87_316" style:family="text">
      <style:text-properties fo:font-size="12pt" style:font-size-asian="12pt" style:font-size-complex="12pt"/>
    </style:style>
    <style:style style:name="T87_317" style:family="text">
      <style:text-properties fo:font-style="italic" style:font-style-asian="italic" style:font-style-complex="italic" fo:font-size="12pt" style:font-size-asian="12pt" style:font-size-complex="12pt"/>
    </style:style>
    <style:style style:name="T87_318" style:family="text">
      <style:text-properties fo:font-size="12pt" style:font-size-asian="12pt" style:font-size-complex="12pt"/>
    </style:style>
    <style:style style:name="T87_319" style:family="text">
      <style:text-properties fo:font-size="12pt" style:font-size-asian="12pt" style:font-size-complex="12pt"/>
    </style:style>
    <style:style style:name="T87_320" style:family="text">
      <style:text-properties fo:font-size="12pt" style:font-size-asian="12pt" style:font-size-complex="12pt"/>
    </style:style>
    <style:style style:name="T87_321" style:family="text">
      <style:text-properties fo:font-size="12pt" style:font-size-asian="12pt" style:font-size-complex="12pt"/>
    </style:style>
    <style:style style:name="T87_322" style:family="text">
      <style:text-properties fo:font-size="12pt" style:font-size-asian="12pt" style:font-size-complex="12pt"/>
    </style:style>
    <style:style style:name="T87_323" style:family="text">
      <style:text-properties fo:font-size="12pt" style:font-size-asian="12pt" style:font-size-complex="12pt"/>
    </style:style>
    <style:style style:name="T87_324" style:family="text">
      <style:text-properties fo:font-size="12pt" style:font-size-asian="12pt" style:font-size-complex="12pt"/>
    </style:style>
    <style:style style:name="T87_325" style:family="text">
      <style:text-properties fo:font-size="12pt" style:font-size-asian="12pt" style:font-size-complex="12pt"/>
    </style:style>
    <style:style style:name="T87_326" style:family="text">
      <style:text-properties fo:font-size="12pt" style:font-size-asian="12pt" style:font-size-complex="12pt"/>
    </style:style>
    <style:style style:name="T87_327" style:family="text">
      <style:text-properties fo:font-size="12pt" style:font-size-asian="12pt" style:font-size-complex="12pt"/>
    </style:style>
    <style:style style:name="T87_328" style:family="text">
      <style:text-properties fo:font-size="12pt" style:font-size-asian="12pt" style:font-size-complex="12pt"/>
    </style:style>
    <style:style style:name="T87_329" style:family="text">
      <style:text-properties fo:font-size="12pt" style:font-size-asian="12pt" style:font-size-complex="12pt"/>
    </style:style>
    <style:style style:name="T87_330" style:family="text">
      <style:text-properties fo:font-size="12pt" style:font-size-asian="12pt" style:font-size-complex="12pt"/>
    </style:style>
    <style:style style:name="T87_331" style:family="text">
      <style:text-properties fo:font-size="12pt" style:font-size-asian="12pt" style:font-size-complex="12pt"/>
    </style:style>
    <style:style style:name="T87_332" style:family="text">
      <style:text-properties fo:font-size="12pt" style:font-size-asian="12pt" style:font-size-complex="12pt"/>
    </style:style>
    <style:style style:name="T87_333" style:family="text">
      <style:text-properties fo:font-size="12pt" style:font-size-asian="12pt" style:font-size-complex="12pt"/>
    </style:style>
    <style:style style:name="T87_334" style:family="text">
      <style:text-properties fo:font-size="12pt" style:font-size-asian="12pt" style:font-size-complex="12pt"/>
    </style:style>
    <style:style style:name="T87_335" style:family="text">
      <style:text-properties fo:font-size="12pt" style:font-size-asian="12pt" style:font-size-complex="12pt"/>
    </style:style>
    <style:style style:name="T87_336" style:family="text">
      <style:text-properties fo:font-size="12pt" style:font-size-asian="12pt" style:font-size-complex="12pt"/>
    </style:style>
    <style:style style:name="T87_337" style:family="text">
      <style:text-properties fo:font-size="12pt" style:font-size-asian="12pt" style:font-size-complex="12pt"/>
    </style:style>
    <style:style style:name="T87_338" style:family="text">
      <style:text-properties fo:font-size="12pt" style:font-size-asian="12pt" style:font-size-complex="12pt"/>
    </style:style>
    <style:style style:name="T87_339" style:family="text">
      <style:text-properties fo:font-size="12pt" style:font-size-asian="12pt" style:font-size-complex="12pt"/>
    </style:style>
    <style:style style:name="T87_340" style:family="text">
      <style:text-properties fo:font-size="12pt" style:font-size-asian="12pt" style:font-size-complex="12pt"/>
    </style:style>
    <style:style style:name="T87_341" style:family="text">
      <style:text-properties fo:font-size="12pt" style:font-size-asian="12pt" style:font-size-complex="12pt"/>
    </style:style>
    <style:style style:name="T87_342" style:family="text">
      <style:text-properties fo:font-size="12pt" style:font-size-asian="12pt" style:font-size-complex="12pt"/>
    </style:style>
    <style:style style:name="T87_343" style:family="text">
      <style:text-properties fo:font-size="12pt" style:font-size-asian="12pt" style:font-size-complex="12pt"/>
    </style:style>
    <style:style style:name="T87_344" style:family="text">
      <style:text-properties fo:font-size="12pt" style:font-size-asian="12pt" style:font-size-complex="12pt"/>
    </style:style>
    <style:style style:name="T87_345" style:family="text">
      <style:text-properties fo:font-size="12pt" style:font-size-asian="12pt" style:font-size-complex="12pt"/>
    </style:style>
    <style:style style:name="T87_346" style:family="text">
      <style:text-properties fo:font-size="12pt" style:font-size-asian="12pt" style:font-size-complex="12pt"/>
    </style:style>
    <style:style style:name="T87_347" style:family="text">
      <style:text-properties fo:font-size="12pt" style:font-size-asian="12pt" style:font-size-complex="12pt"/>
    </style:style>
    <style:style style:name="T87_348" style:family="text">
      <style:text-properties fo:font-size="12pt" style:font-size-asian="12pt" style:font-size-complex="12pt"/>
    </style:style>
    <style:style style:name="T87_349" style:family="text">
      <style:text-properties fo:font-size="12pt" style:font-size-asian="12pt" style:font-size-complex="12pt"/>
    </style:style>
    <style:style style:name="T87_350" style:family="text">
      <style:text-properties fo:font-size="12pt" style:font-size-asian="12pt" style:font-size-complex="12pt"/>
    </style:style>
    <style:style style:name="T87_351" style:family="text">
      <style:text-properties fo:font-style="italic" style:font-style-asian="italic" style:font-style-complex="italic" fo:font-size="12pt" style:font-size-asian="12pt" style:font-size-complex="12pt"/>
    </style:style>
    <style:style style:name="T87_352" style:family="text">
      <style:text-properties fo:font-size="12pt" style:font-size-asian="12pt" style:font-size-complex="12pt"/>
    </style:style>
    <style:style style:name="P88" style:family="paragraph" style:parent-style-name="Heading_20_2">
      <style:paragraph-properties fo:text-align="justify" fo:break-before="auto" fo:text-indent="-0.053cm" fo:line-height="150%" style:writing-mode="lr-tb"/>
    </style:style>
    <style:style style:name="T88_1" style:family="text" style:parent-style-name="Heading_20_2"/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3" style:family="text"/>
    <style:style style:name="P91" style:family="paragraph" style:parent-style-name="Standard">
      <style:paragraph-properties fo:text-align="justify" fo:break-before="auto" fo:line-height="150%" style:writing-mode="lr-tb"/>
    </style:style>
    <style:style style:name="T91_1" style:family="text"/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T91_6" style:family="text">
      <style:text-properties fo:font-size="12pt" style:font-size-asian="12pt" style:font-size-complex="12pt"/>
    </style:style>
    <style:style style:name="T91_7" style:family="text">
      <style:text-properties fo:font-size="12pt" style:font-size-asian="12pt" style:font-size-complex="12pt"/>
    </style:style>
    <style:style style:name="T91_8" style:family="text">
      <style:text-properties fo:font-size="12pt" style:font-size-asian="12pt" style:font-size-complex="12pt"/>
    </style:style>
    <style:style style:name="T91_9" style:family="text">
      <style:text-properties fo:font-size="12pt" style:font-size-asian="12pt" style:font-size-complex="12pt"/>
    </style:style>
    <style:style style:name="T91_10" style:family="text">
      <style:text-properties fo:font-size="12pt" style:font-size-asian="12pt" style:font-size-complex="12pt"/>
    </style:style>
    <style:style style:name="T91_11" style:family="text">
      <style:text-properties fo:font-size="12pt" style:font-size-asian="12pt" style:font-size-complex="12pt"/>
    </style:style>
    <style:style style:name="T91_12" style:family="text">
      <style:text-properties fo:font-size="12pt" style:font-size-asian="12pt" style:font-size-complex="12pt"/>
    </style:style>
    <style:style style:name="T91_13" style:family="text">
      <style:text-properties fo:font-size="12pt" style:font-size-asian="12pt" style:font-size-complex="12pt"/>
    </style:style>
    <style:style style:name="T91_14" style:family="text">
      <style:text-properties fo:font-size="12pt" style:font-size-asian="12pt" style:font-size-complex="12pt"/>
    </style:style>
    <style:style style:name="T91_15" style:family="text">
      <style:text-properties fo:font-size="12pt" style:font-size-asian="12pt" style:font-size-complex="12pt"/>
    </style:style>
    <style:style style:name="T91_16" style:family="text">
      <style:text-properties fo:font-size="12pt" style:font-size-asian="12pt" style:font-size-complex="12pt"/>
    </style:style>
    <style:style style:name="T91_17" style:family="text">
      <style:text-properties fo:font-size="12pt" style:font-size-asian="12pt" style:font-size-complex="12pt"/>
    </style:style>
    <style:style style:name="T91_18" style:family="text">
      <style:text-properties fo:font-size="12pt" style:font-size-asian="12pt" style:font-size-complex="12pt"/>
    </style:style>
    <style:style style:name="T91_19" style:family="text">
      <style:text-properties fo:font-size="12pt" style:font-size-asian="12pt" style:font-size-complex="12pt"/>
    </style:style>
    <style:style style:name="T91_20" style:family="text">
      <style:text-properties fo:font-size="12pt" style:font-size-asian="12pt" style:font-size-complex="12pt"/>
    </style:style>
    <style:style style:name="T91_21" style:family="text">
      <style:text-properties fo:font-size="12pt" style:font-size-asian="12pt" style:font-size-complex="12pt"/>
    </style:style>
    <style:style style:name="T91_22" style:family="text">
      <style:text-properties fo:font-size="12pt" style:font-size-asian="12pt" style:font-size-complex="12pt"/>
    </style:style>
    <style:style style:name="T91_23" style:family="text">
      <style:text-properties fo:font-size="12pt" style:font-size-asian="12pt" style:font-size-complex="12pt"/>
    </style:style>
    <style:style style:name="T91_24" style:family="text">
      <style:text-properties fo:font-size="12pt" style:font-size-asian="12pt" style:font-size-complex="12pt"/>
    </style:style>
    <style:style style:name="T91_25" style:family="text">
      <style:text-properties fo:font-size="12pt" style:font-size-asian="12pt" style:font-size-complex="12pt"/>
    </style:style>
    <style:style style:name="T91_26" style:family="text">
      <style:text-properties fo:font-size="12pt" style:font-size-asian="12pt" style:font-size-complex="12pt"/>
    </style:style>
    <style:style style:name="T91_27" style:family="text">
      <style:text-properties fo:font-size="12pt" style:font-size-asian="12pt" style:font-size-complex="12pt"/>
    </style:style>
    <style:style style:name="T91_28" style:family="text">
      <style:text-properties fo:font-size="12pt" style:font-size-asian="12pt" style:font-size-complex="12pt"/>
    </style:style>
    <style:style style:name="T91_29" style:family="text">
      <style:text-properties fo:font-size="12pt" style:font-size-asian="12pt" style:font-size-complex="12pt"/>
    </style:style>
    <style:style style:name="T91_30" style:family="text">
      <style:text-properties fo:font-size="12pt" style:font-size-asian="12pt" style:font-size-complex="12pt"/>
    </style:style>
    <style:style style:name="T91_31" style:family="text">
      <style:text-properties fo:font-size="12pt" style:font-size-asian="12pt" style:font-size-complex="12pt"/>
    </style:style>
    <style:style style:name="T91_32" style:family="text">
      <style:text-properties fo:font-size="12pt" style:font-size-asian="12pt" style:font-size-complex="12pt"/>
    </style:style>
    <style:style style:name="T91_33" style:family="text">
      <style:text-properties fo:font-size="12pt" style:font-size-asian="12pt" style:font-size-complex="12pt"/>
    </style:style>
    <style:style style:name="T91_34" style:family="text">
      <style:text-properties fo:font-size="12pt" style:font-size-asian="12pt" style:font-size-complex="12pt"/>
    </style:style>
    <style:style style:name="T91_35" style:family="text">
      <style:text-properties fo:font-size="12pt" style:font-size-asian="12pt" style:font-size-complex="12pt"/>
    </style:style>
    <style:style style:name="T91_36" style:family="text">
      <style:text-properties fo:font-size="12pt" style:font-size-asian="12pt" style:font-size-complex="12pt"/>
    </style:style>
    <style:style style:name="T91_37" style:family="text">
      <style:text-properties fo:font-size="12pt" style:font-size-asian="12pt" style:font-size-complex="12pt"/>
    </style:style>
    <style:style style:name="T91_38" style:family="text">
      <style:text-properties fo:font-size="12pt" style:font-size-asian="12pt" style:font-size-complex="12pt"/>
    </style:style>
    <style:style style:name="T91_39" style:family="text">
      <style:text-properties fo:font-size="12pt" style:font-size-asian="12pt" style:font-size-complex="12pt"/>
    </style:style>
    <style:style style:name="T91_40" style:family="text">
      <style:text-properties fo:font-size="12pt" style:font-size-asian="12pt" style:font-size-complex="12pt"/>
    </style:style>
    <style:style style:name="T91_41" style:family="text">
      <style:text-properties fo:font-size="12pt" style:font-size-asian="12pt" style:font-size-complex="12pt"/>
    </style:style>
    <style:style style:name="T91_42" style:family="text">
      <style:text-properties fo:font-size="12pt" style:font-size-asian="12pt" style:font-size-complex="12pt"/>
    </style:style>
    <style:style style:name="T91_43" style:family="text">
      <style:text-properties fo:font-size="12pt" style:font-size-asian="12pt" style:font-size-complex="12pt"/>
    </style:style>
    <style:style style:name="T91_44" style:family="text">
      <style:text-properties fo:font-size="12pt" style:font-size-asian="12pt" style:font-size-complex="12pt"/>
    </style:style>
    <style:style style:name="T91_45" style:family="text">
      <style:text-properties fo:font-size="12pt" style:font-size-asian="12pt" style:font-size-complex="12pt"/>
    </style:style>
    <style:style style:name="T91_46" style:family="text">
      <style:text-properties fo:font-size="12pt" style:font-size-asian="12pt" style:font-size-complex="12pt"/>
    </style:style>
    <style:style style:name="T91_47" style:family="text">
      <style:text-properties fo:font-size="12pt" style:font-size-asian="12pt" style:font-size-complex="12pt"/>
    </style:style>
    <style:style style:name="T91_48" style:family="text">
      <style:text-properties fo:font-size="12pt" style:font-size-asian="12pt" style:font-size-complex="12pt"/>
    </style:style>
    <style:style style:name="T91_49" style:family="text">
      <style:text-properties fo:font-size="12pt" style:font-size-asian="12pt" style:font-size-complex="12pt"/>
    </style:style>
    <style:style style:name="T91_50" style:family="text">
      <style:text-properties fo:font-size="12pt" style:font-size-asian="12pt" style:font-size-complex="12pt"/>
    </style:style>
    <style:style style:name="T91_51" style:family="text">
      <style:text-properties fo:font-size="12pt" style:font-size-asian="12pt" style:font-size-complex="12pt"/>
    </style:style>
    <style:style style:name="T91_52" style:family="text">
      <style:text-properties fo:font-size="12pt" style:font-size-asian="12pt" style:font-size-complex="12pt"/>
    </style:style>
    <style:style style:name="T91_53" style:family="text">
      <style:text-properties fo:font-size="12pt" style:font-size-asian="12pt" style:font-size-complex="12pt"/>
    </style:style>
    <style:style style:name="T91_54" style:family="text">
      <style:text-properties fo:font-size="12pt" style:font-size-asian="12pt" style:font-size-complex="12pt"/>
    </style:style>
    <style:style style:name="T91_55" style:family="text">
      <style:text-properties fo:font-size="12pt" style:font-size-asian="12pt" style:font-size-complex="12pt"/>
    </style:style>
    <style:style style:name="T91_56" style:family="text">
      <style:text-properties fo:font-size="12pt" style:font-size-asian="12pt" style:font-size-complex="12pt"/>
    </style:style>
    <style:style style:name="T91_57" style:family="text">
      <style:text-properties fo:font-size="12pt" style:font-size-asian="12pt" style:font-size-complex="12pt"/>
    </style:style>
    <style:style style:name="T91_58" style:family="text">
      <style:text-properties fo:font-size="12pt" style:font-size-asian="12pt" style:font-size-complex="12pt"/>
    </style:style>
    <style:style style:name="T91_59" style:family="text">
      <style:text-properties fo:font-size="12pt" style:font-size-asian="12pt" style:font-size-complex="12pt"/>
    </style:style>
    <style:style style:name="T91_60" style:family="text">
      <style:text-properties fo:font-size="12pt" style:font-size-asian="12pt" style:font-size-complex="12pt"/>
    </style:style>
    <style:style style:name="T91_61" style:family="text">
      <style:text-properties fo:font-size="12pt" style:font-size-asian="12pt" style:font-size-complex="12pt"/>
    </style:style>
    <style:style style:name="T91_62" style:family="text">
      <style:text-properties fo:font-size="12pt" style:font-size-asian="12pt" style:font-size-complex="12pt"/>
    </style:style>
    <style:style style:name="T91_63" style:family="text">
      <style:text-properties fo:font-size="12pt" style:font-size-asian="12pt" style:font-size-complex="12pt"/>
    </style:style>
    <style:style style:name="T91_64" style:family="text">
      <style:text-properties fo:font-size="12pt" style:font-size-asian="12pt" style:font-size-complex="12pt"/>
    </style:style>
    <style:style style:name="T91_65" style:family="text">
      <style:text-properties fo:font-size="12pt" style:font-size-asian="12pt" style:font-size-complex="12pt"/>
    </style:style>
    <style:style style:name="T91_66" style:family="text">
      <style:text-properties fo:font-size="12pt" style:font-size-asian="12pt" style:font-size-complex="12pt"/>
    </style:style>
    <style:style style:name="T91_67" style:family="text">
      <style:text-properties fo:font-size="12pt" style:font-size-asian="12pt" style:font-size-complex="12pt"/>
    </style:style>
    <style:style style:name="T91_68" style:family="text">
      <style:text-properties fo:font-size="12pt" style:font-size-asian="12pt" style:font-size-complex="12pt"/>
    </style:style>
    <style:style style:name="T91_69" style:family="text">
      <style:text-properties fo:font-size="12pt" style:font-size-asian="12pt" style:font-size-complex="12pt"/>
    </style:style>
    <style:style style:name="T91_70" style:family="text">
      <style:text-properties fo:font-size="12pt" style:font-size-asian="12pt" style:font-size-complex="12pt"/>
    </style:style>
    <style:style style:name="T91_71" style:family="text">
      <style:text-properties fo:font-size="12pt" style:font-size-asian="12pt" style:font-size-complex="12pt"/>
    </style:style>
    <style:style style:name="T91_72" style:family="text">
      <style:text-properties fo:font-size="12pt" style:font-size-asian="12pt" style:font-size-complex="12pt"/>
    </style:style>
    <style:style style:name="T91_73" style:family="text">
      <style:text-properties fo:font-size="12pt" style:font-size-asian="12pt" style:font-size-complex="12pt"/>
    </style:style>
    <style:style style:name="T91_74" style:family="text">
      <style:text-properties fo:font-size="12pt" style:font-size-asian="12pt" style:font-size-complex="12pt"/>
    </style:style>
    <style:style style:name="T91_75" style:family="text">
      <style:text-properties fo:font-size="12pt" style:font-size-asian="12pt" style:font-size-complex="12pt"/>
    </style:style>
    <style:style style:name="T91_76" style:family="text">
      <style:text-properties fo:font-size="12pt" style:font-size-asian="12pt" style:font-size-complex="12pt"/>
    </style:style>
    <style:style style:name="T91_77" style:family="text">
      <style:text-properties fo:font-size="12pt" style:font-size-asian="12pt" style:font-size-complex="12pt"/>
    </style:style>
    <style:style style:name="T91_78" style:family="text">
      <style:text-properties fo:font-size="12pt" style:font-size-asian="12pt" style:font-size-complex="12pt"/>
    </style:style>
    <style:style style:name="T91_79" style:family="text">
      <style:text-properties fo:font-size="12pt" style:font-size-asian="12pt" style:font-size-complex="12pt"/>
    </style:style>
    <style:style style:name="T91_80" style:family="text">
      <style:text-properties fo:font-size="12pt" style:font-size-asian="12pt" style:font-size-complex="12pt"/>
    </style:style>
    <style:style style:name="T91_81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text-align="justify" fo:break-before="auto" fo:line-height="150%" style:writing-mode="lr-tb"/>
    </style:style>
    <style:style style:name="T92_1" style:family="text">
      <style:text-properties fo:font-size="12pt" style:font-size-asian="12pt" style:font-size-complex="12pt"/>
    </style:style>
    <style:style style:name="T92_2" style:family="text">
      <style:text-properties fo:font-size="12pt" style:font-size-asian="12pt" style:font-size-complex="12pt"/>
    </style:style>
    <style:style style:name="T92_3" style:family="text">
      <style:text-properties fo:font-size="12pt" style:font-size-asian="12pt" style:font-size-complex="12pt"/>
    </style:style>
    <style:style style:name="T92_4" style:family="text">
      <style:text-properties fo:font-size="12pt" style:font-size-asian="12pt" style:font-size-complex="12pt"/>
    </style:style>
    <style:style style:name="T92_5" style:family="text">
      <style:text-properties fo:font-size="12pt" style:font-size-asian="12pt" style:font-size-complex="12pt"/>
    </style:style>
    <style:style style:name="T92_6" style:family="text">
      <style:text-properties fo:font-size="12pt" style:font-size-asian="12pt" style:font-size-complex="12pt"/>
    </style:style>
    <style:style style:name="T92_7" style:family="text">
      <style:text-properties fo:font-size="12pt" style:font-size-asian="12pt" style:font-size-complex="12pt"/>
    </style:style>
    <style:style style:name="T92_8" style:family="text">
      <style:text-properties fo:font-size="12pt" style:font-size-asian="12pt" style:font-size-complex="12pt"/>
    </style:style>
    <style:style style:name="T92_9" style:family="text">
      <style:text-properties fo:font-size="12pt" style:font-size-asian="12pt" style:font-size-complex="12pt"/>
    </style:style>
    <style:style style:name="T92_10" style:family="text">
      <style:text-properties fo:font-size="12pt" style:font-size-asian="12pt" style:font-size-complex="12pt"/>
    </style:style>
    <style:style style:name="T92_11" style:family="text">
      <style:text-properties fo:font-size="12pt" style:font-size-asian="12pt" style:font-size-complex="12pt"/>
    </style:style>
    <style:style style:name="T92_12" style:family="text">
      <style:text-properties fo:font-size="12pt" style:font-size-asian="12pt" style:font-size-complex="12pt"/>
    </style:style>
    <style:style style:name="T92_13" style:family="text">
      <style:text-properties fo:font-size="12pt" style:font-size-asian="12pt" style:font-size-complex="12pt"/>
    </style:style>
    <style:style style:name="T92_14" style:family="text">
      <style:text-properties fo:font-size="12pt" style:font-size-asian="12pt" style:font-size-complex="12pt"/>
    </style:style>
    <style:style style:name="T92_15" style:family="text">
      <style:text-properties fo:font-size="12pt" style:font-size-asian="12pt" style:font-size-complex="12pt"/>
    </style:style>
    <style:style style:name="T92_16" style:family="text">
      <style:text-properties fo:font-size="12pt" style:font-size-asian="12pt" style:font-size-complex="12pt"/>
    </style:style>
    <style:style style:name="T92_17" style:family="text">
      <style:text-properties fo:font-size="12pt" style:font-size-asian="12pt" style:font-size-complex="12pt"/>
    </style:style>
    <style:style style:name="T92_18" style:family="text">
      <style:text-properties fo:font-size="12pt" style:font-size-asian="12pt" style:font-size-complex="12pt"/>
    </style:style>
    <style:style style:name="T92_19" style:family="text">
      <style:text-properties fo:font-size="12pt" style:font-size-asian="12pt" style:font-size-complex="12pt"/>
    </style:style>
    <style:style style:name="T92_20" style:family="text">
      <style:text-properties fo:font-size="12pt" style:font-size-asian="12pt" style:font-size-complex="12pt"/>
    </style:style>
    <style:style style:name="T92_21" style:family="text">
      <style:text-properties fo:font-size="12pt" style:font-size-asian="12pt" style:font-size-complex="12pt"/>
    </style:style>
    <style:style style:name="T92_22" style:family="text">
      <style:text-properties fo:font-size="12pt" style:font-size-asian="12pt" style:font-size-complex="12pt"/>
    </style:style>
    <style:style style:name="T92_23" style:family="text">
      <style:text-properties fo:font-size="12pt" style:font-size-asian="12pt" style:font-size-complex="12pt"/>
    </style:style>
    <style:style style:name="T92_24" style:family="text">
      <style:text-properties fo:font-size="12pt" style:font-size-asian="12pt" style:font-size-complex="12pt"/>
    </style:style>
    <style:style style:name="T92_25" style:family="text">
      <style:text-properties fo:font-size="12pt" style:font-size-asian="12pt" style:font-size-complex="12pt"/>
    </style:style>
    <style:style style:name="T92_26" style:family="text">
      <style:text-properties fo:font-size="12pt" style:font-size-asian="12pt" style:font-size-complex="12pt"/>
    </style:style>
    <style:style style:name="T92_27" style:family="text">
      <style:text-properties fo:font-size="12pt" style:font-size-asian="12pt" style:font-size-complex="12pt"/>
    </style:style>
    <style:style style:name="T92_28" style:family="text">
      <style:text-properties fo:font-size="12pt" style:font-size-asian="12pt" style:font-size-complex="12pt"/>
    </style:style>
    <style:style style:name="T92_29" style:family="text">
      <style:text-properties fo:font-size="12pt" style:font-size-asian="12pt" style:font-size-complex="12pt"/>
    </style:style>
    <style:style style:name="T92_30" style:family="text">
      <style:text-properties fo:font-size="12pt" style:font-size-asian="12pt" style:font-size-complex="12pt"/>
    </style:style>
    <style:style style:name="T92_31" style:family="text">
      <style:text-properties fo:font-size="12pt" style:font-size-asian="12pt" style:font-size-complex="12pt"/>
    </style:style>
    <style:style style:name="T92_32" style:family="text">
      <style:text-properties fo:font-size="12pt" style:font-size-asian="12pt" style:font-size-complex="12pt"/>
    </style:style>
    <style:style style:name="T92_33" style:family="text">
      <style:text-properties fo:font-size="12pt" style:font-size-asian="12pt" style:font-size-complex="12pt"/>
    </style:style>
    <style:style style:name="T92_34" style:family="text">
      <style:text-properties fo:font-size="12pt" style:font-size-asian="12pt" style:font-size-complex="12pt"/>
    </style:style>
    <style:style style:name="T92_35" style:family="text">
      <style:text-properties fo:font-size="12pt" style:font-size-asian="12pt" style:font-size-complex="12pt"/>
    </style:style>
    <style:style style:name="T92_36" style:family="text">
      <style:text-properties fo:font-size="12pt" style:font-size-asian="12pt" style:font-size-complex="12pt"/>
    </style:style>
    <style:style style:name="T92_37" style:family="text">
      <style:text-properties fo:font-size="12pt" style:font-size-asian="12pt" style:font-size-complex="12pt"/>
    </style:style>
    <style:style style:name="T92_38" style:family="text">
      <style:text-properties fo:font-size="12pt" style:font-size-asian="12pt" style:font-size-complex="12pt"/>
    </style:style>
    <style:style style:name="T92_39" style:family="text">
      <style:text-properties fo:font-size="12pt" style:font-size-asian="12pt" style:font-size-complex="12pt"/>
    </style:style>
    <style:style style:name="T92_40" style:family="text">
      <style:text-properties fo:font-size="12pt" style:font-size-asian="12pt" style:font-size-complex="12pt"/>
    </style:style>
    <style:style style:name="T92_41" style:family="text">
      <style:text-properties fo:font-size="12pt" style:font-size-asian="12pt" style:font-size-complex="12pt"/>
    </style:style>
    <style:style style:name="T92_42" style:family="text">
      <style:text-properties fo:font-size="12pt" style:font-size-asian="12pt" style:font-size-complex="12pt"/>
    </style:style>
    <style:style style:name="T92_43" style:family="text">
      <style:text-properties fo:font-size="12pt" style:font-size-asian="12pt" style:font-size-complex="12pt"/>
    </style:style>
    <style:style style:name="T92_44" style:family="text">
      <style:text-properties fo:font-size="12pt" style:font-size-asian="12pt" style:font-size-complex="12pt"/>
    </style:style>
    <style:style style:name="T92_45" style:family="text">
      <style:text-properties fo:font-size="12pt" style:font-size-asian="12pt" style:font-size-complex="12pt"/>
    </style:style>
    <style:style style:name="T92_46" style:family="text">
      <style:text-properties fo:font-size="12pt" style:font-size-asian="12pt" style:font-size-complex="12pt"/>
    </style:style>
    <style:style style:name="T92_47" style:family="text">
      <style:text-properties fo:font-size="12pt" style:font-size-asian="12pt" style:font-size-complex="12pt"/>
    </style:style>
    <style:style style:name="T92_48" style:family="text">
      <style:text-properties fo:font-size="12pt" style:font-size-asian="12pt" style:font-size-complex="12pt"/>
    </style:style>
    <style:style style:name="T92_49" style:family="text">
      <style:text-properties fo:font-size="12pt" style:font-size-asian="12pt" style:font-size-complex="12pt"/>
    </style:style>
    <style:style style:name="T92_50" style:family="text">
      <style:text-properties fo:font-size="12pt" style:font-size-asian="12pt" style:font-size-complex="12pt"/>
    </style:style>
    <style:style style:name="T92_51" style:family="text">
      <style:text-properties fo:font-size="12pt" style:font-size-asian="12pt" style:font-size-complex="12pt"/>
    </style:style>
    <style:style style:name="T92_52" style:family="text">
      <style:text-properties fo:font-size="12pt" style:font-size-asian="12pt" style:font-size-complex="12pt"/>
    </style:style>
    <style:style style:name="T92_53" style:family="text">
      <style:text-properties fo:font-size="12pt" style:font-size-asian="12pt" style:font-size-complex="12pt"/>
    </style:style>
    <style:style style:name="T92_54" style:family="text">
      <style:text-properties fo:font-size="12pt" style:font-size-asian="12pt" style:font-size-complex="12pt"/>
    </style:style>
    <style:style style:name="T92_55" style:family="text">
      <style:text-properties fo:font-size="12pt" style:font-size-asian="12pt" style:font-size-complex="12pt"/>
    </style:style>
    <style:style style:name="T92_56" style:family="text">
      <style:text-properties fo:font-size="12pt" style:font-size-asian="12pt" style:font-size-complex="12pt"/>
    </style:style>
    <style:style style:name="T92_57" style:family="text">
      <style:text-properties fo:font-size="12pt" style:font-size-asian="12pt" style:font-size-complex="12pt"/>
    </style:style>
    <style:style style:name="T92_58" style:family="text">
      <style:text-properties fo:font-size="12pt" style:font-size-asian="12pt" style:font-size-complex="12pt"/>
    </style:style>
    <style:style style:name="T92_59" style:family="text">
      <style:text-properties fo:font-size="12pt" style:font-size-asian="12pt" style:font-size-complex="12pt"/>
    </style:style>
    <style:style style:name="T92_60" style:family="text">
      <style:text-properties fo:font-size="12pt" style:font-size-asian="12pt" style:font-size-complex="12pt"/>
    </style:style>
    <style:style style:name="T92_61" style:family="text">
      <style:text-properties fo:font-size="12pt" style:font-size-asian="12pt" style:font-size-complex="12pt"/>
    </style:style>
    <style:style style:name="T92_62" style:family="text">
      <style:text-properties fo:font-size="12pt" style:font-size-asian="12pt" style:font-size-complex="12pt"/>
    </style:style>
    <style:style style:name="T92_63" style:family="text">
      <style:text-properties fo:font-size="12pt" style:font-size-asian="12pt" style:font-size-complex="12pt"/>
    </style:style>
    <style:style style:name="T92_64" style:family="text">
      <style:text-properties fo:font-size="12pt" style:font-size-asian="12pt" style:font-size-complex="12pt"/>
    </style:style>
    <style:style style:name="T92_65" style:family="text">
      <style:text-properties fo:font-size="12pt" style:font-size-asian="12pt" style:font-size-complex="12pt"/>
    </style:style>
    <style:style style:name="T92_66" style:family="text">
      <style:text-properties fo:font-size="12pt" style:font-size-asian="12pt" style:font-size-complex="12pt"/>
    </style:style>
    <style:style style:name="T92_67" style:family="text">
      <style:text-properties fo:font-size="12pt" style:font-size-asian="12pt" style:font-size-complex="12pt"/>
    </style:style>
    <style:style style:name="T92_68" style:family="text">
      <style:text-properties fo:font-size="12pt" style:font-size-asian="12pt" style:font-size-complex="12pt"/>
    </style:style>
    <style:style style:name="T92_69" style:family="text">
      <style:text-properties fo:font-size="12pt" style:font-size-asian="12pt" style:font-size-complex="12pt"/>
    </style:style>
    <style:style style:name="T92_70" style:family="text">
      <style:text-properties fo:font-size="12pt" style:font-size-asian="12pt" style:font-size-complex="12pt"/>
    </style:style>
    <style:style style:name="T92_71" style:family="text">
      <style:text-properties fo:font-size="12pt" style:font-size-asian="12pt" style:font-size-complex="12pt"/>
    </style:style>
    <style:style style:name="T92_72" style:family="text">
      <style:text-properties fo:font-size="12pt" style:font-size-asian="12pt" style:font-size-complex="12pt"/>
    </style:style>
    <style:style style:name="T92_73" style:family="text">
      <style:text-properties fo:font-size="12pt" style:font-size-asian="12pt" style:font-size-complex="12pt"/>
    </style:style>
    <style:style style:name="T92_74" style:family="text">
      <style:text-properties fo:font-size="12pt" style:font-size-asian="12pt" style:font-size-complex="12pt"/>
    </style:style>
    <style:style style:name="T92_75" style:family="text">
      <style:text-properties fo:font-size="12pt" style:font-size-asian="12pt" style:font-size-complex="12pt"/>
    </style:style>
    <style:style style:name="T92_76" style:family="text">
      <style:text-properties fo:font-size="12pt" style:font-size-asian="12pt" style:font-size-complex="12pt"/>
    </style:style>
    <style:style style:name="T92_77" style:family="text">
      <style:text-properties fo:font-size="12pt" style:font-size-asian="12pt" style:font-size-complex="12pt"/>
    </style:style>
    <style:style style:name="T92_78" style:family="text">
      <style:text-properties fo:font-size="12pt" style:font-size-asian="12pt" style:font-size-complex="12pt"/>
    </style:style>
    <style:style style:name="T92_79" style:family="text">
      <style:text-properties fo:font-size="12pt" style:font-size-asian="12pt" style:font-size-complex="12pt"/>
    </style:style>
    <style:style style:name="T92_80" style:family="text">
      <style:text-properties fo:font-size="12pt" style:font-size-asian="12pt" style:font-size-complex="12pt"/>
    </style:style>
    <style:style style:name="T92_81" style:family="text">
      <style:text-properties fo:font-size="12pt" style:font-size-asian="12pt" style:font-size-complex="12pt"/>
    </style:style>
    <style:style style:name="T92_82" style:family="text">
      <style:text-properties fo:font-size="12pt" style:font-size-asian="12pt" style:font-size-complex="12pt"/>
    </style:style>
    <style:style style:name="T92_83" style:family="text">
      <style:text-properties fo:font-size="12pt" style:font-size-asian="12pt" style:font-size-complex="12pt"/>
    </style:style>
    <style:style style:name="T92_84" style:family="text">
      <style:text-properties fo:font-size="12pt" style:font-size-asian="12pt" style:font-size-complex="12pt"/>
    </style:style>
    <style:style style:name="T92_85" style:family="text">
      <style:text-properties fo:font-size="12pt" style:font-size-asian="12pt" style:font-size-complex="12pt"/>
    </style:style>
    <style:style style:name="T92_86" style:family="text">
      <style:text-properties fo:font-size="12pt" style:font-size-asian="12pt" style:font-size-complex="12pt"/>
    </style:style>
    <style:style style:name="T92_87" style:family="text">
      <style:text-properties fo:font-size="12pt" style:font-size-asian="12pt" style:font-size-complex="12pt"/>
    </style:style>
    <style:style style:name="T92_88" style:family="text">
      <style:text-properties fo:font-size="12pt" style:font-size-asian="12pt" style:font-size-complex="12pt"/>
    </style:style>
    <style:style style:name="T92_89" style:family="text">
      <style:text-properties fo:font-size="12pt" style:font-size-asian="12pt" style:font-size-complex="12pt"/>
    </style:style>
    <style:style style:name="T92_90" style:family="text">
      <style:text-properties fo:font-size="12pt" style:font-size-asian="12pt" style:font-size-complex="12pt"/>
    </style:style>
    <style:style style:name="T92_91" style:family="text">
      <style:text-properties fo:font-size="12pt" style:font-size-asian="12pt" style:font-size-complex="12pt"/>
    </style:style>
    <style:style style:name="T92_92" style:family="text">
      <style:text-properties fo:font-size="12pt" style:font-size-asian="12pt" style:font-size-complex="12pt"/>
    </style:style>
    <style:style style:name="T92_93" style:family="text">
      <style:text-properties fo:font-size="12pt" style:font-size-asian="12pt" style:font-size-complex="12pt"/>
    </style:style>
    <style:style style:name="T92_94" style:family="text">
      <style:text-properties fo:font-size="12pt" style:font-size-asian="12pt" style:font-size-complex="12pt"/>
    </style:style>
    <style:style style:name="T92_95" style:family="text">
      <style:text-properties fo:font-size="12pt" style:font-size-asian="12pt" style:font-size-complex="12pt"/>
    </style:style>
    <style:style style:name="T92_96" style:family="text">
      <style:text-properties fo:font-size="12pt" style:font-size-asian="12pt" style:font-size-complex="12pt"/>
    </style:style>
    <style:style style:name="T92_97" style:family="text">
      <style:text-properties fo:font-size="12pt" style:font-size-asian="12pt" style:font-size-complex="12pt"/>
    </style:style>
    <style:style style:name="T92_98" style:family="text">
      <style:text-properties fo:font-size="12pt" style:font-size-asian="12pt" style:font-size-complex="12pt"/>
    </style:style>
    <style:style style:name="T92_99" style:family="text">
      <style:text-properties fo:font-size="12pt" style:font-size-asian="12pt" style:font-size-complex="12pt"/>
    </style:style>
    <style:style style:name="T92_100" style:family="text">
      <style:text-properties fo:font-size="12pt" style:font-size-asian="12pt" style:font-size-complex="12pt"/>
    </style:style>
    <style:style style:name="T92_101" style:family="text">
      <style:text-properties fo:font-size="12pt" style:font-size-asian="12pt" style:font-size-complex="12pt"/>
    </style:style>
    <style:style style:name="T92_102" style:family="text">
      <style:text-properties fo:font-size="12pt" style:font-size-asian="12pt" style:font-size-complex="12pt"/>
    </style:style>
    <style:style style:name="T92_103" style:family="text">
      <style:text-properties fo:font-size="12pt" style:font-size-asian="12pt" style:font-size-complex="12pt"/>
    </style:style>
    <style:style style:name="T92_104" style:family="text">
      <style:text-properties fo:font-size="12pt" style:font-size-asian="12pt" style:font-size-complex="12pt"/>
    </style:style>
    <style:style style:name="T92_105" style:family="text">
      <style:text-properties fo:font-size="12pt" style:font-size-asian="12pt" style:font-size-complex="12pt"/>
    </style:style>
    <style:style style:name="T92_106" style:family="text">
      <style:text-properties fo:font-size="12pt" style:font-size-asian="12pt" style:font-size-complex="12pt"/>
    </style:style>
    <style:style style:name="T92_107" style:family="text">
      <style:text-properties fo:font-size="12pt" style:font-size-asian="12pt" style:font-size-complex="12pt"/>
    </style:style>
    <style:style style:name="T92_108" style:family="text">
      <style:text-properties fo:font-size="12pt" style:font-size-asian="12pt" style:font-size-complex="12pt"/>
    </style:style>
    <style:style style:name="T92_109" style:family="text">
      <style:text-properties fo:font-size="12pt" style:font-size-asian="12pt" style:font-size-complex="12pt"/>
    </style:style>
    <style:style style:name="T92_110" style:family="text">
      <style:text-properties fo:font-size="12pt" style:font-size-asian="12pt" style:font-size-complex="12pt"/>
    </style:style>
    <style:style style:name="T92_111" style:family="text">
      <style:text-properties fo:font-size="12pt" style:font-size-asian="12pt" style:font-size-complex="12pt"/>
    </style:style>
    <style:style style:name="T92_112" style:family="text">
      <style:text-properties fo:font-size="12pt" style:font-size-asian="12pt" style:font-size-complex="12pt"/>
    </style:style>
    <style:style style:name="T92_113" style:family="text">
      <style:text-properties fo:font-size="12pt" style:font-size-asian="12pt" style:font-size-complex="12pt"/>
    </style:style>
    <style:style style:name="T92_114" style:family="text">
      <style:text-properties fo:font-size="12pt" style:font-size-asian="12pt" style:font-size-complex="12pt"/>
    </style:style>
    <style:style style:name="T92_115" style:family="text">
      <style:text-properties fo:font-size="12pt" style:font-size-asian="12pt" style:font-size-complex="12pt"/>
    </style:style>
    <style:style style:name="T92_116" style:family="text">
      <style:text-properties fo:font-size="12pt" style:font-size-asian="12pt" style:font-size-complex="12pt"/>
    </style:style>
    <style:style style:name="T92_117" style:family="text">
      <style:text-properties fo:font-size="12pt" style:font-size-asian="12pt" style:font-size-complex="12pt"/>
    </style:style>
    <style:style style:name="T92_118" style:family="text">
      <style:text-properties fo:font-size="12pt" style:font-size-asian="12pt" style:font-size-complex="12pt"/>
    </style:style>
    <style:style style:name="T92_119" style:family="text">
      <style:text-properties fo:font-size="12pt" style:font-size-asian="12pt" style:font-size-complex="12pt"/>
    </style:style>
    <style:style style:name="T92_120" style:family="text">
      <style:text-properties fo:font-size="12pt" style:font-size-asian="12pt" style:font-size-complex="12pt"/>
    </style:style>
    <style:style style:name="T92_121" style:family="text">
      <style:text-properties fo:font-size="12pt" style:font-size-asian="12pt" style:font-size-complex="12pt"/>
    </style:style>
    <style:style style:name="T92_122" style:family="text">
      <style:text-properties fo:font-size="12pt" style:font-size-asian="12pt" style:font-size-complex="12pt"/>
    </style:style>
    <style:style style:name="T92_123" style:family="text">
      <style:text-properties fo:font-size="12pt" style:font-size-asian="12pt" style:font-size-complex="12pt"/>
    </style:style>
    <style:style style:name="T92_124" style:family="text">
      <style:text-properties fo:font-style="italic" style:font-style-asian="italic" style:font-style-complex="italic" fo:font-size="12pt" style:font-size-asian="12pt" style:font-size-complex="12pt"/>
    </style:style>
    <style:style style:name="T92_125" style:family="text">
      <style:text-properties fo:font-style="italic" style:font-style-asian="italic" style:font-style-complex="italic" fo:font-size="12pt" style:font-size-asian="12pt" style:font-size-complex="12pt"/>
    </style:style>
    <style:style style:name="T92_126" style:family="text">
      <style:text-properties fo:font-style="italic" style:font-style-asian="italic" style:font-style-complex="italic" fo:font-size="12pt" style:font-size-asian="12pt" style:font-size-complex="12pt"/>
    </style:style>
    <style:style style:name="T92_127" style:family="text">
      <style:text-properties fo:font-size="12pt" style:font-size-asian="12pt" style:font-size-complex="12pt"/>
    </style:style>
    <style:style style:name="T92_128" style:family="text">
      <style:text-properties fo:font-size="12pt" style:font-size-asian="12pt" style:font-size-complex="12pt"/>
    </style:style>
    <style:style style:name="T92_129" style:family="text">
      <style:text-properties fo:font-size="12pt" style:font-size-asian="12pt" style:font-size-complex="12pt"/>
    </style:style>
    <style:style style:name="T92_130" style:family="text">
      <style:text-properties fo:font-size="12pt" style:font-size-asian="12pt" style:font-size-complex="12pt"/>
    </style:style>
    <style:style style:name="T92_131" style:family="text">
      <style:text-properties fo:font-size="12pt" style:font-size-asian="12pt" style:font-size-complex="12pt"/>
    </style:style>
    <style:style style:name="T92_132" style:family="text">
      <style:text-properties fo:font-size="12pt" style:font-size-asian="12pt" style:font-size-complex="12pt"/>
    </style:style>
    <style:style style:name="T92_133" style:family="text">
      <style:text-properties fo:font-size="12pt" style:font-size-asian="12pt" style:font-size-complex="12pt"/>
    </style:style>
    <style:style style:name="T92_134" style:family="text">
      <style:text-properties fo:font-size="12pt" style:font-size-asian="12pt" style:font-size-complex="12pt"/>
    </style:style>
    <style:style style:name="T92_135" style:family="text">
      <style:text-properties fo:font-size="12pt" style:font-size-asian="12pt" style:font-size-complex="12pt"/>
    </style:style>
    <style:style style:name="T92_136" style:family="text">
      <style:text-properties fo:font-size="12pt" style:font-size-asian="12pt" style:font-size-complex="12pt"/>
    </style:style>
    <style:style style:name="T92_137" style:family="text">
      <style:text-properties fo:font-size="12pt" style:font-size-asian="12pt" style:font-size-complex="12pt"/>
    </style:style>
    <style:style style:name="T92_138" style:family="text">
      <style:text-properties fo:font-size="12pt" style:font-size-asian="12pt" style:font-size-complex="12pt"/>
    </style:style>
    <style:style style:name="T92_139" style:family="text">
      <style:text-properties fo:font-size="12pt" style:font-size-asian="12pt" style:font-size-complex="12pt"/>
    </style:style>
    <style:style style:name="T92_140" style:family="text">
      <style:text-properties fo:font-size="12pt" style:font-size-asian="12pt" style:font-size-complex="12pt"/>
    </style:style>
    <style:style style:name="T92_141" style:family="text">
      <style:text-properties fo:font-size="12pt" style:font-size-asian="12pt" style:font-size-complex="12pt"/>
    </style:style>
    <style:style style:name="T92_142" style:family="text">
      <style:text-properties fo:font-size="12pt" style:font-size-asian="12pt" style:font-size-complex="12pt"/>
    </style:style>
    <style:style style:name="T92_143" style:family="text">
      <style:text-properties fo:font-size="12pt" style:font-size-asian="12pt" style:font-size-complex="12pt"/>
    </style:style>
    <style:style style:name="T92_144" style:family="text">
      <style:text-properties fo:font-size="12pt" style:font-size-asian="12pt" style:font-size-complex="12pt"/>
    </style:style>
    <style:style style:name="T92_145" style:family="text">
      <style:text-properties fo:font-size="12pt" style:font-size-asian="12pt" style:font-size-complex="12pt"/>
    </style:style>
    <style:style style:name="T92_146" style:family="text">
      <style:text-properties fo:font-size="12pt" style:font-size-asian="12pt" style:font-size-complex="12pt"/>
    </style:style>
    <style:style style:name="T92_147" style:family="text">
      <style:text-properties fo:font-size="12pt" style:font-size-asian="12pt" style:font-size-complex="12pt"/>
    </style:style>
    <style:style style:name="T92_148" style:family="text">
      <style:text-properties fo:font-size="12pt" style:font-size-asian="12pt" style:font-size-complex="12pt"/>
    </style:style>
    <style:style style:name="T92_149" style:family="text">
      <style:text-properties fo:font-size="12pt" style:font-size-asian="12pt" style:font-size-complex="12pt"/>
    </style:style>
    <style:style style:name="T92_150" style:family="text">
      <style:text-properties fo:font-size="12pt" style:font-size-asian="12pt" style:font-size-complex="12pt"/>
    </style:style>
    <style:style style:name="T92_151" style:family="text">
      <style:text-properties fo:font-size="12pt" style:font-size-asian="12pt" style:font-size-complex="12pt"/>
    </style:style>
    <style:style style:name="T92_152" style:family="text">
      <style:text-properties fo:font-size="12pt" style:font-size-asian="12pt" style:font-size-complex="12pt"/>
    </style:style>
    <style:style style:name="T92_153" style:family="text">
      <style:text-properties fo:font-size="12pt" style:font-size-asian="12pt" style:font-size-complex="12pt"/>
    </style:style>
    <style:style style:name="T92_154" style:family="text">
      <style:text-properties fo:font-size="12pt" style:font-size-asian="12pt" style:font-size-complex="12pt"/>
    </style:style>
    <style:style style:name="T92_155" style:family="text">
      <style:text-properties fo:font-size="12pt" style:font-size-asian="12pt" style:font-size-complex="12pt"/>
    </style:style>
    <style:style style:name="T92_156" style:family="text">
      <style:text-properties fo:font-size="12pt" style:font-size-asian="12pt" style:font-size-complex="12pt"/>
    </style:style>
    <style:style style:name="T92_157" style:family="text">
      <style:text-properties fo:font-size="12pt" style:font-size-asian="12pt" style:font-size-complex="12pt"/>
    </style:style>
    <style:style style:name="T92_158" style:family="text">
      <style:text-properties fo:font-size="12pt" style:font-size-asian="12pt" style:font-size-complex="12pt"/>
    </style:style>
    <style:style style:name="T92_159" style:family="text">
      <style:text-properties fo:font-size="12pt" style:font-size-asian="12pt" style:font-size-complex="12pt"/>
    </style:style>
    <style:style style:name="T92_160" style:family="text">
      <style:text-properties fo:font-size="12pt" style:font-size-asian="12pt" style:font-size-complex="12pt"/>
    </style:style>
    <style:style style:name="T92_161" style:family="text">
      <style:text-properties fo:font-size="12pt" style:font-size-asian="12pt" style:font-size-complex="12pt"/>
    </style:style>
    <style:style style:name="T92_162" style:family="text">
      <style:text-properties fo:font-size="12pt" style:font-size-asian="12pt" style:font-size-complex="12pt"/>
    </style:style>
    <style:style style:name="T92_163" style:family="text">
      <style:text-properties fo:font-size="12pt" style:font-size-asian="12pt" style:font-size-complex="12pt"/>
    </style:style>
    <style:style style:name="T92_164" style:family="text">
      <style:text-properties fo:font-size="12pt" style:font-size-asian="12pt" style:font-size-complex="12pt"/>
    </style:style>
    <style:style style:name="T92_165" style:family="text">
      <style:text-properties fo:font-size="12pt" style:font-size-asian="12pt" style:font-size-complex="12pt"/>
    </style:style>
    <style:style style:name="T92_166" style:family="text">
      <style:text-properties fo:font-size="12pt" style:font-size-asian="12pt" style:font-size-complex="12pt"/>
    </style:style>
    <style:style style:name="T92_167" style:family="text">
      <style:text-properties fo:font-size="12pt" style:font-size-asian="12pt" style:font-size-complex="12pt"/>
    </style:style>
    <style:style style:name="T92_168" style:family="text">
      <style:text-properties fo:font-size="12pt" style:font-size-asian="12pt" style:font-size-complex="12pt"/>
    </style:style>
    <style:style style:name="T92_169" style:family="text">
      <style:text-properties fo:font-size="12pt" style:font-size-asian="12pt" style:font-size-complex="12pt"/>
    </style:style>
    <style:style style:name="T92_170" style:family="text">
      <style:text-properties fo:font-size="12pt" style:font-size-asian="12pt" style:font-size-complex="12pt"/>
    </style:style>
    <style:style style:name="T92_171" style:family="text">
      <style:text-properties fo:font-size="12pt" style:font-size-asian="12pt" style:font-size-complex="12pt"/>
    </style:style>
    <style:style style:name="T92_172" style:family="text">
      <style:text-properties fo:font-size="12pt" style:font-size-asian="12pt" style:font-size-complex="12pt"/>
    </style:style>
    <style:style style:name="T92_173" style:family="text">
      <style:text-properties fo:font-size="12pt" style:font-size-asian="12pt" style:font-size-complex="12pt"/>
    </style:style>
    <style:style style:name="T92_174" style:family="text">
      <style:text-properties fo:font-size="12pt" style:font-size-asian="12pt" style:font-size-complex="12pt"/>
    </style:style>
    <style:style style:name="T92_175" style:family="text">
      <style:text-properties fo:font-size="12pt" style:font-size-asian="12pt" style:font-size-complex="12pt"/>
    </style:style>
    <style:style style:name="T92_176" style:family="text">
      <style:text-properties fo:font-size="12pt" style:font-size-asian="12pt" style:font-size-complex="12pt"/>
    </style:style>
    <style:style style:name="T92_177" style:family="text">
      <style:text-properties fo:font-size="12pt" style:font-size-asian="12pt" style:font-size-complex="12pt"/>
    </style:style>
    <style:style style:name="T92_178" style:family="text">
      <style:text-properties fo:font-size="12pt" style:font-size-asian="12pt" style:font-size-complex="12pt"/>
    </style:style>
    <style:style style:name="T92_179" style:family="text">
      <style:text-properties fo:font-size="12pt" style:font-size-asian="12pt" style:font-size-complex="12pt"/>
    </style:style>
    <style:style style:name="T92_180" style:family="text">
      <style:text-properties fo:font-style="italic" style:font-style-asian="italic" style:font-style-complex="italic" fo:font-size="12pt" style:font-size-asian="12pt" style:font-size-complex="12pt"/>
    </style:style>
    <style:style style:name="T92_181" style:family="text">
      <style:text-properties fo:font-style="italic" style:font-style-asian="italic" style:font-style-complex="italic" fo:font-size="12pt" style:font-size-asian="12pt" style:font-size-complex="12pt"/>
    </style:style>
    <style:style style:name="T92_182" style:family="text">
      <style:text-properties fo:font-style="italic" style:font-style-asian="italic" style:font-style-complex="italic" fo:font-size="12pt" style:font-size-asian="12pt" style:font-size-complex="12pt"/>
    </style:style>
    <style:style style:name="T92_183" style:family="text">
      <style:text-properties fo:font-style="italic" style:font-style-asian="italic" style:font-style-complex="italic" fo:font-size="12pt" style:font-size-asian="12pt" style:font-size-complex="12pt"/>
    </style:style>
    <style:style style:name="T92_184" style:family="text">
      <style:text-properties fo:font-size="12pt" style:font-size-asian="12pt" style:font-size-complex="12pt"/>
    </style:style>
    <style:style style:name="T92_185" style:family="text">
      <style:text-properties fo:font-size="12pt" style:font-size-asian="12pt" style:font-size-complex="12pt"/>
    </style:style>
    <style:style style:name="T92_186" style:family="text">
      <style:text-properties fo:font-size="12pt" style:font-size-asian="12pt" style:font-size-complex="12pt"/>
    </style:style>
    <style:style style:name="T92_187" style:family="text">
      <style:text-properties fo:font-size="12pt" style:font-size-asian="12pt" style:font-size-complex="12pt"/>
    </style:style>
    <style:style style:name="T92_188" style:family="text">
      <style:text-properties fo:font-size="12pt" style:font-size-asian="12pt" style:font-size-complex="12pt"/>
    </style:style>
    <style:style style:name="T92_189" style:family="text">
      <style:text-properties fo:font-size="12pt" style:font-size-asian="12pt" style:font-size-complex="12pt"/>
    </style:style>
    <style:style style:name="T92_190" style:family="text">
      <style:text-properties fo:font-size="12pt" style:font-size-asian="12pt" style:font-size-complex="12pt"/>
    </style:style>
    <style:style style:name="T92_191" style:family="text">
      <style:text-properties fo:font-size="12pt" style:font-size-asian="12pt" style:font-size-complex="12pt"/>
    </style:style>
    <style:style style:name="T92_192" style:family="text">
      <style:text-properties fo:font-size="12pt" style:font-size-asian="12pt" style:font-size-complex="12pt"/>
    </style:style>
    <style:style style:name="T92_193" style:family="text">
      <style:text-properties fo:font-size="12pt" style:font-size-asian="12pt" style:font-size-complex="12pt"/>
    </style:style>
    <style:style style:name="T92_194" style:family="text">
      <style:text-properties fo:font-size="12pt" style:font-size-asian="12pt" style:font-size-complex="12pt"/>
    </style:style>
    <style:style style:name="T92_195" style:family="text">
      <style:text-properties fo:font-size="12pt" style:font-size-asian="12pt" style:font-size-complex="12pt"/>
    </style:style>
    <style:style style:name="T92_196" style:family="text">
      <style:text-properties fo:font-size="12pt" style:font-size-asian="12pt" style:font-size-complex="12pt"/>
    </style:style>
    <style:style style:name="T92_197" style:family="text">
      <style:text-properties fo:font-size="12pt" style:font-size-asian="12pt" style:font-size-complex="12pt"/>
    </style:style>
    <style:style style:name="T92_198" style:family="text">
      <style:text-properties fo:font-size="12pt" style:font-size-asian="12pt" style:font-size-complex="12pt"/>
    </style:style>
    <style:style style:name="T92_199" style:family="text">
      <style:text-properties fo:font-size="12pt" style:font-size-asian="12pt" style:font-size-complex="12pt"/>
    </style:style>
    <style:style style:name="T92_200" style:family="text">
      <style:text-properties fo:font-size="12pt" style:font-size-asian="12pt" style:font-size-complex="12pt"/>
    </style:style>
    <style:style style:name="T92_201" style:family="text">
      <style:text-properties fo:font-size="12pt" style:font-size-asian="12pt" style:font-size-complex="12pt"/>
    </style:style>
    <style:style style:name="T92_202" style:family="text">
      <style:text-properties fo:font-size="12pt" style:font-size-asian="12pt" style:font-size-complex="12pt"/>
    </style:style>
    <style:style style:name="T92_203" style:family="text">
      <style:text-properties fo:font-size="12pt" style:font-size-asian="12pt" style:font-size-complex="12pt"/>
    </style:style>
    <style:style style:name="T92_204" style:family="text">
      <style:text-properties fo:font-size="12pt" style:font-size-asian="12pt" style:font-size-complex="12pt"/>
    </style:style>
    <style:style style:name="T92_205" style:family="text">
      <style:text-properties fo:font-size="12pt" style:font-size-asian="12pt" style:font-size-complex="12pt"/>
    </style:style>
    <style:style style:name="T92_206" style:family="text">
      <style:text-properties fo:font-size="12pt" style:font-size-asian="12pt" style:font-size-complex="12pt"/>
    </style:style>
    <style:style style:name="T92_207" style:family="text">
      <style:text-properties fo:font-size="12pt" style:font-size-asian="12pt" style:font-size-complex="12pt"/>
    </style:style>
    <style:style style:name="T92_208" style:family="text">
      <style:text-properties fo:font-size="12pt" style:font-size-asian="12pt" style:font-size-complex="12pt"/>
    </style:style>
    <style:style style:name="T92_209" style:family="text">
      <style:text-properties fo:font-size="12pt" style:font-size-asian="12pt" style:font-size-complex="12pt"/>
    </style:style>
    <style:style style:name="T92_210" style:family="text">
      <style:text-properties fo:font-size="12pt" style:font-size-asian="12pt" style:font-size-complex="12pt"/>
    </style:style>
    <style:style style:name="T92_211" style:family="text">
      <style:text-properties fo:font-size="12pt" style:font-size-asian="12pt" style:font-size-complex="12pt"/>
    </style:style>
    <style:style style:name="T92_212" style:family="text">
      <style:text-properties fo:font-size="12pt" style:font-size-asian="12pt" style:font-size-complex="12pt"/>
    </style:style>
    <style:style style:name="T92_213" style:family="text">
      <style:text-properties fo:font-size="12pt" style:font-size-asian="12pt" style:font-size-complex="12pt"/>
    </style:style>
    <style:style style:name="T92_214" style:family="text">
      <style:text-properties fo:font-size="12pt" style:font-size-asian="12pt" style:font-size-complex="12pt"/>
    </style:style>
    <style:style style:name="T92_215" style:family="text">
      <style:text-properties fo:font-size="12pt" style:font-size-asian="12pt" style:font-size-complex="12pt"/>
    </style:style>
    <style:style style:name="T92_216" style:family="text">
      <style:text-properties fo:font-size="12pt" style:font-size-asian="12pt" style:font-size-complex="12pt"/>
    </style:style>
    <style:style style:name="T92_217" style:family="text">
      <style:text-properties fo:font-size="12pt" style:font-size-asian="12pt" style:font-size-complex="12pt"/>
    </style:style>
    <style:style style:name="T92_218" style:family="text">
      <style:text-properties fo:font-size="12pt" style:font-size-asian="12pt" style:font-size-complex="12pt"/>
    </style:style>
    <style:style style:name="T92_219" style:family="text">
      <style:text-properties fo:font-size="12pt" style:font-size-asian="12pt" style:font-size-complex="12pt"/>
    </style:style>
    <style:style style:name="T92_220" style:family="text">
      <style:text-properties fo:font-size="12pt" style:font-size-asian="12pt" style:font-size-complex="12pt"/>
    </style:style>
    <style:style style:name="T92_221" style:family="text">
      <style:text-properties fo:font-size="12pt" style:font-size-asian="12pt" style:font-size-complex="12pt"/>
    </style:style>
    <style:style style:name="T92_222" style:family="text">
      <style:text-properties fo:font-size="12pt" style:font-size-asian="12pt" style:font-size-complex="12pt"/>
    </style:style>
    <style:style style:name="T92_223" style:family="text">
      <style:text-properties fo:font-size="12pt" style:font-size-asian="12pt" style:font-size-complex="12pt"/>
    </style:style>
    <style:style style:name="T92_224" style:family="text">
      <style:text-properties fo:font-size="12pt" style:font-size-asian="12pt" style:font-size-complex="12pt"/>
    </style:style>
    <style:style style:name="T92_225" style:family="text">
      <style:text-properties fo:font-size="12pt" style:font-size-asian="12pt" style:font-size-complex="12pt"/>
    </style:style>
    <style:style style:name="T92_226" style:family="text">
      <style:text-properties fo:font-size="12pt" style:font-size-asian="12pt" style:font-size-complex="12pt"/>
    </style:style>
    <style:style style:name="T92_227" style:family="text">
      <style:text-properties fo:font-size="12pt" style:font-size-asian="12pt" style:font-size-complex="12pt"/>
    </style:style>
    <style:style style:name="T92_228" style:family="text">
      <style:text-properties fo:font-size="12pt" style:font-size-asian="12pt" style:font-size-complex="12pt"/>
    </style:style>
    <style:style style:name="T92_229" style:family="text">
      <style:text-properties fo:font-size="12pt" style:font-size-asian="12pt" style:font-size-complex="12pt"/>
    </style:style>
    <style:style style:name="T92_230" style:family="text">
      <style:text-properties fo:font-size="12pt" style:font-size-asian="12pt" style:font-size-complex="12pt"/>
    </style:style>
    <style:style style:name="T92_231" style:family="text">
      <style:text-properties fo:font-size="12pt" style:font-size-asian="12pt" style:font-size-complex="12pt"/>
    </style:style>
    <style:style style:name="T92_232" style:family="text">
      <style:text-properties fo:font-size="12pt" style:font-size-asian="12pt" style:font-size-complex="12pt"/>
    </style:style>
    <style:style style:name="T92_233" style:family="text">
      <style:text-properties fo:font-size="12pt" style:font-size-asian="12pt" style:font-size-complex="12pt"/>
    </style:style>
    <style:style style:name="T92_234" style:family="text">
      <style:text-properties fo:font-size="12pt" style:font-size-asian="12pt" style:font-size-complex="12pt"/>
    </style:style>
    <style:style style:name="T92_235" style:family="text">
      <style:text-properties fo:font-size="12pt" style:font-size-asian="12pt" style:font-size-complex="12pt"/>
    </style:style>
    <style:style style:name="T92_236" style:family="text">
      <style:text-properties fo:font-size="12pt" style:font-size-asian="12pt" style:font-size-complex="12pt"/>
    </style:style>
    <style:style style:name="T92_237" style:family="text">
      <style:text-properties fo:font-size="12pt" style:font-size-asian="12pt" style:font-size-complex="12pt"/>
    </style:style>
    <style:style style:name="T92_238" style:family="text">
      <style:text-properties fo:font-size="12pt" style:font-size-asian="12pt" style:font-size-complex="12pt"/>
    </style:style>
    <style:style style:name="T92_239" style:family="text">
      <style:text-properties fo:font-size="12pt" style:font-size-asian="12pt" style:font-size-complex="12pt"/>
    </style:style>
    <style:style style:name="T92_240" style:family="text">
      <style:text-properties fo:font-size="12pt" style:font-size-asian="12pt" style:font-size-complex="12pt"/>
    </style:style>
    <style:style style:name="T92_241" style:family="text">
      <style:text-properties fo:font-size="12pt" style:font-size-asian="12pt" style:font-size-complex="12pt"/>
    </style:style>
    <style:style style:name="T92_242" style:family="text">
      <style:text-properties fo:font-size="12pt" style:font-size-asian="12pt" style:font-size-complex="12pt"/>
    </style:style>
    <style:style style:name="T92_243" style:family="text">
      <style:text-properties fo:font-size="12pt" style:font-size-asian="12pt" style:font-size-complex="12pt"/>
    </style:style>
    <style:style style:name="T92_244" style:family="text">
      <style:text-properties fo:font-size="12pt" style:font-size-asian="12pt" style:font-size-complex="12pt"/>
    </style:style>
    <style:style style:name="T92_245" style:family="text">
      <style:text-properties fo:font-size="12pt" style:font-size-asian="12pt" style:font-size-complex="12pt"/>
    </style:style>
    <style:style style:name="T92_246" style:family="text">
      <style:text-properties fo:font-size="12pt" style:font-size-asian="12pt" style:font-size-complex="12pt"/>
    </style:style>
    <style:style style:name="T92_247" style:family="text">
      <style:text-properties fo:font-size="12pt" style:font-size-asian="12pt" style:font-size-complex="12pt"/>
    </style:style>
    <style:style style:name="T92_248" style:family="text">
      <style:text-properties fo:font-size="12pt" style:font-size-asian="12pt" style:font-size-complex="12pt"/>
    </style:style>
    <style:style style:name="T92_249" style:family="text">
      <style:text-properties fo:font-size="12pt" style:font-size-asian="12pt" style:font-size-complex="12pt"/>
    </style:style>
    <style:style style:name="T92_250" style:family="text">
      <style:text-properties fo:font-size="12pt" style:font-size-asian="12pt" style:font-size-complex="12pt"/>
    </style:style>
    <style:style style:name="T92_251" style:family="text">
      <style:text-properties fo:font-size="12pt" style:font-size-asian="12pt" style:font-size-complex="12pt"/>
    </style:style>
    <style:style style:name="T92_252" style:family="text">
      <style:text-properties fo:font-size="12pt" style:font-size-asian="12pt" style:font-size-complex="12pt"/>
    </style:style>
    <style:style style:name="T92_253" style:family="text">
      <style:text-properties fo:font-size="12pt" style:font-size-asian="12pt" style:font-size-complex="12pt"/>
    </style:style>
    <style:style style:name="T92_254" style:family="text">
      <style:text-properties fo:font-size="12pt" style:font-size-asian="12pt" style:font-size-complex="12pt"/>
    </style:style>
    <style:style style:name="T92_255" style:family="text">
      <style:text-properties fo:font-size="12pt" style:font-size-asian="12pt" style:font-size-complex="12pt"/>
    </style:style>
    <style:style style:name="T92_256" style:family="text">
      <style:text-properties fo:font-size="12pt" style:font-size-asian="12pt" style:font-size-complex="12pt"/>
    </style:style>
    <style:style style:name="T92_257" style:family="text">
      <style:text-properties fo:font-size="12pt" style:font-size-asian="12pt" style:font-size-complex="12pt"/>
    </style:style>
    <style:style style:name="T92_258" style:family="text">
      <style:text-properties fo:font-size="12pt" style:font-size-asian="12pt" style:font-size-complex="12pt"/>
    </style:style>
    <style:style style:name="T92_259" style:family="text">
      <style:text-properties fo:font-size="12pt" style:font-size-asian="12pt" style:font-size-complex="12pt"/>
    </style:style>
    <style:style style:name="T92_260" style:family="text">
      <style:text-properties fo:font-size="12pt" style:font-size-asian="12pt" style:font-size-complex="12pt"/>
    </style:style>
    <style:style style:name="T92_261" style:family="text">
      <style:text-properties fo:font-size="12pt" style:font-size-asian="12pt" style:font-size-complex="12pt"/>
    </style:style>
    <style:style style:name="T92_262" style:family="text">
      <style:text-properties fo:font-size="12pt" style:font-size-asian="12pt" style:font-size-complex="12pt"/>
    </style:style>
    <style:style style:name="T92_263" style:family="text">
      <style:text-properties fo:font-size="12pt" style:font-size-asian="12pt" style:font-size-complex="12pt"/>
    </style:style>
    <style:style style:name="T92_264" style:family="text">
      <style:text-properties fo:font-size="12pt" style:font-size-asian="12pt" style:font-size-complex="12pt"/>
    </style:style>
    <style:style style:name="T92_265" style:family="text">
      <style:text-properties fo:font-size="12pt" style:font-size-asian="12pt" style:font-size-complex="12pt"/>
    </style:style>
    <style:style style:name="T92_266" style:family="text">
      <style:text-properties fo:font-size="12pt" style:font-size-asian="12pt" style:font-size-complex="12pt"/>
    </style:style>
    <style:style style:name="T92_267" style:family="text">
      <style:text-properties fo:font-size="12pt" style:font-size-asian="12pt" style:font-size-complex="12pt"/>
    </style:style>
    <style:style style:name="T92_268" style:family="text">
      <style:text-properties fo:font-size="12pt" style:font-size-asian="12pt" style:font-size-complex="12pt"/>
    </style:style>
    <style:style style:name="T92_269" style:family="text">
      <style:text-properties fo:font-size="12pt" style:font-size-asian="12pt" style:font-size-complex="12pt"/>
    </style:style>
    <style:style style:name="T92_270" style:family="text">
      <style:text-properties fo:font-size="12pt" style:font-size-asian="12pt" style:font-size-complex="12pt"/>
    </style:style>
    <style:style style:name="T92_271" style:family="text">
      <style:text-properties fo:font-size="12pt" style:font-size-asian="12pt" style:font-size-complex="12pt"/>
    </style:style>
    <style:style style:name="T92_272" style:family="text">
      <style:text-properties fo:font-size="12pt" style:font-size-asian="12pt" style:font-size-complex="12pt"/>
    </style:style>
    <style:style style:name="T92_273" style:family="text">
      <style:text-properties fo:font-size="12pt" style:font-size-asian="12pt" style:font-size-complex="12pt"/>
    </style:style>
    <style:style style:name="T92_274" style:family="text">
      <style:text-properties fo:font-size="12pt" style:font-size-asian="12pt" style:font-size-complex="12pt"/>
    </style:style>
    <style:style style:name="T92_275" style:family="text">
      <style:text-properties fo:font-size="12pt" style:font-size-asian="12pt" style:font-size-complex="12pt"/>
    </style:style>
    <style:style style:name="T92_276" style:family="text">
      <style:text-properties fo:font-size="12pt" style:font-size-asian="12pt" style:font-size-complex="12pt"/>
    </style:style>
    <style:style style:name="T92_277" style:family="text">
      <style:text-properties fo:font-size="12pt" style:font-size-asian="12pt" style:font-size-complex="12pt"/>
    </style:style>
    <style:style style:name="T92_278" style:family="text">
      <style:text-properties fo:font-size="12pt" style:font-size-asian="12pt" style:font-size-complex="12pt"/>
    </style:style>
    <style:style style:name="T92_279" style:family="text">
      <style:text-properties fo:font-size="12pt" style:font-size-asian="12pt" style:font-size-complex="12pt"/>
    </style:style>
    <style:style style:name="T92_280" style:family="text">
      <style:text-properties fo:font-size="12pt" style:font-size-asian="12pt" style:font-size-complex="12pt"/>
    </style:style>
    <style:style style:name="T92_281" style:family="text">
      <style:text-properties fo:font-size="12pt" style:font-size-asian="12pt" style:font-size-complex="12pt"/>
    </style:style>
    <style:style style:name="T92_282" style:family="text">
      <style:text-properties fo:font-size="12pt" style:font-size-asian="12pt" style:font-size-complex="12pt"/>
    </style:style>
    <style:style style:name="T92_283" style:family="text">
      <style:text-properties fo:font-size="12pt" style:font-size-asian="12pt" style:font-size-complex="12pt"/>
    </style:style>
    <style:style style:name="T92_284" style:family="text">
      <style:text-properties fo:font-size="12pt" style:font-size-asian="12pt" style:font-size-complex="12pt"/>
    </style:style>
    <style:style style:name="T92_285" style:family="text">
      <style:text-properties fo:font-size="12pt" style:font-size-asian="12pt" style:font-size-complex="12pt"/>
    </style:style>
    <style:style style:name="T92_286" style:family="text">
      <style:text-properties fo:font-size="12pt" style:font-size-asian="12pt" style:font-size-complex="12pt"/>
    </style:style>
    <style:style style:name="T92_287" style:family="text">
      <style:text-properties fo:font-size="12pt" style:font-size-asian="12pt" style:font-size-complex="12pt"/>
    </style:style>
    <style:style style:name="T92_288" style:family="text">
      <style:text-properties fo:font-size="12pt" style:font-size-asian="12pt" style:font-size-complex="12pt"/>
    </style:style>
    <style:style style:name="T92_289" style:family="text">
      <style:text-properties fo:font-size="12pt" style:font-size-asian="12pt" style:font-size-complex="12pt"/>
    </style:style>
    <style:style style:name="T92_290" style:family="text">
      <style:text-properties fo:font-size="12pt" style:font-size-asian="12pt" style:font-size-complex="12pt"/>
    </style:style>
    <style:style style:name="T92_291" style:family="text">
      <style:text-properties fo:font-size="12pt" style:font-size-asian="12pt" style:font-size-complex="12pt"/>
    </style:style>
    <style:style style:name="T92_292" style:family="text">
      <style:text-properties fo:font-size="12pt" style:font-size-asian="12pt" style:font-size-complex="12pt"/>
    </style:style>
    <style:style style:name="T92_293" style:family="text">
      <style:text-properties fo:font-size="12pt" style:font-size-asian="12pt" style:font-size-complex="12pt"/>
    </style:style>
    <style:style style:name="T92_294" style:family="text">
      <style:text-properties fo:font-size="12pt" style:font-size-asian="12pt" style:font-size-complex="12pt"/>
    </style:style>
    <style:style style:name="T92_295" style:family="text">
      <style:text-properties fo:font-size="12pt" style:font-size-asian="12pt" style:font-size-complex="12pt"/>
    </style:style>
    <style:style style:name="T92_296" style:family="text">
      <style:text-properties fo:font-size="12pt" style:font-size-asian="12pt" style:font-size-complex="12pt"/>
    </style:style>
    <style:style style:name="T92_297" style:family="text">
      <style:text-properties fo:font-size="12pt" style:font-size-asian="12pt" style:font-size-complex="12pt"/>
    </style:style>
    <style:style style:name="T92_298" style:family="text">
      <style:text-properties fo:font-size="12pt" style:font-size-asian="12pt" style:font-size-complex="12pt"/>
    </style:style>
    <style:style style:name="T92_299" style:family="text">
      <style:text-properties fo:font-size="12pt" style:font-size-asian="12pt" style:font-size-complex="12pt"/>
    </style:style>
    <style:style style:name="T92_300" style:family="text">
      <style:text-properties fo:font-size="12pt" style:font-size-asian="12pt" style:font-size-complex="12pt"/>
    </style:style>
    <style:style style:name="T92_301" style:family="text">
      <style:text-properties fo:font-size="12pt" style:font-size-asian="12pt" style:font-size-complex="12pt"/>
    </style:style>
    <style:style style:name="T92_302" style:family="text">
      <style:text-properties fo:font-size="12pt" style:font-size-asian="12pt" style:font-size-complex="12pt"/>
    </style:style>
    <style:style style:name="T92_303" style:family="text">
      <style:text-properties fo:font-size="12pt" style:font-size-asian="12pt" style:font-size-complex="12pt"/>
    </style:style>
    <style:style style:name="T92_304" style:family="text">
      <style:text-properties fo:font-size="12pt" style:font-size-asian="12pt" style:font-size-complex="12pt"/>
    </style:style>
    <style:style style:name="T92_305" style:family="text">
      <style:text-properties fo:font-size="12pt" style:font-size-asian="12pt" style:font-size-complex="12pt"/>
    </style:style>
    <style:style style:name="T92_306" style:family="text">
      <style:text-properties fo:font-size="12pt" style:font-size-asian="12pt" style:font-size-complex="12pt"/>
    </style:style>
    <style:style style:name="T92_307" style:family="text">
      <style:text-properties fo:font-size="12pt" style:font-size-asian="12pt" style:font-size-complex="12pt"/>
    </style:style>
    <style:style style:name="T92_308" style:family="text">
      <style:text-properties fo:font-size="12pt" style:font-size-asian="12pt" style:font-size-complex="12pt"/>
    </style:style>
    <style:style style:name="T92_309" style:family="text">
      <style:text-properties fo:font-size="12pt" style:font-size-asian="12pt" style:font-size-complex="12pt"/>
    </style:style>
    <style:style style:name="T92_310" style:family="text">
      <style:text-properties fo:font-size="12pt" style:font-size-asian="12pt" style:font-size-complex="12pt"/>
    </style:style>
    <style:style style:name="T92_311" style:family="text">
      <style:text-properties fo:font-size="12pt" style:font-size-asian="12pt" style:font-size-complex="12pt"/>
    </style:style>
    <style:style style:name="T92_312" style:family="text">
      <style:text-properties fo:font-size="12pt" style:font-size-asian="12pt" style:font-size-complex="12pt"/>
    </style:style>
    <style:style style:name="T92_313" style:family="text">
      <style:text-properties fo:font-size="12pt" style:font-size-asian="12pt" style:font-size-complex="12pt"/>
    </style:style>
    <style:style style:name="T92_314" style:family="text">
      <style:text-properties fo:font-size="12pt" style:font-size-asian="12pt" style:font-size-complex="12pt"/>
    </style:style>
    <style:style style:name="T92_315" style:family="text">
      <style:text-properties fo:font-size="12pt" style:font-size-asian="12pt" style:font-size-complex="12pt"/>
    </style:style>
    <style:style style:name="T92_316" style:family="text">
      <style:text-properties fo:font-size="12pt" style:font-size-asian="12pt" style:font-size-complex="12pt"/>
    </style:style>
    <style:style style:name="T92_317" style:family="text">
      <style:text-properties fo:font-size="12pt" style:font-size-asian="12pt" style:font-size-complex="12pt"/>
    </style:style>
    <style:style style:name="T92_318" style:family="text">
      <style:text-properties fo:font-size="12pt" style:font-size-asian="12pt" style:font-size-complex="12pt"/>
    </style:style>
    <style:style style:name="T92_319" style:family="text">
      <style:text-properties fo:font-size="12pt" style:font-size-asian="12pt" style:font-size-complex="12pt"/>
    </style:style>
    <style:style style:name="P93" style:family="paragraph" style:parent-style-name="Standard">
      <style:paragraph-properties fo:text-align="justify" fo:break-before="auto" fo:line-height="150%" style:writing-mode="lr-tb"/>
    </style:style>
    <style:style style:name="T93_1" style:family="text">
      <style:text-properties fo:font-size="12pt" style:font-size-asian="12pt" style:font-size-complex="12pt"/>
    </style:style>
    <style:style style:name="T93_2" style:family="text">
      <style:text-properties fo:font-size="12pt" style:font-size-asian="12pt" style:font-size-complex="12pt"/>
    </style:style>
    <style:style style:name="T93_3" style:family="text">
      <style:text-properties fo:font-size="12pt" style:font-size-asian="12pt" style:font-size-complex="12pt"/>
    </style:style>
    <style:style style:name="T93_4" style:family="text">
      <style:text-properties fo:font-size="12pt" style:font-size-asian="12pt" style:font-size-complex="12pt"/>
    </style:style>
    <style:style style:name="T93_5" style:family="text">
      <style:text-properties fo:font-size="12pt" style:font-size-asian="12pt" style:font-size-complex="12pt"/>
    </style:style>
    <style:style style:name="T93_6" style:family="text">
      <style:text-properties fo:font-size="12pt" style:font-size-asian="12pt" style:font-size-complex="12pt"/>
    </style:style>
    <style:style style:name="T93_7" style:family="text">
      <style:text-properties fo:font-size="12pt" style:font-size-asian="12pt" style:font-size-complex="12pt"/>
    </style:style>
    <style:style style:name="T93_8" style:family="text">
      <style:text-properties fo:font-size="12pt" style:font-size-asian="12pt" style:font-size-complex="12pt"/>
    </style:style>
    <style:style style:name="T93_9" style:family="text">
      <style:text-properties fo:font-size="12pt" style:font-size-asian="12pt" style:font-size-complex="12pt"/>
    </style:style>
    <style:style style:name="T93_10" style:family="text">
      <style:text-properties fo:font-size="12pt" style:font-size-asian="12pt" style:font-size-complex="12pt"/>
    </style:style>
    <style:style style:name="T93_11" style:family="text">
      <style:text-properties fo:font-size="12pt" style:font-size-asian="12pt" style:font-size-complex="12pt"/>
    </style:style>
    <style:style style:name="T93_12" style:family="text">
      <style:text-properties fo:font-size="12pt" style:font-size-asian="12pt" style:font-size-complex="12pt"/>
    </style:style>
    <style:style style:name="T93_13" style:family="text">
      <style:text-properties fo:font-size="12pt" style:font-size-asian="12pt" style:font-size-complex="12pt"/>
    </style:style>
    <style:style style:name="T93_14" style:family="text">
      <style:text-properties fo:font-size="12pt" style:font-size-asian="12pt" style:font-size-complex="12pt"/>
    </style:style>
    <style:style style:name="T93_15" style:family="text">
      <style:text-properties fo:font-size="12pt" style:font-size-asian="12pt" style:font-size-complex="12pt"/>
    </style:style>
    <style:style style:name="T93_16" style:family="text">
      <style:text-properties fo:font-size="12pt" style:font-size-asian="12pt" style:font-size-complex="12pt"/>
    </style:style>
    <style:style style:name="T93_17" style:family="text">
      <style:text-properties fo:font-size="12pt" style:font-size-asian="12pt" style:font-size-complex="12pt"/>
    </style:style>
    <style:style style:name="T93_18" style:family="text">
      <style:text-properties fo:font-size="12pt" style:font-size-asian="12pt" style:font-size-complex="12pt"/>
    </style:style>
    <style:style style:name="T93_19" style:family="text">
      <style:text-properties fo:font-size="12pt" style:font-size-asian="12pt" style:font-size-complex="12pt"/>
    </style:style>
    <style:style style:name="T93_20" style:family="text">
      <style:text-properties fo:font-size="12pt" style:font-size-asian="12pt" style:font-size-complex="12pt"/>
    </style:style>
    <style:style style:name="T93_21" style:family="text">
      <style:text-properties fo:font-size="12pt" style:font-size-asian="12pt" style:font-size-complex="12pt"/>
    </style:style>
    <style:style style:name="T93_22" style:family="text">
      <style:text-properties fo:font-size="12pt" style:font-size-asian="12pt" style:font-size-complex="12pt"/>
    </style:style>
    <style:style style:name="T93_23" style:family="text">
      <style:text-properties fo:font-size="12pt" style:font-size-asian="12pt" style:font-size-complex="12pt"/>
    </style:style>
    <style:style style:name="T93_24" style:family="text">
      <style:text-properties fo:font-size="12pt" style:font-size-asian="12pt" style:font-size-complex="12pt"/>
    </style:style>
    <style:style style:name="T93_25" style:family="text">
      <style:text-properties fo:font-size="12pt" style:font-size-asian="12pt" style:font-size-complex="12pt"/>
    </style:style>
    <style:style style:name="T93_26" style:family="text">
      <style:text-properties fo:font-size="12pt" style:font-size-asian="12pt" style:font-size-complex="12pt"/>
    </style:style>
    <style:style style:name="T93_27" style:family="text">
      <style:text-properties fo:font-size="12pt" style:font-size-asian="12pt" style:font-size-complex="12pt"/>
    </style:style>
    <style:style style:name="T93_28" style:family="text">
      <style:text-properties fo:font-size="12pt" style:font-size-asian="12pt" style:font-size-complex="12pt"/>
    </style:style>
    <style:style style:name="T93_29" style:family="text">
      <style:text-properties fo:font-size="12pt" style:font-size-asian="12pt" style:font-size-complex="12pt"/>
    </style:style>
    <style:style style:name="T93_30" style:family="text">
      <style:text-properties fo:font-size="12pt" style:font-size-asian="12pt" style:font-size-complex="12pt"/>
    </style:style>
    <style:style style:name="T93_31" style:family="text">
      <style:text-properties fo:font-size="12pt" style:font-size-asian="12pt" style:font-size-complex="12pt"/>
    </style:style>
    <style:style style:name="T93_32" style:family="text">
      <style:text-properties fo:font-size="12pt" style:font-size-asian="12pt" style:font-size-complex="12pt"/>
    </style:style>
    <style:style style:name="T93_33" style:family="text">
      <style:text-properties fo:font-size="12pt" style:font-size-asian="12pt" style:font-size-complex="12pt"/>
    </style:style>
    <style:style style:name="T93_34" style:family="text">
      <style:text-properties fo:font-size="12pt" style:font-size-asian="12pt" style:font-size-complex="12pt"/>
    </style:style>
    <style:style style:name="T93_35" style:family="text">
      <style:text-properties fo:font-size="12pt" style:font-size-asian="12pt" style:font-size-complex="12pt"/>
    </style:style>
    <style:style style:name="T93_36" style:family="text">
      <style:text-properties fo:font-size="12pt" style:font-size-asian="12pt" style:font-size-complex="12pt"/>
    </style:style>
    <style:style style:name="T93_37" style:family="text">
      <style:text-properties fo:font-size="12pt" style:font-size-asian="12pt" style:font-size-complex="12pt"/>
    </style:style>
    <style:style style:name="T93_38" style:family="text">
      <style:text-properties fo:font-size="12pt" style:font-size-asian="12pt" style:font-size-complex="12pt"/>
    </style:style>
    <style:style style:name="T93_39" style:family="text">
      <style:text-properties fo:font-size="12pt" style:font-size-asian="12pt" style:font-size-complex="12pt"/>
    </style:style>
    <style:style style:name="T93_40" style:family="text">
      <style:text-properties fo:font-size="12pt" style:font-size-asian="12pt" style:font-size-complex="12pt"/>
    </style:style>
    <style:style style:name="T93_41" style:family="text">
      <style:text-properties fo:font-size="12pt" style:font-size-asian="12pt" style:font-size-complex="12pt"/>
    </style:style>
    <style:style style:name="T93_42" style:family="text">
      <style:text-properties fo:font-size="12pt" style:font-size-asian="12pt" style:font-size-complex="12pt"/>
    </style:style>
    <style:style style:name="T93_43" style:family="text">
      <style:text-properties fo:font-size="12pt" style:font-size-asian="12pt" style:font-size-complex="12pt"/>
    </style:style>
    <style:style style:name="T93_44" style:family="text">
      <style:text-properties fo:font-size="12pt" style:font-size-asian="12pt" style:font-size-complex="12pt"/>
    </style:style>
    <style:style style:name="T93_45" style:family="text">
      <style:text-properties fo:font-size="12pt" style:font-size-asian="12pt" style:font-size-complex="12pt"/>
    </style:style>
    <style:style style:name="T93_46" style:family="text">
      <style:text-properties fo:font-size="12pt" style:font-size-asian="12pt" style:font-size-complex="12pt"/>
    </style:style>
    <style:style style:name="T93_47" style:family="text">
      <style:text-properties fo:font-size="12pt" style:font-size-asian="12pt" style:font-size-complex="12pt"/>
    </style:style>
    <style:style style:name="T93_48" style:family="text">
      <style:text-properties fo:font-size="12pt" style:font-size-asian="12pt" style:font-size-complex="12pt"/>
    </style:style>
    <style:style style:name="T93_49" style:family="text">
      <style:text-properties fo:font-size="12pt" style:font-size-asian="12pt" style:font-size-complex="12pt"/>
    </style:style>
    <style:style style:name="T93_50" style:family="text">
      <style:text-properties fo:font-size="12pt" style:font-size-asian="12pt" style:font-size-complex="12pt"/>
    </style:style>
    <style:style style:name="T93_51" style:family="text">
      <style:text-properties fo:font-size="12pt" style:font-size-asian="12pt" style:font-size-complex="12pt"/>
    </style:style>
    <style:style style:name="T93_52" style:family="text">
      <style:text-properties fo:font-size="12pt" style:font-size-asian="12pt" style:font-size-complex="12pt"/>
    </style:style>
    <style:style style:name="T93_53" style:family="text">
      <style:text-properties fo:font-size="12pt" style:font-size-asian="12pt" style:font-size-complex="12pt"/>
    </style:style>
    <style:style style:name="T93_54" style:family="text">
      <style:text-properties fo:font-size="12pt" style:font-size-asian="12pt" style:font-size-complex="12pt"/>
    </style:style>
    <style:style style:name="T93_55" style:family="text">
      <style:text-properties fo:font-size="12pt" style:font-size-asian="12pt" style:font-size-complex="12pt"/>
    </style:style>
    <style:style style:name="T93_56" style:family="text">
      <style:text-properties fo:font-size="12pt" style:font-size-asian="12pt" style:font-size-complex="12pt"/>
    </style:style>
    <style:style style:name="T93_57" style:family="text">
      <style:text-properties fo:font-size="12pt" style:font-size-asian="12pt" style:font-size-complex="12pt"/>
    </style:style>
    <style:style style:name="T93_58" style:family="text">
      <style:text-properties fo:font-size="12pt" style:font-size-asian="12pt" style:font-size-complex="12pt"/>
    </style:style>
    <style:style style:name="T93_59" style:family="text">
      <style:text-properties fo:font-size="12pt" style:font-size-asian="12pt" style:font-size-complex="12pt"/>
    </style:style>
    <style:style style:name="T93_60" style:family="text">
      <style:text-properties fo:font-size="12pt" style:font-size-asian="12pt" style:font-size-complex="12pt"/>
    </style:style>
    <style:style style:name="T93_61" style:family="text">
      <style:text-properties fo:font-size="12pt" style:font-size-asian="12pt" style:font-size-complex="12pt"/>
    </style:style>
    <style:style style:name="T93_62" style:family="text">
      <style:text-properties fo:font-size="12pt" style:font-size-asian="12pt" style:font-size-complex="12pt"/>
    </style:style>
    <style:style style:name="T93_63" style:family="text">
      <style:text-properties fo:font-size="12pt" style:font-size-asian="12pt" style:font-size-complex="12pt"/>
    </style:style>
    <style:style style:name="T93_64" style:family="text">
      <style:text-properties fo:font-size="12pt" style:font-size-asian="12pt" style:font-size-complex="12pt"/>
    </style:style>
    <style:style style:name="T93_65" style:family="text">
      <style:text-properties fo:font-size="12pt" style:font-size-asian="12pt" style:font-size-complex="12pt"/>
    </style:style>
    <style:style style:name="T93_66" style:family="text">
      <style:text-properties fo:font-size="12pt" style:font-size-asian="12pt" style:font-size-complex="12pt"/>
    </style:style>
    <style:style style:name="T93_67" style:family="text">
      <style:text-properties fo:font-size="12pt" style:font-size-asian="12pt" style:font-size-complex="12pt"/>
    </style:style>
    <style:style style:name="T93_68" style:family="text">
      <style:text-properties fo:font-size="12pt" style:font-size-asian="12pt" style:font-size-complex="12pt"/>
    </style:style>
    <style:style style:name="T93_69" style:family="text">
      <style:text-properties fo:font-size="12pt" style:font-size-asian="12pt" style:font-size-complex="12pt"/>
    </style:style>
    <style:style style:name="T93_70" style:family="text">
      <style:text-properties fo:font-size="12pt" style:font-size-asian="12pt" style:font-size-complex="12pt"/>
    </style:style>
    <style:style style:name="T93_71" style:family="text">
      <style:text-properties fo:font-size="12pt" style:font-size-asian="12pt" style:font-size-complex="12pt"/>
    </style:style>
    <style:style style:name="T93_72" style:family="text">
      <style:text-properties fo:font-size="12pt" style:font-size-asian="12pt" style:font-size-complex="12pt"/>
    </style:style>
    <style:style style:name="T93_73" style:family="text">
      <style:text-properties fo:font-size="12pt" style:font-size-asian="12pt" style:font-size-complex="12pt"/>
    </style:style>
    <style:style style:name="T93_74" style:family="text">
      <style:text-properties fo:font-size="12pt" style:font-size-asian="12pt" style:font-size-complex="12pt"/>
    </style:style>
    <style:style style:name="T93_75" style:family="text">
      <style:text-properties fo:font-size="12pt" style:font-size-asian="12pt" style:font-size-complex="12pt"/>
    </style:style>
    <style:style style:name="T93_76" style:family="text">
      <style:text-properties fo:font-size="12pt" style:font-size-asian="12pt" style:font-size-complex="12pt"/>
    </style:style>
    <style:style style:name="T93_77" style:family="text">
      <style:text-properties fo:font-size="12pt" style:font-size-asian="12pt" style:font-size-complex="12pt"/>
    </style:style>
    <style:style style:name="T93_78" style:family="text">
      <style:text-properties fo:font-size="12pt" style:font-size-asian="12pt" style:font-size-complex="12pt"/>
    </style:style>
    <style:style style:name="T93_79" style:family="text">
      <style:text-properties fo:font-size="12pt" style:font-size-asian="12pt" style:font-size-complex="12pt"/>
    </style:style>
    <style:style style:name="T93_80" style:family="text">
      <style:text-properties fo:font-size="12pt" style:font-size-asian="12pt" style:font-size-complex="12pt"/>
    </style:style>
    <style:style style:name="T93_81" style:family="text">
      <style:text-properties fo:font-size="12pt" style:font-size-asian="12pt" style:font-size-complex="12pt"/>
    </style:style>
    <style:style style:name="P94" style:family="paragraph" style:parent-style-name="Heading_20_2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style:font-name="Courier New" style:font-name-asian="Courier New" style:font-name-complex="Courier New"/>
    </style:style>
    <style:style style:name="T95_2" style:family="text">
      <style:text-properties style:font-name="Courier New" style:font-name-asian="Courier New" style:font-name-complex="Courier New"/>
    </style:style>
    <style:style style:name="T95_3" style:family="text">
      <style:text-properties style:font-name="Courier New" style:font-name-asian="Courier New" style:font-name-complex="Courier New"/>
    </style:style>
    <style:style style:name="T95_4" style:family="text">
      <style:text-properties style:font-name="Courier New" style:font-name-asian="Courier New" style:font-name-complex="Courier New"/>
    </style:style>
    <style:style style:name="T95_5" style:family="text">
      <style:text-properties style:font-name="Courier New" style:font-name-asian="Courier New" style:font-name-complex="Courier New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>
      <style:text-properties style:font-name="Courier New" style:font-name-asian="Courier New" style:font-name-complex="Courier New"/>
    </style:style>
    <style:style style:name="T96_2" style:family="text">
      <style:text-properties style:font-name="Courier New" style:font-name-asian="Courier New" style:font-name-complex="Courier New"/>
    </style:style>
    <style:style style:name="T96_3" style:family="text">
      <style:text-properties style:font-name="Courier New" style:font-name-asian="Courier New" style:font-name-complex="Courier New"/>
    </style:style>
    <style:style style:name="T96_4" style:family="text">
      <style:text-properties style:font-name="Courier New" style:font-name-asian="Courier New" style:font-name-complex="Courier New"/>
    </style:style>
    <style:style style:name="T96_5" style:family="text">
      <style:text-properties style:font-name="Courier New" style:font-name-asian="Courier New" style:font-name-complex="Courier New"/>
    </style:style>
    <style:style style:name="T96_6" style:family="text">
      <style:text-properties style:font-name="Courier New" style:font-name-asian="Courier New" style:font-name-complex="Courier New"/>
    </style:style>
    <style:style style:name="T96_7" style:family="text">
      <style:text-properties style:font-name="Courier New" style:font-name-asian="Courier New" style:font-name-complex="Courier New"/>
    </style:style>
    <style:style style:name="T96_8" style:family="text">
      <style:text-properties style:font-name="Courier New" style:font-name-asian="Courier New" style:font-name-complex="Courier New"/>
    </style:style>
    <style:style style:name="T96_9" style:family="text">
      <style:text-properties style:font-name="Courier New" style:font-name-asian="Courier New" style:font-name-complex="Courier New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>
      <style:text-properties style:font-name="Courier New" style:font-name-asian="Courier New" style:font-name-complex="Courier New"/>
    </style:style>
    <style:style style:name="T97_2" style:family="text">
      <style:text-properties style:font-name="Courier New" style:font-name-asian="Courier New" style:font-name-complex="Courier New"/>
    </style:style>
    <style:style style:name="T97_3" style:family="text">
      <style:text-properties style:font-name="Courier New" style:font-name-asian="Courier New" style:font-name-complex="Courier New"/>
    </style:style>
    <style:style style:name="T97_4" style:family="text">
      <style:text-properties style:font-name="Courier New" style:font-name-asian="Courier New" style:font-name-complex="Courier New"/>
    </style:style>
    <style:style style:name="T97_5" style:family="text">
      <style:text-properties style:font-name="Courier New" style:font-name-asian="Courier New" style:font-name-complex="Courier New"/>
    </style:style>
    <style:style style:name="T97_6" style:family="text">
      <style:text-properties style:font-name="Courier New" style:font-name-asian="Courier New" style:font-name-complex="Courier New"/>
    </style:style>
    <style:style style:name="T97_7" style:family="text">
      <style:text-properties style:font-name="Courier New" style:font-name-asian="Courier New" style:font-name-complex="Courier New"/>
    </style:style>
    <style:style style:name="T97_8" style:family="text">
      <style:text-properties style:font-name="Courier New" style:font-name-asian="Courier New" style:font-name-complex="Courier New"/>
    </style:style>
    <style:style style:name="T97_9" style:family="text">
      <style:text-properties style:font-name="Courier New" style:font-name-asian="Courier New" style:font-name-complex="Courier New"/>
    </style:style>
    <style:style style:name="T97_10" style:family="text">
      <style:text-properties style:font-name="Courier New" style:font-name-asian="Courier New" style:font-name-complex="Courier New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>
      <style:text-properties style:font-name="Courier New" style:font-name-asian="Courier New" style:font-name-complex="Courier New"/>
    </style:style>
    <style:style style:name="T98_2" style:family="text">
      <style:text-properties style:font-name="Courier New" style:font-name-asian="Courier New" style:font-name-complex="Courier New"/>
    </style:style>
    <style:style style:name="T98_3" style:family="text">
      <style:text-properties style:font-name="Courier New" style:font-name-asian="Courier New" style:font-name-complex="Courier New"/>
    </style:style>
    <style:style style:name="T98_4" style:family="text">
      <style:text-properties style:font-name="Courier New" style:font-name-asian="Courier New" style:font-name-complex="Courier New"/>
    </style:style>
    <style:style style:name="T98_5" style:family="text">
      <style:text-properties style:font-name="Courier New" style:font-name-asian="Courier New" style:font-name-complex="Courier New"/>
    </style:style>
    <style:style style:name="T98_6" style:family="text">
      <style:text-properties style:font-name="Courier New" style:font-name-asian="Courier New" style:font-name-complex="Courier New"/>
    </style:style>
    <style:style style:name="T98_7" style:family="text">
      <style:text-properties style:font-name="Courier New" style:font-name-asian="Courier New" style:font-name-complex="Courier New"/>
    </style:style>
    <style:style style:name="T98_8" style:family="text">
      <style:text-properties style:font-name="Courier New" style:font-name-asian="Courier New" style:font-name-complex="Courier New"/>
    </style:style>
    <style:style style:name="T98_9" style:family="text">
      <style:text-properties style:font-name="Courier New" style:font-name-asian="Courier New" style:font-name-complex="Courier New"/>
    </style:style>
    <style:style style:name="T98_10" style:family="text">
      <style:text-properties style:font-name="Courier New" style:font-name-asian="Courier New" style:font-name-complex="Courier New"/>
    </style:style>
    <style:style style:name="T98_11" style:family="text">
      <style:text-properties style:font-name="Courier New" style:font-name-asian="Courier New" style:font-name-complex="Courier New"/>
    </style:style>
    <style:style style:name="T98_12" style:family="text">
      <style:text-properties style:font-name="Courier New" style:font-name-asian="Courier New" style:font-name-complex="Courier New"/>
    </style:style>
    <style:style style:name="T98_13" style:family="text">
      <style:text-properties style:font-name="Courier New" style:font-name-asian="Courier New" style:font-name-complex="Courier New"/>
    </style:style>
    <style:style style:name="T98_14" style:family="text">
      <style:text-properties style:font-name="Courier New" style:font-name-asian="Courier New" style:font-name-complex="Courier New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style:font-name="Courier New" style:font-name-asian="Courier New" style:font-name-complex="Courier New"/>
    </style:style>
    <style:style style:name="T99_2" style:family="text">
      <style:text-properties style:font-name="Courier New" style:font-name-asian="Courier New" style:font-name-complex="Courier New"/>
    </style:style>
    <style:style style:name="T99_3" style:family="text">
      <style:text-properties style:font-name="Courier New" style:font-name-asian="Courier New" style:font-name-complex="Courier New"/>
    </style:style>
    <style:style style:name="T99_4" style:family="text">
      <style:text-properties style:font-name="Courier New" style:font-name-asian="Courier New" style:font-name-complex="Courier New"/>
    </style:style>
    <style:style style:name="T99_5" style:family="text">
      <style:text-properties style:font-name="Courier New" style:font-name-asian="Courier New" style:font-name-complex="Courier New"/>
    </style:style>
    <style:style style:name="T99_6" style:family="text">
      <style:text-properties style:font-name="Courier New" style:font-name-asian="Courier New" style:font-name-complex="Courier New"/>
    </style:style>
    <style:style style:name="T99_7" style:family="text">
      <style:text-properties style:font-name="Courier New" style:font-name-asian="Courier New" style:font-name-complex="Courier New"/>
    </style:style>
    <style:style style:name="T99_8" style:family="text">
      <style:text-properties style:font-name="Courier New" style:font-name-asian="Courier New" style:font-name-complex="Courier New"/>
    </style:style>
    <style:style style:name="T99_9" style:family="text">
      <style:text-properties style:font-name="Courier New" style:font-name-asian="Courier New" style:font-name-complex="Courier New"/>
    </style:style>
    <style:style style:name="T99_10" style:family="text">
      <style:text-properties style:font-name="Courier New" style:font-name-asian="Courier New" style:font-name-complex="Courier New"/>
    </style:style>
    <style:style style:name="T99_11" style:family="text">
      <style:text-properties style:font-name="Courier New" style:font-name-asian="Courier New" style:font-name-complex="Courier New"/>
    </style:style>
    <style:style style:name="T99_12" style:family="text">
      <style:text-properties style:font-name="Courier New" style:font-name-asian="Courier New" style:font-name-complex="Courier New"/>
    </style:style>
    <style:style style:name="T99_13" style:family="text">
      <style:text-properties style:font-name="Courier New" style:font-name-asian="Courier New" style:font-name-complex="Courier New"/>
    </style:style>
    <style:style style:name="T99_14" style:family="text">
      <style:text-properties style:font-name="Courier New" style:font-name-asian="Courier New" style:font-name-complex="Courier New"/>
    </style:style>
    <style:style style:name="T99_15" style:family="text">
      <style:text-properties style:font-name="Courier New" style:font-name-asian="Courier New" style:font-name-complex="Courier New"/>
    </style:style>
    <style:style style:name="T99_16" style:family="text">
      <style:text-properties style:font-name="Courier New" style:font-name-asian="Courier New" style:font-name-complex="Courier New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fo:color="#990000" style:font-name="Courier New" style:font-name-asian="Courier New" style:font-name-complex="Courier New"/>
    </style:style>
    <style:style style:name="T100_2" style:family="text">
      <style:text-properties fo:color="#990000" style:font-name="Courier New" style:font-name-asian="Courier New" style:font-name-complex="Courier New"/>
    </style:style>
    <style:style style:name="T100_3" style:family="text">
      <style:text-properties fo:color="#990000" style:font-name="Courier New" style:font-name-asian="Courier New" style:font-name-complex="Courier New"/>
    </style:style>
    <style:style style:name="T100_4" style:family="text">
      <style:text-properties fo:color="#990000" style:font-name="Courier New" style:font-name-asian="Courier New" style:font-name-complex="Courier New"/>
    </style:style>
    <style:style style:name="T100_5" style:family="text">
      <style:text-properties fo:color="#990000" style:font-name="Courier New" style:font-name-asian="Courier New" style:font-name-complex="Courier New"/>
    </style:style>
    <style:style style:name="T100_6" style:family="text">
      <style:text-properties fo:color="#990000" style:font-name="Courier New" style:font-name-asian="Courier New" style:font-name-complex="Courier New"/>
    </style:style>
    <style:style style:name="T100_7" style:family="text">
      <style:text-properties fo:color="#990000" style:font-name="Courier New" style:font-name-asian="Courier New" style:font-name-complex="Courier New"/>
    </style:style>
    <style:style style:name="T100_8" style:family="text">
      <style:text-properties fo:color="#990000" style:font-name="Courier New" style:font-name-asian="Courier New" style:font-name-complex="Courier New"/>
    </style:style>
    <style:style style:name="T100_9" style:family="text">
      <style:text-properties fo:color="#990000" style:font-name="Courier New" style:font-name-asian="Courier New" style:font-name-complex="Courier New"/>
    </style:style>
    <style:style style:name="T100_10" style:family="text">
      <style:text-properties fo:color="#990000" style:font-name="Courier New" style:font-name-asian="Courier New" style:font-name-complex="Courier New"/>
    </style:style>
    <style:style style:name="T100_11" style:family="text">
      <style:text-properties fo:color="#990000" style:font-name="Courier New" style:font-name-asian="Courier New" style:font-name-complex="Courier New"/>
    </style:style>
    <style:style style:name="T100_12" style:family="text">
      <style:text-properties fo:color="#990000" style:font-name="Courier New" style:font-name-asian="Courier New" style:font-name-complex="Courier New"/>
    </style:style>
    <style:style style:name="T100_13" style:family="text">
      <style:text-properties fo:color="#990000" style:font-name="Courier New" style:font-name-asian="Courier New" style:font-name-complex="Courier New"/>
    </style:style>
    <style:style style:name="T100_14" style:family="text">
      <style:text-properties fo:color="#990000" style:font-name="Courier New" style:font-name-asian="Courier New" style:font-name-complex="Courier New"/>
    </style:style>
    <style:style style:name="T100_15" style:family="text">
      <style:text-properties fo:color="#990000" style:font-name="Courier New" style:font-name-asian="Courier New" style:font-name-complex="Courier New"/>
    </style:style>
    <style:style style:name="T100_16" style:family="text">
      <style:text-properties fo:color="#990000" style:font-name="Courier New" style:font-name-asian="Courier New" style:font-name-complex="Courier New"/>
    </style:style>
    <style:style style:name="T100_17" style:family="text">
      <style:text-properties fo:color="#990000" style:font-name="Courier New" style:font-name-asian="Courier New" style:font-name-complex="Courier New"/>
    </style:style>
    <style:style style:name="T100_18" style:family="text">
      <style:text-properties fo:color="#990000" style:font-name="Courier New" style:font-name-asian="Courier New" style:font-name-complex="Courier New"/>
    </style:style>
    <style:style style:name="T100_19" style:family="text">
      <style:text-properties fo:color="#990000" style:font-name="Courier New" style:font-name-asian="Courier New" style:font-name-complex="Courier New"/>
    </style:style>
    <style:style style:name="T100_20" style:family="text">
      <style:text-properties fo:color="#990000" style:font-name="Courier New" style:font-name-asian="Courier New" style:font-name-complex="Courier New"/>
    </style:style>
    <style:style style:name="T100_21" style:family="text">
      <style:text-properties fo:color="#990000" style:font-name="Courier New" style:font-name-asian="Courier New" style:font-name-complex="Courier New"/>
    </style:style>
    <style:style style:name="T100_22" style:family="text">
      <style:text-properties fo:color="#990000" style:font-name="Courier New" style:font-name-asian="Courier New" style:font-name-complex="Courier New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>
      <style:text-properties fo:color="#990000" style:font-name="Courier New" style:font-name-asian="Courier New" style:font-name-complex="Courier New"/>
    </style:style>
    <style:style style:name="T101_2" style:family="text">
      <style:text-properties fo:color="#990000" style:font-name="Courier New" style:font-name-asian="Courier New" style:font-name-complex="Courier New"/>
    </style:style>
    <style:style style:name="T101_3" style:family="text">
      <style:text-properties fo:color="#990000" style:font-name="Courier New" style:font-name-asian="Courier New" style:font-name-complex="Courier New"/>
    </style:style>
    <style:style style:name="T101_4" style:family="text">
      <style:text-properties fo:color="#990000" style:font-name="Courier New" style:font-name-asian="Courier New" style:font-name-complex="Courier New"/>
    </style:style>
    <style:style style:name="T101_5" style:family="text">
      <style:text-properties fo:color="#990000" style:font-name="Courier New" style:font-name-asian="Courier New" style:font-name-complex="Courier New"/>
    </style:style>
    <style:style style:name="T101_6" style:family="text">
      <style:text-properties fo:color="#990000" style:font-name="Courier New" style:font-name-asian="Courier New" style:font-name-complex="Courier New"/>
    </style:style>
    <style:style style:name="T101_7" style:family="text">
      <style:text-properties fo:color="#990000" style:font-name="Courier New" style:font-name-asian="Courier New" style:font-name-complex="Courier New"/>
    </style:style>
    <style:style style:name="T101_8" style:family="text">
      <style:text-properties fo:color="#990000" style:font-name="Courier New" style:font-name-asian="Courier New" style:font-name-complex="Courier New"/>
    </style:style>
    <style:style style:name="T101_9" style:family="text">
      <style:text-properties fo:color="#990000" style:font-name="Courier New" style:font-name-asian="Courier New" style:font-name-complex="Courier New"/>
    </style:style>
    <style:style style:name="T101_10" style:family="text">
      <style:text-properties fo:color="#990000" style:font-name="Courier New" style:font-name-asian="Courier New" style:font-name-complex="Courier New"/>
    </style:style>
    <style:style style:name="T101_11" style:family="text">
      <style:text-properties fo:color="#990000" style:font-name="Courier New" style:font-name-asian="Courier New" style:font-name-complex="Courier New"/>
    </style:style>
    <style:style style:name="T101_12" style:family="text">
      <style:text-properties fo:color="#990000" style:font-name="Courier New" style:font-name-asian="Courier New" style:font-name-complex="Courier New"/>
    </style:style>
    <style:style style:name="T101_13" style:family="text">
      <style:text-properties fo:color="#990000" style:font-name="Courier New" style:font-name-asian="Courier New" style:font-name-complex="Courier New"/>
    </style:style>
    <style:style style:name="T101_14" style:family="text">
      <style:text-properties fo:color="#990000" style:font-name="Courier New" style:font-name-asian="Courier New" style:font-name-complex="Courier New"/>
    </style:style>
    <style:style style:name="T101_15" style:family="text">
      <style:text-properties fo:color="#990000" style:font-name="Courier New" style:font-name-asian="Courier New" style:font-name-complex="Courier New"/>
    </style:style>
    <style:style style:name="T101_16" style:family="text">
      <style:text-properties fo:color="#990000" style:font-name="Courier New" style:font-name-asian="Courier New" style:font-name-complex="Courier New"/>
    </style:style>
    <style:style style:name="T101_17" style:family="text">
      <style:text-properties fo:color="#990000" style:font-name="Courier New" style:font-name-asian="Courier New" style:font-name-complex="Courier New"/>
    </style:style>
    <style:style style:name="T101_18" style:family="text">
      <style:text-properties fo:color="#990000" style:font-name="Courier New" style:font-name-asian="Courier New" style:font-name-complex="Courier New"/>
    </style:style>
    <style:style style:name="T101_19" style:family="text">
      <style:text-properties fo:color="#990000" style:font-name="Courier New" style:font-name-asian="Courier New" style:font-name-complex="Courier New"/>
    </style:style>
    <style:style style:name="T101_20" style:family="text">
      <style:text-properties fo:color="#990000" style:font-name="Courier New" style:font-name-asian="Courier New" style:font-name-complex="Courier New"/>
    </style:style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>
      <style:text-properties style:font-name="Courier New" style:font-name-asian="Courier New" style:font-name-complex="Courier New"/>
    </style:style>
    <style:style style:name="T102_2" style:family="text">
      <style:text-properties style:font-name="Courier New" style:font-name-asian="Courier New" style:font-name-complex="Courier New"/>
    </style:style>
    <style:style style:name="T102_3" style:family="text">
      <style:text-properties style:font-name="Courier New" style:font-name-asian="Courier New" style:font-name-complex="Courier New"/>
    </style:style>
    <style:style style:name="T102_4" style:family="text">
      <style:text-properties style:font-name="Courier New" style:font-name-asian="Courier New" style:font-name-complex="Courier New"/>
    </style:style>
    <style:style style:name="T102_5" style:family="text">
      <style:text-properties style:font-name="Courier New" style:font-name-asian="Courier New" style:font-name-complex="Courier New"/>
    </style:style>
    <style:style style:name="T102_6" style:family="text">
      <style:text-properties style:font-name="Courier New" style:font-name-asian="Courier New" style:font-name-complex="Courier New"/>
    </style:style>
    <style:style style:name="T102_7" style:family="text">
      <style:text-properties style:font-name="Courier New" style:font-name-asian="Courier New" style:font-name-complex="Courier New"/>
    </style:style>
    <style:style style:name="T102_8" style:family="text">
      <style:text-properties style:font-name="Courier New" style:font-name-asian="Courier New" style:font-name-complex="Courier New"/>
    </style:style>
    <style:style style:name="T102_9" style:family="text">
      <style:text-properties style:font-name="Courier New" style:font-name-asian="Courier New" style:font-name-complex="Courier New"/>
    </style:style>
    <style:style style:name="T102_10" style:family="text">
      <style:text-properties style:font-name="Courier New" style:font-name-asian="Courier New" style:font-name-complex="Courier New"/>
    </style:style>
    <style:style style:name="T102_11" style:family="text">
      <style:text-properties style:font-name="Courier New" style:font-name-asian="Courier New" style:font-name-complex="Courier New"/>
    </style:style>
    <style:style style:name="T102_12" style:family="text">
      <style:text-properties style:font-name="Courier New" style:font-name-asian="Courier New" style:font-name-complex="Courier New"/>
    </style:style>
    <style:style style:name="T102_13" style:family="text">
      <style:text-properties style:font-name="Courier New" style:font-name-asian="Courier New" style:font-name-complex="Courier New"/>
    </style:style>
    <style:style style:name="T102_14" style:family="text">
      <style:text-properties style:font-name="Courier New" style:font-name-asian="Courier New" style:font-name-complex="Courier New"/>
    </style:style>
    <style:style style:name="T102_15" style:family="text">
      <style:text-properties style:font-name="Courier New" style:font-name-asian="Courier New" style:font-name-complex="Courier New"/>
    </style:style>
    <style:style style:name="P103" style:family="paragraph" style:parent-style-name="Standard">
      <style:paragraph-properties fo:break-before="auto" fo:line-height="115%" fo:margin-top="0cm" fo:margin-bottom="0cm" style:writing-mode="lr-tb"/>
    </style:style>
    <style:style style:name="T103_1" style:family="text">
      <style:text-properties style:font-name="Courier New" style:font-name-asian="Courier New" style:font-name-complex="Courier New"/>
    </style:style>
    <style:style style:name="T103_2" style:family="text">
      <style:text-properties style:font-name="Courier New" style:font-name-asian="Courier New" style:font-name-complex="Courier New"/>
    </style:style>
    <style:style style:name="T103_3" style:family="text">
      <style:text-properties style:font-name="Courier New" style:font-name-asian="Courier New" style:font-name-complex="Courier New"/>
    </style:style>
    <style:style style:name="T103_4" style:family="text">
      <style:text-properties style:font-name="Courier New" style:font-name-asian="Courier New" style:font-name-complex="Courier New"/>
    </style:style>
    <style:style style:name="T103_5" style:family="text">
      <style:text-properties style:font-name="Courier New" style:font-name-asian="Courier New" style:font-name-complex="Courier New"/>
    </style:style>
    <style:style style:name="T103_6" style:family="text">
      <style:text-properties style:font-name="Courier New" style:font-name-asian="Courier New" style:font-name-complex="Courier New"/>
    </style:style>
    <style:style style:name="T103_7" style:family="text">
      <style:text-properties style:font-name="Courier New" style:font-name-asian="Courier New" style:font-name-complex="Courier New"/>
    </style:style>
    <style:style style:name="T103_8" style:family="text">
      <style:text-properties style:font-name="Courier New" style:font-name-asian="Courier New" style:font-name-complex="Courier New"/>
    </style:style>
    <style:style style:name="T103_9" style:family="text">
      <style:text-properties style:font-name="Courier New" style:font-name-asian="Courier New" style:font-name-complex="Courier New"/>
    </style:style>
    <style:style style:name="T103_10" style:family="text">
      <style:text-properties style:font-name="Courier New" style:font-name-asian="Courier New" style:font-name-complex="Courier New"/>
    </style:style>
    <style:style style:name="T103_11" style:family="text">
      <style:text-properties style:font-name="Courier New" style:font-name-asian="Courier New" style:font-name-complex="Courier New"/>
    </style:style>
    <style:style style:name="T103_12" style:family="text">
      <style:text-properties style:font-name="Courier New" style:font-name-asian="Courier New" style:font-name-complex="Courier New"/>
    </style:style>
    <style:style style:name="T103_13" style:family="text">
      <style:text-properties style:font-name="Courier New" style:font-name-asian="Courier New" style:font-name-complex="Courier New"/>
    </style:style>
    <style:style style:name="T103_14" style:family="text">
      <style:text-properties style:font-name="Courier New" style:font-name-asian="Courier New" style:font-name-complex="Courier New"/>
    </style:style>
    <style:style style:name="T103_15" style:family="text">
      <style:text-properties style:font-name="Courier New" style:font-name-asian="Courier New" style:font-name-complex="Courier New"/>
    </style:style>
    <style:style style:name="T103_16" style:family="text">
      <style:text-properties style:font-name="Courier New" style:font-name-asian="Courier New" style:font-name-complex="Courier New"/>
    </style:style>
    <style:style style:name="T103_17" style:family="text">
      <style:text-properties style:font-name="Courier New" style:font-name-asian="Courier New" style:font-name-complex="Courier New"/>
    </style:style>
    <style:style style:name="P104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05" style:family="paragraph" style:parent-style-name="Standard">
      <style:paragraph-properties fo:break-before="auto" fo:line-height="115%" fo:margin-top="0cm" fo:margin-bottom="0cm" style:writing-mode="lr-tb"/>
    </style:style>
    <style:style style:name="T105_1" style:family="text">
      <style:text-properties fo:color="#990000" style:font-name="Courier New" style:font-name-asian="Courier New" style:font-name-complex="Courier New"/>
    </style:style>
    <style:style style:name="T105_2" style:family="text">
      <style:text-properties fo:color="#990000" style:font-name="Courier New" style:font-name-asian="Courier New" style:font-name-complex="Courier New"/>
    </style:style>
    <style:style style:name="T105_3" style:family="text">
      <style:text-properties fo:color="#990000" style:font-name="Courier New" style:font-name-asian="Courier New" style:font-name-complex="Courier New"/>
    </style:style>
    <style:style style:name="T105_4" style:family="text">
      <style:text-properties fo:color="#990000" style:font-name="Courier New" style:font-name-asian="Courier New" style:font-name-complex="Courier New"/>
    </style:style>
    <style:style style:name="T105_5" style:family="text">
      <style:text-properties fo:color="#990000" style:font-name="Courier New" style:font-name-asian="Courier New" style:font-name-complex="Courier New"/>
    </style:style>
    <style:style style:name="T105_6" style:family="text">
      <style:text-properties fo:color="#990000" style:font-name="Courier New" style:font-name-asian="Courier New" style:font-name-complex="Courier New"/>
    </style:style>
    <style:style style:name="T105_7" style:family="text">
      <style:text-properties fo:color="#990000" style:font-name="Courier New" style:font-name-asian="Courier New" style:font-name-complex="Courier New"/>
    </style:style>
    <style:style style:name="T105_8" style:family="text">
      <style:text-properties fo:color="#990000" style:font-name="Courier New" style:font-name-asian="Courier New" style:font-name-complex="Courier New"/>
    </style:style>
    <style:style style:name="T105_9" style:family="text">
      <style:text-properties fo:color="#990000" style:font-name="Courier New" style:font-name-asian="Courier New" style:font-name-complex="Courier New"/>
    </style:style>
    <style:style style:name="T105_10" style:family="text">
      <style:text-properties fo:color="#990000" style:font-name="Courier New" style:font-name-asian="Courier New" style:font-name-complex="Courier New"/>
    </style:style>
    <style:style style:name="T105_11" style:family="text">
      <style:text-properties fo:color="#990000" style:font-name="Courier New" style:font-name-asian="Courier New" style:font-name-complex="Courier New"/>
    </style:style>
    <style:style style:name="T105_12" style:family="text">
      <style:text-properties fo:color="#990000" style:font-name="Courier New" style:font-name-asian="Courier New" style:font-name-complex="Courier New"/>
    </style:style>
    <style:style style:name="P106" style:family="paragraph" style:parent-style-name="Standard">
      <style:paragraph-properties fo:break-before="auto" fo:line-height="115%" style:writing-mode="lr-tb"/>
      <style:text-properties fo:color="#990000" style:font-name="Courier New" style:font-name-asian="Courier New" style:font-name-complex="Courier New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style:font-name="Courier New" style:font-name-asian="Courier New" style:font-name-complex="Courier New"/>
    </style:style>
    <style:style style:name="T107_2" style:family="text">
      <style:text-properties style:font-name="Courier New" style:font-name-asian="Courier New" style:font-name-complex="Courier New"/>
    </style:style>
    <style:style style:name="T107_3" style:family="text">
      <style:text-properties style:font-name="Courier New" style:font-name-asian="Courier New" style:font-name-complex="Courier New"/>
    </style:style>
    <style:style style:name="T107_4" style:family="text">
      <style:text-properties style:font-name="Courier New" style:font-name-asian="Courier New" style:font-name-complex="Courier New"/>
    </style:style>
    <style:style style:name="T107_5" style:family="text">
      <style:text-properties style:font-name="Courier New" style:font-name-asian="Courier New" style:font-name-complex="Courier New"/>
    </style:style>
    <style:style style:name="T107_6" style:family="text">
      <style:text-properties style:font-name="Courier New" style:font-name-asian="Courier New" style:font-name-complex="Courier New"/>
    </style:style>
    <style:style style:name="T107_7" style:family="text">
      <style:text-properties style:font-name="Courier New" style:font-name-asian="Courier New" style:font-name-complex="Courier New"/>
    </style:style>
    <style:style style:name="T107_8" style:family="text">
      <style:text-properties style:font-name="Courier New" style:font-name-asian="Courier New" style:font-name-complex="Courier New"/>
    </style:style>
    <style:style style:name="T107_9" style:family="text">
      <style:text-properties style:font-name="Courier New" style:font-name-asian="Courier New" style:font-name-complex="Courier New"/>
    </style:style>
    <style:style style:name="T107_10" style:family="text">
      <style:text-properties style:font-name="Courier New" style:font-name-asian="Courier New" style:font-name-complex="Courier New"/>
    </style:style>
    <style:style style:name="T107_11" style:family="text">
      <style:text-properties style:font-name="Courier New" style:font-name-asian="Courier New" style:font-name-complex="Courier New"/>
    </style:style>
    <style:style style:name="T107_12" style:family="text">
      <style:text-properties style:font-name="Courier New" style:font-name-asian="Courier New" style:font-name-complex="Courier New"/>
    </style:style>
    <style:style style:name="T107_13" style:family="text">
      <style:text-properties style:font-name="Courier New" style:font-name-asian="Courier New" style:font-name-complex="Courier New"/>
    </style:style>
    <style:style style:name="T107_14" style:family="text">
      <style:text-properties style:font-name="Courier New" style:font-name-asian="Courier New" style:font-name-complex="Courier New"/>
    </style:style>
    <style:style style:name="T107_15" style:family="text">
      <style:text-properties style:font-name="Courier New" style:font-name-asian="Courier New" style:font-name-complex="Courier New"/>
    </style:style>
    <style:style style:name="T107_16" style:family="text">
      <style:text-properties style:font-name="Courier New" style:font-name-asian="Courier New" style:font-name-complex="Courier New"/>
    </style:style>
    <style:style style:name="T107_17" style:family="text">
      <style:text-properties style:font-name="Courier New" style:font-name-asian="Courier New" style:font-name-complex="Courier New"/>
    </style:style>
    <style:style style:name="T107_18" style:family="text">
      <style:text-properties style:font-name="Courier New" style:font-name-asian="Courier New" style:font-name-complex="Courier New"/>
    </style:style>
    <style:style style:name="T107_19" style:family="text">
      <style:text-properties style:font-name="Courier New" style:font-name-asian="Courier New" style:font-name-complex="Courier New"/>
    </style:style>
    <style:style style:name="T107_20" style:family="text">
      <style:text-properties style:font-name="Courier New" style:font-name-asian="Courier New" style:font-name-complex="Courier New"/>
    </style:style>
    <style:style style:name="T107_21" style:family="text">
      <style:text-properties style:font-name="Courier New" style:font-name-asian="Courier New" style:font-name-complex="Courier New"/>
    </style:style>
    <style:style style:name="T107_22" style:family="text">
      <style:text-properties style:font-name="Courier New" style:font-name-asian="Courier New" style:font-name-complex="Courier New"/>
    </style:style>
    <style:style style:name="T107_23" style:family="text">
      <style:text-properties style:font-name="Courier New" style:font-name-asian="Courier New" style:font-name-complex="Courier New"/>
    </style:style>
    <style:style style:name="T107_24" style:family="text">
      <style:text-properties style:font-name="Courier New" style:font-name-asian="Courier New" style:font-name-complex="Courier New"/>
    </style:style>
    <style:style style:name="T107_25" style:family="text">
      <style:text-properties style:font-name="Courier New" style:font-name-asian="Courier New" style:font-name-complex="Courier New"/>
    </style:style>
    <style:style style:name="T107_26" style:family="text">
      <style:text-properties style:font-name="Courier New" style:font-name-asian="Courier New" style:font-name-complex="Courier New"/>
    </style:style>
    <style:style style:name="T107_27" style:family="text">
      <style:text-properties style:font-name="Courier New" style:font-name-asian="Courier New" style:font-name-complex="Courier New"/>
    </style:style>
    <style:style style:name="T107_28" style:family="text">
      <style:text-properties style:font-name="Courier New" style:font-name-asian="Courier New" style:font-name-complex="Courier New"/>
    </style:style>
    <style:style style:name="T107_29" style:family="text">
      <style:text-properties style:font-name="Courier New" style:font-name-asian="Courier New" style:font-name-complex="Courier New"/>
    </style:style>
    <style:style style:name="T107_30" style:family="text">
      <style:text-properties style:font-name="Courier New" style:font-name-asian="Courier New" style:font-name-complex="Courier New"/>
    </style:style>
    <style:style style:name="T107_31" style:family="text">
      <style:text-properties style:font-name="Courier New" style:font-name-asian="Courier New" style:font-name-complex="Courier New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fo:color="#990000" style:font-name="Courier New" style:font-name-asian="Courier New" style:font-name-complex="Courier New"/>
    </style:style>
    <style:style style:name="T108_2" style:family="text">
      <style:text-properties fo:color="#990000" style:font-name="Courier New" style:font-name-asian="Courier New" style:font-name-complex="Courier New"/>
    </style:style>
    <style:style style:name="T108_3" style:family="text">
      <style:text-properties fo:color="#990000" style:font-name="Courier New" style:font-name-asian="Courier New" style:font-name-complex="Courier New"/>
    </style:style>
    <style:style style:name="T108_4" style:family="text">
      <style:text-properties fo:color="#990000" style:font-name="Courier New" style:font-name-asian="Courier New" style:font-name-complex="Courier New"/>
    </style:style>
    <style:style style:name="T108_5" style:family="text">
      <style:text-properties fo:color="#990000" style:font-name="Courier New" style:font-name-asian="Courier New" style:font-name-complex="Courier New"/>
    </style:style>
    <style:style style:name="T108_6" style:family="text">
      <style:text-properties fo:color="#990000" style:font-name="Courier New" style:font-name-asian="Courier New" style:font-name-complex="Courier New"/>
    </style:style>
    <style:style style:name="T108_7" style:family="text">
      <style:text-properties fo:color="#990000" style:font-name="Courier New" style:font-name-asian="Courier New" style:font-name-complex="Courier New"/>
    </style:style>
    <style:style style:name="T108_8" style:family="text">
      <style:text-properties fo:color="#990000" style:font-name="Courier New" style:font-name-asian="Courier New" style:font-name-complex="Courier New"/>
    </style:style>
    <style:style style:name="T108_9" style:family="text">
      <style:text-properties fo:color="#990000" style:font-name="Courier New" style:font-name-asian="Courier New" style:font-name-complex="Courier New"/>
    </style:style>
    <style:style style:name="T108_10" style:family="text">
      <style:text-properties fo:color="#990000" style:font-name="Courier New" style:font-name-asian="Courier New" style:font-name-complex="Courier New"/>
    </style:style>
    <style:style style:name="T108_11" style:family="text">
      <style:text-properties fo:color="#990000" style:font-name="Courier New" style:font-name-asian="Courier New" style:font-name-complex="Courier New"/>
    </style:style>
    <style:style style:name="T108_12" style:family="text">
      <style:text-properties fo:color="#990000" style:font-name="Courier New" style:font-name-asian="Courier New" style:font-name-complex="Courier New"/>
    </style:style>
    <style:style style:name="T108_13" style:family="text">
      <style:text-properties fo:color="#990000" style:font-name="Courier New" style:font-name-asian="Courier New" style:font-name-complex="Courier New"/>
    </style:style>
    <style:style style:name="T108_14" style:family="text">
      <style:text-properties fo:color="#990000" style:font-name="Courier New" style:font-name-asian="Courier New" style:font-name-complex="Courier New"/>
    </style:style>
    <style:style style:name="T108_15" style:family="text">
      <style:text-properties fo:color="#990000" style:font-name="Courier New" style:font-name-asian="Courier New" style:font-name-complex="Courier New"/>
    </style:style>
    <style:style style:name="T108_16" style:family="text">
      <style:text-properties fo:color="#990000" style:font-name="Courier New" style:font-name-asian="Courier New" style:font-name-complex="Courier New"/>
    </style:style>
    <style:style style:name="T108_17" style:family="text">
      <style:text-properties fo:color="#990000" style:font-name="Courier New" style:font-name-asian="Courier New" style:font-name-complex="Courier New"/>
    </style:style>
    <style:style style:name="T108_18" style:family="text">
      <style:text-properties fo:color="#990000" style:font-name="Courier New" style:font-name-asian="Courier New" style:font-name-complex="Courier New"/>
    </style:style>
    <style:style style:name="T108_19" style:family="text">
      <style:text-properties fo:color="#990000" style:font-name="Courier New" style:font-name-asian="Courier New" style:font-name-complex="Courier New"/>
    </style:style>
    <style:style style:name="T108_20" style:family="text">
      <style:text-properties fo:color="#990000" style:font-name="Courier New" style:font-name-asian="Courier New" style:font-name-complex="Courier New"/>
    </style:style>
    <style:style style:name="T108_21" style:family="text">
      <style:text-properties fo:color="#990000" style:font-name="Courier New" style:font-name-asian="Courier New" style:font-name-complex="Courier New"/>
    </style:style>
    <style:style style:name="T108_22" style:family="text">
      <style:text-properties fo:color="#990000" style:font-name="Courier New" style:font-name-asian="Courier New" style:font-name-complex="Courier New"/>
    </style:style>
    <style:style style:name="T108_23" style:family="text">
      <style:text-properties fo:color="#990000" style:font-name="Courier New" style:font-name-asian="Courier New" style:font-name-complex="Courier New"/>
    </style:style>
    <style:style style:name="T108_24" style:family="text">
      <style:text-properties fo:color="#990000" style:font-name="Courier New" style:font-name-asian="Courier New" style:font-name-complex="Courier New"/>
    </style:style>
    <style:style style:name="T108_25" style:family="text">
      <style:text-properties fo:color="#990000" style:font-name="Courier New" style:font-name-asian="Courier New" style:font-name-complex="Courier New"/>
    </style:style>
    <style:style style:name="T108_26" style:family="text">
      <style:text-properties fo:color="#990000" style:font-name="Courier New" style:font-name-asian="Courier New" style:font-name-complex="Courier New"/>
    </style:style>
    <style:style style:name="T108_27" style:family="text">
      <style:text-properties fo:color="#990000" style:font-name="Courier New" style:font-name-asian="Courier New" style:font-name-complex="Courier New"/>
    </style:style>
    <style:style style:name="T108_28" style:family="text">
      <style:text-properties fo:color="#990000" style:font-name="Courier New" style:font-name-asian="Courier New" style:font-name-complex="Courier New"/>
    </style:style>
    <style:style style:name="T108_29" style:family="text">
      <style:text-properties fo:color="#990000" style:font-name="Courier New" style:font-name-asian="Courier New" style:font-name-complex="Courier New"/>
    </style:style>
    <style:style style:name="T108_30" style:family="text">
      <style:text-properties fo:color="#990000" style:font-name="Courier New" style:font-name-asian="Courier New" style:font-name-complex="Courier New"/>
    </style:style>
    <style:style style:name="T108_31" style:family="text">
      <style:text-properties fo:color="#990000" style:font-name="Courier New" style:font-name-asian="Courier New" style:font-name-complex="Courier New"/>
    </style:style>
    <style:style style:name="T108_32" style:family="text">
      <style:text-properties fo:color="#990000" style:font-name="Courier New" style:font-name-asian="Courier New" style:font-name-complex="Courier New"/>
    </style:style>
    <style:style style:name="T108_33" style:family="text">
      <style:text-properties fo:color="#990000" style:font-name="Courier New" style:font-name-asian="Courier New" style:font-name-complex="Courier New"/>
    </style:style>
    <style:style style:name="T108_34" style:family="text">
      <style:text-properties fo:color="#990000" style:font-name="Courier New" style:font-name-asian="Courier New" style:font-name-complex="Courier New"/>
    </style:style>
    <style:style style:name="T108_35" style:family="text">
      <style:text-properties fo:color="#990000" style:font-name="Courier New" style:font-name-asian="Courier New" style:font-name-complex="Courier New"/>
    </style:style>
    <style:style style:name="T108_36" style:family="text">
      <style:text-properties fo:color="#990000" style:font-name="Courier New" style:font-name-asian="Courier New" style:font-name-complex="Courier New"/>
    </style:style>
    <style:style style:name="T108_37" style:family="text">
      <style:text-properties fo:color="#990000" style:font-name="Courier New" style:font-name-asian="Courier New" style:font-name-complex="Courier New"/>
    </style:style>
    <style:style style:name="T108_38" style:family="text">
      <style:text-properties fo:color="#990000" style:font-name="Courier New" style:font-name-asian="Courier New" style:font-name-complex="Courier New"/>
    </style:style>
    <style:style style:name="T108_39" style:family="text">
      <style:text-properties fo:color="#990000" style:font-name="Courier New" style:font-name-asian="Courier New" style:font-name-complex="Courier New"/>
    </style:style>
    <style:style style:name="T108_40" style:family="text">
      <style:text-properties fo:color="#990000" style:font-name="Courier New" style:font-name-asian="Courier New" style:font-name-complex="Courier New"/>
    </style:style>
    <style:style style:name="T108_41" style:family="text">
      <style:text-properties fo:color="#990000" style:font-name="Courier New" style:font-name-asian="Courier New" style:font-name-complex="Courier New"/>
    </style:style>
    <style:style style:name="T108_42" style:family="text">
      <style:text-properties fo:color="#990000" style:font-name="Courier New" style:font-name-asian="Courier New" style:font-name-complex="Courier New"/>
    </style:style>
    <style:style style:name="T108_43" style:family="text">
      <style:text-properties fo:color="#990000" style:font-name="Courier New" style:font-name-asian="Courier New" style:font-name-complex="Courier New"/>
    </style:style>
    <style:style style:name="T108_44" style:family="text">
      <style:text-properties fo:color="#990000" style:font-name="Courier New" style:font-name-asian="Courier New" style:font-name-complex="Courier New"/>
    </style:style>
    <style:style style:name="T108_45" style:family="text">
      <style:text-properties fo:color="#990000" style:font-name="Courier New" style:font-name-asian="Courier New" style:font-name-complex="Courier New"/>
    </style:style>
    <style:style style:name="T108_46" style:family="text">
      <style:text-properties fo:color="#990000" style:font-name="Courier New" style:font-name-asian="Courier New" style:font-name-complex="Courier New"/>
    </style:style>
    <style:style style:name="T108_47" style:family="text">
      <style:text-properties fo:color="#990000" style:font-name="Courier New" style:font-name-asian="Courier New" style:font-name-complex="Courier New"/>
    </style:style>
    <style:style style:name="T108_48" style:family="text">
      <style:text-properties fo:color="#990000" style:font-name="Courier New" style:font-name-asian="Courier New" style:font-name-complex="Courier New"/>
    </style:style>
    <style:style style:name="T108_49" style:family="text">
      <style:text-properties fo:color="#990000" style:font-name="Courier New" style:font-name-asian="Courier New" style:font-name-complex="Courier New"/>
    </style:style>
    <style:style style:name="T108_50" style:family="text">
      <style:text-properties fo:color="#990000" style:font-name="Courier New" style:font-name-asian="Courier New" style:font-name-complex="Courier New"/>
    </style:style>
    <style:style style:name="T108_51" style:family="text">
      <style:text-properties fo:color="#990000" style:font-name="Courier New" style:font-name-asian="Courier New" style:font-name-complex="Courier New"/>
    </style:style>
    <style:style style:name="T108_52" style:family="text">
      <style:text-properties fo:color="#990000" style:font-name="Courier New" style:font-name-asian="Courier New" style:font-name-complex="Courier New"/>
    </style:style>
    <style:style style:name="T108_53" style:family="text">
      <style:text-properties fo:color="#990000" style:font-name="Courier New" style:font-name-asian="Courier New" style:font-name-complex="Courier New"/>
    </style:style>
    <style:style style:name="T108_54" style:family="text">
      <style:text-properties fo:color="#990000" style:font-name="Courier New" style:font-name-asian="Courier New" style:font-name-complex="Courier New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fo:color="#990000" style:font-name="Courier New" style:font-name-asian="Courier New" style:font-name-complex="Courier New"/>
    </style:style>
    <style:style style:name="T109_2" style:family="text">
      <style:text-properties fo:color="#990000" style:font-name="Courier New" style:font-name-asian="Courier New" style:font-name-complex="Courier New"/>
    </style:style>
    <style:style style:name="T109_3" style:family="text">
      <style:text-properties fo:color="#990000" style:font-name="Courier New" style:font-name-asian="Courier New" style:font-name-complex="Courier New"/>
    </style:style>
    <style:style style:name="T109_4" style:family="text">
      <style:text-properties fo:color="#990000" style:font-name="Courier New" style:font-name-asian="Courier New" style:font-name-complex="Courier New"/>
    </style:style>
    <style:style style:name="T109_5" style:family="text">
      <style:text-properties fo:color="#990000" style:font-name="Courier New" style:font-name-asian="Courier New" style:font-name-complex="Courier New"/>
    </style:style>
    <style:style style:name="T109_6" style:family="text">
      <style:text-properties fo:color="#990000" style:font-name="Courier New" style:font-name-asian="Courier New" style:font-name-complex="Courier New"/>
    </style:style>
    <style:style style:name="T109_7" style:family="text">
      <style:text-properties fo:color="#990000" style:font-name="Courier New" style:font-name-asian="Courier New" style:font-name-complex="Courier New"/>
    </style:style>
    <style:style style:name="T109_8" style:family="text">
      <style:text-properties fo:color="#990000" style:font-name="Courier New" style:font-name-asian="Courier New" style:font-name-complex="Courier New"/>
    </style:style>
    <style:style style:name="T109_9" style:family="text">
      <style:text-properties fo:color="#990000" style:font-name="Courier New" style:font-name-asian="Courier New" style:font-name-complex="Courier New"/>
    </style:style>
    <style:style style:name="T109_10" style:family="text">
      <style:text-properties fo:color="#990000" style:font-name="Courier New" style:font-name-asian="Courier New" style:font-name-complex="Courier New"/>
    </style:style>
    <style:style style:name="T109_11" style:family="text">
      <style:text-properties fo:color="#990000" style:font-name="Courier New" style:font-name-asian="Courier New" style:font-name-complex="Courier New"/>
    </style:style>
    <style:style style:name="T109_12" style:family="text">
      <style:text-properties fo:color="#990000" style:font-name="Courier New" style:font-name-asian="Courier New" style:font-name-complex="Courier New"/>
    </style:style>
    <style:style style:name="T109_13" style:family="text">
      <style:text-properties fo:color="#990000" style:font-name="Courier New" style:font-name-asian="Courier New" style:font-name-complex="Courier New"/>
    </style:style>
    <style:style style:name="T109_14" style:family="text">
      <style:text-properties fo:color="#990000" style:font-name="Courier New" style:font-name-asian="Courier New" style:font-name-complex="Courier New"/>
    </style:style>
    <style:style style:name="T109_15" style:family="text">
      <style:text-properties fo:color="#990000" style:font-name="Courier New" style:font-name-asian="Courier New" style:font-name-complex="Courier New"/>
    </style:style>
    <style:style style:name="T109_16" style:family="text">
      <style:text-properties fo:color="#990000" style:font-name="Courier New" style:font-name-asian="Courier New" style:font-name-complex="Courier New"/>
    </style:style>
    <style:style style:name="T109_17" style:family="text">
      <style:text-properties fo:color="#990000" style:font-name="Courier New" style:font-name-asian="Courier New" style:font-name-complex="Courier New"/>
    </style:style>
    <style:style style:name="T109_18" style:family="text">
      <style:text-properties fo:color="#990000" style:font-name="Courier New" style:font-name-asian="Courier New" style:font-name-complex="Courier New"/>
    </style:style>
    <style:style style:name="T109_19" style:family="text">
      <style:text-properties fo:color="#990000" style:font-name="Courier New" style:font-name-asian="Courier New" style:font-name-complex="Courier New"/>
    </style:style>
    <style:style style:name="T109_20" style:family="text">
      <style:text-properties fo:color="#990000" style:font-name="Courier New" style:font-name-asian="Courier New" style:font-name-complex="Courier New"/>
    </style:style>
    <style:style style:name="T109_21" style:family="text">
      <style:text-properties fo:color="#990000" style:font-name="Courier New" style:font-name-asian="Courier New" style:font-name-complex="Courier New"/>
    </style:style>
    <style:style style:name="T109_22" style:family="text">
      <style:text-properties fo:color="#990000" style:font-name="Courier New" style:font-name-asian="Courier New" style:font-name-complex="Courier New"/>
    </style:style>
    <style:style style:name="T109_23" style:family="text">
      <style:text-properties fo:color="#990000" style:font-name="Courier New" style:font-name-asian="Courier New" style:font-name-complex="Courier New"/>
    </style:style>
    <style:style style:name="T109_24" style:family="text">
      <style:text-properties fo:color="#990000" style:font-name="Courier New" style:font-name-asian="Courier New" style:font-name-complex="Courier New"/>
    </style:style>
    <style:style style:name="T109_25" style:family="text">
      <style:text-properties fo:color="#990000" style:font-name="Courier New" style:font-name-asian="Courier New" style:font-name-complex="Courier New"/>
    </style:style>
    <style:style style:name="T109_26" style:family="text">
      <style:text-properties fo:color="#990000" style:font-name="Courier New" style:font-name-asian="Courier New" style:font-name-complex="Courier New"/>
    </style:style>
    <style:style style:name="T109_27" style:family="text">
      <style:text-properties fo:color="#990000" style:font-name="Courier New" style:font-name-asian="Courier New" style:font-name-complex="Courier New"/>
    </style:style>
    <style:style style:name="T109_28" style:family="text">
      <style:text-properties fo:color="#990000" style:font-name="Courier New" style:font-name-asian="Courier New" style:font-name-complex="Courier New"/>
    </style:style>
    <style:style style:name="T109_29" style:family="text">
      <style:text-properties fo:color="#990000" style:font-name="Courier New" style:font-name-asian="Courier New" style:font-name-complex="Courier New"/>
    </style:style>
    <style:style style:name="T109_30" style:family="text">
      <style:text-properties fo:color="#990000" style:font-name="Courier New" style:font-name-asian="Courier New" style:font-name-complex="Courier New"/>
    </style:style>
    <style:style style:name="T109_31" style:family="text">
      <style:text-properties fo:color="#990000" style:font-name="Courier New" style:font-name-asian="Courier New" style:font-name-complex="Courier New"/>
    </style:style>
    <style:style style:name="T109_32" style:family="text">
      <style:text-properties fo:color="#990000" style:font-name="Courier New" style:font-name-asian="Courier New" style:font-name-complex="Courier New"/>
    </style:style>
    <style:style style:name="T109_33" style:family="text">
      <style:text-properties fo:color="#990000" style:font-name="Courier New" style:font-name-asian="Courier New" style:font-name-complex="Courier New"/>
    </style:style>
    <style:style style:name="T109_34" style:family="text">
      <style:text-properties fo:color="#990000" style:font-name="Courier New" style:font-name-asian="Courier New" style:font-name-complex="Courier New"/>
    </style:style>
    <style:style style:name="T109_35" style:family="text">
      <style:text-properties fo:color="#990000" style:font-name="Courier New" style:font-name-asian="Courier New" style:font-name-complex="Courier New"/>
    </style:style>
    <style:style style:name="T109_36" style:family="text">
      <style:text-properties fo:color="#990000" style:font-name="Courier New" style:font-name-asian="Courier New" style:font-name-complex="Courier New"/>
    </style:style>
    <style:style style:name="T109_37" style:family="text">
      <style:text-properties fo:color="#990000" style:font-name="Courier New" style:font-name-asian="Courier New" style:font-name-complex="Courier New"/>
    </style:style>
    <style:style style:name="T109_38" style:family="text">
      <style:text-properties fo:color="#990000" style:font-name="Courier New" style:font-name-asian="Courier New" style:font-name-complex="Courier New"/>
    </style:style>
    <style:style style:name="T109_39" style:family="text">
      <style:text-properties fo:color="#990000" style:font-name="Courier New" style:font-name-asian="Courier New" style:font-name-complex="Courier New"/>
    </style:style>
    <style:style style:name="T109_40" style:family="text">
      <style:text-properties fo:color="#990000" style:font-name="Courier New" style:font-name-asian="Courier New" style:font-name-complex="Courier New"/>
    </style:style>
    <style:style style:name="T109_41" style:family="text">
      <style:text-properties fo:color="#990000" style:font-name="Courier New" style:font-name-asian="Courier New" style:font-name-complex="Courier New"/>
    </style:style>
    <style:style style:name="T109_42" style:family="text">
      <style:text-properties fo:color="#990000" style:font-name="Courier New" style:font-name-asian="Courier New" style:font-name-complex="Courier New"/>
    </style:style>
    <style:style style:name="T109_43" style:family="text">
      <style:text-properties fo:color="#990000" style:font-name="Courier New" style:font-name-asian="Courier New" style:font-name-complex="Courier New"/>
    </style:style>
    <style:style style:name="T109_44" style:family="text">
      <style:text-properties fo:color="#990000" style:font-name="Courier New" style:font-name-asian="Courier New" style:font-name-complex="Courier New"/>
    </style:style>
    <style:style style:name="T109_45" style:family="text">
      <style:text-properties fo:color="#990000" style:font-name="Courier New" style:font-name-asian="Courier New" style:font-name-complex="Courier New"/>
    </style:style>
    <style:style style:name="T109_46" style:family="text">
      <style:text-properties fo:color="#990000" style:font-name="Courier New" style:font-name-asian="Courier New" style:font-name-complex="Courier New"/>
    </style:style>
    <style:style style:name="T109_47" style:family="text">
      <style:text-properties fo:color="#990000" style:font-name="Courier New" style:font-name-asian="Courier New" style:font-name-complex="Courier New"/>
    </style:style>
    <style:style style:name="T109_48" style:family="text">
      <style:text-properties fo:color="#990000" style:font-name="Courier New" style:font-name-asian="Courier New" style:font-name-complex="Courier New"/>
    </style:style>
    <style:style style:name="T109_49" style:family="text">
      <style:text-properties fo:color="#990000" style:font-name="Courier New" style:font-name-asian="Courier New" style:font-name-complex="Courier New"/>
    </style:style>
    <style:style style:name="T109_50" style:family="text">
      <style:text-properties fo:color="#990000" style:font-name="Courier New" style:font-name-asian="Courier New" style:font-name-complex="Courier New"/>
    </style:style>
    <style:style style:name="T109_51" style:family="text">
      <style:text-properties fo:color="#990000" style:font-name="Courier New" style:font-name-asian="Courier New" style:font-name-complex="Courier New"/>
    </style:style>
    <style:style style:name="T109_52" style:family="text">
      <style:text-properties fo:color="#990000" style:font-name="Courier New" style:font-name-asian="Courier New" style:font-name-complex="Courier New"/>
    </style:style>
    <style:style style:name="T109_53" style:family="text">
      <style:text-properties fo:color="#990000" style:font-name="Courier New" style:font-name-asian="Courier New" style:font-name-complex="Courier New"/>
    </style:style>
    <style:style style:name="T109_54" style:family="text">
      <style:text-properties fo:color="#990000" style:font-name="Courier New" style:font-name-asian="Courier New" style:font-name-complex="Courier New"/>
    </style:style>
    <style:style style:name="P110" style:family="paragraph" style:parent-style-name="Standard">
      <style:paragraph-properties fo:break-before="auto" fo:line-height="115%" fo:margin-top="0cm" style:writing-mode="lr-tb"/>
      <style:text-properties style:font-name="Courier New" style:font-name-asian="Courier New" style:font-name-complex="Courier New"/>
    </style:style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>
      <style:text-properties style:font-name="Courier New" style:font-name-asian="Courier New" style:font-name-complex="Courier New"/>
    </style:style>
    <style:style style:name="T111_2" style:family="text">
      <style:text-properties style:font-name="Courier New" style:font-name-asian="Courier New" style:font-name-complex="Courier New"/>
    </style:style>
    <style:style style:name="T111_3" style:family="text">
      <style:text-properties style:font-name="Courier New" style:font-name-asian="Courier New" style:font-name-complex="Courier New"/>
    </style:style>
    <style:style style:name="T111_4" style:family="text">
      <style:text-properties style:font-name="Courier New" style:font-name-asian="Courier New" style:font-name-complex="Courier New"/>
    </style:style>
    <style:style style:name="T111_5" style:family="text">
      <style:text-properties style:font-name="Courier New" style:font-name-asian="Courier New" style:font-name-complex="Courier New"/>
    </style:style>
    <style:style style:name="T111_6" style:family="text">
      <style:text-properties style:font-name="Courier New" style:font-name-asian="Courier New" style:font-name-complex="Courier New"/>
    </style:style>
    <style:style style:name="T111_7" style:family="text">
      <style:text-properties style:font-name="Courier New" style:font-name-asian="Courier New" style:font-name-complex="Courier New"/>
    </style:style>
    <style:style style:name="T111_8" style:family="text">
      <style:text-properties style:font-name="Courier New" style:font-name-asian="Courier New" style:font-name-complex="Courier New"/>
    </style:style>
    <style:style style:name="T111_9" style:family="text">
      <style:text-properties style:font-name="Courier New" style:font-name-asian="Courier New" style:font-name-complex="Courier New"/>
    </style:style>
    <style:style style:name="T111_10" style:family="text">
      <style:text-properties style:font-name="Courier New" style:font-name-asian="Courier New" style:font-name-complex="Courier New"/>
    </style:style>
    <style:style style:name="T111_11" style:family="text">
      <style:text-properties style:font-name="Courier New" style:font-name-asian="Courier New" style:font-name-complex="Courier New"/>
    </style:style>
    <style:style style:name="T111_12" style:family="text">
      <style:text-properties style:font-name="Courier New" style:font-name-asian="Courier New" style:font-name-complex="Courier New"/>
    </style:style>
    <style:style style:name="T111_13" style:family="text">
      <style:text-properties style:font-name="Courier New" style:font-name-asian="Courier New" style:font-name-complex="Courier New"/>
    </style:style>
    <style:style style:name="T111_14" style:family="text">
      <style:text-properties style:font-name="Courier New" style:font-name-asian="Courier New" style:font-name-complex="Courier New"/>
    </style:style>
    <style:style style:name="T111_15" style:family="text">
      <style:text-properties style:font-name="Courier New" style:font-name-asian="Courier New" style:font-name-complex="Courier New"/>
    </style:style>
    <style:style style:name="T111_16" style:family="text">
      <style:text-properties style:font-name="Courier New" style:font-name-asian="Courier New" style:font-name-complex="Courier New"/>
    </style:style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>
      <style:text-properties style:font-name="Courier New" style:font-name-asian="Courier New" style:font-name-complex="Courier New"/>
    </style:style>
    <style:style style:name="T112_2" style:family="text">
      <style:text-properties style:font-name="Courier New" style:font-name-asian="Courier New" style:font-name-complex="Courier New"/>
    </style:style>
    <style:style style:name="T112_3" style:family="text">
      <style:text-properties style:font-name="Courier New" style:font-name-asian="Courier New" style:font-name-complex="Courier New"/>
    </style:style>
    <style:style style:name="T112_4" style:family="text">
      <style:text-properties style:font-name="Courier New" style:font-name-asian="Courier New" style:font-name-complex="Courier New"/>
    </style:style>
    <style:style style:name="T112_5" style:family="text">
      <style:text-properties style:font-name="Courier New" style:font-name-asian="Courier New" style:font-name-complex="Courier New"/>
    </style:style>
    <style:style style:name="T112_6" style:family="text">
      <style:text-properties style:font-name="Courier New" style:font-name-asian="Courier New" style:font-name-complex="Courier New"/>
    </style:style>
    <style:style style:name="T112_7" style:family="text">
      <style:text-properties style:font-name="Courier New" style:font-name-asian="Courier New" style:font-name-complex="Courier New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style:font-name="Courier New" style:font-name-asian="Courier New" style:font-name-complex="Courier New"/>
    </style:style>
    <style:style style:name="T113_2" style:family="text">
      <style:text-properties style:font-name="Courier New" style:font-name-asian="Courier New" style:font-name-complex="Courier New"/>
    </style:style>
    <style:style style:name="T113_3" style:family="text">
      <style:text-properties style:font-name="Courier New" style:font-name-asian="Courier New" style:font-name-complex="Courier New"/>
    </style:style>
    <style:style style:name="T113_4" style:family="text">
      <style:text-properties style:font-name="Courier New" style:font-name-asian="Courier New" style:font-name-complex="Courier New"/>
    </style:style>
    <style:style style:name="T113_5" style:family="text">
      <style:text-properties style:font-name="Courier New" style:font-name-asian="Courier New" style:font-name-complex="Courier New"/>
    </style:style>
    <style:style style:name="T113_6" style:family="text">
      <style:text-properties style:font-name="Courier New" style:font-name-asian="Courier New" style:font-name-complex="Courier New"/>
    </style:style>
    <style:style style:name="T113_7" style:family="text">
      <style:text-properties style:font-name="Courier New" style:font-name-asian="Courier New" style:font-name-complex="Courier New"/>
    </style:style>
    <style:style style:name="T113_8" style:family="text">
      <style:text-properties style:font-name="Courier New" style:font-name-asian="Courier New" style:font-name-complex="Courier New"/>
    </style:style>
    <style:style style:name="T113_9" style:family="text">
      <style:text-properties style:font-name="Courier New" style:font-name-asian="Courier New" style:font-name-complex="Courier New"/>
    </style:style>
    <style:style style:name="T113_10" style:family="text">
      <style:text-properties style:font-name="Courier New" style:font-name-asian="Courier New" style:font-name-complex="Courier New"/>
    </style:style>
    <style:style style:name="T113_11" style:family="text">
      <style:text-properties style:font-name="Courier New" style:font-name-asian="Courier New" style:font-name-complex="Courier New"/>
    </style:style>
    <style:style style:name="T113_12" style:family="text">
      <style:text-properties style:font-name="Courier New" style:font-name-asian="Courier New" style:font-name-complex="Courier New"/>
    </style:style>
    <style:style style:name="T113_13" style:family="text">
      <style:text-properties style:font-name="Courier New" style:font-name-asian="Courier New" style:font-name-complex="Courier New"/>
    </style:style>
    <style:style style:name="T113_14" style:family="text">
      <style:text-properties style:font-name="Courier New" style:font-name-asian="Courier New" style:font-name-complex="Courier New"/>
    </style:style>
    <style:style style:name="T113_15" style:family="text">
      <style:text-properties style:font-name="Courier New" style:font-name-asian="Courier New" style:font-name-complex="Courier New"/>
    </style:style>
    <style:style style:name="T113_16" style:family="text">
      <style:text-properties style:font-name="Courier New" style:font-name-asian="Courier New" style:font-name-complex="Courier New"/>
    </style:style>
    <style:style style:name="T113_17" style:family="text">
      <style:text-properties style:font-name="Courier New" style:font-name-asian="Courier New" style:font-name-complex="Courier New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fo:color="#990000" style:font-name="Courier New" style:font-name-asian="Courier New" style:font-name-complex="Courier New"/>
    </style:style>
    <style:style style:name="T114_2" style:family="text">
      <style:text-properties fo:color="#990000" style:font-name="Courier New" style:font-name-asian="Courier New" style:font-name-complex="Courier New"/>
    </style:style>
    <style:style style:name="T114_3" style:family="text">
      <style:text-properties fo:color="#990000" style:font-name="Courier New" style:font-name-asian="Courier New" style:font-name-complex="Courier New"/>
    </style:style>
    <style:style style:name="T114_4" style:family="text">
      <style:text-properties fo:color="#990000" style:font-name="Courier New" style:font-name-asian="Courier New" style:font-name-complex="Courier New"/>
    </style:style>
    <style:style style:name="T114_5" style:family="text">
      <style:text-properties fo:color="#990000" style:font-name="Courier New" style:font-name-asian="Courier New" style:font-name-complex="Courier New"/>
    </style:style>
    <style:style style:name="T114_6" style:family="text">
      <style:text-properties fo:color="#990000" style:font-name="Courier New" style:font-name-asian="Courier New" style:font-name-complex="Courier New"/>
    </style:style>
    <style:style style:name="T114_7" style:family="text">
      <style:text-properties fo:color="#990000" style:font-name="Courier New" style:font-name-asian="Courier New" style:font-name-complex="Courier New"/>
    </style:style>
    <style:style style:name="T114_8" style:family="text">
      <style:text-properties fo:color="#990000" style:font-name="Courier New" style:font-name-asian="Courier New" style:font-name-complex="Courier New"/>
    </style:style>
    <style:style style:name="T114_9" style:family="text">
      <style:text-properties fo:color="#990000" style:font-name="Courier New" style:font-name-asian="Courier New" style:font-name-complex="Courier New"/>
    </style:style>
    <style:style style:name="T114_10" style:family="text">
      <style:text-properties fo:color="#990000" style:font-name="Courier New" style:font-name-asian="Courier New" style:font-name-complex="Courier New"/>
    </style:style>
    <style:style style:name="T114_11" style:family="text">
      <style:text-properties fo:color="#990000" style:font-name="Courier New" style:font-name-asian="Courier New" style:font-name-complex="Courier New"/>
    </style:style>
    <style:style style:name="T114_12" style:family="text">
      <style:text-properties fo:color="#990000" style:font-name="Courier New" style:font-name-asian="Courier New" style:font-name-complex="Courier New"/>
    </style:style>
    <style:style style:name="T114_13" style:family="text">
      <style:text-properties fo:color="#990000" style:font-name="Courier New" style:font-name-asian="Courier New" style:font-name-complex="Courier New"/>
    </style:style>
    <style:style style:name="T114_14" style:family="text">
      <style:text-properties fo:color="#990000" style:font-name="Courier New" style:font-name-asian="Courier New" style:font-name-complex="Courier New"/>
    </style:style>
    <style:style style:name="T114_15" style:family="text">
      <style:text-properties fo:color="#990000" style:font-name="Courier New" style:font-name-asian="Courier New" style:font-name-complex="Courier New"/>
    </style:style>
    <style:style style:name="T114_16" style:family="text">
      <style:text-properties fo:color="#990000" style:font-name="Courier New" style:font-name-asian="Courier New" style:font-name-complex="Courier New"/>
    </style:style>
    <style:style style:name="T114_17" style:family="text">
      <style:text-properties fo:color="#990000" style:font-name="Courier New" style:font-name-asian="Courier New" style:font-name-complex="Courier New"/>
    </style:style>
    <style:style style:name="T114_18" style:family="text">
      <style:text-properties fo:color="#990000" style:font-name="Courier New" style:font-name-asian="Courier New" style:font-name-complex="Courier New"/>
    </style:style>
    <style:style style:name="T114_19" style:family="text">
      <style:text-properties fo:color="#990000" style:font-name="Courier New" style:font-name-asian="Courier New" style:font-name-complex="Courier New"/>
    </style:style>
    <style:style style:name="T114_20" style:family="text">
      <style:text-properties fo:color="#990000" style:font-name="Courier New" style:font-name-asian="Courier New" style:font-name-complex="Courier New"/>
    </style:style>
    <style:style style:name="T114_21" style:family="text">
      <style:text-properties fo:color="#990000" style:font-name="Courier New" style:font-name-asian="Courier New" style:font-name-complex="Courier New"/>
    </style:style>
    <style:style style:name="T114_22" style:family="text">
      <style:text-properties fo:color="#990000" style:font-name="Courier New" style:font-name-asian="Courier New" style:font-name-complex="Courier New"/>
    </style:style>
    <style:style style:name="P115" style:family="paragraph" style:parent-style-name="Standard">
      <style:paragraph-properties fo:break-before="auto" fo:line-height="115%" fo:margin-top="0cm" fo:margin-bottom="0cm" style:writing-mode="lr-tb"/>
    </style:style>
    <style:style style:name="T115_1" style:family="text">
      <style:text-properties style:font-name="Courier New" style:font-name-asian="Courier New" style:font-name-complex="Courier New"/>
    </style:style>
    <style:style style:name="T115_2" style:family="text">
      <style:text-properties style:font-name="Courier New" style:font-name-asian="Courier New" style:font-name-complex="Courier New"/>
    </style:style>
    <style:style style:name="T115_3" style:family="text">
      <style:text-properties style:font-name="Courier New" style:font-name-asian="Courier New" style:font-name-complex="Courier New"/>
    </style:style>
    <style:style style:name="T115_4" style:family="text">
      <style:text-properties style:font-name="Courier New" style:font-name-asian="Courier New" style:font-name-complex="Courier New"/>
    </style:style>
    <style:style style:name="T115_5" style:family="text">
      <style:text-properties style:font-name="Courier New" style:font-name-asian="Courier New" style:font-name-complex="Courier New"/>
    </style:style>
    <style:style style:name="T115_6" style:family="text">
      <style:text-properties style:font-name="Courier New" style:font-name-asian="Courier New" style:font-name-complex="Courier New"/>
    </style:style>
    <style:style style:name="T115_7" style:family="text">
      <style:text-properties style:font-name="Courier New" style:font-name-asian="Courier New" style:font-name-complex="Courier New"/>
    </style:style>
    <style:style style:name="T115_8" style:family="text">
      <style:text-properties style:font-name="Courier New" style:font-name-asian="Courier New" style:font-name-complex="Courier New"/>
    </style:style>
    <style:style style:name="T115_9" style:family="text">
      <style:text-properties style:font-name="Courier New" style:font-name-asian="Courier New" style:font-name-complex="Courier New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Heading_20_1">
      <style:paragraph-properties fo:break-before="auto" fo:line-height="115%" style:writing-mode="lr-tb"/>
    </style:style>
    <style:style style:name="P118" style:family="paragraph" style:parent-style-name="Heading_20_1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Heading_20_1">
      <style:paragraph-properties fo:break-before="auto" fo:text-indent="1.27cm" fo:line-height="115%" style:writing-mode="lr-tb"/>
    </style:style>
    <style:style style:name="P121" style:family="paragraph" style:parent-style-name="Heading_20_1">
      <style:paragraph-properties fo:break-before="page" fo:text-indent="1.27cm" fo:line-height="115%" style:writing-mode="lr-tb"/>
    </style:style>
    <style:style style:name="T121_1" style:family="text" style:parent-style-name="Heading_20_1"/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3" style:family="text"/>
    <style:style style:name="P124" style:family="paragraph" style:parent-style-name="Heading_20_2">
      <style:paragraph-properties fo:text-align="justify" fo:break-before="auto" fo:text-indent="1.27cm" fo:line-height="150%" fo:margin-left="0cm" style:writing-mode="lr-tb"/>
    </style:style>
    <style:style style:name="T124_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2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2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2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2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2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2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2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2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2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2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3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3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3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3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3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3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3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3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3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3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4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4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4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4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4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4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4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4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4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4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5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5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5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5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5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5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5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5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5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5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6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6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6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6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6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6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6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6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6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6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7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7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7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7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7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7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7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7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7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7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8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8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8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8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8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8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8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8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8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8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9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9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9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9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9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9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9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9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9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9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0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0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0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0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0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0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0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0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0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0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1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1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1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1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1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1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1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1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1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1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2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2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2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2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2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2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2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2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2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2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3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3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3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3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3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3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3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3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3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3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4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4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4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4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4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4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4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4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4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4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5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5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5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5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5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5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5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5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5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5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6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6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6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6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6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6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6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6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6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6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7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7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7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7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7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7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7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7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4_17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125" style:family="paragraph" style:parent-style-name="Heading_20_2">
      <style:paragraph-properties fo:text-align="justify" fo:break-before="auto" fo:text-indent="1.27cm" fo:line-height="150%" fo:margin-left="0cm" style:writing-mode="lr-tb"/>
    </style:style>
    <style:style style:name="T125_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1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1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1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1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1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1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1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1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1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1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2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2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2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2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2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2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2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2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2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2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3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3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3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3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3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3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3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3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3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3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4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4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4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4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4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4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4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4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4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4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5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5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5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5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5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5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5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5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5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5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6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6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6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6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6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6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6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6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6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6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7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7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7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7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7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7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7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7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7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7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8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8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8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8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8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8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8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8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8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8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9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9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9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9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9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9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9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9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98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99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125_100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P128" style:family="paragraph" style:parent-style-name="Heading_20_1">
      <style:paragraph-properties fo:text-align="justify" fo:break-before="auto" fo:text-indent="-0.053cm" fo:line-height="150%" style:writing-mode="lr-tb"/>
    </style:style>
    <style:style style:name="P129" style:family="paragraph" style:parent-style-name="Heading_20_1">
      <style:paragraph-properties fo:text-align="justify" fo:break-before="page" fo:text-indent="-0.053cm" fo:line-height="150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P130" style:family="paragraph" style:parent-style-name="Standard">
      <style:paragraph-properties fo:text-align="justify" fo:break-before="auto" fo:line-height="150%" fo:margin-top="0cm" style:writing-mode="lr-tb"/>
    </style:style>
    <style:style style:name="T130_1" style:family="text"/>
    <style:style style:name="T130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30_3" style:family="text"/>
    <style:style style:name="T130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30_5" style:family="text"/>
    <style:style style:name="T130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30_7" style:family="text"/>
    <style:style style:name="T130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30_9" style:family="text"/>
    <style:style style:name="T130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30_11" style:family="text"/>
    <style:style style:name="T130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30_13" style:family="text"/>
    <style:style style:name="T130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30_15" style:family="text"/>
    <style:style style:name="T130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30_17" style:family="text"/>
    <style:style style:name="T130_18" style:family="text">
      <style:text-properties fo:color="#1155cc" fo:font-size="12pt" style:font-size-asian="12pt" style:font-size-complex="12pt" style:text-underline-style="solid" style:text-underline-color="font-color"/>
    </style:style>
    <style:style style:name="P131" style:family="paragraph" style:parent-style-name="Standard">
      <style:paragraph-properties fo:text-align="justify" fo:break-before="auto" fo:line-height="150%" fo:margin-top="0cm" style:writing-mode="lr-tb"/>
    </style:style>
    <style:style style:name="T131_1" style:family="text"/>
    <style:style style:name="T131_2" style:family="text">
      <style:text-properties fo:color="#1155cc" style:text-underline-style="solid" style:text-underline-color="font-color"/>
    </style:style>
    <style:style style:name="T131_3" style:family="text"/>
    <style:style style:name="T131_4" style:family="text">
      <style:text-properties fo:color="#1155cc" style:text-underline-style="solid" style:text-underline-color="font-color"/>
    </style:style>
    <style:style style:name="T131_5" style:family="text"/>
    <style:style style:name="T131_6" style:family="text">
      <style:text-properties fo:color="#1155cc" style:text-underline-style="solid" style:text-underline-color="font-color"/>
    </style:style>
    <style:style style:name="T131_7" style:family="text"/>
    <style:style style:name="T131_8" style:family="text">
      <style:text-properties fo:color="#1155cc" style:text-underline-style="solid" style:text-underline-color="font-color"/>
    </style:style>
    <style:style style:name="T131_9" style:family="text"/>
    <style:style style:name="T131_10" style:family="text">
      <style:text-properties fo:color="#1155cc" style:text-underline-style="solid" style:text-underline-color="font-color"/>
    </style:style>
    <style:style style:name="T131_11" style:family="text"/>
    <style:style style:name="T131_12" style:family="text">
      <style:text-properties fo:color="#1155cc" style:text-underline-style="solid" style:text-underline-color="font-color"/>
    </style:style>
    <style:style style:name="T131_13" style:family="text"/>
    <style:style style:name="T131_14" style:family="text">
      <style:text-properties fo:color="#1155cc" style:text-underline-style="solid" style:text-underline-color="font-color"/>
    </style:style>
    <style:style style:name="T131_15" style:family="text"/>
    <style:style style:name="T131_16" style:family="text">
      <style:text-properties fo:color="#1155cc" style:text-underline-style="solid" style:text-underline-color="font-color"/>
    </style:style>
    <style:style style:name="T131_17" style:family="text"/>
    <style:style style:name="T131_18" style:family="text">
      <style:text-properties fo:color="#1155cc" style:text-underline-style="solid" style:text-underline-color="font-color"/>
    </style:style>
    <style:style style:name="T131_19" style:family="text"/>
    <style:style style:name="T131_20" style:family="text">
      <style:text-properties fo:color="#1155cc" style:text-underline-style="solid" style:text-underline-color="font-color"/>
    </style:style>
    <style:style style:name="T131_21" style:family="text"/>
    <style:style style:name="T131_22" style:family="text">
      <style:text-properties fo:color="#1155cc" style:text-underline-style="solid" style:text-underline-color="font-color"/>
    </style:style>
    <style:style style:name="T131_23" style:family="text"/>
    <style:style style:name="T131_24" style:family="text">
      <style:text-properties fo:color="#1155cc" style:text-underline-style="solid" style:text-underline-color="font-color"/>
    </style:style>
    <style:style style:name="T131_25" style:family="text"/>
    <style:style style:name="T131_26" style:family="text">
      <style:text-properties fo:color="#1155cc" style:text-underline-style="solid" style:text-underline-color="font-color"/>
    </style:style>
    <style:style style:name="P132" style:family="paragraph" style:parent-style-name="Standard">
      <style:paragraph-properties fo:text-align="justify" fo:break-before="auto" fo:line-height="150%" fo:margin-top="0cm" style:writing-mode="lr-tb"/>
    </style:style>
    <style:style style:name="T132_1" style:family="text"/>
    <style:style style:name="T132_2" style:family="text">
      <style:text-properties fo:color="#1155cc" style:text-underline-style="solid" style:text-underline-color="font-color"/>
    </style:style>
    <style:style style:name="T132_3" style:family="text"/>
    <style:style style:name="T132_4" style:family="text">
      <style:text-properties fo:color="#1155cc" style:text-underline-style="solid" style:text-underline-color="font-color"/>
    </style:style>
    <style:style style:name="T132_5" style:family="text"/>
    <style:style style:name="T132_6" style:family="text">
      <style:text-properties fo:color="#1155cc" style:text-underline-style="solid" style:text-underline-color="font-color"/>
    </style:style>
    <style:style style:name="T132_7" style:family="text"/>
    <style:style style:name="T132_8" style:family="text">
      <style:text-properties fo:color="#1155cc" style:text-underline-style="solid" style:text-underline-color="font-color"/>
    </style:style>
    <style:style style:name="T132_9" style:family="text"/>
    <style:style style:name="T132_10" style:family="text">
      <style:text-properties fo:color="#1155cc" style:text-underline-style="solid" style:text-underline-color="font-color"/>
    </style:style>
    <style:style style:name="T132_11" style:family="text"/>
    <style:style style:name="T132_12" style:family="text">
      <style:text-properties fo:color="#1155cc" style:text-underline-style="solid" style:text-underline-color="font-color"/>
    </style:style>
    <style:style style:name="T132_13" style:family="text"/>
    <style:style style:name="T132_14" style:family="text">
      <style:text-properties fo:color="#1155cc" style:text-underline-style="solid" style:text-underline-color="font-color"/>
    </style:style>
    <style:style style:name="T132_15" style:family="text"/>
    <style:style style:name="T132_16" style:family="text">
      <style:text-properties fo:color="#1155cc" style:text-underline-style="solid" style:text-underline-color="font-color"/>
    </style:style>
    <style:style style:name="T132_17" style:family="text"/>
    <style:style style:name="T132_18" style:family="text">
      <style:text-properties fo:color="#1155cc" style:text-underline-style="solid" style:text-underline-color="font-color"/>
    </style:style>
    <style:style style:name="T132_19" style:family="text"/>
    <style:style style:name="T132_20" style:family="text">
      <style:text-properties fo:color="#1155cc" style:text-underline-style="solid" style:text-underline-color="font-color"/>
    </style:style>
    <style:style style:name="T132_21" style:family="text"/>
    <style:style style:name="T132_22" style:family="text">
      <style:text-properties fo:color="#1155cc" style:text-underline-style="solid" style:text-underline-color="font-color"/>
    </style:style>
    <style:style style:name="P133" style:family="paragraph" style:parent-style-name="Standard">
      <style:paragraph-properties fo:text-align="justify" fo:break-before="auto" fo:line-height="150%" fo:margin-top="0cm" style:writing-mode="lr-tb"/>
    </style:style>
    <style:style style:name="T133_1" style:family="text"/>
    <style:style style:name="T133_2" style:family="text">
      <style:text-properties fo:color="#1155cc" style:text-underline-style="solid" style:text-underline-color="font-color"/>
    </style:style>
    <style:style style:name="T133_3" style:family="text"/>
    <style:style style:name="T133_4" style:family="text">
      <style:text-properties fo:color="#1155cc" style:text-underline-style="solid" style:text-underline-color="font-color"/>
    </style:style>
    <style:style style:name="T133_5" style:family="text"/>
    <style:style style:name="T133_6" style:family="text">
      <style:text-properties fo:color="#1155cc" style:text-underline-style="solid" style:text-underline-color="font-color"/>
    </style:style>
    <style:style style:name="T133_7" style:family="text"/>
    <style:style style:name="T133_8" style:family="text">
      <style:text-properties fo:color="#1155cc" style:text-underline-style="solid" style:text-underline-color="font-color"/>
    </style:style>
    <style:style style:name="T133_9" style:family="text"/>
    <style:style style:name="T133_10" style:family="text">
      <style:text-properties fo:color="#1155cc" style:text-underline-style="solid" style:text-underline-color="font-color"/>
    </style:style>
    <style:style style:name="T133_11" style:family="text"/>
    <style:style style:name="T133_12" style:family="text">
      <style:text-properties fo:color="#1155cc" style:text-underline-style="solid" style:text-underline-color="font-color"/>
    </style:style>
    <style:style style:name="T133_13" style:family="text"/>
    <style:style style:name="T133_14" style:family="text">
      <style:text-properties fo:color="#1155cc" style:text-underline-style="solid" style:text-underline-color="font-color"/>
    </style:style>
    <style:style style:name="T133_15" style:family="text"/>
    <style:style style:name="T133_16" style:family="text">
      <style:text-properties fo:color="#1155cc" style:text-underline-style="solid" style:text-underline-color="font-color"/>
    </style:style>
    <style:style style:name="T133_17" style:family="text"/>
    <style:style style:name="T133_18" style:family="text">
      <style:text-properties fo:color="#1155cc" style:text-underline-style="solid" style:text-underline-color="font-color"/>
    </style:style>
    <style:style style:name="T133_19" style:family="text"/>
    <style:style style:name="T133_20" style:family="text">
      <style:text-properties fo:color="#1155cc" style:text-underline-style="solid" style:text-underline-color="font-color"/>
    </style:style>
    <style:style style:name="T133_21" style:family="text"/>
    <style:style style:name="T133_22" style:family="text">
      <style:text-properties fo:color="#1155cc" style:text-underline-style="solid" style:text-underline-color="font-color"/>
    </style:style>
    <style:style style:name="P134" style:family="paragraph" style:parent-style-name="Standard">
      <style:paragraph-properties fo:text-align="justify" fo:break-before="auto" fo:line-height="150%" fo:margin-top="0cm" style:writing-mode="lr-tb"/>
    </style:style>
    <style:style style:name="T134_1" style:family="text"/>
    <style:style style:name="T134_2" style:family="text">
      <style:text-properties fo:background-color="#ffffff" fo:color="#1155cc" style:text-underline-style="solid" style:text-underline-color="font-color"/>
    </style:style>
    <style:style style:name="T134_3" style:family="text"/>
    <style:style style:name="T134_4" style:family="text">
      <style:text-properties fo:background-color="#ffffff" fo:color="#1155cc" style:text-underline-style="solid" style:text-underline-color="font-color"/>
    </style:style>
    <style:style style:name="T134_5" style:family="text"/>
    <style:style style:name="T134_6" style:family="text">
      <style:text-properties fo:background-color="#ffffff" fo:color="#1155cc" style:text-underline-style="solid" style:text-underline-color="font-color"/>
    </style:style>
    <style:style style:name="T134_7" style:family="text"/>
    <style:style style:name="T134_8" style:family="text">
      <style:text-properties fo:background-color="#ffffff" fo:color="#1155cc" style:text-underline-style="solid" style:text-underline-color="font-color"/>
    </style:style>
    <style:style style:name="T134_9" style:family="text"/>
    <style:style style:name="T134_10" style:family="text">
      <style:text-properties fo:background-color="#ffffff" fo:color="#1155cc" style:text-underline-style="solid" style:text-underline-color="font-color"/>
    </style:style>
    <style:style style:name="T134_11" style:family="text"/>
    <style:style style:name="T134_12" style:family="text">
      <style:text-properties fo:background-color="#ffffff" fo:color="#1155cc" style:text-underline-style="solid" style:text-underline-color="font-color"/>
    </style:style>
    <style:style style:name="T134_13" style:family="text"/>
    <style:style style:name="T134_14" style:family="text">
      <style:text-properties fo:background-color="#ffffff" fo:color="#1155cc" style:text-underline-style="solid" style:text-underline-color="font-color"/>
    </style:style>
    <style:style style:name="T134_15" style:family="text"/>
    <style:style style:name="T134_16" style:family="text">
      <style:text-properties fo:background-color="#ffffff" fo:color="#1155cc" style:text-underline-style="solid" style:text-underline-color="font-color"/>
    </style:style>
    <style:style style:name="T134_17" style:family="text"/>
    <style:style style:name="T134_18" style:family="text">
      <style:text-properties fo:background-color="#ffffff" fo:color="#1155cc" style:text-underline-style="solid" style:text-underline-color="font-color"/>
    </style:style>
    <style:style style:name="T134_19" style:family="text"/>
    <style:style style:name="T134_20" style:family="text">
      <style:text-properties fo:background-color="#ffffff" fo:color="#1155cc" style:text-underline-style="solid" style:text-underline-color="font-color"/>
    </style:style>
    <style:style style:name="T134_21" style:family="text"/>
    <style:style style:name="T134_22" style:family="text">
      <style:text-properties fo:background-color="#ffffff" fo:color="#1155cc" style:text-underline-style="solid" style:text-underline-color="font-color"/>
    </style:style>
    <style:style style:name="P135" style:family="paragraph" style:parent-style-name="Standard">
      <style:paragraph-properties fo:text-align="justify" fo:break-before="auto" fo:line-height="150%" fo:margin-top="0cm" style:writing-mode="lr-tb"/>
    </style:style>
    <style:style style:name="T135_1" style:family="text"/>
    <style:style style:name="T135_2" style:family="text">
      <style:text-properties fo:color="#1155cc" style:text-underline-style="solid" style:text-underline-color="font-color"/>
    </style:style>
    <style:style style:name="T135_3" style:family="text"/>
    <style:style style:name="T135_4" style:family="text">
      <style:text-properties fo:color="#1155cc" style:text-underline-style="solid" style:text-underline-color="font-color"/>
    </style:style>
    <style:style style:name="T135_5" style:family="text"/>
    <style:style style:name="T135_6" style:family="text">
      <style:text-properties fo:color="#1155cc" style:text-underline-style="solid" style:text-underline-color="font-color"/>
    </style:style>
    <style:style style:name="T135_7" style:family="text"/>
    <style:style style:name="T135_8" style:family="text">
      <style:text-properties fo:color="#1155cc" style:text-underline-style="solid" style:text-underline-color="font-color"/>
    </style:style>
    <style:style style:name="T135_9" style:family="text"/>
    <style:style style:name="T135_10" style:family="text">
      <style:text-properties fo:color="#1155cc" style:text-underline-style="solid" style:text-underline-color="font-color"/>
    </style:style>
    <style:style style:name="T135_11" style:family="text"/>
    <style:style style:name="T135_12" style:family="text">
      <style:text-properties fo:color="#1155cc" style:text-underline-style="solid" style:text-underline-color="font-color"/>
    </style:style>
    <style:style style:name="T135_13" style:family="text"/>
    <style:style style:name="T135_14" style:family="text">
      <style:text-properties fo:color="#1155cc" style:text-underline-style="solid" style:text-underline-color="font-color"/>
    </style:style>
    <style:style style:name="T135_15" style:family="text"/>
    <style:style style:name="T135_16" style:family="text">
      <style:text-properties fo:color="#1155cc" style:text-underline-style="solid" style:text-underline-color="font-color"/>
    </style:style>
    <style:style style:name="T135_17" style:family="text"/>
    <style:style style:name="T135_18" style:family="text">
      <style:text-properties fo:color="#1155cc" style:text-underline-style="solid" style:text-underline-color="font-color"/>
    </style:style>
    <style:style style:name="T135_19" style:family="text"/>
    <style:style style:name="T135_20" style:family="text">
      <style:text-properties fo:color="#1155cc" style:text-underline-style="solid" style:text-underline-color="font-color"/>
    </style:style>
    <style:style style:name="T135_21" style:family="text"/>
    <style:style style:name="T135_22" style:family="text">
      <style:text-properties fo:color="#1155cc" style:text-underline-style="solid" style:text-underline-color="font-color"/>
    </style:style>
    <style:style style:name="P136" style:family="paragraph" style:parent-style-name="Standard">
      <style:paragraph-properties fo:text-align="justify" fo:break-before="auto" fo:line-height="150%" fo:margin-top="0cm" style:writing-mode="lr-tb"/>
    </style:style>
    <style:style style:name="T136_1" style:family="text"/>
    <style:style style:name="T136_2" style:family="text">
      <style:text-properties fo:color="#1155cc" style:text-underline-style="solid" style:text-underline-color="font-color"/>
    </style:style>
    <style:style style:name="T136_3" style:family="text"/>
    <style:style style:name="T136_4" style:family="text">
      <style:text-properties fo:color="#1155cc" style:text-underline-style="solid" style:text-underline-color="font-color"/>
    </style:style>
    <style:style style:name="T136_5" style:family="text"/>
    <style:style style:name="T136_6" style:family="text">
      <style:text-properties fo:color="#1155cc" style:text-underline-style="solid" style:text-underline-color="font-color"/>
    </style:style>
    <style:style style:name="T136_7" style:family="text"/>
    <style:style style:name="T136_8" style:family="text">
      <style:text-properties fo:color="#1155cc" style:text-underline-style="solid" style:text-underline-color="font-color"/>
    </style:style>
    <style:style style:name="T136_9" style:family="text"/>
    <style:style style:name="T136_10" style:family="text">
      <style:text-properties fo:color="#1155cc" style:text-underline-style="solid" style:text-underline-color="font-color"/>
    </style:style>
    <style:style style:name="T136_11" style:family="text"/>
    <style:style style:name="T136_12" style:family="text">
      <style:text-properties fo:color="#1155cc" style:text-underline-style="solid" style:text-underline-color="font-color"/>
    </style:style>
    <style:style style:name="T136_13" style:family="text"/>
    <style:style style:name="T136_14" style:family="text">
      <style:text-properties fo:color="#1155cc" style:text-underline-style="solid" style:text-underline-color="font-color"/>
    </style:style>
    <style:style style:name="T136_15" style:family="text"/>
    <style:style style:name="T136_16" style:family="text">
      <style:text-properties fo:color="#1155cc" style:text-underline-style="solid" style:text-underline-color="font-color"/>
    </style:style>
    <style:style style:name="P137" style:family="paragraph" style:parent-style-name="Standard">
      <style:paragraph-properties fo:text-align="justify" fo:break-before="auto" fo:line-height="150%" fo:margin-top="0cm" style:writing-mode="lr-tb"/>
    </style:style>
    <style:style style:name="T137_1" style:family="text"/>
    <style:style style:name="T137_2" style:family="text">
      <style:text-properties fo:color="#1155cc" style:text-underline-style="solid" style:text-underline-color="font-color"/>
    </style:style>
    <style:style style:name="T137_3" style:family="text"/>
    <style:style style:name="T137_4" style:family="text">
      <style:text-properties fo:color="#1155cc" style:text-underline-style="solid" style:text-underline-color="font-color"/>
    </style:style>
    <style:style style:name="T137_5" style:family="text"/>
    <style:style style:name="T137_6" style:family="text">
      <style:text-properties fo:color="#1155cc" style:text-underline-style="solid" style:text-underline-color="font-color"/>
    </style:style>
    <style:style style:name="T137_7" style:family="text"/>
    <style:style style:name="T137_8" style:family="text">
      <style:text-properties fo:color="#1155cc" style:text-underline-style="solid" style:text-underline-color="font-color"/>
    </style:style>
    <style:style style:name="T137_9" style:family="text"/>
    <style:style style:name="T137_10" style:family="text">
      <style:text-properties fo:color="#1155cc" style:text-underline-style="solid" style:text-underline-color="font-color"/>
    </style:style>
    <style:style style:name="T137_11" style:family="text"/>
    <style:style style:name="T137_12" style:family="text">
      <style:text-properties fo:color="#1155cc" style:text-underline-style="solid" style:text-underline-color="font-color"/>
    </style:style>
    <style:style style:name="T137_13" style:family="text"/>
    <style:style style:name="T137_14" style:family="text">
      <style:text-properties fo:color="#1155cc" style:text-underline-style="solid" style:text-underline-color="font-color"/>
    </style:style>
    <style:style style:name="T137_15" style:family="text"/>
    <style:style style:name="T137_16" style:family="text">
      <style:text-properties fo:color="#1155cc" style:text-underline-style="solid" style:text-underline-color="font-color"/>
    </style:style>
    <style:style style:name="T137_17" style:family="text"/>
    <style:style style:name="T137_18" style:family="text">
      <style:text-properties fo:color="#1155cc" style:text-underline-style="solid" style:text-underline-color="font-color"/>
    </style:style>
    <style:style style:name="T137_19" style:family="text"/>
    <style:style style:name="T137_20" style:family="text">
      <style:text-properties fo:color="#1155cc" style:text-underline-style="solid" style:text-underline-color="font-color"/>
    </style:style>
    <style:style style:name="T137_21" style:family="text"/>
    <style:style style:name="T137_22" style:family="text">
      <style:text-properties fo:color="#1155cc" style:text-underline-style="solid" style:text-underline-color="font-color"/>
    </style:style>
    <style:style style:name="P138" style:family="paragraph" style:parent-style-name="Standard">
      <style:paragraph-properties fo:text-align="justify" fo:break-before="auto" fo:line-height="150%" fo:margin-top="0cm" style:writing-mode="lr-tb"/>
    </style:style>
    <style:style style:name="T138_1" style:family="text"/>
    <style:style style:name="T138_2" style:family="text">
      <style:text-properties fo:color="#1155cc" style:text-underline-style="solid" style:text-underline-color="font-color"/>
    </style:style>
    <style:style style:name="T138_3" style:family="text"/>
    <style:style style:name="T138_4" style:family="text">
      <style:text-properties fo:color="#1155cc" style:text-underline-style="solid" style:text-underline-color="font-color"/>
    </style:style>
    <style:style style:name="T138_5" style:family="text"/>
    <style:style style:name="T138_6" style:family="text">
      <style:text-properties fo:color="#1155cc" style:text-underline-style="solid" style:text-underline-color="font-color"/>
    </style:style>
    <style:style style:name="T138_7" style:family="text"/>
    <style:style style:name="T138_8" style:family="text">
      <style:text-properties fo:color="#1155cc" style:text-underline-style="solid" style:text-underline-color="font-color"/>
    </style:style>
    <style:style style:name="T138_9" style:family="text"/>
    <style:style style:name="T138_10" style:family="text">
      <style:text-properties fo:color="#1155cc" style:text-underline-style="solid" style:text-underline-color="font-color"/>
    </style:style>
    <style:style style:name="T138_11" style:family="text"/>
    <style:style style:name="T138_12" style:family="text">
      <style:text-properties fo:color="#1155cc" style:text-underline-style="solid" style:text-underline-color="font-color"/>
    </style:style>
    <style:style style:name="T138_13" style:family="text"/>
    <style:style style:name="T138_14" style:family="text">
      <style:text-properties fo:color="#1155cc" style:text-underline-style="solid" style:text-underline-color="font-color"/>
    </style:style>
    <style:style style:name="T138_15" style:family="text"/>
    <style:style style:name="T138_16" style:family="text">
      <style:text-properties fo:color="#1155cc" style:text-underline-style="solid" style:text-underline-color="font-color"/>
    </style:style>
    <style:style style:name="T138_17" style:family="text"/>
    <style:style style:name="T138_18" style:family="text">
      <style:text-properties fo:color="#1155cc" style:text-underline-style="solid" style:text-underline-color="font-color"/>
    </style:style>
    <style:style style:name="T138_19" style:family="text"/>
    <style:style style:name="T138_20" style:family="text">
      <style:text-properties fo:color="#1155cc" style:text-underline-style="solid" style:text-underline-color="font-color"/>
    </style:style>
    <style:style style:name="T138_21" style:family="text"/>
    <style:style style:name="T138_22" style:family="text">
      <style:text-properties fo:color="#1155cc" style:text-underline-style="solid" style:text-underline-color="font-color"/>
    </style:style>
    <style:style style:name="T138_23" style:family="text"/>
    <style:style style:name="T138_24" style:family="text">
      <style:text-properties fo:color="#1155cc" style:text-underline-style="solid" style:text-underline-color="font-color"/>
    </style:style>
    <style:style style:name="T138_25" style:family="text"/>
    <style:style style:name="T138_26" style:family="text">
      <style:text-properties fo:color="#1155cc" style:text-underline-style="solid" style:text-underline-color="font-color"/>
    </style:style>
    <style:style style:name="T138_27" style:family="text"/>
    <style:style style:name="T138_28" style:family="text">
      <style:text-properties fo:color="#1155cc" style:text-underline-style="solid" style:text-underline-color="font-color"/>
    </style:style>
    <style:style style:name="T138_29" style:family="text"/>
    <style:style style:name="T138_30" style:family="text">
      <style:text-properties fo:color="#1155cc" style:text-underline-style="solid" style:text-underline-color="font-color"/>
    </style:style>
    <style:style style:name="P139" style:family="paragraph" style:parent-style-name="Standard">
      <style:paragraph-properties fo:text-align="justify" fo:break-before="auto" fo:line-height="150%" fo:margin-top="0cm" style:writing-mode="lr-tb"/>
    </style:style>
    <style:style style:name="T139_1" style:family="text"/>
    <style:style style:name="T139_2" style:family="text">
      <style:text-properties fo:color="#1155cc" style:text-underline-style="solid" style:text-underline-color="font-color"/>
    </style:style>
    <style:style style:name="T139_3" style:family="text"/>
    <style:style style:name="T139_4" style:family="text">
      <style:text-properties fo:color="#1155cc" style:text-underline-style="solid" style:text-underline-color="font-color"/>
    </style:style>
    <style:style style:name="T139_5" style:family="text"/>
    <style:style style:name="T139_6" style:family="text">
      <style:text-properties fo:color="#1155cc" style:text-underline-style="solid" style:text-underline-color="font-color"/>
    </style:style>
    <style:style style:name="T139_7" style:family="text"/>
    <style:style style:name="T139_8" style:family="text">
      <style:text-properties fo:color="#1155cc" style:text-underline-style="solid" style:text-underline-color="font-color"/>
    </style:style>
    <style:style style:name="T139_9" style:family="text"/>
    <style:style style:name="T139_10" style:family="text">
      <style:text-properties fo:color="#1155cc" style:text-underline-style="solid" style:text-underline-color="font-color"/>
    </style:style>
    <style:style style:name="T139_11" style:family="text"/>
    <style:style style:name="T139_12" style:family="text">
      <style:text-properties fo:color="#1155cc" style:text-underline-style="solid" style:text-underline-color="font-color"/>
    </style:style>
    <style:style style:name="T139_13" style:family="text"/>
    <style:style style:name="T139_14" style:family="text">
      <style:text-properties fo:color="#1155cc" style:text-underline-style="solid" style:text-underline-color="font-color"/>
    </style:style>
    <style:style style:name="T139_15" style:family="text"/>
    <style:style style:name="T139_16" style:family="text">
      <style:text-properties fo:color="#1155cc" style:text-underline-style="solid" style:text-underline-color="font-color"/>
    </style:style>
    <style:style style:name="T139_17" style:family="text"/>
    <style:style style:name="T139_18" style:family="text">
      <style:text-properties fo:color="#1155cc" style:text-underline-style="solid" style:text-underline-color="font-color"/>
    </style:style>
    <style:style style:name="T139_19" style:family="text"/>
    <style:style style:name="T139_20" style:family="text">
      <style:text-properties fo:color="#1155cc" style:text-underline-style="solid" style:text-underline-color="font-color"/>
    </style:style>
    <style:style style:name="T139_21" style:family="text"/>
    <style:style style:name="T139_22" style:family="text">
      <style:text-properties fo:color="#1155cc" style:text-underline-style="solid" style:text-underline-color="font-color"/>
    </style:style>
    <style:style style:name="T139_23" style:family="text"/>
    <style:style style:name="T139_24" style:family="text">
      <style:text-properties fo:color="#1155cc" style:text-underline-style="solid" style:text-underline-color="font-color"/>
    </style:style>
    <style:style style:name="T139_25" style:family="text"/>
    <style:style style:name="T139_26" style:family="text">
      <style:text-properties fo:color="#1155cc" style:text-underline-style="solid" style:text-underline-color="font-color"/>
    </style:style>
    <style:style style:name="T139_27" style:family="text"/>
    <style:style style:name="T139_28" style:family="text">
      <style:text-properties fo:color="#1155cc" style:text-underline-style="solid" style:text-underline-color="font-color"/>
    </style:style>
    <style:style style:name="T139_29" style:family="text"/>
    <style:style style:name="T139_30" style:family="text">
      <style:text-properties fo:color="#1155cc" style:text-underline-style="solid" style:text-underline-color="font-color"/>
    </style:style>
    <style:style style:name="T139_31" style:family="text"/>
    <style:style style:name="T139_32" style:family="text">
      <style:text-properties fo:color="#1155cc" style:text-underline-style="solid" style:text-underline-color="font-color"/>
    </style:style>
    <style:style style:name="T139_33" style:family="text"/>
    <style:style style:name="T139_34" style:family="text">
      <style:text-properties fo:color="#1155cc" style:text-underline-style="solid" style:text-underline-color="font-color"/>
    </style:style>
    <style:style style:name="P140" style:family="paragraph" style:parent-style-name="Standard">
      <style:paragraph-properties fo:text-align="justify" fo:break-before="auto" fo:line-height="150%" fo:margin-top="0cm" style:writing-mode="lr-tb"/>
    </style:style>
    <style:style style:name="T140_1" style:family="text"/>
    <style:style style:name="T140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3" style:family="text"/>
    <style:style style:name="T140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5" style:family="text"/>
    <style:style style:name="T140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7" style:family="text"/>
    <style:style style:name="T140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9" style:family="text"/>
    <style:style style:name="T140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11" style:family="text"/>
    <style:style style:name="T140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13" style:family="text"/>
    <style:style style:name="T140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15" style:family="text"/>
    <style:style style:name="T140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17" style:family="text"/>
    <style:style style:name="T140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19" style:family="text"/>
    <style:style style:name="T140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21" style:family="text"/>
    <style:style style:name="T140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23" style:family="text"/>
    <style:style style:name="T140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25" style:family="text"/>
    <style:style style:name="T140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27" style:family="text"/>
    <style:style style:name="T140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29" style:family="text"/>
    <style:style style:name="T140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31" style:family="text"/>
    <style:style style:name="T140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33" style:family="text"/>
    <style:style style:name="T140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35" style:family="text"/>
    <style:style style:name="T140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37" style:family="text"/>
    <style:style style:name="T140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39" style:family="text"/>
    <style:style style:name="T140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41" style:family="text"/>
    <style:style style:name="T140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43" style:family="text"/>
    <style:style style:name="T140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45" style:family="text"/>
    <style:style style:name="T140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47" style:family="text"/>
    <style:style style:name="T140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49" style:family="text"/>
    <style:style style:name="T140_5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51" style:family="text"/>
    <style:style style:name="T140_5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53" style:family="text"/>
    <style:style style:name="T140_5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55" style:family="text"/>
    <style:style style:name="T140_5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57" style:family="text"/>
    <style:style style:name="T140_5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59" style:family="text"/>
    <style:style style:name="T140_6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0_61" style:family="text"/>
    <style:style style:name="T140_62" style:family="text">
      <style:text-properties fo:color="#1155cc" fo:font-size="12pt" style:font-size-asian="12pt" style:font-size-complex="12pt" style:text-underline-style="solid" style:text-underline-color="font-color"/>
    </style:style>
    <style:style style:name="P141" style:family="paragraph" style:parent-style-name="Standard">
      <style:paragraph-properties fo:text-align="justify" fo:break-before="auto" fo:line-height="150%" fo:margin-top="0cm" style:writing-mode="lr-tb"/>
    </style:style>
    <style:style style:name="T141_1" style:family="text"/>
    <style:style style:name="T141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3" style:family="text"/>
    <style:style style:name="T141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5" style:family="text"/>
    <style:style style:name="T141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7" style:family="text"/>
    <style:style style:name="T141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9" style:family="text"/>
    <style:style style:name="T141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11" style:family="text"/>
    <style:style style:name="T141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13" style:family="text"/>
    <style:style style:name="T141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15" style:family="text"/>
    <style:style style:name="T141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17" style:family="text"/>
    <style:style style:name="T141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19" style:family="text"/>
    <style:style style:name="T141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21" style:family="text"/>
    <style:style style:name="T141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23" style:family="text"/>
    <style:style style:name="T141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25" style:family="text"/>
    <style:style style:name="T141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27" style:family="text"/>
    <style:style style:name="T141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29" style:family="text"/>
    <style:style style:name="T141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31" style:family="text"/>
    <style:style style:name="T141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33" style:family="text"/>
    <style:style style:name="T141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35" style:family="text"/>
    <style:style style:name="T141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37" style:family="text"/>
    <style:style style:name="T141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39" style:family="text"/>
    <style:style style:name="T141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41" style:family="text"/>
    <style:style style:name="T141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43" style:family="text"/>
    <style:style style:name="T141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45" style:family="text"/>
    <style:style style:name="T141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47" style:family="text"/>
    <style:style style:name="T141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49" style:family="text"/>
    <style:style style:name="T141_5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51" style:family="text"/>
    <style:style style:name="T141_5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1_53" style:family="text"/>
    <style:style style:name="T141_54" style:family="text">
      <style:text-properties fo:color="#1155cc" fo:font-size="12pt" style:font-size-asian="12pt" style:font-size-complex="12pt" style:text-underline-style="solid" style:text-underline-color="font-color"/>
    </style:style>
    <style:style style:name="P142" style:family="paragraph" style:parent-style-name="Standard">
      <style:paragraph-properties fo:text-align="justify" fo:break-before="auto" fo:line-height="150%" fo:margin-top="0cm" style:writing-mode="lr-tb"/>
    </style:style>
    <style:style style:name="T142_1" style:family="text"/>
    <style:style style:name="T142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2_3" style:family="text"/>
    <style:style style:name="T142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2_5" style:family="text"/>
    <style:style style:name="T142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2_7" style:family="text"/>
    <style:style style:name="T142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2_9" style:family="text"/>
    <style:style style:name="T142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2_11" style:family="text"/>
    <style:style style:name="T142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2_13" style:family="text"/>
    <style:style style:name="T142_14" style:family="text">
      <style:text-properties fo:color="#1155cc" fo:font-size="12pt" style:font-size-asian="12pt" style:font-size-complex="12pt" style:text-underline-style="solid" style:text-underline-color="font-color"/>
    </style:style>
    <style:style style:name="P143" style:family="paragraph" style:parent-style-name="Standard">
      <style:paragraph-properties fo:text-align="justify" fo:break-before="auto" fo:line-height="150%" fo:margin-top="0cm" style:writing-mode="lr-tb"/>
    </style:style>
    <style:style style:name="T143_1" style:family="text"/>
    <style:style style:name="T143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3" style:family="text"/>
    <style:style style:name="T143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5" style:family="text"/>
    <style:style style:name="T143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7" style:family="text"/>
    <style:style style:name="T143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9" style:family="text"/>
    <style:style style:name="T143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11" style:family="text"/>
    <style:style style:name="T143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13" style:family="text"/>
    <style:style style:name="T143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15" style:family="text"/>
    <style:style style:name="T143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17" style:family="text"/>
    <style:style style:name="T143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19" style:family="text"/>
    <style:style style:name="T143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21" style:family="text"/>
    <style:style style:name="T143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23" style:family="text"/>
    <style:style style:name="T143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25" style:family="text"/>
    <style:style style:name="T143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27" style:family="text"/>
    <style:style style:name="T143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29" style:family="text"/>
    <style:style style:name="T143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31" style:family="text"/>
    <style:style style:name="T143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3_33" style:family="text"/>
    <style:style style:name="T143_34" style:family="text">
      <style:text-properties fo:color="#1155cc" fo:font-size="12pt" style:font-size-asian="12pt" style:font-size-complex="12pt" style:text-underline-style="solid" style:text-underline-color="font-color"/>
    </style:style>
    <style:style style:name="P144" style:family="paragraph" style:parent-style-name="Standard">
      <style:paragraph-properties fo:text-align="justify" fo:break-before="auto" fo:line-height="150%" fo:margin-top="0cm" style:writing-mode="lr-tb"/>
    </style:style>
    <style:style style:name="T144_1" style:family="text"/>
    <style:style style:name="T144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4_3" style:family="text"/>
    <style:style style:name="T144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4_5" style:family="text"/>
    <style:style style:name="T144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4_7" style:family="text"/>
    <style:style style:name="T144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4_9" style:family="text"/>
    <style:style style:name="T144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4_11" style:family="text"/>
    <style:style style:name="T144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4_13" style:family="text"/>
    <style:style style:name="T144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4_15" style:family="text"/>
    <style:style style:name="T144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4_17" style:family="text"/>
    <style:style style:name="T144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4_19" style:family="text"/>
    <style:style style:name="T144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4_21" style:family="text"/>
    <style:style style:name="T144_22" style:family="text">
      <style:text-properties fo:color="#1155cc" fo:font-size="12pt" style:font-size-asian="12pt" style:font-size-complex="12pt" style:text-underline-style="solid" style:text-underline-color="font-color"/>
    </style:style>
    <style:style style:name="P145" style:family="paragraph" style:parent-style-name="Standard">
      <style:paragraph-properties fo:text-align="justify" fo:break-before="auto" fo:line-height="150%" fo:margin-top="0cm" style:writing-mode="lr-tb"/>
    </style:style>
    <style:style style:name="T145_1" style:family="text"/>
    <style:style style:name="T145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5_3" style:family="text"/>
    <style:style style:name="T145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5_5" style:family="text"/>
    <style:style style:name="T145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5_7" style:family="text"/>
    <style:style style:name="T145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5_9" style:family="text"/>
    <style:style style:name="T145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5_11" style:family="text"/>
    <style:style style:name="T145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5_13" style:family="text"/>
    <style:style style:name="T145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5_15" style:family="text"/>
    <style:style style:name="T145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5_17" style:family="text"/>
    <style:style style:name="T145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5_19" style:family="text"/>
    <style:style style:name="T145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5_21" style:family="text"/>
    <style:style style:name="T145_22" style:family="text">
      <style:text-properties fo:color="#1155cc" fo:font-size="12pt" style:font-size-asian="12pt" style:font-size-complex="12pt" style:text-underline-style="solid" style:text-underline-color="font-color"/>
    </style:style>
    <style:style style:name="P146" style:family="paragraph" style:parent-style-name="Standard">
      <style:paragraph-properties fo:text-align="justify" fo:break-before="auto" fo:line-height="150%" fo:margin-top="0cm" style:writing-mode="lr-tb"/>
    </style:style>
    <style:style style:name="T146_1" style:family="text"/>
    <style:style style:name="T146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3" style:family="text"/>
    <style:style style:name="T146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5" style:family="text"/>
    <style:style style:name="T14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7" style:family="text"/>
    <style:style style:name="T14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9" style:family="text"/>
    <style:style style:name="T14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11" style:family="text"/>
    <style:style style:name="T146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13" style:family="text"/>
    <style:style style:name="T146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15" style:family="text"/>
    <style:style style:name="T146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17" style:family="text"/>
    <style:style style:name="T146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19" style:family="text"/>
    <style:style style:name="T146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21" style:family="text"/>
    <style:style style:name="T146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23" style:family="text"/>
    <style:style style:name="T146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25" style:family="text"/>
    <style:style style:name="T146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27" style:family="text"/>
    <style:style style:name="T146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29" style:family="text"/>
    <style:style style:name="T146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31" style:family="text"/>
    <style:style style:name="T146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33" style:family="text"/>
    <style:style style:name="T146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35" style:family="text"/>
    <style:style style:name="T146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37" style:family="text"/>
    <style:style style:name="T146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39" style:family="text"/>
    <style:style style:name="T146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41" style:family="text"/>
    <style:style style:name="T146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43" style:family="text"/>
    <style:style style:name="T146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45" style:family="text"/>
    <style:style style:name="T146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47" style:family="text"/>
    <style:style style:name="T146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6_49" style:family="text"/>
    <style:style style:name="T146_50" style:family="text">
      <style:text-properties fo:color="#1155cc" fo:font-size="12pt" style:font-size-asian="12pt" style:font-size-complex="12pt" style:text-underline-style="solid" style:text-underline-color="font-color"/>
    </style:style>
    <style:style style:name="P147" style:family="paragraph" style:parent-style-name="Standard">
      <style:paragraph-properties fo:text-align="justify" fo:break-before="auto" fo:line-height="150%" fo:margin-top="0cm" style:writing-mode="lr-tb"/>
    </style:style>
    <style:style style:name="T147_1" style:family="text"/>
    <style:style style:name="T147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3" style:family="text"/>
    <style:style style:name="T147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5" style:family="text"/>
    <style:style style:name="T147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7" style:family="text"/>
    <style:style style:name="T147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9" style:family="text"/>
    <style:style style:name="T147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11" style:family="text"/>
    <style:style style:name="T147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13" style:family="text"/>
    <style:style style:name="T147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15" style:family="text"/>
    <style:style style:name="T147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17" style:family="text"/>
    <style:style style:name="T147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19" style:family="text"/>
    <style:style style:name="T147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21" style:family="text"/>
    <style:style style:name="T147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23" style:family="text"/>
    <style:style style:name="T147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25" style:family="text"/>
    <style:style style:name="T147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27" style:family="text"/>
    <style:style style:name="T147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29" style:family="text"/>
    <style:style style:name="T147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31" style:family="text"/>
    <style:style style:name="T147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7_33" style:family="text"/>
    <style:style style:name="T147_34" style:family="text">
      <style:text-properties fo:color="#1155cc" fo:font-size="12pt" style:font-size-asian="12pt" style:font-size-complex="12pt" style:text-underline-style="solid" style:text-underline-color="font-color"/>
    </style:style>
    <style:style style:name="P148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148_1" style:family="text"/>
    <style:style style:name="T148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3" style:family="text"/>
    <style:style style:name="T148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5" style:family="text"/>
    <style:style style:name="T148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7" style:family="text"/>
    <style:style style:name="T148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9" style:family="text"/>
    <style:style style:name="T148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11" style:family="text"/>
    <style:style style:name="T148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13" style:family="text"/>
    <style:style style:name="T148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15" style:family="text"/>
    <style:style style:name="T148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17" style:family="text"/>
    <style:style style:name="T148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19" style:family="text"/>
    <style:style style:name="T148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21" style:family="text"/>
    <style:style style:name="T148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23" style:family="text"/>
    <style:style style:name="T148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25" style:family="text"/>
    <style:style style:name="T148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27" style:family="text"/>
    <style:style style:name="T148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29" style:family="text"/>
    <style:style style:name="T148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31" style:family="text"/>
    <style:style style:name="T148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33" style:family="text"/>
    <style:style style:name="T148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35" style:family="text"/>
    <style:style style:name="T148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37" style:family="text"/>
    <style:style style:name="T148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39" style:family="text"/>
    <style:style style:name="T148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41" style:family="text"/>
    <style:style style:name="T148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8_43" style:family="text"/>
    <style:style style:name="T148_44" style:family="text">
      <style:text-properties fo:color="#1155cc" fo:font-size="12pt" style:font-size-asian="12pt" style:font-size-complex="12pt" style:text-underline-style="solid" style:text-underline-color="font-color"/>
    </style:style>
    <style:style style:name="P149" style:family="paragraph" style:parent-style-name="Heading_20_1">
      <style:paragraph-properties fo:text-align="justify" fo:break-before="auto" fo:text-indent="-0.053cm" fo:line-height="150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P150" style:family="paragraph" style:parent-style-name="Standard">
      <style:paragraph-properties fo:text-align="justify" fo:break-before="auto" fo:line-height="150%" fo:margin-top="0cm" style:writing-mode="lr-tb"/>
    </style:style>
    <style:style style:name="T150_1" style:family="text"/>
    <style:style style:name="T150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0_3" style:family="text"/>
    <style:style style:name="T150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0_5" style:family="text"/>
    <style:style style:name="T150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0_7" style:family="text"/>
    <style:style style:name="T150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0_9" style:family="text"/>
    <style:style style:name="T150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0_11" style:family="text"/>
    <style:style style:name="T150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0_13" style:family="text"/>
    <style:style style:name="T150_14" style:family="text">
      <style:text-properties fo:color="#1155cc" fo:font-size="12pt" style:font-size-asian="12pt" style:font-size-complex="12pt" style:text-underline-style="solid" style:text-underline-color="font-color"/>
    </style:style>
    <style:style style:name="P151" style:family="paragraph" style:parent-style-name="Standard">
      <style:paragraph-properties fo:text-align="justify" fo:break-before="auto" fo:line-height="150%" fo:margin-top="0cm" style:writing-mode="lr-tb"/>
    </style:style>
    <style:style style:name="T151_1" style:family="text"/>
    <style:style style:name="T151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1_3" style:family="text"/>
    <style:style style:name="T151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1_5" style:family="text"/>
    <style:style style:name="T151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1_7" style:family="text"/>
    <style:style style:name="T151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1_9" style:family="text"/>
    <style:style style:name="T151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1_11" style:family="text"/>
    <style:style style:name="T151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1_13" style:family="text"/>
    <style:style style:name="T151_14" style:family="text">
      <style:text-properties fo:color="#1155cc" fo:font-size="12pt" style:font-size-asian="12pt" style:font-size-complex="12pt" style:text-underline-style="solid" style:text-underline-color="font-color"/>
    </style:style>
    <style:style style:name="P152" style:family="paragraph" style:parent-style-name="Standard">
      <style:paragraph-properties fo:text-align="justify" fo:break-before="auto" fo:line-height="150%" fo:margin-top="0cm" style:writing-mode="lr-tb"/>
    </style:style>
    <style:style style:name="T152_1" style:family="text"/>
    <style:style style:name="T152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2_3" style:family="text"/>
    <style:style style:name="T152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2_5" style:family="text"/>
    <style:style style:name="T152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2_7" style:family="text"/>
    <style:style style:name="T152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2_9" style:family="text"/>
    <style:style style:name="T152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2_11" style:family="text"/>
    <style:style style:name="T152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2_13" style:family="text"/>
    <style:style style:name="T152_14" style:family="text">
      <style:text-properties fo:color="#1155cc" fo:font-size="12pt" style:font-size-asian="12pt" style:font-size-complex="12pt" style:text-underline-style="solid" style:text-underline-color="font-color"/>
    </style:style>
    <style:style style:name="P153" style:family="paragraph" style:parent-style-name="Standard">
      <style:paragraph-properties fo:text-align="justify" fo:break-before="auto" fo:line-height="150%" fo:margin-top="0cm" style:writing-mode="lr-tb"/>
    </style:style>
    <style:style style:name="T153_1" style:family="text"/>
    <style:style style:name="T153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3_3" style:family="text"/>
    <style:style style:name="T153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3_5" style:family="text"/>
    <style:style style:name="T153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3_7" style:family="text"/>
    <style:style style:name="T153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3_9" style:family="text"/>
    <style:style style:name="T153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3_11" style:family="text"/>
    <style:style style:name="T153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3_13" style:family="text"/>
    <style:style style:name="T153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3_15" style:family="text"/>
    <style:style style:name="T153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3_17" style:family="text"/>
    <style:style style:name="T153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3_19" style:family="text"/>
    <style:style style:name="T153_20" style:family="text">
      <style:text-properties fo:color="#1155cc" fo:font-size="12pt" style:font-size-asian="12pt" style:font-size-complex="12pt" style:text-underline-style="solid" style:text-underline-color="font-color"/>
    </style:style>
    <style:style style:name="P154" style:family="paragraph" style:parent-style-name="Standard">
      <style:paragraph-properties fo:text-align="justify" fo:break-before="auto" fo:line-height="150%" fo:margin-top="0cm" style:writing-mode="lr-tb"/>
    </style:style>
    <style:style style:name="T154_1" style:family="text"/>
    <style:style style:name="T154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4_3" style:family="text"/>
    <style:style style:name="T154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4_5" style:family="text"/>
    <style:style style:name="T154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4_7" style:family="text"/>
    <style:style style:name="T154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4_9" style:family="text"/>
    <style:style style:name="T154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4_11" style:family="text"/>
    <style:style style:name="T154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4_13" style:family="text"/>
    <style:style style:name="T154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4_15" style:family="text"/>
    <style:style style:name="T154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4_17" style:family="text"/>
    <style:style style:name="T154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4_19" style:family="text"/>
    <style:style style:name="T154_20" style:family="text">
      <style:text-properties fo:color="#1155cc" fo:font-size="12pt" style:font-size-asian="12pt" style:font-size-complex="12pt" style:text-underline-style="solid" style:text-underline-color="font-color"/>
    </style:style>
    <style:style style:name="P155" style:family="paragraph" style:parent-style-name="Standard">
      <style:paragraph-properties fo:text-align="justify" fo:break-before="auto" fo:line-height="150%" fo:margin-top="0cm" style:writing-mode="lr-tb"/>
    </style:style>
    <style:style style:name="T155_1" style:family="text"/>
    <style:style style:name="T155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5_3" style:family="text"/>
    <style:style style:name="T155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5_5" style:family="text"/>
    <style:style style:name="T155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5_7" style:family="text"/>
    <style:style style:name="T155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5_9" style:family="text"/>
    <style:style style:name="T155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5_11" style:family="text"/>
    <style:style style:name="T155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5_13" style:family="text"/>
    <style:style style:name="T155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5_15" style:family="text"/>
    <style:style style:name="T155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5_17" style:family="text"/>
    <style:style style:name="T155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5_19" style:family="text"/>
    <style:style style:name="T155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5_21" style:family="text"/>
    <style:style style:name="T155_22" style:family="text">
      <style:text-properties fo:color="#1155cc" fo:font-size="12pt" style:font-size-asian="12pt" style:font-size-complex="12pt" style:text-underline-style="solid" style:text-underline-color="font-color"/>
    </style:style>
    <style:style style:name="P156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156_1" style:family="text"/>
    <style:style style:name="T156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6_3" style:family="text"/>
    <style:style style:name="T156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6_5" style:family="text"/>
    <style:style style:name="T15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6_7" style:family="text"/>
    <style:style style:name="T15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6_9" style:family="text"/>
    <style:style style:name="T15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6_11" style:family="text"/>
    <style:style style:name="T156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6_13" style:family="text"/>
    <style:style style:name="T156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6_15" style:family="text"/>
    <style:style style:name="T156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6_17" style:family="text"/>
    <style:style style:name="T156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6_19" style:family="text"/>
    <style:style style:name="T156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6_21" style:family="text"/>
    <style:style style:name="T156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6_23" style:family="text"/>
    <style:style style:name="T156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6_25" style:family="text"/>
    <style:style style:name="T156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6_27" style:family="text"/>
    <style:style style:name="T156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6_29" style:family="text"/>
    <style:style style:name="T156_30" style:family="text">
      <style:text-properties fo:color="#1155cc" fo:font-size="12pt" style:font-size-asian="12pt" style:font-size-complex="12pt" style:text-underline-style="solid" style:text-underline-color="font-color"/>
    </style:style>
    <style:style style:name="P157" style:family="paragraph" style:parent-style-name="Heading_20_1">
      <style:paragraph-properties fo:text-align="justify" fo:break-before="auto" fo:line-height="150%" style:writing-mode="lr-tb"/>
    </style:style>
    <style:style style:name="T157_1" style:family="text"/>
    <style:style style:name="T157_2" style:family="text"/>
    <style:style style:name="T157_3" style:family="text"/>
    <style:style style:name="P158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158_1" style:family="text"/>
    <style:style style:name="T158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8_3" style:family="text"/>
    <style:style style:name="T158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8_5" style:family="text"/>
    <style:style style:name="T158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8_7" style:family="text"/>
    <style:style style:name="T158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8_9" style:family="text"/>
    <style:style style:name="T158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8_11" style:family="text"/>
    <style:style style:name="T158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8_13" style:family="text"/>
    <style:style style:name="T158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8_15" style:family="text"/>
    <style:style style:name="T158_16" style:family="text">
      <style:text-properties fo:color="#1155cc" fo:font-size="12pt" style:font-size-asian="12pt" style:font-size-complex="12pt" style:text-underline-style="solid" style:text-underline-color="font-color"/>
    </style:style>
  </office:automatic-styles>
  <office:body>
    <office:text>
      <text:p text:style-name="P1"><text:bookmark-start text:name="h.e6rk1wysxvz2"/><text:bookmark-end text:name="h.e6rk1wysxvz2"/><text:span text:style-name="T1_1">CouchDB</text:span></text:p>
      <text:h text:style-name="P2" text:outline-level="10"><text:bookmark-start text:name="h.yxzz5y2glezb"/><text:bookmark-end text:name="h.yxzz5y2glezb"/></text:h>
      <text:h text:style-name="P3" text:outline-level="10"><text:bookmark-start text:name="h.7mq1xmywu2m9"/><text:bookmark-end text:name="h.7mq1xmywu2m9"/><text:bookmark-start text:name="h.21jfnquf13d1"/><text:bookmark-end text:name="h.21jfnquf13d1"/><text:span text:style-name="T3_1"><office:annotation><dc:creator/><text:p text:style-name="P4"><text:span text:style-name="T4_1">Lucas</text:span><text:span text:style-name="T4_2"><text:s/></text:span><text:span text:style-name="T4_3">Pereira</text:span><text:span text:style-name="T4_4">:</text:span></text:p><text:p text:style-name="P5"><text:span text:style-name="T5_1">Quem</text:span><text:span text:style-name="T5_2"><text:s/></text:span><text:span text:style-name="T5_3">for</text:span><text:span text:style-name="T5_4"><text:s/></text:span><text:span text:style-name="T5_5">falar</text:span><text:span text:style-name="T5_6"><text:s/></text:span><text:span text:style-name="T5_7">pode</text:span><text:span text:style-name="T5_8"><text:s/></text:span><text:span text:style-name="T5_9">botar</text:span><text:span text:style-name="T5_10"><text:s/></text:span><text:span text:style-name="T5_11">apenas</text:span><text:span text:style-name="T5_12"><text:s/></text:span><text:span text:style-name="T5_13">o</text:span><text:span text:style-name="T5_14"><text:s/></text:span><text:span text:style-name="T5_15">que</text:span><text:span text:style-name="T5_16"><text:s/></text:span><text:span text:style-name="T5_17">está</text:span><text:span text:style-name="T5_18"><text:s/></text:span><text:span text:style-name="T5_19">em</text:span><text:span text:style-name="T5_20"><text:s/></text:span><text:span text:style-name="T5_21">negrito</text:span><text:span text:style-name="T5_22"><text:s/></text:span><text:span text:style-name="T5_23">na</text:span><text:span text:style-name="T5_24"><text:s/></text:span><text:span text:style-name="T5_25">apresentação</text:span><text:span text:style-name="T5_26"><text:s/></text:span><text:span text:style-name="T5_27">e</text:span><text:span text:style-name="T5_28"><text:s/></text:span><text:span text:style-name="T5_29">ir</text:span><text:span text:style-name="T5_30"><text:s/></text:span><text:span text:style-name="T5_31">explicando</text:span><text:span text:style-name="T5_32"><text:s/></text:span><text:span text:style-name="T5_33">conforme</text:span><text:span text:style-name="T5_34"><text:s/></text:span><text:span text:style-name="T5_35">o</text:span><text:span text:style-name="T5_36"><text:s/></text:span><text:span text:style-name="T5_37">texto</text:span><text:span text:style-name="T5_38">.<text:s/></text:span><text:span text:style-name="T5_39">Pode</text:span><text:span text:style-name="T5_40"><text:s/></text:span><text:span text:style-name="T5_41">usar</text:span><text:span text:style-name="T5_42"><text:s/></text:span><text:span text:style-name="T5_43">o</text:span><text:span text:style-name="T5_44"><text:s/></text:span><text:span text:style-name="T5_45">slide</text:span><text:span text:style-name="T5_46"><text:s/>2<text:s/></text:span><text:span text:style-name="T5_47">e</text:span><text:span text:style-name="T5_48"><text:s/>3<text:s/></text:span><text:span text:style-name="T5_49">de</text:span><text:span text:style-name="T5_50"><text:s/></text:span><text:span text:style-name="T5_51">http</text:span><text:span text:style-name="T5_52">://</text:span><text:span text:style-name="T5_53">martinfowler</text:span><text:span text:style-name="T5_54">.</text:span><text:span text:style-name="T5_55">com</text:span><text:span text:style-name="T5_56">/</text:span><text:span text:style-name="T5_57">articles</text:span><text:span text:style-name="T5_58">/</text:span><text:span text:style-name="T5_59">nosql</text:span><text:span text:style-name="T5_60">-</text:span><text:span text:style-name="T5_61">intro</text:span><text:span text:style-name="T5_62">.</text:span><text:span text:style-name="T5_63">pdf</text:span><text:span text:style-name="T5_64"><text:s/></text:span><text:span text:style-name="T5_65">como</text:span><text:span text:style-name="T5_66"><text:s/></text:span><text:span text:style-name="T5_67">base</text:span><text:span text:style-name="T5_68">.</text:span></text:p></office:annotation></text:span><text:span text:style-name="T5_69">O</text:span><text:span text:style-name="T5_70"><text:s/></text:span><text:span text:style-name="T5_71">que</text:span><text:span text:style-name="T5_72"><text:s/></text:span><text:span text:style-name="T5_73">garantiu</text:span><text:span text:style-name="T5_74"><text:s/></text:span><text:span text:style-name="T5_75">a</text:span><text:span text:style-name="T5_76"><text:s/></text:span><text:span text:style-name="T5_77">hegemonia</text:span><text:span text:style-name="T5_78"><text:s/></text:span><text:span text:style-name="T5_79">dos</text:span><text:span text:style-name="T5_80"><text:s/></text:span><text:span text:style-name="T5_81">bancos</text:span><text:span text:style-name="T5_82"><text:s/></text:span><text:span text:style-name="T5_83">de</text:span><text:span text:style-name="T5_84"><text:s/></text:span><text:span text:style-name="T5_85">dados</text:span><text:span text:style-name="T5_86"><text:s/></text:span><text:span text:style-name="T5_87">relacionais</text:span><text:span text:style-name="T5_88">?</text:span></text:h>
      <text:list text:style-name="LS1" xml:id="list0">
        <text:list-item>
          <text:p text:style-name="P6"><text:span text:style-name="T6_1">Armazenamento</text:span><text:span text:style-name="T6_2"><text:s/></text:span><text:span text:style-name="T6_3">persistente</text:span><text:span text:style-name="T6_4"><text:s/></text:span><text:span text:style-name="T6_5">de</text:span><text:span text:style-name="T6_6"><text:s/></text:span><text:span text:style-name="T6_7">dados</text:span><text:span text:style-name="T6_8">:</text:span><text:span text:style-name="T6_9"><text:s/></text:span><text:span text:style-name="T6_10">armazenar</text:span><text:span text:style-name="T6_11"><text:s/></text:span><text:span text:style-name="T6_12">uma</text:span><text:span text:style-name="T6_13"><text:s/></text:span><text:span text:style-name="T6_14">grande</text:span><text:span text:style-name="T6_15"><text:s/></text:span><text:span text:style-name="T6_16">quantidade</text:span><text:span text:style-name="T6_17"><text:s/></text:span><text:span text:style-name="T6_18">de</text:span><text:span text:style-name="T6_19"><text:s/></text:span><text:span text:style-name="T6_20">dados</text:span><text:span text:style-name="T6_21"><text:s/></text:span><text:span text:style-name="T6_22">em</text:span><text:span text:style-name="T6_23"><text:s/></text:span><text:span text:style-name="T6_24">disco</text:span><text:span text:style-name="T6_25"><text:s/></text:span><text:span text:style-name="T6_26">enquanto</text:span><text:span text:style-name="T6_27"><text:s/></text:span><text:span text:style-name="T6_28">aplicações</text:span><text:span text:style-name="T6_29"><text:s/></text:span><text:span text:style-name="T6_30">acessam</text:span><text:span text:style-name="T6_31"><text:s/></text:span><text:span text:style-name="T6_32">estes</text:span><text:span text:style-name="T6_33"><text:s/></text:span><text:span text:style-name="T6_34">dados</text:span><text:span text:style-name="T6_35"><text:s/></text:span><text:span text:style-name="T6_36">e</text:span><text:span text:style-name="T6_37"><text:s/></text:span><text:span text:style-name="T6_38">realizam</text:span><text:span text:style-name="T6_39"><text:s/></text:span><text:span text:style-name="T6_40">buscas</text:span><text:span text:style-name="T6_41">;</text:span></text:p>
        </text:list-item>
        <text:list-item>
          <text:p text:style-name="P7"><text:span text:style-name="T7_1">Controle</text:span><text:span text:style-name="T7_2"><text:s/></text:span><text:span text:style-name="T7_3">de</text:span><text:span text:style-name="T7_4"><text:s/></text:span><text:span text:style-name="T7_5">concorrência</text:span><text:span text:style-name="T7_6">:</text:span><text:span text:style-name="T7_7"><text:s/></text:span><text:span text:style-name="T7_8">vários</text:span><text:span text:style-name="T7_9"><text:s/></text:span><text:span text:style-name="T7_10">usuários</text:span><text:span text:style-name="T7_11"><text:s/></text:span><text:span text:style-name="T7_12">podem</text:span><text:span text:style-name="T7_13"><text:s/></text:span><text:span text:style-name="T7_14">ter</text:span><text:span text:style-name="T7_15"><text:s/></text:span><text:span text:style-name="T7_16">acesso</text:span><text:span text:style-name="T7_17"><text:s/></text:span><text:span text:style-name="T7_18">aos</text:span><text:span text:style-name="T7_19"><text:s/></text:span><text:span text:style-name="T7_20">dados</text:span><text:span text:style-name="T7_21"><text:s/></text:span><text:span text:style-name="T7_22">ao</text:span><text:span text:style-name="T7_23"><text:s/></text:span><text:span text:style-name="T7_24">mesmo</text:span><text:span text:style-name="T7_25"><text:s/></text:span><text:span text:style-name="T7_26">tempo</text:span><text:span text:style-name="T7_27"><text:s/></text:span><text:span text:style-name="T7_28">graças</text:span><text:span text:style-name="T7_29"><text:s/></text:span><text:span text:style-name="T7_30">ao</text:span><text:span text:style-name="T7_31"><text:s/></text:span><text:span text:style-name="T7_32">controle</text:span><text:span text:style-name="T7_33"><text:s/></text:span><text:span text:style-name="T7_34">de</text:span><text:span text:style-name="T7_35"><text:s/></text:span><text:span text:style-name="T7_36">transações</text:span><text:span text:style-name="T7_37">;</text:span></text:p>
        </text:list-item>
        <text:list-item>
          <text:p text:style-name="P8"><text:span text:style-name="T8_1">Padronização</text:span><text:span text:style-name="T8_2"><text:s/></text:span><text:span text:style-name="T8_3">através</text:span><text:span text:style-name="T8_4"><text:s/></text:span><text:span text:style-name="T8_5">do</text:span><text:span text:style-name="T8_6"><text:s/></text:span><text:span text:style-name="T8_7">SQL</text:span><text:span text:style-name="T8_8">:<text:s/></text:span><text:span text:style-name="T8_9">utilização</text:span><text:span text:style-name="T8_10"><text:s/></text:span><text:span text:style-name="T8_11">de</text:span><text:span text:style-name="T8_12"><text:s/></text:span><text:span text:style-name="T8_13">uma</text:span><text:span text:style-name="T8_14"><text:s/></text:span><text:span text:style-name="T8_15">linguagem</text:span><text:span text:style-name="T8_16"><text:s/></text:span><text:span text:style-name="T8_17">padrão</text:span><text:span text:style-name="T8_18"><text:s/></text:span><text:span text:style-name="T8_19">largamente</text:span><text:span text:style-name="T8_20"><text:s/></text:span><text:span text:style-name="T8_21">conhecida</text:span><text:span text:style-name="T8_22"><text:s/></text:span><text:span text:style-name="T8_23">que</text:span><text:span text:style-name="T8_24"><text:s/></text:span><text:span text:style-name="T8_25">garante</text:span><text:span text:style-name="T8_26"><text:s/></text:span><text:span text:style-name="T8_27">uma</text:span><text:span text:style-name="T8_28"><text:s/></text:span><text:span text:style-name="T8_29">interface</text:span><text:span text:style-name="T8_30"><text:s/></text:span><text:span text:style-name="T8_31">uniforme</text:span><text:span text:style-name="T8_32"><text:s/></text:span><text:span text:style-name="T8_33">e</text:span><text:span text:style-name="T8_34"><text:s/></text:span><text:span text:style-name="T8_35">independência</text:span><text:span text:style-name="T8_36"><text:s/></text:span><text:span text:style-name="T8_37">de</text:span><text:span text:style-name="T8_38"><text:s/></text:span><text:span text:style-name="T8_39">plataforma</text:span><text:span text:style-name="T8_40"><text:s/>(</text:span><text:span text:style-name="T8_41">até</text:span><text:span text:style-name="T8_42"><text:s/></text:span><text:span text:style-name="T8_43">certo</text:span><text:span text:style-name="T8_44"><text:s/></text:span><text:span text:style-name="T8_45">ponto</text:span><text:span text:style-name="T8_46">);</text:span></text:p>
        </text:list-item>
        <text:list-item>
          <text:p text:style-name="P9"><text:span text:style-name="T9_1">Integração</text:span><text:span text:style-name="T9_2"><text:s/></text:span><text:span text:style-name="T9_3">entre</text:span><text:span text:style-name="T9_4"><text:s/></text:span><text:span text:style-name="T9_5">aplicações</text:span><text:span text:style-name="T9_6">:</text:span><text:span text:style-name="T9_7"><text:s/></text:span><text:span text:style-name="T9_8">permite</text:span><text:span text:style-name="T9_9"><text:s/></text:span><text:span text:style-name="T9_10">que</text:span><text:span text:style-name="T9_11"><text:s/></text:span><text:span text:style-name="T9_12">aplicações</text:span><text:span text:style-name="T9_13"><text:s/></text:span><text:span text:style-name="T9_14">distintas</text:span><text:span text:style-name="T9_15"><text:s/></text:span><text:span text:style-name="T9_16">compartilhem</text:span><text:span text:style-name="T9_17"><text:s/></text:span><text:span text:style-name="T9_18">informações</text:span><text:span text:style-name="T9_19"><text:s/></text:span><text:span text:style-name="T9_20">de</text:span><text:span text:style-name="T9_21"><text:s/></text:span><text:span text:style-name="T9_22">forma</text:span><text:span text:style-name="T9_23"><text:s/></text:span><text:span text:style-name="T9_24">consistente</text:span><text:span text:style-name="T9_25"><text:s/></text:span><text:span text:style-name="T9_26">e</text:span><text:span text:style-name="T9_27"><text:s/></text:span><text:span text:style-name="T9_28">atualizada</text:span><text:span text:style-name="T9_29">;</text:span></text:p>
        </text:list-item>
        <text:list-item>
          <text:p text:style-name="P10"><text:span text:style-name="T10_1">Relacionamento</text:span><text:span text:style-name="T10_2"><text:s/></text:span><text:span text:style-name="T10_3">dos</text:span><text:span text:style-name="T10_4"><text:s/></text:span><text:span text:style-name="T10_5">dados</text:span><text:span text:style-name="T10_6">:</text:span><text:span text:style-name="T10_7"><text:s/></text:span><text:span text:style-name="T10_8">criação</text:span><text:span text:style-name="T10_9"><text:s/></text:span><text:span text:style-name="T10_10">de</text:span><text:span text:style-name="T10_11"><text:s/></text:span><text:span text:style-name="T10_12">forte</text:span><text:span text:style-name="T10_13"><text:s/></text:span><text:span text:style-name="T10_14">relacionamentos</text:span><text:span text:style-name="T10_15"><text:s/></text:span><text:span text:style-name="T10_16">entre</text:span><text:span text:style-name="T10_17"><text:s/></text:span><text:span text:style-name="T10_18">os</text:span><text:span text:style-name="T10_19"><text:s/></text:span><text:span text:style-name="T10_20">dados</text:span><text:span text:style-name="T10_21"><text:s/></text:span><text:span text:style-name="T10_22">permitindo</text:span><text:span text:style-name="T10_23"><text:s/></text:span><text:span text:style-name="T10_24">criar</text:span><text:span text:style-name="T10_25"><text:s/></text:span><text:span text:style-name="T10_26">esquemas</text:span><text:span text:style-name="T10_27"><text:s/></text:span><text:span text:style-name="T10_28">complexos</text:span><text:span text:style-name="T10_29">.</text:span></text:p>
        </text:list-item>
      </text:list>
      <text:h text:style-name="P11" text:outline-level="10"><text:bookmark-start text:name="h.tui73y1bzipm"/><text:bookmark-end text:name="h.tui73y1bzipm"/><text:span text:style-name="T11_1"><office:annotation><dc:creator/><text:p text:style-name="P12"><text:span text:style-name="T12_1">Lucas</text:span><text:span text:style-name="T12_2"><text:s/></text:span><text:span text:style-name="T12_3">Pereira</text:span><text:span text:style-name="T12_4">:</text:span></text:p><text:p text:style-name="P13"><text:span text:style-name="T13_1">Falar</text:span><text:span text:style-name="T13_2"><text:s/></text:span><text:span text:style-name="T13_3">dos</text:span><text:span text:style-name="T13_4"><text:s/></text:span><text:span text:style-name="T13_5">aspectos</text:span><text:span text:style-name="T13_6"><text:s/></text:span><text:span text:style-name="T13_7">nesse</text:span><text:span text:style-name="T13_8"><text:s/></text:span><text:span text:style-name="T13_9">texto</text:span><text:span text:style-name="T13_10"><text:s/></text:span><text:span text:style-name="T13_11">e</text:span><text:span text:style-name="T13_12"><text:s/></text:span><text:span text:style-name="T13_13">falar</text:span><text:span text:style-name="T13_14"><text:s/></text:span><text:span text:style-name="T13_15">a</text:span><text:span text:style-name="T13_16"><text:s/>"</text:span><text:span text:style-name="T13_17">definição</text:span><text:span text:style-name="T13_18">"<text:s/></text:span><text:span text:style-name="T13_19">sobre</text:span><text:span text:style-name="T13_20"><text:s/></text:span><text:span text:style-name="T13_21">o</text:span><text:span text:style-name="T13_22"><text:s/></text:span><text:span text:style-name="T13_23">que</text:span><text:span text:style-name="T13_24"><text:s/></text:span><text:span text:style-name="T13_25">é</text:span><text:span text:style-name="T13_26"><text:s/></text:span><text:span text:style-name="T13_27">NoSQL</text:span><text:span text:style-name="T13_28">.<text:s/></text:span><text:span text:style-name="T13_29">Pode</text:span><text:span text:style-name="T13_30"><text:s/></text:span><text:span text:style-name="T13_31">utilizar</text:span><text:span text:style-name="T13_32"><text:s/></text:span><text:span text:style-name="T13_33">o</text:span><text:span text:style-name="T13_34"><text:s/></text:span><text:span text:style-name="T13_35">seguinte</text:span><text:span text:style-name="T13_36"><text:s/></text:span><text:span text:style-name="T13_37">texto</text:span><text:span text:style-name="T13_38"><text:s/></text:span><text:span text:style-name="T13_39">como</text:span><text:span text:style-name="T13_40"><text:s/></text:span><text:span text:style-name="T13_41">base</text:span><text:span text:style-name="T13_42">:<text:s/></text:span><text:span text:style-name="T13_43">http</text:span><text:span text:style-name="T13_44">://</text:span><text:span text:style-name="T13_45">martinfowler</text:span><text:span text:style-name="T13_46">.</text:span><text:span text:style-name="T13_47">com</text:span><text:span text:style-name="T13_48">/</text:span><text:span text:style-name="T13_49">bliki</text:span><text:span text:style-name="T13_50">/</text:span><text:span text:style-name="T13_51">NosqlDefinition</text:span><text:span text:style-name="T13_52">.</text:span><text:span text:style-name="T13_53">html</text:span></text:p></office:annotation></text:span><text:span text:style-name="T13_54">Introdução</text:span></text:h>
      <text:p text:style-name="P14"><text:span text:style-name="T14_1">NoSQL</text:span><text:span text:style-name="T14_2"><text:s/></text:span><text:span text:style-name="T14_3">é</text:span><text:span text:style-name="T14_4"><text:s/></text:span><text:span text:style-name="T14_5">um</text:span><text:span text:style-name="T14_6"><text:s/></text:span><text:span text:style-name="T14_7">recente</text:span><text:span text:style-name="T14_8"><text:s/></text:span><text:span text:style-name="T14_9">paradigma</text:span><text:span text:style-name="T14_10"><text:s/></text:span><text:span text:style-name="T14_11">de</text:span><text:span text:style-name="T14_12"><text:s/></text:span><text:span text:style-name="T14_13">banco</text:span><text:span text:style-name="T14_14"><text:s/></text:span><text:span text:style-name="T14_15">de</text:span><text:span text:style-name="T14_16"><text:s/></text:span><text:span text:style-name="T14_17">dados</text:span><text:span text:style-name="T14_18"><text:s/></text:span><text:span text:style-name="T14_19">que</text:span><text:span text:style-name="T14_20"><text:s/></text:span><text:span text:style-name="T14_21">rompe</text:span><text:span text:style-name="T14_22"><text:s/></text:span><text:span text:style-name="T14_23">com</text:span><text:span text:style-name="T14_24"><text:s/></text:span><text:span text:style-name="T14_25">o</text:span><text:span text:style-name="T14_26"><text:s/></text:span><text:span text:style-name="T14_27">tradicional</text:span><text:span text:style-name="T14_28"><text:s/></text:span><text:span text:style-name="T14_29">modelo</text:span><text:span text:style-name="T14_30"><text:s/></text:span><text:span text:style-name="T14_31">de</text:span><text:span text:style-name="T14_32"><text:s/></text:span><text:span text:style-name="T14_33">banco</text:span><text:span text:style-name="T14_34"><text:s/></text:span><text:span text:style-name="T14_35">de</text:span><text:span text:style-name="T14_36"><text:s/></text:span><text:span text:style-name="T14_37">dados</text:span><text:span text:style-name="T14_38"><text:s/></text:span><text:span text:style-name="T14_39">relacional</text:span><text:span text:style-name="T14_40">.<text:s/></text:span><text:span text:style-name="T14_41">Ele</text:span><text:span text:style-name="T14_42"><text:s/></text:span><text:span text:style-name="T14_43">visa</text:span><text:span text:style-name="T14_44"><text:s/></text:span><text:span text:style-name="T14_45">dar</text:span><text:span text:style-name="T14_46"><text:s/></text:span><text:span text:style-name="T14_47">mais</text:span><text:span text:style-name="T14_48"><text:s/></text:span><text:span text:style-name="T14_49">flexibilidade</text:span><text:span text:style-name="T14_50"><text:s/></text:span><text:span text:style-name="T14_51">a</text:span><text:span text:style-name="T14_52"><text:s/></text:span><text:span text:style-name="T14_53">organização</text:span><text:span text:style-name="T14_54"><text:s/></text:span><text:span text:style-name="T14_55">dos</text:span><text:span text:style-name="T14_56"><text:s/></text:span><text:span text:style-name="T14_57">dados</text:span><text:span text:style-name="T14_58"><text:s/></text:span><text:span text:style-name="T14_59">e</text:span><text:span text:style-name="T14_60">,<text:s/></text:span><text:span text:style-name="T14_61">com</text:span><text:span text:style-name="T14_62"><text:s/></text:span><text:span text:style-name="T14_63">isso</text:span><text:span text:style-name="T14_64">,<text:s/></text:span><text:span text:style-name="T14_65">quebra</text:span><text:span text:style-name="T14_66"><text:s/></text:span><text:span text:style-name="T14_67">com</text:span><text:span text:style-name="T14_68"><text:s/></text:span><text:span text:style-name="T14_69">a</text:span><text:span text:style-name="T14_70"><text:s/></text:span><text:span text:style-name="T14_71">rigidez</text:span><text:span text:style-name="T14_72"><text:s/></text:span><text:span text:style-name="T14_73">de</text:span><text:span text:style-name="T14_74"><text:s/></text:span><text:span text:style-name="T14_75">definição</text:span><text:span text:style-name="T14_76"><text:s/></text:span><text:span text:style-name="T14_77">de</text:span><text:span text:style-name="T14_78"><text:s/></text:span><text:span text:style-name="T14_79">dados</text:span><text:span text:style-name="T14_80"><text:s/></text:span><text:span text:style-name="T14_81">que</text:span><text:span text:style-name="T14_82"><text:s/></text:span><text:span text:style-name="T14_83">existe</text:span><text:span text:style-name="T14_84"><text:s/></text:span><text:span text:style-name="T14_85">nos</text:span><text:span text:style-name="T14_86"><text:s/></text:span><text:span text:style-name="T14_87">bancos</text:span><text:span text:style-name="T14_88"><text:s/></text:span><text:span text:style-name="T14_89">de</text:span><text:span text:style-name="T14_90"><text:s/></text:span><text:span text:style-name="T14_91">dados</text:span><text:span text:style-name="T14_92"><text:s/></text:span><text:span text:style-name="T14_93">relacionais</text:span><text:span text:style-name="T14_94">.<text:s/></text:span><text:span text:style-name="T14_95">Em</text:span><text:span text:style-name="T14_96"><text:s/></text:span><text:span text:style-name="T14_97">outras</text:span><text:span text:style-name="T14_98"><text:s/></text:span><text:span text:style-name="T14_99">palavras</text:span><text:span text:style-name="T14_100">,<text:s/></text:span><text:span text:style-name="T14_101">a</text:span><text:span text:style-name="T14_102"><text:s/></text:span><text:span text:style-name="T14_103">estruturação</text:span><text:span text:style-name="T14_104"><text:s/></text:span><text:span text:style-name="T14_105">baseada</text:span><text:span text:style-name="T14_106"><text:s/></text:span><text:span text:style-name="T14_107">em</text:span><text:span text:style-name="T14_108"><text:s/></text:span><text:span text:style-name="T14_109">tabelas</text:span><text:span text:style-name="T14_110"><text:s/></text:span><text:span text:style-name="T14_111">previamente</text:span><text:span text:style-name="T14_112"><text:s/></text:span><text:span text:style-name="T14_113">definidas</text:span><text:span text:style-name="T14_114">,<text:s/></text:span><text:span text:style-name="T14_115">simplesmente</text:span><text:span text:style-name="T14_116"><text:s/></text:span><text:span text:style-name="T14_117">não</text:span><text:span text:style-name="T14_118"><text:s/></text:span><text:span text:style-name="T14_119">existe</text:span><text:span text:style-name="T14_120">.<text:s/></text:span><text:span text:style-name="T14_121">Além</text:span><text:span text:style-name="T14_122"><text:s/></text:span><text:span text:style-name="T14_123">disso</text:span><text:span text:style-name="T14_124">,<text:s/></text:span><text:span text:style-name="T14_125">devido</text:span><text:span text:style-name="T14_126"><text:s/></text:span><text:span text:style-name="T14_127">a</text:span><text:span text:style-name="T14_128"><text:s/></text:span><text:span text:style-name="T14_129">essa</text:span><text:span text:style-name="T14_130"><text:s/></text:span><text:span text:style-name="T14_131">contraposição</text:span><text:span text:style-name="T14_132"><text:s/></text:span><text:span text:style-name="T14_133">ao</text:span><text:span text:style-name="T14_134"><text:s/></text:span><text:span text:style-name="T14_135">modelo</text:span><text:span text:style-name="T14_136"><text:s/></text:span><text:span text:style-name="T14_137">relacional</text:span><text:span text:style-name="T14_138">,<text:s/></text:span><text:span text:style-name="T14_139">esses</text:span><text:span text:style-name="T14_140"><text:s/></text:span><text:span text:style-name="T14_141">bancos</text:span><text:span text:style-name="T14_142"><text:s/></text:span><text:span text:style-name="T14_143">de</text:span><text:span text:style-name="T14_144"><text:s/></text:span><text:span text:style-name="T14_145">dados</text:span><text:span text:style-name="T14_146"><text:s/></text:span><text:span text:style-name="T14_147">NoSQL</text:span><text:span text:style-name="T14_148"><text:s/></text:span><text:span text:style-name="T14_149">não</text:span><text:span text:style-name="T14_150"><text:s/></text:span><text:span text:style-name="T14_151">possuem</text:span><text:span text:style-name="T14_152">,<text:s/></text:span><text:span text:style-name="T14_153">como</text:span><text:span text:style-name="T14_154"><text:s/></text:span><text:span text:style-name="T14_155">o</text:span><text:span text:style-name="T14_156"><text:s/></text:span><text:span text:style-name="T14_157">próprio</text:span><text:span text:style-name="T14_158"><text:s/></text:span><text:span text:style-name="T14_159">nome</text:span><text:span text:style-name="T14_160"><text:s/></text:span><text:span text:style-name="T14_161">já</text:span><text:span text:style-name="T14_162"><text:s/></text:span><text:span text:style-name="T14_163">diz</text:span><text:span text:style-name="T14_164">,<text:s/></text:span><text:span text:style-name="T14_165">uma</text:span><text:span text:style-name="T14_166"><text:s/></text:span><text:span text:style-name="T14_167">interface</text:span><text:span text:style-name="T14_168"><text:s/></text:span><text:span text:style-name="T14_169">SQL</text:span><text:span text:style-name="T14_170">.<text:s/></text:span><text:span text:style-name="T14_171">Nesses</text:span><text:span text:style-name="T14_172"><text:s/></text:span><text:span text:style-name="T14_173">bancos</text:span><text:span text:style-name="T14_174">,<text:s/></text:span><text:span text:style-name="T14_175">a</text:span><text:span text:style-name="T14_176"><text:s/></text:span><text:span text:style-name="T14_177">interface</text:span><text:span text:style-name="T14_178"><text:s/></text:span><text:span text:style-name="T14_179">para</text:span><text:span text:style-name="T14_180"><text:s/></text:span><text:span text:style-name="T14_181">consultas</text:span><text:span text:style-name="T14_182"><text:s/></text:span><text:span text:style-name="T14_183">varia</text:span><text:span text:style-name="T14_184"><text:s/></text:span><text:span text:style-name="T14_185">de</text:span><text:span text:style-name="T14_186"><text:s/></text:span><text:span text:style-name="T14_187">implementação</text:span><text:span text:style-name="T14_188"><text:s/></text:span><text:span text:style-name="T14_189">para</text:span><text:span text:style-name="T14_190"><text:s/></text:span><text:span text:style-name="T14_191">implementação</text:span><text:span text:style-name="T14_192">.</text:span></text:p>
      <text:p text:style-name="P15"><text:span text:style-name="T15_1">O</text:span><text:span text:style-name="T15_2"><text:s/></text:span><text:span text:style-name="T15_3">CouchDB</text:span><text:span text:style-name="T15_4"><text:s/></text:span><text:span text:style-name="T15_5">é</text:span><text:span text:style-name="T15_6"><text:s/></text:span><text:span text:style-name="T15_7">um</text:span><text:span text:style-name="T15_8"><text:s/></text:span><text:span text:style-name="T15_9">banco</text:span><text:span text:style-name="T15_10"><text:s/></text:span><text:span text:style-name="T15_11">de</text:span><text:span text:style-name="T15_12"><text:s/></text:span><text:span text:style-name="T15_13">dados</text:span><text:span text:style-name="T15_14"><text:s/></text:span><text:span text:style-name="T15_15">NoSQL</text:span><text:span text:style-name="T15_16"><text:s/></text:span><text:span text:style-name="T15_17">que</text:span><text:span text:style-name="T15_18"><text:s/></text:span><text:span text:style-name="T15_19">se</text:span><text:span text:style-name="T15_20"><text:s/></text:span><text:span text:style-name="T15_21">baseia</text:span><text:span text:style-name="T15_22"><text:s/></text:span><text:span text:style-name="T15_23">no</text:span><text:span text:style-name="T15_24"><text:s/></text:span><text:span text:style-name="T15_25">formato</text:span><text:span text:style-name="T15_26"><text:s/></text:span><text:span text:style-name="T15_27">de</text:span><text:span text:style-name="T15_28"><text:s/></text:span><text:span text:style-name="T15_29">document</text:span><text:span text:style-name="T15_30"><text:s/></text:span><text:span text:style-name="T15_31">store</text:span><text:span text:style-name="T15_32">,</text:span><text:span text:style-name="T15_33"><text:s/></text:span><text:span text:style-name="T15_34">ou</text:span><text:span text:style-name="T15_35"><text:s/></text:span><text:span text:style-name="T15_36">seja</text:span><text:span text:style-name="T15_37">,<text:s/></text:span><text:span text:style-name="T15_38">cada</text:span><text:span text:style-name="T15_39"><text:s/></text:span><text:span text:style-name="T15_40">registro</text:span><text:span text:style-name="T15_41"><text:s/></text:span><text:span text:style-name="T15_42">é</text:span><text:span text:style-name="T15_43"><text:s/></text:span><text:span text:style-name="T15_44">um</text:span><text:span text:style-name="T15_45"><text:s/></text:span><text:span text:style-name="T15_46">documento</text:span><text:span text:style-name="T15_47"><text:s/></text:span><text:span text:style-name="T15_48">que</text:span><text:span text:style-name="T15_49"><text:s/></text:span><text:span text:style-name="T15_50">é</text:span><text:span text:style-name="T15_51"><text:s/></text:span><text:span text:style-name="T15_52">armazenado</text:span><text:span text:style-name="T15_53"><text:s/></text:span><text:span text:style-name="T15_54">em</text:span><text:span text:style-name="T15_55"><text:s/></text:span><text:span text:style-name="T15_56">algum</text:span><text:span text:style-name="T15_57"><text:s/></text:span><text:span text:style-name="T15_58">formato</text:span><text:span text:style-name="T15_59"><text:s/></text:span><text:span text:style-name="T15_60">específico</text:span><text:span text:style-name="T15_61">.<text:s/></text:span><text:span text:style-name="T15_62">No</text:span><text:span text:style-name="T15_63"><text:s/></text:span><text:span text:style-name="T15_64">caso</text:span><text:span text:style-name="T15_65"><text:s/></text:span><text:span text:style-name="T15_66">do</text:span><text:span text:style-name="T15_67"><text:s/></text:span><text:span text:style-name="T15_68">CouchDB</text:span><text:span text:style-name="T15_69"><text:s/></text:span><text:span text:style-name="T15_70">esse</text:span><text:span text:style-name="T15_71"><text:s/></text:span><text:span text:style-name="T15_72">formato</text:span><text:span text:style-name="T15_73"><text:s/></text:span><text:span text:style-name="T15_74">é</text:span><text:span text:style-name="T15_75"><text:s/></text:span><text:span text:style-name="T15_76">o</text:span><text:span text:style-name="T15_77"><text:s/></text:span><text:span text:style-name="T15_78">JSON</text:span><text:span text:style-name="T15_79"><text:s/>(</text:span><text:span text:style-name="T15_80">JavaScript</text:span><text:span text:style-name="T15_81"><text:s/></text:span><text:span text:style-name="T15_82">Object</text:span><text:span text:style-name="T15_83"><text:s/></text:span><text:span text:style-name="T15_84">Notation</text:span><text:span text:style-name="T15_85">)<text:s/></text:span><text:span text:style-name="T15_86">que</text:span><text:span text:style-name="T15_87"><text:s/></text:span><text:span text:style-name="T15_88">possui</text:span><text:span text:style-name="T15_89"><text:s/></text:span><text:span text:style-name="T15_90">um</text:span><text:span text:style-name="T15_91"><text:s/></text:span><text:span text:style-name="T15_92">processamento</text:span><text:span text:style-name="T15_93"><text:s/></text:span><text:span text:style-name="T15_94">relativamente</text:span><text:span text:style-name="T15_95"><text:s/></text:span><text:span text:style-name="T15_96">leve</text:span><text:span text:style-name="T15_97"><text:s/></text:span><text:span text:style-name="T15_98">se</text:span><text:span text:style-name="T15_99"><text:s/></text:span><text:span text:style-name="T15_100">comparado</text:span><text:span text:style-name="T15_101"><text:s/></text:span><text:span text:style-name="T15_102">com</text:span><text:span text:style-name="T15_103"><text:s/></text:span><text:span text:style-name="T15_104">outros</text:span><text:span text:style-name="T15_105"><text:s/></text:span><text:span text:style-name="T15_106">formatos</text:span><text:span text:style-name="T15_107"><text:s/></text:span><text:span text:style-name="T15_108">como</text:span><text:span text:style-name="T15_109"><text:s/></text:span><text:span text:style-name="T15_110">XML</text:span><text:span text:style-name="T15_111">.<text:s/></text:span><text:span text:style-name="T15_112">Ele</text:span><text:span text:style-name="T15_113"><text:s/></text:span><text:span text:style-name="T15_114">é</text:span><text:span text:style-name="T15_115"><text:s/></text:span><text:span text:style-name="T15_116">escrito</text:span><text:span text:style-name="T15_117"><text:s/></text:span><text:span text:style-name="T15_118">em</text:span><text:span text:style-name="T15_119"><text:s/></text:span><text:span text:style-name="T15_120">Erlang</text:span><text:span text:style-name="T15_121"><text:s/></text:span><text:span text:style-name="T15_122">que</text:span><text:span text:style-name="T15_123"><text:s/></text:span><text:span text:style-name="T15_124">é</text:span><text:span text:style-name="T15_125"><text:s/></text:span><text:span text:style-name="T15_126">uma</text:span><text:span text:style-name="T15_127"><text:s/></text:span><text:span text:style-name="T15_128">linguagem</text:span><text:span text:style-name="T15_129"><text:s/></text:span><text:span text:style-name="T15_130">tolerante</text:span><text:span text:style-name="T15_131"><text:s/></text:span><text:span text:style-name="T15_132">a</text:span><text:span text:style-name="T15_133"><text:s/></text:span><text:span text:style-name="T15_134">falhas</text:span><text:span text:style-name="T15_135">,<text:s/></text:span><text:span text:style-name="T15_136">com</text:span><text:span text:style-name="T15_137"><text:s/></text:span><text:span text:style-name="T15_138">paradigmas</text:span><text:span text:style-name="T15_139"><text:s/></text:span><text:span text:style-name="T15_140">concorrente</text:span><text:span text:style-name="T15_141"><text:s/></text:span><text:span text:style-name="T15_142">e</text:span><text:span text:style-name="T15_143"><text:s/></text:span><text:span text:style-name="T15_144">funcional</text:span><text:span text:style-name="T15_145">.<text:s/></text:span><text:span text:style-name="T15_146">Erlang</text:span><text:span text:style-name="T15_147"><text:s/></text:span><text:span text:style-name="T15_148">foi</text:span><text:span text:style-name="T15_149"><text:s/></text:span><text:span text:style-name="T15_150">desenvolvida</text:span><text:span text:style-name="T15_151"><text:s/></text:span><text:span text:style-name="T15_152">para</text:span><text:span text:style-name="T15_153"><text:s/></text:span><text:span text:style-name="T15_154">suportar</text:span><text:span text:style-name="T15_155"><text:s/></text:span><text:span text:style-name="T15_156">aplicações</text:span><text:span text:style-name="T15_157"><text:s/></text:span><text:span text:style-name="T15_158">distribuídas</text:span><text:span text:style-name="T15_159"><text:s/></text:span><text:span text:style-name="T15_160">que</text:span><text:span text:style-name="T15_161"><text:s/></text:span><text:span text:style-name="T15_162">executam</text:span><text:span text:style-name="T15_163"><text:s/></text:span><text:span text:style-name="T15_164">em</text:span><text:span text:style-name="T15_165"><text:s/></text:span><text:span text:style-name="T15_166">tempo</text:span><text:span text:style-name="T15_167"><text:s/></text:span><text:span text:style-name="T15_168">real</text:span><text:span text:style-name="T15_169"><text:s/></text:span><text:span text:style-name="T15_170">ininterruptamente</text:span><text:span text:style-name="T15_171">.</text:span></text:p>
      <text:p text:style-name="P16"><text:span text:style-name="T16_1">Entre</text:span><text:span text:style-name="T16_2"><text:s/></text:span><text:span text:style-name="T16_3">as</text:span><text:span text:style-name="T16_4"><text:s/></text:span><text:span text:style-name="T16_5">principais</text:span><text:span text:style-name="T16_6"><text:s/></text:span><text:span text:style-name="T16_7">características</text:span><text:span text:style-name="T16_8"><text:s/></text:span><text:span text:style-name="T16_9">do</text:span><text:span text:style-name="T16_10"><text:s/></text:span><text:span text:style-name="T16_11">CouchDB</text:span><text:span text:style-name="T16_12"><text:s/></text:span><text:span text:style-name="T16_13">estão</text:span><text:span text:style-name="T16_14"><text:s/></text:span><text:span text:style-name="T16_15">a</text:span><text:span text:style-name="T16_16"><text:s/></text:span><text:span text:style-name="T16_17">utilização</text:span><text:span text:style-name="T16_18"><text:s/></text:span><text:span text:style-name="T16_19">de</text:span><text:span text:style-name="T16_20"><text:s/></text:span><text:span text:style-name="T16_21">map</text:span><text:span text:style-name="T16_22">-</text:span><text:span text:style-name="T16_23">reduces</text:span><text:span text:style-name="T16_24">,<text:s/></text:span><text:span text:style-name="T16_25">views</text:span><text:span text:style-name="T16_26"><text:s/></text:span><text:span text:style-name="T16_27">escritas</text:span><text:span text:style-name="T16_28"><text:s/></text:span><text:span text:style-name="T16_29">em</text:span><text:span text:style-name="T16_30"><text:s/></text:span><text:span text:style-name="T16_31">JavaScript</text:span><text:span text:style-name="T16_32">,<text:s/></text:span><text:span text:style-name="T16_33">API</text:span><text:span text:style-name="T16_34"><text:s/></text:span><text:span text:style-name="T16_35">REST</text:span><text:span text:style-name="T16_36"><text:s/></text:span><text:span text:style-name="T16_37">para</text:span><text:span text:style-name="T16_38"><text:s/></text:span><text:span text:style-name="T16_39">acesso</text:span><text:span text:style-name="T16_40"><text:s/></text:span><text:span text:style-name="T16_41">e</text:span><text:span text:style-name="T16_42"><text:s/></text:span><text:span text:style-name="T16_43">manipulação</text:span><text:span text:style-name="T16_44"><text:s/></text:span><text:span text:style-name="T16_45">dos</text:span><text:span text:style-name="T16_46"><text:s/></text:span><text:span text:style-name="T16_47">dados</text:span><text:span text:style-name="T16_48">,<text:s/></text:span><text:span text:style-name="T16_49">possibilidade</text:span><text:span text:style-name="T16_50"><text:s/></text:span><text:span text:style-name="T16_51">de</text:span><text:span text:style-name="T16_52"><text:s/></text:span><text:span text:style-name="T16_53">validação</text:span><text:span text:style-name="T16_54"><text:s/></text:span><text:span text:style-name="T16_55">dos</text:span><text:span text:style-name="T16_56"><text:s/></text:span><text:span text:style-name="T16_57">dados</text:span><text:span text:style-name="T16_58"><text:s/></text:span><text:span text:style-name="T16_59">antes</text:span><text:span text:style-name="T16_60"><text:s/></text:span><text:span text:style-name="T16_61">de</text:span><text:span text:style-name="T16_62"><text:s/></text:span><text:span text:style-name="T16_63">armazená</text:span><text:span text:style-name="T16_64">-</text:span><text:span text:style-name="T16_65">los</text:span><text:span text:style-name="T16_66"><text:s/></text:span><text:span text:style-name="T16_67">e</text:span><text:span text:style-name="T16_68"><text:s/></text:span><text:span text:style-name="T16_69">até</text:span><text:span text:style-name="T16_70"><text:s/></text:span><text:span text:style-name="T16_71">mesmo</text:span><text:span text:style-name="T16_72"><text:s/></text:span><text:span text:style-name="T16_73">a</text:span><text:span text:style-name="T16_74"><text:s/></text:span><text:span text:style-name="T16_75">construção</text:span><text:span text:style-name="T16_76"><text:s/></text:span><text:span text:style-name="T16_77">de</text:span><text:span text:style-name="T16_78"><text:s/></text:span><text:span text:style-name="T16_79">aplicações</text:span><text:span text:style-name="T16_80"><text:s/></text:span><text:span text:style-name="T16_81">Web</text:span><text:span text:style-name="T16_82"><text:s/></text:span><text:span text:style-name="T16_83">inteiramente</text:span><text:span text:style-name="T16_84"><text:s/></text:span><text:span text:style-name="T16_85">embutidas</text:span><text:span text:style-name="T16_86"><text:s/></text:span><text:span text:style-name="T16_87">no</text:span><text:span text:style-name="T16_88"><text:s/></text:span><text:span text:style-name="T16_89">banco</text:span><text:span text:style-name="T16_90"><text:s/></text:span><text:span text:style-name="T16_91">de</text:span><text:span text:style-name="T16_92"><text:s/></text:span><text:span text:style-name="T16_93">dados</text:span><text:span text:style-name="T16_94">.</text:span></text:p>
      <text:p text:style-name="P17"><text:span text:style-name="T17_1">Couch</text:span><text:span text:style-name="T17_2"><text:s/></text:span><text:span text:style-name="T17_3">é</text:span><text:span text:style-name="T17_4"><text:s/></text:span><text:span text:style-name="T17_5">um</text:span><text:span text:style-name="T17_6"><text:s/></text:span><text:span text:style-name="T17_7">acrônimo</text:span><text:span text:style-name="T17_8"><text:s/></text:span><text:span text:style-name="T17_9">para</text:span><text:span text:style-name="T17_10"><text:s/>“</text:span><text:span text:style-name="T17_11">Cluster</text:span><text:span text:style-name="T17_12"><text:s/></text:span><text:span text:style-name="T17_13">of</text:span><text:span text:style-name="T17_14"><text:s/></text:span><text:span text:style-name="T17_15">Unreliable</text:span><text:span text:style-name="T17_16"><text:s/></text:span><text:span text:style-name="T17_17">Commodity</text:span><text:span text:style-name="T17_18"><text:s/></text:span><text:span text:style-name="T17_19">Hardware</text:span><text:span text:style-name="T17_20">”<text:s/>(</text:span><text:span text:style-name="T17_21">Conjunto</text:span><text:span text:style-name="T17_22"><text:s/></text:span><text:span text:style-name="T17_23">de</text:span><text:span text:style-name="T17_24"><text:s/></text:span><text:span text:style-name="T17_25">Hardware</text:span><text:span text:style-name="T17_26"><text:s/></text:span><text:span text:style-name="T17_27">não</text:span><text:span text:style-name="T17_28"><text:s/></text:span><text:span text:style-name="T17_29">confiáveis</text:span><text:span text:style-name="T17_30">).<text:s/></text:span><text:span text:style-name="T17_31">A</text:span><text:span text:style-name="T17_32"><text:s/></text:span><text:span text:style-name="T17_33">ideia</text:span><text:span text:style-name="T17_34"><text:s/></text:span><text:span text:style-name="T17_35">por</text:span><text:span text:style-name="T17_36"><text:s/></text:span><text:span text:style-name="T17_37">trás</text:span><text:span text:style-name="T17_38"><text:s/></text:span><text:span text:style-name="T17_39">do</text:span><text:span text:style-name="T17_40"><text:s/></text:span><text:span text:style-name="T17_41">nome</text:span><text:span text:style-name="T17_42"><text:s/></text:span><text:span text:style-name="T17_43">é</text:span><text:span text:style-name="T17_44"><text:s/></text:span><text:span text:style-name="T17_45">refletir</text:span><text:span text:style-name="T17_46"><text:s/></text:span><text:span text:style-name="T17_47">o</text:span><text:span text:style-name="T17_48"><text:s/></text:span><text:span text:style-name="T17_49">objetivo</text:span><text:span text:style-name="T17_50"><text:s/></text:span><text:span text:style-name="T17_51">do</text:span><text:span text:style-name="T17_52"><text:s/></text:span><text:span text:style-name="T17_53">banco</text:span><text:span text:style-name="T17_54"><text:s/></text:span><text:span text:style-name="T17_55">de</text:span><text:span text:style-name="T17_56"><text:s/></text:span><text:span text:style-name="T17_57">dados</text:span><text:span text:style-name="T17_58"><text:s/></text:span><text:span text:style-name="T17_59">de</text:span><text:span text:style-name="T17_60"><text:s/></text:span><text:span text:style-name="T17_61">ser</text:span><text:span text:style-name="T17_62"><text:s/></text:span><text:span text:style-name="T17_63">extremamente</text:span><text:span text:style-name="T17_64"><text:s/></text:span><text:span text:style-name="T17_65">escalável</text:span><text:span text:style-name="T17_66">,<text:s/></text:span><text:span text:style-name="T17_67">oferecendo</text:span><text:span text:style-name="T17_68"><text:s/></text:span><text:span text:style-name="T17_69">alta</text:span><text:span text:style-name="T17_70"><text:s/></text:span><text:span text:style-name="T17_71">disponibilidade</text:span><text:span text:style-name="T17_72"><text:s/></text:span><text:span text:style-name="T17_73">e</text:span><text:span text:style-name="T17_74"><text:s/></text:span><text:span text:style-name="T17_75">confiabilidade</text:span><text:span text:style-name="T17_76">,<text:s/></text:span><text:span text:style-name="T17_77">mesmo</text:span><text:span text:style-name="T17_78"><text:s/></text:span><text:span text:style-name="T17_79">quando</text:span><text:span text:style-name="T17_80"><text:s/></text:span><text:span text:style-name="T17_81">executando</text:span><text:span text:style-name="T17_82"><text:s/></text:span><text:span text:style-name="T17_83">em</text:span><text:span text:style-name="T17_84"><text:s/></text:span><text:span text:style-name="T17_85">um</text:span><text:span text:style-name="T17_86"><text:s/></text:span><text:span text:style-name="T17_87">hardware</text:span><text:span text:style-name="T17_88"><text:s/></text:span><text:span text:style-name="T17_89">que</text:span><text:span text:style-name="T17_90"><text:s/></text:span><text:span text:style-name="T17_91">é</text:span><text:span text:style-name="T17_92"><text:s/></text:span><text:span text:style-name="T17_93">tipicamente</text:span><text:span text:style-name="T17_94"><text:s/></text:span><text:span text:style-name="T17_95">suscetível</text:span><text:span text:style-name="T17_96"><text:s/></text:span><text:span text:style-name="T17_97">a</text:span><text:span text:style-name="T17_98"><text:s/></text:span><text:span text:style-name="T17_99">falhas</text:span><text:span text:style-name="T17_100">.</text:span></text:p>
      <text:p text:style-name="P18"/>
      <text:h text:style-name="P19" text:outline-level="10"><text:bookmark-start text:name="h.10votnklad83"/><text:bookmark-end text:name="h.10votnklad83"/><text:span text:style-name="T19_1"><office:annotation><dc:creator/><text:p text:style-name="P20"><text:span text:style-name="T20_1">Lucas</text:span><text:span text:style-name="T20_2"><text:s/></text:span><text:span text:style-name="T20_3">Pereira</text:span><text:span text:style-name="T20_4">:</text:span></text:p><text:p text:style-name="P21"><text:span text:style-name="T21_1">Em</text:span><text:span text:style-name="T21_2"><text:s/></text:span><text:span text:style-name="T21_3">http</text:span><text:span text:style-name="T21_4">://</text:span><text:span text:style-name="T21_5">guide</text:span><text:span text:style-name="T21_6">.</text:span><text:span text:style-name="T21_7">couchdb</text:span><text:span text:style-name="T21_8">.</text:span><text:span text:style-name="T21_9">org</text:span><text:span text:style-name="T21_10">/</text:span><text:span text:style-name="T21_11">draft</text:span><text:span text:style-name="T21_12">/</text:span><text:span text:style-name="T21_13">consistency</text:span><text:span text:style-name="T21_14">.</text:span><text:span text:style-name="T21_15">html</text:span><text:span text:style-name="T21_16"><text:s/></text:span><text:span text:style-name="T21_17">tem</text:span><text:span text:style-name="T21_18"><text:s/></text:span><text:span text:style-name="T21_19">uma</text:span><text:span text:style-name="T21_20"><text:s/></text:span><text:span text:style-name="T21_21">boa</text:span><text:span text:style-name="T21_22"><text:s/></text:span><text:span text:style-name="T21_23">explicação</text:span><text:span text:style-name="T21_24"><text:s/></text:span><text:span text:style-name="T21_25">sobre</text:span><text:span text:style-name="T21_26"><text:s/></text:span><text:span text:style-name="T21_27">isso</text:span><text:span text:style-name="T21_28">.<text:s/></text:span><text:span text:style-name="T21_29">Utilizar</text:span><text:span text:style-name="T21_30"><text:s/></text:span><text:span text:style-name="T21_31">a</text:span><text:span text:style-name="T21_32"><text:s/></text:span><text:span text:style-name="T21_33">imagem</text:span><text:span text:style-name="T21_34"><text:s/></text:span><text:span text:style-name="T21_35">do</text:span><text:span text:style-name="T21_36"><text:s/></text:span><text:span text:style-name="T21_37">link</text:span><text:span text:style-name="T21_38"><text:s/></text:span><text:span text:style-name="T21_39">anterior</text:span><text:span text:style-name="T21_40"><text:s/></text:span><text:span text:style-name="T21_41">na</text:span><text:span text:style-name="T21_42"><text:s/></text:span><text:span text:style-name="T21_43">apresentação</text:span><text:span text:style-name="T21_44"><text:s/></text:span><text:span text:style-name="T21_45">e</text:span><text:span text:style-name="T21_46"><text:s/></text:span><text:span text:style-name="T21_47">mostrar</text:span><text:span text:style-name="T21_48"><text:s/></text:span><text:span text:style-name="T21_49">em</text:span><text:span text:style-name="T21_50"><text:s/></text:span><text:span text:style-name="T21_51">qual</text:span><text:span text:style-name="T21_52"><text:s/></text:span><text:span text:style-name="T21_53">situação</text:span><text:span text:style-name="T21_54"><text:s/></text:span><text:span text:style-name="T21_55">se</text:span><text:span text:style-name="T21_56"><text:s/></text:span><text:span text:style-name="T21_57">encaixam</text:span><text:span text:style-name="T21_58"><text:s/></text:span><text:span text:style-name="T21_59">os</text:span><text:span text:style-name="T21_60"><text:s/></text:span><text:span text:style-name="T21_61">BDs</text:span><text:span text:style-name="T21_62"><text:s/></text:span><text:span text:style-name="T21_63">NoSQLs</text:span><text:span text:style-name="T21_64">.</text:span></text:p></office:annotation></text:span><text:span text:style-name="T21_65">Teorema</text:span><text:span text:style-name="T21_66"><text:s/></text:span><text:span text:style-name="T21_67">CAP</text:span></text:h>
      <text:list text:style-name="LS2" xml:id="list5">
        <text:list-item>
          <text:p text:style-name="P22"><text:span text:style-name="T22_1"><text:s/></text:span><text:span text:style-name="T22_2">Consistence</text:span><text:span text:style-name="T22_3">:<text:s/></text:span><text:span text:style-name="T22_4">após</text:span><text:span text:style-name="T22_5"><text:s/></text:span><text:span text:style-name="T22_6">a</text:span><text:span text:style-name="T22_7"><text:s/></text:span><text:span text:style-name="T22_8">operação</text:span><text:span text:style-name="T22_9"><text:s/></text:span><text:span text:style-name="T22_10">o</text:span><text:span text:style-name="T22_11"><text:s/></text:span><text:span text:style-name="T22_12">dado</text:span><text:span text:style-name="T22_13"><text:s/></text:span><text:span text:style-name="T22_14">já</text:span><text:span text:style-name="T22_15"><text:s/></text:span><text:span text:style-name="T22_16">está</text:span><text:span text:style-name="T22_17"><text:s/></text:span><text:span text:style-name="T22_18">pronto</text:span><text:span text:style-name="T22_19"><text:s/></text:span><text:span text:style-name="T22_20">para</text:span><text:span text:style-name="T22_21"><text:s/></text:span><text:span text:style-name="T22_22">consulta</text:span><text:span text:style-name="T22_23">.</text:span></text:p>
        </text:list-item>
        <text:list-item>
          <text:p text:style-name="P23"><text:span text:style-name="T23_1">Availability</text:span><text:span text:style-name="T23_2">:<text:s/></text:span><text:span text:style-name="T23_3">sempre</text:span><text:span text:style-name="T23_4"><text:s/></text:span><text:span text:style-name="T23_5">disponível</text:span><text:span text:style-name="T23_6">.<text:s/></text:span><text:span text:style-name="T23_7">Tolerante</text:span><text:span text:style-name="T23_8"><text:s/></text:span><text:span text:style-name="T23_9">a</text:span><text:span text:style-name="T23_10"><text:s/></text:span><text:span text:style-name="T23_11">falhas</text:span><text:span text:style-name="T23_12"><text:s/></text:span><text:span text:style-name="T23_13">de</text:span><text:span text:style-name="T23_14"><text:s/></text:span><text:span text:style-name="T23_15">máquinas</text:span><text:span text:style-name="T23_16"><text:s/></text:span><text:span text:style-name="T23_17">individuais</text:span><text:span text:style-name="T23_18"><text:s/></text:span><text:span text:style-name="T23_19">e</text:span><text:span text:style-name="T23_20"><text:s/></text:span><text:span text:style-name="T23_21">expansão</text:span><text:span text:style-name="T23_22"><text:s/></text:span><text:span text:style-name="T23_23">sem</text:span><text:span text:style-name="T23_24"><text:s/></text:span><text:span text:style-name="T23_25">downtime</text:span><text:span text:style-name="T23_26">.</text:span></text:p>
        </text:list-item>
        <text:list-item>
          <text:p text:style-name="P24"><text:span text:style-name="T24_1">Partition</text:span><text:span text:style-name="T24_2"><text:s/></text:span><text:span text:style-name="T24_3">Tolerance</text:span><text:span text:style-name="T24_4">:<text:s/></text:span><text:span text:style-name="T24_5">os</text:span><text:span text:style-name="T24_6"><text:s/></text:span><text:span text:style-name="T24_7">dados</text:span><text:span text:style-name="T24_8"><text:s/></text:span><text:span text:style-name="T24_9">estão</text:span><text:span text:style-name="T24_10"><text:s/></text:span><text:span text:style-name="T24_11">espalhados</text:span><text:span text:style-name="T24_12"><text:s/></text:span><text:span text:style-name="T24_13">em</text:span><text:span text:style-name="T24_14"><text:s/></text:span><text:span text:style-name="T24_15">várias</text:span><text:span text:style-name="T24_16"><text:s/></text:span><text:span text:style-name="T24_17">máquinas</text:span><text:span text:style-name="T24_18"><text:s/></text:span><text:span text:style-name="T24_19">tanto</text:span><text:span text:style-name="T24_20"><text:s/></text:span><text:span text:style-name="T24_21">para</text:span><text:span text:style-name="T24_22"><text:s/></text:span><text:span text:style-name="T24_23">leitura</text:span><text:span text:style-name="T24_24"><text:s/></text:span><text:span text:style-name="T24_25">quanto</text:span><text:span text:style-name="T24_26"><text:s/></text:span><text:span text:style-name="T24_27">para</text:span><text:span text:style-name="T24_28"><text:s/></text:span><text:span text:style-name="T24_29">escrita</text:span><text:span text:style-name="T24_30">.</text:span></text:p>
        </text:list-item>
      </text:list>
      <text:h text:style-name="P25" text:outline-level="10"><text:bookmark-start text:name="h.hl6ck86o2pv7"/><text:bookmark-end text:name="h.hl6ck86o2pv7"/></text:h>
      <text:h text:style-name="P26" text:outline-level="10"><text:bookmark-start text:name="h.kk0fj2h3d0lo"/><text:bookmark-end text:name="h.kk0fj2h3d0lo"/><text:bookmark-start text:name="h.uf9w47x5fj3d"/><text:bookmark-end text:name="h.uf9w47x5fj3d"/><text:span text:style-name="T26_1"><office:annotation><dc:creator/><text:p text:style-name="P27"><text:span text:style-name="T27_1">Lucas</text:span><text:span text:style-name="T27_2"><text:s/></text:span><text:span text:style-name="T27_3">Pereira</text:span><text:span text:style-name="T27_4">:</text:span></text:p><text:p text:style-name="P28"><text:span text:style-name="T28_1">http</text:span><text:span text:style-name="T28_2">://</text:span><text:span text:style-name="T28_3">guide</text:span><text:span text:style-name="T28_4">.</text:span><text:span text:style-name="T28_5">couchdb</text:span><text:span text:style-name="T28_6">.</text:span><text:span text:style-name="T28_7">org</text:span><text:span text:style-name="T28_8">/</text:span><text:span text:style-name="T28_9">draft</text:span><text:span text:style-name="T28_10">/</text:span><text:span text:style-name="T28_11">btree</text:span><text:span text:style-name="T28_12">.</text:span><text:span text:style-name="T28_13">html</text:span><text:span text:style-name="T28_14">.<text:s/></text:span><text:span text:style-name="T28_15">Falar</text:span><text:span text:style-name="T28_16"><text:s/></text:span><text:span text:style-name="T28_17">como</text:span><text:span text:style-name="T28_18"><text:s/></text:span><text:span text:style-name="T28_19">os</text:span><text:span text:style-name="T28_20"><text:s/></text:span><text:span text:style-name="T28_21">dados</text:span><text:span text:style-name="T28_22"><text:s/></text:span><text:span text:style-name="T28_23">são</text:span><text:span text:style-name="T28_24"><text:s/></text:span><text:span text:style-name="T28_25">organizados</text:span><text:span text:style-name="T28_26"><text:s/></text:span><text:span text:style-name="T28_27">fisicamente</text:span><text:span text:style-name="T28_28"><text:s/></text:span><text:span text:style-name="T28_29">pelo</text:span><text:span text:style-name="T28_30"><text:s/></text:span><text:span text:style-name="T28_31">Couch</text:span><text:span text:style-name="T28_32">.<text:s/></text:span><text:span text:style-name="T28_33">Em</text:span><text:span text:style-name="T28_34"><text:s/></text:span><text:span text:style-name="T28_35">https</text:span><text:span text:style-name="T28_36">://</text:span><text:span text:style-name="T28_37">s</text:span><text:span text:style-name="T28_38">3.</text:span><text:span text:style-name="T28_39">amazonaws</text:span><text:span text:style-name="T28_40">.</text:span><text:span text:style-name="T28_41">com</text:span><text:span text:style-name="T28_42">/</text:span><text:span text:style-name="T28_43">elton</text:span><text:span text:style-name="T28_44">/</text:span><text:span text:style-name="T28_45">docs</text:span><text:span text:style-name="T28_46">/</text:span><text:span text:style-name="T28_47">monografia</text:span><text:span text:style-name="T28_48">_</text:span><text:span text:style-name="T28_49">kassiano</text:span><text:span text:style-name="T28_50">.</text:span><text:span text:style-name="T28_51">pdf</text:span><text:span text:style-name="T28_52"><text:s/></text:span><text:span text:style-name="T28_53">ele</text:span><text:span text:style-name="T28_54"><text:s/></text:span><text:span text:style-name="T28_55">dá</text:span><text:span text:style-name="T28_56"><text:s/></text:span><text:span text:style-name="T28_57">uma</text:span><text:span text:style-name="T28_58"><text:s/></text:span><text:span text:style-name="T28_59">ideia</text:span><text:span text:style-name="T28_60"><text:s/></text:span><text:span text:style-name="T28_61">geral</text:span><text:span text:style-name="T28_62"><text:s/></text:span><text:span text:style-name="T28_63">e</text:span><text:span text:style-name="T28_64"><text:s/></text:span><text:span text:style-name="T28_65">fala</text:span><text:span text:style-name="T28_66"><text:s/></text:span><text:span text:style-name="T28_67">sobre</text:span><text:span text:style-name="T28_68"><text:s/></text:span><text:span text:style-name="T28_69">uma</text:span><text:span text:style-name="T28_70"><text:s/></text:span><text:span text:style-name="T28_71">árvore</text:span><text:span text:style-name="T28_72"><text:s/></text:span><text:span text:style-name="T28_73">B</text:span><text:span text:style-name="T28_74">+<text:s/></text:span><text:span text:style-name="T28_75">modificada</text:span><text:span text:style-name="T28_76">.<text:s/></text:span><text:span text:style-name="T28_77">Em</text:span><text:span text:style-name="T28_78"><text:s/></text:span><text:span text:style-name="T28_79">http</text:span><text:span text:style-name="T28_80">://</text:span><text:span text:style-name="T28_81">guide</text:span><text:span text:style-name="T28_82">.</text:span><text:span text:style-name="T28_83">couchdb</text:span><text:span text:style-name="T28_84">.</text:span><text:span text:style-name="T28_85">org</text:span><text:span text:style-name="T28_86">/</text:span><text:span text:style-name="T28_87">draft</text:span><text:span text:style-name="T28_88">/</text:span><text:span text:style-name="T28_89">consistency</text:span><text:span text:style-name="T28_90">.</text:span><text:span text:style-name="T28_91">html</text:span><text:span text:style-name="T28_92"><text:s/></text:span><text:span text:style-name="T28_93">ele</text:span><text:span text:style-name="T28_94"><text:s/></text:span><text:span text:style-name="T28_95">explica</text:span><text:span text:style-name="T28_96"><text:s/></text:span><text:span text:style-name="T28_97">um</text:span><text:span text:style-name="T28_98"><text:s/></text:span><text:span text:style-name="T28_99">pouco</text:span><text:span text:style-name="T28_100"><text:s/></text:span><text:span text:style-name="T28_101">sobre</text:span><text:span text:style-name="T28_102"><text:s/></text:span><text:span text:style-name="T28_103">esse</text:span><text:span text:style-name="T28_104"><text:s/></text:span><text:span text:style-name="T28_105">assunto</text:span><text:span text:style-name="T28_106"><text:s/></text:span><text:span text:style-name="T28_107">e</text:span><text:span text:style-name="T28_108"><text:s/></text:span><text:span text:style-name="T28_109">tem</text:span><text:span text:style-name="T28_110"><text:s/></text:span><text:span text:style-name="T28_111">uma</text:span><text:span text:style-name="T28_112"><text:s/></text:span><text:span text:style-name="T28_113">imagem</text:span><text:span text:style-name="T28_114"><text:s/></text:span><text:span text:style-name="T28_115">muito</text:span><text:span text:style-name="T28_116"><text:s/></text:span><text:span text:style-name="T28_117">boa</text:span><text:span text:style-name="T28_118"><text:s/></text:span><text:span text:style-name="T28_119">para</text:span><text:span text:style-name="T28_120"><text:s/></text:span><text:span text:style-name="T28_121">ser</text:span><text:span text:style-name="T28_122"><text:s/></text:span><text:span text:style-name="T28_123">colocada</text:span><text:span text:style-name="T28_124"><text:s/></text:span><text:span text:style-name="T28_125">na</text:span><text:span text:style-name="T28_126"><text:s/></text:span><text:span text:style-name="T28_127">apresentação</text:span><text:span text:style-name="T28_128">.</text:span></text:p></office:annotation></text:span><text:span text:style-name="T28_129">Organização</text:span><text:span text:style-name="T28_130"><text:s/></text:span><text:span text:style-name="T28_131">física</text:span></text:h>
      <text:p text:style-name="P29"/>
      <text:h text:style-name="P30" text:outline-level="10"><text:bookmark-start text:name="h.tjx7k7tu2wj4"/><text:bookmark-end text:name="h.tjx7k7tu2wj4"/><text:span text:style-name="T30_1"><office:annotation><dc:creator/><text:p text:style-name="P31"><text:span text:style-name="T31_1">Lucas</text:span><text:span text:style-name="T31_2"><text:s/></text:span><text:span text:style-name="T31_3">Pereira</text:span><text:span text:style-name="T31_4">:</text:span></text:p><text:p text:style-name="P32"><text:span text:style-name="T32_1">Além</text:span><text:span text:style-name="T32_2"><text:s/></text:span><text:span text:style-name="T32_3">do</text:span><text:span text:style-name="T32_4"><text:s/></text:span><text:span text:style-name="T32_5">texto</text:span><text:span text:style-name="T32_6"><text:s/></text:span><text:span text:style-name="T32_7">pode</text:span><text:span text:style-name="T32_8"><text:s/></text:span><text:span text:style-name="T32_9">utilizar</text:span><text:span text:style-name="T32_10"><text:s/></text:span><text:span text:style-name="T32_11">http</text:span><text:span text:style-name="T32_12">://</text:span><text:span text:style-name="T32_13">docs</text:span><text:span text:style-name="T32_14">.</text:span><text:span text:style-name="T32_15">couchdb</text:span><text:span text:style-name="T32_16">.</text:span><text:span text:style-name="T32_17">org</text:span><text:span text:style-name="T32_18">/</text:span><text:span text:style-name="T32_19">en</text:span><text:span text:style-name="T32_20">/</text:span><text:span text:style-name="T32_21">latest</text:span><text:span text:style-name="T32_22">/</text:span><text:span text:style-name="T32_23">api</text:span><text:span text:style-name="T32_24">-</text:span><text:span text:style-name="T32_25">basics</text:span><text:span text:style-name="T32_26">.</text:span><text:span text:style-name="T32_27">html</text:span><text:span text:style-name="T32_28"><text:s/></text:span><text:span text:style-name="T32_29">para</text:span><text:span text:style-name="T32_30"><text:s/></text:span><text:span text:style-name="T32_31">fundamentar</text:span><text:span text:style-name="T32_32"><text:s/></text:span><text:span text:style-name="T32_33">a</text:span><text:span text:style-name="T32_34"><text:s/></text:span><text:span text:style-name="T32_35">argumentação</text:span><text:span text:style-name="T32_36">.</text:span></text:p></office:annotation></text:span><text:span text:style-name="T32_37">API</text:span><text:span text:style-name="T32_38"><text:s/></text:span><text:span text:style-name="T32_39">REST</text:span></text:h>
      <text:p text:style-name="P33"><text:span text:style-name="T33_1">Uma</text:span><text:span text:style-name="T33_2"><text:s/></text:span><text:span text:style-name="T33_3">de</text:span><text:span text:style-name="T33_4"><text:s/></text:span><text:span text:style-name="T33_5">suas</text:span><text:span text:style-name="T33_6"><text:s/></text:span><text:span text:style-name="T33_7">principais</text:span><text:span text:style-name="T33_8"><text:s/></text:span><text:span text:style-name="T33_9">ideias</text:span><text:span text:style-name="T33_10"><text:s/></text:span><text:span text:style-name="T33_11">é</text:span><text:span text:style-name="T33_12"><text:s/></text:span><text:span text:style-name="T33_13">a</text:span><text:span text:style-name="T33_14"><text:s/></text:span><text:span text:style-name="T33_15">utilização</text:span><text:span text:style-name="T33_16"><text:s/></text:span><text:span text:style-name="T33_17">da</text:span><text:span text:style-name="T33_18"><text:s/></text:span><text:span text:style-name="T33_19">Web</text:span><text:span text:style-name="T33_20"><text:s/></text:span><text:span text:style-name="T33_21">como</text:span><text:span text:style-name="T33_22"><text:s/></text:span><text:span text:style-name="T33_23">canal</text:span><text:span text:style-name="T33_24"><text:s/></text:span><text:span text:style-name="T33_25">direto</text:span><text:span text:style-name="T33_26"><text:s/></text:span><text:span text:style-name="T33_27">para</text:span><text:span text:style-name="T33_28"><text:s/></text:span><text:span text:style-name="T33_29">a</text:span><text:span text:style-name="T33_30"><text:s/></text:span><text:span text:style-name="T33_31">inserção</text:span><text:span text:style-name="T33_32">,<text:s/></text:span><text:span text:style-name="T33_33">busca</text:span><text:span text:style-name="T33_34">,<text:s/></text:span><text:span text:style-name="T33_35">remoção</text:span><text:span text:style-name="T33_36"><text:s/></text:span><text:span text:style-name="T33_37">e</text:span><text:span text:style-name="T33_38"><text:s/></text:span><text:span text:style-name="T33_39">atualização</text:span><text:span text:style-name="T33_40"><text:s/></text:span><text:span text:style-name="T33_41">dos</text:span><text:span text:style-name="T33_42"><text:s/></text:span><text:span text:style-name="T33_43">dados</text:span><text:span text:style-name="T33_44">.<text:s/></text:span><text:span text:style-name="T33_45">Mesmo</text:span><text:span text:style-name="T33_46"><text:s/></text:span><text:span text:style-name="T33_47">a</text:span><text:span text:style-name="T33_48"><text:s/></text:span><text:span text:style-name="T33_49">definição</text:span><text:span text:style-name="T33_50"><text:s/></text:span><text:span text:style-name="T33_51">de</text:span><text:span text:style-name="T33_52"><text:s/></text:span><text:span text:style-name="T33_53">parâmetros</text:span><text:span text:style-name="T33_54"><text:s/></text:span><text:span text:style-name="T33_55">de</text:span><text:span text:style-name="T33_56"><text:s/></text:span><text:span text:style-name="T33_57">configuração</text:span><text:span text:style-name="T33_58"><text:s/></text:span><text:span text:style-name="T33_59">e</text:span><text:span text:style-name="T33_60"><text:s/></text:span><text:span text:style-name="T33_61">a</text:span><text:span text:style-name="T33_62"><text:s/></text:span><text:span text:style-name="T33_63">definição</text:span><text:span text:style-name="T33_64"><text:s/></text:span><text:span text:style-name="T33_65">das</text:span><text:span text:style-name="T33_66"><text:s/></text:span><text:span text:style-name="T33_67">views</text:span><text:span text:style-name="T33_68"><text:s/>(</text:span><text:span text:style-name="T33_69">que</text:span><text:span text:style-name="T33_70"><text:s/></text:span><text:span text:style-name="T33_71">serão</text:span><text:span text:style-name="T33_72"><text:s/></text:span><text:span text:style-name="T33_73">tratadas</text:span><text:span text:style-name="T33_74"><text:s/></text:span><text:span text:style-name="T33_75">mais</text:span><text:span text:style-name="T33_76"><text:s/></text:span><text:span text:style-name="T33_77">adiante</text:span><text:span text:style-name="T33_78">)<text:s/></text:span><text:span text:style-name="T33_79">são</text:span><text:span text:style-name="T33_80"><text:s/></text:span><text:span text:style-name="T33_81">feitas</text:span><text:span text:style-name="T33_82"><text:s/></text:span><text:span text:style-name="T33_83">via</text:span><text:span text:style-name="T33_84"><text:s/></text:span><text:span text:style-name="T33_85">Web</text:span><text:span text:style-name="T33_86">.<text:s/></text:span><text:span text:style-name="T33_87">O</text:span><text:span text:style-name="T33_88"><text:s/></text:span><text:span text:style-name="T33_89">CouchDB</text:span><text:span text:style-name="T33_90"><text:s/></text:span><text:span text:style-name="T33_91">apresenta</text:span><text:span text:style-name="T33_92"><text:s/></text:span><text:span text:style-name="T33_93">portanto</text:span><text:span text:style-name="T33_94"><text:s/></text:span><text:span text:style-name="T33_95">uma</text:span><text:span text:style-name="T33_96"><text:s/></text:span><text:span text:style-name="T33_97">Arquitetura</text:span><text:span text:style-name="T33_98"><text:s/></text:span><text:span text:style-name="T33_99">Orientada</text:span><text:span text:style-name="T33_100"><text:s/></text:span><text:span text:style-name="T33_101">a</text:span><text:span text:style-name="T33_102"><text:s/></text:span><text:span text:style-name="T33_103">Recursos</text:span><text:span text:style-name="T33_104"><text:s/>(</text:span><text:span text:style-name="T33_105">ROA</text:span><text:span text:style-name="T33_106">,<text:s/></text:span><text:span text:style-name="T33_107">da</text:span><text:span text:style-name="T33_108"><text:s/></text:span><text:span text:style-name="T33_109">sigla</text:span><text:span text:style-name="T33_110"><text:s/></text:span><text:span text:style-name="T33_111">em</text:span><text:span text:style-name="T33_112"><text:s/></text:span><text:span text:style-name="T33_113">Inglês</text:span><text:span text:style-name="T33_114">)<text:s/></text:span><text:span text:style-name="T33_115">e</text:span><text:span text:style-name="T33_116"><text:s/></text:span><text:span text:style-name="T33_117">como</text:span><text:span text:style-name="T33_118"><text:s/></text:span><text:span text:style-name="T33_119">utiliza</text:span><text:span text:style-name="T33_120"><text:s/></text:span><text:span text:style-name="T33_121">a</text:span><text:span text:style-name="T33_122"><text:s/></text:span><text:span text:style-name="T33_123">Web</text:span><text:span text:style-name="T33_124"><text:s/></text:span><text:span text:style-name="T33_125">para</text:span><text:span text:style-name="T33_126"><text:s/></text:span><text:span text:style-name="T33_127">fornecer</text:span><text:span text:style-name="T33_128"><text:s/></text:span><text:span text:style-name="T33_129">seus</text:span><text:span text:style-name="T33_130"><text:s/></text:span><text:span text:style-name="T33_131">serviços</text:span><text:span text:style-name="T33_132">,<text:s/></text:span><text:span text:style-name="T33_133">a</text:span><text:span text:style-name="T33_134"><text:s/></text:span><text:span text:style-name="T33_135">implementação</text:span><text:span text:style-name="T33_136"><text:s/></text:span><text:span text:style-name="T33_137">dessa</text:span><text:span text:style-name="T33_138"><text:s/></text:span><text:span text:style-name="T33_139">arquitetura</text:span><text:span text:style-name="T33_140"><text:s/></text:span><text:span text:style-name="T33_141">é</text:span><text:span text:style-name="T33_142"><text:s/></text:span><text:span text:style-name="T33_143">REST</text:span><text:span text:style-name="T33_144"><text:s/>(</text:span><text:span text:style-name="T33_145">Representational</text:span><text:span text:style-name="T33_146"><text:s/></text:span><text:span text:style-name="T33_147">State</text:span><text:span text:style-name="T33_148"><text:s/></text:span><text:span text:style-name="T33_149">Transfer</text:span><text:span text:style-name="T33_150">).<text:s/></text:span><text:span text:style-name="T33_151">Uma</text:span><text:span text:style-name="T33_152"><text:s/></text:span><text:span text:style-name="T33_153">aplicação</text:span><text:span text:style-name="T33_154"><text:s/></text:span><text:span text:style-name="T33_155">REST</text:span><text:span text:style-name="T33_156"><text:s/></text:span><text:span text:style-name="T33_157">consiste</text:span><text:span text:style-name="T33_158"><text:s/></text:span><text:span text:style-name="T33_159">da</text:span><text:span text:style-name="T33_160"><text:s/></text:span><text:span text:style-name="T33_161">utilização</text:span><text:span text:style-name="T33_162"><text:s/></text:span><text:span text:style-name="T33_163">de</text:span><text:span text:style-name="T33_164"><text:s/></text:span><text:span text:style-name="T33_165">um</text:span><text:span text:style-name="T33_166"><text:s/></text:span><text:span text:style-name="T33_167">conjunto</text:span><text:span text:style-name="T33_168"><text:s/></text:span><text:span text:style-name="T33_169">de</text:span><text:span text:style-name="T33_170"><text:s/></text:span><text:span text:style-name="T33_171">tecnologias</text:span><text:span text:style-name="T33_172"><text:s/></text:span><text:span text:style-name="T33_173">da</text:span><text:span text:style-name="T33_174"><text:s/></text:span><text:span text:style-name="T33_175">Web</text:span><text:span text:style-name="T33_176"><text:s/></text:span><text:span text:style-name="T33_177">para</text:span><text:span text:style-name="T33_178"><text:s/></text:span><text:span text:style-name="T33_179">garantir</text:span><text:span text:style-name="T33_180"><text:s/></text:span><text:span text:style-name="T33_181">os</text:span><text:span text:style-name="T33_182"><text:s/></text:span><text:span text:style-name="T33_183">princípios</text:span><text:span text:style-name="T33_184"><text:s/></text:span><text:span text:style-name="T33_185">definidos</text:span><text:span text:style-name="T33_186"><text:s/></text:span><text:span text:style-name="T33_187">por</text:span><text:span text:style-name="T33_188"><text:s/></text:span><text:span text:style-name="T33_189">ROA</text:span><text:span text:style-name="T33_190">,<text:s/></text:span><text:span text:style-name="T33_191">princípios</text:span><text:span text:style-name="T33_192"><text:s/></text:span><text:span text:style-name="T33_193">como</text:span><text:span text:style-name="T33_194"><text:s/></text:span><text:span text:style-name="T33_195">identificação</text:span><text:span text:style-name="T33_196"><text:s/></text:span><text:span text:style-name="T33_197">única</text:span><text:span text:style-name="T33_198"><text:s/></text:span><text:span text:style-name="T33_199">de</text:span><text:span text:style-name="T33_200"><text:s/></text:span><text:span text:style-name="T33_201">recursos</text:span><text:span text:style-name="T33_202">,<text:s/></text:span><text:span text:style-name="T33_203">interface</text:span><text:span text:style-name="T33_204"><text:s/></text:span><text:span text:style-name="T33_205">uniforme</text:span><text:span text:style-name="T33_206">,<text:s/></text:span><text:span text:style-name="T33_207">múltipla</text:span><text:span text:style-name="T33_208"><text:s/></text:span><text:span text:style-name="T33_209">representação</text:span><text:span text:style-name="T33_210"><text:s/></text:span><text:span text:style-name="T33_211">dos</text:span><text:span text:style-name="T33_212"><text:s/></text:span><text:span text:style-name="T33_213">recursos</text:span><text:span text:style-name="T33_214"><text:s/></text:span><text:span text:style-name="T33_215">e</text:span><text:span text:style-name="T33_216"><text:s/></text:span><text:span text:style-name="T33_217">outros</text:span><text:span text:style-name="T33_218">.</text:span></text:p>
      <text:p text:style-name="P34"><text:span text:style-name="T34_1">A</text:span><text:span text:style-name="T34_2"><text:s/></text:span><text:span text:style-name="T34_3">ideia</text:span><text:span text:style-name="T34_4"><text:s/></text:span><text:span text:style-name="T34_5">do</text:span><text:span text:style-name="T34_6"><text:s/></text:span><text:span text:style-name="T34_7">CouchDB</text:span><text:span text:style-name="T34_8"><text:s/></text:span><text:span text:style-name="T34_9">é</text:span><text:span text:style-name="T34_10"><text:s/></text:span><text:span text:style-name="T34_11">justamente</text:span><text:span text:style-name="T34_12"><text:s/></text:span><text:span text:style-name="T34_13">servir</text:span><text:span text:style-name="T34_14"><text:s/></text:span><text:span text:style-name="T34_15">a</text:span><text:span text:style-name="T34_16"><text:s/></text:span><text:span text:style-name="T34_17">estas</text:span><text:span text:style-name="T34_18"><text:s/></text:span><text:span text:style-name="T34_19">aplicações</text:span><text:span text:style-name="T34_20"><text:s/></text:span><text:span text:style-name="T34_21">onde</text:span><text:span text:style-name="T34_22"><text:s/></text:span><text:span text:style-name="T34_23">o</text:span><text:span text:style-name="T34_24"><text:s/></text:span><text:span text:style-name="T34_25">modelo</text:span><text:span text:style-name="T34_26"><text:s/></text:span><text:span text:style-name="T34_27">de</text:span><text:span text:style-name="T34_28"><text:s/></text:span><text:span text:style-name="T34_29">dados</text:span><text:span text:style-name="T34_30"><text:s/></text:span><text:span text:style-name="T34_31">NoSQL</text:span><text:span text:style-name="T34_32"><text:s/></text:span><text:span text:style-name="T34_33">se</text:span><text:span text:style-name="T34_34"><text:s/></text:span><text:span text:style-name="T34_35">encaixa</text:span><text:span text:style-name="T34_36"><text:s/></text:span><text:span text:style-name="T34_37">muito</text:span><text:span text:style-name="T34_38"><text:s/></text:span><text:span text:style-name="T34_39">bem</text:span><text:span text:style-name="T34_40">.<text:s/></text:span><text:span text:style-name="T34_41">Em</text:span><text:span text:style-name="T34_42"><text:s/></text:span><text:span text:style-name="T34_43">geral</text:span><text:span text:style-name="T34_44">,<text:s/></text:span><text:span text:style-name="T34_45">estas</text:span><text:span text:style-name="T34_46"><text:s/></text:span><text:span text:style-name="T34_47">aplicações</text:span><text:span text:style-name="T34_48"><text:s/></text:span><text:span text:style-name="T34_49">também</text:span><text:span text:style-name="T34_50"><text:s/></text:span><text:span text:style-name="T34_51">são</text:span><text:span text:style-name="T34_52"><text:s/></text:span><text:span text:style-name="T34_53">Web</text:span><text:span text:style-name="T34_54"><text:s/></text:span><text:span text:style-name="T34_55">e</text:span><text:span text:style-name="T34_56"><text:s/></text:span><text:span text:style-name="T34_57">utilizam</text:span><text:span text:style-name="T34_58"><text:s/></text:span><text:span text:style-name="T34_59">REST</text:span><text:span text:style-name="T34_60">,<text:s/></text:span><text:span text:style-name="T34_61">sendo</text:span><text:span text:style-name="T34_62"><text:s/></text:span><text:span text:style-name="T34_63">assim</text:span><text:span text:style-name="T34_64"><text:s/></text:span><text:span text:style-name="T34_65">a</text:span><text:span text:style-name="T34_66"><text:s/></text:span><text:span text:style-name="T34_67">escolha</text:span><text:span text:style-name="T34_68"><text:s/></text:span><text:span text:style-name="T34_69">do</text:span><text:span text:style-name="T34_70"><text:s/></text:span><text:span text:style-name="T34_71">CouchDB</text:span><text:span text:style-name="T34_72"><text:s/></text:span><text:span text:style-name="T34_73">por</text:span><text:span text:style-name="T34_74"><text:s/></text:span><text:span text:style-name="T34_75">utilizar</text:span><text:span text:style-name="T34_76"><text:s/></text:span><text:span text:style-name="T34_77">este</text:span><text:span text:style-name="T34_78"><text:s/></text:span><text:span text:style-name="T34_79">tipo</text:span><text:span text:style-name="T34_80"><text:s/></text:span><text:span text:style-name="T34_81">de</text:span><text:span text:style-name="T34_82"><text:s/></text:span><text:span text:style-name="T34_83">arquitetura</text:span><text:span text:style-name="T34_84"><text:s/></text:span><text:span text:style-name="T34_85">para</text:span><text:span text:style-name="T34_86"><text:s/></text:span><text:span text:style-name="T34_87">a</text:span><text:span text:style-name="T34_88"><text:s/></text:span><text:span text:style-name="T34_89">disponibilidade</text:span><text:span text:style-name="T34_90"><text:s/></text:span><text:span text:style-name="T34_91">de</text:span><text:span text:style-name="T34_92"><text:s/></text:span><text:span text:style-name="T34_93">seus</text:span><text:span text:style-name="T34_94"><text:s/></text:span><text:span text:style-name="T34_95">serviços</text:span><text:span text:style-name="T34_96"><text:s/></text:span><text:span text:style-name="T34_97">faz</text:span><text:span text:style-name="T34_98"><text:s/></text:span><text:span text:style-name="T34_99">com</text:span><text:span text:style-name="T34_100"><text:s/></text:span><text:span text:style-name="T34_101">que</text:span><text:span text:style-name="T34_102"><text:s/></text:span><text:span text:style-name="T34_103">as</text:span><text:span text:style-name="T34_104"><text:s/></text:span><text:span text:style-name="T34_105">aplicações</text:span><text:span text:style-name="T34_106"><text:s/></text:span><text:span text:style-name="T34_107">naturalmente</text:span><text:span text:style-name="T34_108"><text:s/></text:span><text:span text:style-name="T34_109">Web</text:span><text:span text:style-name="T34_110"><text:s/></text:span><text:span text:style-name="T34_111">tenham</text:span><text:span text:style-name="T34_112"><text:s/></text:span><text:span text:style-name="T34_113">uma</text:span><text:span text:style-name="T34_114"><text:s/></text:span><text:span text:style-name="T34_115">maior</text:span><text:span text:style-name="T34_116"><text:s/></text:span><text:span text:style-name="T34_117">facilidade</text:span><text:span text:style-name="T34_118"><text:s/></text:span><text:span text:style-name="T34_119">de</text:span><text:span text:style-name="T34_120"><text:s/></text:span><text:span text:style-name="T34_121">integração</text:span><text:span text:style-name="T34_122"><text:s/></text:span><text:span text:style-name="T34_123">com</text:span><text:span text:style-name="T34_124"><text:s/></text:span><text:span text:style-name="T34_125">o</text:span><text:span text:style-name="T34_126"><text:s/></text:span><text:span text:style-name="T34_127">banco</text:span><text:span text:style-name="T34_128"><text:s/></text:span><text:span text:style-name="T34_129">de</text:span><text:span text:style-name="T34_130"><text:s/></text:span><text:span text:style-name="T34_131">dados</text:span><text:span text:style-name="T34_132">.</text:span></text:p>
      <text:list text:style-name="LS3" xml:id="list8">
        <text:list-item>
          <text:p text:style-name="P35"><text:span text:style-name="T35_1">/</text:span></text:p>
        </text:list-item>
        <text:list-item>
          <text:p text:style-name="P36"><text:span text:style-name="T36_1">/{</text:span><text:span text:style-name="T36_2">nomeDoBanco</text:span><text:span text:style-name="T36_3">}</text:span></text:p>
        </text:list-item>
        <text:list-item>
          <text:p text:style-name="P37"><text:span text:style-name="T37_1">/{</text:span><text:span text:style-name="T37_2">nomeDoBanco</text:span><text:span text:style-name="T37_3">}/{</text:span><text:span text:style-name="T37_4">identificadorDoDocumento</text:span><text:span text:style-name="T37_5">}</text:span></text:p>
        </text:list-item>
        <text:list-item>
          <text:p text:style-name="P38"><text:span text:style-name="T38_1">/{</text:span><text:span text:style-name="T38_2">nomeDoBanco</text:span><text:span text:style-name="T38_3">}/{</text:span><text:span text:style-name="T38_4">identificadorDoDocumento</text:span><text:span text:style-name="T38_5">}/{</text:span><text:span text:style-name="T38_6">nomeDoAnexo</text:span><text:span text:style-name="T38_7">}</text:span></text:p>
        </text:list-item>
        <text:list-item>
          <text:p text:style-name="P39"><text:span text:style-name="T39_1">/{</text:span><text:span text:style-name="T39_2">nomeDoBanco</text:span><text:span text:style-name="T39_3">}/_</text:span><text:span text:style-name="T39_4">design</text:span><text:span text:style-name="T39_5">/{</text:span><text:span text:style-name="T39_6">nomeDoDesing</text:span><text:span text:style-name="T39_7">}</text:span></text:p>
        </text:list-item>
        <text:list-item>
          <text:p text:style-name="P40"><text:span text:style-name="T40_1">/{</text:span><text:span text:style-name="T40_2">nomeDoBanco</text:span><text:span text:style-name="T40_3">}/_</text:span><text:span text:style-name="T40_4">design</text:span><text:span text:style-name="T40_5">/{</text:span><text:span text:style-name="T40_6">nomeDoDesing</text:span><text:span text:style-name="T40_7">}/_</text:span><text:span text:style-name="T40_8">view</text:span><text:span text:style-name="T40_9">/{</text:span><text:span text:style-name="T40_10">nomeDaView</text:span><text:span text:style-name="T40_11">}</text:span></text:p>
        </text:list-item>
        <text:list-item>
          <text:p text:style-name="P41"><text:span text:style-name="T41_1">/{</text:span><text:span text:style-name="T41_2">nomeDoBanco</text:span><text:span text:style-name="T41_3">}/_</text:span><text:span text:style-name="T41_4">design</text:span><text:span text:style-name="T41_5">/{</text:span><text:span text:style-name="T41_6">nomeDoDesing</text:span><text:span text:style-name="T41_7">}/_</text:span><text:span text:style-name="T41_8">show</text:span><text:span text:style-name="T41_9">/{</text:span><text:span text:style-name="T41_10">nomeDaShowFunction</text:span><text:span text:style-name="T41_11">}/{</text:span><text:span text:style-name="T41_12">identificadorDoDocumento</text:span><text:span text:style-name="T41_13">}</text:span></text:p>
        </text:list-item>
        <text:list-item>
          <text:p text:style-name="P42"><text:span text:style-name="T42_1">/{</text:span><text:span text:style-name="T42_2">nomeDoBanco</text:span><text:span text:style-name="T42_3">}/_</text:span><text:span text:style-name="T42_4">design</text:span><text:span text:style-name="T42_5">/{</text:span><text:span text:style-name="T42_6">nomeDoDesing</text:span><text:span text:style-name="T42_7">}/_</text:span><text:span text:style-name="T42_8">list</text:span><text:span text:style-name="T42_9">/{</text:span><text:span text:style-name="T42_10">nomeDaListFunction</text:span><text:span text:style-name="T42_11">}/{</text:span><text:span text:style-name="T42_12">nomeDaView</text:span><text:span text:style-name="T42_13">}</text:span></text:p>
        </text:list-item>
      </text:list>
      <text:p text:style-name="P43"><text:span text:style-name="T43_1">São</text:span><text:span text:style-name="T43_2"><text:s/></text:span><text:span text:style-name="T43_3">suportados</text:span><text:span text:style-name="T43_4"><text:s/></text:span><text:span text:style-name="T43_5">os</text:span><text:span text:style-name="T43_6"><text:s/></text:span><text:span text:style-name="T43_7">seguintes</text:span><text:span text:style-name="T43_8"><text:s/></text:span><text:span text:style-name="T43_9">métodos</text:span><text:span text:style-name="T43_10"><text:s/></text:span><text:span text:style-name="T43_11">HTTP</text:span><text:span text:style-name="T43_12">:</text:span></text:p>
      <text:list text:style-name="LS4" xml:id="list16">
        <text:list-item>
          <text:p text:style-name="P44"><text:span text:style-name="T44_1">GET</text:span><text:span text:style-name="T44_2">:<text:s/></text:span><text:span text:style-name="T44_3">requisita</text:span><text:span text:style-name="T44_4"><text:s/></text:span><text:span text:style-name="T44_5">um</text:span><text:span text:style-name="T44_6"><text:s/></text:span><text:span text:style-name="T44_7">item</text:span><text:span text:style-name="T44_8"><text:s/></text:span><text:span text:style-name="T44_9">específico</text:span><text:span text:style-name="T44_10">,<text:s/></text:span><text:span text:style-name="T44_11">podendo</text:span><text:span text:style-name="T44_12"><text:s/></text:span><text:span text:style-name="T44_13">ser</text:span><text:span text:style-name="T44_14"><text:s/></text:span><text:span text:style-name="T44_15">uma</text:span><text:span text:style-name="T44_16"><text:s/></text:span><text:span text:style-name="T44_17">base</text:span><text:span text:style-name="T44_18"><text:s/></text:span><text:span text:style-name="T44_19">de</text:span><text:span text:style-name="T44_20"><text:s/></text:span><text:span text:style-name="T44_21">dados</text:span><text:span text:style-name="T44_22">,<text:s/></text:span><text:span text:style-name="T44_23">um</text:span><text:span text:style-name="T44_24"><text:s/></text:span><text:span text:style-name="T44_25">documento</text:span><text:span text:style-name="T44_26">,<text:s/></text:span><text:span text:style-name="T44_27">informações</text:span><text:span text:style-name="T44_28"><text:s/></text:span><text:span text:style-name="T44_29">de</text:span><text:span text:style-name="T44_30"><text:s/></text:span><text:span text:style-name="T44_31">configuração</text:span><text:span text:style-name="T44_32">,<text:s/></text:span><text:span text:style-name="T44_33">anexos</text:span><text:span text:style-name="T44_34"><text:s/></text:span><text:span text:style-name="T44_35">e</text:span><text:span text:style-name="T44_36"><text:s/></text:span><text:span text:style-name="T44_37">outros</text:span><text:span text:style-name="T44_38">.</text:span></text:p>
        </text:list-item>
        <text:list-item>
          <text:p text:style-name="P45"><text:span text:style-name="T45_1">HEAD</text:span><text:span text:style-name="T45_2">:<text:s/></text:span><text:span text:style-name="T45_3">tem</text:span><text:span text:style-name="T45_4"><text:s/></text:span><text:span text:style-name="T45_5">o</text:span><text:span text:style-name="T45_6"><text:s/></text:span><text:span text:style-name="T45_7">mesmo</text:span><text:span text:style-name="T45_8"><text:s/></text:span><text:span text:style-name="T45_9">efeito</text:span><text:span text:style-name="T45_10"><text:s/></text:span><text:span text:style-name="T45_11">que</text:span><text:span text:style-name="T45_12"><text:s/></text:span><text:span text:style-name="T45_13">um</text:span><text:span text:style-name="T45_14"><text:s/></text:span><text:span text:style-name="T45_15">GET</text:span><text:span text:style-name="T45_16">,<text:s/></text:span><text:span text:style-name="T45_17">porém</text:span><text:span text:style-name="T45_18"><text:s/></text:span><text:span text:style-name="T45_19">retorna</text:span><text:span text:style-name="T45_20"><text:s/></text:span><text:span text:style-name="T45_21">apenas</text:span><text:span text:style-name="T45_22"><text:s/></text:span><text:span text:style-name="T45_23">o</text:span><text:span text:style-name="T45_24"><text:s/></text:span><text:span text:style-name="T45_25">cabeçalho</text:span><text:span text:style-name="T45_26"><text:s/></text:span><text:span text:style-name="T45_27">da</text:span><text:span text:style-name="T45_28"><text:s/></text:span><text:span text:style-name="T45_29">resposta</text:span><text:span text:style-name="T45_30">.</text:span></text:p>
        </text:list-item>
        <text:list-item>
          <text:p text:style-name="P46"><text:span text:style-name="T46_1">POST</text:span><text:span text:style-name="T46_2">:<text:s/></text:span><text:span text:style-name="T46_3">permite</text:span><text:span text:style-name="T46_4"><text:s/></text:span><text:span text:style-name="T46_5">o</text:span><text:span text:style-name="T46_6"><text:s/></text:span><text:span text:style-name="T46_7">envio</text:span><text:span text:style-name="T46_8"><text:s/></text:span><text:span text:style-name="T46_9">de</text:span><text:span text:style-name="T46_10"><text:s/></text:span><text:span text:style-name="T46_11">novos</text:span><text:span text:style-name="T46_12"><text:s/></text:span><text:span text:style-name="T46_13">dados</text:span><text:span text:style-name="T46_14">.<text:s/></text:span><text:span text:style-name="T46_15">Ele</text:span><text:span text:style-name="T46_16"><text:s/></text:span><text:span text:style-name="T46_17">é</text:span><text:span text:style-name="T46_18"><text:s/></text:span><text:span text:style-name="T46_19">usado</text:span><text:span text:style-name="T46_20"><text:s/></text:span><text:span text:style-name="T46_21">para</text:span><text:span text:style-name="T46_22"><text:s/></text:span><text:span text:style-name="T46_23">fixar</text:span><text:span text:style-name="T46_24"><text:s/></text:span><text:span text:style-name="T46_25">dados</text:span><text:span text:style-name="T46_26"><text:s/></text:span><text:span text:style-name="T46_27">de</text:span><text:span text:style-name="T46_28"><text:s/></text:span><text:span text:style-name="T46_29">documentos</text:span><text:span text:style-name="T46_30">,<text:s/></text:span><text:span text:style-name="T46_31">anexos</text:span><text:span text:style-name="T46_32"><text:s/></text:span><text:span text:style-name="T46_33">e</text:span><text:span text:style-name="T46_34"><text:s/></text:span><text:span text:style-name="T46_35">alterar</text:span><text:span text:style-name="T46_36"><text:s/></text:span><text:span text:style-name="T46_37">configurações</text:span><text:span text:style-name="T46_38"><text:s/></text:span><text:span text:style-name="T46_39">administrativas</text:span><text:span text:style-name="T46_40">.</text:span></text:p>
        </text:list-item>
        <text:list-item>
          <text:p text:style-name="P47"><text:span text:style-name="T47_1">PUT</text:span><text:span text:style-name="T47_2">:<text:s/></text:span><text:span text:style-name="T47_3">usado</text:span><text:span text:style-name="T47_4"><text:s/></text:span><text:span text:style-name="T47_5">para</text:span><text:span text:style-name="T47_6"><text:s/></text:span><text:span text:style-name="T47_7">colocar</text:span><text:span text:style-name="T47_8"><text:s/></text:span><text:span text:style-name="T47_9">um</text:span><text:span text:style-name="T47_10"><text:s/></text:span><text:span text:style-name="T47_11">recurso</text:span><text:span text:style-name="T47_12"><text:s/></text:span><text:span text:style-name="T47_13">específico</text:span><text:span text:style-name="T47_14">.<text:s/></text:span><text:span text:style-name="T47_15">Permite</text:span><text:span text:style-name="T47_16"><text:s/></text:span><text:span text:style-name="T47_17">a</text:span><text:span text:style-name="T47_18"><text:s/></text:span><text:span text:style-name="T47_19">criação</text:span><text:span text:style-name="T47_20"><text:s/></text:span><text:span text:style-name="T47_21">de</text:span><text:span text:style-name="T47_22"><text:s/></text:span><text:span text:style-name="T47_23">base</text:span><text:span text:style-name="T47_24"><text:s/></text:span><text:span text:style-name="T47_25">de</text:span><text:span text:style-name="T47_26"><text:s/></text:span><text:span text:style-name="T47_27">dados</text:span><text:span text:style-name="T47_28">,<text:s/></text:span><text:span text:style-name="T47_29">documentos</text:span><text:span text:style-name="T47_30">,<text:s/></text:span><text:span text:style-name="T47_31">views</text:span><text:span text:style-name="T47_32"><text:s/></text:span><text:span text:style-name="T47_33">e</text:span><text:span text:style-name="T47_34"><text:s/></text:span><text:span text:style-name="T47_35">design</text:span><text:span text:style-name="T47_36"><text:s/></text:span><text:span text:style-name="T47_37">documents</text:span><text:span text:style-name="T47_38">.</text:span></text:p>
        </text:list-item>
        <text:list-item>
          <text:p text:style-name="P48"><text:span text:style-name="T48_1">DELETE</text:span><text:span text:style-name="T48_2">:<text:s/></text:span><text:span text:style-name="T48_3">remove</text:span><text:span text:style-name="T48_4"><text:s/></text:span><text:span text:style-name="T48_5">um</text:span><text:span text:style-name="T48_6"><text:s/></text:span><text:span text:style-name="T48_7">recurso</text:span><text:span text:style-name="T48_8"><text:s/></text:span><text:span text:style-name="T48_9">específico</text:span><text:span text:style-name="T48_10">,<text:s/></text:span><text:span text:style-name="T48_11">incluindo</text:span><text:span text:style-name="T48_12"><text:s/></text:span><text:span text:style-name="T48_13">documentos</text:span><text:span text:style-name="T48_14">,<text:s/></text:span><text:span text:style-name="T48_15">views</text:span><text:span text:style-name="T48_16"><text:s/></text:span><text:span text:style-name="T48_17">e</text:span><text:span text:style-name="T48_18"><text:s/></text:span><text:span text:style-name="T48_19">design</text:span><text:span text:style-name="T48_20"><text:s/></text:span><text:span text:style-name="T48_21">documents</text:span><text:span text:style-name="T48_22">.</text:span></text:p>
        </text:list-item>
        <text:list-item>
          <text:p text:style-name="P49"><text:span text:style-name="T49_1">COPY</text:span><text:span text:style-name="T49_2">:<text:s/></text:span><text:span text:style-name="T49_3">é</text:span><text:span text:style-name="T49_4"><text:s/></text:span><text:span text:style-name="T49_5">um</text:span><text:span text:style-name="T49_6"><text:s/></text:span><text:span text:style-name="T49_7">método</text:span><text:span text:style-name="T49_8"><text:s/></text:span><text:span text:style-name="T49_9">especial</text:span><text:span text:style-name="T49_10"><text:s/></text:span><text:span text:style-name="T49_11">do</text:span><text:span text:style-name="T49_12"><text:s/></text:span><text:span text:style-name="T49_13">não</text:span><text:span text:style-name="T49_14"><text:s/></text:span><text:span text:style-name="T49_15">padrão</text:span><text:span text:style-name="T49_16"><text:s/></text:span><text:span text:style-name="T49_17">do</text:span><text:span text:style-name="T49_18"><text:s/></text:span><text:span text:style-name="T49_19">HTTP</text:span><text:span text:style-name="T49_20"><text:s/></text:span><text:span text:style-name="T49_21">utilizado</text:span><text:span text:style-name="T49_22"><text:s/></text:span><text:span text:style-name="T49_23">para</text:span><text:span text:style-name="T49_24"><text:s/></text:span><text:span text:style-name="T49_25">copiar</text:span><text:span text:style-name="T49_26"><text:s/></text:span><text:span text:style-name="T49_27">documentos</text:span><text:span text:style-name="T49_28"><text:s/></text:span><text:span text:style-name="T49_29">e</text:span><text:span text:style-name="T49_30"><text:s/></text:span><text:span text:style-name="T49_31">objetos</text:span><text:span text:style-name="T49_32">.</text:span></text:p>
        </text:list-item>
      </text:list>
      <text:p text:style-name="P50"><text:span text:style-name="T50_1"><office:annotation><dc:creator/><text:p text:style-name="P51"><text:span text:style-name="T51_1">Lucas</text:span><text:span text:style-name="T51_2"><text:s/></text:span><text:span text:style-name="T51_3">Pereira</text:span><text:span text:style-name="T51_4">:</text:span></text:p><text:p text:style-name="P52"><text:span text:style-name="T52_1">Mostrar</text:span><text:span text:style-name="T52_2"><text:s/></text:span><text:span text:style-name="T52_3">rapidamente</text:span><text:span text:style-name="T52_4"><text:s/></text:span><text:span text:style-name="T52_5">como</text:span><text:span text:style-name="T52_6"><text:s/></text:span><text:span text:style-name="T52_7">é</text:span><text:span text:style-name="T52_8"><text:s/></text:span><text:span text:style-name="T52_9">o</text:span><text:span text:style-name="T52_10"><text:s/></text:span><text:span text:style-name="T52_11">formato</text:span><text:span text:style-name="T52_12"><text:s/></text:span><text:span text:style-name="T52_13">JSON</text:span><text:span text:style-name="T52_14"><text:s/></text:span><text:span text:style-name="T52_15">e</text:span><text:span text:style-name="T52_16"><text:s/></text:span><text:span text:style-name="T52_17">dizer</text:span><text:span text:style-name="T52_18"><text:s/></text:span><text:span text:style-name="T52_19">que</text:span><text:span text:style-name="T52_20"><text:s/></text:span><text:span text:style-name="T52_21">isso</text:span><text:span text:style-name="T52_22"><text:s/></text:span><text:span text:style-name="T52_23">será</text:span><text:span text:style-name="T52_24"><text:s/></text:span><text:span text:style-name="T52_25">feito</text:span><text:span text:style-name="T52_26"><text:s/></text:span><text:span text:style-name="T52_27">para</text:span><text:span text:style-name="T52_28"><text:s/></text:span><text:span text:style-name="T52_29">uma</text:span><text:span text:style-name="T52_30"><text:s/></text:span><text:span text:style-name="T52_31">melhor</text:span><text:span text:style-name="T52_32"><text:s/></text:span><text:span text:style-name="T52_33">compreensão</text:span><text:span text:style-name="T52_34"><text:s/></text:span><text:span text:style-name="T52_35">de</text:span><text:span text:style-name="T52_36"><text:s/></text:span><text:span text:style-name="T52_37">todos</text:span><text:span text:style-name="T52_38"><text:s/></text:span><text:span text:style-name="T52_39">em</text:span><text:span text:style-name="T52_40"><text:s/></text:span><text:span text:style-name="T52_41">relação</text:span><text:span text:style-name="T52_42"><text:s/></text:span><text:span text:style-name="T52_43">aos</text:span><text:span text:style-name="T52_44"><text:s/></text:span><text:span text:style-name="T52_45">exemplos</text:span><text:span text:style-name="T52_46"><text:s/></text:span><text:span text:style-name="T52_47">que</text:span><text:span text:style-name="T52_48"><text:s/></text:span><text:span text:style-name="T52_49">serão</text:span><text:span text:style-name="T52_50"><text:s/></text:span><text:span text:style-name="T52_51">mostrados</text:span><text:span text:style-name="T52_52"><text:s/></text:span><text:span text:style-name="T52_53">mais</text:span><text:span text:style-name="T52_54"><text:s/></text:span><text:span text:style-name="T52_55">a</text:span><text:span text:style-name="T52_56"><text:s/></text:span><text:span text:style-name="T52_57">frente</text:span><text:span text:style-name="T52_58">.<text:s/></text:span><text:span text:style-name="T52_59">Pode</text:span><text:span text:style-name="T52_60"><text:s/></text:span><text:span text:style-name="T52_61">inclusive</text:span><text:span text:style-name="T52_62"><text:s/></text:span><text:span text:style-name="T52_63">utilizar</text:span><text:span text:style-name="T52_64"><text:s/></text:span><text:span text:style-name="T52_65">os</text:span><text:span text:style-name="T52_66"><text:s/></text:span><text:span text:style-name="T52_67">grafos</text:span><text:span text:style-name="T52_68"><text:s/></text:span><text:span text:style-name="T52_69">de</text:span><text:span text:style-name="T52_70"><text:s/></text:span><text:span text:style-name="T52_71">sintaxe</text:span><text:span text:style-name="T52_72"><text:s/></text:span><text:span text:style-name="T52_73">contidos</text:span><text:span text:style-name="T52_74"><text:s/></text:span><text:span text:style-name="T52_75">em</text:span><text:span text:style-name="T52_76">:<text:s/></text:span><text:span text:style-name="T52_77">http</text:span><text:span text:style-name="T52_78">://</text:span><text:span text:style-name="T52_79">json</text:span><text:span text:style-name="T52_80">.</text:span><text:span text:style-name="T52_81">org</text:span><text:span text:style-name="T52_82">/.</text:span></text:p></office:annotation></text:span><text:span text:style-name="T52_83">JSON</text:span></text:p>
      <text:h text:style-name="P53" text:outline-level="10"><text:bookmark-start text:name="h.p8whp8m09d4k"/><text:bookmark-end text:name="h.p8whp8m09d4k"/><text:span text:style-name="T53_1"><office:annotation><dc:creator/><text:p text:style-name="P54"><text:span text:style-name="T54_1">Lucas</text:span><text:span text:style-name="T54_2"><text:s/></text:span><text:span text:style-name="T54_3">Pereira</text:span><text:span text:style-name="T54_4">:</text:span></text:p><text:p text:style-name="P55"><text:span text:style-name="T55_1">Falar</text:span><text:span text:style-name="T55_2"><text:s/></text:span><text:span text:style-name="T55_3">rapidamente</text:span><text:span text:style-name="T55_4"><text:s/></text:span><text:span text:style-name="T55_5">sobre</text:span><text:span text:style-name="T55_6"><text:s/></text:span><text:span text:style-name="T55_7">o</text:span><text:span text:style-name="T55_8"><text:s/></text:span><text:span text:style-name="T55_9">que</text:span><text:span text:style-name="T55_10"><text:s/></text:span><text:span text:style-name="T55_11">é</text:span><text:span text:style-name="T55_12"><text:s/></text:span><text:span text:style-name="T55_13">o</text:span><text:span text:style-name="T55_14"><text:s/></text:span><text:span text:style-name="T55_15">Futon</text:span><text:span text:style-name="T55_16">.<text:s/></text:span><text:span text:style-name="T55_17">Usar</text:span><text:span text:style-name="T55_18"><text:s/></text:span><text:span text:style-name="T55_19">http</text:span><text:span text:style-name="T55_20">://</text:span><text:span text:style-name="T55_21">docs</text:span><text:span text:style-name="T55_22">.</text:span><text:span text:style-name="T55_23">couchdb</text:span><text:span text:style-name="T55_24">.</text:span><text:span text:style-name="T55_25">org</text:span><text:span text:style-name="T55_26">/</text:span><text:span text:style-name="T55_27">en</text:span><text:span text:style-name="T55_28">/</text:span><text:span text:style-name="T55_29">latest</text:span><text:span text:style-name="T55_30">/</text:span><text:span text:style-name="T55_31">intro</text:span><text:span text:style-name="T55_32">.</text:span><text:span text:style-name="T55_33">html</text:span><text:span text:style-name="T55_34">#</text:span><text:span text:style-name="T55_35">using</text:span><text:span text:style-name="T55_36">-</text:span><text:span text:style-name="T55_37">futon</text:span><text:span text:style-name="T55_38"><text:s/></text:span><text:span text:style-name="T55_39">para</text:span><text:span text:style-name="T55_40"><text:s/></text:span><text:span text:style-name="T55_41">fundamentar</text:span><text:span text:style-name="T55_42"><text:s/></text:span><text:span text:style-name="T55_43">a</text:span><text:span text:style-name="T55_44"><text:s/></text:span><text:span text:style-name="T55_45">argumentação</text:span><text:span text:style-name="T55_46">.<text:s text:c="2"/></text:span><text:span text:style-name="T55_47">Colocar</text:span><text:span text:style-name="T55_48"><text:s/></text:span><text:span text:style-name="T55_49">uma</text:span><text:span text:style-name="T55_50"><text:s/></text:span><text:span text:style-name="T55_51">imagem</text:span><text:span text:style-name="T55_52"><text:s/></text:span><text:span text:style-name="T55_53">no</text:span><text:span text:style-name="T55_54"><text:s/></text:span><text:span text:style-name="T55_55">Futon</text:span><text:span text:style-name="T55_56"><text:s/></text:span><text:span text:style-name="T55_57">nos</text:span><text:span text:style-name="T55_58"><text:s/></text:span><text:span text:style-name="T55_59">slides</text:span><text:span text:style-name="T55_60"><text:s/>(</text:span><text:span text:style-name="T55_61">pode</text:span><text:span text:style-name="T55_62"><text:s/></text:span><text:span text:style-name="T55_63">usar</text:span><text:span text:style-name="T55_64"><text:s/></text:span><text:span text:style-name="T55_65">uma</text:span><text:span text:style-name="T55_66"><text:s/></text:span><text:span text:style-name="T55_67">que</text:span><text:span text:style-name="T55_68"><text:s/></text:span><text:span text:style-name="T55_69">tem</text:span><text:span text:style-name="T55_70"><text:s/></text:span><text:span text:style-name="T55_71">no</text:span><text:span text:style-name="T55_72"><text:s/></text:span><text:span text:style-name="T55_73">link</text:span><text:span text:style-name="T55_74"><text:s/></text:span><text:span text:style-name="T55_75">acima</text:span><text:span text:style-name="T55_76">).<text:s/></text:span><text:span text:style-name="T55_77">Deixar</text:span><text:span text:style-name="T55_78"><text:s/></text:span><text:span text:style-name="T55_79">para</text:span><text:span text:style-name="T55_80"><text:s/></text:span><text:span text:style-name="T55_81">mostrar</text:span><text:span text:style-name="T55_82"><text:s/></text:span><text:span text:style-name="T55_83">um</text:span><text:span text:style-name="T55_84"><text:s/></text:span><text:span text:style-name="T55_85">exemplo</text:span><text:span text:style-name="T55_86"><text:s/></text:span><text:span text:style-name="T55_87">utilizando</text:span><text:span text:style-name="T55_88"><text:s/></text:span><text:span text:style-name="T55_89">o</text:span><text:span text:style-name="T55_90"><text:s/></text:span><text:span text:style-name="T55_91">Futon</text:span><text:span text:style-name="T55_92"><text:s/></text:span><text:span text:style-name="T55_93">no</text:span><text:span text:style-name="T55_94"><text:s/></text:span><text:span text:style-name="T55_95">final</text:span><text:span text:style-name="T55_96"><text:s/></text:span><text:span text:style-name="T55_97">da</text:span><text:span text:style-name="T55_98"><text:s/></text:span><text:span text:style-name="T55_99">apresentação</text:span><text:span text:style-name="T55_100">.<text:s/></text:span><text:span text:style-name="T55_101">Se</text:span><text:span text:style-name="T55_102"><text:s/></text:span><text:span text:style-name="T55_103">quem</text:span><text:span text:style-name="T55_104"><text:s/></text:span><text:span text:style-name="T55_105">pegar</text:span><text:span text:style-name="T55_106"><text:s/></text:span><text:span text:style-name="T55_107">esse</text:span><text:span text:style-name="T55_108"><text:s/></text:span><text:span text:style-name="T55_109">tópico</text:span><text:span text:style-name="T55_110"><text:s/></text:span><text:span text:style-name="T55_111">não</text:span><text:span text:style-name="T55_112"><text:s/></text:span><text:span text:style-name="T55_113">tiver</text:span><text:span text:style-name="T55_114"><text:s/></text:span><text:span text:style-name="T55_115">afim</text:span><text:span text:style-name="T55_116"><text:s/></text:span><text:span text:style-name="T55_117">de</text:span><text:span text:style-name="T55_118"><text:s/></text:span><text:span text:style-name="T55_119">instalar</text:span><text:span text:style-name="T55_120"><text:s/></text:span><text:span text:style-name="T55_121">o</text:span><text:span text:style-name="T55_122"><text:s/></text:span><text:span text:style-name="T55_123">Couch</text:span><text:span text:style-name="T55_124"><text:s/></text:span><text:span text:style-name="T55_125">e</text:span><text:span text:style-name="T55_126"><text:s/></text:span><text:span text:style-name="T55_127">aprender</text:span><text:span text:style-name="T55_128"><text:s/></text:span><text:span text:style-name="T55_129">a</text:span><text:span text:style-name="T55_130"><text:s/></text:span><text:span text:style-name="T55_131">mexer</text:span><text:span text:style-name="T55_132"><text:s/></text:span><text:span text:style-name="T55_133">no</text:span><text:span text:style-name="T55_134"><text:s/></text:span><text:span text:style-name="T55_135">Futon</text:span><text:span text:style-name="T55_136">,<text:s/></text:span><text:span text:style-name="T55_137">pode</text:span><text:span text:style-name="T55_138"><text:s/></text:span><text:span text:style-name="T55_139">deixar</text:span><text:span text:style-name="T55_140"><text:s/></text:span><text:span text:style-name="T55_141">que</text:span><text:span text:style-name="T55_142"><text:s/></text:span><text:span text:style-name="T55_143">eu</text:span><text:span text:style-name="T55_144"><text:s/></text:span><text:span text:style-name="T55_145">explico</text:span><text:span text:style-name="T55_146"><text:s/></text:span><text:span text:style-name="T55_147">rapidamente</text:span><text:span text:style-name="T55_148">.</text:span></text:p></office:annotation></text:span><text:span text:style-name="T55_149">Futon</text:span></text:h>
      <text:p text:style-name="P56"><text:span text:style-name="T56_1">O</text:span><text:span text:style-name="T56_2"><text:s/></text:span><text:span text:style-name="T56_3">CouchDB</text:span><text:span text:style-name="T56_4"><text:s/></text:span><text:span text:style-name="T56_5">disponibiliza</text:span><text:span text:style-name="T56_6"><text:s/></text:span><text:span text:style-name="T56_7">ainda</text:span><text:span text:style-name="T56_8"><text:s/></text:span><text:span text:style-name="T56_9">um</text:span><text:span text:style-name="T56_10"><text:s/></text:span><text:span text:style-name="T56_11">cliente</text:span><text:span text:style-name="T56_12"><text:s/></text:span><text:span text:style-name="T56_13">Web</text:span><text:span text:style-name="T56_14"><text:s/></text:span><text:span text:style-name="T56_15">que</text:span><text:span text:style-name="T56_16"><text:s/></text:span><text:span text:style-name="T56_17">fornece</text:span><text:span text:style-name="T56_18">,<text:s/></text:span><text:span text:style-name="T56_19">através</text:span><text:span text:style-name="T56_20"><text:s/></text:span><text:span text:style-name="T56_21">de</text:span><text:span text:style-name="T56_22"><text:s/></text:span><text:span text:style-name="T56_23">uma</text:span><text:span text:style-name="T56_24"><text:s/></text:span><text:span text:style-name="T56_25">interface</text:span><text:span text:style-name="T56_26"><text:s/></text:span><text:span text:style-name="T56_27">gráfica</text:span><text:span text:style-name="T56_28"><text:s/></text:span><text:span text:style-name="T56_29">de</text:span><text:span text:style-name="T56_30"><text:s/></text:span><text:span text:style-name="T56_31">fácil</text:span><text:span text:style-name="T56_32"><text:s/></text:span><text:span text:style-name="T56_33">utilização</text:span><text:span text:style-name="T56_34">,<text:s/></text:span><text:span text:style-name="T56_35">funcionalidades</text:span><text:span text:style-name="T56_36"><text:s/></text:span><text:span text:style-name="T56_37">para</text:span><text:span text:style-name="T56_38"><text:s/></text:span><text:span text:style-name="T56_39">manipulação</text:span><text:span text:style-name="T56_40"><text:s/></text:span><text:span text:style-name="T56_41">das</text:span><text:span text:style-name="T56_42"><text:s/></text:span><text:span text:style-name="T56_43">diversas</text:span><text:span text:style-name="T56_44"><text:s/></text:span><text:span text:style-name="T56_45">bases</text:span><text:span text:style-name="T56_46"><text:s/></text:span><text:span text:style-name="T56_47">de</text:span><text:span text:style-name="T56_48"><text:s/></text:span><text:span text:style-name="T56_49">dados</text:span><text:span text:style-name="T56_50">.<text:s/></text:span><text:span text:style-name="T56_51">Com</text:span><text:span text:style-name="T56_52"><text:s/></text:span><text:span text:style-name="T56_53">o</text:span><text:span text:style-name="T56_54"><text:s/></text:span><text:span text:style-name="T56_55">Futon</text:span><text:span text:style-name="T56_56"><text:s/></text:span><text:span text:style-name="T56_57">é</text:span><text:span text:style-name="T56_58"><text:s/></text:span><text:span text:style-name="T56_59">possível</text:span><text:span text:style-name="T56_60"><text:s/></text:span><text:span text:style-name="T56_61">realizar</text:span><text:span text:style-name="T56_62"><text:s/></text:span><text:span text:style-name="T56_63">de</text:span><text:span text:style-name="T56_64"><text:s/></text:span><text:span text:style-name="T56_65">forma</text:span><text:span text:style-name="T56_66"><text:s/></text:span><text:span text:style-name="T56_67">transparente</text:span><text:span text:style-name="T56_68"><text:s/></text:span><text:span text:style-name="T56_69">inserção</text:span><text:span text:style-name="T56_70">,<text:s/></text:span><text:span text:style-name="T56_71">edição</text:span><text:span text:style-name="T56_72">,<text:s/></text:span><text:span text:style-name="T56_73">remoção</text:span><text:span text:style-name="T56_74"><text:s/></text:span><text:span text:style-name="T56_75">e</text:span><text:span text:style-name="T56_76"><text:s/></text:span><text:span text:style-name="T56_77">atualização</text:span><text:span text:style-name="T56_78"><text:s/></text:span><text:span text:style-name="T56_79">de</text:span><text:span text:style-name="T56_80"><text:s/></text:span><text:span text:style-name="T56_81">dados</text:span><text:span text:style-name="T56_82">,<text:s/></text:span><text:span text:style-name="T56_83">definição</text:span><text:span text:style-name="T56_84"><text:s/></text:span><text:span text:style-name="T56_85">de</text:span><text:span text:style-name="T56_86"><text:s/></text:span><text:span text:style-name="T56_87">views</text:span><text:span text:style-name="T56_88">,<text:s/></text:span><text:span text:style-name="T56_89">configuração</text:span><text:span text:style-name="T56_90"><text:s/></text:span><text:span text:style-name="T56_91">de</text:span><text:span text:style-name="T56_92"><text:s/></text:span><text:span text:style-name="T56_93">parâmetros</text:span><text:span text:style-name="T56_94"><text:s/></text:span><text:span text:style-name="T56_95">da</text:span><text:span text:style-name="T56_96"><text:s/></text:span><text:span text:style-name="T56_97">base</text:span><text:span text:style-name="T56_98"><text:s/></text:span><text:span text:style-name="T56_99">de</text:span><text:span text:style-name="T56_100"><text:s/></text:span><text:span text:style-name="T56_101">dados</text:span><text:span text:style-name="T56_102">,<text:s/></text:span><text:span text:style-name="T56_103">criação</text:span><text:span text:style-name="T56_104"><text:s/></text:span><text:span text:style-name="T56_105">de</text:span><text:span text:style-name="T56_106"><text:s/></text:span><text:span text:style-name="T56_107">bases</text:span><text:span text:style-name="T56_108"><text:s/></text:span><text:span text:style-name="T56_109">de</text:span><text:span text:style-name="T56_110"><text:s/></text:span><text:span text:style-name="T56_111">dados</text:span><text:span text:style-name="T56_112"><text:s/></text:span><text:span text:style-name="T56_113">e</text:span><text:span text:style-name="T56_114"><text:s/></text:span><text:span text:style-name="T56_115">outros</text:span><text:span text:style-name="T56_116">.<text:s/></text:span><text:span text:style-name="T56_117">Em</text:span><text:span text:style-name="T56_118"><text:s/></text:span><text:span text:style-name="T56_119">suma</text:span><text:span text:style-name="T56_120">,<text:s/></text:span><text:span text:style-name="T56_121">o</text:span><text:span text:style-name="T56_122"><text:s/></text:span><text:span text:style-name="T56_123">Futon</text:span><text:span text:style-name="T56_124"><text:s/></text:span><text:span text:style-name="T56_125">permite</text:span><text:span text:style-name="T56_126"><text:s/></text:span><text:span text:style-name="T56_127">que</text:span><text:span text:style-name="T56_128"><text:s/></text:span><text:span text:style-name="T56_129">se</text:span><text:span text:style-name="T56_130"><text:s/></text:span><text:span text:style-name="T56_131">realize</text:span><text:span text:style-name="T56_132">,<text:s/></text:span><text:span text:style-name="T56_133">através</text:span><text:span text:style-name="T56_134"><text:s/></text:span><text:span text:style-name="T56_135">de</text:span><text:span text:style-name="T56_136"><text:s/></text:span><text:span text:style-name="T56_137">uma</text:span><text:span text:style-name="T56_138"><text:s/></text:span><text:span text:style-name="T56_139">interface</text:span><text:span text:style-name="T56_140"><text:s/></text:span><text:span text:style-name="T56_141">gráfica</text:span><text:span text:style-name="T56_142">,<text:s/></text:span><text:span text:style-name="T56_143">o</text:span><text:span text:style-name="T56_144"><text:s/></text:span><text:span text:style-name="T56_145">acesso</text:span><text:span text:style-name="T56_146"><text:s/></text:span><text:span text:style-name="T56_147">a</text:span><text:span text:style-name="T56_148"><text:s/></text:span><text:span text:style-name="T56_149">API</text:span><text:span text:style-name="T56_150"><text:s/></text:span><text:span text:style-name="T56_151">HTTP</text:span><text:span text:style-name="T56_152"><text:s/></text:span><text:span text:style-name="T56_153">REST</text:span><text:span text:style-name="T56_154"><text:s/></text:span><text:span text:style-name="T56_155">disponibilizada</text:span><text:span text:style-name="T56_156"><text:s/></text:span><text:span text:style-name="T56_157">pelo</text:span><text:span text:style-name="T56_158"><text:s/></text:span><text:span text:style-name="T56_159">CouchDB</text:span><text:span text:style-name="T56_160">.</text:span></text:p>
      <text:p text:style-name="P57"><text:span text:style-name="T57_1">Para</text:span><text:span text:style-name="T57_2"><text:s/></text:span><text:span text:style-name="T57_3">utilizar</text:span><text:span text:style-name="T57_4"><text:s/></text:span><text:span text:style-name="T57_5">o</text:span><text:span text:style-name="T57_6"><text:s/></text:span><text:span text:style-name="T57_7">Futon</text:span><text:span text:style-name="T57_8"><text:s/></text:span><text:span text:style-name="T57_9">basta</text:span><text:span text:style-name="T57_10"><text:s/></text:span><text:span text:style-name="T57_11">acessar</text:span><text:span text:style-name="T57_12"><text:s/></text:span><text:span text:style-name="T57_13">através</text:span><text:span text:style-name="T57_14"><text:s/></text:span><text:span text:style-name="T57_15">de</text:span><text:span text:style-name="T57_16"><text:s/></text:span><text:span text:style-name="T57_17">um</text:span><text:span text:style-name="T57_18"><text:s/></text:span><text:span text:style-name="T57_19">navegador</text:span><text:span text:style-name="T57_20"><text:s/></text:span><text:span text:style-name="T57_21">Web</text:span><text:span text:style-name="T57_22">,<text:s/></text:span><text:span text:style-name="T57_23">o</text:span><text:span text:style-name="T57_24"><text:s/></text:span><text:span text:style-name="T57_25">local</text:span><text:span text:style-name="T57_26"><text:s/></text:span><text:span text:style-name="T57_27">onde</text:span><text:span text:style-name="T57_28"><text:s/></text:span><text:span text:style-name="T57_29">o</text:span><text:span text:style-name="T57_30"><text:s/></text:span><text:span text:style-name="T57_31">CouchDB</text:span><text:span text:style-name="T57_32"><text:s/></text:span><text:span text:style-name="T57_33">está</text:span><text:span text:style-name="T57_34"><text:s/></text:span><text:span text:style-name="T57_35">rodando</text:span><text:span text:style-name="T57_36">.<text:s/></text:span><text:span text:style-name="T57_37">Por</text:span><text:span text:style-name="T57_38"><text:s/></text:span><text:span text:style-name="T57_39">padrão</text:span><text:span text:style-name="T57_40"><text:s/></text:span><text:span text:style-name="T57_41">o</text:span><text:span text:style-name="T57_42"><text:s/></text:span><text:span text:style-name="T57_43">Couch</text:span><text:span text:style-name="T57_44"><text:s/></text:span><text:span text:style-name="T57_45">roda</text:span><text:span text:style-name="T57_46"><text:s/></text:span><text:span text:style-name="T57_47">na</text:span><text:span text:style-name="T57_48"><text:s/></text:span><text:span text:style-name="T57_49">porta</text:span><text:span text:style-name="T57_50"><text:s/>5984,<text:s/></text:span><text:span text:style-name="T57_51">então</text:span><text:span text:style-name="T57_52"><text:s/></text:span><text:span text:style-name="T57_53">se</text:span><text:span text:style-name="T57_54"><text:s/></text:span><text:span text:style-name="T57_55">você</text:span><text:span text:style-name="T57_56"><text:s/></text:span><text:span text:style-name="T57_57">estiver</text:span><text:span text:style-name="T57_58"><text:s/></text:span><text:span text:style-name="T57_59">rodando</text:span><text:span text:style-name="T57_60"><text:s/></text:span><text:span text:style-name="T57_61">localmente</text:span><text:span text:style-name="T57_62">,<text:s/></text:span><text:span text:style-name="T57_63">basta</text:span><text:span text:style-name="T57_64"><text:s/></text:span><text:span text:style-name="T57_65">acessar</text:span><text:span text:style-name="T57_66"><text:s/></text:span><text:span text:style-name="T57_67">através</text:span><text:span text:style-name="T57_68"><text:s/></text:span><text:span text:style-name="T57_69">do</text:span><text:span text:style-name="T57_70"><text:s/></text:span><text:span text:style-name="T57_71">endereço</text:span><text:span text:style-name="T57_72"><text:s/></text:span><text:span text:style-name="T57_73">localhost</text:span><text:span text:style-name="T57_74">:5984/_</text:span><text:span text:style-name="T57_75">utils</text:span><text:span text:style-name="T57_76">.</text:span></text:p>
      <text:p text:style-name="P58"><text:span text:style-name="T58_1">Na</text:span><text:span text:style-name="T58_2"><text:s/></text:span><text:span text:style-name="T58_3">apresentação</text:span><text:span text:style-name="T58_4"><text:s/></text:span><text:span text:style-name="T58_5">deverá</text:span><text:span text:style-name="T58_6"><text:s/></text:span><text:span text:style-name="T58_7">ser</text:span><text:span text:style-name="T58_8"><text:s/></text:span><text:span text:style-name="T58_9">mostrado</text:span><text:span text:style-name="T58_10"><text:s/></text:span><text:span text:style-name="T58_11">através</text:span><text:span text:style-name="T58_12"><text:s/></text:span><text:span text:style-name="T58_13">do</text:span><text:span text:style-name="T58_14"><text:s/></text:span><text:span text:style-name="T58_15">Futon</text:span><text:span text:style-name="T58_16">:</text:span></text:p>
      <text:list text:style-name="LS5" xml:id="list22">
        <text:list-item>
          <text:p text:style-name="P59"><text:span text:style-name="T59_1">Criar</text:span><text:span text:style-name="T59_2"><text:s/></text:span><text:span text:style-name="T59_3">um</text:span><text:span text:style-name="T59_4"><text:s/></text:span><text:span text:style-name="T59_5">banco</text:span><text:span text:style-name="T59_6"><text:s/></text:span><text:span text:style-name="T59_7">de</text:span><text:span text:style-name="T59_8"><text:s/></text:span><text:span text:style-name="T59_9">dados</text:span><text:span text:style-name="T59_10">;</text:span></text:p>
        </text:list-item>
        <text:list-item>
          <text:p text:style-name="P60"><text:span text:style-name="T60_1">Criar</text:span><text:span text:style-name="T60_2"><text:s/></text:span><text:span text:style-name="T60_3">um</text:span><text:span text:style-name="T60_4"><text:s/></text:span><text:span text:style-name="T60_5">documento</text:span><text:span text:style-name="T60_6">;</text:span></text:p>
        </text:list-item>
        <text:list-item>
          <text:p text:style-name="P61"><text:span text:style-name="T61_1">Criar</text:span><text:span text:style-name="T61_2"><text:s/></text:span><text:span text:style-name="T61_3">outro</text:span><text:span text:style-name="T61_4"><text:s/></text:span><text:span text:style-name="T61_5">documento</text:span><text:span text:style-name="T61_6">;</text:span></text:p>
        </text:list-item>
        <text:list-item>
          <text:p text:style-name="P62"><text:span text:style-name="T62_1">Visualizar</text:span><text:span text:style-name="T62_2"><text:s/></text:span><text:span text:style-name="T62_3">os</text:span><text:span text:style-name="T62_4"><text:s/></text:span><text:span text:style-name="T62_5">documentos</text:span><text:span text:style-name="T62_6"><text:s/></text:span><text:span text:style-name="T62_7">inseridos</text:span><text:span text:style-name="T62_8">;</text:span></text:p>
        </text:list-item>
        <text:list-item>
          <text:p text:style-name="P63"><text:span text:style-name="T63_1">Editar</text:span><text:span text:style-name="T63_2"><text:s/></text:span><text:span text:style-name="T63_3">um</text:span><text:span text:style-name="T63_4"><text:s/></text:span><text:span text:style-name="T63_5">documento</text:span><text:span text:style-name="T63_6"><text:s/></text:span><text:span text:style-name="T63_7">e</text:span><text:span text:style-name="T63_8"><text:s/></text:span><text:span text:style-name="T63_9">mostrar</text:span><text:span text:style-name="T63_10"><text:s/></text:span><text:span text:style-name="T63_11">a</text:span><text:span text:style-name="T63_12"><text:s/></text:span><text:span text:style-name="T63_13">revisão</text:span><text:span text:style-name="T63_14"><text:s/></text:span><text:span text:style-name="T63_15">nova</text:span><text:span text:style-name="T63_16">;</text:span></text:p>
        </text:list-item>
        <text:list-item>
          <text:p text:style-name="P64"><text:span text:style-name="T64_1">Anexar</text:span><text:span text:style-name="T64_2"><text:s/></text:span><text:span text:style-name="T64_3">um</text:span><text:span text:style-name="T64_4"><text:s/></text:span><text:span text:style-name="T64_5">arquivo</text:span><text:span text:style-name="T64_6">;</text:span></text:p>
        </text:list-item>
        <text:list-item>
          <text:p text:style-name="P65"><text:span text:style-name="T65_1">Remover</text:span><text:span text:style-name="T65_2"><text:s/></text:span><text:span text:style-name="T65_3">um</text:span><text:span text:style-name="T65_4"><text:s/></text:span><text:span text:style-name="T65_5">documento</text:span><text:span text:style-name="T65_6">;</text:span></text:p>
        </text:list-item>
        <text:list-item>
          <text:p text:style-name="P66"><text:span text:style-name="T66_1">Criar</text:span><text:span text:style-name="T66_2"><text:s/></text:span><text:span text:style-name="T66_3">uma</text:span><text:span text:style-name="T66_4"><text:s/></text:span><text:span text:style-name="T66_5">view</text:span><text:span text:style-name="T66_6"><text:s/></text:span><text:span text:style-name="T66_7">com</text:span><text:span text:style-name="T66_8"><text:s/></text:span><text:span text:style-name="T66_9">map</text:span><text:span text:style-name="T66_10">;</text:span></text:p>
        </text:list-item>
        <text:list-item>
          <text:p text:style-name="P67"><text:span text:style-name="T67_1">Rodar</text:span><text:span text:style-name="T67_2"><text:s/></text:span><text:span text:style-name="T67_3">uma</text:span><text:span text:style-name="T67_4"><text:s/></text:span><text:span text:style-name="T67_5">o</text:span><text:span text:style-name="T67_6"><text:s/></text:span><text:span text:style-name="T67_7">map</text:span><text:span text:style-name="T67_8">;</text:span></text:p>
        </text:list-item>
        <text:list-item>
          <text:p text:style-name="P68"><text:span text:style-name="T68_1">Adicionar</text:span><text:span text:style-name="T68_2"><text:s/></text:span><text:span text:style-name="T68_3">na</text:span><text:span text:style-name="T68_4"><text:s/></text:span><text:span text:style-name="T68_5">view</text:span><text:span text:style-name="T68_6"><text:s/></text:span><text:span text:style-name="T68_7">criada</text:span><text:span text:style-name="T68_8"><text:s/></text:span><text:span text:style-name="T68_9">um</text:span><text:span text:style-name="T68_10"><text:s/></text:span><text:span text:style-name="T68_11">reduce</text:span><text:span text:style-name="T68_12">;</text:span></text:p>
        </text:list-item>
        <text:list-item>
          <text:p text:style-name="P69"><text:span text:style-name="T69_1">Rodar</text:span><text:span text:style-name="T69_2"><text:s/></text:span><text:span text:style-name="T69_3">o</text:span><text:span text:style-name="T69_4"><text:s/></text:span><text:span text:style-name="T69_5">reduce</text:span><text:span text:style-name="T69_6">;</text:span></text:p>
        </text:list-item>
      </text:list>
      <text:h text:style-name="P70" text:outline-level="10"><text:bookmark-start text:name="h.yq3cxwneqfbq"/><text:bookmark-end text:name="h.yq3cxwneqfbq"/><text:span text:style-name="T70_1">Documento</text:span></text:h>
      <text:p text:style-name="P71"><text:span text:style-name="T71_1"><text:tab/></text:span><text:span text:style-name="T71_2">Um</text:span><text:span text:style-name="T71_3"><text:s/></text:span><text:span text:style-name="T71_4">documento</text:span><text:span text:style-name="T71_5"><text:s/></text:span><text:span text:style-name="T71_6">básico</text:span><text:span text:style-name="T71_7"><text:s/></text:span><text:span text:style-name="T71_8">do</text:span><text:span text:style-name="T71_9"><text:s/></text:span><text:span text:style-name="T71_10">CouchDB</text:span><text:span text:style-name="T71_11"><text:s/></text:span><text:span text:style-name="T71_12">possui</text:span><text:span text:style-name="T71_13"><text:s/></text:span><text:span text:style-name="T71_14">pelo</text:span><text:span text:style-name="T71_15"><text:s/></text:span><text:span text:style-name="T71_16">menos</text:span><text:span text:style-name="T71_17"><text:s/></text:span><text:span text:style-name="T71_18">dois</text:span><text:span text:style-name="T71_19"><text:s/></text:span><text:span text:style-name="T71_20">atributos</text:span><text:span text:style-name="T71_21">,<text:s/></text:span><text:span text:style-name="T71_22">_</text:span><text:span text:style-name="T71_23">id</text:span><text:span text:style-name="T71_24"><text:s/></text:span><text:span text:style-name="T71_25">e</text:span><text:span text:style-name="T71_26"><text:s/></text:span><text:span text:style-name="T71_27">_</text:span><text:span text:style-name="T71_28">rev</text:span><text:span text:style-name="T71_29">.<text:s/></text:span><text:span text:style-name="T71_30">O</text:span><text:span text:style-name="T71_31"><text:s/></text:span><text:span text:style-name="T71_32">primeiro</text:span><text:span text:style-name="T71_33"><text:s/></text:span><text:span text:style-name="T71_34">se</text:span><text:span text:style-name="T71_35"><text:s/></text:span><text:span text:style-name="T71_36">refere</text:span><text:span text:style-name="T71_37"><text:s/></text:span><text:span text:style-name="T71_38">ao</text:span><text:span text:style-name="T71_39"><text:s/></text:span><text:span text:style-name="T71_40">identificador</text:span><text:span text:style-name="T71_41"><text:s/></text:span><text:span text:style-name="T71_42">único</text:span><text:span text:style-name="T71_43"><text:s/></text:span><text:span text:style-name="T71_44">do</text:span><text:span text:style-name="T71_45"><text:s/></text:span><text:span text:style-name="T71_46">documento</text:span><text:span text:style-name="T71_47"><text:s/></text:span><text:span text:style-name="T71_48">e</text:span><text:span text:style-name="T71_49"><text:s/></text:span><text:span text:style-name="T71_50">pode</text:span><text:span text:style-name="T71_51"><text:s/></text:span><text:span text:style-name="T71_52">ser</text:span><text:span text:style-name="T71_53"><text:s/></text:span><text:span text:style-name="T71_54">tanto</text:span><text:span text:style-name="T71_55"><text:s/></text:span><text:span text:style-name="T71_56">fornecido</text:span><text:span text:style-name="T71_57"><text:s/></text:span><text:span text:style-name="T71_58">na</text:span><text:span text:style-name="T71_59"><text:s/></text:span><text:span text:style-name="T71_60">criação</text:span><text:span text:style-name="T71_61"><text:s/></text:span><text:span text:style-name="T71_62">do</text:span><text:span text:style-name="T71_63"><text:s/></text:span><text:span text:style-name="T71_64">documento</text:span><text:span text:style-name="T71_65">,<text:s/></text:span><text:span text:style-name="T71_66">quanto</text:span><text:span text:style-name="T71_67"><text:s/></text:span><text:span text:style-name="T71_68">pode</text:span><text:span text:style-name="T71_69"><text:s/></text:span><text:span text:style-name="T71_70">ser</text:span><text:span text:style-name="T71_71"><text:s/></text:span><text:span text:style-name="T71_72">deixado</text:span><text:span text:style-name="T71_73"><text:s/></text:span><text:span text:style-name="T71_74">para</text:span><text:span text:style-name="T71_75"><text:s/></text:span><text:span text:style-name="T71_76">ser</text:span><text:span text:style-name="T71_77"><text:s/></text:span><text:span text:style-name="T71_78">criado</text:span><text:span text:style-name="T71_79"><text:s/></text:span><text:span text:style-name="T71_80">pelo</text:span><text:span text:style-name="T71_81"><text:s/></text:span><text:span text:style-name="T71_82">CouchDB</text:span><text:span text:style-name="T71_83">.<text:s/></text:span><text:span text:style-name="T71_84">Caso</text:span><text:span text:style-name="T71_85"><text:s/></text:span><text:span text:style-name="T71_86">ele</text:span><text:span text:style-name="T71_87"><text:s/></text:span><text:span text:style-name="T71_88">seja</text:span><text:span text:style-name="T71_89"><text:s/></text:span><text:span text:style-name="T71_90">gerado</text:span><text:span text:style-name="T71_91"><text:s/></text:span><text:span text:style-name="T71_92">pelo</text:span><text:span text:style-name="T71_93"><text:s/></text:span><text:span text:style-name="T71_94">CouchDB</text:span><text:span text:style-name="T71_95">,<text:s/></text:span><text:span text:style-name="T71_96">ele</text:span><text:span text:style-name="T71_97"><text:s/></text:span><text:span text:style-name="T71_98">será</text:span><text:span text:style-name="T71_99"><text:s/></text:span><text:span text:style-name="T71_100">uma</text:span><text:span text:style-name="T71_101"><text:s/></text:span><text:span text:style-name="T71_102">String</text:span><text:span text:style-name="T71_103"><text:s/></text:span><text:span text:style-name="T71_104">JSON</text:span><text:span text:style-name="T71_105"><text:s/></text:span><text:span text:style-name="T71_106">aleatória</text:span><text:span text:style-name="T71_107"><text:s/></text:span><text:span text:style-name="T71_108">contento</text:span><text:span text:style-name="T71_109"><text:s/>32<text:s/></text:span><text:span text:style-name="T71_110">caracteres</text:span><text:span text:style-name="T71_111">.</text:span></text:p>
      <text:p text:style-name="P72"><text:span text:style-name="T72_1">Já</text:span><text:span text:style-name="T72_2"><text:s/></text:span><text:span text:style-name="T72_3">_</text:span><text:span text:style-name="T72_4">rev</text:span><text:span text:style-name="T72_5"><text:s/></text:span><text:span text:style-name="T72_6">indica</text:span><text:span text:style-name="T72_7"><text:s/></text:span><text:span text:style-name="T72_8">a</text:span><text:span text:style-name="T72_9"><text:s/></text:span><text:span text:style-name="T72_10">revisão</text:span><text:span text:style-name="T72_11"><text:s/></text:span><text:span text:style-name="T72_12">do</text:span><text:span text:style-name="T72_13"><text:s/></text:span><text:span text:style-name="T72_14">documento</text:span><text:span text:style-name="T72_15">.<text:s/></text:span><text:span text:style-name="T72_16">Esse</text:span><text:span text:style-name="T72_17"><text:s/></text:span><text:span text:style-name="T72_18">valor</text:span><text:span text:style-name="T72_19"><text:s/></text:span><text:span text:style-name="T72_20">é</text:span><text:span text:style-name="T72_21"><text:s/></text:span><text:span text:style-name="T72_22">gerado</text:span><text:span text:style-name="T72_23"><text:s/></text:span><text:span text:style-name="T72_24">e</text:span><text:span text:style-name="T72_25"><text:s/></text:span><text:span text:style-name="T72_26">mantido</text:span><text:span text:style-name="T72_27"><text:s/></text:span><text:span text:style-name="T72_28">automaticamente</text:span><text:span text:style-name="T72_29"><text:s/></text:span><text:span text:style-name="T72_30">pelo</text:span><text:span text:style-name="T72_31"><text:s/></text:span><text:span text:style-name="T72_32">Couch</text:span><text:span text:style-name="T72_33">.<text:s/></text:span><text:span text:style-name="T72_34">Após</text:span><text:span text:style-name="T72_35"><text:s/></text:span><text:span text:style-name="T72_36">ser</text:span><text:span text:style-name="T72_37"><text:s/></text:span><text:span text:style-name="T72_38">criado</text:span><text:span text:style-name="T72_39">,<text:s/></text:span><text:span text:style-name="T72_40">toda</text:span><text:span text:style-name="T72_41"><text:s/></text:span><text:span text:style-name="T72_42">vez</text:span><text:span text:style-name="T72_43"><text:s/></text:span><text:span text:style-name="T72_44">que</text:span><text:span text:style-name="T72_45"><text:s/></text:span><text:span text:style-name="T72_46">um</text:span><text:span text:style-name="T72_47"><text:s/></text:span><text:span text:style-name="T72_48">determinado</text:span><text:span text:style-name="T72_49"><text:s/></text:span><text:span text:style-name="T72_50">documento</text:span><text:span text:style-name="T72_51"><text:s/></text:span><text:span text:style-name="T72_52">é</text:span><text:span text:style-name="T72_53"><text:s/></text:span><text:span text:style-name="T72_54">modificado</text:span><text:span text:style-name="T72_55"><text:s/></text:span><text:span text:style-name="T72_56">ele</text:span><text:span text:style-name="T72_57"><text:s/></text:span><text:span text:style-name="T72_58">tem</text:span><text:span text:style-name="T72_59"><text:s/></text:span><text:span text:style-name="T72_60">o</text:span><text:span text:style-name="T72_61"><text:s/></text:span><text:span text:style-name="T72_62">seu</text:span><text:span text:style-name="T72_63"><text:s/></text:span><text:span text:style-name="T72_64">atributo</text:span><text:span text:style-name="T72_65"><text:s/></text:span><text:span text:style-name="T72_66">_</text:span><text:span text:style-name="T72_67">rev</text:span><text:span text:style-name="T72_68"><text:s/></text:span><text:span text:style-name="T72_69">atualizado</text:span><text:span text:style-name="T72_70">.<text:s/></text:span><text:span text:style-name="T72_71">Um</text:span><text:span text:style-name="T72_72"><text:s/></text:span><text:span text:style-name="T72_73">fator</text:span><text:span text:style-name="T72_74"><text:s/></text:span><text:span text:style-name="T72_75">importante</text:span><text:span text:style-name="T72_76"><text:s/></text:span><text:span text:style-name="T72_77">é</text:span><text:span text:style-name="T72_78"><text:s/></text:span><text:span text:style-name="T72_79">que</text:span><text:span text:style-name="T72_80"><text:s/></text:span><text:span text:style-name="T72_81">o</text:span><text:span text:style-name="T72_82"><text:s/></text:span><text:span text:style-name="T72_83">Couch</text:span><text:span text:style-name="T72_84"><text:s/></text:span><text:span text:style-name="T72_85">mantém</text:span><text:span text:style-name="T72_86"><text:s/></text:span><text:span text:style-name="T72_87">todas</text:span><text:span text:style-name="T72_88"><text:s/></text:span><text:span text:style-name="T72_89">as</text:span><text:span text:style-name="T72_90"><text:s/></text:span><text:span text:style-name="T72_91">revisões</text:span><text:span text:style-name="T72_92"><text:s/></text:span><text:span text:style-name="T72_93">dos</text:span><text:span text:style-name="T72_94"><text:s/></text:span><text:span text:style-name="T72_95">documentos</text:span><text:span text:style-name="T72_96">,<text:s/></text:span><text:span text:style-name="T72_97">sendo</text:span><text:span text:style-name="T72_98"><text:s/></text:span><text:span text:style-name="T72_99">assim</text:span><text:span text:style-name="T72_100"><text:s/></text:span><text:span text:style-name="T72_101">é</text:span><text:span text:style-name="T72_102"><text:s/></text:span><text:span text:style-name="T72_103">possível</text:span><text:span text:style-name="T72_104"><text:s/></text:span><text:span text:style-name="T72_105">obter</text:span><text:span text:style-name="T72_106"><text:s/></text:span><text:span text:style-name="T72_107">todas</text:span><text:span text:style-name="T72_108"><text:s/></text:span><text:span text:style-name="T72_109">as</text:span><text:span text:style-name="T72_110"><text:s/></text:span><text:span text:style-name="T72_111">modificações</text:span><text:span text:style-name="T72_112"><text:s/></text:span><text:span text:style-name="T72_113">feitas</text:span><text:span text:style-name="T72_114"><text:s/></text:span><text:span text:style-name="T72_115">em</text:span><text:span text:style-name="T72_116"><text:s/></text:span><text:span text:style-name="T72_117">um</text:span><text:span text:style-name="T72_118"><text:s/></text:span><text:span text:style-name="T72_119">documento</text:span><text:span text:style-name="T72_120"><text:s/></text:span><text:span text:style-name="T72_121">ao</text:span><text:span text:style-name="T72_122"><text:s/></text:span><text:span text:style-name="T72_123">longo</text:span><text:span text:style-name="T72_124"><text:s/></text:span><text:span text:style-name="T72_125">do</text:span><text:span text:style-name="T72_126"><text:s/></text:span><text:span text:style-name="T72_127">tempo</text:span><text:span text:style-name="T72_128">.<text:s/></text:span><text:span text:style-name="T72_129">Manter</text:span><text:span text:style-name="T72_130"><text:s/></text:span><text:span text:style-name="T72_131">as</text:span><text:span text:style-name="T72_132"><text:s/></text:span><text:span text:style-name="T72_133">revisões</text:span><text:span text:style-name="T72_134"><text:s/></text:span><text:span text:style-name="T72_135">é</text:span><text:span text:style-name="T72_136"><text:s/></text:span><text:span text:style-name="T72_137">particularmente</text:span><text:span text:style-name="T72_138"><text:s/></text:span><text:span text:style-name="T72_139">útil</text:span><text:span text:style-name="T72_140"><text:s/></text:span><text:span text:style-name="T72_141">em</text:span><text:span text:style-name="T72_142"><text:s/></text:span><text:span text:style-name="T72_143">aplicações</text:span><text:span text:style-name="T72_144"><text:s/></text:span><text:span text:style-name="T72_145">em</text:span><text:span text:style-name="T72_146"><text:s/></text:span><text:span text:style-name="T72_147">que</text:span><text:span text:style-name="T72_148"><text:s/></text:span><text:span text:style-name="T72_149">isso</text:span><text:span text:style-name="T72_150"><text:s/></text:span><text:span text:style-name="T72_151">seja</text:span><text:span text:style-name="T72_152"><text:s/></text:span><text:span text:style-name="T72_153">naturalmente</text:span><text:span text:style-name="T72_154"><text:s/></text:span><text:span text:style-name="T72_155">um</text:span><text:span text:style-name="T72_156"><text:s/></text:span><text:span text:style-name="T72_157">requisito</text:span><text:span text:style-name="T72_158">,<text:s/></text:span><text:span text:style-name="T72_159">como</text:span><text:span text:style-name="T72_160"><text:s/></text:span><text:span text:style-name="T72_161">no</text:span><text:span text:style-name="T72_162"><text:s/></text:span><text:span text:style-name="T72_163">caso</text:span><text:span text:style-name="T72_164"><text:s/></text:span><text:span text:style-name="T72_165">das</text:span><text:span text:style-name="T72_166"><text:s/></text:span><text:span text:style-name="T72_167">wikis</text:span><text:span text:style-name="T72_168">,<text:s/></text:span><text:span text:style-name="T72_169">por</text:span><text:span text:style-name="T72_170"><text:s/></text:span><text:span text:style-name="T72_171">exemplo</text:span><text:span text:style-name="T72_172">.<text:s/></text:span><text:span text:style-name="T72_173">Um</text:span><text:span text:style-name="T72_174"><text:s/></text:span><text:span text:style-name="T72_175">outro</text:span><text:span text:style-name="T72_176"><text:s/></text:span><text:span text:style-name="T72_177">motivo</text:span><text:span text:style-name="T72_178"><text:s/></text:span><text:span text:style-name="T72_179">para</text:span><text:span text:style-name="T72_180"><text:s/></text:span><text:span text:style-name="T72_181">a</text:span><text:span text:style-name="T72_182"><text:s/></text:span><text:span text:style-name="T72_183">existência</text:span><text:span text:style-name="T72_184"><text:s/></text:span><text:span text:style-name="T72_185">da</text:span><text:span text:style-name="T72_186"><text:s/></text:span><text:span text:style-name="T72_187">revisão</text:span><text:span text:style-name="T72_188"><text:s/></text:span><text:span text:style-name="T72_189">é</text:span><text:span text:style-name="T72_190"><text:s/></text:span><text:span text:style-name="T72_191">que</text:span><text:span text:style-name="T72_192"><text:s/></text:span><text:span text:style-name="T72_193">o</text:span><text:span text:style-name="T72_194"><text:s/></text:span><text:span text:style-name="T72_195">Couch</text:span><text:span text:style-name="T72_196"><text:s/></text:span><text:span text:style-name="T72_197">não</text:span><text:span text:style-name="T72_198"><text:s/></text:span><text:span text:style-name="T72_199">realiza</text:span><text:span text:style-name="T72_200"><text:s/></text:span><text:span text:style-name="T72_201">controle</text:span><text:span text:style-name="T72_202"><text:s/></text:span><text:span text:style-name="T72_203">de</text:span><text:span text:style-name="T72_204"><text:s/></text:span><text:span text:style-name="T72_205">conflitos</text:span><text:span text:style-name="T72_206">.<text:s/></text:span><text:span text:style-name="T72_207">Ou</text:span><text:span text:style-name="T72_208"><text:s/></text:span><text:span text:style-name="T72_209">seja</text:span><text:span text:style-name="T72_210">,<text:s/></text:span><text:span text:style-name="T72_211">se</text:span><text:span text:style-name="T72_212"><text:s/></text:span><text:span text:style-name="T72_213">dois</text:span><text:span text:style-name="T72_214"><text:s/></text:span><text:span text:style-name="T72_215">usuários</text:span><text:span text:style-name="T72_216"><text:s/></text:span><text:span text:style-name="T72_217">atualizarem</text:span><text:span text:style-name="T72_218"><text:s/></text:span><text:span text:style-name="T72_219">um</text:span><text:span text:style-name="T72_220"><text:s/></text:span><text:span text:style-name="T72_221">documento</text:span><text:span text:style-name="T72_222"><text:s/></text:span><text:span text:style-name="T72_223">ao</text:span><text:span text:style-name="T72_224"><text:s/></text:span><text:span text:style-name="T72_225">mesmo</text:span><text:span text:style-name="T72_226"><text:s/></text:span><text:span text:style-name="T72_227">tempo</text:span><text:span text:style-name="T72_228">,<text:s/></text:span><text:span text:style-name="T72_229">ambas</text:span><text:span text:style-name="T72_230"><text:s/></text:span><text:span text:style-name="T72_231">as</text:span><text:span text:style-name="T72_232"><text:s/></text:span><text:span text:style-name="T72_233">atualizações</text:span><text:span text:style-name="T72_234"><text:s/></text:span><text:span text:style-name="T72_235">serão</text:span><text:span text:style-name="T72_236"><text:s/></text:span><text:span text:style-name="T72_237">guardadas</text:span><text:span text:style-name="T72_238"><text:s/></text:span><text:span text:style-name="T72_239">e</text:span><text:span text:style-name="T72_240"><text:s/></text:span><text:span text:style-name="T72_241">poderão</text:span><text:span text:style-name="T72_242"><text:s/></text:span><text:span text:style-name="T72_243">ser</text:span><text:span text:style-name="T72_244"><text:s/></text:span><text:span text:style-name="T72_245">acessadas</text:span><text:span text:style-name="T72_246">.<text:s/></text:span><text:span text:style-name="T72_247">A</text:span><text:span text:style-name="T72_248"><text:s/></text:span><text:span text:style-name="T72_249">atualização</text:span><text:span text:style-name="T72_250"><text:s/></text:span><text:span text:style-name="T72_251">que</text:span><text:span text:style-name="T72_252"><text:s/></text:span><text:span text:style-name="T72_253">chegar</text:span><text:span text:style-name="T72_254"><text:s/></text:span><text:span text:style-name="T72_255">por</text:span><text:span text:style-name="T72_256"><text:s/></text:span><text:span text:style-name="T72_257">último</text:span><text:span text:style-name="T72_258"><text:s/></text:span><text:span text:style-name="T72_259">será</text:span><text:span text:style-name="T72_260"><text:s/></text:span><text:span text:style-name="T72_261">a</text:span><text:span text:style-name="T72_262"><text:s/></text:span><text:span text:style-name="T72_263">revisão</text:span><text:span text:style-name="T72_264"><text:s/></text:span><text:span text:style-name="T72_265">atual</text:span><text:span text:style-name="T72_266">.<text:s/></text:span><text:span text:style-name="T72_267">Existe</text:span><text:span text:style-name="T72_268"><text:s/></text:span><text:span text:style-name="T72_269">também</text:span><text:span text:style-name="T72_270"><text:s/></text:span><text:span text:style-name="T72_271">a</text:span><text:span text:style-name="T72_272"><text:s/></text:span><text:span text:style-name="T72_273">opção</text:span><text:span text:style-name="T72_274"><text:s/></text:span><text:span text:style-name="T72_275">de</text:span><text:span text:style-name="T72_276"><text:s/></text:span><text:span text:style-name="T72_277">eliminar</text:span><text:span text:style-name="T72_278"><text:s/></text:span><text:span text:style-name="T72_279">as</text:span><text:span text:style-name="T72_280"><text:s/></text:span><text:span text:style-name="T72_281">revisões</text:span><text:span text:style-name="T72_282"><text:s/></text:span><text:span text:style-name="T72_283">antigas</text:span><text:span text:style-name="T72_284">,<text:s/></text:span><text:span text:style-name="T72_285">para</text:span><text:span text:style-name="T72_286"><text:s/></text:span><text:span text:style-name="T72_287">isso</text:span><text:span text:style-name="T72_288"><text:s/></text:span><text:span text:style-name="T72_289">deve</text:span><text:span text:style-name="T72_290"><text:s/></text:span><text:span text:style-name="T72_291">ser</text:span><text:span text:style-name="T72_292"><text:s/></text:span><text:span text:style-name="T72_293">utilizada</text:span><text:span text:style-name="T72_294"><text:s/></text:span><text:span text:style-name="T72_295">a</text:span><text:span text:style-name="T72_296"><text:s/></text:span><text:span text:style-name="T72_297">opção</text:span><text:span text:style-name="T72_298"><text:s/></text:span><text:span text:style-name="T72_299">compactar</text:span><text:span text:style-name="T72_300">.</text:span></text:p>
      <text:p text:style-name="P73"><text:span text:style-name="T73_1">Um</text:span><text:span text:style-name="T73_2"><text:s/></text:span><text:span text:style-name="T73_3">documento</text:span><text:span text:style-name="T73_4"><text:s/></text:span><text:span text:style-name="T73_5">além</text:span><text:span text:style-name="T73_6"><text:s/></text:span><text:span text:style-name="T73_7">de</text:span><text:span text:style-name="T73_8"><text:s/></text:span><text:span text:style-name="T73_9">ser</text:span><text:span text:style-name="T73_10"><text:s/></text:span><text:span text:style-name="T73_11">composto</text:span><text:span text:style-name="T73_12"><text:s/></text:span><text:span text:style-name="T73_13">por</text:span><text:span text:style-name="T73_14"><text:s/></text:span><text:span text:style-name="T73_15">_</text:span><text:span text:style-name="T73_16">id</text:span><text:span text:style-name="T73_17">,<text:s/></text:span><text:span text:style-name="T73_18">_</text:span><text:span text:style-name="T73_19">rev</text:span><text:span text:style-name="T73_20"><text:s/></text:span><text:span text:style-name="T73_21">e</text:span><text:span text:style-name="T73_22"><text:s/></text:span><text:span text:style-name="T73_23">seus</text:span><text:span text:style-name="T73_24"><text:s/></text:span><text:span text:style-name="T73_25">atributos</text:span><text:span text:style-name="T73_26">,<text:s/></text:span><text:span text:style-name="T73_27">também</text:span><text:span text:style-name="T73_28"><text:s/></text:span><text:span text:style-name="T73_29">pode</text:span><text:span text:style-name="T73_30"><text:s/></text:span><text:span text:style-name="T73_31">conter</text:span><text:span text:style-name="T73_32"><text:s/></text:span><text:span text:style-name="T73_33">anexos</text:span><text:span text:style-name="T73_34"><text:s/></text:span><text:span text:style-name="T73_35">que</text:span><text:span text:style-name="T73_36"><text:s/></text:span><text:span text:style-name="T73_37">são</text:span><text:span text:style-name="T73_38"><text:s/></text:span><text:span text:style-name="T73_39">mantidos</text:span><text:span text:style-name="T73_40"><text:s/></text:span><text:span text:style-name="T73_41">no</text:span><text:span text:style-name="T73_42"><text:s/></text:span><text:span text:style-name="T73_43">atributo</text:span><text:span text:style-name="T73_44"><text:s/></text:span><text:span text:style-name="T73_45">_</text:span><text:span text:style-name="T73_46">attachments</text:span><text:span text:style-name="T73_47">.<text:s/></text:span><text:span text:style-name="T73_48">Os</text:span><text:span text:style-name="T73_49"><text:s/></text:span><text:span text:style-name="T73_50">anexos</text:span><text:span text:style-name="T73_51"><text:s/></text:span><text:span text:style-name="T73_52">nada</text:span><text:span text:style-name="T73_53"><text:s/></text:span><text:span text:style-name="T73_54">mais</text:span><text:span text:style-name="T73_55"><text:s/></text:span><text:span text:style-name="T73_56">são</text:span><text:span text:style-name="T73_57"><text:s/></text:span><text:span text:style-name="T73_58">que</text:span><text:span text:style-name="T73_59"><text:s/></text:span><text:span text:style-name="T73_60">arquivos</text:span><text:span text:style-name="T73_61"><text:s/></text:span><text:span text:style-name="T73_62">em</text:span><text:span text:style-name="T73_63"><text:s/></text:span><text:span text:style-name="T73_64">qualquer</text:span><text:span text:style-name="T73_65"><text:s/></text:span><text:span text:style-name="T73_66">formato</text:span><text:span text:style-name="T73_67">.<text:s/></text:span><text:span text:style-name="T73_68">Isso</text:span><text:span text:style-name="T73_69"><text:s/></text:span><text:span text:style-name="T73_70">possibilita</text:span><text:span text:style-name="T73_71"><text:s/></text:span><text:span text:style-name="T73_72">que</text:span><text:span text:style-name="T73_73"><text:s/></text:span><text:span text:style-name="T73_74">arquivos</text:span><text:span text:style-name="T73_75"><text:s/></text:span><text:span text:style-name="T73_76">binários</text:span><text:span text:style-name="T73_77"><text:s/></text:span><text:span text:style-name="T73_78">sejam</text:span><text:span text:style-name="T73_79"><text:s/></text:span><text:span text:style-name="T73_80">guardados</text:span><text:span text:style-name="T73_81"><text:s/></text:span><text:span text:style-name="T73_82">no</text:span><text:span text:style-name="T73_83"><text:s/></text:span><text:span text:style-name="T73_84">banco</text:span><text:span text:style-name="T73_85">.<text:s/></text:span><text:span text:style-name="T73_86">Assim</text:span><text:span text:style-name="T73_87">,<text:s/></text:span><text:span text:style-name="T73_88">para</text:span><text:span text:style-name="T73_89"><text:s/></text:span><text:span text:style-name="T73_90">guardar</text:span><text:span text:style-name="T73_91"><text:s/></text:span><text:span text:style-name="T73_92">um</text:span><text:span text:style-name="T73_93"><text:s/></text:span><text:span text:style-name="T73_94">arquivo</text:span><text:span text:style-name="T73_95"><text:s/></text:span><text:span text:style-name="T73_96">binário</text:span><text:span text:style-name="T73_97"><text:s/></text:span><text:span text:style-name="T73_98">é</text:span><text:span text:style-name="T73_99"><text:s/></text:span><text:span text:style-name="T73_100">necessário</text:span><text:span text:style-name="T73_101"><text:s/></text:span><text:span text:style-name="T73_102">criar</text:span><text:span text:style-name="T73_103"><text:s/></text:span><text:span text:style-name="T73_104">um</text:span><text:span text:style-name="T73_105"><text:s/></text:span><text:span text:style-name="T73_106">documento</text:span><text:span text:style-name="T73_107"><text:s/></text:span><text:span text:style-name="T73_108">e</text:span><text:span text:style-name="T73_109"><text:s/></text:span><text:span text:style-name="T73_110">anexar</text:span><text:span text:style-name="T73_111"><text:s/></text:span><text:span text:style-name="T73_112">este</text:span><text:span text:style-name="T73_113"><text:s/></text:span><text:span text:style-name="T73_114">arquivo</text:span><text:span text:style-name="T73_115"><text:s/></text:span><text:span text:style-name="T73_116">ao</text:span><text:span text:style-name="T73_117"><text:s/></text:span><text:span text:style-name="T73_118">documento</text:span><text:span text:style-name="T73_119"><text:s/></text:span><text:span text:style-name="T73_120">criado</text:span><text:span text:style-name="T73_121">.<text:s/></text:span><text:span text:style-name="T73_122">Um</text:span><text:span text:style-name="T73_123"><text:s/></text:span><text:span text:style-name="T73_124">fator</text:span><text:span text:style-name="T73_125"><text:s/></text:span><text:span text:style-name="T73_126">interessante</text:span><text:span text:style-name="T73_127"><text:s/></text:span><text:span text:style-name="T73_128">é</text:span><text:span text:style-name="T73_129"><text:s/></text:span><text:span text:style-name="T73_130">que</text:span><text:span text:style-name="T73_131"><text:s/></text:span><text:span text:style-name="T73_132">um</text:span><text:span text:style-name="T73_133"><text:s/></text:span><text:span text:style-name="T73_134">documento</text:span><text:span text:style-name="T73_135"><text:s/></text:span><text:span text:style-name="T73_136">pode</text:span><text:span text:style-name="T73_137"><text:s/></text:span><text:span text:style-name="T73_138">ter</text:span><text:span text:style-name="T73_139"><text:s/></text:span><text:span text:style-name="T73_140">anexado</text:span><text:span text:style-name="T73_141"><text:s/></text:span><text:span text:style-name="T73_142">a</text:span><text:span text:style-name="T73_143"><text:s/></text:span><text:span text:style-name="T73_144">si</text:span><text:span text:style-name="T73_145"><text:s/></text:span><text:span text:style-name="T73_146">diversos</text:span><text:span text:style-name="T73_147"><text:s/></text:span><text:span text:style-name="T73_148">arquivos</text:span><text:span text:style-name="T73_149">.<text:s/></text:span><text:span text:style-name="T73_150">Considere</text:span><text:span text:style-name="T73_151"><text:s/></text:span><text:span text:style-name="T73_152">que</text:span><text:span text:style-name="T73_153"><text:s/></text:span><text:span text:style-name="T73_154">se</text:span><text:span text:style-name="T73_155"><text:s/></text:span><text:span text:style-name="T73_156">deseja</text:span><text:span text:style-name="T73_157"><text:s/></text:span><text:span text:style-name="T73_158">guardar</text:span><text:span text:style-name="T73_159"><text:s/></text:span><text:span text:style-name="T73_160">álbuns</text:span><text:span text:style-name="T73_161"><text:s/></text:span><text:span text:style-name="T73_162">musicais</text:span><text:span text:style-name="T73_163">.<text:s/></text:span><text:span text:style-name="T73_164">Cada</text:span><text:span text:style-name="T73_165"><text:s/></text:span><text:span text:style-name="T73_166">álbum</text:span><text:span text:style-name="T73_167"><text:s/></text:span><text:span text:style-name="T73_168">poderia</text:span><text:span text:style-name="T73_169"><text:s/></text:span><text:span text:style-name="T73_170">ser</text:span><text:span text:style-name="T73_171"><text:s/></text:span><text:span text:style-name="T73_172">um</text:span><text:span text:style-name="T73_173"><text:s/></text:span><text:span text:style-name="T73_174">documento</text:span><text:span text:style-name="T73_175"><text:s/></text:span><text:span text:style-name="T73_176">e</text:span><text:span text:style-name="T73_177"><text:s/></text:span><text:span text:style-name="T73_178">seria</text:span><text:span text:style-name="T73_179"><text:s/></text:span><text:span text:style-name="T73_180">possível</text:span><text:span text:style-name="T73_181"><text:s/></text:span><text:span text:style-name="T73_182">anexar</text:span><text:span text:style-name="T73_183"><text:s/></text:span><text:span text:style-name="T73_184">a</text:span><text:span text:style-name="T73_185"><text:s/></text:span><text:span text:style-name="T73_186">esse</text:span><text:span text:style-name="T73_187"><text:s/></text:span><text:span text:style-name="T73_188">documento</text:span><text:span text:style-name="T73_189"><text:s/></text:span><text:span text:style-name="T73_190">todas</text:span><text:span text:style-name="T73_191"><text:s/></text:span><text:span text:style-name="T73_192">as</text:span><text:span text:style-name="T73_193"><text:s/></text:span><text:span text:style-name="T73_194">músicas</text:span><text:span text:style-name="T73_195"><text:s/></text:span><text:span text:style-name="T73_196">do</text:span><text:span text:style-name="T73_197"><text:s/></text:span><text:span text:style-name="T73_198">álbum</text:span><text:span text:style-name="T73_199">.</text:span></text:p>
      <text:h text:style-name="P74" text:outline-level="10"><text:bookmark-start text:name="h.j3962qes0396"/><text:bookmark-end text:name="h.j3962qes0396"/><text:span text:style-name="T74_1">Designs</text:span><text:span text:style-name="T74_2"><text:s/></text:span><text:span text:style-name="T74_3">documents</text:span></text:h>
      <text:p text:style-name="P75"><text:span text:style-name="T75_1">Design</text:span><text:span text:style-name="T75_2"><text:s/></text:span><text:span text:style-name="T75_3">documents</text:span><text:span text:style-name="T75_4"><text:s/></text:span><text:span text:style-name="T75_5">são</text:span><text:span text:style-name="T75_6"><text:s/></text:span><text:span text:style-name="T75_7">um</text:span><text:span text:style-name="T75_8"><text:s/></text:span><text:span text:style-name="T75_9">tipo</text:span><text:span text:style-name="T75_10"><text:s/></text:span><text:span text:style-name="T75_11">especial</text:span><text:span text:style-name="T75_12"><text:s/></text:span><text:span text:style-name="T75_13">de</text:span><text:span text:style-name="T75_14"><text:s/></text:span><text:span text:style-name="T75_15">documento</text:span><text:span text:style-name="T75_16"><text:s/></text:span><text:span text:style-name="T75_17">do</text:span><text:span text:style-name="T75_18"><text:s/></text:span><text:span text:style-name="T75_19">CouchDB</text:span><text:span text:style-name="T75_20"><text:s/></text:span><text:span text:style-name="T75_21">que</text:span><text:span text:style-name="T75_22"><text:s/></text:span><text:span text:style-name="T75_23">contem</text:span><text:span text:style-name="T75_24"><text:s/></text:span><text:span text:style-name="T75_25">código</text:span><text:span text:style-name="T75_26"><text:s/></text:span><text:span text:style-name="T75_27">de</text:span><text:span text:style-name="T75_28"><text:s/></text:span><text:span text:style-name="T75_29">aplicação</text:span><text:span text:style-name="T75_30">.<text:s/></text:span><text:span text:style-name="T75_31">Como</text:span><text:span text:style-name="T75_32"><text:s/></text:span><text:span text:style-name="T75_33">falado</text:span><text:span text:style-name="T75_34"><text:s/></text:span><text:span text:style-name="T75_35">anteriormente</text:span><text:span text:style-name="T75_36"><text:s/></text:span><text:span text:style-name="T75_37">o</text:span><text:span text:style-name="T75_38"><text:s/></text:span><text:span text:style-name="T75_39">Couch</text:span><text:span text:style-name="T75_40"><text:s/></text:span><text:span text:style-name="T75_41">permite</text:span><text:span text:style-name="T75_42"><text:s/></text:span><text:span text:style-name="T75_43">que</text:span><text:span text:style-name="T75_44"><text:s/></text:span><text:span text:style-name="T75_45">aplicações</text:span><text:span text:style-name="T75_46"><text:s/></text:span><text:span text:style-name="T75_47">inteiras</text:span><text:span text:style-name="T75_48"><text:s/></text:span><text:span text:style-name="T75_49">sejam</text:span><text:span text:style-name="T75_50"><text:s/></text:span><text:span text:style-name="T75_51">construídas</text:span><text:span text:style-name="T75_52"><text:s/></text:span><text:span text:style-name="T75_53">e</text:span><text:span text:style-name="T75_54"><text:s/></text:span><text:span text:style-name="T75_55">embutidas</text:span><text:span text:style-name="T75_56"><text:s/></text:span><text:span text:style-name="T75_57">no</text:span><text:span text:style-name="T75_58"><text:s/></text:span><text:span text:style-name="T75_59">próprio</text:span><text:span text:style-name="T75_60"><text:s/></text:span><text:span text:style-name="T75_61">banco</text:span><text:span text:style-name="T75_62"><text:s/></text:span><text:span text:style-name="T75_63">de</text:span><text:span text:style-name="T75_64"><text:s/></text:span><text:span text:style-name="T75_65">dados</text:span><text:span text:style-name="T75_66">.<text:s/></text:span><text:span text:style-name="T75_67">O</text:span><text:span text:style-name="T75_68"><text:s/></text:span><text:span text:style-name="T75_69">que</text:span><text:span text:style-name="T75_70"><text:s/></text:span><text:span text:style-name="T75_71">realiza</text:span><text:span text:style-name="T75_72"><text:s/></text:span><text:span text:style-name="T75_73">essa</text:span><text:span text:style-name="T75_74"><text:s/></text:span><text:span text:style-name="T75_75">mágica</text:span><text:span text:style-name="T75_76"><text:s/></text:span><text:span text:style-name="T75_77">são</text:span><text:span text:style-name="T75_78"><text:s/></text:span><text:span text:style-name="T75_79">os</text:span><text:span text:style-name="T75_80"><text:s/></text:span><text:span text:style-name="T75_81">design</text:span><text:span text:style-name="T75_82"><text:s/></text:span><text:span text:style-name="T75_83">documents</text:span><text:span text:style-name="T75_84">.<text:s/></text:span><text:span text:style-name="T75_85">Com</text:span><text:span text:style-name="T75_86"><text:s/></text:span><text:span text:style-name="T75_87">eles</text:span><text:span text:style-name="T75_88"><text:s/></text:span><text:span text:style-name="T75_89">é</text:span><text:span text:style-name="T75_90"><text:s/></text:span><text:span text:style-name="T75_91">possível</text:span><text:span text:style-name="T75_92"><text:s/></text:span><text:span text:style-name="T75_93">criar</text:span><text:span text:style-name="T75_94"><text:s/></text:span><text:span text:style-name="T75_95">templates</text:span><text:span text:style-name="T75_96">,<text:s/></text:span><text:span text:style-name="T75_97">realizar</text:span><text:span text:style-name="T75_98"><text:s/></text:span><text:span text:style-name="T75_99">validações</text:span><text:span text:style-name="T75_100">,<text:s/></text:span><text:span text:style-name="T75_101">fornecer</text:span><text:span text:style-name="T75_102"><text:s/></text:span><text:span text:style-name="T75_103">documentos</text:span><text:span text:style-name="T75_104"><text:s/></text:span><text:span text:style-name="T75_105">com</text:span><text:span text:style-name="T75_106"><text:s/></text:span><text:span text:style-name="T75_107">outros</text:span><text:span text:style-name="T75_108"><text:s/></text:span><text:span text:style-name="T75_109">formatos</text:span><text:span text:style-name="T75_110"><text:s/>(</text:span><text:span text:style-name="T75_111">que</text:span><text:span text:style-name="T75_112"><text:s/></text:span><text:span text:style-name="T75_113">não</text:span><text:span text:style-name="T75_114"><text:s/></text:span><text:span text:style-name="T75_115">o</text:span><text:span text:style-name="T75_116"><text:s/></text:span><text:span text:style-name="T75_117">JSON</text:span><text:span text:style-name="T75_118">),<text:s/></text:span><text:span text:style-name="T75_119">criar</text:span><text:span text:style-name="T75_120"><text:s/></text:span><text:span text:style-name="T75_121">views</text:span><text:span text:style-name="T75_122"><text:s/></text:span><text:span text:style-name="T75_123">que</text:span><text:span text:style-name="T75_124"><text:s/></text:span><text:span text:style-name="T75_125">são</text:span><text:span text:style-name="T75_126"><text:s/></text:span><text:span text:style-name="T75_127">responsáveis</text:span><text:span text:style-name="T75_128"><text:s/></text:span><text:span text:style-name="T75_129">pelas</text:span><text:span text:style-name="T75_130"><text:s/></text:span><text:span text:style-name="T75_131">buscas</text:span><text:span text:style-name="T75_132"><text:s/></text:span><text:span text:style-name="T75_133">e</text:span><text:span text:style-name="T75_134"><text:s/></text:span><text:span text:style-name="T75_135">outros</text:span><text:span text:style-name="T75_136">.</text:span></text:p>
      <text:p text:style-name="P76"><text:span text:style-name="T76_1">Ao</text:span><text:span text:style-name="T76_2"><text:s/></text:span><text:span text:style-name="T76_3">contrário</text:span><text:span text:style-name="T76_4"><text:s/></text:span><text:span text:style-name="T76_5">dos</text:span><text:span text:style-name="T76_6"><text:s/></text:span><text:span text:style-name="T76_7">documentos</text:span><text:span text:style-name="T76_8"><text:s/></text:span><text:span text:style-name="T76_9">normais</text:span><text:span text:style-name="T76_10"><text:s/></text:span><text:span text:style-name="T76_11">que</text:span><text:span text:style-name="T76_12"><text:s/></text:span><text:span text:style-name="T76_13">possuem</text:span><text:span text:style-name="T76_14"><text:s/></text:span><text:span text:style-name="T76_15">a</text:span><text:span text:style-name="T76_16"><text:s/></text:span><text:span text:style-name="T76_17">URI</text:span><text:span text:style-name="T76_18"><text:s/></text:span><text:span text:style-name="T76_19">/{</text:span><text:span text:style-name="T76_20">nomeDoBanco</text:span><text:span text:style-name="T76_21">}/{</text:span><text:span text:style-name="T76_22">identificadorDoDocumento</text:span><text:span text:style-name="T76_23">}</text:span><text:span text:style-name="T76_24">,<text:s/></text:span><text:span text:style-name="T76_25">os</text:span><text:span text:style-name="T76_26"><text:s/></text:span><text:span text:style-name="T76_27">design</text:span><text:span text:style-name="T76_28"><text:s/></text:span><text:span text:style-name="T76_29">documents</text:span><text:span text:style-name="T76_30"><text:s/></text:span><text:span text:style-name="T76_31">são</text:span><text:span text:style-name="T76_32"><text:s/></text:span><text:span text:style-name="T76_33">mantidos</text:span><text:span text:style-name="T76_34"><text:s/></text:span><text:span text:style-name="T76_35">na</text:span><text:span text:style-name="T76_36"><text:s/></text:span><text:span text:style-name="T76_37">URI</text:span><text:span text:style-name="T76_38"><text:s/></text:span><text:span text:style-name="T76_39">/{</text:span><text:span text:style-name="T76_40">nomeDoBanco</text:span><text:span text:style-name="T76_41">}/_</text:span><text:span text:style-name="T76_42">design</text:span><text:span text:style-name="T76_43">/{</text:span><text:span text:style-name="T76_44">nomeDoDesing</text:span><text:span text:style-name="T76_45">}</text:span><text:span text:style-name="T76_46">.<text:s/></text:span><text:span text:style-name="T76_47">Com</text:span><text:span text:style-name="T76_48"><text:s/></text:span><text:span text:style-name="T76_49">exceção</text:span><text:span text:style-name="T76_50"><text:s/></text:span><text:span text:style-name="T76_51">da</text:span><text:span text:style-name="T76_52"><text:s/></text:span><text:span text:style-name="T76_53">URI</text:span><text:span text:style-name="T76_54"><text:s/></text:span><text:span text:style-name="T76_55">e</text:span><text:span text:style-name="T76_56"><text:s/></text:span><text:span text:style-name="T76_57">dos</text:span><text:span text:style-name="T76_58"><text:s/></text:span><text:span text:style-name="T76_59">atributos</text:span><text:span text:style-name="T76_60"><text:s/></text:span><text:span text:style-name="T76_61">especiais</text:span><text:span text:style-name="T76_62">,<text:s/></text:span><text:span text:style-name="T76_63">os</text:span><text:span text:style-name="T76_64"><text:s/></text:span><text:span text:style-name="T76_65">design</text:span><text:span text:style-name="T76_66"><text:s/></text:span><text:span text:style-name="T76_67">documents</text:span><text:span text:style-name="T76_68"><text:s/></text:span><text:span text:style-name="T76_69">funcionam</text:span><text:span text:style-name="T76_70"><text:s/></text:span><text:span text:style-name="T76_71">como</text:span><text:span text:style-name="T76_72"><text:s/></text:span><text:span text:style-name="T76_73">um</text:span><text:span text:style-name="T76_74"><text:s/></text:span><text:span text:style-name="T76_75">outro</text:span><text:span text:style-name="T76_76"><text:s/></text:span><text:span text:style-name="T76_77">documento</text:span><text:span text:style-name="T76_78"><text:s/></text:span><text:span text:style-name="T76_79">qualquer</text:span><text:span text:style-name="T76_80">,<text:s/></text:span><text:span text:style-name="T76_81">sendo</text:span><text:span text:style-name="T76_82"><text:s/></text:span><text:span text:style-name="T76_83">assim</text:span><text:span text:style-name="T76_84">,<text:s/></text:span><text:span text:style-name="T76_85">eles</text:span><text:span text:style-name="T76_86"><text:s/></text:span><text:span text:style-name="T76_87">podem</text:span><text:span text:style-name="T76_88"><text:s/></text:span><text:span text:style-name="T76_89">ser</text:span><text:span text:style-name="T76_90"><text:s/></text:span><text:span text:style-name="T76_91">criados</text:span><text:span text:style-name="T76_92">,<text:s/></text:span><text:span text:style-name="T76_93">removidos</text:span><text:span text:style-name="T76_94">,<text:s/></text:span><text:span text:style-name="T76_95">replicados</text:span><text:span text:style-name="T76_96">,<text:s/></text:span><text:span text:style-name="T76_97">alterados</text:span><text:span text:style-name="T76_98"><text:s/></text:span><text:span text:style-name="T76_99">e</text:span><text:span text:style-name="T76_100"><text:s/></text:span><text:span text:style-name="T76_101">atualizados</text:span><text:span text:style-name="T76_102"><text:s/></text:span><text:span text:style-name="T76_103">da</text:span><text:span text:style-name="T76_104"><text:s/></text:span><text:span text:style-name="T76_105">mesma</text:span><text:span text:style-name="T76_106"><text:s/></text:span><text:span text:style-name="T76_107">forma</text:span><text:span text:style-name="T76_108"><text:s/></text:span><text:span text:style-name="T76_109">como</text:span><text:span text:style-name="T76_110"><text:s/></text:span><text:span text:style-name="T76_111">ocorre</text:span><text:span text:style-name="T76_112"><text:s/></text:span><text:span text:style-name="T76_113">com</text:span><text:span text:style-name="T76_114"><text:s/></text:span><text:span text:style-name="T76_115">outros</text:span><text:span text:style-name="T76_116"><text:s/></text:span><text:span text:style-name="T76_117">documentos</text:span><text:span text:style-name="T76_118">.<text:s/></text:span><text:span text:style-name="T76_119">Além</text:span><text:span text:style-name="T76_120"><text:s/></text:span><text:span text:style-name="T76_121">disso</text:span><text:span text:style-name="T76_122">,<text:s/></text:span><text:span text:style-name="T76_123">eles</text:span><text:span text:style-name="T76_124"><text:s/></text:span><text:span text:style-name="T76_125">também</text:span><text:span text:style-name="T76_126"><text:s/></text:span><text:span text:style-name="T76_127">são</text:span><text:span text:style-name="T76_128"><text:s/></text:span><text:span text:style-name="T76_129">guardados</text:span><text:span text:style-name="T76_130"><text:s/></text:span><text:span text:style-name="T76_131">no</text:span><text:span text:style-name="T76_132"><text:s/></text:span><text:span text:style-name="T76_133">formato</text:span><text:span text:style-name="T76_134"><text:s/></text:span><text:span text:style-name="T76_135">JSON</text:span><text:span text:style-name="T76_136">.</text:span></text:p>
      <text:p text:style-name="P77"><text:span text:style-name="T77_1">Na</text:span><text:span text:style-name="T77_2"><text:s/></text:span><text:span text:style-name="T77_3">prática</text:span><text:span text:style-name="T77_4"><text:s/></text:span><text:span text:style-name="T77_5">é</text:span><text:span text:style-name="T77_6"><text:s/></text:span><text:span text:style-name="T77_7">possível</text:span><text:span text:style-name="T77_8"><text:s/></text:span><text:span text:style-name="T77_9">ter</text:span><text:span text:style-name="T77_10"><text:s/></text:span><text:span text:style-name="T77_11">quantos</text:span><text:span text:style-name="T77_12"><text:s/></text:span><text:span text:style-name="T77_13">design</text:span><text:span text:style-name="T77_14"><text:s/></text:span><text:span text:style-name="T77_15">documents</text:span><text:span text:style-name="T77_16"><text:s/></text:span><text:span text:style-name="T77_17">quanto</text:span><text:span text:style-name="T77_18"><text:s/></text:span><text:span text:style-name="T77_19">for</text:span><text:span text:style-name="T77_20"><text:s/></text:span><text:span text:style-name="T77_21">desejado</text:span><text:span text:style-name="T77_22">.<text:s/></text:span><text:span text:style-name="T77_23">O</text:span><text:span text:style-name="T77_24"><text:s/></text:span><text:span text:style-name="T77_25">que</text:span><text:span text:style-name="T77_26"><text:s/></text:span><text:span text:style-name="T77_27">se</text:span><text:span text:style-name="T77_28"><text:s/></text:span><text:span text:style-name="T77_29">faz</text:span><text:span text:style-name="T77_30"><text:s/></text:span><text:span text:style-name="T77_31">em</text:span><text:span text:style-name="T77_32"><text:s/></text:span><text:span text:style-name="T77_33">geral</text:span><text:span text:style-name="T77_34"><text:s/></text:span><text:span text:style-name="T77_35">é</text:span><text:span text:style-name="T77_36"><text:s/></text:span><text:span text:style-name="T77_37">modularizar</text:span><text:span text:style-name="T77_38"><text:s/></text:span><text:span text:style-name="T77_39">os</text:span><text:span text:style-name="T77_40"><text:s/></text:span><text:span text:style-name="T77_41">design</text:span><text:span text:style-name="T77_42"><text:s/></text:span><text:span text:style-name="T77_43">documents</text:span><text:span text:style-name="T77_44"><text:s/></text:span><text:span text:style-name="T77_45">e</text:span><text:span text:style-name="T77_46"><text:s/></text:span><text:span text:style-name="T77_47">dividi</text:span><text:span text:style-name="T77_48">-</text:span><text:span text:style-name="T77_49">los</text:span><text:span text:style-name="T77_50"><text:s/></text:span><text:span text:style-name="T77_51">por</text:span><text:span text:style-name="T77_52"><text:s/></text:span><text:span text:style-name="T77_53">entidade</text:span><text:span text:style-name="T77_54"><text:s/></text:span><text:span text:style-name="T77_55">da</text:span><text:span text:style-name="T77_56"><text:s/></text:span><text:span text:style-name="T77_57">aplicação</text:span><text:span text:style-name="T77_58">.<text:s/></text:span><text:span text:style-name="T77_59">Por</text:span><text:span text:style-name="T77_60"><text:s/></text:span><text:span text:style-name="T77_61">exemplo</text:span><text:span text:style-name="T77_62">,<text:s/></text:span><text:span text:style-name="T77_63">em</text:span><text:span text:style-name="T77_64"><text:s/></text:span><text:span text:style-name="T77_65">um</text:span><text:span text:style-name="T77_66"><text:s/></text:span><text:span text:style-name="T77_67">sistema</text:span><text:span text:style-name="T77_68"><text:s/></text:span><text:span text:style-name="T77_69">para</text:span><text:span text:style-name="T77_70"><text:s/></text:span><text:span text:style-name="T77_71">um</text:span><text:span text:style-name="T77_72"><text:s/></text:span><text:span text:style-name="T77_73">livro</text:span><text:span text:style-name="T77_74"><text:s/></text:span><text:span text:style-name="T77_75">de</text:span><text:span text:style-name="T77_76"><text:s/></text:span><text:span text:style-name="T77_77">receitas</text:span><text:span text:style-name="T77_78">,<text:s/></text:span><text:span text:style-name="T77_79">podería</text:span><text:span text:style-name="T77_80">-</text:span><text:span text:style-name="T77_81">se</text:span><text:span text:style-name="T77_82"><text:s/></text:span><text:span text:style-name="T77_83">ter</text:span><text:span text:style-name="T77_84"><text:s/></text:span><text:span text:style-name="T77_85">um</text:span><text:span text:style-name="T77_86"><text:s/></text:span><text:span text:style-name="T77_87">design</text:span><text:span text:style-name="T77_88"><text:s/></text:span><text:span text:style-name="T77_89">documents</text:span><text:span text:style-name="T77_90"><text:s/></text:span><text:span text:style-name="T77_91">para</text:span><text:span text:style-name="T77_92"><text:s/></text:span><text:span text:style-name="T77_93">as</text:span><text:span text:style-name="T77_94"><text:s/></text:span><text:span text:style-name="T77_95">receitas</text:span><text:span text:style-name="T77_96">,<text:s/></text:span><text:span text:style-name="T77_97">outro</text:span><text:span text:style-name="T77_98"><text:s/></text:span><text:span text:style-name="T77_99">para</text:span><text:span text:style-name="T77_100"><text:s/></text:span><text:span text:style-name="T77_101">ingredientes</text:span><text:span text:style-name="T77_102">,<text:s/></text:span><text:span text:style-name="T77_103">outro</text:span><text:span text:style-name="T77_104"><text:s/></text:span><text:span text:style-name="T77_105">para</text:span><text:span text:style-name="T77_106"><text:s/></text:span><text:span text:style-name="T77_107">os</text:span><text:span text:style-name="T77_108"><text:s/></text:span><text:span text:style-name="T77_109">cozinheiros</text:span><text:span text:style-name="T77_110"><text:s/></text:span><text:span text:style-name="T77_111">e</text:span><text:span text:style-name="T77_112"><text:s/></text:span><text:span text:style-name="T77_113">assim</text:span><text:span text:style-name="T77_114"><text:s/></text:span><text:span text:style-name="T77_115">por</text:span><text:span text:style-name="T77_116"><text:s/></text:span><text:span text:style-name="T77_117">diante</text:span><text:span text:style-name="T77_118">.<text:s/></text:span><text:span text:style-name="T77_119">Entretanto</text:span><text:span text:style-name="T77_120"><text:s/></text:span><text:span text:style-name="T77_121">o</text:span><text:span text:style-name="T77_122"><text:s/></text:span><text:span text:style-name="T77_123">esquema</text:span><text:span text:style-name="T77_124"><text:s/></text:span><text:span text:style-name="T77_125">é</text:span><text:span text:style-name="T77_126"><text:s/></text:span><text:span text:style-name="T77_127">livre</text:span><text:span text:style-name="T77_128">,<text:s/></text:span><text:span text:style-name="T77_129">então</text:span><text:span text:style-name="T77_130"><text:s/></text:span><text:span text:style-name="T77_131">se</text:span><text:span text:style-name="T77_132"><text:s/></text:span><text:span text:style-name="T77_133">o</text:span><text:span text:style-name="T77_134"><text:s/></text:span><text:span text:style-name="T77_135">programador</text:span><text:span text:style-name="T77_136"><text:s/></text:span><text:span text:style-name="T77_137">desejar</text:span><text:span text:style-name="T77_138"><text:s/></text:span><text:span text:style-name="T77_139">é</text:span><text:span text:style-name="T77_140"><text:s/></text:span><text:span text:style-name="T77_141">possível</text:span><text:span text:style-name="T77_142"><text:s/></text:span><text:span text:style-name="T77_143">colocar</text:span><text:span text:style-name="T77_144"><text:s/></text:span><text:span text:style-name="T77_145">toda</text:span><text:span text:style-name="T77_146"><text:s/></text:span><text:span text:style-name="T77_147">aplicação</text:span><text:span text:style-name="T77_148"><text:s/></text:span><text:span text:style-name="T77_149">dentro</text:span><text:span text:style-name="T77_150"><text:s/></text:span><text:span text:style-name="T77_151">de</text:span><text:span text:style-name="T77_152"><text:s/></text:span><text:span text:style-name="T77_153">apenas</text:span><text:span text:style-name="T77_154"><text:s/></text:span><text:span text:style-name="T77_155">um</text:span><text:span text:style-name="T77_156"><text:s/></text:span><text:span text:style-name="T77_157">design</text:span><text:span text:style-name="T77_158"><text:s/></text:span><text:span text:style-name="T77_159">document</text:span><text:span text:style-name="T77_160">.</text:span></text:p>
      <text:p text:style-name="P78"><text:span text:style-name="T78_1">Nos</text:span><text:span text:style-name="T78_2"><text:s/></text:span><text:span text:style-name="T78_3">designs</text:span><text:span text:style-name="T78_4"><text:s/></text:span><text:span text:style-name="T78_5">documents</text:span><text:span text:style-name="T78_6"><text:s/></text:span><text:span text:style-name="T78_7">o</text:span><text:span text:style-name="T78_8"><text:s/></text:span><text:span text:style-name="T78_9">atributo</text:span><text:span text:style-name="T78_10"><text:s/></text:span><text:span text:style-name="T78_11">validate</text:span><text:span text:style-name="T78_12">_</text:span><text:span text:style-name="T78_13">doc</text:span><text:span text:style-name="T78_14">_</text:span><text:span text:style-name="T78_15">update</text:span><text:span text:style-name="T78_16"><text:s/></text:span><text:span text:style-name="T78_17">é</text:span><text:span text:style-name="T78_18"><text:s/></text:span><text:span text:style-name="T78_19">uma</text:span><text:span text:style-name="T78_20"><text:s/></text:span><text:span text:style-name="T78_21">função</text:span><text:span text:style-name="T78_22"><text:s/></text:span><text:span text:style-name="T78_23">escrita</text:span><text:span text:style-name="T78_24"><text:s/></text:span><text:span text:style-name="T78_25">em</text:span><text:span text:style-name="T78_26"><text:s/></text:span><text:span text:style-name="T78_27">JavaScript</text:span><text:span text:style-name="T78_28"><text:s/></text:span><text:span text:style-name="T78_29">que</text:span><text:span text:style-name="T78_30"><text:s/></text:span><text:span text:style-name="T78_31">é</text:span><text:span text:style-name="T78_32"><text:s/></text:span><text:span text:style-name="T78_33">responsável</text:span><text:span text:style-name="T78_34"><text:s/></text:span><text:span text:style-name="T78_35">por</text:span><text:span text:style-name="T78_36"><text:s/></text:span><text:span text:style-name="T78_37">realizar</text:span><text:span text:style-name="T78_38"><text:s/></text:span><text:span text:style-name="T78_39">a</text:span><text:span text:style-name="T78_40"><text:s/></text:span><text:span text:style-name="T78_41">validação</text:span><text:span text:style-name="T78_42"><text:s/></text:span><text:span text:style-name="T78_43">de</text:span><text:span text:style-name="T78_44"><text:s/></text:span><text:span text:style-name="T78_45">documentos</text:span><text:span text:style-name="T78_46"><text:s/></text:span><text:span text:style-name="T78_47">que</text:span><text:span text:style-name="T78_48"><text:s/></text:span><text:span text:style-name="T78_49">são</text:span><text:span text:style-name="T78_50"><text:s/></text:span><text:span text:style-name="T78_51">atualizados</text:span><text:span text:style-name="T78_52"><text:s/></text:span><text:span text:style-name="T78_53">ou</text:span><text:span text:style-name="T78_54"><text:s/></text:span><text:span text:style-name="T78_55">criados</text:span><text:span text:style-name="T78_56">.<text:s/></text:span><text:span text:style-name="T78_57">Caso</text:span><text:span text:style-name="T78_58"><text:s/></text:span><text:span text:style-name="T78_59">o</text:span><text:span text:style-name="T78_60"><text:s/></text:span><text:span text:style-name="T78_61">novo</text:span><text:span text:style-name="T78_62"><text:s/></text:span><text:span text:style-name="T78_63">documento</text:span><text:span text:style-name="T78_64"><text:s/></text:span><text:span text:style-name="T78_65">não</text:span><text:span text:style-name="T78_66"><text:s/></text:span><text:span text:style-name="T78_67">seja</text:span><text:span text:style-name="T78_68"><text:s/></text:span><text:span text:style-name="T78_69">validado</text:span><text:span text:style-name="T78_70"><text:s/></text:span><text:span text:style-name="T78_71">pela</text:span><text:span text:style-name="T78_72"><text:s/></text:span><text:span text:style-name="T78_73">função</text:span><text:span text:style-name="T78_74">,<text:s/></text:span><text:span text:style-name="T78_75">então</text:span><text:span text:style-name="T78_76"><text:s/></text:span><text:span text:style-name="T78_77">um</text:span><text:span text:style-name="T78_78"><text:s/></text:span><text:span text:style-name="T78_79">erro</text:span><text:span text:style-name="T78_80"><text:s/></text:span><text:span text:style-name="T78_81">HTTP</text:span><text:span text:style-name="T78_82"><text:s/>40</text:span><text:span text:style-name="T78_83">X</text:span><text:span text:style-name="T78_84"><text:s/></text:span><text:span text:style-name="T78_85">será</text:span><text:span text:style-name="T78_86"><text:s/></text:span><text:span text:style-name="T78_87">retornando</text:span><text:span text:style-name="T78_88"><text:s/></text:span><text:span text:style-name="T78_89">indicando</text:span><text:span text:style-name="T78_90"><text:s/></text:span><text:span text:style-name="T78_91">se</text:span><text:span text:style-name="T78_92"><text:s/></text:span><text:span text:style-name="T78_93">tratar</text:span><text:span text:style-name="T78_94"><text:s/></text:span><text:span text:style-name="T78_95">de</text:span><text:span text:style-name="T78_96"><text:s/></text:span><text:span text:style-name="T78_97">uma</text:span><text:span text:style-name="T78_98"><text:s/></text:span><text:span text:style-name="T78_99">má</text:span><text:span text:style-name="T78_100"><text:s/></text:span><text:span text:style-name="T78_101">requisição</text:span><text:span text:style-name="T78_102"><text:s/></text:span><text:span text:style-name="T78_103">e</text:span><text:span text:style-name="T78_104"><text:s/></text:span><text:span text:style-name="T78_105">o</text:span><text:span text:style-name="T78_106"><text:s/></text:span><text:span text:style-name="T78_107">documento</text:span><text:span text:style-name="T78_108"><text:s/></text:span><text:span text:style-name="T78_109">não</text:span><text:span text:style-name="T78_110"><text:s/></text:span><text:span text:style-name="T78_111">será</text:span><text:span text:style-name="T78_112"><text:s/></text:span><text:span text:style-name="T78_113">atualizado</text:span><text:span text:style-name="T78_114">.<text:s/></text:span><text:span text:style-name="T78_115">Também</text:span><text:span text:style-name="T78_116"><text:s/></text:span><text:span text:style-name="T78_117">é</text:span><text:span text:style-name="T78_118"><text:s/></text:span><text:span text:style-name="T78_119">possível</text:span><text:span text:style-name="T78_120"><text:s/></text:span><text:span text:style-name="T78_121">personalizar</text:span><text:span text:style-name="T78_122"><text:s/></text:span><text:span text:style-name="T78_123">as</text:span><text:span text:style-name="T78_124"><text:s/></text:span><text:span text:style-name="T78_125">mensagens</text:span><text:span text:style-name="T78_126"><text:s/></text:span><text:span text:style-name="T78_127">de</text:span><text:span text:style-name="T78_128"><text:s/></text:span><text:span text:style-name="T78_129">erro</text:span><text:span text:style-name="T78_130">.<text:s/></text:span><text:span text:style-name="T78_131">Toda</text:span><text:span text:style-name="T78_132"><text:s/></text:span><text:span text:style-name="T78_133">vez</text:span><text:span text:style-name="T78_134"><text:s/></text:span><text:span text:style-name="T78_135">que</text:span><text:span text:style-name="T78_136"><text:s/></text:span><text:span text:style-name="T78_137">um</text:span><text:span text:style-name="T78_138"><text:s/></text:span><text:span text:style-name="T78_139">documento</text:span><text:span text:style-name="T78_140"><text:s/></text:span><text:span text:style-name="T78_141">é</text:span><text:span text:style-name="T78_142"><text:s/></text:span><text:span text:style-name="T78_143">inserido</text:span><text:span text:style-name="T78_144">,<text:s/></text:span><text:span text:style-name="T78_145">o</text:span><text:span text:style-name="T78_146"><text:s/></text:span><text:span text:style-name="T78_147">CouchDB</text:span><text:span text:style-name="T78_148"><text:s/></text:span><text:span text:style-name="T78_149">roda</text:span><text:span text:style-name="T78_150"><text:s/></text:span><text:span text:style-name="T78_151">a</text:span><text:span text:style-name="T78_152"><text:s/></text:span><text:span text:style-name="T78_153">função</text:span><text:span text:style-name="T78_154"><text:s/></text:span><text:span text:style-name="T78_155">existente</text:span><text:span text:style-name="T78_156"><text:s/></text:span><text:span text:style-name="T78_157">em</text:span><text:span text:style-name="T78_158"><text:s/></text:span><text:span text:style-name="T78_159">validate</text:span><text:span text:style-name="T78_160">_</text:span><text:span text:style-name="T78_161">doc</text:span><text:span text:style-name="T78_162">_</text:span><text:span text:style-name="T78_163">update</text:span><text:span text:style-name="T78_164"><text:s/>(</text:span><text:span text:style-name="T78_165">caso</text:span><text:span text:style-name="T78_166"><text:s/></text:span><text:span text:style-name="T78_167">exista</text:span><text:span text:style-name="T78_168">)<text:s/></text:span><text:span text:style-name="T78_169">e</text:span><text:span text:style-name="T78_170"><text:s/></text:span><text:span text:style-name="T78_171">passa</text:span><text:span text:style-name="T78_172"><text:s/></text:span><text:span text:style-name="T78_173">como</text:span><text:span text:style-name="T78_174"><text:s/></text:span><text:span text:style-name="T78_175">parâmetro</text:span><text:span text:style-name="T78_176">,<text:s/></text:span><text:span text:style-name="T78_177">o</text:span><text:span text:style-name="T78_178"><text:s/></text:span><text:span text:style-name="T78_179">documento</text:span><text:span text:style-name="T78_180"><text:s/></text:span><text:span text:style-name="T78_181">antigo</text:span><text:span text:style-name="T78_182">,<text:s/></text:span><text:span text:style-name="T78_183">o</text:span><text:span text:style-name="T78_184"><text:s/></text:span><text:span text:style-name="T78_185">novo</text:span><text:span text:style-name="T78_186"><text:s/></text:span><text:span text:style-name="T78_187">documento</text:span><text:span text:style-name="T78_188"><text:s/></text:span><text:span text:style-name="T78_189">e</text:span><text:span text:style-name="T78_190"><text:s/></text:span><text:span text:style-name="T78_191">o</text:span><text:span text:style-name="T78_192"><text:s/></text:span><text:span text:style-name="T78_193">usuário</text:span><text:span text:style-name="T78_194"><text:s/></text:span><text:span text:style-name="T78_195">que</text:span><text:span text:style-name="T78_196"><text:s/></text:span><text:span text:style-name="T78_197">fez</text:span><text:span text:style-name="T78_198"><text:s/></text:span><text:span text:style-name="T78_199">a</text:span><text:span text:style-name="T78_200"><text:s/></text:span><text:span text:style-name="T78_201">modificação</text:span><text:span text:style-name="T78_202">.<text:s/></text:span><text:span text:style-name="T78_203">A</text:span><text:span text:style-name="T78_204"><text:s/></text:span><text:span text:style-name="T78_205">função</text:span><text:span text:style-name="T78_206"><text:s/></text:span><text:span text:style-name="T78_207">de</text:span><text:span text:style-name="T78_208"><text:s/></text:span><text:span text:style-name="T78_209">validação</text:span><text:span text:style-name="T78_210"><text:s/></text:span><text:span text:style-name="T78_211">receberá</text:span><text:span text:style-name="T78_212"><text:s/></text:span><text:span text:style-name="T78_213">três</text:span><text:span text:style-name="T78_214"><text:s/></text:span><text:span text:style-name="T78_215">parâmetros</text:span><text:span text:style-name="T78_216">,<text:s/></text:span><text:span text:style-name="T78_217">o</text:span><text:span text:style-name="T78_218"><text:s/></text:span><text:span text:style-name="T78_219">documento</text:span><text:span text:style-name="T78_220"><text:s/></text:span><text:span text:style-name="T78_221">antigo</text:span><text:span text:style-name="T78_222">,<text:s/></text:span><text:span text:style-name="T78_223">o</text:span><text:span text:style-name="T78_224"><text:s/></text:span><text:span text:style-name="T78_225">novo</text:span><text:span text:style-name="T78_226"><text:s/></text:span><text:span text:style-name="T78_227">documento</text:span><text:span text:style-name="T78_228"><text:s/></text:span><text:span text:style-name="T78_229">e</text:span><text:span text:style-name="T78_230"><text:s/></text:span><text:span text:style-name="T78_231">o</text:span><text:span text:style-name="T78_232"><text:s/></text:span><text:span text:style-name="T78_233">contexto</text:span><text:span text:style-name="T78_234"><text:s/></text:span><text:span text:style-name="T78_235">do</text:span><text:span text:style-name="T78_236"><text:s/></text:span><text:span text:style-name="T78_237">usuário</text:span><text:span text:style-name="T78_238">.<text:s/></text:span><text:span text:style-name="T78_239">Para</text:span><text:span text:style-name="T78_240"><text:s/></text:span><text:span text:style-name="T78_241">invalidar</text:span><text:span text:style-name="T78_242"><text:s/></text:span><text:span text:style-name="T78_243">a</text:span><text:span text:style-name="T78_244"><text:s/></text:span><text:span text:style-name="T78_245">inserção</text:span><text:span text:style-name="T78_246"><text:s/></text:span><text:span text:style-name="T78_247">do</text:span><text:span text:style-name="T78_248"><text:s/></text:span><text:span text:style-name="T78_249">documento</text:span><text:span text:style-name="T78_250"><text:s/></text:span><text:span text:style-name="T78_251">basta</text:span><text:span text:style-name="T78_252"><text:s/></text:span><text:span text:style-name="T78_253">utilizar</text:span><text:span text:style-name="T78_254"><text:s/></text:span><text:span text:style-name="T78_255">a</text:span><text:span text:style-name="T78_256"><text:s/></text:span><text:span text:style-name="T78_257">função</text:span><text:span text:style-name="T78_258"><text:s/></text:span><text:span text:style-name="T78_259">throw</text:span><text:span text:style-name="T78_260">,<text:s/></text:span><text:span text:style-name="T78_261">passando</text:span><text:span text:style-name="T78_262"><text:s/></text:span><text:span text:style-name="T78_263">como</text:span><text:span text:style-name="T78_264"><text:s/></text:span><text:span text:style-name="T78_265">parâmetro</text:span><text:span text:style-name="T78_266"><text:s/></text:span><text:span text:style-name="T78_267">o</text:span><text:span text:style-name="T78_268"><text:s/></text:span><text:span text:style-name="T78_269">erro</text:span><text:span text:style-name="T78_270"><text:s/></text:span><text:span text:style-name="T78_271">em</text:span><text:span text:style-name="T78_272"><text:s/></text:span><text:span text:style-name="T78_273">questão</text:span><text:span text:style-name="T78_274">.<text:s/></text:span><text:span text:style-name="T78_275">Por</text:span><text:span text:style-name="T78_276"><text:s/></text:span><text:span text:style-name="T78_277">exemplo</text:span><text:span text:style-name="T78_278">,<text:s/></text:span><text:span text:style-name="T78_279">throw</text:span><text:span text:style-name="T78_280">({</text:span><text:span text:style-name="T78_281">forbidden</text:span><text:span text:style-name="T78_282"><text:s/>:<text:s/>'</text:span><text:span text:style-name="T78_283">no</text:span><text:span text:style-name="T78_284"><text:s/></text:span><text:span text:style-name="T78_285">way</text:span><text:span text:style-name="T78_286">'});</text:span><text:span text:style-name="T78_287">.</text:span></text:p>
      <text:p text:style-name="P79"><text:span text:style-name="T79_1">Nos</text:span><text:span text:style-name="T79_2"><text:s/></text:span><text:span text:style-name="T79_3">design</text:span><text:span text:style-name="T79_4"><text:s/></text:span><text:span text:style-name="T79_5">documents</text:span><text:span text:style-name="T79_6"><text:s/></text:span><text:span text:style-name="T79_7">também</text:span><text:span text:style-name="T79_8"><text:s/></text:span><text:span text:style-name="T79_9">é</text:span><text:span text:style-name="T79_10"><text:s/></text:span><text:span text:style-name="T79_11">possível</text:span><text:span text:style-name="T79_12"><text:s/></text:span><text:span text:style-name="T79_13">ter</text:span><text:span text:style-name="T79_14"><text:s/></text:span><text:span text:style-name="T79_15">as</text:span><text:span text:style-name="T79_16"><text:s/></text:span><text:span text:style-name="T79_17">chamadas</text:span><text:span text:style-name="T79_18"><text:s/></text:span><text:span text:style-name="T79_19">show</text:span><text:span text:style-name="T79_20"><text:s/></text:span><text:span text:style-name="T79_21">functions</text:span><text:span text:style-name="T79_22"><text:s/></text:span><text:span text:style-name="T79_23">que</text:span><text:span text:style-name="T79_24"><text:s/></text:span><text:span text:style-name="T79_25">provêem</text:span><text:span text:style-name="T79_26"><text:s/></text:span><text:span text:style-name="T79_27">os</text:span><text:span text:style-name="T79_28"><text:s/></text:span><text:span text:style-name="T79_29">documentos</text:span><text:span text:style-name="T79_30"><text:s/></text:span><text:span text:style-name="T79_31">em</text:span><text:span text:style-name="T79_32"><text:s/></text:span><text:span text:style-name="T79_33">formatos</text:span><text:span text:style-name="T79_34"><text:s/></text:span><text:span text:style-name="T79_35">alternativos</text:span><text:span text:style-name="T79_36">.<text:s/></text:span><text:span text:style-name="T79_37">Por</text:span><text:span text:style-name="T79_38"><text:s/></text:span><text:span text:style-name="T79_39">exemplo</text:span><text:span text:style-name="T79_40">,<text:s/></text:span><text:span text:style-name="T79_41">é</text:span><text:span text:style-name="T79_42"><text:s/></text:span><text:span text:style-name="T79_43">possível</text:span><text:span text:style-name="T79_44"><text:s/></text:span><text:span text:style-name="T79_45">ter</text:span><text:span text:style-name="T79_46"><text:s/></text:span><text:span text:style-name="T79_47">uma</text:span><text:span text:style-name="T79_48"><text:s/></text:span><text:span text:style-name="T79_49">show</text:span><text:span text:style-name="T79_50"><text:s/></text:span><text:span text:style-name="T79_51">function</text:span><text:span text:style-name="T79_52"><text:s/></text:span><text:span text:style-name="T79_53">que</text:span><text:span text:style-name="T79_54"><text:s/></text:span><text:span text:style-name="T79_55">fornecer</text:span><text:span text:style-name="T79_56"><text:s/></text:span><text:span text:style-name="T79_57">o</text:span><text:span text:style-name="T79_58"><text:s/></text:span><text:span text:style-name="T79_59">documento</text:span><text:span text:style-name="T79_60"><text:s/></text:span><text:span text:style-name="T79_61">em</text:span><text:span text:style-name="T79_62"><text:s/></text:span><text:span text:style-name="T79_63">formato</text:span><text:span text:style-name="T79_64"><text:s/></text:span><text:span text:style-name="T79_65">HTML</text:span><text:span text:style-name="T79_66">.<text:s/></text:span><text:span text:style-name="T79_67">Um</text:span><text:span text:style-name="T79_68"><text:s/></text:span><text:span text:style-name="T79_69">design</text:span><text:span text:style-name="T79_70"><text:s/></text:span><text:span text:style-name="T79_71">document</text:span><text:span text:style-name="T79_72"><text:s/></text:span><text:span text:style-name="T79_73">pode</text:span><text:span text:style-name="T79_74"><text:s/></text:span><text:span text:style-name="T79_75">conter</text:span><text:span text:style-name="T79_76"><text:s/></text:span><text:span text:style-name="T79_77">várias</text:span><text:span text:style-name="T79_78"><text:s/></text:span><text:span text:style-name="T79_79">shows</text:span><text:span text:style-name="T79_80"><text:s/></text:span><text:span text:style-name="T79_81">functions</text:span><text:span text:style-name="T79_82"><text:s/></text:span><text:span text:style-name="T79_83">que</text:span><text:span text:style-name="T79_84"><text:s/></text:span><text:span text:style-name="T79_85">são</text:span><text:span text:style-name="T79_86"><text:s/></text:span><text:span text:style-name="T79_87">guardadas</text:span><text:span text:style-name="T79_88"><text:s/></text:span><text:span text:style-name="T79_89">no</text:span><text:span text:style-name="T79_90"><text:s/></text:span><text:span text:style-name="T79_91">atributos</text:span><text:span text:style-name="T79_92"><text:s/></text:span><text:span text:style-name="T79_93">shows</text:span><text:span text:style-name="T79_94">.<text:s/></text:span><text:span text:style-name="T79_95">Cada</text:span><text:span text:style-name="T79_96"><text:s/></text:span><text:span text:style-name="T79_97">uma</text:span><text:span text:style-name="T79_98"><text:s/></text:span><text:span text:style-name="T79_99">delas</text:span><text:span text:style-name="T79_100"><text:s/></text:span><text:span text:style-name="T79_101">será</text:span><text:span text:style-name="T79_102"><text:s/></text:span><text:span text:style-name="T79_103">uma</text:span><text:span text:style-name="T79_104"><text:s/></text:span><text:span text:style-name="T79_105">função</text:span><text:span text:style-name="T79_106"><text:s/></text:span><text:span text:style-name="T79_107">JavaScript</text:span><text:span text:style-name="T79_108"><text:s/></text:span><text:span text:style-name="T79_109">que</text:span><text:span text:style-name="T79_110"><text:s/></text:span><text:span text:style-name="T79_111">receberá</text:span><text:span text:style-name="T79_112"><text:s/></text:span><text:span text:style-name="T79_113">como</text:span><text:span text:style-name="T79_114"><text:s/></text:span><text:span text:style-name="T79_115">parâmetro</text:span><text:span text:style-name="T79_116"><text:s/></text:span><text:span text:style-name="T79_117">o</text:span><text:span text:style-name="T79_118"><text:s/></text:span><text:span text:style-name="T79_119">documento</text:span><text:span text:style-name="T79_120"><text:s/></text:span><text:span text:style-name="T79_121">que</text:span><text:span text:style-name="T79_122"><text:s/></text:span><text:span text:style-name="T79_123">se</text:span><text:span text:style-name="T79_124"><text:s/></text:span><text:span text:style-name="T79_125">deseja</text:span><text:span text:style-name="T79_126"><text:s/></text:span><text:span text:style-name="T79_127">formatar</text:span><text:span text:style-name="T79_128"><text:s/></text:span><text:span text:style-name="T79_129">e</text:span><text:span text:style-name="T79_130"><text:s/></text:span><text:span text:style-name="T79_131">os</text:span><text:span text:style-name="T79_132"><text:s/></text:span><text:span text:style-name="T79_133">detalhes</text:span><text:span text:style-name="T79_134"><text:s/></text:span><text:span text:style-name="T79_135">da</text:span><text:span text:style-name="T79_136"><text:s/></text:span><text:span text:style-name="T79_137">requisição</text:span><text:span text:style-name="T79_138"><text:s/></text:span><text:span text:style-name="T79_139">HTTP</text:span><text:span text:style-name="T79_140">.<text:s/></text:span><text:span text:style-name="T79_141">Para</text:span><text:span text:style-name="T79_142"><text:s/></text:span><text:span text:style-name="T79_143">obter</text:span><text:span text:style-name="T79_144"><text:s/></text:span><text:span text:style-name="T79_145">um</text:span><text:span text:style-name="T79_146"><text:s/></text:span><text:span text:style-name="T79_147">documento</text:span><text:span text:style-name="T79_148"><text:s/></text:span><text:span text:style-name="T79_149">formatado</text:span><text:span text:style-name="T79_150"><text:s/></text:span><text:span text:style-name="T79_151">por</text:span><text:span text:style-name="T79_152"><text:s/></text:span><text:span text:style-name="T79_153">uma</text:span><text:span text:style-name="T79_154"><text:s/></text:span><text:span text:style-name="T79_155">determinada</text:span><text:span text:style-name="T79_156"><text:s/></text:span><text:span text:style-name="T79_157">show</text:span><text:span text:style-name="T79_158"><text:s/></text:span><text:span text:style-name="T79_159">function</text:span><text:span text:style-name="T79_160">,<text:s/></text:span><text:span text:style-name="T79_161">bastar</text:span><text:span text:style-name="T79_162"><text:s/></text:span><text:span text:style-name="T79_163">enviar</text:span><text:span text:style-name="T79_164"><text:s/></text:span><text:span text:style-name="T79_165">uma</text:span><text:span text:style-name="T79_166"><text:s/></text:span><text:span text:style-name="T79_167">requisição</text:span><text:span text:style-name="T79_168"><text:s/></text:span><text:span text:style-name="T79_169">GET</text:span><text:span text:style-name="T79_170"><text:s/></text:span><text:span text:style-name="T79_171">na</text:span><text:span text:style-name="T79_172"><text:s/></text:span><text:span text:style-name="T79_173">URI</text:span><text:span text:style-name="T79_174"><text:s/></text:span><text:span text:style-name="T79_175">/{</text:span><text:span text:style-name="T79_176">nomeDoBanco</text:span><text:span text:style-name="T79_177">}/_</text:span><text:span text:style-name="T79_178">design</text:span><text:span text:style-name="T79_179">/{</text:span><text:span text:style-name="T79_180">nomeDoDesing</text:span><text:span text:style-name="T79_181">}/_</text:span><text:span text:style-name="T79_182">show</text:span><text:span text:style-name="T79_183">/{</text:span><text:span text:style-name="T79_184">nomeDaShowFunction</text:span><text:span text:style-name="T79_185">}/{</text:span><text:span text:style-name="T79_186">identificadorDoDocumento</text:span><text:span text:style-name="T79_187">}</text:span><text:span text:style-name="T79_188">.</text:span></text:p>
      <text:p text:style-name="P80"><text:span text:style-name="T80_1">Existem</text:span><text:span text:style-name="T80_2"><text:s/></text:span><text:span text:style-name="T80_3">também</text:span><text:span text:style-name="T80_4"><text:s/></text:span><text:span text:style-name="T80_5">as</text:span><text:span text:style-name="T80_6"><text:s/></text:span><text:span text:style-name="T80_7">lists</text:span><text:span text:style-name="T80_8"><text:s/></text:span><text:span text:style-name="T80_9">functions</text:span><text:span text:style-name="T80_10">.<text:s/></text:span><text:span text:style-name="T80_11">Elas</text:span><text:span text:style-name="T80_12"><text:s/></text:span><text:span text:style-name="T80_13">funcionam</text:span><text:span text:style-name="T80_14"><text:s/></text:span><text:span text:style-name="T80_15">da</text:span><text:span text:style-name="T80_16"><text:s/></text:span><text:span text:style-name="T80_17">mesma</text:span><text:span text:style-name="T80_18"><text:s/></text:span><text:span text:style-name="T80_19">forma</text:span><text:span text:style-name="T80_20"><text:s/></text:span><text:span text:style-name="T80_21">que</text:span><text:span text:style-name="T80_22"><text:s/></text:span><text:span text:style-name="T80_23">uma</text:span><text:span text:style-name="T80_24"><text:s/></text:span><text:span text:style-name="T80_25">show</text:span><text:span text:style-name="T80_26"><text:s/></text:span><text:span text:style-name="T80_27">function</text:span><text:span text:style-name="T80_28">,<text:s/></text:span><text:span text:style-name="T80_29">porém</text:span><text:span text:style-name="T80_30"><text:s/></text:span><text:span text:style-name="T80_31">ao</text:span><text:span text:style-name="T80_32"><text:s/></text:span><text:span text:style-name="T80_33">invés</text:span><text:span text:style-name="T80_34"><text:s/></text:span><text:span text:style-name="T80_35">de</text:span><text:span text:style-name="T80_36"><text:s/></text:span><text:span text:style-name="T80_37">um</text:span><text:span text:style-name="T80_38"><text:s/></text:span><text:span text:style-name="T80_39">documento</text:span><text:span text:style-name="T80_40">,<text:s/></text:span><text:span text:style-name="T80_41">elas</text:span><text:span text:style-name="T80_42"><text:s/></text:span><text:span text:style-name="T80_43">são</text:span><text:span text:style-name="T80_44"><text:s/></text:span><text:span text:style-name="T80_45">aplicadas</text:span><text:span text:style-name="T80_46"><text:s/></text:span><text:span text:style-name="T80_47">a</text:span><text:span text:style-name="T80_48"><text:s/></text:span><text:span text:style-name="T80_49">uma</text:span><text:span text:style-name="T80_50"><text:s/></text:span><text:span text:style-name="T80_51">view</text:span><text:span text:style-name="T80_52">.<text:s/></text:span><text:span text:style-name="T80_53">O</text:span><text:span text:style-name="T80_54"><text:s/></text:span><text:span text:style-name="T80_55">acesso</text:span><text:span text:style-name="T80_56"><text:s/></text:span><text:span text:style-name="T80_57">a</text:span><text:span text:style-name="T80_58"><text:s/></text:span><text:span text:style-name="T80_59">uma</text:span><text:span text:style-name="T80_60"><text:s/></text:span><text:span text:style-name="T80_61">show</text:span><text:span text:style-name="T80_62"><text:s/></text:span><text:span text:style-name="T80_63">function</text:span><text:span text:style-name="T80_64"><text:s/></text:span><text:span text:style-name="T80_65">se</text:span><text:span text:style-name="T80_66"><text:s/></text:span><text:span text:style-name="T80_67">dá</text:span><text:span text:style-name="T80_68"><text:s/></text:span><text:span text:style-name="T80_69">através</text:span><text:span text:style-name="T80_70"><text:s/></text:span><text:span text:style-name="T80_71">da</text:span><text:span text:style-name="T80_72"><text:s/></text:span><text:span text:style-name="T80_73">seguinte</text:span><text:span text:style-name="T80_74"><text:s/></text:span><text:span text:style-name="T80_75">URI</text:span><text:span text:style-name="T80_76"><text:s/></text:span><text:span text:style-name="T80_77">/{</text:span><text:span text:style-name="T80_78">nomeDoBanco</text:span><text:span text:style-name="T80_79">}/_</text:span><text:span text:style-name="T80_80">design</text:span><text:span text:style-name="T80_81">/{</text:span><text:span text:style-name="T80_82">nomeDoDesing</text:span><text:span text:style-name="T80_83">}/_</text:span><text:span text:style-name="T80_84">list</text:span><text:span text:style-name="T80_85">/{</text:span><text:span text:style-name="T80_86">nomeDaListFunction</text:span><text:span text:style-name="T80_87">}/{</text:span><text:span text:style-name="T80_88">nomeDaView</text:span><text:span text:style-name="T80_89">}</text:span><text:span text:style-name="T80_90">.</text:span></text:p>
      <text:p text:style-name="P81"><text:span text:style-name="T81_1">Views</text:span><text:span text:style-name="T81_2"><text:s/></text:span><text:span text:style-name="T81_3">são</text:span><text:span text:style-name="T81_4"><text:s/></text:span><text:span text:style-name="T81_5">a</text:span><text:span text:style-name="T81_6"><text:s/></text:span><text:span text:style-name="T81_7">forma</text:span><text:span text:style-name="T81_8"><text:s/></text:span><text:span text:style-name="T81_9">primária</text:span><text:span text:style-name="T81_10"><text:s/></text:span><text:span text:style-name="T81_11">para</text:span><text:span text:style-name="T81_12"><text:s/></text:span><text:span text:style-name="T81_13">a</text:span><text:span text:style-name="T81_14"><text:s/></text:span><text:span text:style-name="T81_15">realização</text:span><text:span text:style-name="T81_16"><text:s/></text:span><text:span text:style-name="T81_17">de</text:span><text:span text:style-name="T81_18"><text:s/></text:span><text:span text:style-name="T81_19">buscas</text:span><text:span text:style-name="T81_20"><text:s/></text:span><text:span text:style-name="T81_21">no</text:span><text:span text:style-name="T81_22"><text:s/></text:span><text:span text:style-name="T81_23">CouchDB</text:span><text:span text:style-name="T81_24">.<text:s/></text:span><text:span text:style-name="T81_25">Elas</text:span><text:span text:style-name="T81_26"><text:s/></text:span><text:span text:style-name="T81_27">são</text:span><text:span text:style-name="T81_28"><text:s/></text:span><text:span text:style-name="T81_29">armazenadas</text:span><text:span text:style-name="T81_30"><text:s/></text:span><text:span text:style-name="T81_31">em</text:span><text:span text:style-name="T81_32"><text:s/></text:span><text:span text:style-name="T81_33">algum</text:span><text:span text:style-name="T81_34"><text:s/></text:span><text:span text:style-name="T81_35">design</text:span><text:span text:style-name="T81_36"><text:s/></text:span><text:span text:style-name="T81_37">docume</text:span><text:span text:style-name="T81_38">nt</text:span><text:span text:style-name="T81_39"><text:s/></text:span><text:span text:style-name="T81_40">no</text:span><text:span text:style-name="T81_41"><text:s/></text:span><text:span text:style-name="T81_42">atributo</text:span><text:span text:style-name="T81_43"><text:s/></text:span><text:span text:style-name="T81_44">views</text:span><text:span text:style-name="T81_45"><text:s/></text:span><text:span text:style-name="T81_46">que</text:span><text:span text:style-name="T81_47"><text:s/></text:span><text:span text:style-name="T81_48">pode</text:span><text:span text:style-name="T81_49"><text:s/></text:span><text:span text:style-name="T81_50">conter</text:span><text:span text:style-name="T81_51"><text:s/></text:span><text:span text:style-name="T81_52">várias</text:span><text:span text:style-name="T81_53"><text:s/></text:span><text:span text:style-name="T81_54">delas</text:span><text:span text:style-name="T81_55">.<text:s/></text:span><text:span text:style-name="T81_56">As</text:span><text:span text:style-name="T81_57"><text:s/></text:span><text:span text:style-name="T81_58">views</text:span><text:span text:style-name="T81_59"><text:s/></text:span><text:span text:style-name="T81_60">utilizam</text:span><text:span text:style-name="T81_61"><text:s/></text:span><text:span text:style-name="T81_62">o</text:span><text:span text:style-name="T81_63"><text:s/></text:span><text:span text:style-name="T81_64">conceito</text:span><text:span text:style-name="T81_65"><text:s/></text:span><text:span text:style-name="T81_66">de</text:span><text:span text:style-name="T81_67"><text:s/></text:span><text:span text:style-name="T81_68">MapReduce</text:span><text:span text:style-name="T81_69"><text:s/></text:span><text:span text:style-name="T81_70">e</text:span><text:span text:style-name="T81_71"><text:s/></text:span><text:span text:style-name="T81_72">no</text:span><text:span text:style-name="T81_73"><text:s/></text:span><text:span text:style-name="T81_74">CouchDB</text:span><text:span text:style-name="T81_75"><text:s/></text:span><text:span text:style-name="T81_76">elas</text:span><text:span text:style-name="T81_77"><text:s/></text:span><text:span text:style-name="T81_78">são</text:span><text:span text:style-name="T81_79"><text:s/></text:span><text:span text:style-name="T81_80">funções</text:span><text:span text:style-name="T81_81"><text:s/></text:span><text:span text:style-name="T81_82">JavaScript</text:span><text:span text:style-name="T81_83"><text:s/></text:span><text:span text:style-name="T81_84">que</text:span><text:span text:style-name="T81_85"><text:s/></text:span><text:span text:style-name="T81_86">realizam</text:span><text:span text:style-name="T81_87"><text:s/></text:span><text:span text:style-name="T81_88">o</text:span><text:span text:style-name="T81_89"><text:s/></text:span><text:span text:style-name="T81_90">map</text:span><text:span text:style-name="T81_91"><text:s/></text:span><text:span text:style-name="T81_92">e</text:span><text:span text:style-name="T81_93"><text:s/></text:span><text:span text:style-name="T81_94">o</text:span><text:span text:style-name="T81_95"><text:s/></text:span><text:span text:style-name="T81_96">reduce</text:span><text:span text:style-name="T81_97">.<text:s/></text:span><text:span text:style-name="T81_98">Através</text:span><text:span text:style-name="T81_99"><text:s/></text:span><text:span text:style-name="T81_100">do</text:span><text:span text:style-name="T81_101"><text:s/></text:span><text:span text:style-name="T81_102">map</text:span><text:span text:style-name="T81_103"><text:s/></text:span><text:span text:style-name="T81_104">os</text:span><text:span text:style-name="T81_105"><text:s/></text:span><text:span text:style-name="T81_106">dados</text:span><text:span text:style-name="T81_107"><text:s/></text:span><text:span text:style-name="T81_108">são</text:span><text:span text:style-name="T81_109"><text:s/></text:span><text:span text:style-name="T81_110">filtrados</text:span><text:span text:style-name="T81_111"><text:s/></text:span><text:span text:style-name="T81_112">e</text:span><text:span text:style-name="T81_113"><text:s/></text:span><text:span text:style-name="T81_114">ordenados</text:span><text:span text:style-name="T81_115">,<text:s/></text:span><text:span text:style-name="T81_116">enquanto</text:span><text:span text:style-name="T81_117"><text:s/></text:span><text:span text:style-name="T81_118">que</text:span><text:span text:style-name="T81_119"><text:s/></text:span><text:span text:style-name="T81_120">através</text:span><text:span text:style-name="T81_121"><text:s/></text:span><text:span text:style-name="T81_122">do</text:span><text:span text:style-name="T81_123"><text:s/></text:span><text:span text:style-name="T81_124">reduce</text:span><text:span text:style-name="T81_125">,<text:s/></text:span><text:span text:style-name="T81_126">os</text:span><text:span text:style-name="T81_127"><text:s/></text:span><text:span text:style-name="T81_128">dados</text:span><text:span text:style-name="T81_129"><text:s/></text:span><text:span text:style-name="T81_130">provenientes</text:span><text:span text:style-name="T81_131"><text:s/></text:span><text:span text:style-name="T81_132">do</text:span><text:span text:style-name="T81_133"><text:s/></text:span><text:span text:style-name="T81_134">map</text:span><text:span text:style-name="T81_135"><text:s/></text:span><text:span text:style-name="T81_136">são</text:span><text:span text:style-name="T81_137"><text:s/></text:span><text:span text:style-name="T81_138">agregados</text:span><text:span text:style-name="T81_139"><text:s/></text:span><text:span text:style-name="T81_140">com</text:span><text:span text:style-name="T81_141"><text:s/></text:span><text:span text:style-name="T81_142">o</text:span><text:span text:style-name="T81_143"><text:s/></text:span><text:span text:style-name="T81_144">objetivo</text:span><text:span text:style-name="T81_145">,<text:s/></text:span><text:span text:style-name="T81_146">em</text:span><text:span text:style-name="T81_147"><text:s/></text:span><text:span text:style-name="T81_148">geral</text:span><text:span text:style-name="T81_149">,<text:s/></text:span><text:span text:style-name="T81_150">de</text:span><text:span text:style-name="T81_151"><text:s/></text:span><text:span text:style-name="T81_152">fornecer</text:span><text:span text:style-name="T81_153"><text:s/></text:span><text:span text:style-name="T81_154">uma</text:span><text:span text:style-name="T81_155"><text:s/></text:span><text:span text:style-name="T81_156">resposta</text:span><text:span text:style-name="T81_157"><text:s/></text:span><text:span text:style-name="T81_158">única</text:span><text:span text:style-name="T81_159">.<text:s/></text:span></text:p>
      <text:p text:style-name="P82"><text:span text:style-name="T82_1">Ao</text:span><text:span text:style-name="T82_2"><text:s/></text:span><text:span text:style-name="T82_3">criar</text:span><text:span text:style-name="T82_4"><text:s/></text:span><text:span text:style-name="T82_5">uma</text:span><text:span text:style-name="T82_6"><text:s/></text:span><text:span text:style-name="T82_7">view</text:span><text:span text:style-name="T82_8">,<text:s/></text:span><text:span text:style-name="T82_9">ela</text:span><text:span text:style-name="T82_10"><text:s/></text:span><text:span text:style-name="T82_11">é</text:span><text:span text:style-name="T82_12"><text:s/></text:span><text:span text:style-name="T82_13">armazenada</text:span><text:span text:style-name="T82_14"><text:s/></text:span><text:span text:style-name="T82_15">em</text:span><text:span text:style-name="T82_16"><text:s/></text:span><text:span text:style-name="T82_17">um</text:span><text:span text:style-name="T82_18"><text:s/></text:span><text:span text:style-name="T82_19">design</text:span><text:span text:style-name="T82_20"><text:s/></text:span><text:span text:style-name="T82_21">document</text:span><text:span text:style-name="T82_22">,<text:s/></text:span><text:span text:style-name="T82_23">porém</text:span><text:span text:style-name="T82_24"><text:s/></text:span><text:span text:style-name="T82_25">não</text:span><text:span text:style-name="T82_26"><text:s/></text:span><text:span text:style-name="T82_27">é</text:span><text:span text:style-name="T82_28"><text:s/></text:span><text:span text:style-name="T82_29">executada</text:span><text:span text:style-name="T82_30"><text:s/></text:span><text:span text:style-name="T82_31">de</text:span><text:span text:style-name="T82_32"><text:s/></text:span><text:span text:style-name="T82_33">imediato</text:span><text:span text:style-name="T82_34">.<text:s/></text:span><text:span text:style-name="T82_35">A</text:span><text:span text:style-name="T82_36"><text:s/></text:span><text:span text:style-name="T82_37">view</text:span><text:span text:style-name="T82_38"><text:s/></text:span><text:span text:style-name="T82_39">somente</text:span><text:span text:style-name="T82_40"><text:s/></text:span><text:span text:style-name="T82_41">será</text:span><text:span text:style-name="T82_42"><text:s/></text:span><text:span text:style-name="T82_43">executada</text:span><text:span text:style-name="T82_44"><text:s/></text:span><text:span text:style-name="T82_45">quando</text:span><text:span text:style-name="T82_46"><text:s/></text:span><text:span text:style-name="T82_47">for</text:span><text:span text:style-name="T82_48"><text:s/></text:span><text:span text:style-name="T82_49">requisitada</text:span><text:span text:style-name="T82_50"><text:s/></text:span><text:span text:style-name="T82_51">pela</text:span><text:span text:style-name="T82_52"><text:s/></text:span><text:span text:style-name="T82_53">primeira</text:span><text:span text:style-name="T82_54"><text:s/></text:span><text:span text:style-name="T82_55">vez</text:span><text:span text:style-name="T82_56">.<text:s/></text:span><text:span text:style-name="T82_57">Nesse</text:span><text:span text:style-name="T82_58"><text:s/></text:span><text:span text:style-name="T82_59">processo</text:span><text:span text:style-name="T82_60"><text:s/></text:span><text:span text:style-name="T82_61">de</text:span><text:span text:style-name="T82_62"><text:s/></text:span><text:span text:style-name="T82_63">execução</text:span><text:span text:style-name="T82_64"><text:s/></text:span><text:span text:style-name="T82_65">o</text:span><text:span text:style-name="T82_66"><text:s/></text:span><text:span text:style-name="T82_67">CouchDB</text:span><text:span text:style-name="T82_68"><text:s/></text:span><text:span text:style-name="T82_69">rodará</text:span><text:span text:style-name="T82_70"><text:s/></text:span><text:span text:style-name="T82_71">para</text:span><text:span text:style-name="T82_72"><text:s/></text:span><text:span text:style-name="T82_73">cada</text:span><text:span text:style-name="T82_74"><text:s/></text:span><text:span text:style-name="T82_75">documento</text:span><text:span text:style-name="T82_76"><text:s/></text:span><text:span text:style-name="T82_77">no</text:span><text:span text:style-name="T82_78"><text:s/></text:span><text:span text:style-name="T82_79">banco</text:span><text:span text:style-name="T82_80"><text:s/></text:span><text:span text:style-name="T82_81">de</text:span><text:span text:style-name="T82_82"><text:s/></text:span><text:span text:style-name="T82_83">dados</text:span><text:span text:style-name="T82_84"><text:s/></text:span><text:span text:style-name="T82_85">a</text:span><text:span text:style-name="T82_86"><text:s/></text:span><text:span text:style-name="T82_87">view</text:span><text:span text:style-name="T82_88">,<text:s/></text:span><text:span text:style-name="T82_89">passando</text:span><text:span text:style-name="T82_90"><text:s/></text:span><text:span text:style-name="T82_91">como</text:span><text:span text:style-name="T82_92"><text:s/></text:span><text:span text:style-name="T82_93">parâmetro</text:span><text:span text:style-name="T82_94"><text:s/></text:span><text:span text:style-name="T82_95">o</text:span><text:span text:style-name="T82_96"><text:s/></text:span><text:span text:style-name="T82_97">documento</text:span><text:span text:style-name="T82_98"><text:s/></text:span><text:span text:style-name="T82_99">em</text:span><text:span text:style-name="T82_100"><text:s/></text:span><text:span text:style-name="T82_101">questão</text:span><text:span text:style-name="T82_102">.<text:s/></text:span><text:span text:style-name="T82_103">Entretanto</text:span><text:span text:style-name="T82_104"><text:s/></text:span><text:span text:style-name="T82_105">o</text:span><text:span text:style-name="T82_106"><text:s/></text:span><text:span text:style-name="T82_107">Couch</text:span><text:span text:style-name="T82_108"><text:s/></text:span><text:span text:style-name="T82_109">apenas</text:span><text:span text:style-name="T82_110"><text:s/></text:span><text:span text:style-name="T82_111">realizará</text:span><text:span text:style-name="T82_112"><text:s/></text:span><text:span text:style-name="T82_113">esse</text:span><text:span text:style-name="T82_114"><text:s/></text:span><text:span text:style-name="T82_115">processo</text:span><text:span text:style-name="T82_116"><text:s/></text:span><text:span text:style-name="T82_117">uma</text:span><text:span text:style-name="T82_118"><text:s/></text:span><text:span text:style-name="T82_119">vez</text:span><text:span text:style-name="T82_120"><text:s/></text:span><text:span text:style-name="T82_121">após</text:span><text:span text:style-name="T82_122"><text:s/></text:span><text:span text:style-name="T82_123">a</text:span><text:span text:style-name="T82_124"><text:s/></text:span><text:span text:style-name="T82_125">criação</text:span><text:span text:style-name="T82_126"><text:s/></text:span><text:span text:style-name="T82_127">ou</text:span><text:span text:style-name="T82_128"><text:s/></text:span><text:span text:style-name="T82_129">atualização</text:span><text:span text:style-name="T82_130"><text:s/></text:span><text:span text:style-name="T82_131">das</text:span><text:span text:style-name="T82_132"><text:s/></text:span><text:span text:style-name="T82_133">views</text:span><text:span text:style-name="T82_134"><text:s/></text:span><text:span text:style-name="T82_135">e</text:span><text:span text:style-name="T82_136"><text:s/></text:span><text:span text:style-name="T82_137">guardará</text:span><text:span text:style-name="T82_138"><text:s/></text:span><text:span text:style-name="T82_139">o</text:span><text:span text:style-name="T82_140"><text:s/></text:span><text:span text:style-name="T82_141">resultado</text:span><text:span text:style-name="T82_142"><text:s/></text:span><text:span text:style-name="T82_143">em</text:span><text:span text:style-name="T82_144"><text:s/></text:span><text:span text:style-name="T82_145">disco</text:span><text:span text:style-name="T82_146">.<text:s/></text:span><text:span text:style-name="T82_147">Se</text:span><text:span text:style-name="T82_148"><text:s/></text:span><text:span text:style-name="T82_149">um</text:span><text:span text:style-name="T82_150"><text:s/></text:span><text:span text:style-name="T82_151">documento</text:span><text:span text:style-name="T82_152"><text:s/></text:span><text:span text:style-name="T82_153">é</text:span><text:span text:style-name="T82_154"><text:s/></text:span><text:span text:style-name="T82_155">criado</text:span><text:span text:style-name="T82_156">,<text:s/></text:span><text:span text:style-name="T82_157">removido</text:span><text:span text:style-name="T82_158"><text:s/></text:span><text:span text:style-name="T82_159">ou</text:span><text:span text:style-name="T82_160"><text:s/></text:span><text:span text:style-name="T82_161">atualizado</text:span><text:span text:style-name="T82_162"><text:s/></text:span><text:span text:style-name="T82_163">entretanto</text:span><text:span text:style-name="T82_164">,<text:s/></text:span><text:span text:style-name="T82_165">o</text:span><text:span text:style-name="T82_166"><text:s/></text:span><text:span text:style-name="T82_167">Couch</text:span><text:span text:style-name="T82_168"><text:s/></text:span><text:span text:style-name="T82_169">rodará</text:span><text:span text:style-name="T82_170"><text:s/></text:span><text:span text:style-name="T82_171">a</text:span><text:span text:style-name="T82_172"><text:s/></text:span><text:span text:style-name="T82_173">view</text:span><text:span text:style-name="T82_174"><text:s/></text:span><text:span text:style-name="T82_175">apenas</text:span><text:span text:style-name="T82_176"><text:s/></text:span><text:span text:style-name="T82_177">para</text:span><text:span text:style-name="T82_178"><text:s/></text:span><text:span text:style-name="T82_179">o</text:span><text:span text:style-name="T82_180"><text:s/></text:span><text:span text:style-name="T82_181">documento</text:span><text:span text:style-name="T82_182"><text:s/></text:span><text:span text:style-name="T82_183">em</text:span><text:span text:style-name="T82_184"><text:s/></text:span><text:span text:style-name="T82_185">questão</text:span><text:span text:style-name="T82_186"><text:s/></text:span><text:span text:style-name="T82_187">e</text:span><text:span text:style-name="T82_188"><text:s/></text:span><text:span text:style-name="T82_189">atualizará</text:span><text:span text:style-name="T82_190"><text:s/></text:span><text:span text:style-name="T82_191">ela</text:span><text:span text:style-name="T82_192"><text:s/></text:span><text:span text:style-name="T82_193">em</text:span><text:span text:style-name="T82_194"><text:s/></text:span><text:span text:style-name="T82_195">disco</text:span><text:span text:style-name="T82_196">.<text:s/></text:span><text:span text:style-name="T82_197">Devido</text:span><text:span text:style-name="T82_198"><text:s/></text:span><text:span text:style-name="T82_199">a</text:span><text:span text:style-name="T82_200"><text:s/></text:span><text:span text:style-name="T82_201">isso</text:span><text:span text:style-name="T82_202">,<text:s/></text:span><text:span text:style-name="T82_203">acessar</text:span><text:span text:style-name="T82_204"><text:s/></text:span><text:span text:style-name="T82_205">uma</text:span><text:span text:style-name="T82_206"><text:s/></text:span><text:span text:style-name="T82_207">view</text:span><text:span text:style-name="T82_208"><text:s/></text:span><text:span text:style-name="T82_209">pela</text:span><text:span text:style-name="T82_210"><text:s/></text:span><text:span text:style-name="T82_211">primeira</text:span><text:span text:style-name="T82_212"><text:s/></text:span><text:span text:style-name="T82_213">vez</text:span><text:span text:style-name="T82_214"><text:s/></text:span><text:span text:style-name="T82_215">após</text:span><text:span text:style-name="T82_216"><text:s/></text:span><text:span text:style-name="T82_217">a</text:span><text:span text:style-name="T82_218"><text:s/></text:span><text:span text:style-name="T82_219">sua</text:span><text:span text:style-name="T82_220"><text:s/></text:span><text:span text:style-name="T82_221">criação</text:span><text:span text:style-name="T82_222"><text:s/></text:span><text:span text:style-name="T82_223">ou</text:span><text:span text:style-name="T82_224"><text:s/></text:span><text:span text:style-name="T82_225">atualização</text:span><text:span text:style-name="T82_226"><text:s/></text:span><text:span text:style-name="T82_227">pode</text:span><text:span text:style-name="T82_228"><text:s/></text:span><text:span text:style-name="T82_229">demorar</text:span><text:span text:style-name="T82_230"><text:s/></text:span><text:span text:style-name="T82_231">já</text:span><text:span text:style-name="T82_232"><text:s/></text:span><text:span text:style-name="T82_233">que</text:span><text:span text:style-name="T82_234"><text:s/></text:span><text:span text:style-name="T82_235">ela</text:span><text:span text:style-name="T82_236"><text:s/></text:span><text:span text:style-name="T82_237">terá</text:span><text:span text:style-name="T82_238"><text:s/></text:span><text:span text:style-name="T82_239">que</text:span><text:span text:style-name="T82_240"><text:s/></text:span><text:span text:style-name="T82_241">ser</text:span><text:span text:style-name="T82_242"><text:s/></text:span><text:span text:style-name="T82_243">rodada</text:span><text:span text:style-name="T82_244"><text:s/></text:span><text:span text:style-name="T82_245">para</text:span><text:span text:style-name="T82_246"><text:s/></text:span><text:span text:style-name="T82_247">todos</text:span><text:span text:style-name="T82_248"><text:s/></text:span><text:span text:style-name="T82_249">documentos</text:span><text:span text:style-name="T82_250"><text:s/></text:span><text:span text:style-name="T82_251">do</text:span><text:span text:style-name="T82_252"><text:s/></text:span><text:span text:style-name="T82_253">banco</text:span><text:span text:style-name="T82_254">.<text:s/></text:span><text:span text:style-name="T82_255">Porém</text:span><text:span text:style-name="T82_256"><text:s/></text:span><text:span text:style-name="T82_257">os</text:span><text:span text:style-name="T82_258"><text:s/></text:span><text:span text:style-name="T82_259">próximos</text:span><text:span text:style-name="T82_260"><text:s/></text:span><text:span text:style-name="T82_261">acessos</text:span><text:span text:style-name="T82_262"><text:s/></text:span><text:span text:style-name="T82_263">serão</text:span><text:span text:style-name="T82_264"><text:s/></text:span><text:span text:style-name="T82_265">extremamente</text:span><text:span text:style-name="T82_266"><text:s/></text:span><text:span text:style-name="T82_267">rápidos</text:span><text:span text:style-name="T82_268"><text:s/></text:span><text:span text:style-name="T82_269">já</text:span><text:span text:style-name="T82_270"><text:s/></text:span><text:span text:style-name="T82_271">que</text:span><text:span text:style-name="T82_272"><text:s/></text:span><text:span text:style-name="T82_273">o</text:span><text:span text:style-name="T82_274"><text:s/></text:span><text:span text:style-name="T82_275">resultado</text:span><text:span text:style-name="T82_276"><text:s/></text:span><text:span text:style-name="T82_277">da</text:span><text:span text:style-name="T82_278"><text:s/></text:span><text:span text:style-name="T82_279">view</text:span><text:span text:style-name="T82_280"><text:s/></text:span><text:span text:style-name="T82_281">será</text:span><text:span text:style-name="T82_282"><text:s/></text:span><text:span text:style-name="T82_283">guardado</text:span><text:span text:style-name="T82_284">.</text:span></text:p>
      <text:p text:style-name="P83"><text:span text:style-name="T83_1">Para</text:span><text:span text:style-name="T83_2"><text:s/></text:span><text:span text:style-name="T83_3">acessar</text:span><text:span text:style-name="T83_4"><text:s/></text:span><text:span text:style-name="T83_5">uma</text:span><text:span text:style-name="T83_6"><text:s/></text:span><text:span text:style-name="T83_7">view</text:span><text:span text:style-name="T83_8">,<text:s/></text:span><text:span text:style-name="T83_9">basta</text:span><text:span text:style-name="T83_10"><text:s/></text:span><text:span text:style-name="T83_11">enviar</text:span><text:span text:style-name="T83_12"><text:s/></text:span><text:span text:style-name="T83_13">uma</text:span><text:span text:style-name="T83_14"><text:s/></text:span><text:span text:style-name="T83_15">requisição</text:span><text:span text:style-name="T83_16"><text:s/></text:span><text:span text:style-name="T83_17">HTTP</text:span><text:span text:style-name="T83_18"><text:s/></text:span><text:span text:style-name="T83_19">GET</text:span><text:span text:style-name="T83_20"><text:s/></text:span><text:span text:style-name="T83_21">na</text:span><text:span text:style-name="T83_22"><text:s/></text:span><text:span text:style-name="T83_23">URI</text:span><text:span text:style-name="T83_24"><text:s/></text:span><text:span text:style-name="T83_25">/{</text:span><text:span text:style-name="T83_26">nomeDoBanco</text:span><text:span text:style-name="T83_27">}/_</text:span><text:span text:style-name="T83_28">design</text:span><text:span text:style-name="T83_29">/{</text:span><text:span text:style-name="T83_30">nomeDoDesing</text:span><text:span text:style-name="T83_31">}/_</text:span><text:span text:style-name="T83_32">view</text:span><text:span text:style-name="T83_33">/{</text:span><text:span text:style-name="T83_34">nomeDaView</text:span><text:span text:style-name="T83_35">}</text:span><text:span text:style-name="T83_36">.</text:span></text:p>
      <text:p text:style-name="P84"><text:span text:style-name="T84_1">No</text:span><text:span text:style-name="T84_2"><text:s/></text:span><text:span text:style-name="T84_3">CouchDB</text:span><text:span text:style-name="T84_4">,<text:s/></text:span><text:span text:style-name="T84_5">dentro</text:span><text:span text:style-name="T84_6"><text:s/></text:span><text:span text:style-name="T84_7">de</text:span><text:span text:style-name="T84_8"><text:s/></text:span><text:span text:style-name="T84_9">uma</text:span><text:span text:style-name="T84_10"><text:s/></text:span><text:span text:style-name="T84_11">função</text:span><text:span text:style-name="T84_12"><text:s/></text:span><text:span text:style-name="T84_13">map</text:span><text:span text:style-name="T84_14"><text:s/></text:span><text:span text:style-name="T84_15">é</text:span><text:span text:style-name="T84_16"><text:s/></text:span><text:span text:style-name="T84_17">possível</text:span><text:span text:style-name="T84_18"><text:s/></text:span><text:span text:style-name="T84_19">chamar</text:span><text:span text:style-name="T84_20"><text:s/></text:span><text:span text:style-name="T84_21">o</text:span><text:span text:style-name="T84_22"><text:s/></text:span><text:span text:style-name="T84_23">método</text:span><text:span text:style-name="T84_24"><text:s/></text:span><text:span text:style-name="T84_25">emit</text:span><text:span text:style-name="T84_26">.<text:s/></text:span><text:span text:style-name="T84_27">O</text:span><text:span text:style-name="T84_28"><text:s/></text:span><text:span text:style-name="T84_29">emit</text:span><text:span text:style-name="T84_30"><text:s/></text:span><text:span text:style-name="T84_31">recebe</text:span><text:span text:style-name="T84_32"><text:s/></text:span><text:span text:style-name="T84_33">dois</text:span><text:span text:style-name="T84_34"><text:s/></text:span><text:span text:style-name="T84_35">parâmetros</text:span><text:span text:style-name="T84_36">,<text:s/></text:span><text:span text:style-name="T84_37">o</text:span><text:span text:style-name="T84_38"><text:s/></text:span><text:span text:style-name="T84_39">primeiro</text:span><text:span text:style-name="T84_40"><text:s/></text:span><text:span text:style-name="T84_41">é</text:span><text:span text:style-name="T84_42"><text:s/></text:span><text:span text:style-name="T84_43">a</text:span><text:span text:style-name="T84_44"><text:s/></text:span><text:span text:style-name="T84_45">chave</text:span><text:span text:style-name="T84_46"><text:s/></text:span><text:span text:style-name="T84_47">que</text:span><text:span text:style-name="T84_48"><text:s/></text:span><text:span text:style-name="T84_49">será</text:span><text:span text:style-name="T84_50"><text:s/></text:span><text:span text:style-name="T84_51">utilizada</text:span><text:span text:style-name="T84_52"><text:s/></text:span><text:span text:style-name="T84_53">para</text:span><text:span text:style-name="T84_54"><text:s/></text:span><text:span text:style-name="T84_55">ordenar</text:span><text:span text:style-name="T84_56"><text:s/></text:span><text:span text:style-name="T84_57">os</text:span><text:span text:style-name="T84_58"><text:s/></text:span><text:span text:style-name="T84_59">resultados</text:span><text:span text:style-name="T84_60"><text:s/></text:span><text:span text:style-name="T84_61">do</text:span><text:span text:style-name="T84_62"><text:s/></text:span><text:span text:style-name="T84_63">map</text:span><text:span text:style-name="T84_64">,<text:s/></text:span><text:span text:style-name="T84_65">e</text:span><text:span text:style-name="T84_66"><text:s/></text:span><text:span text:style-name="T84_67">o</text:span><text:span text:style-name="T84_68"><text:s/></text:span><text:span text:style-name="T84_69">segundo</text:span><text:span text:style-name="T84_70"><text:s/></text:span><text:span text:style-name="T84_71">é</text:span><text:span text:style-name="T84_72"><text:s/></text:span><text:span text:style-name="T84_73">o</text:span><text:span text:style-name="T84_74"><text:s/></text:span><text:span text:style-name="T84_75">próprio</text:span><text:span text:style-name="T84_76"><text:s/></text:span><text:span text:style-name="T84_77">resultado</text:span><text:span text:style-name="T84_78">.<text:s/></text:span><text:span text:style-name="T84_79">Ou</text:span><text:span text:style-name="T84_80"><text:s/></text:span><text:span text:style-name="T84_81">seja</text:span><text:span text:style-name="T84_82">,<text:s/></text:span><text:span text:style-name="T84_83">o</text:span><text:span text:style-name="T84_84"><text:s/></text:span><text:span text:style-name="T84_85">emit</text:span><text:span text:style-name="T84_86"><text:s/></text:span><text:span text:style-name="T84_87">tem</text:span><text:span text:style-name="T84_88"><text:s/></text:span><text:span text:style-name="T84_89">o</text:span><text:span text:style-name="T84_90"><text:s/></text:span><text:span text:style-name="T84_91">objetivo</text:span><text:span text:style-name="T84_92"><text:s/></text:span><text:span text:style-name="T84_93">de</text:span><text:span text:style-name="T84_94"><text:s/></text:span><text:span text:style-name="T84_95">incluir</text:span><text:span text:style-name="T84_96"><text:s/></text:span><text:span text:style-name="T84_97">incluir</text:span><text:span text:style-name="T84_98"><text:s/></text:span><text:span text:style-name="T84_99">registros</text:span><text:span text:style-name="T84_100"><text:s/></text:span><text:span text:style-name="T84_101">no</text:span><text:span text:style-name="T84_102"><text:s/></text:span><text:span text:style-name="T84_103">resultado</text:span><text:span text:style-name="T84_104"><text:s/></text:span><text:span text:style-name="T84_105">da</text:span><text:span text:style-name="T84_106"><text:s/></text:span><text:span text:style-name="T84_107">view</text:span><text:span text:style-name="T84_108">.<text:s/></text:span><text:span text:style-name="T84_109">A</text:span><text:span text:style-name="T84_110"><text:s/></text:span><text:span text:style-name="T84_111">chave</text:span><text:span text:style-name="T84_112"><text:s/></text:span><text:span text:style-name="T84_113">utilizada</text:span><text:span text:style-name="T84_114"><text:s/></text:span><text:span text:style-name="T84_115">para</text:span><text:span text:style-name="T84_116"><text:s/></text:span><text:span text:style-name="T84_117">ordenar</text:span><text:span text:style-name="T84_118"><text:s/></text:span><text:span text:style-name="T84_119">os</text:span><text:span text:style-name="T84_120"><text:s/></text:span><text:span text:style-name="T84_121">resultados</text:span><text:span text:style-name="T84_122"><text:s/></text:span><text:span text:style-name="T84_123">pode</text:span><text:span text:style-name="T84_124"><text:s/></text:span><text:span text:style-name="T84_125">ser</text:span><text:span text:style-name="T84_126"><text:s/></text:span><text:span text:style-name="T84_127">composta</text:span><text:span text:style-name="T84_128"><text:s/></text:span><text:span text:style-name="T84_129">e</text:span><text:span text:style-name="T84_130"><text:s/></text:span><text:span text:style-name="T84_131">o</text:span><text:span text:style-name="T84_132"><text:s/></text:span><text:span text:style-name="T84_133">valor</text:span><text:span text:style-name="T84_134"><text:s/></text:span><text:span text:style-name="T84_135">emitido</text:span><text:span text:style-name="T84_136"><text:s/></text:span><text:span text:style-name="T84_137">pode</text:span><text:span text:style-name="T84_138"><text:s/></text:span><text:span text:style-name="T84_139">ser</text:span><text:span text:style-name="T84_140"><text:s/></text:span><text:span text:style-name="T84_141">composto</text:span><text:span text:style-name="T84_142"><text:s/></text:span><text:span text:style-name="T84_143">apenas</text:span><text:span text:style-name="T84_144"><text:s/></text:span><text:span text:style-name="T84_145">de</text:span><text:span text:style-name="T84_146"><text:s/></text:span><text:span text:style-name="T84_147">alguns</text:span><text:span text:style-name="T84_148"><text:s/></text:span><text:span text:style-name="T84_149">atributos</text:span><text:span text:style-name="T84_150"><text:s/></text:span><text:span text:style-name="T84_151">do</text:span><text:span text:style-name="T84_152"><text:s/></text:span><text:span text:style-name="T84_153">documento</text:span><text:span text:style-name="T84_154"><text:s/></text:span><text:span text:style-name="T84_155">e</text:span><text:span text:style-name="T84_156"><text:s/></text:span><text:span text:style-name="T84_157">não</text:span><text:span text:style-name="T84_158"><text:s/></text:span><text:span text:style-name="T84_159">de</text:span><text:span text:style-name="T84_160"><text:s/></text:span><text:span text:style-name="T84_161">todos</text:span><text:span text:style-name="T84_162">.<text:s/></text:span><text:span text:style-name="T84_163">É</text:span><text:span text:style-name="T84_164"><text:s/></text:span><text:span text:style-name="T84_165">interessante</text:span><text:span text:style-name="T84_166"><text:s/></text:span><text:span text:style-name="T84_167">perceber</text:span><text:span text:style-name="T84_168"><text:s/></text:span><text:span text:style-name="T84_169">também</text:span><text:span text:style-name="T84_170"><text:s/></text:span><text:span text:style-name="T84_171">que</text:span><text:span text:style-name="T84_172"><text:s/></text:span><text:span text:style-name="T84_173">a</text:span><text:span text:style-name="T84_174"><text:s/></text:span><text:span text:style-name="T84_175">função</text:span><text:span text:style-name="T84_176"><text:s/></text:span><text:span text:style-name="T84_177">emit</text:span><text:span text:style-name="T84_178"><text:s/></text:span><text:span text:style-name="T84_179">pode</text:span><text:span text:style-name="T84_180"><text:s/></text:span><text:span text:style-name="T84_181">ser</text:span><text:span text:style-name="T84_182"><text:s/></text:span><text:span text:style-name="T84_183">chamadas</text:span><text:span text:style-name="T84_184"><text:s/></text:span><text:span text:style-name="T84_185">dentro</text:span><text:span text:style-name="T84_186"><text:s/></text:span><text:span text:style-name="T84_187">de</text:span><text:span text:style-name="T84_188"><text:s/></text:span><text:span text:style-name="T84_189">um</text:span><text:span text:style-name="T84_190"><text:s/></text:span><text:span text:style-name="T84_191">map</text:span><text:span text:style-name="T84_192">,<text:s/></text:span><text:span text:style-name="T84_193">tantas</text:span><text:span text:style-name="T84_194"><text:s/></text:span><text:span text:style-name="T84_195">vezes</text:span><text:span text:style-name="T84_196"><text:s/></text:span><text:span text:style-name="T84_197">quanto</text:span><text:span text:style-name="T84_198"><text:s/></text:span><text:span text:style-name="T84_199">for</text:span><text:span text:style-name="T84_200"><text:s/></text:span><text:span text:style-name="T84_201">desejado</text:span><text:span text:style-name="T84_202">.</text:span></text:p>
      <text:p text:style-name="P85"><text:span text:style-name="T85_1">Os</text:span><text:span text:style-name="T85_2"><text:s/></text:span><text:span text:style-name="T85_3">resultados</text:span><text:span text:style-name="T85_4"><text:s/></text:span><text:span text:style-name="T85_5">de</text:span><text:span text:style-name="T85_6"><text:s/></text:span><text:span text:style-name="T85_7">uma</text:span><text:span text:style-name="T85_8"><text:s/></text:span><text:span text:style-name="T85_9">view</text:span><text:span text:style-name="T85_10"><text:s/></text:span><text:span text:style-name="T85_11">são</text:span><text:span text:style-name="T85_12"><text:s/></text:span><text:span text:style-name="T85_13">armazenados</text:span><text:span text:style-name="T85_14"><text:s/></text:span><text:span text:style-name="T85_15">em</text:span><text:span text:style-name="T85_16"><text:s/></text:span><text:span text:style-name="T85_17">forma</text:span><text:span text:style-name="T85_18"><text:s/></text:span><text:span text:style-name="T85_19">de</text:span><text:span text:style-name="T85_20"><text:s/></text:span><text:span text:style-name="T85_21">uma</text:span><text:span text:style-name="T85_22"><text:s/></text:span><text:span text:style-name="T85_23">árvore</text:span><text:span text:style-name="T85_24"><text:s/></text:span><text:span text:style-name="T85_25">B</text:span><text:span text:style-name="T85_26">,<text:s/></text:span><text:span text:style-name="T85_27">da</text:span><text:span text:style-name="T85_28"><text:s/></text:span><text:span text:style-name="T85_29">mesma</text:span><text:span text:style-name="T85_30"><text:s/></text:span><text:span text:style-name="T85_31">forma</text:span><text:span text:style-name="T85_32"><text:s/></text:span><text:span text:style-name="T85_33">como</text:span><text:span text:style-name="T85_34"><text:s/></text:span><text:span text:style-name="T85_35">ocorre</text:span><text:span text:style-name="T85_36"><text:s/></text:span><text:span text:style-name="T85_37">com</text:span><text:span text:style-name="T85_38"><text:s/></text:span><text:span text:style-name="T85_39">os</text:span><text:span text:style-name="T85_40"><text:s/></text:span><text:span text:style-name="T85_41">documentos</text:span><text:span text:style-name="T85_42"><text:s/></text:span><text:span text:style-name="T85_43">do</text:span><text:span text:style-name="T85_44"><text:s/></text:span><text:span text:style-name="T85_45">Couch</text:span><text:span text:style-name="T85_46">.<text:s/></text:span><text:span text:style-name="T85_47">Os</text:span><text:span text:style-name="T85_48"><text:s/></text:span><text:span text:style-name="T85_49">resultados</text:span><text:span text:style-name="T85_50"><text:s/></text:span><text:span text:style-name="T85_51">são</text:span><text:span text:style-name="T85_52"><text:s/></text:span><text:span text:style-name="T85_53">mantidos</text:span><text:span text:style-name="T85_54"><text:s/></text:span><text:span text:style-name="T85_55">em</text:span><text:span text:style-name="T85_56"><text:s/></text:span><text:span text:style-name="T85_57">um</text:span><text:span text:style-name="T85_58"><text:s/></text:span><text:span text:style-name="T85_59">arquivo</text:span><text:span text:style-name="T85_60"><text:s/></text:span><text:span text:style-name="T85_61">separado</text:span><text:span text:style-name="T85_62">,<text:s/></text:span><text:span text:style-name="T85_63">por</text:span><text:span text:style-name="T85_64"><text:s/></text:span><text:span text:style-name="T85_65">isso</text:span><text:span text:style-name="T85_66">,<text:s/></text:span><text:span text:style-name="T85_67">é</text:span><text:span text:style-name="T85_68"><text:s/></text:span><text:span text:style-name="T85_69">possível</text:span><text:span text:style-name="T85_70"><text:s/></text:span><text:span text:style-name="T85_71">que</text:span><text:span text:style-name="T85_72"><text:s/></text:span><text:span text:style-name="T85_73">uma</text:span><text:span text:style-name="T85_74"><text:s/></text:span><text:span text:style-name="T85_75">view</text:span><text:span text:style-name="T85_76"><text:s/></text:span><text:span text:style-name="T85_77">seja</text:span><text:span text:style-name="T85_78"><text:s/></text:span><text:span text:style-name="T85_79">armazenada</text:span><text:span text:style-name="T85_80"><text:s/></text:span><text:span text:style-name="T85_81">no</text:span><text:span text:style-name="T85_82"><text:s/></text:span><text:span text:style-name="T85_83">seu</text:span><text:span text:style-name="T85_84"><text:s/></text:span><text:span text:style-name="T85_85">próprio</text:span><text:span text:style-name="T85_86"><text:s/></text:span><text:span text:style-name="T85_87">disco</text:span><text:span text:style-name="T85_88">.</text:span></text:p>
      <text:p text:style-name="P86"><text:span text:style-name="T86_1">Ao</text:span><text:span text:style-name="T86_2"><text:s/></text:span><text:span text:style-name="T86_3">requisitar</text:span><text:span text:style-name="T86_4"><text:s/></text:span><text:span text:style-name="T86_5">uma</text:span><text:span text:style-name="T86_6"><text:s/></text:span><text:span text:style-name="T86_7">view</text:span><text:span text:style-name="T86_8"><text:s/></text:span><text:span text:style-name="T86_9">é</text:span><text:span text:style-name="T86_10"><text:s/></text:span><text:span text:style-name="T86_11">possível</text:span><text:span text:style-name="T86_12"><text:s/></text:span><text:span text:style-name="T86_13">utilizar</text:span><text:span text:style-name="T86_14"><text:s/></text:span><text:span text:style-name="T86_15">alguns</text:span><text:span text:style-name="T86_16"><text:s/></text:span><text:span text:style-name="T86_17">parâmetros</text:span><text:span text:style-name="T86_18"><text:s/></text:span><text:span text:style-name="T86_19">para</text:span><text:span text:style-name="T86_20"><text:s/></text:span><text:span text:style-name="T86_21">escolher</text:span><text:span text:style-name="T86_22"><text:s/></text:span><text:span text:style-name="T86_23">apenas</text:span><text:span text:style-name="T86_24"><text:s/></text:span><text:span text:style-name="T86_25">um</text:span><text:span text:style-name="T86_26"><text:s/></text:span><text:span text:style-name="T86_27">range</text:span><text:span text:style-name="T86_28"><text:s/></text:span><text:span text:style-name="T86_29">de</text:span><text:span text:style-name="T86_30"><text:s/></text:span><text:span text:style-name="T86_31">resultados</text:span><text:span text:style-name="T86_32">,<text:s/></text:span><text:span text:style-name="T86_33">limitar</text:span><text:span text:style-name="T86_34"><text:s/></text:span><text:span text:style-name="T86_35">a</text:span><text:span text:style-name="T86_36"><text:s/></text:span><text:span text:style-name="T86_37">quantidade</text:span><text:span text:style-name="T86_38"><text:s/></text:span><text:span text:style-name="T86_39">de</text:span><text:span text:style-name="T86_40"><text:s/></text:span><text:span text:style-name="T86_41">resultados</text:span><text:span text:style-name="T86_42">,<text:s/></text:span><text:span text:style-name="T86_43">ou</text:span><text:span text:style-name="T86_44"><text:s/></text:span><text:span text:style-name="T86_45">até</text:span><text:span text:style-name="T86_46"><text:s/></text:span><text:span text:style-name="T86_47">mesmo</text:span><text:span text:style-name="T86_48"><text:s/></text:span><text:span text:style-name="T86_49">selecionar</text:span><text:span text:style-name="T86_50"><text:s/></text:span><text:span text:style-name="T86_51">apenas</text:span><text:span text:style-name="T86_52"><text:s/></text:span><text:span text:style-name="T86_53">um</text:span><text:span text:style-name="T86_54"><text:s/></text:span><text:span text:style-name="T86_55">resultado</text:span><text:span text:style-name="T86_56">.<text:s/></text:span><text:span text:style-name="T86_57">Com</text:span><text:span text:style-name="T86_58"><text:s/></text:span><text:span text:style-name="T86_59">o</text:span><text:span text:style-name="T86_60"><text:s/></text:span><text:span text:style-name="T86_61">parâmetro</text:span><text:span text:style-name="T86_62"><text:s/></text:span><text:span text:style-name="T86_63">?</text:span><text:span text:style-name="T86_64">key</text:span><text:span text:style-name="T86_65">={</text:span><text:span text:style-name="T86_66">chave</text:span><text:span text:style-name="T86_67">}</text:span><text:span text:style-name="T86_68"><text:s/></text:span><text:span text:style-name="T86_69">apenas</text:span><text:span text:style-name="T86_70"><text:s/></text:span><text:span text:style-name="T86_71">um</text:span><text:span text:style-name="T86_72"><text:s/></text:span><text:span text:style-name="T86_73">resultado</text:span><text:span text:style-name="T86_74"><text:s/></text:span><text:span text:style-name="T86_75">da</text:span><text:span text:style-name="T86_76"><text:s/></text:span><text:span text:style-name="T86_77">view</text:span><text:span text:style-name="T86_78"><text:s/></text:span><text:span text:style-name="T86_79">é</text:span><text:span text:style-name="T86_80"><text:s/></text:span><text:span text:style-name="T86_81">selecionado</text:span><text:span text:style-name="T86_82">.<text:s/></text:span><text:span text:style-name="T86_83">O</text:span><text:span text:style-name="T86_84"><text:s/></text:span><text:span text:style-name="T86_85">resultado</text:span><text:span text:style-name="T86_86"><text:s/></text:span><text:span text:style-name="T86_87">selecionado</text:span><text:span text:style-name="T86_88"><text:s/></text:span><text:span text:style-name="T86_89">será</text:span><text:span text:style-name="T86_90"><text:s/></text:span><text:span text:style-name="T86_91">aquele</text:span><text:span text:style-name="T86_92"><text:s/></text:span><text:span text:style-name="T86_93">que</text:span><text:span text:style-name="T86_94"><text:s/></text:span><text:span text:style-name="T86_95">tenha</text:span><text:span text:style-name="T86_96"><text:s/></text:span><text:span text:style-name="T86_97">sido</text:span><text:span text:style-name="T86_98"><text:s/></text:span><text:span text:style-name="T86_99">emitido</text:span><text:span text:style-name="T86_100"><text:s/></text:span><text:span text:style-name="T86_101">com</text:span><text:span text:style-name="T86_102"><text:s/></text:span><text:span text:style-name="T86_103">a</text:span><text:span text:style-name="T86_104"><text:s/></text:span><text:span text:style-name="T86_105">chave</text:span><text:span text:style-name="T86_106"><text:s/></text:span><text:span text:style-name="T86_107">em</text:span><text:span text:style-name="T86_108"><text:s/></text:span><text:span text:style-name="T86_109">questão</text:span><text:span text:style-name="T86_110">.<text:s/></text:span><text:span text:style-name="T86_111">Para</text:span><text:span text:style-name="T86_112"><text:s/></text:span><text:span text:style-name="T86_113">selecionar</text:span><text:span text:style-name="T86_114"><text:s/></text:span><text:span text:style-name="T86_115">um</text:span><text:span text:style-name="T86_116"><text:s/></text:span><text:span text:style-name="T86_117">range</text:span><text:span text:style-name="T86_118"><text:s/></text:span><text:span text:style-name="T86_119">de</text:span><text:span text:style-name="T86_120"><text:s/></text:span><text:span text:style-name="T86_121">resultados</text:span><text:span text:style-name="T86_122"><text:s/></text:span><text:span text:style-name="T86_123">utiliza</text:span><text:span text:style-name="T86_124">-</text:span><text:span text:style-name="T86_125">se</text:span><text:span text:style-name="T86_126"><text:s/></text:span><text:span text:style-name="T86_127">os</text:span><text:span text:style-name="T86_128"><text:s/></text:span><text:span text:style-name="T86_129">atributos</text:span><text:span text:style-name="T86_130"><text:s/></text:span><text:span text:style-name="T86_131">?</text:span><text:span text:style-name="T86_132">startkey</text:span><text:span text:style-name="T86_133">={</text:span><text:span text:style-name="T86_134">chave</text:span><text:span text:style-name="T86_135">}</text:span><text:span text:style-name="T86_136"><text:s/></text:span><text:span text:style-name="T86_137">e</text:span><text:span text:style-name="T86_138"><text:s/></text:span><text:span text:style-name="T86_139">?</text:span><text:span text:style-name="T86_140">endkey</text:span><text:span text:style-name="T86_141">={</text:span><text:span text:style-name="T86_142">chave</text:span><text:span text:style-name="T86_143">}</text:span><text:span text:style-name="T86_144">,<text:s/></text:span><text:span text:style-name="T86_145">podendo</text:span><text:span text:style-name="T86_146"><text:s/></text:span><text:span text:style-name="T86_147">utilizar</text:span><text:span text:style-name="T86_148"><text:s/></text:span><text:span text:style-name="T86_149">apenas</text:span><text:span text:style-name="T86_150"><text:s/></text:span><text:span text:style-name="T86_151">um</text:span><text:span text:style-name="T86_152"><text:s/></text:span><text:span text:style-name="T86_153">desses</text:span><text:span text:style-name="T86_154"><text:s/></text:span><text:span text:style-name="T86_155">atributos</text:span><text:span text:style-name="T86_156"><text:s/></text:span><text:span text:style-name="T86_157">ou</text:span><text:span text:style-name="T86_158"><text:s/></text:span><text:span text:style-name="T86_159">os</text:span><text:span text:style-name="T86_160"><text:s/></text:span><text:span text:style-name="T86_161">dois</text:span><text:span text:style-name="T86_162"><text:s/></text:span><text:span text:style-name="T86_163">em</text:span><text:span text:style-name="T86_164"><text:s/></text:span><text:span text:style-name="T86_165">conjunto</text:span><text:span text:style-name="T86_166">.<text:s/></text:span><text:span text:style-name="T86_167">É</text:span><text:span text:style-name="T86_168"><text:s/></text:span><text:span text:style-name="T86_169">importante</text:span><text:span text:style-name="T86_170"><text:s/></text:span><text:span text:style-name="T86_171">lembrar</text:span><text:span text:style-name="T86_172"><text:s/></text:span><text:span text:style-name="T86_173">que</text:span><text:span text:style-name="T86_174"><text:s/></text:span><text:span text:style-name="T86_175">os</text:span><text:span text:style-name="T86_176"><text:s/></text:span><text:span text:style-name="T86_177">resultados</text:span><text:span text:style-name="T86_178"><text:s/></text:span><text:span text:style-name="T86_179">da</text:span><text:span text:style-name="T86_180"><text:s/></text:span><text:span text:style-name="T86_181">view</text:span><text:span text:style-name="T86_182"><text:s/></text:span><text:span text:style-name="T86_183">são</text:span><text:span text:style-name="T86_184"><text:s/></text:span><text:span text:style-name="T86_185">ordenados</text:span><text:span text:style-name="T86_186"><text:s/></text:span><text:span text:style-name="T86_187">de</text:span><text:span text:style-name="T86_188"><text:s/></text:span><text:span text:style-name="T86_189">acordo</text:span><text:span text:style-name="T86_190"><text:s/></text:span><text:span text:style-name="T86_191">com</text:span><text:span text:style-name="T86_192"><text:s/></text:span><text:span text:style-name="T86_193">a</text:span><text:span text:style-name="T86_194"><text:s/></text:span><text:span text:style-name="T86_195">chave</text:span><text:span text:style-name="T86_196"><text:s/></text:span><text:span text:style-name="T86_197">emitida</text:span><text:span text:style-name="T86_198">.<text:s/></text:span><text:span text:style-name="T86_199">É</text:span><text:span text:style-name="T86_200"><text:s/></text:span><text:span text:style-name="T86_201">possível</text:span><text:span text:style-name="T86_202"><text:s/></text:span><text:span text:style-name="T86_203">também</text:span><text:span text:style-name="T86_204"><text:s/></text:span><text:span text:style-name="T86_205">obter</text:span><text:span text:style-name="T86_206"><text:s/></text:span><text:span text:style-name="T86_207">os</text:span><text:span text:style-name="T86_208"><text:s/></text:span><text:span text:style-name="T86_209">resultados</text:span><text:span text:style-name="T86_210"><text:s/></text:span><text:span text:style-name="T86_211">em</text:span><text:span text:style-name="T86_212"><text:s/></text:span><text:span text:style-name="T86_213">ordem</text:span><text:span text:style-name="T86_214"><text:s/></text:span><text:span text:style-name="T86_215">contrária</text:span><text:span text:style-name="T86_216">.<text:s/></text:span><text:span text:style-name="T86_217">Para</text:span><text:span text:style-name="T86_218"><text:s/></text:span><text:span text:style-name="T86_219">isso</text:span><text:span text:style-name="T86_220">,<text:s/></text:span><text:span text:style-name="T86_221">basta</text:span><text:span text:style-name="T86_222"><text:s/></text:span><text:span text:style-name="T86_223">apenas</text:span><text:span text:style-name="T86_224"><text:s/></text:span><text:span text:style-name="T86_225">utilizar</text:span><text:span text:style-name="T86_226"><text:s/></text:span><text:span text:style-name="T86_227">o</text:span><text:span text:style-name="T86_228"><text:s/></text:span><text:span text:style-name="T86_229">parâmetro</text:span><text:span text:style-name="T86_230"><text:s/></text:span><text:span text:style-name="T86_231">?</text:span><text:span text:style-name="T86_232">descending</text:span><text:span text:style-name="T86_233">=</text:span><text:span text:style-name="T86_234">true</text:span><text:span text:style-name="T86_235"><text:s/></text:span><text:span text:style-name="T86_236">na</text:span><text:span text:style-name="T86_237"><text:s/></text:span><text:span text:style-name="T86_238">requisição</text:span><text:span text:style-name="T86_239">.<text:s/></text:span><text:span text:style-name="T86_240">Também</text:span><text:span text:style-name="T86_241"><text:s/></text:span><text:span text:style-name="T86_242">é</text:span><text:span text:style-name="T86_243"><text:s/></text:span><text:span text:style-name="T86_244">possível</text:span><text:span text:style-name="T86_245">,<text:s/></text:span><text:span text:style-name="T86_246">no</text:span><text:span text:style-name="T86_247"><text:s/></text:span><text:span text:style-name="T86_248">caso</text:span><text:span text:style-name="T86_249"><text:s/></text:span><text:span text:style-name="T86_250">de</text:span><text:span text:style-name="T86_251"><text:s/></text:span><text:span text:style-name="T86_252">chaves</text:span><text:span text:style-name="T86_253"><text:s/></text:span><text:span text:style-name="T86_254">compostas</text:span><text:span text:style-name="T86_255">,<text:s/></text:span><text:span text:style-name="T86_256">indicar</text:span><text:span text:style-name="T86_257"><text:s/></text:span><text:span text:style-name="T86_258">quantas</text:span><text:span text:style-name="T86_259"><text:s/></text:span><text:span text:style-name="T86_260">das</text:span><text:span text:style-name="T86_261"><text:s/></text:span><text:span text:style-name="T86_262">chaves</text:span><text:span text:style-name="T86_263"><text:s/></text:span><text:span text:style-name="T86_264">serão</text:span><text:span text:style-name="T86_265"><text:s/></text:span><text:span text:style-name="T86_266">utilizadas</text:span><text:span text:style-name="T86_267"><text:s/></text:span><text:span text:style-name="T86_268">nos</text:span><text:span text:style-name="T86_269"><text:s/></text:span><text:span text:style-name="T86_270">parâmetros</text:span><text:span text:style-name="T86_271"><text:s/></text:span><text:span text:style-name="T86_272">?</text:span><text:span text:style-name="T86_273">key</text:span><text:span text:style-name="T86_274">={</text:span><text:span text:style-name="T86_275">chave</text:span><text:span text:style-name="T86_276">}</text:span><text:span text:style-name="T86_277">,<text:s/></text:span><text:span text:style-name="T86_278">?</text:span><text:span text:style-name="T86_279">startkey</text:span><text:span text:style-name="T86_280">={</text:span><text:span text:style-name="T86_281">chave</text:span><text:span text:style-name="T86_282">}<text:s/></text:span><text:span text:style-name="T86_283">e</text:span><text:span text:style-name="T86_284"><text:s/></text:span><text:span text:style-name="T86_285">?</text:span><text:span text:style-name="T86_286">endkey</text:span><text:span text:style-name="T86_287">={</text:span><text:span text:style-name="T86_288">chave</text:span><text:span text:style-name="T86_289">}</text:span><text:span text:style-name="T86_290">.<text:s/></text:span><text:span text:style-name="T86_291">Para</text:span><text:span text:style-name="T86_292"><text:s/></text:span><text:span text:style-name="T86_293">isso</text:span><text:span text:style-name="T86_294">,<text:s/></text:span><text:span text:style-name="T86_295">utiliza</text:span><text:span text:style-name="T86_296">-</text:span><text:span text:style-name="T86_297">se</text:span><text:span text:style-name="T86_298"><text:s/></text:span><text:span text:style-name="T86_299">o</text:span><text:span text:style-name="T86_300"><text:s/></text:span><text:span text:style-name="T86_301">atributo</text:span><text:span text:style-name="T86_302"><text:s/></text:span><text:span text:style-name="T86_303">?</text:span><text:span text:style-name="T86_304">group</text:span><text:span text:style-name="T86_305">_</text:span><text:span text:style-name="T86_306">level</text:span><text:span text:style-name="T86_307">={</text:span><text:span text:style-name="T86_308">numero</text:span><text:span text:style-name="T86_309">}</text:span><text:span text:style-name="T86_310">.<text:s/></text:span><text:span text:style-name="T86_311">Por</text:span><text:span text:style-name="T86_312"><text:s/></text:span><text:span text:style-name="T86_313">exemplo</text:span><text:span text:style-name="T86_314">,<text:s/></text:span><text:span text:style-name="T86_315">se</text:span><text:span text:style-name="T86_316"><text:s/></text:span><text:span text:style-name="T86_317">?</text:span><text:span text:style-name="T86_318">group</text:span><text:span text:style-name="T86_319">_</text:span><text:span text:style-name="T86_320">level</text:span><text:span text:style-name="T86_321">=2</text:span><text:span text:style-name="T86_322">,<text:s/></text:span><text:span text:style-name="T86_323">então</text:span><text:span text:style-name="T86_324"><text:s/></text:span><text:span text:style-name="T86_325">será</text:span><text:span text:style-name="T86_326"><text:s/></text:span><text:span text:style-name="T86_327">considerado</text:span><text:span text:style-name="T86_328"><text:s/></text:span><text:span text:style-name="T86_329">apenas</text:span><text:span text:style-name="T86_330"><text:s/></text:span><text:span text:style-name="T86_331">as</text:span><text:span text:style-name="T86_332"><text:s/></text:span><text:span text:style-name="T86_333">duas</text:span><text:span text:style-name="T86_334"><text:s/></text:span><text:span text:style-name="T86_335">primeiras</text:span><text:span text:style-name="T86_336"><text:s/></text:span><text:span text:style-name="T86_337">chaves</text:span><text:span text:style-name="T86_338"><text:s/></text:span><text:span text:style-name="T86_339">da</text:span><text:span text:style-name="T86_340"><text:s/></text:span><text:span text:style-name="T86_341">chave</text:span><text:span text:style-name="T86_342"><text:s/></text:span><text:span text:style-name="T86_343">composta</text:span><text:span text:style-name="T86_344">.<text:s/></text:span><text:span text:style-name="T86_345">Se</text:span><text:span text:style-name="T86_346"><text:s/></text:span><text:span text:style-name="T86_347">for</text:span><text:span text:style-name="T86_348"><text:s/></text:span><text:span text:style-name="T86_349">?</text:span><text:span text:style-name="T86_350">group</text:span><text:span text:style-name="T86_351">_</text:span><text:span text:style-name="T86_352">level</text:span><text:span text:style-name="T86_353">=1</text:span><text:span text:style-name="T86_354">,<text:s/></text:span><text:span text:style-name="T86_355">então</text:span><text:span text:style-name="T86_356"><text:s/></text:span><text:span text:style-name="T86_357">será</text:span><text:span text:style-name="T86_358"><text:s/></text:span><text:span text:style-name="T86_359">considerada</text:span><text:span text:style-name="T86_360"><text:s/></text:span><text:span text:style-name="T86_361">apenas</text:span><text:span text:style-name="T86_362"><text:s/></text:span><text:span text:style-name="T86_363">a</text:span><text:span text:style-name="T86_364"><text:s/></text:span><text:span text:style-name="T86_365">primeira</text:span><text:span text:style-name="T86_366"><text:s/></text:span><text:span text:style-name="T86_367">chave</text:span><text:span text:style-name="T86_368"><text:s/></text:span><text:span text:style-name="T86_369">da</text:span><text:span text:style-name="T86_370"><text:s/></text:span><text:span text:style-name="T86_371">chave</text:span><text:span text:style-name="T86_372"><text:s/></text:span><text:span text:style-name="T86_373">composta</text:span><text:span text:style-name="T86_374">.<text:s/></text:span><text:span text:style-name="T86_375">Já</text:span><text:span text:style-name="T86_376"><text:s/></text:span><text:span text:style-name="T86_377">o</text:span><text:span text:style-name="T86_378"><text:s/></text:span><text:span text:style-name="T86_379">parâmetro</text:span><text:span text:style-name="T86_380"><text:s/></text:span><text:span text:style-name="T86_381">?</text:span><text:span text:style-name="T86_382">limit</text:span><text:span text:style-name="T86_383">={</text:span><text:span text:style-name="T86_384">limite</text:span><text:span text:style-name="T86_385">}</text:span><text:span text:style-name="T86_386"><text:s/></text:span><text:span text:style-name="T86_387">é</text:span><text:span text:style-name="T86_388"><text:s/></text:span><text:span text:style-name="T86_389">utilizado</text:span><text:span text:style-name="T86_390"><text:s/></text:span><text:span text:style-name="T86_391">para</text:span><text:span text:style-name="T86_392"><text:s/></text:span><text:span text:style-name="T86_393">limitar</text:span><text:span text:style-name="T86_394"><text:s/></text:span><text:span text:style-name="T86_395">a</text:span><text:span text:style-name="T86_396"><text:s/></text:span><text:span text:style-name="T86_397">quantidade</text:span><text:span text:style-name="T86_398"><text:s/></text:span><text:span text:style-name="T86_399">de</text:span><text:span text:style-name="T86_400"><text:s/></text:span><text:span text:style-name="T86_401">resultados</text:span><text:span text:style-name="T86_402"><text:s/></text:span><text:span text:style-name="T86_403">selecionados</text:span><text:span text:style-name="T86_404"><text:s/></text:span><text:span text:style-name="T86_405">em</text:span><text:span text:style-name="T86_406"><text:s/></text:span><text:span text:style-name="T86_407">uma</text:span><text:span text:style-name="T86_408"><text:s/></text:span><text:span text:style-name="T86_409">view</text:span><text:span text:style-name="T86_410">,<text:s/></text:span><text:span text:style-name="T86_411">por</text:span><text:span text:style-name="T86_412"><text:s/></text:span><text:span text:style-name="T86_413">exemplo</text:span><text:span text:style-name="T86_414"><text:s/></text:span><text:span text:style-name="T86_415">?</text:span><text:span text:style-name="T86_416">limit</text:span><text:span text:style-name="T86_417">=10</text:span><text:span text:style-name="T86_418"><text:s/></text:span><text:span text:style-name="T86_419">seleciona</text:span><text:span text:style-name="T86_420"><text:s/></text:span><text:span text:style-name="T86_421">apenas</text:span><text:span text:style-name="T86_422"><text:s/>10<text:s/></text:span><text:span text:style-name="T86_423">resultados</text:span><text:span text:style-name="T86_424"><text:s/></text:span><text:span text:style-name="T86_425">da</text:span><text:span text:style-name="T86_426"><text:s/></text:span><text:span text:style-name="T86_427">view</text:span><text:span text:style-name="T86_428">;</text:span></text:p>
      <text:p text:style-name="P87"><text:span text:style-name="T87_1">A</text:span><text:span text:style-name="T87_2"><text:s/></text:span><text:span text:style-name="T87_3">função</text:span><text:span text:style-name="T87_4"><text:s/></text:span><text:span text:style-name="T87_5">reduce</text:span><text:span text:style-name="T87_6"><text:s/></text:span><text:span text:style-name="T87_7">é</text:span><text:span text:style-name="T87_8"><text:s/></text:span><text:span text:style-name="T87_9">responsável</text:span><text:span text:style-name="T87_10"><text:s/></text:span><text:span text:style-name="T87_11">por</text:span><text:span text:style-name="T87_12"><text:s/></text:span><text:span text:style-name="T87_13">agregar</text:span><text:span text:style-name="T87_14"><text:s/></text:span><text:span text:style-name="T87_15">os</text:span><text:span text:style-name="T87_16"><text:s/></text:span><text:span text:style-name="T87_17">resultados</text:span><text:span text:style-name="T87_18"><text:s/></text:span><text:span text:style-name="T87_19">provenientes</text:span><text:span text:style-name="T87_20"><text:s/></text:span><text:span text:style-name="T87_21">de</text:span><text:span text:style-name="T87_22"><text:s/></text:span><text:span text:style-name="T87_23">um</text:span><text:span text:style-name="T87_24"><text:s/></text:span><text:span text:style-name="T87_25">view</text:span><text:span text:style-name="T87_26"><text:s/></text:span><text:span text:style-name="T87_27">em</text:span><text:span text:style-name="T87_28"><text:s/></text:span><text:span text:style-name="T87_29">um</text:span><text:span text:style-name="T87_30"><text:s/></text:span><text:span text:style-name="T87_31">único</text:span><text:span text:style-name="T87_32"><text:s/></text:span><text:span text:style-name="T87_33">resultado</text:span><text:span text:style-name="T87_34">.<text:s/></text:span><text:span text:style-name="T87_35">Por</text:span><text:span text:style-name="T87_36"><text:s/></text:span><text:span text:style-name="T87_37">exemplo</text:span><text:span text:style-name="T87_38">,<text:s/></text:span><text:span text:style-name="T87_39">uma</text:span><text:span text:style-name="T87_40"><text:s/></text:span><text:span text:style-name="T87_41">função</text:span><text:span text:style-name="T87_42"><text:s/></text:span><text:span text:style-name="T87_43">reduce</text:span><text:span text:style-name="T87_44"><text:s/></text:span><text:span text:style-name="T87_45">pode</text:span><text:span text:style-name="T87_46"><text:s/></text:span><text:span text:style-name="T87_47">contar</text:span><text:span text:style-name="T87_48"><text:s/></text:span><text:span text:style-name="T87_49">o</text:span><text:span text:style-name="T87_50"><text:s/></text:span><text:span text:style-name="T87_51">número</text:span><text:span text:style-name="T87_52"><text:s/></text:span><text:span text:style-name="T87_53">de</text:span><text:span text:style-name="T87_54"><text:s/></text:span><text:span text:style-name="T87_55">registros</text:span><text:span text:style-name="T87_56">,<text:s/></text:span><text:span text:style-name="T87_57">a</text:span><text:span text:style-name="T87_58"><text:s/></text:span><text:span text:style-name="T87_59">soma</text:span><text:span text:style-name="T87_60"><text:s/></text:span><text:span text:style-name="T87_61">de</text:span><text:span text:style-name="T87_62"><text:s/></text:span><text:span text:style-name="T87_63">valores</text:span><text:span text:style-name="T87_64"><text:s/></text:span><text:span text:style-name="T87_65">de</text:span><text:span text:style-name="T87_66"><text:s/></text:span><text:span text:style-name="T87_67">registros</text:span><text:span text:style-name="T87_68">,<text:s/></text:span><text:span text:style-name="T87_69">o</text:span><text:span text:style-name="T87_70"><text:s/></text:span><text:span text:style-name="T87_71">valor</text:span><text:span text:style-name="T87_72"><text:s/></text:span><text:span text:style-name="T87_73">máximo</text:span><text:span text:style-name="T87_74">,<text:s/></text:span><text:span text:style-name="T87_75">o</text:span><text:span text:style-name="T87_76"><text:s/></text:span><text:span text:style-name="T87_77">valor</text:span><text:span text:style-name="T87_78"><text:s/></text:span><text:span text:style-name="T87_79">mínimo</text:span><text:span text:style-name="T87_80"><text:s/></text:span><text:span text:style-name="T87_81">e</text:span><text:span text:style-name="T87_82"><text:s/></text:span><text:span text:style-name="T87_83">outros</text:span><text:span text:style-name="T87_84">.<text:s/></text:span><text:span text:style-name="T87_85">A</text:span><text:span text:style-name="T87_86"><text:s/></text:span><text:span text:style-name="T87_87">função</text:span><text:span text:style-name="T87_88"><text:s/></text:span><text:span text:style-name="T87_89">reduce</text:span><text:span text:style-name="T87_90"><text:s/></text:span><text:span text:style-name="T87_91">pode</text:span><text:span text:style-name="T87_92"><text:s/></text:span><text:span text:style-name="T87_93">ser</text:span><text:span text:style-name="T87_94"><text:s/></text:span><text:span text:style-name="T87_95">chamada</text:span><text:span text:style-name="T87_96"><text:s/></text:span><text:span text:style-name="T87_97">em</text:span><text:span text:style-name="T87_98"><text:s/></text:span><text:span text:style-name="T87_99">dois</text:span><text:span text:style-name="T87_100"><text:s/></text:span><text:span text:style-name="T87_101">casos</text:span><text:span text:style-name="T87_102"><text:s/></text:span><text:span text:style-name="T87_103">diferentes</text:span><text:span text:style-name="T87_104">.<text:s/></text:span><text:span text:style-name="T87_105">No</text:span><text:span text:style-name="T87_106"><text:s/></text:span><text:span text:style-name="T87_107">primeiro</text:span><text:span text:style-name="T87_108"><text:s/></text:span><text:span text:style-name="T87_109">caso</text:span><text:span text:style-name="T87_110"><text:s/></text:span><text:span text:style-name="T87_111">em</text:span><text:span text:style-name="T87_112"><text:s/></text:span><text:span text:style-name="T87_113">que</text:span><text:span text:style-name="T87_114"><text:s/></text:span><text:span text:style-name="T87_115">o</text:span><text:span text:style-name="T87_116"><text:s/></text:span><text:span text:style-name="T87_117">parâmetro</text:span><text:span text:style-name="T87_118"><text:s/></text:span><text:span text:style-name="T87_119">rereduce</text:span><text:span text:style-name="T87_120"><text:s/></text:span><text:span text:style-name="T87_121">tem</text:span><text:span text:style-name="T87_122"><text:s/></text:span><text:span text:style-name="T87_123">o</text:span><text:span text:style-name="T87_124"><text:s/></text:span><text:span text:style-name="T87_125">valor</text:span><text:span text:style-name="T87_126"><text:s/></text:span><text:span text:style-name="T87_127">falso</text:span><text:span text:style-name="T87_128">,<text:s/></text:span><text:span text:style-name="T87_129">ela</text:span><text:span text:style-name="T87_130"><text:s/></text:span><text:span text:style-name="T87_131">recebe</text:span><text:span text:style-name="T87_132"><text:s/></text:span><text:span text:style-name="T87_133">como</text:span><text:span text:style-name="T87_134"><text:s/></text:span><text:span text:style-name="T87_135">parâmetros</text:span><text:span text:style-name="T87_136"><text:s/></text:span><text:span text:style-name="T87_137">as</text:span><text:span text:style-name="T87_138"><text:s/></text:span><text:span text:style-name="T87_139">chaves</text:span><text:span text:style-name="T87_140"><text:s/></text:span><text:span text:style-name="T87_141">e</text:span><text:span text:style-name="T87_142"><text:s/></text:span><text:span text:style-name="T87_143">os</text:span><text:span text:style-name="T87_144"><text:s/></text:span><text:span text:style-name="T87_145">valores</text:span><text:span text:style-name="T87_146"><text:s/></text:span><text:span text:style-name="T87_147">emitidos</text:span><text:span text:style-name="T87_148"><text:s/></text:span><text:span text:style-name="T87_149">no</text:span><text:span text:style-name="T87_150"><text:s/></text:span><text:span text:style-name="T87_151">map</text:span><text:span text:style-name="T87_152">.<text:s/></text:span><text:span text:style-name="T87_153">No</text:span><text:span text:style-name="T87_154"><text:s/></text:span><text:span text:style-name="T87_155">segundo</text:span><text:span text:style-name="T87_156"><text:s/></text:span><text:span text:style-name="T87_157">caso</text:span><text:span text:style-name="T87_158"><text:s/></text:span><text:span text:style-name="T87_159">em</text:span><text:span text:style-name="T87_160"><text:s/></text:span><text:span text:style-name="T87_161">que</text:span><text:span text:style-name="T87_162"><text:s/></text:span><text:span text:style-name="T87_163">o</text:span><text:span text:style-name="T87_164"><text:s/></text:span><text:span text:style-name="T87_165">parâmetro</text:span><text:span text:style-name="T87_166"><text:s/></text:span><text:span text:style-name="T87_167">rereduce</text:span><text:span text:style-name="T87_168"><text:s/></text:span><text:span text:style-name="T87_169">tem</text:span><text:span text:style-name="T87_170"><text:s/></text:span><text:span text:style-name="T87_171">o</text:span><text:span text:style-name="T87_172"><text:s/></text:span><text:span text:style-name="T87_173">valor</text:span><text:span text:style-name="T87_174"><text:s/></text:span><text:span text:style-name="T87_175">verdadeiro</text:span><text:span text:style-name="T87_176">,<text:s/></text:span><text:span text:style-name="T87_177">ela</text:span><text:span text:style-name="T87_178"><text:s/></text:span><text:span text:style-name="T87_179">recebe</text:span><text:span text:style-name="T87_180"><text:s/></text:span><text:span text:style-name="T87_181">como</text:span><text:span text:style-name="T87_182"><text:s/></text:span><text:span text:style-name="T87_183">parâmetro</text:span><text:span text:style-name="T87_184"><text:s/></text:span><text:span text:style-name="T87_185">os</text:span><text:span text:style-name="T87_186"><text:s/></text:span><text:span text:style-name="T87_187">valores</text:span><text:span text:style-name="T87_188"><text:s/></text:span><text:span text:style-name="T87_189">resultantes</text:span><text:span text:style-name="T87_190"><text:s/></text:span><text:span text:style-name="T87_191">dos</text:span><text:span text:style-name="T87_192"><text:s/></text:span><text:span text:style-name="T87_193">reduces</text:span><text:span text:style-name="T87_194"><text:s/></text:span><text:span text:style-name="T87_195">anteriores</text:span><text:span text:style-name="T87_196">.<text:s/></text:span><text:span text:style-name="T87_197">O</text:span><text:span text:style-name="T87_198"><text:s/></text:span><text:span text:style-name="T87_199">que</text:span><text:span text:style-name="T87_200"><text:s/></text:span><text:span text:style-name="T87_201">ocorre</text:span><text:span text:style-name="T87_202"><text:s/></text:span><text:span text:style-name="T87_203">é</text:span><text:span text:style-name="T87_204"><text:s/></text:span><text:span text:style-name="T87_205">que</text:span><text:span text:style-name="T87_206"><text:s/></text:span><text:span text:style-name="T87_207">a</text:span><text:span text:style-name="T87_208"><text:s/></text:span><text:span text:style-name="T87_209">função</text:span><text:span text:style-name="T87_210"><text:s/></text:span><text:span text:style-name="T87_211">reduce</text:span><text:span text:style-name="T87_212"><text:s/></text:span><text:span text:style-name="T87_213">é</text:span><text:span text:style-name="T87_214"><text:s/></text:span><text:span text:style-name="T87_215">chamada</text:span><text:span text:style-name="T87_216"><text:s/></text:span><text:span text:style-name="T87_217">várias</text:span><text:span text:style-name="T87_218"><text:s/></text:span><text:span text:style-name="T87_219">vezes</text:span><text:span text:style-name="T87_220">.<text:s/></text:span><text:span text:style-name="T87_221">Primeiramente</text:span><text:span text:style-name="T87_222"><text:s/></text:span><text:span text:style-name="T87_223">ela</text:span><text:span text:style-name="T87_224"><text:s/></text:span><text:span text:style-name="T87_225">será</text:span><text:span text:style-name="T87_226"><text:s/></text:span><text:span text:style-name="T87_227">chamada</text:span><text:span text:style-name="T87_228"><text:s/></text:span><text:span text:style-name="T87_229">recebendo</text:span><text:span text:style-name="T87_230"><text:s/></text:span><text:span text:style-name="T87_231">como</text:span><text:span text:style-name="T87_232"><text:s/></text:span><text:span text:style-name="T87_233">parâmetro</text:span><text:span text:style-name="T87_234"><text:s/></text:span><text:span text:style-name="T87_235">os</text:span><text:span text:style-name="T87_236"><text:s/></text:span><text:span text:style-name="T87_237">diversos</text:span><text:span text:style-name="T87_238"><text:s/></text:span><text:span text:style-name="T87_239">agrupamentos</text:span><text:span text:style-name="T87_240"><text:s/></text:span><text:span text:style-name="T87_241">de</text:span><text:span text:style-name="T87_242"><text:s/></text:span><text:span text:style-name="T87_243">nodos</text:span><text:span text:style-name="T87_244"><text:s/></text:span><text:span text:style-name="T87_245">folhas</text:span><text:span text:style-name="T87_246"><text:s/></text:span><text:span text:style-name="T87_247">da</text:span><text:span text:style-name="T87_248"><text:s/></text:span><text:span text:style-name="T87_249">árvore</text:span><text:span text:style-name="T87_250"><text:s/></text:span><text:span text:style-name="T87_251">B</text:span><text:span text:style-name="T87_252"><text:s/></text:span><text:span text:style-name="T87_253">resultante</text:span><text:span text:style-name="T87_254"><text:s/></text:span><text:span text:style-name="T87_255">do</text:span><text:span text:style-name="T87_256"><text:s/></text:span><text:span text:style-name="T87_257">map</text:span><text:span text:style-name="T87_258">.<text:s/></text:span><text:span text:style-name="T87_259">Após</text:span><text:span text:style-name="T87_260"><text:s/></text:span><text:span text:style-name="T87_261">isso</text:span><text:span text:style-name="T87_262">,<text:s/></text:span><text:span text:style-name="T87_263">ela</text:span><text:span text:style-name="T87_264"><text:s/></text:span><text:span text:style-name="T87_265">será</text:span><text:span text:style-name="T87_266"><text:s/></text:span><text:span text:style-name="T87_267">chama</text:span><text:span text:style-name="T87_268"><text:s/></text:span><text:span text:style-name="T87_269">novamente</text:span><text:span text:style-name="T87_270">,<text:s/></text:span><text:span text:style-name="T87_271">porém</text:span><text:span text:style-name="T87_272">,<text:s/></text:span><text:span text:style-name="T87_273">os</text:span><text:span text:style-name="T87_274"><text:s/></text:span><text:span text:style-name="T87_275">valores</text:span><text:span text:style-name="T87_276"><text:s/></text:span><text:span text:style-name="T87_277">ao</text:span><text:span text:style-name="T87_278"><text:s/></text:span><text:span text:style-name="T87_279">invés</text:span><text:span text:style-name="T87_280"><text:s/></text:span><text:span text:style-name="T87_281">de</text:span><text:span text:style-name="T87_282"><text:s/></text:span><text:span text:style-name="T87_283">serem</text:span><text:span text:style-name="T87_284"><text:s/></text:span><text:span text:style-name="T87_285">provenientes</text:span><text:span text:style-name="T87_286"><text:s/></text:span><text:span text:style-name="T87_287">do</text:span><text:span text:style-name="T87_288"><text:s/></text:span><text:span text:style-name="T87_289">map</text:span><text:span text:style-name="T87_290">,<text:s/></text:span><text:span text:style-name="T87_291">serão</text:span><text:span text:style-name="T87_292"><text:s/></text:span><text:span text:style-name="T87_293">provenientes</text:span><text:span text:style-name="T87_294"><text:s/></text:span><text:span text:style-name="T87_295">dos</text:span><text:span text:style-name="T87_296"><text:s/></text:span><text:span text:style-name="T87_297">reduces</text:span><text:span text:style-name="T87_298"><text:s/></text:span><text:span text:style-name="T87_299">anteriores</text:span><text:span text:style-name="T87_300">.<text:s/></text:span><text:span text:style-name="T87_301">Isso</text:span><text:span text:style-name="T87_302"><text:s/></text:span><text:span text:style-name="T87_303">permite</text:span><text:span text:style-name="T87_304"><text:s/></text:span><text:span text:style-name="T87_305">um</text:span><text:span text:style-name="T87_306"><text:s/></text:span><text:span text:style-name="T87_307">maior</text:span><text:span text:style-name="T87_308"><text:s/></text:span><text:span text:style-name="T87_309">paralelismo</text:span><text:span text:style-name="T87_310"><text:s/></text:span><text:span text:style-name="T87_311">já</text:span><text:span text:style-name="T87_312"><text:s/></text:span><text:span text:style-name="T87_313">que</text:span><text:span text:style-name="T87_314"><text:s/></text:span><text:span text:style-name="T87_315">vários</text:span><text:span text:style-name="T87_316"><text:s/></text:span><text:span text:style-name="T87_317">reduces</text:span><text:span text:style-name="T87_318"><text:s/></text:span><text:span text:style-name="T87_319">podem</text:span><text:span text:style-name="T87_320"><text:s/></text:span><text:span text:style-name="T87_321">ser</text:span><text:span text:style-name="T87_322"><text:s/></text:span><text:span text:style-name="T87_323">executados</text:span><text:span text:style-name="T87_324"><text:s/></text:span><text:span text:style-name="T87_325">ao</text:span><text:span text:style-name="T87_326"><text:s/></text:span><text:span text:style-name="T87_327">mesmo</text:span><text:span text:style-name="T87_328"><text:s/></text:span><text:span text:style-name="T87_329">tempo</text:span><text:span text:style-name="T87_330"><text:s/></text:span><text:span text:style-name="T87_331">e</text:span><text:span text:style-name="T87_332"><text:s/></text:span><text:span text:style-name="T87_333">o</text:span><text:span text:style-name="T87_334"><text:s/></text:span><text:span text:style-name="T87_335">resultado</text:span><text:span text:style-name="T87_336"><text:s/></text:span><text:span text:style-name="T87_337">final</text:span><text:span text:style-name="T87_338"><text:s/></text:span><text:span text:style-name="T87_339">será</text:span><text:span text:style-name="T87_340"><text:s/></text:span><text:span text:style-name="T87_341">o</text:span><text:span text:style-name="T87_342"><text:s/></text:span><text:span text:style-name="T87_343">junção</text:span><text:span text:style-name="T87_344"><text:s/></text:span><text:span text:style-name="T87_345">de</text:span><text:span text:style-name="T87_346"><text:s/></text:span><text:span text:style-name="T87_347">todos</text:span><text:span text:style-name="T87_348"><text:s/></text:span><text:span text:style-name="T87_349">os</text:span><text:span text:style-name="T87_350"><text:s/></text:span><text:span text:style-name="T87_351">reduces</text:span><text:span text:style-name="T87_352">.</text:span></text:p>
      <text:h text:style-name="P88" text:outline-level="10"><text:bookmark-start text:name="h.con6gaqtmblp"/><text:bookmark-end text:name="h.con6gaqtmblp"/><text:span text:style-name="T88_1"><office:annotation><dc:creator/><text:p text:style-name="P89"><text:span text:style-name="T89_1">Lucas</text:span><text:span text:style-name="T89_2"><text:s/></text:span><text:span text:style-name="T89_3">Pereira</text:span><text:span text:style-name="T89_4">:</text:span></text:p><text:p text:style-name="P90"><text:span text:style-name="T90_1">Usar</text:span><text:span text:style-name="T90_2"><text:s/></text:span><text:span text:style-name="T90_3">http</text:span><text:span text:style-name="T90_4">://</text:span><text:span text:style-name="T90_5">guide</text:span><text:span text:style-name="T90_6">.</text:span><text:span text:style-name="T90_7">couchdb</text:span><text:span text:style-name="T90_8">.</text:span><text:span text:style-name="T90_9">org</text:span><text:span text:style-name="T90_10">/</text:span><text:span text:style-name="T90_11">editions</text:span><text:span text:style-name="T90_12">/1/</text:span><text:span text:style-name="T90_13">en</text:span><text:span text:style-name="T90_14">/</text:span><text:span text:style-name="T90_15">replication</text:span><text:span text:style-name="T90_16">.</text:span><text:span text:style-name="T90_17">html</text:span><text:span text:style-name="T90_18"><text:s/></text:span><text:span text:style-name="T90_19">e</text:span><text:span text:style-name="T90_20"><text:s/></text:span><text:span text:style-name="T90_21">http</text:span><text:span text:style-name="T90_22">://</text:span><text:span text:style-name="T90_23">docs</text:span><text:span text:style-name="T90_24">.</text:span><text:span text:style-name="T90_25">couchdb</text:span><text:span text:style-name="T90_26">.</text:span><text:span text:style-name="T90_27">org</text:span><text:span text:style-name="T90_28">/</text:span><text:span text:style-name="T90_29">en</text:span><text:span text:style-name="T90_30">/</text:span><text:span text:style-name="T90_31">latest</text:span><text:span text:style-name="T90_32">/</text:span><text:span text:style-name="T90_33">replication</text:span><text:span text:style-name="T90_34">.</text:span><text:span text:style-name="T90_35">html</text:span><text:span text:style-name="T90_36"><text:s/></text:span><text:span text:style-name="T90_37">para</text:span><text:span text:style-name="T90_38"><text:s/></text:span><text:span text:style-name="T90_39">explicar</text:span><text:span text:style-name="T90_40"><text:s/></text:span><text:span text:style-name="T90_41">o</text:span><text:span text:style-name="T90_42"><text:s/></text:span><text:span text:style-name="T90_43">que</text:span><text:span text:style-name="T90_44"><text:s/></text:span><text:span text:style-name="T90_45">é</text:span><text:span text:style-name="T90_46"><text:s/></text:span><text:span text:style-name="T90_47">e</text:span><text:span text:style-name="T90_48"><text:s/></text:span><text:span text:style-name="T90_49">como</text:span><text:span text:style-name="T90_50"><text:s/></text:span><text:span text:style-name="T90_51">funciona</text:span><text:span text:style-name="T90_52">.</text:span></text:p></office:annotation></text:span><text:span text:style-name="T90_53">Replicação</text:span></text:h>
      <text:p text:style-name="P91"><text:span text:style-name="T91_1"><text:tab/></text:span><text:span text:style-name="T91_2">Consiste</text:span><text:span text:style-name="T91_3"><text:s/></text:span><text:span text:style-name="T91_4">na</text:span><text:span text:style-name="T91_5"><text:s/></text:span><text:span text:style-name="T91_6">sincronização</text:span><text:span text:style-name="T91_7"><text:s/></text:span><text:span text:style-name="T91_8">de</text:span><text:span text:style-name="T91_9"><text:s/></text:span><text:span text:style-name="T91_10">dados</text:span><text:span text:style-name="T91_11"><text:s/></text:span><text:span text:style-name="T91_12">de</text:span><text:span text:style-name="T91_13"><text:s/></text:span><text:span text:style-name="T91_14">duas</text:span><text:span text:style-name="T91_15"><text:s/></text:span><text:span text:style-name="T91_16">cópias</text:span><text:span text:style-name="T91_17"><text:s/></text:span><text:span text:style-name="T91_18">da</text:span><text:span text:style-name="T91_19"><text:s/></text:span><text:span text:style-name="T91_20">mesma</text:span><text:span text:style-name="T91_21"><text:s/></text:span><text:span text:style-name="T91_22">base</text:span><text:span text:style-name="T91_23"><text:s/></text:span><text:span text:style-name="T91_24">de</text:span><text:span text:style-name="T91_25"><text:s/></text:span><text:span text:style-name="T91_26">dados</text:span><text:span text:style-name="T91_27">.<text:s/></text:span><text:span text:style-name="T91_28">Pode</text:span><text:span text:style-name="T91_29"><text:s/></text:span><text:span text:style-name="T91_30">ser</text:span><text:span text:style-name="T91_31"><text:s/></text:span><text:span text:style-name="T91_32">feito</text:span><text:span text:style-name="T91_33"><text:s/></text:span><text:span text:style-name="T91_34">com</text:span><text:span text:style-name="T91_35"><text:s/></text:span><text:span text:style-name="T91_36">as</text:span><text:span text:style-name="T91_37"><text:s/></text:span><text:span text:style-name="T91_38">cópias</text:span><text:span text:style-name="T91_39"><text:s/></text:span><text:span text:style-name="T91_40">em</text:span><text:span text:style-name="T91_41"><text:s/></text:span><text:span text:style-name="T91_42">um</text:span><text:span text:style-name="T91_43"><text:s/></text:span><text:span text:style-name="T91_44">mesmo</text:span><text:span text:style-name="T91_45"><text:s/></text:span><text:span text:style-name="T91_46">servidor</text:span><text:span text:style-name="T91_47"><text:s/></text:span><text:span text:style-name="T91_48">ou</text:span><text:span text:style-name="T91_49"><text:s/></text:span><text:span text:style-name="T91_50">em</text:span><text:span text:style-name="T91_51"><text:s/></text:span><text:span text:style-name="T91_52">servidores</text:span><text:span text:style-name="T91_53"><text:s/></text:span><text:span text:style-name="T91_54">diferentes</text:span><text:span text:style-name="T91_55">,<text:s/></text:span><text:span text:style-name="T91_56">sendo</text:span><text:span text:style-name="T91_57"><text:s/></text:span><text:span text:style-name="T91_58">que</text:span><text:span text:style-name="T91_59"><text:s/></text:span><text:span text:style-name="T91_60">em</text:span><text:span text:style-name="T91_61"><text:s/></text:span><text:span text:style-name="T91_62">ambos</text:span><text:span text:style-name="T91_63"><text:s/></text:span><text:span text:style-name="T91_64">os</text:span><text:span text:style-name="T91_65"><text:s/></text:span><text:span text:style-name="T91_66">casos</text:span><text:span text:style-name="T91_67"><text:s/></text:span><text:span text:style-name="T91_68">a</text:span><text:span text:style-name="T91_69"><text:s/></text:span><text:span text:style-name="T91_70">operação</text:span><text:span text:style-name="T91_71"><text:s/></text:span><text:span text:style-name="T91_72">é</text:span><text:span text:style-name="T91_73"><text:s/></text:span><text:span text:style-name="T91_74">executada</text:span><text:span text:style-name="T91_75"><text:s/></text:span><text:span text:style-name="T91_76">da</text:span><text:span text:style-name="T91_77"><text:s/></text:span><text:span text:style-name="T91_78">mesma</text:span><text:span text:style-name="T91_79"><text:s/></text:span><text:span text:style-name="T91_80">forma</text:span><text:span text:style-name="T91_81">.<text:s text:c="2"/></text:span></text:p>
      <text:p text:style-name="P92"><text:span text:style-name="T92_1"><text:tab/></text:span><text:span text:style-name="T92_2">O</text:span><text:span text:style-name="T92_3"><text:s/></text:span><text:span text:style-name="T92_4">procedimento</text:span><text:span text:style-name="T92_5"><text:s/></text:span><text:span text:style-name="T92_6">de</text:span><text:span text:style-name="T92_7"><text:s/></text:span><text:span text:style-name="T92_8">replicação</text:span><text:span text:style-name="T92_9"><text:s/></text:span><text:span text:style-name="T92_10">é</text:span><text:span text:style-name="T92_11"><text:s/></text:span><text:span text:style-name="T92_12">feito</text:span><text:span text:style-name="T92_13"><text:s/></text:span><text:span text:style-name="T92_14">a</text:span><text:span text:style-name="T92_15"><text:s/></text:span><text:span text:style-name="T92_16">partir</text:span><text:span text:style-name="T92_17"><text:s/></text:span><text:span text:style-name="T92_18">da</text:span><text:span text:style-name="T92_19"><text:s/></text:span><text:span text:style-name="T92_20">comparação</text:span><text:span text:style-name="T92_21"><text:s/></text:span><text:span text:style-name="T92_22">dos</text:span><text:span text:style-name="T92_23"><text:s/></text:span><text:span text:style-name="T92_24">dados</text:span><text:span text:style-name="T92_25"><text:s/></text:span><text:span text:style-name="T92_26">da</text:span><text:span text:style-name="T92_27"><text:s/></text:span><text:span text:style-name="T92_28">base</text:span><text:span text:style-name="T92_29"><text:s/></text:span><text:span text:style-name="T92_30">fonte</text:span><text:span text:style-name="T92_31"><text:s/></text:span><text:span text:style-name="T92_32">e</text:span><text:span text:style-name="T92_33"><text:s/></text:span><text:span text:style-name="T92_34">da</text:span><text:span text:style-name="T92_35"><text:s/></text:span><text:span text:style-name="T92_36">base</text:span><text:span text:style-name="T92_37"><text:s/></text:span><text:span text:style-name="T92_38">destino</text:span><text:span text:style-name="T92_39">.<text:s/></text:span><text:span text:style-name="T92_40">O</text:span><text:span text:style-name="T92_41"><text:s/></text:span><text:span text:style-name="T92_42">objetivo</text:span><text:span text:style-name="T92_43"><text:s/></text:span><text:span text:style-name="T92_44">é</text:span><text:span text:style-name="T92_45"><text:s/></text:span><text:span text:style-name="T92_46">definir</text:span><text:span text:style-name="T92_47"><text:s/></text:span><text:span text:style-name="T92_48">quais</text:span><text:span text:style-name="T92_49"><text:s/></text:span><text:span text:style-name="T92_50">documentos</text:span><text:span text:style-name="T92_51"><text:s/></text:span><text:span text:style-name="T92_52">da</text:span><text:span text:style-name="T92_53"><text:s/></text:span><text:span text:style-name="T92_54">base</text:span><text:span text:style-name="T92_55"><text:s/></text:span><text:span text:style-name="T92_56">fonte</text:span><text:span text:style-name="T92_57"><text:s/></text:span><text:span text:style-name="T92_58">diferem</text:span><text:span text:style-name="T92_59"><text:s/></text:span><text:span text:style-name="T92_60">da</text:span><text:span text:style-name="T92_61"><text:s/></text:span><text:span text:style-name="T92_62">base</text:span><text:span text:style-name="T92_63"><text:s/></text:span><text:span text:style-name="T92_64">destino</text:span><text:span text:style-name="T92_65">.<text:s/></text:span><text:span text:style-name="T92_66">Em</text:span><text:span text:style-name="T92_67"><text:s/></text:span><text:span text:style-name="T92_68">seguida</text:span><text:span text:style-name="T92_69"><text:s/></text:span><text:span text:style-name="T92_70">as</text:span><text:span text:style-name="T92_71"><text:s/></text:span><text:span text:style-name="T92_72">mudanças</text:span><text:span text:style-name="T92_73"><text:s/></text:span><text:span text:style-name="T92_74">detectadas</text:span><text:span text:style-name="T92_75"><text:s/></text:span><text:span text:style-name="T92_76">são</text:span><text:span text:style-name="T92_77"><text:s/></text:span><text:span text:style-name="T92_78">subtidas</text:span><text:span text:style-name="T92_79"><text:s/></text:span><text:span text:style-name="T92_80">a</text:span><text:span text:style-name="T92_81"><text:s/></text:span><text:span text:style-name="T92_82">base</text:span><text:span text:style-name="T92_83"><text:s/></text:span><text:span text:style-name="T92_84">destino</text:span><text:span text:style-name="T92_85">.<text:s/></text:span><text:span text:style-name="T92_86">Nesse</text:span><text:span text:style-name="T92_87"><text:s/></text:span><text:span text:style-name="T92_88">tipo</text:span><text:span text:style-name="T92_89"><text:s/></text:span><text:span text:style-name="T92_90">de</text:span><text:span text:style-name="T92_91"><text:s/></text:span><text:span text:style-name="T92_92">replicação</text:span><text:span text:style-name="T92_93"><text:s/></text:span><text:span text:style-name="T92_94">os</text:span><text:span text:style-name="T92_95"><text:s/></text:span><text:span text:style-name="T92_96">dados</text:span><text:span text:style-name="T92_97"><text:s/></text:span><text:span text:style-name="T92_98">sempre</text:span><text:span text:style-name="T92_99"><text:s/></text:span><text:span text:style-name="T92_100">seguem</text:span><text:span text:style-name="T92_101"><text:s/></text:span><text:span text:style-name="T92_102">o</text:span><text:span text:style-name="T92_103"><text:s/></text:span><text:span text:style-name="T92_104">fluxo</text:span><text:span text:style-name="T92_105"><text:s/></text:span><text:span text:style-name="T92_106">fonte</text:span><text:span text:style-name="T92_107">-</text:span><text:span text:style-name="T92_108">destino</text:span><text:span text:style-name="T92_109">.<text:s/></text:span><text:span text:style-name="T92_110">Porém</text:span><text:span text:style-name="T92_111">,<text:s/></text:span><text:span text:style-name="T92_112">outro</text:span><text:span text:style-name="T92_113"><text:s/></text:span><text:span text:style-name="T92_114">tipo</text:span><text:span text:style-name="T92_115"><text:s/></text:span><text:span text:style-name="T92_116">de</text:span><text:span text:style-name="T92_117"><text:s/></text:span><text:span text:style-name="T92_118">replicação</text:span><text:span text:style-name="T92_119"><text:s/></text:span><text:span text:style-name="T92_120">é</text:span><text:span text:style-name="T92_121"><text:s/></text:span><text:span text:style-name="T92_122">a</text:span><text:span text:style-name="T92_123"><text:s/></text:span><text:span text:style-name="T92_124">master</text:span><text:span text:style-name="T92_125">-</text:span><text:span text:style-name="T92_126">master</text:span><text:span text:style-name="T92_127">,<text:s/></text:span><text:span text:style-name="T92_128">onde</text:span><text:span text:style-name="T92_129"><text:s/></text:span><text:span text:style-name="T92_130">o</text:span><text:span text:style-name="T92_131"><text:s/></text:span><text:span text:style-name="T92_132">fluxo</text:span><text:span text:style-name="T92_133"><text:s/></text:span><text:span text:style-name="T92_134">de</text:span><text:span text:style-name="T92_135"><text:s/></text:span><text:span text:style-name="T92_136">dados</text:span><text:span text:style-name="T92_137"><text:s/></text:span><text:span text:style-name="T92_138">segue</text:span><text:span text:style-name="T92_139"><text:s/></text:span><text:span text:style-name="T92_140">em</text:span><text:span text:style-name="T92_141"><text:s/></text:span><text:span text:style-name="T92_142">ambas</text:span><text:span text:style-name="T92_143"><text:s/></text:span><text:span text:style-name="T92_144">as</text:span><text:span text:style-name="T92_145"><text:s/></text:span><text:span text:style-name="T92_146">direções</text:span><text:span text:style-name="T92_147">.<text:s/></text:span><text:span text:style-name="T92_148">Nesta</text:span><text:span text:style-name="T92_149"><text:s/></text:span><text:span text:style-name="T92_150">replicação</text:span><text:span text:style-name="T92_151"><text:s/></text:span><text:span text:style-name="T92_152">há</text:span><text:span text:style-name="T92_153"><text:s/></text:span><text:span text:style-name="T92_154">duas</text:span><text:span text:style-name="T92_155"><text:s/></text:span><text:span text:style-name="T92_156">tarefas</text:span><text:span text:style-name="T92_157">,<text:s/></text:span><text:span text:style-name="T92_158">cada</text:span><text:span text:style-name="T92_159"><text:s/></text:span><text:span text:style-name="T92_160">qual</text:span><text:span text:style-name="T92_161"><text:s/></text:span><text:span text:style-name="T92_162">monitorando</text:span><text:span text:style-name="T92_163"><text:s/></text:span><text:span text:style-name="T92_164">um</text:span><text:span text:style-name="T92_165"><text:s/></text:span><text:span text:style-name="T92_166">banco</text:span><text:span text:style-name="T92_167"><text:s/></text:span><text:span text:style-name="T92_168">de</text:span><text:span text:style-name="T92_169"><text:s/></text:span><text:span text:style-name="T92_170">dados</text:span><text:span text:style-name="T92_171">.<text:s/></text:span><text:span text:style-name="T92_172">Um</text:span><text:span text:style-name="T92_173"><text:s/></text:span><text:span text:style-name="T92_174">exemplo</text:span><text:span text:style-name="T92_175"><text:s/></text:span><text:span text:style-name="T92_176">de</text:span><text:span text:style-name="T92_177"><text:s/></text:span><text:span text:style-name="T92_178">replicação</text:span><text:span text:style-name="T92_179"><text:s/></text:span><text:span text:style-name="T92_180">master</text:span><text:span text:style-name="T92_181">-</text:span><text:span text:style-name="T92_182">master</text:span><text:span text:style-name="T92_183"><text:s/></text:span><text:span text:style-name="T92_184">seria</text:span><text:span text:style-name="T92_185">:<text:s/></text:span><text:span text:style-name="T92_186">suponha</text:span><text:span text:style-name="T92_187"><text:s/></text:span><text:span text:style-name="T92_188">que</text:span><text:span text:style-name="T92_189"><text:s/></text:span><text:span text:style-name="T92_190">a</text:span><text:span text:style-name="T92_191"><text:s/></text:span><text:span text:style-name="T92_192">tarefa</text:span><text:span text:style-name="T92_193"><text:s/></text:span><text:span text:style-name="T92_194">A</text:span><text:span text:style-name="T92_195"><text:s/></text:span><text:span text:style-name="T92_196">monitora</text:span><text:span text:style-name="T92_197"><text:s/></text:span><text:span text:style-name="T92_198">a</text:span><text:span text:style-name="T92_199"><text:s/></text:span><text:span text:style-name="T92_200">base</text:span><text:span text:style-name="T92_201"><text:s/></text:span><text:span text:style-name="T92_202">de</text:span><text:span text:style-name="T92_203"><text:s/></text:span><text:span text:style-name="T92_204">dados</text:span><text:span text:style-name="T92_205"><text:s/></text:span><text:span text:style-name="T92_206">fonte</text:span><text:span text:style-name="T92_207"><text:s/></text:span><text:span text:style-name="T92_208">e</text:span><text:span text:style-name="T92_209"><text:s/></text:span><text:span text:style-name="T92_210">a</text:span><text:span text:style-name="T92_211"><text:s/></text:span><text:span text:style-name="T92_212">tarefa</text:span><text:span text:style-name="T92_213"><text:s/></text:span><text:span text:style-name="T92_214">B</text:span><text:span text:style-name="T92_215"><text:s/></text:span><text:span text:style-name="T92_216">monitora</text:span><text:span text:style-name="T92_217"><text:s/></text:span><text:span text:style-name="T92_218">a</text:span><text:span text:style-name="T92_219"><text:s/></text:span><text:span text:style-name="T92_220">base</text:span><text:span text:style-name="T92_221"><text:s/></text:span><text:span text:style-name="T92_222">destino</text:span><text:span text:style-name="T92_223">.<text:s/></text:span><text:span text:style-name="T92_224">Caso</text:span><text:span text:style-name="T92_225"><text:s/></text:span><text:span text:style-name="T92_226">ocorra</text:span><text:span text:style-name="T92_227"><text:s/></text:span><text:span text:style-name="T92_228">uma</text:span><text:span text:style-name="T92_229"><text:s/></text:span><text:span text:style-name="T92_230">mudança</text:span><text:span text:style-name="T92_231"><text:s/></text:span><text:span text:style-name="T92_232">na</text:span><text:span text:style-name="T92_233"><text:s/></text:span><text:span text:style-name="T92_234">fonte</text:span><text:span text:style-name="T92_235"><text:s/></text:span><text:span text:style-name="T92_236">a</text:span><text:span text:style-name="T92_237"><text:s/></text:span><text:span text:style-name="T92_238">tarefa</text:span><text:span text:style-name="T92_239"><text:s/></text:span><text:span text:style-name="T92_240">A</text:span><text:span text:style-name="T92_241"><text:s/></text:span><text:span text:style-name="T92_242">deve</text:span><text:span text:style-name="T92_243"><text:s/></text:span><text:span text:style-name="T92_244">submeter</text:span><text:span text:style-name="T92_245"><text:s/></text:span><text:span text:style-name="T92_246">a</text:span><text:span text:style-name="T92_247"><text:s/></text:span><text:span text:style-name="T92_248">mudança</text:span><text:span text:style-name="T92_249"><text:s/></text:span><text:span text:style-name="T92_250">à</text:span><text:span text:style-name="T92_251"><text:s/></text:span><text:span text:style-name="T92_252">base</text:span><text:span text:style-name="T92_253"><text:s/></text:span><text:span text:style-name="T92_254">destino</text:span><text:span text:style-name="T92_255">.<text:s/></text:span><text:span text:style-name="T92_256">Quando</text:span><text:span text:style-name="T92_257"><text:s/></text:span><text:span text:style-name="T92_258">ocorrer</text:span><text:span text:style-name="T92_259"><text:s/></text:span><text:span text:style-name="T92_260">a</text:span><text:span text:style-name="T92_261"><text:s/></text:span><text:span text:style-name="T92_262">mudança</text:span><text:span text:style-name="T92_263"><text:s/></text:span><text:span text:style-name="T92_264">na</text:span><text:span text:style-name="T92_265"><text:s/></text:span><text:span text:style-name="T92_266">base</text:span><text:span text:style-name="T92_267"><text:s/></text:span><text:span text:style-name="T92_268">destino</text:span><text:span text:style-name="T92_269"><text:s/></text:span><text:span text:style-name="T92_270">a</text:span><text:span text:style-name="T92_271"><text:s/></text:span><text:span text:style-name="T92_272">tarefa</text:span><text:span text:style-name="T92_273"><text:s/></text:span><text:span text:style-name="T92_274">B</text:span><text:span text:style-name="T92_275"><text:s/></text:span><text:span text:style-name="T92_276">irá</text:span><text:span text:style-name="T92_277"><text:s/></text:span><text:span text:style-name="T92_278">tentar</text:span><text:span text:style-name="T92_279"><text:s/></text:span><text:span text:style-name="T92_280">submeter</text:span><text:span text:style-name="T92_281"><text:s/></text:span><text:span text:style-name="T92_282">a</text:span><text:span text:style-name="T92_283"><text:s/></text:span><text:span text:style-name="T92_284">mudança</text:span><text:span text:style-name="T92_285"><text:s/></text:span><text:span text:style-name="T92_286">a</text:span><text:span text:style-name="T92_287"><text:s/></text:span><text:span text:style-name="T92_288">base</text:span><text:span text:style-name="T92_289"><text:s/></text:span><text:span text:style-name="T92_290">fonte</text:span><text:span text:style-name="T92_291">,<text:s/></text:span><text:span text:style-name="T92_292">porem</text:span><text:span text:style-name="T92_293"><text:s/></text:span><text:span text:style-name="T92_294">como</text:span><text:span text:style-name="T92_295"><text:s/></text:span><text:span text:style-name="T92_296">o</text:span><text:span text:style-name="T92_297"><text:s/></text:span><text:span text:style-name="T92_298">dado</text:span><text:span text:style-name="T92_299"><text:s/></text:span><text:span text:style-name="T92_300">alterado</text:span><text:span text:style-name="T92_301"><text:s/></text:span><text:span text:style-name="T92_302">vai</text:span><text:span text:style-name="T92_303"><text:s/></text:span><text:span text:style-name="T92_304">estar</text:span><text:span text:style-name="T92_305"><text:s/></text:span><text:span text:style-name="T92_306">sincronizado</text:span><text:span text:style-name="T92_307">,<text:s/></text:span><text:span text:style-name="T92_308">nenhuma</text:span><text:span text:style-name="T92_309"><text:s/></text:span><text:span text:style-name="T92_310">mudança</text:span><text:span text:style-name="T92_311"><text:s/></text:span><text:span text:style-name="T92_312">ocorre</text:span><text:span text:style-name="T92_313"><text:s/></text:span><text:span text:style-name="T92_314">na</text:span><text:span text:style-name="T92_315"><text:s/></text:span><text:span text:style-name="T92_316">base</text:span><text:span text:style-name="T92_317"><text:s/></text:span><text:span text:style-name="T92_318">fonte</text:span><text:span text:style-name="T92_319">.<text:s/></text:span></text:p>
      <text:p text:style-name="P93"><text:span text:style-name="T93_1"><text:tab/></text:span><text:span text:style-name="T93_2">É</text:span><text:span text:style-name="T93_3"><text:s/></text:span><text:span text:style-name="T93_4">possível</text:span><text:span text:style-name="T93_5"><text:s/></text:span><text:span text:style-name="T93_6">também</text:span><text:span text:style-name="T93_7"><text:s/></text:span><text:span text:style-name="T93_8">definir</text:span><text:span text:style-name="T93_9"><text:s/></text:span><text:span text:style-name="T93_10">filtros</text:span><text:span text:style-name="T93_11"><text:s/></text:span><text:span text:style-name="T93_12">de</text:span><text:span text:style-name="T93_13"><text:s/></text:span><text:span text:style-name="T93_14">replicação</text:span><text:span text:style-name="T93_15">.<text:s/></text:span><text:span text:style-name="T93_16">Assim</text:span><text:span text:style-name="T93_17"><text:s/></text:span><text:span text:style-name="T93_18">é</text:span><text:span text:style-name="T93_19"><text:s/></text:span><text:span text:style-name="T93_20">possível</text:span><text:span text:style-name="T93_21"><text:s/></text:span><text:span text:style-name="T93_22">definir</text:span><text:span text:style-name="T93_23"><text:s/></text:span><text:span text:style-name="T93_24">situações</text:span><text:span text:style-name="T93_25"><text:s/></text:span><text:span text:style-name="T93_26">onde</text:span><text:span text:style-name="T93_27"><text:s/></text:span><text:span text:style-name="T93_28">as</text:span><text:span text:style-name="T93_29"><text:s/></text:span><text:span text:style-name="T93_30">mudanças</text:span><text:span text:style-name="T93_31"><text:s/></text:span><text:span text:style-name="T93_32">não</text:span><text:span text:style-name="T93_33"><text:s/></text:span><text:span text:style-name="T93_34">devem</text:span><text:span text:style-name="T93_35"><text:s/></text:span><text:span text:style-name="T93_36">ser</text:span><text:span text:style-name="T93_37"><text:s/></text:span><text:span text:style-name="T93_38">submetidas</text:span><text:span text:style-name="T93_39">.<text:s/></text:span><text:span text:style-name="T93_40">A</text:span><text:span text:style-name="T93_41"><text:s/></text:span><text:span text:style-name="T93_42">tarefa</text:span><text:span text:style-name="T93_43"><text:s/></text:span><text:span text:style-name="T93_44">de</text:span><text:span text:style-name="T93_45"><text:s/></text:span><text:span text:style-name="T93_46">atualização</text:span><text:span text:style-name="T93_47"><text:s/></text:span><text:span text:style-name="T93_48">deve</text:span><text:span text:style-name="T93_49"><text:s/></text:span><text:span text:style-name="T93_50">primeiramente</text:span><text:span text:style-name="T93_51"><text:s/></text:span><text:span text:style-name="T93_52">avaliar</text:span><text:span text:style-name="T93_53"><text:s/></text:span><text:span text:style-name="T93_54">os</text:span><text:span text:style-name="T93_55"><text:s/></text:span><text:span text:style-name="T93_56">filtros</text:span><text:span text:style-name="T93_57"><text:s/></text:span><text:span text:style-name="T93_58">antes</text:span><text:span text:style-name="T93_59"><text:s/></text:span><text:span text:style-name="T93_60">de</text:span><text:span text:style-name="T93_61"><text:s/></text:span><text:span text:style-name="T93_62">confirmar</text:span><text:span text:style-name="T93_63"><text:s/></text:span><text:span text:style-name="T93_64">se</text:span><text:span text:style-name="T93_65"><text:s/></text:span><text:span text:style-name="T93_66">uma</text:span><text:span text:style-name="T93_67"><text:s/></text:span><text:span text:style-name="T93_68">mudança</text:span><text:span text:style-name="T93_69"><text:s/></text:span><text:span text:style-name="T93_70">deve</text:span><text:span text:style-name="T93_71"><text:s/></text:span><text:span text:style-name="T93_72">ser</text:span><text:span text:style-name="T93_73"><text:s/></text:span><text:span text:style-name="T93_74">submetida</text:span><text:span text:style-name="T93_75"><text:s/></text:span><text:span text:style-name="T93_76">a</text:span><text:span text:style-name="T93_77"><text:s/></text:span><text:span text:style-name="T93_78">base</text:span><text:span text:style-name="T93_79"><text:s/></text:span><text:span text:style-name="T93_80">destino</text:span><text:span text:style-name="T93_81">.</text:span></text:p>
      <text:h text:style-name="P94" text:outline-level="10"><text:bookmark-start text:name="h.es5unhmkrn4"/><text:bookmark-end text:name="h.es5unhmkrn4"/><text:span text:style-name="T94_1">Exemplo</text:span><text:span text:style-name="T94_2"><text:s/></text:span><text:span text:style-name="T94_3">mostrando</text:span><text:span text:style-name="T94_4"><text:s/></text:span><text:span text:style-name="T94_5">comparativamente</text:span><text:span text:style-name="T94_6"><text:s/></text:span><text:span text:style-name="T94_7">SQL</text:span><text:span text:style-name="T94_8"><text:s/></text:span><text:span text:style-name="T94_9">com</text:span><text:span text:style-name="T94_10"><text:s/></text:span><text:span text:style-name="T94_11">CouchDB</text:span></text:h>
      <text:list text:style-name="LS6" xml:id="list33">
        <text:list-item>
          <text:p text:style-name="P95"><text:span text:style-name="T95_1">SELECT</text:span><text:span text:style-name="T95_2"><text:s/>*<text:s/></text:span><text:span text:style-name="T95_3">FROM</text:span><text:span text:style-name="T95_4"><text:s/></text:span><text:span text:style-name="T95_5">times</text:span></text:p>
        </text:list-item>
        <text:list-item>
          <text:p text:style-name="P96"><text:span text:style-name="T96_1">SELECT</text:span><text:span text:style-name="T96_2"><text:s/></text:span><text:span text:style-name="T96_3">nome</text:span><text:span text:style-name="T96_4">,<text:s/></text:span><text:span text:style-name="T96_5">dataDeFundacao</text:span><text:span text:style-name="T96_6"><text:s/></text:span><text:span text:style-name="T96_7">FROM</text:span><text:span text:style-name="T96_8"><text:s/></text:span><text:span text:style-name="T96_9">times</text:span></text:p>
        </text:list-item>
        <text:list-item>
          <text:p text:style-name="P97"><text:span text:style-name="T97_1">SELECT</text:span><text:span text:style-name="T97_2"><text:s/>*<text:s/></text:span><text:span text:style-name="T97_3">FROM</text:span><text:span text:style-name="T97_4"><text:s/></text:span><text:span text:style-name="T97_5">bandas</text:span><text:span text:style-name="T97_6"><text:s/></text:span><text:span text:style-name="T97_7">WHERE</text:span><text:span text:style-name="T97_8"><text:s/>_</text:span><text:span text:style-name="T97_9">id</text:span><text:span text:style-name="T97_10"><text:s/>=<text:s/>“...”</text:span></text:p>
        </text:list-item>
        <text:list-item>
          <text:p text:style-name="P98"><text:span text:style-name="T98_1">SELECT</text:span><text:span text:style-name="T98_2"><text:s/></text:span><text:span text:style-name="T98_3">nome</text:span><text:span text:style-name="T98_4"><text:s/></text:span><text:span text:style-name="T98_5">FROM</text:span><text:span text:style-name="T98_6"><text:s/></text:span><text:span text:style-name="T98_7">times</text:span><text:span text:style-name="T98_8"><text:s/></text:span><text:span text:style-name="T98_9">WHERE</text:span><text:span text:style-name="T98_10"><text:s/></text:span><text:span text:style-name="T98_11">estado</text:span><text:span text:style-name="T98_12"><text:s/>=<text:s/>“</text:span><text:span text:style-name="T98_13">SC</text:span><text:span text:style-name="T98_14">”</text:span></text:p>
        </text:list-item>
        <text:list-item>
          <text:p text:style-name="P99"><text:span text:style-name="T99_1">SELECT</text:span><text:span text:style-name="T99_2"><text:s/></text:span><text:span text:style-name="T99_3">nome</text:span><text:span text:style-name="T99_4"><text:s/></text:span><text:span text:style-name="T99_5">FROM</text:span><text:span text:style-name="T99_6"><text:s/></text:span><text:span text:style-name="T99_7">times</text:span><text:span text:style-name="T99_8"><text:s/></text:span><text:span text:style-name="T99_9">WHERE</text:span><text:span text:style-name="T99_10"><text:s/></text:span><text:span text:style-name="T99_11">dataDeFundacao</text:span><text:span text:style-name="T99_12"><text:s/></text:span><text:span text:style-name="T99_13">BETWEEN</text:span><text:span text:style-name="T99_14"><text:s/>1910<text:s/></text:span><text:span text:style-name="T99_15">AND</text:span><text:span text:style-name="T99_16"><text:s/>1920</text:span></text:p>
        </text:list-item>
        <text:list-item>
          <text:p text:style-name="P100"><text:span text:style-name="T100_1">SELECT</text:span><text:span text:style-name="T100_2"><text:s/></text:span><text:span text:style-name="T100_3">nome</text:span><text:span text:style-name="T100_4"><text:s/></text:span><text:span text:style-name="T100_5">FROM</text:span><text:span text:style-name="T100_6"><text:s/></text:span><text:span text:style-name="T100_7">times</text:span><text:span text:style-name="T100_8"><text:s/></text:span><text:span text:style-name="T100_9">WHERE</text:span><text:span text:style-name="T100_10"><text:s/></text:span><text:span text:style-name="T100_11">estado</text:span><text:span text:style-name="T100_12"><text:s/>=<text:s/>“</text:span><text:span text:style-name="T100_13">SC</text:span><text:span text:style-name="T100_14">”<text:s/></text:span><text:span text:style-name="T100_15">AND</text:span><text:span text:style-name="T100_16"><text:s/></text:span><text:span text:style-name="T100_17">dataDeFundacao</text:span><text:span text:style-name="T100_18"><text:s/></text:span><text:span text:style-name="T100_19">BETWEEN</text:span><text:span text:style-name="T100_20"><text:s/>1990<text:s/></text:span><text:span text:style-name="T100_21">AND</text:span><text:span text:style-name="T100_22"><text:s/>1999</text:span></text:p>
        </text:list-item>
        <text:list-item>
          <text:p text:style-name="P101"><text:span text:style-name="T101_1">SELECT</text:span><text:span text:style-name="T101_2"><text:s/></text:span><text:span text:style-name="T101_3">nome</text:span><text:span text:style-name="T101_4"><text:s/></text:span><text:span text:style-name="T101_5">FROM</text:span><text:span text:style-name="T101_6"><text:s/></text:span><text:span text:style-name="T101_7">times</text:span><text:span text:style-name="T101_8"><text:s/></text:span><text:span text:style-name="T101_9">WHERE</text:span><text:span text:style-name="T101_10"><text:s/></text:span><text:span text:style-name="T101_11">estado</text:span><text:span text:style-name="T101_12"><text:s/>=<text:s/>“</text:span><text:span text:style-name="T101_13">SC</text:span><text:span text:style-name="T101_14">”<text:s/></text:span><text:span text:style-name="T101_15">OR</text:span><text:span text:style-name="T101_16"><text:s/></text:span><text:span text:style-name="T101_17">estado</text:span><text:span text:style-name="T101_18"><text:s/>=<text:s/>“</text:span><text:span text:style-name="T101_19">SP</text:span><text:span text:style-name="T101_20">”</text:span></text:p>
        </text:list-item>
        <text:list-item>
          <text:p text:style-name="P102"><text:span text:style-name="T102_1">SELECT</text:span><text:span text:style-name="T102_2"><text:s/></text:span><text:span text:style-name="T102_3">nome</text:span><text:span text:style-name="T102_4">,<text:s/></text:span><text:span text:style-name="T102_5">capacidadeDoEstadio</text:span><text:span text:style-name="T102_6"><text:s/></text:span><text:span text:style-name="T102_7">FROM</text:span><text:span text:style-name="T102_8"><text:s/></text:span><text:span text:style-name="T102_9">time</text:span><text:span text:style-name="T102_10"><text:s/></text:span><text:span text:style-name="T102_11">ORDER</text:span><text:span text:style-name="T102_12"><text:s/></text:span><text:span text:style-name="T102_13">BY</text:span><text:span text:style-name="T102_14"><text:s/></text:span><text:span text:style-name="T102_15">capacidadeDoEstadio</text:span></text:p>
        </text:list-item>
        <text:list-item>
          <text:p text:style-name="P103"><text:span text:style-name="T103_1">SELECT</text:span><text:span text:style-name="T103_2"><text:s/></text:span><text:span text:style-name="T103_3">nome</text:span><text:span text:style-name="T103_4">,<text:s/></text:span><text:span text:style-name="T103_5">capacidadeDoEstadio</text:span><text:span text:style-name="T103_6"><text:s/></text:span><text:span text:style-name="T103_7">FROM</text:span><text:span text:style-name="T103_8"><text:s/></text:span><text:span text:style-name="T103_9">time</text:span><text:span text:style-name="T103_10"><text:s/></text:span><text:span text:style-name="T103_11">ORDER</text:span><text:span text:style-name="T103_12"><text:s/></text:span><text:span text:style-name="T103_13">BY</text:span><text:span text:style-name="T103_14"><text:s/></text:span><text:span text:style-name="T103_15">capacidadeDoEstadio</text:span><text:span text:style-name="T103_16"><text:s/></text:span><text:span text:style-name="T103_17">DESC</text:span></text:p>
        </text:list-item>
      </text:list>
      <text:p text:style-name="P104"/>
      <text:list text:style-name="LS6" xml:id="list42">
        <text:list-item>
          <text:p text:style-name="P105"><text:span text:style-name="T105_1">SELECT</text:span><text:span text:style-name="T105_2"><text:s/></text:span><text:span text:style-name="T105_3">nome</text:span><text:span text:style-name="T105_4"><text:s/></text:span><text:span text:style-name="T105_5">FROM</text:span><text:span text:style-name="T105_6"><text:s/></text:span><text:span text:style-name="T105_7">jogadores</text:span><text:span text:style-name="T105_8"><text:s/></text:span><text:span text:style-name="T105_9">WHERE</text:span><text:span text:style-name="T105_10"><text:s/></text:span><text:span text:style-name="T105_11">identificadorDoTime</text:span><text:span text:style-name="T105_12"><text:s/>=<text:s/>“...”</text:span></text:p>
        </text:list-item>
      </text:list>
      <text:p text:style-name="P106"/>
      <text:list text:style-name="LS6" xml:id="list43">
        <text:list-item>
          <text:p text:style-name="P107"><text:span text:style-name="T107_1">SELECT</text:span><text:span text:style-name="T107_2"><text:s/></text:span><text:span text:style-name="T107_3">t</text:span><text:span text:style-name="T107_4">.</text:span><text:span text:style-name="T107_5">nome</text:span><text:span text:style-name="T107_6">,<text:s/></text:span><text:span text:style-name="T107_7">j</text:span><text:span text:style-name="T107_8">.</text:span><text:span text:style-name="T107_9">nome</text:span><text:span text:style-name="T107_10"><text:s/></text:span><text:span text:style-name="T107_11">FROM</text:span><text:span text:style-name="T107_12"><text:s/></text:span><text:span text:style-name="T107_13">jogadores</text:span><text:span text:style-name="T107_14"><text:s/></text:span><text:span text:style-name="T107_15">j</text:span><text:span text:style-name="T107_16"><text:s/></text:span><text:span text:style-name="T107_17">JOIN</text:span><text:span text:style-name="T107_18"><text:s/></text:span><text:span text:style-name="T107_19">times</text:span><text:span text:style-name="T107_20"><text:s/></text:span><text:span text:style-name="T107_21">t</text:span><text:span text:style-name="T107_22"><text:s/></text:span><text:span text:style-name="T107_23">ON</text:span><text:span text:style-name="T107_24"><text:s/></text:span><text:span text:style-name="T107_25">j</text:span><text:span text:style-name="T107_26">.</text:span><text:span text:style-name="T107_27">identificadorDoTime</text:span><text:span text:style-name="T107_28"><text:s/>=<text:s/></text:span><text:span text:style-name="T107_29">b</text:span><text:span text:style-name="T107_30">._</text:span><text:span text:style-name="T107_31">id</text:span></text:p>
        </text:list-item>
        <text:list-item>
          <text:p text:style-name="P108"><text:span text:style-name="T108_1">SELECT</text:span><text:span text:style-name="T108_2"><text:s/></text:span><text:span text:style-name="T108_3">t</text:span><text:span text:style-name="T108_4">.</text:span><text:span text:style-name="T108_5">nome</text:span><text:span text:style-name="T108_6">,<text:s/></text:span><text:span text:style-name="T108_7">c</text:span><text:span text:style-name="T108_8">.</text:span><text:span text:style-name="T108_9">nome</text:span><text:span text:style-name="T108_10"><text:s/></text:span><text:span text:style-name="T108_11">FROM</text:span><text:span text:style-name="T108_12"><text:s/></text:span><text:span text:style-name="T108_13">participa</text:span><text:span text:style-name="T108_14"><text:s/></text:span><text:span text:style-name="T108_15">p</text:span><text:span text:style-name="T108_16"><text:s/></text:span><text:span text:style-name="T108_17">JOIN</text:span><text:span text:style-name="T108_18"><text:s/></text:span><text:span text:style-name="T108_19">campeonatos</text:span><text:span text:style-name="T108_20"><text:s/></text:span><text:span text:style-name="T108_21">c</text:span><text:span text:style-name="T108_22"><text:s/></text:span><text:span text:style-name="T108_23">ON</text:span><text:span text:style-name="T108_24"><text:s/></text:span><text:span text:style-name="T108_25">c</text:span><text:span text:style-name="T108_26">._</text:span><text:span text:style-name="T108_27">id</text:span><text:span text:style-name="T108_28"><text:s/>=<text:s/></text:span><text:span text:style-name="T108_29">p</text:span><text:span text:style-name="T108_30">.</text:span><text:span text:style-name="T108_31">identificadorDoCampeonato</text:span><text:span text:style-name="T108_32"><text:s/></text:span><text:span text:style-name="T108_33">JOIN</text:span><text:span text:style-name="T108_34"><text:s/></text:span><text:span text:style-name="T108_35">times</text:span><text:span text:style-name="T108_36"><text:s/></text:span><text:span text:style-name="T108_37">t</text:span><text:span text:style-name="T108_38"><text:s/></text:span><text:span text:style-name="T108_39">ON</text:span><text:span text:style-name="T108_40"><text:s/></text:span><text:span text:style-name="T108_41">t</text:span><text:span text:style-name="T108_42">._</text:span><text:span text:style-name="T108_43">id</text:span><text:span text:style-name="T108_44"><text:s/>=<text:s/></text:span><text:span text:style-name="T108_45">p</text:span><text:span text:style-name="T108_46">.</text:span><text:span text:style-name="T108_47">identificadorDoTime</text:span><text:span text:style-name="T108_48"><text:s/></text:span><text:span text:style-name="T108_49">WHERE</text:span><text:span text:style-name="T108_50"><text:s/></text:span><text:span text:style-name="T108_51">t</text:span><text:span text:style-name="T108_52">._</text:span><text:span text:style-name="T108_53">id</text:span><text:span text:style-name="T108_54"><text:s/>=<text:s/>“...”</text:span></text:p>
        </text:list-item>
        <text:list-item>
          <text:p text:style-name="P109"><text:span text:style-name="T109_1">SELECT</text:span><text:span text:style-name="T109_2"><text:s/></text:span><text:span text:style-name="T109_3">t</text:span><text:span text:style-name="T109_4">.</text:span><text:span text:style-name="T109_5">nome</text:span><text:span text:style-name="T109_6">,<text:s/></text:span><text:span text:style-name="T109_7">c</text:span><text:span text:style-name="T109_8">.</text:span><text:span text:style-name="T109_9">nome</text:span><text:span text:style-name="T109_10"><text:s/></text:span><text:span text:style-name="T109_11">FROM</text:span><text:span text:style-name="T109_12"><text:s/></text:span><text:span text:style-name="T109_13">participa</text:span><text:span text:style-name="T109_14"><text:s/></text:span><text:span text:style-name="T109_15">p</text:span><text:span text:style-name="T109_16"><text:s/></text:span><text:span text:style-name="T109_17">JOIN</text:span><text:span text:style-name="T109_18"><text:s/></text:span><text:span text:style-name="T109_19">campeonatos</text:span><text:span text:style-name="T109_20"><text:s/></text:span><text:span text:style-name="T109_21">c</text:span><text:span text:style-name="T109_22"><text:s/></text:span><text:span text:style-name="T109_23">ON</text:span><text:span text:style-name="T109_24"><text:s/></text:span><text:span text:style-name="T109_25">c</text:span><text:span text:style-name="T109_26">._</text:span><text:span text:style-name="T109_27">id</text:span><text:span text:style-name="T109_28"><text:s/>=<text:s/></text:span><text:span text:style-name="T109_29">p</text:span><text:span text:style-name="T109_30">.</text:span><text:span text:style-name="T109_31">identificadorDoCampeonato</text:span><text:span text:style-name="T109_32"><text:s/></text:span><text:span text:style-name="T109_33">JOIN</text:span><text:span text:style-name="T109_34"><text:s/></text:span><text:span text:style-name="T109_35">times</text:span><text:span text:style-name="T109_36"><text:s/></text:span><text:span text:style-name="T109_37">t</text:span><text:span text:style-name="T109_38"><text:s/></text:span><text:span text:style-name="T109_39">ON</text:span><text:span text:style-name="T109_40"><text:s/></text:span><text:span text:style-name="T109_41">t</text:span><text:span text:style-name="T109_42">._</text:span><text:span text:style-name="T109_43">id</text:span><text:span text:style-name="T109_44"><text:s/>=<text:s/></text:span><text:span text:style-name="T109_45">p</text:span><text:span text:style-name="T109_46">.</text:span><text:span text:style-name="T109_47">identificadorDoTime</text:span><text:span text:style-name="T109_48"><text:s/></text:span><text:span text:style-name="T109_49">WHERE</text:span><text:span text:style-name="T109_50"><text:s/></text:span><text:span text:style-name="T109_51">c</text:span><text:span text:style-name="T109_52">._</text:span><text:span text:style-name="T109_53">id</text:span><text:span text:style-name="T109_54"><text:s/>=<text:s/>“...”</text:span></text:p>
        </text:list-item>
        <text:list-item>
          <text:p text:style-name="P110"/>
        </text:list-item>
        <text:list-item>
          <text:p text:style-name="P111"><text:span text:style-name="T111_1">SELECT</text:span><text:span text:style-name="T111_2"><text:s/></text:span><text:span text:style-name="T111_3">nome</text:span><text:span text:style-name="T111_4"><text:s/></text:span><text:span text:style-name="T111_5">FROM</text:span><text:span text:style-name="T111_6"><text:s/></text:span><text:span text:style-name="T111_7">times</text:span><text:span text:style-name="T111_8"><text:s/></text:span><text:span text:style-name="T111_9">WHERE</text:span><text:span text:style-name="T111_10"><text:s/></text:span><text:span text:style-name="T111_11">nome</text:span><text:span text:style-name="T111_12"><text:s/></text:span><text:span text:style-name="T111_13">LIKE</text:span><text:span text:style-name="T111_14"><text:s/>“%</text:span><text:span text:style-name="T111_15">Atlético</text:span><text:span text:style-name="T111_16">%”</text:span></text:p>
        </text:list-item>
        <text:list-item>
          <text:p text:style-name="P112"><text:span text:style-name="T112_1">SELECT</text:span><text:span text:style-name="T112_2"><text:s/></text:span><text:span text:style-name="T112_3">COUNT</text:span><text:span text:style-name="T112_4">(*)<text:s/></text:span><text:span text:style-name="T112_5">FROM</text:span><text:span text:style-name="T112_6"><text:s/></text:span><text:span text:style-name="T112_7">times</text:span></text:p>
        </text:list-item>
        <text:list-item>
          <text:p text:style-name="P113"><text:span text:style-name="T113_1">SELECT</text:span><text:span text:style-name="T113_2"><text:s/></text:span><text:span text:style-name="T113_3">COUNT</text:span><text:span text:style-name="T113_4">(</text:span><text:span text:style-name="T113_5">estado</text:span><text:span text:style-name="T113_6">),<text:s/></text:span><text:span text:style-name="T113_7">estado</text:span><text:span text:style-name="T113_8"><text:s/></text:span><text:span text:style-name="T113_9">FROM</text:span><text:span text:style-name="T113_10"><text:s/></text:span><text:span text:style-name="T113_11">times</text:span><text:span text:style-name="T113_12"><text:s/></text:span><text:span text:style-name="T113_13">GROUP</text:span><text:span text:style-name="T113_14"><text:s/></text:span><text:span text:style-name="T113_15">BY</text:span><text:span text:style-name="T113_16"><text:s/></text:span><text:span text:style-name="T113_17">estado</text:span></text:p>
        </text:list-item>
        <text:list-item>
          <text:p text:style-name="P114"><text:span text:style-name="T114_1">SELECT</text:span><text:span text:style-name="T114_2"><text:s/></text:span><text:span text:style-name="T114_3">COUNT</text:span><text:span text:style-name="T114_4">(</text:span><text:span text:style-name="T114_5">estado</text:span><text:span text:style-name="T114_6">),<text:s/></text:span><text:span text:style-name="T114_7">estado</text:span><text:span text:style-name="T114_8"><text:s/></text:span><text:span text:style-name="T114_9">FROM</text:span><text:span text:style-name="T114_10"><text:s/></text:span><text:span text:style-name="T114_11">times</text:span><text:span text:style-name="T114_12"><text:s/></text:span><text:span text:style-name="T114_13">GROUP</text:span><text:span text:style-name="T114_14"><text:s/></text:span><text:span text:style-name="T114_15">BY</text:span><text:span text:style-name="T114_16"><text:s/></text:span><text:span text:style-name="T114_17">estado</text:span><text:span text:style-name="T114_18"><text:s/></text:span><text:span text:style-name="T114_19">HAVING</text:span><text:span text:style-name="T114_20"><text:s/></text:span><text:span text:style-name="T114_21">COUNT</text:span><text:span text:style-name="T114_22">(*)<text:s/>&gt;<text:s/>10</text:span></text:p>
        </text:list-item>
        <text:list-item>
          <text:p text:style-name="P115"><text:span text:style-name="T115_1">SELECT</text:span><text:span text:style-name="T115_2"><text:s/></text:span><text:span text:style-name="T115_3">MAX</text:span><text:span text:style-name="T115_4">(</text:span><text:span text:style-name="T115_5">capacidadeDoEstadio</text:span><text:span text:style-name="T115_6">)<text:s/></text:span><text:span text:style-name="T115_7">FROM</text:span><text:span text:style-name="T115_8"><text:s/></text:span><text:span text:style-name="T115_9">times</text:span></text:p>
        </text:list-item>
      </text:list>
      <text:p text:style-name="P116"/>
      <text:h text:style-name="P117" text:outline-level="10"><text:bookmark-start text:name="h.l3jbjxpgzfbh"/><text:bookmark-end text:name="h.l3jbjxpgzfbh"/></text:h>
      <text:h text:style-name="P118" text:outline-level="10"><text:bookmark-start text:name="h.h6g3rg6d0ypp"/><text:bookmark-end text:name="h.h6g3rg6d0ypp"/></text:h>
      <text:p text:style-name="P119"/>
      <text:h text:style-name="P120" text:outline-level="10"><text:bookmark-start text:name="h.ydumcwtyzuro"/><text:bookmark-end text:name="h.ydumcwtyzuro"/></text:h>
      <text:h text:style-name="P121" text:outline-level="10"><text:bookmark-start text:name="h.vcfwwiwz1gls"/><text:bookmark-end text:name="h.vcfwwiwz1gls"/><text:bookmark-start text:name="h.48iit8qxtlqh"/><text:bookmark-end text:name="h.48iit8qxtlqh"/><text:span text:style-name="T121_1"><office:annotation><dc:creator/><text:p text:style-name="P122"><text:span text:style-name="T122_1">Lucas</text:span><text:span text:style-name="T122_2"><text:s/></text:span><text:span text:style-name="T122_3">Pereira</text:span><text:span text:style-name="T122_4">:</text:span></text:p><text:p text:style-name="P123"><text:span text:style-name="T123_1">Falar</text:span><text:span text:style-name="T123_2"><text:s/></text:span><text:span text:style-name="T123_3">que</text:span><text:span text:style-name="T123_4"><text:s/></text:span><text:span text:style-name="T123_5">o</text:span><text:span text:style-name="T123_6"><text:s/></text:span><text:span text:style-name="T123_7">NoSQL</text:span><text:span text:style-name="T123_8"><text:s/></text:span><text:span text:style-name="T123_9">não</text:span><text:span text:style-name="T123_10"><text:s/></text:span><text:span text:style-name="T123_11">substitui</text:span><text:span text:style-name="T123_12"><text:s/></text:span><text:span text:style-name="T123_13">o</text:span><text:span text:style-name="T123_14"><text:s/></text:span><text:span text:style-name="T123_15">modelo</text:span><text:span text:style-name="T123_16"><text:s/></text:span><text:span text:style-name="T123_17">relacional</text:span><text:span text:style-name="T123_18">,<text:s/></text:span><text:span text:style-name="T123_19">mas</text:span><text:span text:style-name="T123_20"><text:s/></text:span><text:span text:style-name="T123_21">que</text:span><text:span text:style-name="T123_22"><text:s/></text:span><text:span text:style-name="T123_23">serve</text:span><text:span text:style-name="T123_24"><text:s/></text:span><text:span text:style-name="T123_25">como</text:span><text:span text:style-name="T123_26"><text:s/></text:span><text:span text:style-name="T123_27">uma</text:span><text:span text:style-name="T123_28"><text:s/></text:span><text:span text:style-name="T123_29">alternativa</text:span><text:span text:style-name="T123_30"><text:s/></text:span><text:span text:style-name="T123_31">a</text:span><text:span text:style-name="T123_32"><text:s/></text:span><text:span text:style-name="T123_33">algumas</text:span><text:span text:style-name="T123_34"><text:s/></text:span><text:span text:style-name="T123_35">aplicações</text:span><text:span text:style-name="T123_36"><text:s/></text:span><text:span text:style-name="T123_37">em</text:span><text:span text:style-name="T123_38"><text:s/></text:span><text:span text:style-name="T123_39">que</text:span><text:span text:style-name="T123_40"><text:s/></text:span><text:span text:style-name="T123_41">os</text:span><text:span text:style-name="T123_42"><text:s/></text:span><text:span text:style-name="T123_43">princípios</text:span><text:span text:style-name="T123_44"><text:s/></text:span><text:span text:style-name="T123_45">do</text:span><text:span text:style-name="T123_46"><text:s/></text:span><text:span text:style-name="T123_47">NoSQL</text:span><text:span text:style-name="T123_48"><text:s/></text:span><text:span text:style-name="T123_49">se</text:span><text:span text:style-name="T123_50"><text:s/></text:span><text:span text:style-name="T123_51">encaixam</text:span><text:span text:style-name="T123_52"><text:s/></text:span><text:span text:style-name="T123_53">melhor</text:span><text:span text:style-name="T123_54">.<text:s/></text:span><text:span text:style-name="T123_55">Falar</text:span><text:span text:style-name="T123_56"><text:s/></text:span><text:span text:style-name="T123_57">que</text:span><text:span text:style-name="T123_58"><text:s/></text:span><text:span text:style-name="T123_59">existem</text:span><text:span text:style-name="T123_60"><text:s/></text:span><text:span text:style-name="T123_61">aplicações</text:span><text:span text:style-name="T123_62"><text:s/></text:span><text:span text:style-name="T123_63">que</text:span><text:span text:style-name="T123_64"><text:s/></text:span><text:span text:style-name="T123_65">necessitam</text:span><text:span text:style-name="T123_66"><text:s/></text:span><text:span text:style-name="T123_67">de</text:span><text:span text:style-name="T123_68"><text:s/></text:span><text:span text:style-name="T123_69">uma</text:span><text:span text:style-name="T123_70"><text:s/></text:span><text:span text:style-name="T123_71">modelo</text:span><text:span text:style-name="T123_72"><text:s/></text:span><text:span text:style-name="T123_73">rígido</text:span><text:span text:style-name="T123_74"><text:s/></text:span><text:span text:style-name="T123_75">como</text:span><text:span text:style-name="T123_76"><text:s/></text:span><text:span text:style-name="T123_77">o</text:span><text:span text:style-name="T123_78"><text:s/></text:span><text:span text:style-name="T123_79">relacional</text:span><text:span text:style-name="T123_80"><text:s/></text:span><text:span text:style-name="T123_81">e</text:span><text:span text:style-name="T123_82"><text:s/></text:span><text:span text:style-name="T123_83">dar</text:span><text:span text:style-name="T123_84"><text:s/></text:span><text:span text:style-name="T123_85">um</text:span><text:span text:style-name="T123_86"><text:s/></text:span><text:span text:style-name="T123_87">ou</text:span><text:span text:style-name="T123_88"><text:s/></text:span><text:span text:style-name="T123_89">dois</text:span><text:span text:style-name="T123_90"><text:s/></text:span><text:span text:style-name="T123_91">exemplos</text:span><text:span text:style-name="T123_92">.<text:s/></text:span><text:span text:style-name="T123_93">Falar</text:span><text:span text:style-name="T123_94"><text:s/></text:span><text:span text:style-name="T123_95">sobre</text:span><text:span text:style-name="T123_96"><text:s/></text:span><text:span text:style-name="T123_97">persistência</text:span><text:span text:style-name="T123_98"><text:s/></text:span><text:span text:style-name="T123_99">poliglota</text:span><text:span text:style-name="T123_100"><text:s/>(</text:span><text:span text:style-name="T123_101">http</text:span><text:span text:style-name="T123_102">://</text:span><text:span text:style-name="T123_103">martinfowler</text:span><text:span text:style-name="T123_104">.</text:span><text:span text:style-name="T123_105">com</text:span><text:span text:style-name="T123_106">/</text:span><text:span text:style-name="T123_107">articles</text:span><text:span text:style-name="T123_108">/</text:span><text:span text:style-name="T123_109">nosql</text:span><text:span text:style-name="T123_110">-</text:span><text:span text:style-name="T123_111">intro</text:span><text:span text:style-name="T123_112">.</text:span><text:span text:style-name="T123_113">pdf</text:span><text:span text:style-name="T123_114"><text:s/></text:span><text:span text:style-name="T123_115">e</text:span><text:span text:style-name="T123_116"><text:s/></text:span><text:span text:style-name="T123_117">http</text:span><text:span text:style-name="T123_118">://</text:span><text:span text:style-name="T123_119">martinfowler</text:span><text:span text:style-name="T123_120">.</text:span><text:span text:style-name="T123_121">com</text:span><text:span text:style-name="T123_122">/</text:span><text:span text:style-name="T123_123">bliki</text:span><text:span text:style-name="T123_124">/</text:span><text:span text:style-name="T123_125">PolyglotPersistence</text:span><text:span text:style-name="T123_126">.</text:span><text:span text:style-name="T123_127">html</text:span><text:span text:style-name="T123_128">)<text:s/></text:span><text:span text:style-name="T123_129">e</text:span><text:span text:style-name="T123_130"><text:s/></text:span><text:span text:style-name="T123_131">que</text:span><text:span text:style-name="T123_132"><text:s/></text:span><text:span text:style-name="T123_133">esse</text:span><text:span text:style-name="T123_134"><text:s/></text:span><text:span text:style-name="T123_135">é</text:span><text:span text:style-name="T123_136"><text:s/></text:span><text:span text:style-name="T123_137">um</text:span><text:span text:style-name="T123_138"><text:s/></text:span><text:span text:style-name="T123_139">provável</text:span><text:span text:style-name="T123_140"><text:s/></text:span><text:span text:style-name="T123_141">futuro</text:span><text:span text:style-name="T123_142"><text:s/></text:span><text:span text:style-name="T123_143">para</text:span><text:span text:style-name="T123_144"><text:s/></text:span><text:span text:style-name="T123_145">os</text:span><text:span text:style-name="T123_146"><text:s/></text:span><text:span text:style-name="T123_147">bancos</text:span><text:span text:style-name="T123_148"><text:s/></text:span><text:span text:style-name="T123_149">de</text:span><text:span text:style-name="T123_150"><text:s/></text:span><text:span text:style-name="T123_151">dados</text:span><text:span text:style-name="T123_152"><text:s/></text:span><text:span text:style-name="T123_153">e</text:span><text:span text:style-name="T123_154"><text:s/></text:span><text:span text:style-name="T123_155">não</text:span><text:span text:style-name="T123_156"><text:s/></text:span><text:span text:style-name="T123_157">apenas</text:span><text:span text:style-name="T123_158"><text:s/></text:span><text:span text:style-name="T123_159">a</text:span><text:span text:style-name="T123_160"><text:s/></text:span><text:span text:style-name="T123_161">existência</text:span><text:span text:style-name="T123_162"><text:s/></text:span><text:span text:style-name="T123_163">de</text:span><text:span text:style-name="T123_164"><text:s/></text:span><text:span text:style-name="T123_165">um</text:span><text:span text:style-name="T123_166"><text:s/></text:span><text:span text:style-name="T123_167">único</text:span><text:span text:style-name="T123_168"><text:s/></text:span><text:span text:style-name="T123_169">paradigma</text:span><text:span text:style-name="T123_170"><text:s/></text:span><text:span text:style-name="T123_171">dominante</text:span><text:span text:style-name="T123_172">.</text:span></text:p></office:annotation></text:span><text:span text:style-name="T123_173">Conclusão</text:span></text:h>
      <text:h text:style-name="P124" text:outline-level="10"><text:bookmark-start text:name="h.5a27arw0vj93"/><text:bookmark-end text:name="h.5a27arw0vj93"/><text:span text:style-name="T124_1">Os</text:span><text:span text:style-name="T124_2"><text:s/></text:span><text:span text:style-name="T124_3">bancos</text:span><text:span text:style-name="T124_4"><text:s/></text:span><text:span text:style-name="T124_5">de</text:span><text:span text:style-name="T124_6"><text:s/></text:span><text:span text:style-name="T124_7">dados</text:span><text:span text:style-name="T124_8"><text:s/></text:span><text:span text:style-name="T124_9">relacionais</text:span><text:span text:style-name="T124_10"><text:s/></text:span><text:span text:style-name="T124_11">são</text:span><text:span text:style-name="T124_12"><text:s/></text:span><text:span text:style-name="T124_13">a</text:span><text:span text:style-name="T124_14"><text:s/></text:span><text:span text:style-name="T124_15">solução</text:span><text:span text:style-name="T124_16"><text:s/></text:span><text:span text:style-name="T124_17">que</text:span><text:span text:style-name="T124_18"><text:s/></text:span><text:span text:style-name="T124_19">melhor</text:span><text:span text:style-name="T124_20"><text:s/></text:span><text:span text:style-name="T124_21">se</text:span><text:span text:style-name="T124_22"><text:s/></text:span><text:span text:style-name="T124_23">enquadra</text:span><text:span text:style-name="T124_24"><text:s/></text:span><text:span text:style-name="T124_25">para</text:span><text:span text:style-name="T124_26"><text:s/></text:span><text:span text:style-name="T124_27">armazenamento</text:span><text:span text:style-name="T124_28"><text:s/></text:span><text:span text:style-name="T124_29">de</text:span><text:span text:style-name="T124_30"><text:s/></text:span><text:span text:style-name="T124_31">dados</text:span><text:span text:style-name="T124_32"><text:s/></text:span><text:span text:style-name="T124_33">em</text:span><text:span text:style-name="T124_34"><text:s/></text:span><text:span text:style-name="T124_35">aplicações</text:span><text:span text:style-name="T124_36"><text:s/></text:span><text:span text:style-name="T124_37">com</text:span><text:span text:style-name="T124_38"><text:s/></text:span><text:span text:style-name="T124_39">especificações</text:span><text:span text:style-name="T124_40"><text:s/></text:span><text:span text:style-name="T124_41">bem</text:span><text:span text:style-name="T124_42"><text:s/></text:span><text:span text:style-name="T124_43">definidas</text:span><text:span text:style-name="T124_44">.<text:s/></text:span><text:span text:style-name="T124_45">Podem</text:span><text:span text:style-name="T124_46"><text:s/></text:span><text:span text:style-name="T124_47">ser</text:span><text:span text:style-name="T124_48"><text:s/></text:span><text:span text:style-name="T124_49">especificações</text:span><text:span text:style-name="T124_50"><text:s/></text:span><text:span text:style-name="T124_51">como</text:span><text:span text:style-name="T124_52">:<text:s/></text:span><text:span text:style-name="T124_53">controle</text:span><text:span text:style-name="T124_54"><text:s/></text:span><text:span text:style-name="T124_55">de</text:span><text:span text:style-name="T124_56"><text:s/></text:span><text:span text:style-name="T124_57">transações</text:span><text:span text:style-name="T124_58">,<text:s/></text:span><text:span text:style-name="T124_59">integração</text:span><text:span text:style-name="T124_60"><text:s/></text:span><text:span text:style-name="T124_61">de</text:span><text:span text:style-name="T124_62"><text:s/></text:span><text:span text:style-name="T124_63">aplicações</text:span><text:span text:style-name="T124_64"><text:s/></text:span><text:span text:style-name="T124_65">e</text:span><text:span text:style-name="T124_66"><text:s/></text:span><text:span text:style-name="T124_67">relacionamento</text:span><text:span text:style-name="T124_68"><text:s/></text:span><text:span text:style-name="T124_69">entre</text:span><text:span text:style-name="T124_70"><text:s/></text:span><text:span text:style-name="T124_71">dados</text:span><text:span text:style-name="T124_72">.<text:s/></text:span><text:span text:style-name="T124_73">Por</text:span><text:span text:style-name="T124_74"><text:s/></text:span><text:span text:style-name="T124_75">exemplo</text:span><text:span text:style-name="T124_76"><text:s/></text:span><text:span text:style-name="T124_77">uma</text:span><text:span text:style-name="T124_78"><text:s/></text:span><text:span text:style-name="T124_79">aplicação</text:span><text:span text:style-name="T124_80"><text:s/></text:span><text:span text:style-name="T124_81">bancária</text:span><text:span text:style-name="T124_82">,<text:s/></text:span><text:span text:style-name="T124_83">as</text:span><text:span text:style-name="T124_84"><text:s/></text:span><text:span text:style-name="T124_85">transações</text:span><text:span text:style-name="T124_86"><text:s/></text:span><text:span text:style-name="T124_87">devem</text:span><text:span text:style-name="T124_88"><text:s/></text:span><text:span text:style-name="T124_89">ser</text:span><text:span text:style-name="T124_90"><text:s/></text:span><text:span text:style-name="T124_91">rigidamente</text:span><text:span text:style-name="T124_92"><text:s/></text:span><text:span text:style-name="T124_93">controladas</text:span><text:span text:style-name="T124_94"><text:s/></text:span><text:span text:style-name="T124_95">e</text:span><text:span text:style-name="T124_96"><text:s/></text:span><text:span text:style-name="T124_97">a</text:span><text:span text:style-name="T124_98"><text:s/></text:span><text:span text:style-name="T124_99">atualização</text:span><text:span text:style-name="T124_100"><text:s/></text:span><text:span text:style-name="T124_101">dos</text:span><text:span text:style-name="T124_102"><text:s/></text:span><text:span text:style-name="T124_103">dados</text:span><text:span text:style-name="T124_104"><text:s/></text:span><text:span text:style-name="T124_105">deve</text:span><text:span text:style-name="T124_106"><text:s/></text:span><text:span text:style-name="T124_107">ser</text:span><text:span text:style-name="T124_108"><text:s/></text:span><text:span text:style-name="T124_109">imediata</text:span><text:span text:style-name="T124_110"><text:s/></text:span><text:span text:style-name="T124_111">para</text:span><text:span text:style-name="T124_112"><text:s/></text:span><text:span text:style-name="T124_113">evitar</text:span><text:span text:style-name="T124_114"><text:s/></text:span><text:span text:style-name="T124_115">inconsistências</text:span><text:span text:style-name="T124_116"><text:s/></text:span><text:span text:style-name="T124_117">ou</text:span><text:span text:style-name="T124_118"><text:s/></text:span><text:span text:style-name="T124_119">operações</text:span><text:span text:style-name="T124_120"><text:s/></text:span><text:span text:style-name="T124_121">inválidas</text:span><text:span text:style-name="T124_122"><text:s/>(</text:span><text:span text:style-name="T124_123">por</text:span><text:span text:style-name="T124_124"><text:s/></text:span><text:span text:style-name="T124_125">exemplo</text:span><text:span text:style-name="T124_126"><text:s/></text:span><text:span text:style-name="T124_127">um</text:span><text:span text:style-name="T124_128"><text:s/></text:span><text:span text:style-name="T124_129">saque</text:span><text:span text:style-name="T124_130"><text:s/></text:span><text:span text:style-name="T124_131">que</text:span><text:span text:style-name="T124_132"><text:s/></text:span><text:span text:style-name="T124_133">reduz</text:span><text:span text:style-name="T124_134"><text:s/></text:span><text:span text:style-name="T124_135">o</text:span><text:span text:style-name="T124_136"><text:s/></text:span><text:span text:style-name="T124_137">saldo</text:span><text:span text:style-name="T124_138"><text:s/></text:span><text:span text:style-name="T124_139">a</text:span><text:span text:style-name="T124_140"><text:s/></text:span><text:span text:style-name="T124_141">zero</text:span><text:span text:style-name="T124_142"><text:s/></text:span><text:span text:style-name="T124_143">seguido</text:span><text:span text:style-name="T124_144"><text:s/></text:span><text:span text:style-name="T124_145">de</text:span><text:span text:style-name="T124_146"><text:s/></text:span><text:span text:style-name="T124_147">uma</text:span><text:span text:style-name="T124_148"><text:s/></text:span><text:span text:style-name="T124_149">transferência</text:span><text:span text:style-name="T124_150"><text:s/></text:span><text:span text:style-name="T124_151">de</text:span><text:span text:style-name="T124_152"><text:s/></text:span><text:span text:style-name="T124_153">um</text:span><text:span text:style-name="T124_154"><text:s/></text:span><text:span text:style-name="T124_155">valor</text:span><text:span text:style-name="T124_156"><text:s/></text:span><text:span text:style-name="T124_157">qualquer</text:span><text:span text:style-name="T124_158">,<text:s/></text:span><text:span text:style-name="T124_159">neste</text:span><text:span text:style-name="T124_160"><text:s/></text:span><text:span text:style-name="T124_161">caso</text:span><text:span text:style-name="T124_162"><text:s/></text:span><text:span text:style-name="T124_163">a</text:span><text:span text:style-name="T124_164"><text:s/></text:span><text:span text:style-name="T124_165">transferência</text:span><text:span text:style-name="T124_166"><text:s/></text:span><text:span text:style-name="T124_167">deveria</text:span><text:span text:style-name="T124_168"><text:s/></text:span><text:span text:style-name="T124_169">ser</text:span><text:span text:style-name="T124_170"><text:s/></text:span><text:span text:style-name="T124_171">bloqueado</text:span><text:span text:style-name="T124_172"><text:s/></text:span><text:span text:style-name="T124_173">por</text:span><text:span text:style-name="T124_174"><text:s/></text:span><text:span text:style-name="T124_175">saldo</text:span><text:span text:style-name="T124_176"><text:s/></text:span><text:span text:style-name="T124_177">insuficiente</text:span><text:span text:style-name="T124_178">).</text:span></text:h>
      <text:h text:style-name="P125" text:outline-level="10"><text:bookmark-start text:name="h.9pnx2lakus0q"/><text:bookmark-end text:name="h.9pnx2lakus0q"/><text:span text:style-name="T125_1">Bancos</text:span><text:span text:style-name="T125_2"><text:s/></text:span><text:span text:style-name="T125_3">de</text:span><text:span text:style-name="T125_4"><text:s/></text:span><text:span text:style-name="T125_5">dados</text:span><text:span text:style-name="T125_6"><text:s/></text:span><text:span text:style-name="T125_7">NoSQL</text:span><text:span text:style-name="T125_8"><text:s/></text:span><text:span text:style-name="T125_9">são</text:span><text:span text:style-name="T125_10"><text:s/></text:span><text:span text:style-name="T125_11">uma</text:span><text:span text:style-name="T125_12"><text:s/></text:span><text:span text:style-name="T125_13">alternativa</text:span><text:span text:style-name="T125_14"><text:s/></text:span><text:span text:style-name="T125_15">para</text:span><text:span text:style-name="T125_16"><text:s/></text:span><text:span text:style-name="T125_17">armazenamento</text:span><text:span text:style-name="T125_18"><text:s/></text:span><text:span text:style-name="T125_19">a</text:span><text:span text:style-name="T125_20"><text:s/></text:span><text:span text:style-name="T125_21">baixo</text:span><text:span text:style-name="T125_22"><text:s/></text:span><text:span text:style-name="T125_23">custo</text:span><text:span text:style-name="T125_24"><text:s/></text:span><text:span text:style-name="T125_25">garantindo</text:span><text:span text:style-name="T125_26"><text:s/></text:span><text:span text:style-name="T125_27">escalabilidade</text:span><text:span text:style-name="T125_28"><text:s/></text:span><text:span text:style-name="T125_29">horizontal</text:span><text:span text:style-name="T125_30">.<text:s/></text:span><text:span text:style-name="T125_31">Promovem</text:span><text:span text:style-name="T125_32"><text:s/></text:span><text:span text:style-name="T125_33">soluções</text:span><text:span text:style-name="T125_34"><text:s/></text:span><text:span text:style-name="T125_35">simplificadas</text:span><text:span text:style-name="T125_36"><text:s/></text:span><text:span text:style-name="T125_37">e</text:span><text:span text:style-name="T125_38"><text:s/></text:span><text:span text:style-name="T125_39">com</text:span><text:span text:style-name="T125_40"><text:s/></text:span><text:span text:style-name="T125_41">boa</text:span><text:span text:style-name="T125_42"><text:s/></text:span><text:span text:style-name="T125_43">flexibilidade</text:span><text:span text:style-name="T125_44">.<text:s/></text:span><text:span text:style-name="T125_45">Tais</text:span><text:span text:style-name="T125_46"><text:s/></text:span><text:span text:style-name="T125_47">características</text:span><text:span text:style-name="T125_48"><text:s/></text:span><text:span text:style-name="T125_49">despontam</text:span><text:span text:style-name="T125_50"><text:s/></text:span><text:span text:style-name="T125_51">os</text:span><text:span text:style-name="T125_52"><text:s/></text:span><text:span text:style-name="T125_53">bancos</text:span><text:span text:style-name="T125_54"><text:s/></text:span><text:span text:style-name="T125_55">de</text:span><text:span text:style-name="T125_56"><text:s/></text:span><text:span text:style-name="T125_57">dados</text:span><text:span text:style-name="T125_58"><text:s/></text:span><text:span text:style-name="T125_59">NoSQL</text:span><text:span text:style-name="T125_60"><text:s/></text:span><text:span text:style-name="T125_61">como</text:span><text:span text:style-name="T125_62"><text:s/></text:span><text:span text:style-name="T125_63">a</text:span><text:span text:style-name="T125_64"><text:s/></text:span><text:span text:style-name="T125_65">solução</text:span><text:span text:style-name="T125_66"><text:s/></text:span><text:span text:style-name="T125_67">ideal</text:span><text:span text:style-name="T125_68"><text:s/></text:span><text:span text:style-name="T125_69">para</text:span><text:span text:style-name="T125_70"><text:s/></text:span><text:span text:style-name="T125_71">bancos</text:span><text:span text:style-name="T125_72"><text:s/></text:span><text:span text:style-name="T125_73">de</text:span><text:span text:style-name="T125_74"><text:s/></text:span><text:span text:style-name="T125_75">dados</text:span><text:span text:style-name="T125_76"><text:s/></text:span><text:span text:style-name="T125_77">distribuídos</text:span><text:span text:style-name="T125_78">,<text:s/></text:span><text:span text:style-name="T125_79">uma</text:span><text:span text:style-name="T125_80"><text:s/></text:span><text:span text:style-name="T125_81">tendência</text:span><text:span text:style-name="T125_82"><text:s/></text:span><text:span text:style-name="T125_83">para</text:span><text:span text:style-name="T125_84"><text:s/></text:span><text:span text:style-name="T125_85">aplicações</text:span><text:span text:style-name="T125_86"><text:s/></text:span><text:span text:style-name="T125_87">com</text:span><text:span text:style-name="T125_88"><text:s/></text:span><text:span text:style-name="T125_89">grande</text:span><text:span text:style-name="T125_90"><text:s/></text:span><text:span text:style-name="T125_91">volume</text:span><text:span text:style-name="T125_92"><text:s/></text:span><text:span text:style-name="T125_93">de</text:span><text:span text:style-name="T125_94"><text:s/></text:span><text:span text:style-name="T125_95">dados</text:span><text:span text:style-name="T125_96"><text:s/>(</text:span><text:span text:style-name="T125_97">big</text:span><text:span text:style-name="T125_98"><text:s/></text:span><text:span text:style-name="T125_99">data</text:span><text:span text:style-name="T125_100">).</text:span></text:h>
      <text:p text:style-name="P126"><text:span text:style-name="T126_1"><text:tab/></text:span></text:p>
      <text:p text:style-name="P127"><text:span text:style-name="T127_1"><text:tab/></text:span></text:p>
      <text:h text:style-name="P128" text:outline-level="10"><text:bookmark-start text:name="h.da1crnee9cvz"/><text:bookmark-end text:name="h.da1crnee9cvz"/></text:h>
      <text:h text:style-name="P129" text:outline-level="10"><text:bookmark-start text:name="h.fcayd3kksk5"/><text:bookmark-end text:name="h.fcayd3kksk5"/><text:bookmark-start text:name="h.krn81clhd8vj"/><text:bookmark-end text:name="h.krn81clhd8vj"/><text:span text:style-name="T129_1">Referências</text:span><text:span text:style-name="T129_2"><text:s/></text:span><text:span text:style-name="T129_3">sobre</text:span><text:span text:style-name="T129_4"><text:s/></text:span><text:span text:style-name="T129_5">NoSQL</text:span></text:h>
      <text:list text:style-name="LS7" xml:id="list52">
        <text:list-item>
          <text:p text:style-name="P130"><text:span text:style-name="T130_1"><text:a xlink:type="simple" xlink:href="http://martinfowler.com/nosql.html"><text:span text:style-name="T130_2">http</text:span></text:a></text:span><text:span text:style-name="T130_3"><text:a xlink:type="simple" xlink:href="http://martinfowler.com/nosql.html"><text:span text:style-name="T130_4">://</text:span></text:a></text:span><text:span text:style-name="T130_5"><text:a xlink:type="simple" xlink:href="http://martinfowler.com/nosql.html"><text:span text:style-name="T130_6">martinfowler</text:span></text:a></text:span><text:span text:style-name="T130_7"><text:a xlink:type="simple" xlink:href="http://martinfowler.com/nosql.html"><text:span text:style-name="T130_8">.</text:span></text:a></text:span><text:span text:style-name="T130_9"><text:a xlink:type="simple" xlink:href="http://martinfowler.com/nosql.html"><text:span text:style-name="T130_10">com</text:span></text:a></text:span><text:span text:style-name="T130_11"><text:a xlink:type="simple" xlink:href="http://martinfowler.com/nosql.html"><text:span text:style-name="T130_12">/</text:span></text:a></text:span><text:span text:style-name="T130_13"><text:a xlink:type="simple" xlink:href="http://martinfowler.com/nosql.html"><text:span text:style-name="T130_14">nosql</text:span></text:a></text:span><text:span text:style-name="T130_15"><text:a xlink:type="simple" xlink:href="http://martinfowler.com/nosql.html"><text:span text:style-name="T130_16">.</text:span></text:a></text:span><text:span text:style-name="T130_17"><text:a xlink:type="simple" xlink:href="http://martinfowler.com/nosql.html"><text:span text:style-name="T130_18">html</text:span></text:a></text:span></text:p>
        </text:list-item>
        <text:list-item>
          <text:p text:style-name="P131"><text:span text:style-name="T131_1"><text:a xlink:type="simple" xlink:href="http://martinfowler.com/articles/nosql-intro.pdf"><text:span text:style-name="T131_2">http</text:span></text:a></text:span><text:span text:style-name="T131_3"><text:a xlink:type="simple" xlink:href="http://martinfowler.com/articles/nosql-intro.pdf"><text:span text:style-name="T131_4">://</text:span></text:a></text:span><text:span text:style-name="T131_5"><text:a xlink:type="simple" xlink:href="http://martinfowler.com/articles/nosql-intro.pdf"><text:span text:style-name="T131_6">martinfowler</text:span></text:a></text:span><text:span text:style-name="T131_7"><text:a xlink:type="simple" xlink:href="http://martinfowler.com/articles/nosql-intro.pdf"><text:span text:style-name="T131_8">.</text:span></text:a></text:span><text:span text:style-name="T131_9"><text:a xlink:type="simple" xlink:href="http://martinfowler.com/articles/nosql-intro.pdf"><text:span text:style-name="T131_10">com</text:span></text:a></text:span><text:span text:style-name="T131_11"><text:a xlink:type="simple" xlink:href="http://martinfowler.com/articles/nosql-intro.pdf"><text:span text:style-name="T131_12">/</text:span></text:a></text:span><text:span text:style-name="T131_13"><text:a xlink:type="simple" xlink:href="http://martinfowler.com/articles/nosql-intro.pdf"><text:span text:style-name="T131_14">articles</text:span></text:a></text:span><text:span text:style-name="T131_15"><text:a xlink:type="simple" xlink:href="http://martinfowler.com/articles/nosql-intro.pdf"><text:span text:style-name="T131_16">/</text:span></text:a></text:span><text:span text:style-name="T131_17"><text:a xlink:type="simple" xlink:href="http://martinfowler.com/articles/nosql-intro.pdf"><text:span text:style-name="T131_18">nosql</text:span></text:a></text:span><text:span text:style-name="T131_19"><text:a xlink:type="simple" xlink:href="http://martinfowler.com/articles/nosql-intro.pdf"><text:span text:style-name="T131_20">-</text:span></text:a></text:span><text:span text:style-name="T131_21"><text:a xlink:type="simple" xlink:href="http://martinfowler.com/articles/nosql-intro.pdf"><text:span text:style-name="T131_22">intro</text:span></text:a></text:span><text:span text:style-name="T131_23"><text:a xlink:type="simple" xlink:href="http://martinfowler.com/articles/nosql-intro.pdf"><text:span text:style-name="T131_24">.</text:span></text:a></text:span><text:span text:style-name="T131_25"><text:a xlink:type="simple" xlink:href="http://martinfowler.com/articles/nosql-intro.pdf"><text:span text:style-name="T131_26">pdf</text:span></text:a></text:span></text:p>
        </text:list-item>
        <text:list-item>
          <text:p text:style-name="P132"><text:span text:style-name="T132_1"><text:a xlink:type="simple" xlink:href="http://martinfowler.com/articles/nosqlKeyPoints.html"><text:span text:style-name="T132_2">http</text:span></text:a></text:span><text:span text:style-name="T132_3"><text:a xlink:type="simple" xlink:href="http://martinfowler.com/articles/nosqlKeyPoints.html"><text:span text:style-name="T132_4">://</text:span></text:a></text:span><text:span text:style-name="T132_5"><text:a xlink:type="simple" xlink:href="http://martinfowler.com/articles/nosqlKeyPoints.html"><text:span text:style-name="T132_6">martinfowler</text:span></text:a></text:span><text:span text:style-name="T132_7"><text:a xlink:type="simple" xlink:href="http://martinfowler.com/articles/nosqlKeyPoints.html"><text:span text:style-name="T132_8">.</text:span></text:a></text:span><text:span text:style-name="T132_9"><text:a xlink:type="simple" xlink:href="http://martinfowler.com/articles/nosqlKeyPoints.html"><text:span text:style-name="T132_10">com</text:span></text:a></text:span><text:span text:style-name="T132_11"><text:a xlink:type="simple" xlink:href="http://martinfowler.com/articles/nosqlKeyPoints.html"><text:span text:style-name="T132_12">/</text:span></text:a></text:span><text:span text:style-name="T132_13"><text:a xlink:type="simple" xlink:href="http://martinfowler.com/articles/nosqlKeyPoints.html"><text:span text:style-name="T132_14">articles</text:span></text:a></text:span><text:span text:style-name="T132_15"><text:a xlink:type="simple" xlink:href="http://martinfowler.com/articles/nosqlKeyPoints.html"><text:span text:style-name="T132_16">/</text:span></text:a></text:span><text:span text:style-name="T132_17"><text:a xlink:type="simple" xlink:href="http://martinfowler.com/articles/nosqlKeyPoints.html"><text:span text:style-name="T132_18">nosqlKeyPoints</text:span></text:a></text:span><text:span text:style-name="T132_19"><text:a xlink:type="simple" xlink:href="http://martinfowler.com/articles/nosqlKeyPoints.html"><text:span text:style-name="T132_20">.</text:span></text:a></text:span><text:span text:style-name="T132_21"><text:a xlink:type="simple" xlink:href="http://martinfowler.com/articles/nosqlKeyPoints.html"><text:span text:style-name="T132_22">html</text:span></text:a></text:span></text:p>
        </text:list-item>
        <text:list-item>
          <text:p text:style-name="P133"><text:span text:style-name="T133_1"><text:a xlink:type="simple" xlink:href="http://martinfowler.com/bliki/NosqlDefinition.html"><text:span text:style-name="T133_2">http</text:span></text:a></text:span><text:span text:style-name="T133_3"><text:a xlink:type="simple" xlink:href="http://martinfowler.com/bliki/NosqlDefinition.html"><text:span text:style-name="T133_4">://</text:span></text:a></text:span><text:span text:style-name="T133_5"><text:a xlink:type="simple" xlink:href="http://martinfowler.com/bliki/NosqlDefinition.html"><text:span text:style-name="T133_6">martinfowler</text:span></text:a></text:span><text:span text:style-name="T133_7"><text:a xlink:type="simple" xlink:href="http://martinfowler.com/bliki/NosqlDefinition.html"><text:span text:style-name="T133_8">.</text:span></text:a></text:span><text:span text:style-name="T133_9"><text:a xlink:type="simple" xlink:href="http://martinfowler.com/bliki/NosqlDefinition.html"><text:span text:style-name="T133_10">com</text:span></text:a></text:span><text:span text:style-name="T133_11"><text:a xlink:type="simple" xlink:href="http://martinfowler.com/bliki/NosqlDefinition.html"><text:span text:style-name="T133_12">/</text:span></text:a></text:span><text:span text:style-name="T133_13"><text:a xlink:type="simple" xlink:href="http://martinfowler.com/bliki/NosqlDefinition.html"><text:span text:style-name="T133_14">bliki</text:span></text:a></text:span><text:span text:style-name="T133_15"><text:a xlink:type="simple" xlink:href="http://martinfowler.com/bliki/NosqlDefinition.html"><text:span text:style-name="T133_16">/</text:span></text:a></text:span><text:span text:style-name="T133_17"><text:a xlink:type="simple" xlink:href="http://martinfowler.com/bliki/NosqlDefinition.html"><text:span text:style-name="T133_18">NosqlDefinition</text:span></text:a></text:span><text:span text:style-name="T133_19"><text:a xlink:type="simple" xlink:href="http://martinfowler.com/bliki/NosqlDefinition.html"><text:span text:style-name="T133_20">.</text:span></text:a></text:span><text:span text:style-name="T133_21"><text:a xlink:type="simple" xlink:href="http://martinfowler.com/bliki/NosqlDefinition.html"><text:span text:style-name="T133_22">html</text:span></text:a></text:span></text:p>
        </text:list-item>
        <text:list-item>
          <text:p text:style-name="P134"><text:span text:style-name="T134_1"><text:a xlink:type="simple" xlink:href="http://martinfowler.com/bliki/PolyglotPersistence.html"><text:span text:style-name="T134_2">http</text:span></text:a></text:span><text:span text:style-name="T134_3"><text:a xlink:type="simple" xlink:href="http://martinfowler.com/bliki/PolyglotPersistence.html"><text:span text:style-name="T134_4">://</text:span></text:a></text:span><text:span text:style-name="T134_5"><text:a xlink:type="simple" xlink:href="http://martinfowler.com/bliki/PolyglotPersistence.html"><text:span text:style-name="T134_6">martinfowler</text:span></text:a></text:span><text:span text:style-name="T134_7"><text:a xlink:type="simple" xlink:href="http://martinfowler.com/bliki/PolyglotPersistence.html"><text:span text:style-name="T134_8">.</text:span></text:a></text:span><text:span text:style-name="T134_9"><text:a xlink:type="simple" xlink:href="http://martinfowler.com/bliki/PolyglotPersistence.html"><text:span text:style-name="T134_10">com</text:span></text:a></text:span><text:span text:style-name="T134_11"><text:a xlink:type="simple" xlink:href="http://martinfowler.com/bliki/PolyglotPersistence.html"><text:span text:style-name="T134_12">/</text:span></text:a></text:span><text:span text:style-name="T134_13"><text:a xlink:type="simple" xlink:href="http://martinfowler.com/bliki/PolyglotPersistence.html"><text:span text:style-name="T134_14">bliki</text:span></text:a></text:span><text:span text:style-name="T134_15"><text:a xlink:type="simple" xlink:href="http://martinfowler.com/bliki/PolyglotPersistence.html"><text:span text:style-name="T134_16">/</text:span></text:a></text:span><text:span text:style-name="T134_17"><text:a xlink:type="simple" xlink:href="http://martinfowler.com/bliki/PolyglotPersistence.html"><text:span text:style-name="T134_18">PolyglotPersistence</text:span></text:a></text:span><text:span text:style-name="T134_19"><text:a xlink:type="simple" xlink:href="http://martinfowler.com/bliki/PolyglotPersistence.html"><text:span text:style-name="T134_20">.</text:span></text:a></text:span><text:span text:style-name="T134_21"><text:a xlink:type="simple" xlink:href="http://martinfowler.com/bliki/PolyglotPersistence.html"><text:span text:style-name="T134_22">html</text:span></text:a></text:span></text:p>
        </text:list-item>
        <text:list-item>
          <text:p text:style-name="P135"><text:span text:style-name="T135_1"><text:a xlink:type="simple" xlink:href="http://martinfowler.com/bliki/AggregateOrientedDatabase.html"><text:span text:style-name="T135_2">http</text:span></text:a></text:span><text:span text:style-name="T135_3"><text:a xlink:type="simple" xlink:href="http://martinfowler.com/bliki/AggregateOrientedDatabase.html"><text:span text:style-name="T135_4">://</text:span></text:a></text:span><text:span text:style-name="T135_5"><text:a xlink:type="simple" xlink:href="http://martinfowler.com/bliki/AggregateOrientedDatabase.html"><text:span text:style-name="T135_6">martinfowler</text:span></text:a></text:span><text:span text:style-name="T135_7"><text:a xlink:type="simple" xlink:href="http://martinfowler.com/bliki/AggregateOrientedDatabase.html"><text:span text:style-name="T135_8">.</text:span></text:a></text:span><text:span text:style-name="T135_9"><text:a xlink:type="simple" xlink:href="http://martinfowler.com/bliki/AggregateOrientedDatabase.html"><text:span text:style-name="T135_10">com</text:span></text:a></text:span><text:span text:style-name="T135_11"><text:a xlink:type="simple" xlink:href="http://martinfowler.com/bliki/AggregateOrientedDatabase.html"><text:span text:style-name="T135_12">/</text:span></text:a></text:span><text:span text:style-name="T135_13"><text:a xlink:type="simple" xlink:href="http://martinfowler.com/bliki/AggregateOrientedDatabase.html"><text:span text:style-name="T135_14">bliki</text:span></text:a></text:span><text:span text:style-name="T135_15"><text:a xlink:type="simple" xlink:href="http://martinfowler.com/bliki/AggregateOrientedDatabase.html"><text:span text:style-name="T135_16">/</text:span></text:a></text:span><text:span text:style-name="T135_17"><text:a xlink:type="simple" xlink:href="http://martinfowler.com/bliki/AggregateOrientedDatabase.html"><text:span text:style-name="T135_18">AggregateOrientedDatabase</text:span></text:a></text:span><text:span text:style-name="T135_19"><text:a xlink:type="simple" xlink:href="http://martinfowler.com/bliki/AggregateOrientedDatabase.html"><text:span text:style-name="T135_20">.</text:span></text:a></text:span><text:span text:style-name="T135_21"><text:a xlink:type="simple" xlink:href="http://martinfowler.com/bliki/AggregateOrientedDatabase.html"><text:span text:style-name="T135_22">html</text:span></text:a></text:span></text:p>
        </text:list-item>
        <text:list-item>
          <text:p text:style-name="P136"><text:span text:style-name="T136_1"><text:a xlink:type="simple" xlink:href="http://nosql.mypopescu.com/"><text:span text:style-name="T136_2">http</text:span></text:a></text:span><text:span text:style-name="T136_3"><text:a xlink:type="simple" xlink:href="http://nosql.mypopescu.com/"><text:span text:style-name="T136_4">://</text:span></text:a></text:span><text:span text:style-name="T136_5"><text:a xlink:type="simple" xlink:href="http://nosql.mypopescu.com/"><text:span text:style-name="T136_6">nosql</text:span></text:a></text:span><text:span text:style-name="T136_7"><text:a xlink:type="simple" xlink:href="http://nosql.mypopescu.com/"><text:span text:style-name="T136_8">.</text:span></text:a></text:span><text:span text:style-name="T136_9"><text:a xlink:type="simple" xlink:href="http://nosql.mypopescu.com/"><text:span text:style-name="T136_10">mypopescu</text:span></text:a></text:span><text:span text:style-name="T136_11"><text:a xlink:type="simple" xlink:href="http://nosql.mypopescu.com/"><text:span text:style-name="T136_12">.</text:span></text:a></text:span><text:span text:style-name="T136_13"><text:a xlink:type="simple" xlink:href="http://nosql.mypopescu.com/"><text:span text:style-name="T136_14">com</text:span></text:a></text:span><text:span text:style-name="T136_15"><text:a xlink:type="simple" xlink:href="http://nosql.mypopescu.com/"><text:span text:style-name="T136_16">/</text:span></text:a></text:span></text:p>
        </text:list-item>
        <text:list-item>
          <text:p text:style-name="P137"><text:span text:style-name="T137_1"><text:a xlink:type="simple" xlink:href="http://nosql.mypopescu.com/kb/nosql"><text:span text:style-name="T137_2">http</text:span></text:a></text:span><text:span text:style-name="T137_3"><text:a xlink:type="simple" xlink:href="http://nosql.mypopescu.com/kb/nosql"><text:span text:style-name="T137_4">://</text:span></text:a></text:span><text:span text:style-name="T137_5"><text:a xlink:type="simple" xlink:href="http://nosql.mypopescu.com/kb/nosql"><text:span text:style-name="T137_6">nosql</text:span></text:a></text:span><text:span text:style-name="T137_7"><text:a xlink:type="simple" xlink:href="http://nosql.mypopescu.com/kb/nosql"><text:span text:style-name="T137_8">.</text:span></text:a></text:span><text:span text:style-name="T137_9"><text:a xlink:type="simple" xlink:href="http://nosql.mypopescu.com/kb/nosql"><text:span text:style-name="T137_10">mypopescu</text:span></text:a></text:span><text:span text:style-name="T137_11"><text:a xlink:type="simple" xlink:href="http://nosql.mypopescu.com/kb/nosql"><text:span text:style-name="T137_12">.</text:span></text:a></text:span><text:span text:style-name="T137_13"><text:a xlink:type="simple" xlink:href="http://nosql.mypopescu.com/kb/nosql"><text:span text:style-name="T137_14">com</text:span></text:a></text:span><text:span text:style-name="T137_15"><text:a xlink:type="simple" xlink:href="http://nosql.mypopescu.com/kb/nosql"><text:span text:style-name="T137_16">/</text:span></text:a></text:span><text:span text:style-name="T137_17"><text:a xlink:type="simple" xlink:href="http://nosql.mypopescu.com/kb/nosql"><text:span text:style-name="T137_18">kb</text:span></text:a></text:span><text:span text:style-name="T137_19"><text:a xlink:type="simple" xlink:href="http://nosql.mypopescu.com/kb/nosql"><text:span text:style-name="T137_20">/</text:span></text:a></text:span><text:span text:style-name="T137_21"><text:a xlink:type="simple" xlink:href="http://nosql.mypopescu.com/kb/nosql"><text:span text:style-name="T137_22">nosql</text:span></text:a></text:span></text:p>
        </text:list-item>
        <text:list-item>
          <text:p text:style-name="P138"><text:span text:style-name="T138_1"><text:a xlink:type="simple" xlink:href="http://nosql.mypopescu.com/kb/nosql-getting-started"><text:span text:style-name="T138_2">http</text:span></text:a></text:span><text:span text:style-name="T138_3"><text:a xlink:type="simple" xlink:href="http://nosql.mypopescu.com/kb/nosql-getting-started"><text:span text:style-name="T138_4">://</text:span></text:a></text:span><text:span text:style-name="T138_5"><text:a xlink:type="simple" xlink:href="http://nosql.mypopescu.com/kb/nosql-getting-started"><text:span text:style-name="T138_6">nosql</text:span></text:a></text:span><text:span text:style-name="T138_7"><text:a xlink:type="simple" xlink:href="http://nosql.mypopescu.com/kb/nosql-getting-started"><text:span text:style-name="T138_8">.</text:span></text:a></text:span><text:span text:style-name="T138_9"><text:a xlink:type="simple" xlink:href="http://nosql.mypopescu.com/kb/nosql-getting-started"><text:span text:style-name="T138_10">mypopescu</text:span></text:a></text:span><text:span text:style-name="T138_11"><text:a xlink:type="simple" xlink:href="http://nosql.mypopescu.com/kb/nosql-getting-started"><text:span text:style-name="T138_12">.</text:span></text:a></text:span><text:span text:style-name="T138_13"><text:a xlink:type="simple" xlink:href="http://nosql.mypopescu.com/kb/nosql-getting-started"><text:span text:style-name="T138_14">com</text:span></text:a></text:span><text:span text:style-name="T138_15"><text:a xlink:type="simple" xlink:href="http://nosql.mypopescu.com/kb/nosql-getting-started"><text:span text:style-name="T138_16">/</text:span></text:a></text:span><text:span text:style-name="T138_17"><text:a xlink:type="simple" xlink:href="http://nosql.mypopescu.com/kb/nosql-getting-started"><text:span text:style-name="T138_18">kb</text:span></text:a></text:span><text:span text:style-name="T138_19"><text:a xlink:type="simple" xlink:href="http://nosql.mypopescu.com/kb/nosql-getting-started"><text:span text:style-name="T138_20">/</text:span></text:a></text:span><text:span text:style-name="T138_21"><text:a xlink:type="simple" xlink:href="http://nosql.mypopescu.com/kb/nosql-getting-started"><text:span text:style-name="T138_22">nosql</text:span></text:a></text:span><text:span text:style-name="T138_23"><text:a xlink:type="simple" xlink:href="http://nosql.mypopescu.com/kb/nosql-getting-started"><text:span text:style-name="T138_24">-</text:span></text:a></text:span><text:span text:style-name="T138_25"><text:a xlink:type="simple" xlink:href="http://nosql.mypopescu.com/kb/nosql-getting-started"><text:span text:style-name="T138_26">getting</text:span></text:a></text:span><text:span text:style-name="T138_27"><text:a xlink:type="simple" xlink:href="http://nosql.mypopescu.com/kb/nosql-getting-started"><text:span text:style-name="T138_28">-</text:span></text:a></text:span><text:span text:style-name="T138_29"><text:a xlink:type="simple" xlink:href="http://nosql.mypopescu.com/kb/nosql-getting-started"><text:span text:style-name="T138_30">started</text:span></text:a></text:span></text:p>
        </text:list-item>
        <text:list-item>
          <text:p text:style-name="P139"><text:span text:style-name="T139_1"><text:a xlink:type="simple" xlink:href="http://nosql.mypopescu.com/post/1016366403/nosql-guide-for-beginners"><text:span text:style-name="T139_2">http</text:span></text:a></text:span><text:span text:style-name="T139_3"><text:a xlink:type="simple" xlink:href="http://nosql.mypopescu.com/post/1016366403/nosql-guide-for-beginners"><text:span text:style-name="T139_4">://</text:span></text:a></text:span><text:span text:style-name="T139_5"><text:a xlink:type="simple" xlink:href="http://nosql.mypopescu.com/post/1016366403/nosql-guide-for-beginners"><text:span text:style-name="T139_6">nosql</text:span></text:a></text:span><text:span text:style-name="T139_7"><text:a xlink:type="simple" xlink:href="http://nosql.mypopescu.com/post/1016366403/nosql-guide-for-beginners"><text:span text:style-name="T139_8">.</text:span></text:a></text:span><text:span text:style-name="T139_9"><text:a xlink:type="simple" xlink:href="http://nosql.mypopescu.com/post/1016366403/nosql-guide-for-beginners"><text:span text:style-name="T139_10">mypopescu</text:span></text:a></text:span><text:span text:style-name="T139_11"><text:a xlink:type="simple" xlink:href="http://nosql.mypopescu.com/post/1016366403/nosql-guide-for-beginners"><text:span text:style-name="T139_12">.</text:span></text:a></text:span><text:span text:style-name="T139_13"><text:a xlink:type="simple" xlink:href="http://nosql.mypopescu.com/post/1016366403/nosql-guide-for-beginners"><text:span text:style-name="T139_14">com</text:span></text:a></text:span><text:span text:style-name="T139_15"><text:a xlink:type="simple" xlink:href="http://nosql.mypopescu.com/post/1016366403/nosql-guide-for-beginners"><text:span text:style-name="T139_16">/</text:span></text:a></text:span><text:span text:style-name="T139_17"><text:a xlink:type="simple" xlink:href="http://nosql.mypopescu.com/post/1016366403/nosql-guide-for-beginners"><text:span text:style-name="T139_18">post</text:span></text:a></text:span><text:span text:style-name="T139_19"><text:a xlink:type="simple" xlink:href="http://nosql.mypopescu.com/post/1016366403/nosql-guide-for-beginners"><text:span text:style-name="T139_20">/1016366403/</text:span></text:a></text:span><text:span text:style-name="T139_21"><text:a xlink:type="simple" xlink:href="http://nosql.mypopescu.com/post/1016366403/nosql-guide-for-beginners"><text:span text:style-name="T139_22">nosql</text:span></text:a></text:span><text:span text:style-name="T139_23"><text:a xlink:type="simple" xlink:href="http://nosql.mypopescu.com/post/1016366403/nosql-guide-for-beginners"><text:span text:style-name="T139_24">-</text:span></text:a></text:span><text:span text:style-name="T139_25"><text:a xlink:type="simple" xlink:href="http://nosql.mypopescu.com/post/1016366403/nosql-guide-for-beginners"><text:span text:style-name="T139_26">guide</text:span></text:a></text:span><text:span text:style-name="T139_27"><text:a xlink:type="simple" xlink:href="http://nosql.mypopescu.com/post/1016366403/nosql-guide-for-beginners"><text:span text:style-name="T139_28">-</text:span></text:a></text:span><text:span text:style-name="T139_29"><text:a xlink:type="simple" xlink:href="http://nosql.mypopescu.com/post/1016366403/nosql-guide-for-beginners"><text:span text:style-name="T139_30">for</text:span></text:a></text:span><text:span text:style-name="T139_31"><text:a xlink:type="simple" xlink:href="http://nosql.mypopescu.com/post/1016366403/nosql-guide-for-beginners"><text:span text:style-name="T139_32">-</text:span></text:a></text:span><text:span text:style-name="T139_33"><text:a xlink:type="simple" xlink:href="http://nosql.mypopescu.com/post/1016366403/nosql-guide-for-beginners"><text:span text:style-name="T139_34">beginners</text:span></text:a></text:span></text:p>
        </text:list-item>
        <text:list-item>
          <text:p text:style-name="P140"><text:span text:style-name="T140_1"><text:a xlink:type="simple" xlink:href="http://imasters.com.br/artigo/17043/banco-de-dados/nosql-voce-realmente-sabe-do-que-estamos-falando"><text:span text:style-name="T140_2">http</text:span></text:a></text:span><text:span text:style-name="T140_3"><text:a xlink:type="simple" xlink:href="http://imasters.com.br/artigo/17043/banco-de-dados/nosql-voce-realmente-sabe-do-que-estamos-falando"><text:span text:style-name="T140_4">://</text:span></text:a></text:span><text:span text:style-name="T140_5"><text:a xlink:type="simple" xlink:href="http://imasters.com.br/artigo/17043/banco-de-dados/nosql-voce-realmente-sabe-do-que-estamos-falando"><text:span text:style-name="T140_6">imasters</text:span></text:a></text:span><text:span text:style-name="T140_7"><text:a xlink:type="simple" xlink:href="http://imasters.com.br/artigo/17043/banco-de-dados/nosql-voce-realmente-sabe-do-que-estamos-falando"><text:span text:style-name="T140_8">.</text:span></text:a></text:span><text:span text:style-name="T140_9"><text:a xlink:type="simple" xlink:href="http://imasters.com.br/artigo/17043/banco-de-dados/nosql-voce-realmente-sabe-do-que-estamos-falando"><text:span text:style-name="T140_10">com</text:span></text:a></text:span><text:span text:style-name="T140_11"><text:a xlink:type="simple" xlink:href="http://imasters.com.br/artigo/17043/banco-de-dados/nosql-voce-realmente-sabe-do-que-estamos-falando"><text:span text:style-name="T140_12">.</text:span></text:a></text:span><text:span text:style-name="T140_13"><text:a xlink:type="simple" xlink:href="http://imasters.com.br/artigo/17043/banco-de-dados/nosql-voce-realmente-sabe-do-que-estamos-falando"><text:span text:style-name="T140_14">br</text:span></text:a></text:span><text:span text:style-name="T140_15"><text:a xlink:type="simple" xlink:href="http://imasters.com.br/artigo/17043/banco-de-dados/nosql-voce-realmente-sabe-do-que-estamos-falando"><text:span text:style-name="T140_16">/</text:span></text:a></text:span><text:span text:style-name="T140_17"><text:a xlink:type="simple" xlink:href="http://imasters.com.br/artigo/17043/banco-de-dados/nosql-voce-realmente-sabe-do-que-estamos-falando"><text:span text:style-name="T140_18">artigo</text:span></text:a></text:span><text:span text:style-name="T140_19"><text:a xlink:type="simple" xlink:href="http://imasters.com.br/artigo/17043/banco-de-dados/nosql-voce-realmente-sabe-do-que-estamos-falando"><text:span text:style-name="T140_20">/17043/</text:span></text:a></text:span><text:span text:style-name="T140_21"><text:a xlink:type="simple" xlink:href="http://imasters.com.br/artigo/17043/banco-de-dados/nosql-voce-realmente-sabe-do-que-estamos-falando"><text:span text:style-name="T140_22">banco</text:span></text:a></text:span><text:span text:style-name="T140_23"><text:a xlink:type="simple" xlink:href="http://imasters.com.br/artigo/17043/banco-de-dados/nosql-voce-realmente-sabe-do-que-estamos-falando"><text:span text:style-name="T140_24">-</text:span></text:a></text:span><text:span text:style-name="T140_25"><text:a xlink:type="simple" xlink:href="http://imasters.com.br/artigo/17043/banco-de-dados/nosql-voce-realmente-sabe-do-que-estamos-falando"><text:span text:style-name="T140_26">de</text:span></text:a></text:span><text:span text:style-name="T140_27"><text:a xlink:type="simple" xlink:href="http://imasters.com.br/artigo/17043/banco-de-dados/nosql-voce-realmente-sabe-do-que-estamos-falando"><text:span text:style-name="T140_28">-</text:span></text:a></text:span><text:span text:style-name="T140_29"><text:a xlink:type="simple" xlink:href="http://imasters.com.br/artigo/17043/banco-de-dados/nosql-voce-realmente-sabe-do-que-estamos-falando"><text:span text:style-name="T140_30">dados</text:span></text:a></text:span><text:span text:style-name="T140_31"><text:a xlink:type="simple" xlink:href="http://imasters.com.br/artigo/17043/banco-de-dados/nosql-voce-realmente-sabe-do-que-estamos-falando"><text:span text:style-name="T140_32">/</text:span></text:a></text:span><text:span text:style-name="T140_33"><text:a xlink:type="simple" xlink:href="http://imasters.com.br/artigo/17043/banco-de-dados/nosql-voce-realmente-sabe-do-que-estamos-falando"><text:span text:style-name="T140_34">nosql</text:span></text:a></text:span><text:span text:style-name="T140_35"><text:a xlink:type="simple" xlink:href="http://imasters.com.br/artigo/17043/banco-de-dados/nosql-voce-realmente-sabe-do-que-estamos-falando"><text:span text:style-name="T140_36">-</text:span></text:a></text:span><text:span text:style-name="T140_37"><text:a xlink:type="simple" xlink:href="http://imasters.com.br/artigo/17043/banco-de-dados/nosql-voce-realmente-sabe-do-que-estamos-falando"><text:span text:style-name="T140_38">voce</text:span></text:a></text:span><text:span text:style-name="T140_39"><text:a xlink:type="simple" xlink:href="http://imasters.com.br/artigo/17043/banco-de-dados/nosql-voce-realmente-sabe-do-que-estamos-falando"><text:span text:style-name="T140_40">-</text:span></text:a></text:span><text:span text:style-name="T140_41"><text:a xlink:type="simple" xlink:href="http://imasters.com.br/artigo/17043/banco-de-dados/nosql-voce-realmente-sabe-do-que-estamos-falando"><text:span text:style-name="T140_42">realmente</text:span></text:a></text:span><text:span text:style-name="T140_43"><text:a xlink:type="simple" xlink:href="http://imasters.com.br/artigo/17043/banco-de-dados/nosql-voce-realmente-sabe-do-que-estamos-falando"><text:span text:style-name="T140_44">-</text:span></text:a></text:span><text:span text:style-name="T140_45"><text:a xlink:type="simple" xlink:href="http://imasters.com.br/artigo/17043/banco-de-dados/nosql-voce-realmente-sabe-do-que-estamos-falando"><text:span text:style-name="T140_46">sabe</text:span></text:a></text:span><text:span text:style-name="T140_47"><text:a xlink:type="simple" xlink:href="http://imasters.com.br/artigo/17043/banco-de-dados/nosql-voce-realmente-sabe-do-que-estamos-falando"><text:span text:style-name="T140_48">-</text:span></text:a></text:span><text:span text:style-name="T140_49"><text:a xlink:type="simple" xlink:href="http://imasters.com.br/artigo/17043/banco-de-dados/nosql-voce-realmente-sabe-do-que-estamos-falando"><text:span text:style-name="T140_50">do</text:span></text:a></text:span><text:span text:style-name="T140_51"><text:a xlink:type="simple" xlink:href="http://imasters.com.br/artigo/17043/banco-de-dados/nosql-voce-realmente-sabe-do-que-estamos-falando"><text:span text:style-name="T140_52">-</text:span></text:a></text:span><text:span text:style-name="T140_53"><text:a xlink:type="simple" xlink:href="http://imasters.com.br/artigo/17043/banco-de-dados/nosql-voce-realmente-sabe-do-que-estamos-falando"><text:span text:style-name="T140_54">que</text:span></text:a></text:span><text:span text:style-name="T140_55"><text:a xlink:type="simple" xlink:href="http://imasters.com.br/artigo/17043/banco-de-dados/nosql-voce-realmente-sabe-do-que-estamos-falando"><text:span text:style-name="T140_56">-</text:span></text:a></text:span><text:span text:style-name="T140_57"><text:a xlink:type="simple" xlink:href="http://imasters.com.br/artigo/17043/banco-de-dados/nosql-voce-realmente-sabe-do-que-estamos-falando"><text:span text:style-name="T140_58">estamos</text:span></text:a></text:span><text:span text:style-name="T140_59"><text:a xlink:type="simple" xlink:href="http://imasters.com.br/artigo/17043/banco-de-dados/nosql-voce-realmente-sabe-do-que-estamos-falando"><text:span text:style-name="T140_60">-</text:span></text:a></text:span><text:span text:style-name="T140_61"><text:a xlink:type="simple" xlink:href="http://imasters.com.br/artigo/17043/banco-de-dados/nosql-voce-realmente-sabe-do-que-estamos-falando"><text:span text:style-name="T140_62">falando</text:span></text:a></text:span></text:p>
        </text:list-item>
        <text:list-item>
          <text:p text:style-name="P141"><text:span text:style-name="T141_1"><text:a xlink:type="simple" xlink:href="http://blog.caelum.com.br/bancos-de-dados-nao-relacionais-e-o-movimento-nosql"><text:span text:style-name="T141_2">http</text:span></text:a></text:span><text:span text:style-name="T141_3"><text:a xlink:type="simple" xlink:href="http://blog.caelum.com.br/bancos-de-dados-nao-relacionais-e-o-movimento-nosql"><text:span text:style-name="T141_4">://</text:span></text:a></text:span><text:span text:style-name="T141_5"><text:a xlink:type="simple" xlink:href="http://blog.caelum.com.br/bancos-de-dados-nao-relacionais-e-o-movimento-nosql"><text:span text:style-name="T141_6">blog</text:span></text:a></text:span><text:span text:style-name="T141_7"><text:a xlink:type="simple" xlink:href="http://blog.caelum.com.br/bancos-de-dados-nao-relacionais-e-o-movimento-nosql"><text:span text:style-name="T141_8">.</text:span></text:a></text:span><text:span text:style-name="T141_9"><text:a xlink:type="simple" xlink:href="http://blog.caelum.com.br/bancos-de-dados-nao-relacionais-e-o-movimento-nosql"><text:span text:style-name="T141_10">caelum</text:span></text:a></text:span><text:span text:style-name="T141_11"><text:a xlink:type="simple" xlink:href="http://blog.caelum.com.br/bancos-de-dados-nao-relacionais-e-o-movimento-nosql"><text:span text:style-name="T141_12">.</text:span></text:a></text:span><text:span text:style-name="T141_13"><text:a xlink:type="simple" xlink:href="http://blog.caelum.com.br/bancos-de-dados-nao-relacionais-e-o-movimento-nosql"><text:span text:style-name="T141_14">com</text:span></text:a></text:span><text:span text:style-name="T141_15"><text:a xlink:type="simple" xlink:href="http://blog.caelum.com.br/bancos-de-dados-nao-relacionais-e-o-movimento-nosql"><text:span text:style-name="T141_16">.</text:span></text:a></text:span><text:span text:style-name="T141_17"><text:a xlink:type="simple" xlink:href="http://blog.caelum.com.br/bancos-de-dados-nao-relacionais-e-o-movimento-nosql"><text:span text:style-name="T141_18">br</text:span></text:a></text:span><text:span text:style-name="T141_19"><text:a xlink:type="simple" xlink:href="http://blog.caelum.com.br/bancos-de-dados-nao-relacionais-e-o-movimento-nosql"><text:span text:style-name="T141_20">/</text:span></text:a></text:span><text:span text:style-name="T141_21"><text:a xlink:type="simple" xlink:href="http://blog.caelum.com.br/bancos-de-dados-nao-relacionais-e-o-movimento-nosql"><text:span text:style-name="T141_22">bancos</text:span></text:a></text:span><text:span text:style-name="T141_23"><text:a xlink:type="simple" xlink:href="http://blog.caelum.com.br/bancos-de-dados-nao-relacionais-e-o-movimento-nosql"><text:span text:style-name="T141_24">-</text:span></text:a></text:span><text:span text:style-name="T141_25"><text:a xlink:type="simple" xlink:href="http://blog.caelum.com.br/bancos-de-dados-nao-relacionais-e-o-movimento-nosql"><text:span text:style-name="T141_26">de</text:span></text:a></text:span><text:span text:style-name="T141_27"><text:a xlink:type="simple" xlink:href="http://blog.caelum.com.br/bancos-de-dados-nao-relacionais-e-o-movimento-nosql"><text:span text:style-name="T141_28">-</text:span></text:a></text:span><text:span text:style-name="T141_29"><text:a xlink:type="simple" xlink:href="http://blog.caelum.com.br/bancos-de-dados-nao-relacionais-e-o-movimento-nosql"><text:span text:style-name="T141_30">dados</text:span></text:a></text:span><text:span text:style-name="T141_31"><text:a xlink:type="simple" xlink:href="http://blog.caelum.com.br/bancos-de-dados-nao-relacionais-e-o-movimento-nosql"><text:span text:style-name="T141_32">-</text:span></text:a></text:span><text:span text:style-name="T141_33"><text:a xlink:type="simple" xlink:href="http://blog.caelum.com.br/bancos-de-dados-nao-relacionais-e-o-movimento-nosql"><text:span text:style-name="T141_34">nao</text:span></text:a></text:span><text:span text:style-name="T141_35"><text:a xlink:type="simple" xlink:href="http://blog.caelum.com.br/bancos-de-dados-nao-relacionais-e-o-movimento-nosql"><text:span text:style-name="T141_36">-</text:span></text:a></text:span><text:span text:style-name="T141_37"><text:a xlink:type="simple" xlink:href="http://blog.caelum.com.br/bancos-de-dados-nao-relacionais-e-o-movimento-nosql"><text:span text:style-name="T141_38">relacionais</text:span></text:a></text:span><text:span text:style-name="T141_39"><text:a xlink:type="simple" xlink:href="http://blog.caelum.com.br/bancos-de-dados-nao-relacionais-e-o-movimento-nosql"><text:span text:style-name="T141_40">-</text:span></text:a></text:span><text:span text:style-name="T141_41"><text:a xlink:type="simple" xlink:href="http://blog.caelum.com.br/bancos-de-dados-nao-relacionais-e-o-movimento-nosql"><text:span text:style-name="T141_42">e</text:span></text:a></text:span><text:span text:style-name="T141_43"><text:a xlink:type="simple" xlink:href="http://blog.caelum.com.br/bancos-de-dados-nao-relacionais-e-o-movimento-nosql"><text:span text:style-name="T141_44">-</text:span></text:a></text:span><text:span text:style-name="T141_45"><text:a xlink:type="simple" xlink:href="http://blog.caelum.com.br/bancos-de-dados-nao-relacionais-e-o-movimento-nosql"><text:span text:style-name="T141_46">o</text:span></text:a></text:span><text:span text:style-name="T141_47"><text:a xlink:type="simple" xlink:href="http://blog.caelum.com.br/bancos-de-dados-nao-relacionais-e-o-movimento-nosql"><text:span text:style-name="T141_48">-</text:span></text:a></text:span><text:span text:style-name="T141_49"><text:a xlink:type="simple" xlink:href="http://blog.caelum.com.br/bancos-de-dados-nao-relacionais-e-o-movimento-nosql"><text:span text:style-name="T141_50">movimento</text:span></text:a></text:span><text:span text:style-name="T141_51"><text:a xlink:type="simple" xlink:href="http://blog.caelum.com.br/bancos-de-dados-nao-relacionais-e-o-movimento-nosql"><text:span text:style-name="T141_52">-</text:span></text:a></text:span><text:span text:style-name="T141_53"><text:a xlink:type="simple" xlink:href="http://blog.caelum.com.br/bancos-de-dados-nao-relacionais-e-o-movimento-nosql"><text:span text:style-name="T141_54">nosql</text:span></text:a></text:span></text:p>
        </text:list-item>
        <text:list-item>
          <text:p text:style-name="P142"><text:span text:style-name="T142_1"><text:a xlink:type="simple" xlink:href="http://nosql-database.org"><text:span text:style-name="T142_2">http</text:span></text:a></text:span><text:span text:style-name="T142_3"><text:a xlink:type="simple" xlink:href="http://nosql-database.org"><text:span text:style-name="T142_4">://</text:span></text:a></text:span><text:span text:style-name="T142_5"><text:a xlink:type="simple" xlink:href="http://nosql-database.org"><text:span text:style-name="T142_6">nosql</text:span></text:a></text:span><text:span text:style-name="T142_7"><text:a xlink:type="simple" xlink:href="http://nosql-database.org"><text:span text:style-name="T142_8">-</text:span></text:a></text:span><text:span text:style-name="T142_9"><text:a xlink:type="simple" xlink:href="http://nosql-database.org"><text:span text:style-name="T142_10">database</text:span></text:a></text:span><text:span text:style-name="T142_11"><text:a xlink:type="simple" xlink:href="http://nosql-database.org"><text:span text:style-name="T142_12">.</text:span></text:a></text:span><text:span text:style-name="T142_13"><text:a xlink:type="simple" xlink:href="http://nosql-database.org"><text:span text:style-name="T142_14">org</text:span></text:a></text:span></text:p>
        </text:list-item>
        <text:list-item>
          <text:p text:style-name="P143"><text:span text:style-name="T143_1"><text:a xlink:type="simple" xlink:href="http://oracle.com/technetwork/products/nosqldb/overview/index.html"><text:span text:style-name="T143_2">http</text:span></text:a></text:span><text:span text:style-name="T143_3"><text:a xlink:type="simple" xlink:href="http://oracle.com/technetwork/products/nosqldb/overview/index.html"><text:span text:style-name="T143_4">://</text:span></text:a></text:span><text:span text:style-name="T143_5"><text:a xlink:type="simple" xlink:href="http://oracle.com/technetwork/products/nosqldb/overview/index.html"><text:span text:style-name="T143_6">oracle</text:span></text:a></text:span><text:span text:style-name="T143_7"><text:a xlink:type="simple" xlink:href="http://oracle.com/technetwork/products/nosqldb/overview/index.html"><text:span text:style-name="T143_8">.</text:span></text:a></text:span><text:span text:style-name="T143_9"><text:a xlink:type="simple" xlink:href="http://oracle.com/technetwork/products/nosqldb/overview/index.html"><text:span text:style-name="T143_10">com</text:span></text:a></text:span><text:span text:style-name="T143_11"><text:a xlink:type="simple" xlink:href="http://oracle.com/technetwork/products/nosqldb/overview/index.html"><text:span text:style-name="T143_12">/</text:span></text:a></text:span><text:span text:style-name="T143_13"><text:a xlink:type="simple" xlink:href="http://oracle.com/technetwork/products/nosqldb/overview/index.html"><text:span text:style-name="T143_14">technetwork</text:span></text:a></text:span><text:span text:style-name="T143_15"><text:a xlink:type="simple" xlink:href="http://oracle.com/technetwork/products/nosqldb/overview/index.html"><text:span text:style-name="T143_16">/</text:span></text:a></text:span><text:span text:style-name="T143_17"><text:a xlink:type="simple" xlink:href="http://oracle.com/technetwork/products/nosqldb/overview/index.html"><text:span text:style-name="T143_18">products</text:span></text:a></text:span><text:span text:style-name="T143_19"><text:a xlink:type="simple" xlink:href="http://oracle.com/technetwork/products/nosqldb/overview/index.html"><text:span text:style-name="T143_20">/</text:span></text:a></text:span><text:span text:style-name="T143_21"><text:a xlink:type="simple" xlink:href="http://oracle.com/technetwork/products/nosqldb/overview/index.html"><text:span text:style-name="T143_22">nosqldb</text:span></text:a></text:span><text:span text:style-name="T143_23"><text:a xlink:type="simple" xlink:href="http://oracle.com/technetwork/products/nosqldb/overview/index.html"><text:span text:style-name="T143_24">/</text:span></text:a></text:span><text:span text:style-name="T143_25"><text:a xlink:type="simple" xlink:href="http://oracle.com/technetwork/products/nosqldb/overview/index.html"><text:span text:style-name="T143_26">overview</text:span></text:a></text:span><text:span text:style-name="T143_27"><text:a xlink:type="simple" xlink:href="http://oracle.com/technetwork/products/nosqldb/overview/index.html"><text:span text:style-name="T143_28">/</text:span></text:a></text:span><text:span text:style-name="T143_29"><text:a xlink:type="simple" xlink:href="http://oracle.com/technetwork/products/nosqldb/overview/index.html"><text:span text:style-name="T143_30">index</text:span></text:a></text:span><text:span text:style-name="T143_31"><text:a xlink:type="simple" xlink:href="http://oracle.com/technetwork/products/nosqldb/overview/index.html"><text:span text:style-name="T143_32">.</text:span></text:a></text:span><text:span text:style-name="T143_33"><text:a xlink:type="simple" xlink:href="http://oracle.com/technetwork/products/nosqldb/overview/index.html"><text:span text:style-name="T143_34">html</text:span></text:a></text:span></text:p>
        </text:list-item>
        <text:list-item>
          <text:p text:style-name="P144"><text:span text:style-name="T144_1"><text:a xlink:type="simple" xlink:href="https://en.wikipedia.org/wiki/NoSQL"><text:span text:style-name="T144_2">https</text:span></text:a></text:span><text:span text:style-name="T144_3"><text:a xlink:type="simple" xlink:href="https://en.wikipedia.org/wiki/NoSQL"><text:span text:style-name="T144_4">://</text:span></text:a></text:span><text:span text:style-name="T144_5"><text:a xlink:type="simple" xlink:href="https://en.wikipedia.org/wiki/NoSQL"><text:span text:style-name="T144_6">en</text:span></text:a></text:span><text:span text:style-name="T144_7"><text:a xlink:type="simple" xlink:href="https://en.wikipedia.org/wiki/NoSQL"><text:span text:style-name="T144_8">.</text:span></text:a></text:span><text:span text:style-name="T144_9"><text:a xlink:type="simple" xlink:href="https://en.wikipedia.org/wiki/NoSQL"><text:span text:style-name="T144_10">wikipedia</text:span></text:a></text:span><text:span text:style-name="T144_11"><text:a xlink:type="simple" xlink:href="https://en.wikipedia.org/wiki/NoSQL"><text:span text:style-name="T144_12">.</text:span></text:a></text:span><text:span text:style-name="T144_13"><text:a xlink:type="simple" xlink:href="https://en.wikipedia.org/wiki/NoSQL"><text:span text:style-name="T144_14">org</text:span></text:a></text:span><text:span text:style-name="T144_15"><text:a xlink:type="simple" xlink:href="https://en.wikipedia.org/wiki/NoSQL"><text:span text:style-name="T144_16">/</text:span></text:a></text:span><text:span text:style-name="T144_17"><text:a xlink:type="simple" xlink:href="https://en.wikipedia.org/wiki/NoSQL"><text:span text:style-name="T144_18">wiki</text:span></text:a></text:span><text:span text:style-name="T144_19"><text:a xlink:type="simple" xlink:href="https://en.wikipedia.org/wiki/NoSQL"><text:span text:style-name="T144_20">/</text:span></text:a></text:span><text:span text:style-name="T144_21"><text:a xlink:type="simple" xlink:href="https://en.wikipedia.org/wiki/NoSQL"><text:span text:style-name="T144_22">NoSQL</text:span></text:a></text:span></text:p>
        </text:list-item>
        <text:list-item>
          <text:p text:style-name="P145"><text:span text:style-name="T145_1"><text:a xlink:type="simple" xlink:href="http://pt.wikipedia.org/wiki/NoSQL"><text:span text:style-name="T145_2">http</text:span></text:a></text:span><text:span text:style-name="T145_3"><text:a xlink:type="simple" xlink:href="http://pt.wikipedia.org/wiki/NoSQL"><text:span text:style-name="T145_4">://</text:span></text:a></text:span><text:span text:style-name="T145_5"><text:a xlink:type="simple" xlink:href="http://pt.wikipedia.org/wiki/NoSQL"><text:span text:style-name="T145_6">pt</text:span></text:a></text:span><text:span text:style-name="T145_7"><text:a xlink:type="simple" xlink:href="http://pt.wikipedia.org/wiki/NoSQL"><text:span text:style-name="T145_8">.</text:span></text:a></text:span><text:span text:style-name="T145_9"><text:a xlink:type="simple" xlink:href="http://pt.wikipedia.org/wiki/NoSQL"><text:span text:style-name="T145_10">wikipedia</text:span></text:a></text:span><text:span text:style-name="T145_11"><text:a xlink:type="simple" xlink:href="http://pt.wikipedia.org/wiki/NoSQL"><text:span text:style-name="T145_12">.</text:span></text:a></text:span><text:span text:style-name="T145_13"><text:a xlink:type="simple" xlink:href="http://pt.wikipedia.org/wiki/NoSQL"><text:span text:style-name="T145_14">org</text:span></text:a></text:span><text:span text:style-name="T145_15"><text:a xlink:type="simple" xlink:href="http://pt.wikipedia.org/wiki/NoSQL"><text:span text:style-name="T145_16">/</text:span></text:a></text:span><text:span text:style-name="T145_17"><text:a xlink:type="simple" xlink:href="http://pt.wikipedia.org/wiki/NoSQL"><text:span text:style-name="T145_18">wiki</text:span></text:a></text:span><text:span text:style-name="T145_19"><text:a xlink:type="simple" xlink:href="http://pt.wikipedia.org/wiki/NoSQL"><text:span text:style-name="T145_20">/</text:span></text:a></text:span><text:span text:style-name="T145_21"><text:a xlink:type="simple" xlink:href="http://pt.wikipedia.org/wiki/NoSQL"><text:span text:style-name="T145_22">NoSQL</text:span></text:a></text:span></text:p>
        </text:list-item>
        <text:list-item>
          <text:p text:style-name="P146"><text:span text:style-name="T146_1"><text:a xlink:type="simple" xlink:href="http://fxplabs.com.br/blog/nosql-conceito-de-banco-de-dados-nao-relacional"><text:span text:style-name="T146_2">http</text:span></text:a></text:span><text:span text:style-name="T146_3"><text:a xlink:type="simple" xlink:href="http://fxplabs.com.br/blog/nosql-conceito-de-banco-de-dados-nao-relacional"><text:span text:style-name="T146_4">://</text:span></text:a></text:span><text:span text:style-name="T146_5"><text:a xlink:type="simple" xlink:href="http://fxplabs.com.br/blog/nosql-conceito-de-banco-de-dados-nao-relacional"><text:span text:style-name="T146_6">fxplabs</text:span></text:a></text:span><text:span text:style-name="T146_7"><text:a xlink:type="simple" xlink:href="http://fxplabs.com.br/blog/nosql-conceito-de-banco-de-dados-nao-relacional"><text:span text:style-name="T146_8">.</text:span></text:a></text:span><text:span text:style-name="T146_9"><text:a xlink:type="simple" xlink:href="http://fxplabs.com.br/blog/nosql-conceito-de-banco-de-dados-nao-relacional"><text:span text:style-name="T146_10">com</text:span></text:a></text:span><text:span text:style-name="T146_11"><text:a xlink:type="simple" xlink:href="http://fxplabs.com.br/blog/nosql-conceito-de-banco-de-dados-nao-relacional"><text:span text:style-name="T146_12">.</text:span></text:a></text:span><text:span text:style-name="T146_13"><text:a xlink:type="simple" xlink:href="http://fxplabs.com.br/blog/nosql-conceito-de-banco-de-dados-nao-relacional"><text:span text:style-name="T146_14">br</text:span></text:a></text:span><text:span text:style-name="T146_15"><text:a xlink:type="simple" xlink:href="http://fxplabs.com.br/blog/nosql-conceito-de-banco-de-dados-nao-relacional"><text:span text:style-name="T146_16">/</text:span></text:a></text:span><text:span text:style-name="T146_17"><text:a xlink:type="simple" xlink:href="http://fxplabs.com.br/blog/nosql-conceito-de-banco-de-dados-nao-relacional"><text:span text:style-name="T146_18">blog</text:span></text:a></text:span><text:span text:style-name="T146_19"><text:a xlink:type="simple" xlink:href="http://fxplabs.com.br/blog/nosql-conceito-de-banco-de-dados-nao-relacional"><text:span text:style-name="T146_20">/</text:span></text:a></text:span><text:span text:style-name="T146_21"><text:a xlink:type="simple" xlink:href="http://fxplabs.com.br/blog/nosql-conceito-de-banco-de-dados-nao-relacional"><text:span text:style-name="T146_22">nosql</text:span></text:a></text:span><text:span text:style-name="T146_23"><text:a xlink:type="simple" xlink:href="http://fxplabs.com.br/blog/nosql-conceito-de-banco-de-dados-nao-relacional"><text:span text:style-name="T146_24">-</text:span></text:a></text:span><text:span text:style-name="T146_25"><text:a xlink:type="simple" xlink:href="http://fxplabs.com.br/blog/nosql-conceito-de-banco-de-dados-nao-relacional"><text:span text:style-name="T146_26">conceito</text:span></text:a></text:span><text:span text:style-name="T146_27"><text:a xlink:type="simple" xlink:href="http://fxplabs.com.br/blog/nosql-conceito-de-banco-de-dados-nao-relacional"><text:span text:style-name="T146_28">-</text:span></text:a></text:span><text:span text:style-name="T146_29"><text:a xlink:type="simple" xlink:href="http://fxplabs.com.br/blog/nosql-conceito-de-banco-de-dados-nao-relacional"><text:span text:style-name="T146_30">de</text:span></text:a></text:span><text:span text:style-name="T146_31"><text:a xlink:type="simple" xlink:href="http://fxplabs.com.br/blog/nosql-conceito-de-banco-de-dados-nao-relacional"><text:span text:style-name="T146_32">-</text:span></text:a></text:span><text:span text:style-name="T146_33"><text:a xlink:type="simple" xlink:href="http://fxplabs.com.br/blog/nosql-conceito-de-banco-de-dados-nao-relacional"><text:span text:style-name="T146_34">banco</text:span></text:a></text:span><text:span text:style-name="T146_35"><text:a xlink:type="simple" xlink:href="http://fxplabs.com.br/blog/nosql-conceito-de-banco-de-dados-nao-relacional"><text:span text:style-name="T146_36">-</text:span></text:a></text:span><text:span text:style-name="T146_37"><text:a xlink:type="simple" xlink:href="http://fxplabs.com.br/blog/nosql-conceito-de-banco-de-dados-nao-relacional"><text:span text:style-name="T146_38">de</text:span></text:a></text:span><text:span text:style-name="T146_39"><text:a xlink:type="simple" xlink:href="http://fxplabs.com.br/blog/nosql-conceito-de-banco-de-dados-nao-relacional"><text:span text:style-name="T146_40">-</text:span></text:a></text:span><text:span text:style-name="T146_41"><text:a xlink:type="simple" xlink:href="http://fxplabs.com.br/blog/nosql-conceito-de-banco-de-dados-nao-relacional"><text:span text:style-name="T146_42">dados</text:span></text:a></text:span><text:span text:style-name="T146_43"><text:a xlink:type="simple" xlink:href="http://fxplabs.com.br/blog/nosql-conceito-de-banco-de-dados-nao-relacional"><text:span text:style-name="T146_44">-</text:span></text:a></text:span><text:span text:style-name="T146_45"><text:a xlink:type="simple" xlink:href="http://fxplabs.com.br/blog/nosql-conceito-de-banco-de-dados-nao-relacional"><text:span text:style-name="T146_46">nao</text:span></text:a></text:span><text:span text:style-name="T146_47"><text:a xlink:type="simple" xlink:href="http://fxplabs.com.br/blog/nosql-conceito-de-banco-de-dados-nao-relacional"><text:span text:style-name="T146_48">-</text:span></text:a></text:span><text:span text:style-name="T146_49"><text:a xlink:type="simple" xlink:href="http://fxplabs.com.br/blog/nosql-conceito-de-banco-de-dados-nao-relacional"><text:span text:style-name="T146_50">relacional</text:span></text:a></text:span></text:p>
        </text:list-item>
        <text:list-item>
          <text:p text:style-name="P147"><text:span text:style-name="T147_1"><text:a xlink:type="simple" xlink:href="http://slideshare.net/jornaljava/banco-de-dados-nosql-jornaljava"><text:span text:style-name="T147_2">http</text:span></text:a></text:span><text:span text:style-name="T147_3"><text:a xlink:type="simple" xlink:href="http://slideshare.net/jornaljava/banco-de-dados-nosql-jornaljava"><text:span text:style-name="T147_4">://</text:span></text:a></text:span><text:span text:style-name="T147_5"><text:a xlink:type="simple" xlink:href="http://slideshare.net/jornaljava/banco-de-dados-nosql-jornaljava"><text:span text:style-name="T147_6">slideshare</text:span></text:a></text:span><text:span text:style-name="T147_7"><text:a xlink:type="simple" xlink:href="http://slideshare.net/jornaljava/banco-de-dados-nosql-jornaljava"><text:span text:style-name="T147_8">.</text:span></text:a></text:span><text:span text:style-name="T147_9"><text:a xlink:type="simple" xlink:href="http://slideshare.net/jornaljava/banco-de-dados-nosql-jornaljava"><text:span text:style-name="T147_10">net</text:span></text:a></text:span><text:span text:style-name="T147_11"><text:a xlink:type="simple" xlink:href="http://slideshare.net/jornaljava/banco-de-dados-nosql-jornaljava"><text:span text:style-name="T147_12">/</text:span></text:a></text:span><text:span text:style-name="T147_13"><text:a xlink:type="simple" xlink:href="http://slideshare.net/jornaljava/banco-de-dados-nosql-jornaljava"><text:span text:style-name="T147_14">jornaljava</text:span></text:a></text:span><text:span text:style-name="T147_15"><text:a xlink:type="simple" xlink:href="http://slideshare.net/jornaljava/banco-de-dados-nosql-jornaljava"><text:span text:style-name="T147_16">/</text:span></text:a></text:span><text:span text:style-name="T147_17"><text:a xlink:type="simple" xlink:href="http://slideshare.net/jornaljava/banco-de-dados-nosql-jornaljava"><text:span text:style-name="T147_18">banco</text:span></text:a></text:span><text:span text:style-name="T147_19"><text:a xlink:type="simple" xlink:href="http://slideshare.net/jornaljava/banco-de-dados-nosql-jornaljava"><text:span text:style-name="T147_20">-</text:span></text:a></text:span><text:span text:style-name="T147_21"><text:a xlink:type="simple" xlink:href="http://slideshare.net/jornaljava/banco-de-dados-nosql-jornaljava"><text:span text:style-name="T147_22">de</text:span></text:a></text:span><text:span text:style-name="T147_23"><text:a xlink:type="simple" xlink:href="http://slideshare.net/jornaljava/banco-de-dados-nosql-jornaljava"><text:span text:style-name="T147_24">-</text:span></text:a></text:span><text:span text:style-name="T147_25"><text:a xlink:type="simple" xlink:href="http://slideshare.net/jornaljava/banco-de-dados-nosql-jornaljava"><text:span text:style-name="T147_26">dados</text:span></text:a></text:span><text:span text:style-name="T147_27"><text:a xlink:type="simple" xlink:href="http://slideshare.net/jornaljava/banco-de-dados-nosql-jornaljava"><text:span text:style-name="T147_28">-</text:span></text:a></text:span><text:span text:style-name="T147_29"><text:a xlink:type="simple" xlink:href="http://slideshare.net/jornaljava/banco-de-dados-nosql-jornaljava"><text:span text:style-name="T147_30">nosql</text:span></text:a></text:span><text:span text:style-name="T147_31"><text:a xlink:type="simple" xlink:href="http://slideshare.net/jornaljava/banco-de-dados-nosql-jornaljava"><text:span text:style-name="T147_32">-</text:span></text:a></text:span><text:span text:style-name="T147_33"><text:a xlink:type="simple" xlink:href="http://slideshare.net/jornaljava/banco-de-dados-nosql-jornaljava"><text:span text:style-name="T147_34">jornaljava</text:span></text:a></text:span></text:p>
        </text:list-item>
        <text:list-item>
          <text:p text:style-name="P148"><text:span text:style-name="T148_1"><text:a xlink:type="simple" xlink:href="http://www.aerospike.com/what-is-a-nosql-key-value-store/"><text:span text:style-name="T148_2">http</text:span></text:a></text:span><text:span text:style-name="T148_3"><text:a xlink:type="simple" xlink:href="http://www.aerospike.com/what-is-a-nosql-key-value-store/"><text:span text:style-name="T148_4">://</text:span></text:a></text:span><text:span text:style-name="T148_5"><text:a xlink:type="simple" xlink:href="http://www.aerospike.com/what-is-a-nosql-key-value-store/"><text:span text:style-name="T148_6">www</text:span></text:a></text:span><text:span text:style-name="T148_7"><text:a xlink:type="simple" xlink:href="http://www.aerospike.com/what-is-a-nosql-key-value-store/"><text:span text:style-name="T148_8">.</text:span></text:a></text:span><text:span text:style-name="T148_9"><text:a xlink:type="simple" xlink:href="http://www.aerospike.com/what-is-a-nosql-key-value-store/"><text:span text:style-name="T148_10">aerospike</text:span></text:a></text:span><text:span text:style-name="T148_11"><text:a xlink:type="simple" xlink:href="http://www.aerospike.com/what-is-a-nosql-key-value-store/"><text:span text:style-name="T148_12">.</text:span></text:a></text:span><text:span text:style-name="T148_13"><text:a xlink:type="simple" xlink:href="http://www.aerospike.com/what-is-a-nosql-key-value-store/"><text:span text:style-name="T148_14">com</text:span></text:a></text:span><text:span text:style-name="T148_15"><text:a xlink:type="simple" xlink:href="http://www.aerospike.com/what-is-a-nosql-key-value-store/"><text:span text:style-name="T148_16">/</text:span></text:a></text:span><text:span text:style-name="T148_17"><text:a xlink:type="simple" xlink:href="http://www.aerospike.com/what-is-a-nosql-key-value-store/"><text:span text:style-name="T148_18">what</text:span></text:a></text:span><text:span text:style-name="T148_19"><text:a xlink:type="simple" xlink:href="http://www.aerospike.com/what-is-a-nosql-key-value-store/"><text:span text:style-name="T148_20">-</text:span></text:a></text:span><text:span text:style-name="T148_21"><text:a xlink:type="simple" xlink:href="http://www.aerospike.com/what-is-a-nosql-key-value-store/"><text:span text:style-name="T148_22">is</text:span></text:a></text:span><text:span text:style-name="T148_23"><text:a xlink:type="simple" xlink:href="http://www.aerospike.com/what-is-a-nosql-key-value-store/"><text:span text:style-name="T148_24">-</text:span></text:a></text:span><text:span text:style-name="T148_25"><text:a xlink:type="simple" xlink:href="http://www.aerospike.com/what-is-a-nosql-key-value-store/"><text:span text:style-name="T148_26">a</text:span></text:a></text:span><text:span text:style-name="T148_27"><text:a xlink:type="simple" xlink:href="http://www.aerospike.com/what-is-a-nosql-key-value-store/"><text:span text:style-name="T148_28">-</text:span></text:a></text:span><text:span text:style-name="T148_29"><text:a xlink:type="simple" xlink:href="http://www.aerospike.com/what-is-a-nosql-key-value-store/"><text:span text:style-name="T148_30">nosql</text:span></text:a></text:span><text:span text:style-name="T148_31"><text:a xlink:type="simple" xlink:href="http://www.aerospike.com/what-is-a-nosql-key-value-store/"><text:span text:style-name="T148_32">-</text:span></text:a></text:span><text:span text:style-name="T148_33"><text:a xlink:type="simple" xlink:href="http://www.aerospike.com/what-is-a-nosql-key-value-store/"><text:span text:style-name="T148_34">key</text:span></text:a></text:span><text:span text:style-name="T148_35"><text:a xlink:type="simple" xlink:href="http://www.aerospike.com/what-is-a-nosql-key-value-store/"><text:span text:style-name="T148_36">-</text:span></text:a></text:span><text:span text:style-name="T148_37"><text:a xlink:type="simple" xlink:href="http://www.aerospike.com/what-is-a-nosql-key-value-store/"><text:span text:style-name="T148_38">value</text:span></text:a></text:span><text:span text:style-name="T148_39"><text:a xlink:type="simple" xlink:href="http://www.aerospike.com/what-is-a-nosql-key-value-store/"><text:span text:style-name="T148_40">-</text:span></text:a></text:span><text:span text:style-name="T148_41"><text:a xlink:type="simple" xlink:href="http://www.aerospike.com/what-is-a-nosql-key-value-store/"><text:span text:style-name="T148_42">store</text:span></text:a></text:span><text:span text:style-name="T148_43"><text:a xlink:type="simple" xlink:href="http://www.aerospike.com/what-is-a-nosql-key-value-store/"><text:span text:style-name="T148_44">/</text:span></text:a></text:span></text:p>
        </text:list-item>
      </text:list>
      <text:h text:style-name="P149" text:outline-level="10"><text:bookmark-start text:name="h.xcx8cyu66hor"/><text:bookmark-end text:name="h.xcx8cyu66hor"/><text:span text:style-name="T149_1">Referências</text:span><text:span text:style-name="T149_2"><text:s/></text:span><text:span text:style-name="T149_3">sobre</text:span><text:span text:style-name="T149_4"><text:s/></text:span><text:span text:style-name="T149_5">CouchDB</text:span></text:h>
      <text:list text:style-name="LS8" xml:id="list71">
        <text:list-item>
          <text:p text:style-name="P150"><text:span text:style-name="T150_1"><text:a xlink:type="simple" xlink:href="http://couchdb.apache.org"><text:span text:style-name="T150_2">http</text:span></text:a></text:span><text:span text:style-name="T150_3"><text:a xlink:type="simple" xlink:href="http://couchdb.apache.org"><text:span text:style-name="T150_4">://</text:span></text:a></text:span><text:span text:style-name="T150_5"><text:a xlink:type="simple" xlink:href="http://couchdb.apache.org"><text:span text:style-name="T150_6">couchdb</text:span></text:a></text:span><text:span text:style-name="T150_7"><text:a xlink:type="simple" xlink:href="http://couchdb.apache.org"><text:span text:style-name="T150_8">.</text:span></text:a></text:span><text:span text:style-name="T150_9"><text:a xlink:type="simple" xlink:href="http://couchdb.apache.org"><text:span text:style-name="T150_10">apache</text:span></text:a></text:span><text:span text:style-name="T150_11"><text:a xlink:type="simple" xlink:href="http://couchdb.apache.org"><text:span text:style-name="T150_12">.</text:span></text:a></text:span><text:span text:style-name="T150_13"><text:a xlink:type="simple" xlink:href="http://couchdb.apache.org"><text:span text:style-name="T150_14">org</text:span></text:a></text:span></text:p>
        </text:list-item>
        <text:list-item>
          <text:p text:style-name="P151"><text:span text:style-name="T151_1"><text:a xlink:type="simple" xlink:href="http://docs.couchdb.org/"><text:span text:style-name="T151_2">http</text:span></text:a></text:span><text:span text:style-name="T151_3"><text:a xlink:type="simple" xlink:href="http://docs.couchdb.org/"><text:span text:style-name="T151_4">://</text:span></text:a></text:span><text:span text:style-name="T151_5"><text:a xlink:type="simple" xlink:href="http://docs.couchdb.org/"><text:span text:style-name="T151_6">docs</text:span></text:a></text:span><text:span text:style-name="T151_7"><text:a xlink:type="simple" xlink:href="http://docs.couchdb.org/"><text:span text:style-name="T151_8">.</text:span></text:a></text:span><text:span text:style-name="T151_9"><text:a xlink:type="simple" xlink:href="http://docs.couchdb.org/"><text:span text:style-name="T151_10">couchdb</text:span></text:a></text:span><text:span text:style-name="T151_11"><text:a xlink:type="simple" xlink:href="http://docs.couchdb.org/"><text:span text:style-name="T151_12">.</text:span></text:a></text:span><text:span text:style-name="T151_13"><text:a xlink:type="simple" xlink:href="http://docs.couchdb.org/"><text:span text:style-name="T151_14">org</text:span></text:a></text:span></text:p>
        </text:list-item>
        <text:list-item>
          <text:p text:style-name="P152"><text:span text:style-name="T152_1"><text:a xlink:type="simple" xlink:href="http://guide.couchdb.org"><text:span text:style-name="T152_2">http</text:span></text:a></text:span><text:span text:style-name="T152_3"><text:a xlink:type="simple" xlink:href="http://guide.couchdb.org"><text:span text:style-name="T152_4">://</text:span></text:a></text:span><text:span text:style-name="T152_5"><text:a xlink:type="simple" xlink:href="http://guide.couchdb.org"><text:span text:style-name="T152_6">guide</text:span></text:a></text:span><text:span text:style-name="T152_7"><text:a xlink:type="simple" xlink:href="http://guide.couchdb.org"><text:span text:style-name="T152_8">.</text:span></text:a></text:span><text:span text:style-name="T152_9"><text:a xlink:type="simple" xlink:href="http://guide.couchdb.org"><text:span text:style-name="T152_10">couchdb</text:span></text:a></text:span><text:span text:style-name="T152_11"><text:a xlink:type="simple" xlink:href="http://guide.couchdb.org"><text:span text:style-name="T152_12">.</text:span></text:a></text:span><text:span text:style-name="T152_13"><text:a xlink:type="simple" xlink:href="http://guide.couchdb.org"><text:span text:style-name="T152_14">org</text:span></text:a></text:span></text:p>
        </text:list-item>
        <text:list-item>
          <text:p text:style-name="P153"><text:span text:style-name="T153_1"><text:a xlink:type="simple" xlink:href="http://guide.couchdb.org/draft/"><text:span text:style-name="T153_2">http</text:span></text:a></text:span><text:span text:style-name="T153_3"><text:a xlink:type="simple" xlink:href="http://guide.couchdb.org/draft/"><text:span text:style-name="T153_4">://</text:span></text:a></text:span><text:span text:style-name="T153_5"><text:a xlink:type="simple" xlink:href="http://guide.couchdb.org/draft/"><text:span text:style-name="T153_6">guide</text:span></text:a></text:span><text:span text:style-name="T153_7"><text:a xlink:type="simple" xlink:href="http://guide.couchdb.org/draft/"><text:span text:style-name="T153_8">.</text:span></text:a></text:span><text:span text:style-name="T153_9"><text:a xlink:type="simple" xlink:href="http://guide.couchdb.org/draft/"><text:span text:style-name="T153_10">couchdb</text:span></text:a></text:span><text:span text:style-name="T153_11"><text:a xlink:type="simple" xlink:href="http://guide.couchdb.org/draft/"><text:span text:style-name="T153_12">.</text:span></text:a></text:span><text:span text:style-name="T153_13"><text:a xlink:type="simple" xlink:href="http://guide.couchdb.org/draft/"><text:span text:style-name="T153_14">org</text:span></text:a></text:span><text:span text:style-name="T153_15"><text:a xlink:type="simple" xlink:href="http://guide.couchdb.org/draft/"><text:span text:style-name="T153_16">/</text:span></text:a></text:span><text:span text:style-name="T153_17"><text:a xlink:type="simple" xlink:href="http://guide.couchdb.org/draft/"><text:span text:style-name="T153_18">draft</text:span></text:a></text:span><text:span text:style-name="T153_19"><text:a xlink:type="simple" xlink:href="http://guide.couchdb.org/draft/"><text:span text:style-name="T153_20">/</text:span></text:a></text:span></text:p>
        </text:list-item>
        <text:list-item>
          <text:p text:style-name="P154"><text:span text:style-name="T154_1"><text:a xlink:type="simple" xlink:href="http://wiki.apache.org/couchdb/"><text:span text:style-name="T154_2">http</text:span></text:a></text:span><text:span text:style-name="T154_3"><text:a xlink:type="simple" xlink:href="http://wiki.apache.org/couchdb/"><text:span text:style-name="T154_4">://</text:span></text:a></text:span><text:span text:style-name="T154_5"><text:a xlink:type="simple" xlink:href="http://wiki.apache.org/couchdb/"><text:span text:style-name="T154_6">wiki</text:span></text:a></text:span><text:span text:style-name="T154_7"><text:a xlink:type="simple" xlink:href="http://wiki.apache.org/couchdb/"><text:span text:style-name="T154_8">.</text:span></text:a></text:span><text:span text:style-name="T154_9"><text:a xlink:type="simple" xlink:href="http://wiki.apache.org/couchdb/"><text:span text:style-name="T154_10">apache</text:span></text:a></text:span><text:span text:style-name="T154_11"><text:a xlink:type="simple" xlink:href="http://wiki.apache.org/couchdb/"><text:span text:style-name="T154_12">.</text:span></text:a></text:span><text:span text:style-name="T154_13"><text:a xlink:type="simple" xlink:href="http://wiki.apache.org/couchdb/"><text:span text:style-name="T154_14">org</text:span></text:a></text:span><text:span text:style-name="T154_15"><text:a xlink:type="simple" xlink:href="http://wiki.apache.org/couchdb/"><text:span text:style-name="T154_16">/</text:span></text:a></text:span><text:span text:style-name="T154_17"><text:a xlink:type="simple" xlink:href="http://wiki.apache.org/couchdb/"><text:span text:style-name="T154_18">couchdb</text:span></text:a></text:span><text:span text:style-name="T154_19"><text:a xlink:type="simple" xlink:href="http://wiki.apache.org/couchdb/"><text:span text:style-name="T154_20">/</text:span></text:a></text:span></text:p>
        </text:list-item>
        <text:list-item>
          <text:p text:style-name="P155"><text:span text:style-name="T155_1"><text:a xlink:type="simple" xlink:href="http://pt.wikipedia.org/wiki/CouchDB"><text:span text:style-name="T155_2">http</text:span></text:a></text:span><text:span text:style-name="T155_3"><text:a xlink:type="simple" xlink:href="http://pt.wikipedia.org/wiki/CouchDB"><text:span text:style-name="T155_4">://</text:span></text:a></text:span><text:span text:style-name="T155_5"><text:a xlink:type="simple" xlink:href="http://pt.wikipedia.org/wiki/CouchDB"><text:span text:style-name="T155_6">pt</text:span></text:a></text:span><text:span text:style-name="T155_7"><text:a xlink:type="simple" xlink:href="http://pt.wikipedia.org/wiki/CouchDB"><text:span text:style-name="T155_8">.</text:span></text:a></text:span><text:span text:style-name="T155_9"><text:a xlink:type="simple" xlink:href="http://pt.wikipedia.org/wiki/CouchDB"><text:span text:style-name="T155_10">wikipedia</text:span></text:a></text:span><text:span text:style-name="T155_11"><text:a xlink:type="simple" xlink:href="http://pt.wikipedia.org/wiki/CouchDB"><text:span text:style-name="T155_12">.</text:span></text:a></text:span><text:span text:style-name="T155_13"><text:a xlink:type="simple" xlink:href="http://pt.wikipedia.org/wiki/CouchDB"><text:span text:style-name="T155_14">org</text:span></text:a></text:span><text:span text:style-name="T155_15"><text:a xlink:type="simple" xlink:href="http://pt.wikipedia.org/wiki/CouchDB"><text:span text:style-name="T155_16">/</text:span></text:a></text:span><text:span text:style-name="T155_17"><text:a xlink:type="simple" xlink:href="http://pt.wikipedia.org/wiki/CouchDB"><text:span text:style-name="T155_18">wiki</text:span></text:a></text:span><text:span text:style-name="T155_19"><text:a xlink:type="simple" xlink:href="http://pt.wikipedia.org/wiki/CouchDB"><text:span text:style-name="T155_20">/</text:span></text:a></text:span><text:span text:style-name="T155_21"><text:a xlink:type="simple" xlink:href="http://pt.wikipedia.org/wiki/CouchDB"><text:span text:style-name="T155_22">CouchDB</text:span></text:a></text:span></text:p>
        </text:list-item>
        <text:list-item>
          <text:p text:style-name="P156"><text:span text:style-name="T156_1"><text:a xlink:type="simple" xlink:href="http://ibm.com/developerworks/br/library/os-couchdb"><text:span text:style-name="T156_2">http</text:span></text:a></text:span><text:span text:style-name="T156_3"><text:a xlink:type="simple" xlink:href="http://ibm.com/developerworks/br/library/os-couchdb"><text:span text:style-name="T156_4">://</text:span></text:a></text:span><text:span text:style-name="T156_5"><text:a xlink:type="simple" xlink:href="http://ibm.com/developerworks/br/library/os-couchdb"><text:span text:style-name="T156_6">ibm</text:span></text:a></text:span><text:span text:style-name="T156_7"><text:a xlink:type="simple" xlink:href="http://ibm.com/developerworks/br/library/os-couchdb"><text:span text:style-name="T156_8">.</text:span></text:a></text:span><text:span text:style-name="T156_9"><text:a xlink:type="simple" xlink:href="http://ibm.com/developerworks/br/library/os-couchdb"><text:span text:style-name="T156_10">com</text:span></text:a></text:span><text:span text:style-name="T156_11"><text:a xlink:type="simple" xlink:href="http://ibm.com/developerworks/br/library/os-couchdb"><text:span text:style-name="T156_12">/</text:span></text:a></text:span><text:span text:style-name="T156_13"><text:a xlink:type="simple" xlink:href="http://ibm.com/developerworks/br/library/os-couchdb"><text:span text:style-name="T156_14">developerworks</text:span></text:a></text:span><text:span text:style-name="T156_15"><text:a xlink:type="simple" xlink:href="http://ibm.com/developerworks/br/library/os-couchdb"><text:span text:style-name="T156_16">/</text:span></text:a></text:span><text:span text:style-name="T156_17"><text:a xlink:type="simple" xlink:href="http://ibm.com/developerworks/br/library/os-couchdb"><text:span text:style-name="T156_18">br</text:span></text:a></text:span><text:span text:style-name="T156_19"><text:a xlink:type="simple" xlink:href="http://ibm.com/developerworks/br/library/os-couchdb"><text:span text:style-name="T156_20">/</text:span></text:a></text:span><text:span text:style-name="T156_21"><text:a xlink:type="simple" xlink:href="http://ibm.com/developerworks/br/library/os-couchdb"><text:span text:style-name="T156_22">library</text:span></text:a></text:span><text:span text:style-name="T156_23"><text:a xlink:type="simple" xlink:href="http://ibm.com/developerworks/br/library/os-couchdb"><text:span text:style-name="T156_24">/</text:span></text:a></text:span><text:span text:style-name="T156_25"><text:a xlink:type="simple" xlink:href="http://ibm.com/developerworks/br/library/os-couchdb"><text:span text:style-name="T156_26">os</text:span></text:a></text:span><text:span text:style-name="T156_27"><text:a xlink:type="simple" xlink:href="http://ibm.com/developerworks/br/library/os-couchdb"><text:span text:style-name="T156_28">-</text:span></text:a></text:span><text:span text:style-name="T156_29"><text:a xlink:type="simple" xlink:href="http://ibm.com/developerworks/br/library/os-couchdb"><text:span text:style-name="T156_30">couchdb</text:span></text:a></text:span></text:p>
        </text:list-item>
      </text:list>
      <text:h text:style-name="P157" text:outline-level="10"><text:bookmark-start text:name="h.3h6uuya1vapg"/><text:bookmark-end text:name="h.3h6uuya1vapg"/><text:span text:style-name="T157_1">Outras</text:span><text:span text:style-name="T157_2"><text:s/></text:span><text:span text:style-name="T157_3">referências</text:span></text:h>
      <text:list text:style-name="LS9" xml:id="list78">
        <text:list-item>
          <text:p text:style-name="P158"><text:span text:style-name="T158_1"><text:a xlink:type="simple" xlink:href="http://www.json.org/"><text:span text:style-name="T158_2">http</text:span></text:a></text:span><text:span text:style-name="T158_3"><text:a xlink:type="simple" xlink:href="http://www.json.org/"><text:span text:style-name="T158_4">://</text:span></text:a></text:span><text:span text:style-name="T158_5"><text:a xlink:type="simple" xlink:href="http://www.json.org/"><text:span text:style-name="T158_6">www</text:span></text:a></text:span><text:span text:style-name="T158_7"><text:a xlink:type="simple" xlink:href="http://www.json.org/"><text:span text:style-name="T158_8">.</text:span></text:a></text:span><text:span text:style-name="T158_9"><text:a xlink:type="simple" xlink:href="http://www.json.org/"><text:span text:style-name="T158_10">json</text:span></text:a></text:span><text:span text:style-name="T158_11"><text:a xlink:type="simple" xlink:href="http://www.json.org/"><text:span text:style-name="T158_12">.</text:span></text:a></text:span><text:span text:style-name="T158_13"><text:a xlink:type="simple" xlink:href="http://www.json.org/"><text:span text:style-name="T158_14">org</text:span></text:a></text:span><text:span text:style-name="T158_15"><text:a xlink:type="simple" xlink:href="http://www.json.org/"><text:span text:style-name="T158_16">/</text:span></text:a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